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" svg:font-family="'Noto Sans'" style:font-family-generic="system" style:font-pitch="variable"/>
  </office:font-face-decls>
  <office:automatic-styles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1.2917in"/>
    </style:style>
    <style:style style:name="co2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1.3654in"/>
    </style:style>
    <style:style style:name="co6" style:family="table-column">
      <style:table-column-properties fo:break-before="auto" style:column-width="1.2898in"/>
    </style:style>
    <style:style style:name="co8" style:family="table-column">
      <style:table-column-properties fo:break-before="auto" style:column-width="0.9146in"/>
    </style:style>
    <style:style style:name="co9" style:family="table-column">
      <style:table-column-properties fo:break-before="auto" style:column-width="0.8398in"/>
    </style:style>
    <style:style style:name="co10" style:family="table-column">
      <style:table-column-properties fo:break-before="auto" style:column-width="0.8854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Calculations" table:style-name="ta1">
        <table:table-column table:style-name="co10" table:number-columns-repeated="5" table:default-cell-style-name="ce5"/>
        <table:table-column table:style-name="co2" table:number-columns-repeated="16379" table:default-cell-style-name="ce5"/>
        <table:table-row table:style-name="ro1">
          <table:table-cell table:style-name="ce3" office:value-type="string" calcext:value-type="string" table:number-columns-spanned="4" table:number-rows-spanned="1">
            <text:p>Calculations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calcext:value-type="string">
            <text:p>MILP</text:p>
          </table:table-cell>
          <table:table-cell office:value-type="string" calcext:value-type="string">
            <text:p>QM</text:p>
          </table:table-cell>
          <table:table-cell office:value-type="string" calcext:value-type="string">
            <text:p>Exhaustive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Difference</text:p>
          </table:table-cell>
          <table:table-cell table:number-columns-repeated="16379"/>
        </table:table-row>
        <table:table-row table:style-name="ro1">
          <table:table-cell table:formula="of:=MAX(['milp-acc-energy-usage'.B:.B])" office:value-type="float" office:value="4237.19999999987" calcext:value-type="float">
            <text:p>4237.19999999987</text:p>
          </table:table-cell>
          <table:table-cell table:formula="of:=MAX(['qm-acc-energy-usage'.B:.B])" office:value-type="float" office:value="11971.4399999986" calcext:value-type="float">
            <text:p>11971.4399999986</text:p>
          </table:table-cell>
          <table:table-cell table:formula="of:=MAX(['sa-exhaustive-acc-energy-usage'.B:.B])" office:value-type="float" office:value="4357.984" calcext:value-type="float">
            <text:p>4357.984</text:p>
          </table:table-cell>
          <table:table-cell table:formula="of:=MAX(['sa-quick-acc-energy-usage'.B:.B])" office:value-type="float" office:value="10227.5999999995" calcext:value-type="float">
            <text:p>10227.5999999995</text:p>
          </table:table-cell>
          <table:table-cell table:formula="of:=[.C3]-[.A3]" office:value-type="float" office:value="120.784000000131" calcext:value-type="float">
            <text:p>120.784000000131</text:p>
          </table:table-cell>
          <table:table-cell table:number-columns-repeated="16379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ilp-acc-energy-usage" table:style-name="ta1">
        <table:table-column table:style-name="co3" table:default-cell-style-name="ce5"/>
        <table:table-column table:style-name="co4" table:default-cell-style-name="ce5"/>
        <table:table-column table:style-name="co2" table:number-columns-repeated="16382" table:default-cell-style-name="ce5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power</text:p>
          </table:table-cell>
          <table:table-cell table:number-columns-repeated="1638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0.034004004004004" calcext:value-type="float">
            <text:p>0.034004004004004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0.058008008008008" calcext:value-type="float">
            <text:p>0.058008008008008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0.082012012012012" calcext:value-type="float">
            <text:p>0.082012012012012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0.106016016016016" calcext:value-type="float">
            <text:p>0.106016016016016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0.13002002002002" calcext:value-type="float">
            <text:p>0.13002002002002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0.154024024024024" calcext:value-type="float">
            <text:p>0.154024024024024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0.178028028028028" calcext:value-type="float">
            <text:p>0.178028028028028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0.202032032032032" calcext:value-type="float">
            <text:p>0.202032032032032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0.226036036036036" calcext:value-type="float">
            <text:p>0.226036036036036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0.25004004004004" calcext:value-type="float">
            <text:p>0.25004004004004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0.274044044044044" calcext:value-type="float">
            <text:p>0.274044044044044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0.298048048048048" calcext:value-type="float">
            <text:p>0.298048048048048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0.322052052052052" calcext:value-type="float">
            <text:p>0.322052052052052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0.346056056056056" calcext:value-type="float">
            <text:p>0.346056056056056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0.37006006006006" calcext:value-type="float">
            <text:p>0.37006006006006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0.394064064064064" calcext:value-type="float">
            <text:p>0.394064064064064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0.418068068068068" calcext:value-type="float">
            <text:p>0.418068068068068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0.442072072072072" calcext:value-type="float">
            <text:p>0.442072072072072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0.466076076076076" calcext:value-type="float">
            <text:p>0.466076076076076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0.49008008008008" calcext:value-type="float">
            <text:p>0.49008008008008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0.514084084084084" calcext:value-type="float">
            <text:p>0.514084084084084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0.538088088088088" calcext:value-type="float">
            <text:p>0.538088088088088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0.562092092092092" calcext:value-type="float">
            <text:p>0.562092092092092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0.586096096096096" calcext:value-type="float">
            <text:p>0.586096096096096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0.6101001001001" calcext:value-type="float">
            <text:p>0.6101001001001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0.634104104104104" calcext:value-type="float">
            <text:p>0.634104104104104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0.658108108108108" calcext:value-type="float">
            <text:p>0.658108108108108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0.682112112112112" calcext:value-type="float">
            <text:p>0.682112112112112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0.706116116116116" calcext:value-type="float">
            <text:p>0.706116116116116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0.73012012012012" calcext:value-type="float">
            <text:p>0.73012012012012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0.754124124124124" calcext:value-type="float">
            <text:p>0.754124124124124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0.778128128128128" calcext:value-type="float">
            <text:p>0.778128128128128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0.802132132132132" calcext:value-type="float">
            <text:p>0.802132132132132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0.826136136136136" calcext:value-type="float">
            <text:p>0.826136136136136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0.85014014014014" calcext:value-type="float">
            <text:p>0.85014014014014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0.874144144144144" calcext:value-type="float">
            <text:p>0.874144144144144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0.898148148148148" calcext:value-type="float">
            <text:p>0.898148148148148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0.922152152152152" calcext:value-type="float">
            <text:p>0.922152152152152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0.946156156156156" calcext:value-type="float">
            <text:p>0.946156156156156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0.97016016016016" calcext:value-type="float">
            <text:p>0.97016016016016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0.994164164164164" calcext:value-type="float">
            <text:p>0.994164164164164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1.01816816816817" calcext:value-type="float">
            <text:p>1.01816816816817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1.04217217217217" calcext:value-type="float">
            <text:p>1.04217217217217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1.06617617617618" calcext:value-type="float">
            <text:p>1.06617617617618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1.09018018018018" calcext:value-type="float">
            <text:p>1.09018018018018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1.11418418418418" calcext:value-type="float">
            <text:p>1.11418418418418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1.13818818818819" calcext:value-type="float">
            <text:p>1.13818818818819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1.16219219219219" calcext:value-type="float">
            <text:p>1.16219219219219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1.1861961961962" calcext:value-type="float">
            <text:p>1.1861961961962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1.2102002002002" calcext:value-type="float">
            <text:p>1.2102002002002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1.2342042042042" calcext:value-type="float">
            <text:p>1.2342042042042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1.25820820820821" calcext:value-type="float">
            <text:p>1.25820820820821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1.28221221221221" calcext:value-type="float">
            <text:p>1.28221221221221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1.30621621621622" calcext:value-type="float">
            <text:p>1.30621621621622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1.33022022022022" calcext:value-type="float">
            <text:p>1.33022022022022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1.35422422422422" calcext:value-type="float">
            <text:p>1.35422422422422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1.37822822822823" calcext:value-type="float">
            <text:p>1.37822822822823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1.40223223223223" calcext:value-type="float">
            <text:p>1.40223223223223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1.42623623623624" calcext:value-type="float">
            <text:p>1.42623623623624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1.45024024024024" calcext:value-type="float">
            <text:p>1.45024024024024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1.47424424424424" calcext:value-type="float">
            <text:p>1.47424424424424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1.49824824824825" calcext:value-type="float">
            <text:p>1.49824824824825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1.52225225225225" calcext:value-type="float">
            <text:p>1.52225225225225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1.54625625625626" calcext:value-type="float">
            <text:p>1.54625625625626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1.57026026026026" calcext:value-type="float">
            <text:p>1.57026026026026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1.59426426426426" calcext:value-type="float">
            <text:p>1.59426426426426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1.61826826826827" calcext:value-type="float">
            <text:p>1.61826826826827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1.64227227227227" calcext:value-type="float">
            <text:p>1.64227227227227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1.66627627627628" calcext:value-type="float">
            <text:p>1.66627627627628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1.69028028028028" calcext:value-type="float">
            <text:p>1.69028028028028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1.71428428428428" calcext:value-type="float">
            <text:p>1.71428428428428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1.73828828828829" calcext:value-type="float">
            <text:p>1.73828828828829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1.76229229229229" calcext:value-type="float">
            <text:p>1.76229229229229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1.7862962962963" calcext:value-type="float">
            <text:p>1.7862962962963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1.8103003003003" calcext:value-type="float">
            <text:p>1.8103003003003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1.8343043043043" calcext:value-type="float">
            <text:p>1.8343043043043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1.85830830830831" calcext:value-type="float">
            <text:p>1.85830830830831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1.88231231231231" calcext:value-type="float">
            <text:p>1.88231231231231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1.90631631631632" calcext:value-type="float">
            <text:p>1.90631631631632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1.93032032032032" calcext:value-type="float">
            <text:p>1.93032032032032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1.95432432432432" calcext:value-type="float">
            <text:p>1.95432432432432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1.97832832832833" calcext:value-type="float">
            <text:p>1.97832832832833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2.00233233233233" calcext:value-type="float">
            <text:p>2.00233233233233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2.02633633633634" calcext:value-type="float">
            <text:p>2.02633633633634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2.05034034034034" calcext:value-type="float">
            <text:p>2.05034034034034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2.07434434434434" calcext:value-type="float">
            <text:p>2.07434434434434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2.09834834834835" calcext:value-type="float">
            <text:p>2.09834834834835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2.12235235235235" calcext:value-type="float">
            <text:p>2.12235235235235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2.14635635635636" calcext:value-type="float">
            <text:p>2.14635635635636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2.17036036036036" calcext:value-type="float">
            <text:p>2.17036036036036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2.19436436436436" calcext:value-type="float">
            <text:p>2.19436436436436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2.21836836836837" calcext:value-type="float">
            <text:p>2.21836836836837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2.24237237237237" calcext:value-type="float">
            <text:p>2.24237237237237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2.26637637637638" calcext:value-type="float">
            <text:p>2.26637637637638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2.29038038038038" calcext:value-type="float">
            <text:p>2.29038038038038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2.31438438438438" calcext:value-type="float">
            <text:p>2.31438438438438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2.33838838838839" calcext:value-type="float">
            <text:p>2.33838838838839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2.36239239239239" calcext:value-type="float">
            <text:p>2.36239239239239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2.3863963963964" calcext:value-type="float">
            <text:p>2.3863963963964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2.4104004004004" calcext:value-type="float">
            <text:p>2.4104004004004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2.4344044044044" calcext:value-type="float">
            <text:p>2.4344044044044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2.45840840840841" calcext:value-type="float">
            <text:p>2.45840840840841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2.48241241241241" calcext:value-type="float">
            <text:p>2.48241241241241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2.50641641641642" calcext:value-type="float">
            <text:p>2.50641641641642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2.53042042042042" calcext:value-type="float">
            <text:p>2.53042042042042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2.55442442442442" calcext:value-type="float">
            <text:p>2.55442442442442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2.57842842842843" calcext:value-type="float">
            <text:p>2.57842842842843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2.60243243243243" calcext:value-type="float">
            <text:p>2.60243243243243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2.62643643643644" calcext:value-type="float">
            <text:p>2.62643643643644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2.65044044044044" calcext:value-type="float">
            <text:p>2.65044044044044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2.67444444444444" calcext:value-type="float">
            <text:p>2.67444444444444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2.69844844844845" calcext:value-type="float">
            <text:p>2.69844844844845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2.72245245245245" calcext:value-type="float">
            <text:p>2.72245245245245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2.74645645645646" calcext:value-type="float">
            <text:p>2.74645645645646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2.77046046046046" calcext:value-type="float">
            <text:p>2.77046046046046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2.79446446446446" calcext:value-type="float">
            <text:p>2.79446446446446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2.81846846846847" calcext:value-type="float">
            <text:p>2.81846846846847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2.84247247247247" calcext:value-type="float">
            <text:p>2.84247247247247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2.86647647647648" calcext:value-type="float">
            <text:p>2.86647647647648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2.89048048048048" calcext:value-type="float">
            <text:p>2.89048048048048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2.91448448448448" calcext:value-type="float">
            <text:p>2.91448448448448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2.93848848848849" calcext:value-type="float">
            <text:p>2.93848848848849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2.96249249249249" calcext:value-type="float">
            <text:p>2.96249249249249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2.9864964964965" calcext:value-type="float">
            <text:p>2.9864964964965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3.0105005005005" calcext:value-type="float">
            <text:p>3.0105005005005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3.0345045045045" calcext:value-type="float">
            <text:p>3.0345045045045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3.05850850850851" calcext:value-type="float">
            <text:p>3.05850850850851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3.08251251251251" calcext:value-type="float">
            <text:p>3.08251251251251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3.10651651651652" calcext:value-type="float">
            <text:p>3.10651651651652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3.13052052052052" calcext:value-type="float">
            <text:p>3.13052052052052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3.15452452452452" calcext:value-type="float">
            <text:p>3.15452452452452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3.17852852852853" calcext:value-type="float">
            <text:p>3.17852852852853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3.20253253253253" calcext:value-type="float">
            <text:p>3.20253253253253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3.22653653653654" calcext:value-type="float">
            <text:p>3.22653653653654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3.25054054054054" calcext:value-type="float">
            <text:p>3.25054054054054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3.27454454454454" calcext:value-type="float">
            <text:p>3.27454454454454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3.29854854854855" calcext:value-type="float">
            <text:p>3.29854854854855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3.32255255255255" calcext:value-type="float">
            <text:p>3.32255255255255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3.34655655655656" calcext:value-type="float">
            <text:p>3.34655655655656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3.37056056056056" calcext:value-type="float">
            <text:p>3.37056056056056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3.39456456456456" calcext:value-type="float">
            <text:p>3.39456456456456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3.41856856856857" calcext:value-type="float">
            <text:p>3.41856856856857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3.44257257257257" calcext:value-type="float">
            <text:p>3.44257257257257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3.46657657657658" calcext:value-type="float">
            <text:p>3.46657657657658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3.49058058058058" calcext:value-type="float">
            <text:p>3.49058058058058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3.51458458458458" calcext:value-type="float">
            <text:p>3.51458458458458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3.53858858858859" calcext:value-type="float">
            <text:p>3.53858858858859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3.56259259259259" calcext:value-type="float">
            <text:p>3.56259259259259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3.5865965965966" calcext:value-type="float">
            <text:p>3.5865965965966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3.6106006006006" calcext:value-type="float">
            <text:p>3.6106006006006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3.6346046046046" calcext:value-type="float">
            <text:p>3.6346046046046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3.65860860860861" calcext:value-type="float">
            <text:p>3.65860860860861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3.68261261261261" calcext:value-type="float">
            <text:p>3.68261261261261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3.70661661661662" calcext:value-type="float">
            <text:p>3.70661661661662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3.73062062062062" calcext:value-type="float">
            <text:p>3.73062062062062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3.75462462462462" calcext:value-type="float">
            <text:p>3.75462462462462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3.77862862862863" calcext:value-type="float">
            <text:p>3.77862862862863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3.80263263263263" calcext:value-type="float">
            <text:p>3.80263263263263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3.82663663663664" calcext:value-type="float">
            <text:p>3.82663663663664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3.85064064064064" calcext:value-type="float">
            <text:p>3.85064064064064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3.87464464464464" calcext:value-type="float">
            <text:p>3.87464464464464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3.89864864864865" calcext:value-type="float">
            <text:p>3.89864864864865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3.92265265265265" calcext:value-type="float">
            <text:p>3.92265265265265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3.94665665665666" calcext:value-type="float">
            <text:p>3.94665665665666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3.97066066066066" calcext:value-type="float">
            <text:p>3.97066066066066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3.99466466466466" calcext:value-type="float">
            <text:p>3.99466466466466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4.01866866866867" calcext:value-type="float">
            <text:p>4.01866866866867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4.04267267267267" calcext:value-type="float">
            <text:p>4.04267267267267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4.06667667667668" calcext:value-type="float">
            <text:p>4.06667667667668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4.09068068068068" calcext:value-type="float">
            <text:p>4.09068068068068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4.11468468468468" calcext:value-type="float">
            <text:p>4.11468468468468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4.13868868868869" calcext:value-type="float">
            <text:p>4.13868868868869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4.16269269269269" calcext:value-type="float">
            <text:p>4.16269269269269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4.1866966966967" calcext:value-type="float">
            <text:p>4.1866966966967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4.2107007007007" calcext:value-type="float">
            <text:p>4.2107007007007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4.2347047047047" calcext:value-type="float">
            <text:p>4.2347047047047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4.25870870870871" calcext:value-type="float">
            <text:p>4.25870870870871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4.28271271271271" calcext:value-type="float">
            <text:p>4.28271271271271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4.30671671671672" calcext:value-type="float">
            <text:p>4.30671671671672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4.33072072072072" calcext:value-type="float">
            <text:p>4.33072072072072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4.35472472472472" calcext:value-type="float">
            <text:p>4.35472472472472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4.37872872872873" calcext:value-type="float">
            <text:p>4.37872872872873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4.40273273273273" calcext:value-type="float">
            <text:p>4.40273273273273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4.42673673673674" calcext:value-type="float">
            <text:p>4.42673673673674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4.45074074074074" calcext:value-type="float">
            <text:p>4.45074074074074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4.47474474474474" calcext:value-type="float">
            <text:p>4.47474474474474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4.49874874874875" calcext:value-type="float">
            <text:p>4.49874874874875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4.52275275275275" calcext:value-type="float">
            <text:p>4.52275275275275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4.54675675675676" calcext:value-type="float">
            <text:p>4.54675675675676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4.57076076076076" calcext:value-type="float">
            <text:p>4.57076076076076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4.59476476476476" calcext:value-type="float">
            <text:p>4.59476476476476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4.61876876876877" calcext:value-type="float">
            <text:p>4.61876876876877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4.64277277277277" calcext:value-type="float">
            <text:p>4.64277277277277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4.66677677677678" calcext:value-type="float">
            <text:p>4.66677677677678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4.69078078078078" calcext:value-type="float">
            <text:p>4.69078078078078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4.71478478478478" calcext:value-type="float">
            <text:p>4.71478478478478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4.73878878878879" calcext:value-type="float">
            <text:p>4.73878878878879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4.76279279279279" calcext:value-type="float">
            <text:p>4.76279279279279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4.7867967967968" calcext:value-type="float">
            <text:p>4.7867967967968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4.8108008008008" calcext:value-type="float">
            <text:p>4.8108008008008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4.8348048048048" calcext:value-type="float">
            <text:p>4.8348048048048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4.85880880880881" calcext:value-type="float">
            <text:p>4.85880880880881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4.88281281281281" calcext:value-type="float">
            <text:p>4.88281281281281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4.90681681681682" calcext:value-type="float">
            <text:p>4.90681681681682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4.93082082082082" calcext:value-type="float">
            <text:p>4.93082082082082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4.95482482482482" calcext:value-type="float">
            <text:p>4.95482482482482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4.97882882882883" calcext:value-type="float">
            <text:p>4.97882882882883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5.00283283283283" calcext:value-type="float">
            <text:p>5.00283283283283</text:p>
          </table:table-cell>
          <table:table-cell office:value-type="float" office:value="0.72" calcext:value-type="float">
            <text:p>0.72</text:p>
          </table:table-cell>
          <table:table-cell table:number-columns-repeated="16382"/>
        </table:table-row>
        <table:table-row table:style-name="ro1">
          <table:table-cell office:value-type="float" office:value="5.02683683683684" calcext:value-type="float">
            <text:p>5.02683683683684</text:p>
          </table:table-cell>
          <table:table-cell office:value-type="float" office:value="1.44" calcext:value-type="float">
            <text:p>1.44</text:p>
          </table:table-cell>
          <table:table-cell table:number-columns-repeated="16382"/>
        </table:table-row>
        <table:table-row table:style-name="ro1">
          <table:table-cell office:value-type="float" office:value="5.05084084084084" calcext:value-type="float">
            <text:p>5.05084084084084</text:p>
          </table:table-cell>
          <table:table-cell office:value-type="float" office:value="2.16" calcext:value-type="float">
            <text:p>2.16</text:p>
          </table:table-cell>
          <table:table-cell table:number-columns-repeated="16382"/>
        </table:table-row>
        <table:table-row table:style-name="ro1">
          <table:table-cell office:value-type="float" office:value="5.07484484484484" calcext:value-type="float">
            <text:p>5.07484484484484</text:p>
          </table:table-cell>
          <table:table-cell office:value-type="float" office:value="2.88" calcext:value-type="float">
            <text:p>2.88</text:p>
          </table:table-cell>
          <table:table-cell table:number-columns-repeated="16382"/>
        </table:table-row>
        <table:table-row table:style-name="ro1">
          <table:table-cell office:value-type="float" office:value="5.09884884884885" calcext:value-type="float">
            <text:p>5.09884884884885</text:p>
          </table:table-cell>
          <table:table-cell office:value-type="float" office:value="3.6" calcext:value-type="float">
            <text:p>3.6</text:p>
          </table:table-cell>
          <table:table-cell table:number-columns-repeated="16382"/>
        </table:table-row>
        <table:table-row table:style-name="ro1">
          <table:table-cell office:value-type="float" office:value="5.12285285285285" calcext:value-type="float">
            <text:p>5.12285285285285</text:p>
          </table:table-cell>
          <table:table-cell office:value-type="float" office:value="4.32" calcext:value-type="float">
            <text:p>4.32</text:p>
          </table:table-cell>
          <table:table-cell table:number-columns-repeated="16382"/>
        </table:table-row>
        <table:table-row table:style-name="ro1">
          <table:table-cell office:value-type="float" office:value="5.14685685685686" calcext:value-type="float">
            <text:p>5.14685685685686</text:p>
          </table:table-cell>
          <table:table-cell office:value-type="float" office:value="5.04" calcext:value-type="float">
            <text:p>5.04</text:p>
          </table:table-cell>
          <table:table-cell table:number-columns-repeated="16382"/>
        </table:table-row>
        <table:table-row table:style-name="ro1">
          <table:table-cell office:value-type="float" office:value="5.17086086086086" calcext:value-type="float">
            <text:p>5.17086086086086</text:p>
          </table:table-cell>
          <table:table-cell office:value-type="float" office:value="5.76" calcext:value-type="float">
            <text:p>5.76</text:p>
          </table:table-cell>
          <table:table-cell table:number-columns-repeated="16382"/>
        </table:table-row>
        <table:table-row table:style-name="ro1">
          <table:table-cell office:value-type="float" office:value="5.19486486486486" calcext:value-type="float">
            <text:p>5.19486486486486</text:p>
          </table:table-cell>
          <table:table-cell office:value-type="float" office:value="6.48" calcext:value-type="float">
            <text:p>6.48</text:p>
          </table:table-cell>
          <table:table-cell table:number-columns-repeated="16382"/>
        </table:table-row>
        <table:table-row table:style-name="ro1">
          <table:table-cell office:value-type="float" office:value="5.21886886886887" calcext:value-type="float">
            <text:p>5.21886886886887</text:p>
          </table:table-cell>
          <table:table-cell office:value-type="float" office:value="7.2" calcext:value-type="float">
            <text:p>7.2</text:p>
          </table:table-cell>
          <table:table-cell table:number-columns-repeated="16382"/>
        </table:table-row>
        <table:table-row table:style-name="ro1">
          <table:table-cell office:value-type="float" office:value="5.24287287287287" calcext:value-type="float">
            <text:p>5.24287287287287</text:p>
          </table:table-cell>
          <table:table-cell office:value-type="float" office:value="7.92" calcext:value-type="float">
            <text:p>7.92</text:p>
          </table:table-cell>
          <table:table-cell table:number-columns-repeated="16382"/>
        </table:table-row>
        <table:table-row table:style-name="ro1">
          <table:table-cell office:value-type="float" office:value="5.26687687687688" calcext:value-type="float">
            <text:p>5.26687687687688</text:p>
          </table:table-cell>
          <table:table-cell office:value-type="float" office:value="8.64" calcext:value-type="float">
            <text:p>8.64</text:p>
          </table:table-cell>
          <table:table-cell table:number-columns-repeated="16382"/>
        </table:table-row>
        <table:table-row table:style-name="ro1">
          <table:table-cell office:value-type="float" office:value="5.29088088088088" calcext:value-type="float">
            <text:p>5.29088088088088</text:p>
          </table:table-cell>
          <table:table-cell office:value-type="float" office:value="9.36" calcext:value-type="float">
            <text:p>9.36</text:p>
          </table:table-cell>
          <table:table-cell table:number-columns-repeated="16382"/>
        </table:table-row>
        <table:table-row table:style-name="ro1">
          <table:table-cell office:value-type="float" office:value="5.31488488488488" calcext:value-type="float">
            <text:p>5.31488488488488</text:p>
          </table:table-cell>
          <table:table-cell office:value-type="float" office:value="10.08" calcext:value-type="float">
            <text:p>10.08</text:p>
          </table:table-cell>
          <table:table-cell table:number-columns-repeated="16382"/>
        </table:table-row>
        <table:table-row table:style-name="ro1">
          <table:table-cell office:value-type="float" office:value="5.33888888888889" calcext:value-type="float">
            <text:p>5.33888888888889</text:p>
          </table:table-cell>
          <table:table-cell office:value-type="float" office:value="10.8" calcext:value-type="float">
            <text:p>10.8</text:p>
          </table:table-cell>
          <table:table-cell table:number-columns-repeated="16382"/>
        </table:table-row>
        <table:table-row table:style-name="ro1">
          <table:table-cell office:value-type="float" office:value="5.36289289289289" calcext:value-type="float">
            <text:p>5.36289289289289</text:p>
          </table:table-cell>
          <table:table-cell office:value-type="float" office:value="11.52" calcext:value-type="float">
            <text:p>11.52</text:p>
          </table:table-cell>
          <table:table-cell table:number-columns-repeated="16382"/>
        </table:table-row>
        <table:table-row table:style-name="ro1">
          <table:table-cell office:value-type="float" office:value="5.3868968968969" calcext:value-type="float">
            <text:p>5.3868968968969</text:p>
          </table:table-cell>
          <table:table-cell office:value-type="float" office:value="12.24" calcext:value-type="float">
            <text:p>12.24</text:p>
          </table:table-cell>
          <table:table-cell table:number-columns-repeated="16382"/>
        </table:table-row>
        <table:table-row table:style-name="ro1">
          <table:table-cell office:value-type="float" office:value="5.4109009009009" calcext:value-type="float">
            <text:p>5.4109009009009</text:p>
          </table:table-cell>
          <table:table-cell office:value-type="float" office:value="12.96" calcext:value-type="float">
            <text:p>12.96</text:p>
          </table:table-cell>
          <table:table-cell table:number-columns-repeated="16382"/>
        </table:table-row>
        <table:table-row table:style-name="ro1">
          <table:table-cell office:value-type="float" office:value="5.4349049049049" calcext:value-type="float">
            <text:p>5.4349049049049</text:p>
          </table:table-cell>
          <table:table-cell office:value-type="float" office:value="35.52" calcext:value-type="float">
            <text:p>35.52</text:p>
          </table:table-cell>
          <table:table-cell table:number-columns-repeated="16382"/>
        </table:table-row>
        <table:table-row table:style-name="ro1">
          <table:table-cell office:value-type="float" office:value="5.45890890890891" calcext:value-type="float">
            <text:p>5.45890890890891</text:p>
          </table:table-cell>
          <table:table-cell office:value-type="float" office:value="58.08" calcext:value-type="float">
            <text:p>58.08</text:p>
          </table:table-cell>
          <table:table-cell table:number-columns-repeated="16382"/>
        </table:table-row>
        <table:table-row table:style-name="ro1">
          <table:table-cell office:value-type="float" office:value="5.48291291291291" calcext:value-type="float">
            <text:p>5.48291291291291</text:p>
          </table:table-cell>
          <table:table-cell office:value-type="float" office:value="80.64" calcext:value-type="float">
            <text:p>80.64</text:p>
          </table:table-cell>
          <table:table-cell table:number-columns-repeated="16382"/>
        </table:table-row>
        <table:table-row table:style-name="ro1">
          <table:table-cell office:value-type="float" office:value="5.50691691691692" calcext:value-type="float">
            <text:p>5.50691691691692</text:p>
          </table:table-cell>
          <table:table-cell office:value-type="float" office:value="103.2" calcext:value-type="float">
            <text:p>103.2</text:p>
          </table:table-cell>
          <table:table-cell table:number-columns-repeated="16382"/>
        </table:table-row>
        <table:table-row table:style-name="ro1">
          <table:table-cell office:value-type="float" office:value="5.53092092092092" calcext:value-type="float">
            <text:p>5.53092092092092</text:p>
          </table:table-cell>
          <table:table-cell office:value-type="float" office:value="125.76" calcext:value-type="float">
            <text:p>125.76</text:p>
          </table:table-cell>
          <table:table-cell table:number-columns-repeated="16382"/>
        </table:table-row>
        <table:table-row table:style-name="ro1">
          <table:table-cell office:value-type="float" office:value="5.55492492492492" calcext:value-type="float">
            <text:p>5.55492492492492</text:p>
          </table:table-cell>
          <table:table-cell office:value-type="float" office:value="148.32" calcext:value-type="float">
            <text:p>148.32</text:p>
          </table:table-cell>
          <table:table-cell table:number-columns-repeated="16382"/>
        </table:table-row>
        <table:table-row table:style-name="ro1">
          <table:table-cell office:value-type="float" office:value="5.57892892892893" calcext:value-type="float">
            <text:p>5.57892892892893</text:p>
          </table:table-cell>
          <table:table-cell office:value-type="float" office:value="170.88" calcext:value-type="float">
            <text:p>170.88</text:p>
          </table:table-cell>
          <table:table-cell table:number-columns-repeated="16382"/>
        </table:table-row>
        <table:table-row table:style-name="ro1">
          <table:table-cell office:value-type="float" office:value="5.60293293293293" calcext:value-type="float">
            <text:p>5.60293293293293</text:p>
          </table:table-cell>
          <table:table-cell office:value-type="float" office:value="193.44" calcext:value-type="float">
            <text:p>193.44</text:p>
          </table:table-cell>
          <table:table-cell table:number-columns-repeated="16382"/>
        </table:table-row>
        <table:table-row table:style-name="ro1">
          <table:table-cell office:value-type="float" office:value="5.62693693693694" calcext:value-type="float">
            <text:p>5.62693693693694</text:p>
          </table:table-cell>
          <table:table-cell office:value-type="float" office:value="216" calcext:value-type="float">
            <text:p>216</text:p>
          </table:table-cell>
          <table:table-cell table:number-columns-repeated="16382"/>
        </table:table-row>
        <table:table-row table:style-name="ro1">
          <table:table-cell office:value-type="float" office:value="5.65094094094094" calcext:value-type="float">
            <text:p>5.65094094094094</text:p>
          </table:table-cell>
          <table:table-cell office:value-type="float" office:value="216.72" calcext:value-type="float">
            <text:p>216.72</text:p>
          </table:table-cell>
          <table:table-cell table:number-columns-repeated="16382"/>
        </table:table-row>
        <table:table-row table:style-name="ro1">
          <table:table-cell office:value-type="float" office:value="5.67494494494494" calcext:value-type="float">
            <text:p>5.67494494494494</text:p>
          </table:table-cell>
          <table:table-cell office:value-type="float" office:value="217.44" calcext:value-type="float">
            <text:p>217.44</text:p>
          </table:table-cell>
          <table:table-cell table:number-columns-repeated="16382"/>
        </table:table-row>
        <table:table-row table:style-name="ro1">
          <table:table-cell office:value-type="float" office:value="5.69894894894895" calcext:value-type="float">
            <text:p>5.69894894894895</text:p>
          </table:table-cell>
          <table:table-cell office:value-type="float" office:value="218.16" calcext:value-type="float">
            <text:p>218.16</text:p>
          </table:table-cell>
          <table:table-cell table:number-columns-repeated="16382"/>
        </table:table-row>
        <table:table-row table:style-name="ro1">
          <table:table-cell office:value-type="float" office:value="5.72295295295295" calcext:value-type="float">
            <text:p>5.72295295295295</text:p>
          </table:table-cell>
          <table:table-cell office:value-type="float" office:value="218.88" calcext:value-type="float">
            <text:p>218.88</text:p>
          </table:table-cell>
          <table:table-cell table:number-columns-repeated="16382"/>
        </table:table-row>
        <table:table-row table:style-name="ro1">
          <table:table-cell office:value-type="float" office:value="5.74695695695696" calcext:value-type="float">
            <text:p>5.74695695695696</text:p>
          </table:table-cell>
          <table:table-cell office:value-type="float" office:value="219.6" calcext:value-type="float">
            <text:p>219.6</text:p>
          </table:table-cell>
          <table:table-cell table:number-columns-repeated="16382"/>
        </table:table-row>
        <table:table-row table:style-name="ro1">
          <table:table-cell office:value-type="float" office:value="5.77096096096096" calcext:value-type="float">
            <text:p>5.77096096096096</text:p>
          </table:table-cell>
          <table:table-cell office:value-type="float" office:value="220.32" calcext:value-type="float">
            <text:p>220.32</text:p>
          </table:table-cell>
          <table:table-cell table:number-columns-repeated="16382"/>
        </table:table-row>
        <table:table-row table:style-name="ro1">
          <table:table-cell office:value-type="float" office:value="5.79496496496496" calcext:value-type="float">
            <text:p>5.79496496496496</text:p>
          </table:table-cell>
          <table:table-cell office:value-type="float" office:value="242.88" calcext:value-type="float">
            <text:p>242.88</text:p>
          </table:table-cell>
          <table:table-cell table:number-columns-repeated="16382"/>
        </table:table-row>
        <table:table-row table:style-name="ro1">
          <table:table-cell office:value-type="float" office:value="5.81896896896897" calcext:value-type="float">
            <text:p>5.81896896896897</text:p>
          </table:table-cell>
          <table:table-cell office:value-type="float" office:value="265.44" calcext:value-type="float">
            <text:p>265.44</text:p>
          </table:table-cell>
          <table:table-cell table:number-columns-repeated="16382"/>
        </table:table-row>
        <table:table-row table:style-name="ro1">
          <table:table-cell office:value-type="float" office:value="5.84297297297297" calcext:value-type="float">
            <text:p>5.84297297297297</text:p>
          </table:table-cell>
          <table:table-cell office:value-type="float" office:value="288" calcext:value-type="float">
            <text:p>288</text:p>
          </table:table-cell>
          <table:table-cell table:number-columns-repeated="16382"/>
        </table:table-row>
        <table:table-row table:style-name="ro1">
          <table:table-cell office:value-type="float" office:value="5.86697697697698" calcext:value-type="float">
            <text:p>5.86697697697698</text:p>
          </table:table-cell>
          <table:table-cell office:value-type="float" office:value="310.56" calcext:value-type="float">
            <text:p>310.56</text:p>
          </table:table-cell>
          <table:table-cell table:number-columns-repeated="16382"/>
        </table:table-row>
        <table:table-row table:style-name="ro1">
          <table:table-cell office:value-type="float" office:value="5.89098098098098" calcext:value-type="float">
            <text:p>5.89098098098098</text:p>
          </table:table-cell>
          <table:table-cell office:value-type="float" office:value="333.12" calcext:value-type="float">
            <text:p>333.12</text:p>
          </table:table-cell>
          <table:table-cell table:number-columns-repeated="16382"/>
        </table:table-row>
        <table:table-row table:style-name="ro1">
          <table:table-cell office:value-type="float" office:value="5.91498498498498" calcext:value-type="float">
            <text:p>5.91498498498498</text:p>
          </table:table-cell>
          <table:table-cell office:value-type="float" office:value="355.68" calcext:value-type="float">
            <text:p>355.68</text:p>
          </table:table-cell>
          <table:table-cell table:number-columns-repeated="16382"/>
        </table:table-row>
        <table:table-row table:style-name="ro1">
          <table:table-cell office:value-type="float" office:value="5.93898898898899" calcext:value-type="float">
            <text:p>5.93898898898899</text:p>
          </table:table-cell>
          <table:table-cell office:value-type="float" office:value="378.24" calcext:value-type="float">
            <text:p>378.24</text:p>
          </table:table-cell>
          <table:table-cell table:number-columns-repeated="16382"/>
        </table:table-row>
        <table:table-row table:style-name="ro1">
          <table:table-cell office:value-type="float" office:value="5.96299299299299" calcext:value-type="float">
            <text:p>5.96299299299299</text:p>
          </table:table-cell>
          <table:table-cell office:value-type="float" office:value="400.8" calcext:value-type="float">
            <text:p>400.8</text:p>
          </table:table-cell>
          <table:table-cell table:number-columns-repeated="16382"/>
        </table:table-row>
        <table:table-row table:style-name="ro1">
          <table:table-cell office:value-type="float" office:value="5.986996996997" calcext:value-type="float">
            <text:p>5.986996996997</text:p>
          </table:table-cell>
          <table:table-cell office:value-type="float" office:value="423.36" calcext:value-type="float">
            <text:p>423.36</text:p>
          </table:table-cell>
          <table:table-cell table:number-columns-repeated="16382"/>
        </table:table-row>
        <table:table-row table:style-name="ro1">
          <table:table-cell office:value-type="float" office:value="6.011001001001" calcext:value-type="float">
            <text:p>6.011001001001</text:p>
          </table:table-cell>
          <table:table-cell office:value-type="float" office:value="424.8" calcext:value-type="float">
            <text:p>424.8</text:p>
          </table:table-cell>
          <table:table-cell table:number-columns-repeated="16382"/>
        </table:table-row>
        <table:table-row table:style-name="ro1">
          <table:table-cell office:value-type="float" office:value="6.035005005005" calcext:value-type="float">
            <text:p>6.035005005005</text:p>
          </table:table-cell>
          <table:table-cell office:value-type="float" office:value="426.24" calcext:value-type="float">
            <text:p>426.24</text:p>
          </table:table-cell>
          <table:table-cell table:number-columns-repeated="16382"/>
        </table:table-row>
        <table:table-row table:style-name="ro1">
          <table:table-cell office:value-type="float" office:value="6.05900900900901" calcext:value-type="float">
            <text:p>6.05900900900901</text:p>
          </table:table-cell>
          <table:table-cell office:value-type="float" office:value="427.68" calcext:value-type="float">
            <text:p>427.68</text:p>
          </table:table-cell>
          <table:table-cell table:number-columns-repeated="16382"/>
        </table:table-row>
        <table:table-row table:style-name="ro1">
          <table:table-cell office:value-type="float" office:value="6.08301301301301" calcext:value-type="float">
            <text:p>6.08301301301301</text:p>
          </table:table-cell>
          <table:table-cell office:value-type="float" office:value="429.12" calcext:value-type="float">
            <text:p>429.12</text:p>
          </table:table-cell>
          <table:table-cell table:number-columns-repeated="16382"/>
        </table:table-row>
        <table:table-row table:style-name="ro1">
          <table:table-cell office:value-type="float" office:value="6.10701701701702" calcext:value-type="float">
            <text:p>6.10701701701702</text:p>
          </table:table-cell>
          <table:table-cell office:value-type="float" office:value="430.56" calcext:value-type="float">
            <text:p>430.56</text:p>
          </table:table-cell>
          <table:table-cell table:number-columns-repeated="16382"/>
        </table:table-row>
        <table:table-row table:style-name="ro1">
          <table:table-cell office:value-type="float" office:value="6.13102102102102" calcext:value-type="float">
            <text:p>6.13102102102102</text:p>
          </table:table-cell>
          <table:table-cell office:value-type="float" office:value="432" calcext:value-type="float">
            <text:p>432</text:p>
          </table:table-cell>
          <table:table-cell table:number-columns-repeated="16382"/>
        </table:table-row>
        <table:table-row table:style-name="ro1">
          <table:table-cell office:value-type="float" office:value="6.15502502502502" calcext:value-type="float">
            <text:p>6.15502502502502</text:p>
          </table:table-cell>
          <table:table-cell office:value-type="float" office:value="433.44" calcext:value-type="float">
            <text:p>433.44</text:p>
          </table:table-cell>
          <table:table-cell table:number-columns-repeated="16382"/>
        </table:table-row>
        <table:table-row table:style-name="ro1">
          <table:table-cell office:value-type="float" office:value="6.17902902902903" calcext:value-type="float">
            <text:p>6.17902902902903</text:p>
          </table:table-cell>
          <table:table-cell office:value-type="float" office:value="434.88" calcext:value-type="float">
            <text:p>434.88</text:p>
          </table:table-cell>
          <table:table-cell table:number-columns-repeated="16382"/>
        </table:table-row>
        <table:table-row table:style-name="ro1">
          <table:table-cell office:value-type="float" office:value="6.20303303303303" calcext:value-type="float">
            <text:p>6.20303303303303</text:p>
          </table:table-cell>
          <table:table-cell office:value-type="float" office:value="436.320000000001" calcext:value-type="float">
            <text:p>436.320000000001</text:p>
          </table:table-cell>
          <table:table-cell table:number-columns-repeated="16382"/>
        </table:table-row>
        <table:table-row table:style-name="ro1">
          <table:table-cell office:value-type="float" office:value="6.22703703703704" calcext:value-type="float">
            <text:p>6.22703703703704</text:p>
          </table:table-cell>
          <table:table-cell office:value-type="float" office:value="437.760000000001" calcext:value-type="float">
            <text:p>437.760000000001</text:p>
          </table:table-cell>
          <table:table-cell table:number-columns-repeated="16382"/>
        </table:table-row>
        <table:table-row table:style-name="ro1">
          <table:table-cell office:value-type="float" office:value="6.25104104104104" calcext:value-type="float">
            <text:p>6.25104104104104</text:p>
          </table:table-cell>
          <table:table-cell office:value-type="float" office:value="439.200000000001" calcext:value-type="float">
            <text:p>439.200000000001</text:p>
          </table:table-cell>
          <table:table-cell table:number-columns-repeated="16382"/>
        </table:table-row>
        <table:table-row table:style-name="ro1">
          <table:table-cell office:value-type="float" office:value="6.27504504504504" calcext:value-type="float">
            <text:p>6.27504504504504</text:p>
          </table:table-cell>
          <table:table-cell office:value-type="float" office:value="440.640000000001" calcext:value-type="float">
            <text:p>440.640000000001</text:p>
          </table:table-cell>
          <table:table-cell table:number-columns-repeated="16382"/>
        </table:table-row>
        <table:table-row table:style-name="ro1">
          <table:table-cell office:value-type="float" office:value="6.29904904904905" calcext:value-type="float">
            <text:p>6.29904904904905</text:p>
          </table:table-cell>
          <table:table-cell office:value-type="float" office:value="442.080000000001" calcext:value-type="float">
            <text:p>442.080000000001</text:p>
          </table:table-cell>
          <table:table-cell table:number-columns-repeated="16382"/>
        </table:table-row>
        <table:table-row table:style-name="ro1">
          <table:table-cell office:value-type="float" office:value="6.32305305305305" calcext:value-type="float">
            <text:p>6.32305305305305</text:p>
          </table:table-cell>
          <table:table-cell office:value-type="float" office:value="443.520000000001" calcext:value-type="float">
            <text:p>443.520000000001</text:p>
          </table:table-cell>
          <table:table-cell table:number-columns-repeated="16382"/>
        </table:table-row>
        <table:table-row table:style-name="ro1">
          <table:table-cell office:value-type="float" office:value="6.34705705705706" calcext:value-type="float">
            <text:p>6.34705705705706</text:p>
          </table:table-cell>
          <table:table-cell office:value-type="float" office:value="444.960000000001" calcext:value-type="float">
            <text:p>444.960000000001</text:p>
          </table:table-cell>
          <table:table-cell table:number-columns-repeated="16382"/>
        </table:table-row>
        <table:table-row table:style-name="ro1">
          <table:table-cell office:value-type="float" office:value="6.37106106106106" calcext:value-type="float">
            <text:p>6.37106106106106</text:p>
          </table:table-cell>
          <table:table-cell office:value-type="float" office:value="446.400000000001" calcext:value-type="float">
            <text:p>446.400000000001</text:p>
          </table:table-cell>
          <table:table-cell table:number-columns-repeated="16382"/>
        </table:table-row>
        <table:table-row table:style-name="ro1">
          <table:table-cell office:value-type="float" office:value="6.39506506506506" calcext:value-type="float">
            <text:p>6.39506506506506</text:p>
          </table:table-cell>
          <table:table-cell office:value-type="float" office:value="469.680000000001" calcext:value-type="float">
            <text:p>469.680000000001</text:p>
          </table:table-cell>
          <table:table-cell table:number-columns-repeated="16382"/>
        </table:table-row>
        <table:table-row table:style-name="ro1">
          <table:table-cell office:value-type="float" office:value="6.41906906906907" calcext:value-type="float">
            <text:p>6.41906906906907</text:p>
          </table:table-cell>
          <table:table-cell office:value-type="float" office:value="492.960000000001" calcext:value-type="float">
            <text:p>492.960000000001</text:p>
          </table:table-cell>
          <table:table-cell table:number-columns-repeated="16382"/>
        </table:table-row>
        <table:table-row table:style-name="ro1">
          <table:table-cell office:value-type="float" office:value="6.44307307307307" calcext:value-type="float">
            <text:p>6.44307307307307</text:p>
          </table:table-cell>
          <table:table-cell office:value-type="float" office:value="516.240000000001" calcext:value-type="float">
            <text:p>516.240000000001</text:p>
          </table:table-cell>
          <table:table-cell table:number-columns-repeated="16382"/>
        </table:table-row>
        <table:table-row table:style-name="ro1">
          <table:table-cell office:value-type="float" office:value="6.46707707707708" calcext:value-type="float">
            <text:p>6.46707707707708</text:p>
          </table:table-cell>
          <table:table-cell office:value-type="float" office:value="539.520000000001" calcext:value-type="float">
            <text:p>539.520000000001</text:p>
          </table:table-cell>
          <table:table-cell table:number-columns-repeated="16382"/>
        </table:table-row>
        <table:table-row table:style-name="ro1">
          <table:table-cell office:value-type="float" office:value="6.49108108108108" calcext:value-type="float">
            <text:p>6.49108108108108</text:p>
          </table:table-cell>
          <table:table-cell office:value-type="float" office:value="562.800000000001" calcext:value-type="float">
            <text:p>562.800000000001</text:p>
          </table:table-cell>
          <table:table-cell table:number-columns-repeated="16382"/>
        </table:table-row>
        <table:table-row table:style-name="ro1">
          <table:table-cell office:value-type="float" office:value="6.51508508508508" calcext:value-type="float">
            <text:p>6.51508508508508</text:p>
          </table:table-cell>
          <table:table-cell office:value-type="float" office:value="586.080000000001" calcext:value-type="float">
            <text:p>586.080000000001</text:p>
          </table:table-cell>
          <table:table-cell table:number-columns-repeated="16382"/>
        </table:table-row>
        <table:table-row table:style-name="ro1">
          <table:table-cell office:value-type="float" office:value="6.53908908908909" calcext:value-type="float">
            <text:p>6.53908908908909</text:p>
          </table:table-cell>
          <table:table-cell office:value-type="float" office:value="609.360000000001" calcext:value-type="float">
            <text:p>609.360000000001</text:p>
          </table:table-cell>
          <table:table-cell table:number-columns-repeated="16382"/>
        </table:table-row>
        <table:table-row table:style-name="ro1">
          <table:table-cell office:value-type="float" office:value="6.56309309309309" calcext:value-type="float">
            <text:p>6.56309309309309</text:p>
          </table:table-cell>
          <table:table-cell office:value-type="float" office:value="632.640000000002" calcext:value-type="float">
            <text:p>632.640000000002</text:p>
          </table:table-cell>
          <table:table-cell table:number-columns-repeated="16382"/>
        </table:table-row>
        <table:table-row table:style-name="ro1">
          <table:table-cell office:value-type="float" office:value="6.5870970970971" calcext:value-type="float">
            <text:p>6.5870970970971</text:p>
          </table:table-cell>
          <table:table-cell office:value-type="float" office:value="655.920000000002" calcext:value-type="float">
            <text:p>655.920000000002</text:p>
          </table:table-cell>
          <table:table-cell table:number-columns-repeated="16382"/>
        </table:table-row>
        <table:table-row table:style-name="ro1">
          <table:table-cell office:value-type="float" office:value="6.6111011011011" calcext:value-type="float">
            <text:p>6.6111011011011</text:p>
          </table:table-cell>
          <table:table-cell office:value-type="float" office:value="657.360000000002" calcext:value-type="float">
            <text:p>657.360000000002</text:p>
          </table:table-cell>
          <table:table-cell table:number-columns-repeated="16382"/>
        </table:table-row>
        <table:table-row table:style-name="ro1">
          <table:table-cell office:value-type="float" office:value="6.6351051051051" calcext:value-type="float">
            <text:p>6.6351051051051</text:p>
          </table:table-cell>
          <table:table-cell office:value-type="float" office:value="658.800000000002" calcext:value-type="float">
            <text:p>658.800000000002</text:p>
          </table:table-cell>
          <table:table-cell table:number-columns-repeated="16382"/>
        </table:table-row>
        <table:table-row table:style-name="ro1">
          <table:table-cell office:value-type="float" office:value="6.65910910910911" calcext:value-type="float">
            <text:p>6.65910910910911</text:p>
          </table:table-cell>
          <table:table-cell office:value-type="float" office:value="660.240000000002" calcext:value-type="float">
            <text:p>660.240000000002</text:p>
          </table:table-cell>
          <table:table-cell table:number-columns-repeated="16382"/>
        </table:table-row>
        <table:table-row table:style-name="ro1">
          <table:table-cell office:value-type="float" office:value="6.68311311311311" calcext:value-type="float">
            <text:p>6.68311311311311</text:p>
          </table:table-cell>
          <table:table-cell office:value-type="float" office:value="661.680000000002" calcext:value-type="float">
            <text:p>661.680000000002</text:p>
          </table:table-cell>
          <table:table-cell table:number-columns-repeated="16382"/>
        </table:table-row>
        <table:table-row table:style-name="ro1">
          <table:table-cell office:value-type="float" office:value="6.70711711711712" calcext:value-type="float">
            <text:p>6.70711711711712</text:p>
          </table:table-cell>
          <table:table-cell office:value-type="float" office:value="662.400000000002" calcext:value-type="float">
            <text:p>662.400000000002</text:p>
          </table:table-cell>
          <table:table-cell table:number-columns-repeated="16382"/>
        </table:table-row>
        <table:table-row table:style-name="ro1">
          <table:table-cell office:value-type="float" office:value="6.73112112112112" calcext:value-type="float">
            <text:p>6.73112112112112</text:p>
          </table:table-cell>
          <table:table-cell office:value-type="float" office:value="663.120000000002" calcext:value-type="float">
            <text:p>663.120000000002</text:p>
          </table:table-cell>
          <table:table-cell table:number-columns-repeated="16382"/>
        </table:table-row>
        <table:table-row table:style-name="ro1">
          <table:table-cell office:value-type="float" office:value="6.75512512512512" calcext:value-type="float">
            <text:p>6.75512512512512</text:p>
          </table:table-cell>
          <table:table-cell office:value-type="float" office:value="663.840000000002" calcext:value-type="float">
            <text:p>663.840000000002</text:p>
          </table:table-cell>
          <table:table-cell table:number-columns-repeated="16382"/>
        </table:table-row>
        <table:table-row table:style-name="ro1">
          <table:table-cell office:value-type="float" office:value="6.77912912912913" calcext:value-type="float">
            <text:p>6.77912912912913</text:p>
          </table:table-cell>
          <table:table-cell office:value-type="float" office:value="664.560000000002" calcext:value-type="float">
            <text:p>664.560000000002</text:p>
          </table:table-cell>
          <table:table-cell table:number-columns-repeated="16382"/>
        </table:table-row>
        <table:table-row table:style-name="ro1">
          <table:table-cell office:value-type="float" office:value="6.80313313313313" calcext:value-type="float">
            <text:p>6.80313313313313</text:p>
          </table:table-cell>
          <table:table-cell office:value-type="float" office:value="665.280000000002" calcext:value-type="float">
            <text:p>665.280000000002</text:p>
          </table:table-cell>
          <table:table-cell table:number-columns-repeated="16382"/>
        </table:table-row>
        <table:table-row table:style-name="ro1">
          <table:table-cell office:value-type="float" office:value="6.82713713713714" calcext:value-type="float">
            <text:p>6.82713713713714</text:p>
          </table:table-cell>
          <table:table-cell office:value-type="float" office:value="666.720000000002" calcext:value-type="float">
            <text:p>666.720000000002</text:p>
          </table:table-cell>
          <table:table-cell table:number-columns-repeated="16382"/>
        </table:table-row>
        <table:table-row table:style-name="ro1">
          <table:table-cell office:value-type="float" office:value="6.85114114114114" calcext:value-type="float">
            <text:p>6.85114114114114</text:p>
          </table:table-cell>
          <table:table-cell office:value-type="float" office:value="668.160000000002" calcext:value-type="float">
            <text:p>668.160000000002</text:p>
          </table:table-cell>
          <table:table-cell table:number-columns-repeated="16382"/>
        </table:table-row>
        <table:table-row table:style-name="ro1">
          <table:table-cell office:value-type="float" office:value="6.87514514514514" calcext:value-type="float">
            <text:p>6.87514514514514</text:p>
          </table:table-cell>
          <table:table-cell office:value-type="float" office:value="669.600000000002" calcext:value-type="float">
            <text:p>669.600000000002</text:p>
          </table:table-cell>
          <table:table-cell table:number-columns-repeated="16382"/>
        </table:table-row>
        <table:table-row table:style-name="ro1">
          <table:table-cell office:value-type="float" office:value="6.89914914914915" calcext:value-type="float">
            <text:p>6.89914914914915</text:p>
          </table:table-cell>
          <table:table-cell office:value-type="float" office:value="671.040000000002" calcext:value-type="float">
            <text:p>671.040000000002</text:p>
          </table:table-cell>
          <table:table-cell table:number-columns-repeated="16382"/>
        </table:table-row>
        <table:table-row table:style-name="ro1">
          <table:table-cell office:value-type="float" office:value="6.92315315315315" calcext:value-type="float">
            <text:p>6.92315315315315</text:p>
          </table:table-cell>
          <table:table-cell office:value-type="float" office:value="672.480000000002" calcext:value-type="float">
            <text:p>672.480000000002</text:p>
          </table:table-cell>
          <table:table-cell table:number-columns-repeated="16382"/>
        </table:table-row>
        <table:table-row table:style-name="ro1">
          <table:table-cell office:value-type="float" office:value="6.94715715715716" calcext:value-type="float">
            <text:p>6.94715715715716</text:p>
          </table:table-cell>
          <table:table-cell office:value-type="float" office:value="673.920000000002" calcext:value-type="float">
            <text:p>673.920000000002</text:p>
          </table:table-cell>
          <table:table-cell table:number-columns-repeated="16382"/>
        </table:table-row>
        <table:table-row table:style-name="ro1">
          <table:table-cell office:value-type="float" office:value="6.97116116116116" calcext:value-type="float">
            <text:p>6.97116116116116</text:p>
          </table:table-cell>
          <table:table-cell office:value-type="float" office:value="675.360000000002" calcext:value-type="float">
            <text:p>675.360000000002</text:p>
          </table:table-cell>
          <table:table-cell table:number-columns-repeated="16382"/>
        </table:table-row>
        <table:table-row table:style-name="ro1">
          <table:table-cell office:value-type="float" office:value="6.99516516516516" calcext:value-type="float">
            <text:p>6.99516516516516</text:p>
          </table:table-cell>
          <table:table-cell office:value-type="float" office:value="677.520000000002" calcext:value-type="float">
            <text:p>677.520000000002</text:p>
          </table:table-cell>
          <table:table-cell table:number-columns-repeated="16382"/>
        </table:table-row>
        <table:table-row table:style-name="ro1">
          <table:table-cell office:value-type="float" office:value="7.01916916916917" calcext:value-type="float">
            <text:p>7.01916916916917</text:p>
          </table:table-cell>
          <table:table-cell office:value-type="float" office:value="679.680000000003" calcext:value-type="float">
            <text:p>679.680000000003</text:p>
          </table:table-cell>
          <table:table-cell table:number-columns-repeated="16382"/>
        </table:table-row>
        <table:table-row table:style-name="ro1">
          <table:table-cell office:value-type="float" office:value="7.04317317317317" calcext:value-type="float">
            <text:p>7.04317317317317</text:p>
          </table:table-cell>
          <table:table-cell office:value-type="float" office:value="681.840000000003" calcext:value-type="float">
            <text:p>681.840000000003</text:p>
          </table:table-cell>
          <table:table-cell table:number-columns-repeated="16382"/>
        </table:table-row>
        <table:table-row table:style-name="ro1">
          <table:table-cell office:value-type="float" office:value="7.06717717717718" calcext:value-type="float">
            <text:p>7.06717717717718</text:p>
          </table:table-cell>
          <table:table-cell office:value-type="float" office:value="684.000000000003" calcext:value-type="float">
            <text:p>684.000000000003</text:p>
          </table:table-cell>
          <table:table-cell table:number-columns-repeated="16382"/>
        </table:table-row>
        <table:table-row table:style-name="ro1">
          <table:table-cell office:value-type="float" office:value="7.09118118118118" calcext:value-type="float">
            <text:p>7.09118118118118</text:p>
          </table:table-cell>
          <table:table-cell office:value-type="float" office:value="686.160000000003" calcext:value-type="float">
            <text:p>686.160000000003</text:p>
          </table:table-cell>
          <table:table-cell table:number-columns-repeated="16382"/>
        </table:table-row>
        <table:table-row table:style-name="ro1">
          <table:table-cell office:value-type="float" office:value="7.11518518518518" calcext:value-type="float">
            <text:p>7.11518518518518</text:p>
          </table:table-cell>
          <table:table-cell office:value-type="float" office:value="688.320000000003" calcext:value-type="float">
            <text:p>688.320000000003</text:p>
          </table:table-cell>
          <table:table-cell table:number-columns-repeated="16382"/>
        </table:table-row>
        <table:table-row table:style-name="ro1">
          <table:table-cell office:value-type="float" office:value="7.13918918918919" calcext:value-type="float">
            <text:p>7.13918918918919</text:p>
          </table:table-cell>
          <table:table-cell office:value-type="float" office:value="690.480000000003" calcext:value-type="float">
            <text:p>690.480000000003</text:p>
          </table:table-cell>
          <table:table-cell table:number-columns-repeated="16382"/>
        </table:table-row>
        <table:table-row table:style-name="ro1">
          <table:table-cell office:value-type="float" office:value="7.16319319319319" calcext:value-type="float">
            <text:p>7.16319319319319</text:p>
          </table:table-cell>
          <table:table-cell office:value-type="float" office:value="692.640000000003" calcext:value-type="float">
            <text:p>692.640000000003</text:p>
          </table:table-cell>
          <table:table-cell table:number-columns-repeated="16382"/>
        </table:table-row>
        <table:table-row table:style-name="ro1">
          <table:table-cell office:value-type="float" office:value="7.1871971971972" calcext:value-type="float">
            <text:p>7.1871971971972</text:p>
          </table:table-cell>
          <table:table-cell office:value-type="float" office:value="694.800000000003" calcext:value-type="float">
            <text:p>694.800000000003</text:p>
          </table:table-cell>
          <table:table-cell table:number-columns-repeated="16382"/>
        </table:table-row>
        <table:table-row table:style-name="ro1">
          <table:table-cell office:value-type="float" office:value="7.2112012012012" calcext:value-type="float">
            <text:p>7.2112012012012</text:p>
          </table:table-cell>
          <table:table-cell office:value-type="float" office:value="696.960000000003" calcext:value-type="float">
            <text:p>696.960000000003</text:p>
          </table:table-cell>
          <table:table-cell table:number-columns-repeated="16382"/>
        </table:table-row>
        <table:table-row table:style-name="ro1">
          <table:table-cell office:value-type="float" office:value="7.2352052052052" calcext:value-type="float">
            <text:p>7.2352052052052</text:p>
          </table:table-cell>
          <table:table-cell office:value-type="float" office:value="699.840000000003" calcext:value-type="float">
            <text:p>699.840000000003</text:p>
          </table:table-cell>
          <table:table-cell table:number-columns-repeated="16382"/>
        </table:table-row>
        <table:table-row table:style-name="ro1">
          <table:table-cell office:value-type="float" office:value="7.25920920920921" calcext:value-type="float">
            <text:p>7.25920920920921</text:p>
          </table:table-cell>
          <table:table-cell office:value-type="float" office:value="702.720000000003" calcext:value-type="float">
            <text:p>702.720000000003</text:p>
          </table:table-cell>
          <table:table-cell table:number-columns-repeated="16382"/>
        </table:table-row>
        <table:table-row table:style-name="ro1">
          <table:table-cell office:value-type="float" office:value="7.28321321321321" calcext:value-type="float">
            <text:p>7.28321321321321</text:p>
          </table:table-cell>
          <table:table-cell office:value-type="float" office:value="705.600000000003" calcext:value-type="float">
            <text:p>705.600000000003</text:p>
          </table:table-cell>
          <table:table-cell table:number-columns-repeated="16382"/>
        </table:table-row>
        <table:table-row table:style-name="ro1">
          <table:table-cell office:value-type="float" office:value="7.30721721721722" calcext:value-type="float">
            <text:p>7.30721721721722</text:p>
          </table:table-cell>
          <table:table-cell office:value-type="float" office:value="708.480000000004" calcext:value-type="float">
            <text:p>708.480000000004</text:p>
          </table:table-cell>
          <table:table-cell table:number-columns-repeated="16382"/>
        </table:table-row>
        <table:table-row table:style-name="ro1">
          <table:table-cell office:value-type="float" office:value="7.33122122122122" calcext:value-type="float">
            <text:p>7.33122122122122</text:p>
          </table:table-cell>
          <table:table-cell office:value-type="float" office:value="711.360000000004" calcext:value-type="float">
            <text:p>711.360000000004</text:p>
          </table:table-cell>
          <table:table-cell table:number-columns-repeated="16382"/>
        </table:table-row>
        <table:table-row table:style-name="ro1">
          <table:table-cell office:value-type="float" office:value="7.35522522522522" calcext:value-type="float">
            <text:p>7.35522522522522</text:p>
          </table:table-cell>
          <table:table-cell office:value-type="float" office:value="714.240000000004" calcext:value-type="float">
            <text:p>714.240000000004</text:p>
          </table:table-cell>
          <table:table-cell table:number-columns-repeated="16382"/>
        </table:table-row>
        <table:table-row table:style-name="ro1">
          <table:table-cell office:value-type="float" office:value="7.37922922922923" calcext:value-type="float">
            <text:p>7.37922922922923</text:p>
          </table:table-cell>
          <table:table-cell office:value-type="float" office:value="717.120000000004" calcext:value-type="float">
            <text:p>717.120000000004</text:p>
          </table:table-cell>
          <table:table-cell table:number-columns-repeated="16382"/>
        </table:table-row>
        <table:table-row table:style-name="ro1">
          <table:table-cell office:value-type="float" office:value="7.40323323323323" calcext:value-type="float">
            <text:p>7.40323323323323</text:p>
          </table:table-cell>
          <table:table-cell office:value-type="float" office:value="720.000000000004" calcext:value-type="float">
            <text:p>720.000000000004</text:p>
          </table:table-cell>
          <table:table-cell table:number-columns-repeated="16382"/>
        </table:table-row>
        <table:table-row table:style-name="ro1">
          <table:table-cell office:value-type="float" office:value="7.42723723723724" calcext:value-type="float">
            <text:p>7.42723723723724</text:p>
          </table:table-cell>
          <table:table-cell office:value-type="float" office:value="722.880000000004" calcext:value-type="float">
            <text:p>722.880000000004</text:p>
          </table:table-cell>
          <table:table-cell table:number-columns-repeated="16382"/>
        </table:table-row>
        <table:table-row table:style-name="ro1">
          <table:table-cell office:value-type="float" office:value="7.45124124124124" calcext:value-type="float">
            <text:p>7.45124124124124</text:p>
          </table:table-cell>
          <table:table-cell office:value-type="float" office:value="725.760000000004" calcext:value-type="float">
            <text:p>725.760000000004</text:p>
          </table:table-cell>
          <table:table-cell table:number-columns-repeated="16382"/>
        </table:table-row>
        <table:table-row table:style-name="ro1">
          <table:table-cell office:value-type="float" office:value="7.47524524524524" calcext:value-type="float">
            <text:p>7.47524524524524</text:p>
          </table:table-cell>
          <table:table-cell office:value-type="float" office:value="728.640000000004" calcext:value-type="float">
            <text:p>728.640000000004</text:p>
          </table:table-cell>
          <table:table-cell table:number-columns-repeated="16382"/>
        </table:table-row>
        <table:table-row table:style-name="ro1">
          <table:table-cell office:value-type="float" office:value="7.49924924924925" calcext:value-type="float">
            <text:p>7.49924924924925</text:p>
          </table:table-cell>
          <table:table-cell office:value-type="float" office:value="731.520000000004" calcext:value-type="float">
            <text:p>731.520000000004</text:p>
          </table:table-cell>
          <table:table-cell table:number-columns-repeated="16382"/>
        </table:table-row>
        <table:table-row table:style-name="ro1">
          <table:table-cell office:value-type="float" office:value="7.52325325325325" calcext:value-type="float">
            <text:p>7.52325325325325</text:p>
          </table:table-cell>
          <table:table-cell office:value-type="float" office:value="734.400000000005" calcext:value-type="float">
            <text:p>734.400000000005</text:p>
          </table:table-cell>
          <table:table-cell table:number-columns-repeated="16382"/>
        </table:table-row>
        <table:table-row table:style-name="ro1">
          <table:table-cell office:value-type="float" office:value="7.54725725725726" calcext:value-type="float">
            <text:p>7.54725725725726</text:p>
          </table:table-cell>
          <table:table-cell office:value-type="float" office:value="737.280000000005" calcext:value-type="float">
            <text:p>737.280000000005</text:p>
          </table:table-cell>
          <table:table-cell table:number-columns-repeated="16382"/>
        </table:table-row>
        <table:table-row table:style-name="ro1">
          <table:table-cell office:value-type="float" office:value="7.57126126126126" calcext:value-type="float">
            <text:p>7.57126126126126</text:p>
          </table:table-cell>
          <table:table-cell office:value-type="float" office:value="762.000000000005" calcext:value-type="float">
            <text:p>762.000000000005</text:p>
          </table:table-cell>
          <table:table-cell table:number-columns-repeated="16382"/>
        </table:table-row>
        <table:table-row table:style-name="ro1">
          <table:table-cell office:value-type="float" office:value="7.59526526526526" calcext:value-type="float">
            <text:p>7.59526526526526</text:p>
          </table:table-cell>
          <table:table-cell office:value-type="float" office:value="786.720000000005" calcext:value-type="float">
            <text:p>786.720000000005</text:p>
          </table:table-cell>
          <table:table-cell table:number-columns-repeated="16382"/>
        </table:table-row>
        <table:table-row table:style-name="ro1">
          <table:table-cell office:value-type="float" office:value="7.61926926926927" calcext:value-type="float">
            <text:p>7.61926926926927</text:p>
          </table:table-cell>
          <table:table-cell office:value-type="float" office:value="811.440000000005" calcext:value-type="float">
            <text:p>811.440000000005</text:p>
          </table:table-cell>
          <table:table-cell table:number-columns-repeated="16382"/>
        </table:table-row>
        <table:table-row table:style-name="ro1">
          <table:table-cell office:value-type="float" office:value="7.64327327327327" calcext:value-type="float">
            <text:p>7.64327327327327</text:p>
          </table:table-cell>
          <table:table-cell office:value-type="float" office:value="836.160000000005" calcext:value-type="float">
            <text:p>836.160000000005</text:p>
          </table:table-cell>
          <table:table-cell table:number-columns-repeated="16382"/>
        </table:table-row>
        <table:table-row table:style-name="ro1">
          <table:table-cell office:value-type="float" office:value="7.66727727727728" calcext:value-type="float">
            <text:p>7.66727727727728</text:p>
          </table:table-cell>
          <table:table-cell office:value-type="float" office:value="860.880000000005" calcext:value-type="float">
            <text:p>860.880000000005</text:p>
          </table:table-cell>
          <table:table-cell table:number-columns-repeated="16382"/>
        </table:table-row>
        <table:table-row table:style-name="ro1">
          <table:table-cell office:value-type="float" office:value="7.69128128128128" calcext:value-type="float">
            <text:p>7.69128128128128</text:p>
          </table:table-cell>
          <table:table-cell office:value-type="float" office:value="885.600000000006" calcext:value-type="float">
            <text:p>885.600000000006</text:p>
          </table:table-cell>
          <table:table-cell table:number-columns-repeated="16382"/>
        </table:table-row>
        <table:table-row table:style-name="ro1">
          <table:table-cell office:value-type="float" office:value="7.71528528528528" calcext:value-type="float">
            <text:p>7.71528528528528</text:p>
          </table:table-cell>
          <table:table-cell office:value-type="float" office:value="910.320000000006" calcext:value-type="float">
            <text:p>910.320000000006</text:p>
          </table:table-cell>
          <table:table-cell table:number-columns-repeated="16382"/>
        </table:table-row>
        <table:table-row table:style-name="ro1">
          <table:table-cell office:value-type="float" office:value="7.73928928928929" calcext:value-type="float">
            <text:p>7.73928928928929</text:p>
          </table:table-cell>
          <table:table-cell office:value-type="float" office:value="933.600000000006" calcext:value-type="float">
            <text:p>933.600000000006</text:p>
          </table:table-cell>
          <table:table-cell table:number-columns-repeated="16382"/>
        </table:table-row>
        <table:table-row table:style-name="ro1">
          <table:table-cell office:value-type="float" office:value="7.76329329329329" calcext:value-type="float">
            <text:p>7.76329329329329</text:p>
          </table:table-cell>
          <table:table-cell office:value-type="float" office:value="957.600000000006" calcext:value-type="float">
            <text:p>957.600000000006</text:p>
          </table:table-cell>
          <table:table-cell table:number-columns-repeated="16382"/>
        </table:table-row>
        <table:table-row table:style-name="ro1">
          <table:table-cell office:value-type="float" office:value="7.7872972972973" calcext:value-type="float">
            <text:p>7.7872972972973</text:p>
          </table:table-cell>
          <table:table-cell office:value-type="float" office:value="981.600000000006" calcext:value-type="float">
            <text:p>981.600000000006</text:p>
          </table:table-cell>
          <table:table-cell table:number-columns-repeated="16382"/>
        </table:table-row>
        <table:table-row table:style-name="ro1">
          <table:table-cell office:value-type="float" office:value="7.8113013013013" calcext:value-type="float">
            <text:p>7.8113013013013</text:p>
          </table:table-cell>
          <table:table-cell office:value-type="float" office:value="1005.60000000001" calcext:value-type="float">
            <text:p>1005.60000000001</text:p>
          </table:table-cell>
          <table:table-cell table:number-columns-repeated="16382"/>
        </table:table-row>
        <table:table-row table:style-name="ro1">
          <table:table-cell office:value-type="float" office:value="7.8353053053053" calcext:value-type="float">
            <text:p>7.8353053053053</text:p>
          </table:table-cell>
          <table:table-cell office:value-type="float" office:value="1029.60000000001" calcext:value-type="float">
            <text:p>1029.60000000001</text:p>
          </table:table-cell>
          <table:table-cell table:number-columns-repeated="16382"/>
        </table:table-row>
        <table:table-row table:style-name="ro1">
          <table:table-cell office:value-type="float" office:value="7.85930930930931" calcext:value-type="float">
            <text:p>7.85930930930931</text:p>
          </table:table-cell>
          <table:table-cell office:value-type="float" office:value="1052.88000000001" calcext:value-type="float">
            <text:p>1052.88000000001</text:p>
          </table:table-cell>
          <table:table-cell table:number-columns-repeated="16382"/>
        </table:table-row>
        <table:table-row table:style-name="ro1">
          <table:table-cell office:value-type="float" office:value="7.88331331331331" calcext:value-type="float">
            <text:p>7.88331331331331</text:p>
          </table:table-cell>
          <table:table-cell office:value-type="float" office:value="1076.16000000001" calcext:value-type="float">
            <text:p>1076.16000000001</text:p>
          </table:table-cell>
          <table:table-cell table:number-columns-repeated="16382"/>
        </table:table-row>
        <table:table-row table:style-name="ro1">
          <table:table-cell office:value-type="float" office:value="7.90731731731732" calcext:value-type="float">
            <text:p>7.90731731731732</text:p>
          </table:table-cell>
          <table:table-cell office:value-type="float" office:value="1100.88000000001" calcext:value-type="float">
            <text:p>1100.88000000001</text:p>
          </table:table-cell>
          <table:table-cell table:number-columns-repeated="16382"/>
        </table:table-row>
        <table:table-row table:style-name="ro1">
          <table:table-cell office:value-type="float" office:value="7.93132132132132" calcext:value-type="float">
            <text:p>7.93132132132132</text:p>
          </table:table-cell>
          <table:table-cell office:value-type="float" office:value="1125.60000000001" calcext:value-type="float">
            <text:p>1125.60000000001</text:p>
          </table:table-cell>
          <table:table-cell table:number-columns-repeated="16382"/>
        </table:table-row>
        <table:table-row table:style-name="ro1">
          <table:table-cell office:value-type="float" office:value="7.95532532532532" calcext:value-type="float">
            <text:p>7.95532532532532</text:p>
          </table:table-cell>
          <table:table-cell office:value-type="float" office:value="1150.32000000001" calcext:value-type="float">
            <text:p>1150.32000000001</text:p>
          </table:table-cell>
          <table:table-cell table:number-columns-repeated="16382"/>
        </table:table-row>
        <table:table-row table:style-name="ro1">
          <table:table-cell office:value-type="float" office:value="7.97932932932933" calcext:value-type="float">
            <text:p>7.97932932932933</text:p>
          </table:table-cell>
          <table:table-cell office:value-type="float" office:value="1175.04000000001" calcext:value-type="float">
            <text:p>1175.04000000001</text:p>
          </table:table-cell>
          <table:table-cell table:number-columns-repeated="16382"/>
        </table:table-row>
        <table:table-row table:style-name="ro1">
          <table:table-cell office:value-type="float" office:value="8.00333333333333" calcext:value-type="float">
            <text:p>8.00333333333333</text:p>
          </table:table-cell>
          <table:table-cell office:value-type="float" office:value="1199.76000000001" calcext:value-type="float">
            <text:p>1199.76000000001</text:p>
          </table:table-cell>
          <table:table-cell table:number-columns-repeated="16382"/>
        </table:table-row>
        <table:table-row table:style-name="ro1">
          <table:table-cell office:value-type="float" office:value="8.02733733733734" calcext:value-type="float">
            <text:p>8.02733733733734</text:p>
          </table:table-cell>
          <table:table-cell office:value-type="float" office:value="1224.48000000001" calcext:value-type="float">
            <text:p>1224.48000000001</text:p>
          </table:table-cell>
          <table:table-cell table:number-columns-repeated="16382"/>
        </table:table-row>
        <table:table-row table:style-name="ro1">
          <table:table-cell office:value-type="float" office:value="8.05134134134134" calcext:value-type="float">
            <text:p>8.05134134134134</text:p>
          </table:table-cell>
          <table:table-cell office:value-type="float" office:value="1249.20000000001" calcext:value-type="float">
            <text:p>1249.20000000001</text:p>
          </table:table-cell>
          <table:table-cell table:number-columns-repeated="16382"/>
        </table:table-row>
        <table:table-row table:style-name="ro1">
          <table:table-cell office:value-type="float" office:value="8.07534534534534" calcext:value-type="float">
            <text:p>8.07534534534534</text:p>
          </table:table-cell>
          <table:table-cell office:value-type="float" office:value="1273.92000000001" calcext:value-type="float">
            <text:p>1273.92000000001</text:p>
          </table:table-cell>
          <table:table-cell table:number-columns-repeated="16382"/>
        </table:table-row>
        <table:table-row table:style-name="ro1">
          <table:table-cell office:value-type="float" office:value="8.09934934934935" calcext:value-type="float">
            <text:p>8.09934934934935</text:p>
          </table:table-cell>
          <table:table-cell office:value-type="float" office:value="1298.64000000001" calcext:value-type="float">
            <text:p>1298.64000000001</text:p>
          </table:table-cell>
          <table:table-cell table:number-columns-repeated="16382"/>
        </table:table-row>
        <table:table-row table:style-name="ro1">
          <table:table-cell office:value-type="float" office:value="8.12335335335335" calcext:value-type="float">
            <text:p>8.12335335335335</text:p>
          </table:table-cell>
          <table:table-cell office:value-type="float" office:value="1323.36000000001" calcext:value-type="float">
            <text:p>1323.36000000001</text:p>
          </table:table-cell>
          <table:table-cell table:number-columns-repeated="16382"/>
        </table:table-row>
        <table:table-row table:style-name="ro1">
          <table:table-cell office:value-type="float" office:value="8.14735735735736" calcext:value-type="float">
            <text:p>8.14735735735736</text:p>
          </table:table-cell>
          <table:table-cell office:value-type="float" office:value="1348.08000000001" calcext:value-type="float">
            <text:p>1348.08000000001</text:p>
          </table:table-cell>
          <table:table-cell table:number-columns-repeated="16382"/>
        </table:table-row>
        <table:table-row table:style-name="ro1">
          <table:table-cell office:value-type="float" office:value="8.17136136136136" calcext:value-type="float">
            <text:p>8.17136136136136</text:p>
          </table:table-cell>
          <table:table-cell office:value-type="float" office:value="1372.80000000001" calcext:value-type="float">
            <text:p>1372.80000000001</text:p>
          </table:table-cell>
          <table:table-cell table:number-columns-repeated="16382"/>
        </table:table-row>
        <table:table-row table:style-name="ro1">
          <table:table-cell office:value-type="float" office:value="8.19536536536536" calcext:value-type="float">
            <text:p>8.19536536536536</text:p>
          </table:table-cell>
          <table:table-cell office:value-type="float" office:value="1397.52000000001" calcext:value-type="float">
            <text:p>1397.52000000001</text:p>
          </table:table-cell>
          <table:table-cell table:number-columns-repeated="16382"/>
        </table:table-row>
        <table:table-row table:style-name="ro1">
          <table:table-cell office:value-type="float" office:value="8.21936936936937" calcext:value-type="float">
            <text:p>8.21936936936937</text:p>
          </table:table-cell>
          <table:table-cell office:value-type="float" office:value="1422.24000000001" calcext:value-type="float">
            <text:p>1422.24000000001</text:p>
          </table:table-cell>
          <table:table-cell table:number-columns-repeated="16382"/>
        </table:table-row>
        <table:table-row table:style-name="ro1">
          <table:table-cell office:value-type="float" office:value="8.24337337337337" calcext:value-type="float">
            <text:p>8.24337337337337</text:p>
          </table:table-cell>
          <table:table-cell office:value-type="float" office:value="1446.96000000001" calcext:value-type="float">
            <text:p>1446.96000000001</text:p>
          </table:table-cell>
          <table:table-cell table:number-columns-repeated="16382"/>
        </table:table-row>
        <table:table-row table:style-name="ro1">
          <table:table-cell office:value-type="float" office:value="8.26737737737738" calcext:value-type="float">
            <text:p>8.26737737737738</text:p>
          </table:table-cell>
          <table:table-cell office:value-type="float" office:value="1471.68000000001" calcext:value-type="float">
            <text:p>1471.68000000001</text:p>
          </table:table-cell>
          <table:table-cell table:number-columns-repeated="16382"/>
        </table:table-row>
        <table:table-row table:style-name="ro1">
          <table:table-cell office:value-type="float" office:value="8.29138138138138" calcext:value-type="float">
            <text:p>8.29138138138138</text:p>
          </table:table-cell>
          <table:table-cell office:value-type="float" office:value="1474.56000000001" calcext:value-type="float">
            <text:p>1474.56000000001</text:p>
          </table:table-cell>
          <table:table-cell table:number-columns-repeated="16382"/>
        </table:table-row>
        <table:table-row table:style-name="ro1">
          <table:table-cell office:value-type="float" office:value="8.31538538538539" calcext:value-type="float">
            <text:p>8.31538538538539</text:p>
          </table:table-cell>
          <table:table-cell office:value-type="float" office:value="1477.44000000001" calcext:value-type="float">
            <text:p>1477.44000000001</text:p>
          </table:table-cell>
          <table:table-cell table:number-columns-repeated="16382"/>
        </table:table-row>
        <table:table-row table:style-name="ro1">
          <table:table-cell office:value-type="float" office:value="8.33938938938939" calcext:value-type="float">
            <text:p>8.33938938938939</text:p>
          </table:table-cell>
          <table:table-cell office:value-type="float" office:value="1480.32000000001" calcext:value-type="float">
            <text:p>1480.32000000001</text:p>
          </table:table-cell>
          <table:table-cell table:number-columns-repeated="16382"/>
        </table:table-row>
        <table:table-row table:style-name="ro1">
          <table:table-cell office:value-type="float" office:value="8.36339339339339" calcext:value-type="float">
            <text:p>8.36339339339339</text:p>
          </table:table-cell>
          <table:table-cell office:value-type="float" office:value="1483.20000000001" calcext:value-type="float">
            <text:p>1483.20000000001</text:p>
          </table:table-cell>
          <table:table-cell table:number-columns-repeated="16382"/>
        </table:table-row>
        <table:table-row table:style-name="ro1">
          <table:table-cell office:value-type="float" office:value="8.3873973973974" calcext:value-type="float">
            <text:p>8.3873973973974</text:p>
          </table:table-cell>
          <table:table-cell office:value-type="float" office:value="1486.08000000001" calcext:value-type="float">
            <text:p>1486.08000000001</text:p>
          </table:table-cell>
          <table:table-cell table:number-columns-repeated="16382"/>
        </table:table-row>
        <table:table-row table:style-name="ro1">
          <table:table-cell office:value-type="float" office:value="8.4114014014014" calcext:value-type="float">
            <text:p>8.4114014014014</text:p>
          </table:table-cell>
          <table:table-cell office:value-type="float" office:value="1488.96000000001" calcext:value-type="float">
            <text:p>1488.96000000001</text:p>
          </table:table-cell>
          <table:table-cell table:number-columns-repeated="16382"/>
        </table:table-row>
        <table:table-row table:style-name="ro1">
          <table:table-cell office:value-type="float" office:value="8.43540540540541" calcext:value-type="float">
            <text:p>8.43540540540541</text:p>
          </table:table-cell>
          <table:table-cell office:value-type="float" office:value="1491.84000000001" calcext:value-type="float">
            <text:p>1491.84000000001</text:p>
          </table:table-cell>
          <table:table-cell table:number-columns-repeated="16382"/>
        </table:table-row>
        <table:table-row table:style-name="ro1">
          <table:table-cell office:value-type="float" office:value="8.45940940940941" calcext:value-type="float">
            <text:p>8.45940940940941</text:p>
          </table:table-cell>
          <table:table-cell office:value-type="float" office:value="1494.72000000001" calcext:value-type="float">
            <text:p>1494.72000000001</text:p>
          </table:table-cell>
          <table:table-cell table:number-columns-repeated="16382"/>
        </table:table-row>
        <table:table-row table:style-name="ro1">
          <table:table-cell office:value-type="float" office:value="8.48341341341341" calcext:value-type="float">
            <text:p>8.48341341341341</text:p>
          </table:table-cell>
          <table:table-cell office:value-type="float" office:value="1497.60000000001" calcext:value-type="float">
            <text:p>1497.60000000001</text:p>
          </table:table-cell>
          <table:table-cell table:number-columns-repeated="16382"/>
        </table:table-row>
        <table:table-row table:style-name="ro1">
          <table:table-cell office:value-type="float" office:value="8.50741741741742" calcext:value-type="float">
            <text:p>8.50741741741742</text:p>
          </table:table-cell>
          <table:table-cell office:value-type="float" office:value="1500.48000000001" calcext:value-type="float">
            <text:p>1500.48000000001</text:p>
          </table:table-cell>
          <table:table-cell table:number-columns-repeated="16382"/>
        </table:table-row>
        <table:table-row table:style-name="ro1">
          <table:table-cell office:value-type="float" office:value="8.53142142142142" calcext:value-type="float">
            <text:p>8.53142142142142</text:p>
          </table:table-cell>
          <table:table-cell office:value-type="float" office:value="1503.36000000001" calcext:value-type="float">
            <text:p>1503.36000000001</text:p>
          </table:table-cell>
          <table:table-cell table:number-columns-repeated="16382"/>
        </table:table-row>
        <table:table-row table:style-name="ro1">
          <table:table-cell office:value-type="float" office:value="8.55542542542542" calcext:value-type="float">
            <text:p>8.55542542542542</text:p>
          </table:table-cell>
          <table:table-cell office:value-type="float" office:value="1506.24000000001" calcext:value-type="float">
            <text:p>1506.24000000001</text:p>
          </table:table-cell>
          <table:table-cell table:number-columns-repeated="16382"/>
        </table:table-row>
        <table:table-row table:style-name="ro1">
          <table:table-cell office:value-type="float" office:value="8.57942942942943" calcext:value-type="float">
            <text:p>8.57942942942943</text:p>
          </table:table-cell>
          <table:table-cell office:value-type="float" office:value="1509.12000000001" calcext:value-type="float">
            <text:p>1509.12000000001</text:p>
          </table:table-cell>
          <table:table-cell table:number-columns-repeated="16382"/>
        </table:table-row>
        <table:table-row table:style-name="ro1">
          <table:table-cell office:value-type="float" office:value="8.60343343343343" calcext:value-type="float">
            <text:p>8.60343343343343</text:p>
          </table:table-cell>
          <table:table-cell office:value-type="float" office:value="1512.00000000001" calcext:value-type="float">
            <text:p>1512.00000000001</text:p>
          </table:table-cell>
          <table:table-cell table:number-columns-repeated="16382"/>
        </table:table-row>
        <table:table-row table:style-name="ro1">
          <table:table-cell office:value-type="float" office:value="8.62743743743744" calcext:value-type="float">
            <text:p>8.62743743743744</text:p>
          </table:table-cell>
          <table:table-cell office:value-type="float" office:value="1514.88000000001" calcext:value-type="float">
            <text:p>1514.88000000001</text:p>
          </table:table-cell>
          <table:table-cell table:number-columns-repeated="16382"/>
        </table:table-row>
        <table:table-row table:style-name="ro1">
          <table:table-cell office:value-type="float" office:value="8.65144144144144" calcext:value-type="float">
            <text:p>8.65144144144144</text:p>
          </table:table-cell>
          <table:table-cell office:value-type="float" office:value="1517.76000000001" calcext:value-type="float">
            <text:p>1517.76000000001</text:p>
          </table:table-cell>
          <table:table-cell table:number-columns-repeated="16382"/>
        </table:table-row>
        <table:table-row table:style-name="ro1">
          <table:table-cell office:value-type="float" office:value="8.67544544544544" calcext:value-type="float">
            <text:p>8.67544544544544</text:p>
          </table:table-cell>
          <table:table-cell office:value-type="float" office:value="1520.64000000001" calcext:value-type="float">
            <text:p>1520.64000000001</text:p>
          </table:table-cell>
          <table:table-cell table:number-columns-repeated="16382"/>
        </table:table-row>
        <table:table-row table:style-name="ro1">
          <table:table-cell office:value-type="float" office:value="8.69944944944945" calcext:value-type="float">
            <text:p>8.69944944944945</text:p>
          </table:table-cell>
          <table:table-cell office:value-type="float" office:value="1523.52000000001" calcext:value-type="float">
            <text:p>1523.52000000001</text:p>
          </table:table-cell>
          <table:table-cell table:number-columns-repeated="16382"/>
        </table:table-row>
        <table:table-row table:style-name="ro1">
          <table:table-cell office:value-type="float" office:value="8.72345345345345" calcext:value-type="float">
            <text:p>8.72345345345345</text:p>
          </table:table-cell>
          <table:table-cell office:value-type="float" office:value="1526.40000000001" calcext:value-type="float">
            <text:p>1526.40000000001</text:p>
          </table:table-cell>
          <table:table-cell table:number-columns-repeated="16382"/>
        </table:table-row>
        <table:table-row table:style-name="ro1">
          <table:table-cell office:value-type="float" office:value="8.74745745745746" calcext:value-type="float">
            <text:p>8.74745745745746</text:p>
          </table:table-cell>
          <table:table-cell office:value-type="float" office:value="1529.28000000001" calcext:value-type="float">
            <text:p>1529.28000000001</text:p>
          </table:table-cell>
          <table:table-cell table:number-columns-repeated="16382"/>
        </table:table-row>
        <table:table-row table:style-name="ro1">
          <table:table-cell office:value-type="float" office:value="8.77146146146146" calcext:value-type="float">
            <text:p>8.77146146146146</text:p>
          </table:table-cell>
          <table:table-cell office:value-type="float" office:value="1554.00000000001" calcext:value-type="float">
            <text:p>1554.00000000001</text:p>
          </table:table-cell>
          <table:table-cell table:number-columns-repeated="16382"/>
        </table:table-row>
        <table:table-row table:style-name="ro1">
          <table:table-cell office:value-type="float" office:value="8.79546546546546" calcext:value-type="float">
            <text:p>8.79546546546546</text:p>
          </table:table-cell>
          <table:table-cell office:value-type="float" office:value="1578.72000000001" calcext:value-type="float">
            <text:p>1578.72000000001</text:p>
          </table:table-cell>
          <table:table-cell table:number-columns-repeated="16382"/>
        </table:table-row>
        <table:table-row table:style-name="ro1">
          <table:table-cell office:value-type="float" office:value="8.81946946946947" calcext:value-type="float">
            <text:p>8.81946946946947</text:p>
          </table:table-cell>
          <table:table-cell office:value-type="float" office:value="1603.44000000001" calcext:value-type="float">
            <text:p>1603.44000000001</text:p>
          </table:table-cell>
          <table:table-cell table:number-columns-repeated="16382"/>
        </table:table-row>
        <table:table-row table:style-name="ro1">
          <table:table-cell office:value-type="float" office:value="8.84347347347347" calcext:value-type="float">
            <text:p>8.84347347347347</text:p>
          </table:table-cell>
          <table:table-cell office:value-type="float" office:value="1628.16000000001" calcext:value-type="float">
            <text:p>1628.16000000001</text:p>
          </table:table-cell>
          <table:table-cell table:number-columns-repeated="16382"/>
        </table:table-row>
        <table:table-row table:style-name="ro1">
          <table:table-cell office:value-type="float" office:value="8.86747747747748" calcext:value-type="float">
            <text:p>8.86747747747748</text:p>
          </table:table-cell>
          <table:table-cell office:value-type="float" office:value="1652.88000000001" calcext:value-type="float">
            <text:p>1652.88000000001</text:p>
          </table:table-cell>
          <table:table-cell table:number-columns-repeated="16382"/>
        </table:table-row>
        <table:table-row table:style-name="ro1">
          <table:table-cell office:value-type="float" office:value="8.89148148148148" calcext:value-type="float">
            <text:p>8.89148148148148</text:p>
          </table:table-cell>
          <table:table-cell office:value-type="float" office:value="1677.60000000001" calcext:value-type="float">
            <text:p>1677.60000000001</text:p>
          </table:table-cell>
          <table:table-cell table:number-columns-repeated="16382"/>
        </table:table-row>
        <table:table-row table:style-name="ro1">
          <table:table-cell office:value-type="float" office:value="8.91548548548548" calcext:value-type="float">
            <text:p>8.91548548548548</text:p>
          </table:table-cell>
          <table:table-cell office:value-type="float" office:value="1702.32000000001" calcext:value-type="float">
            <text:p>1702.32000000001</text:p>
          </table:table-cell>
          <table:table-cell table:number-columns-repeated="16382"/>
        </table:table-row>
        <table:table-row table:style-name="ro1">
          <table:table-cell office:value-type="float" office:value="8.93948948948949" calcext:value-type="float">
            <text:p>8.93948948948949</text:p>
          </table:table-cell>
          <table:table-cell office:value-type="float" office:value="1727.04000000001" calcext:value-type="float">
            <text:p>1727.04000000001</text:p>
          </table:table-cell>
          <table:table-cell table:number-columns-repeated="16382"/>
        </table:table-row>
        <table:table-row table:style-name="ro1">
          <table:table-cell office:value-type="float" office:value="8.96349349349349" calcext:value-type="float">
            <text:p>8.96349349349349</text:p>
          </table:table-cell>
          <table:table-cell office:value-type="float" office:value="1751.76000000001" calcext:value-type="float">
            <text:p>1751.76000000001</text:p>
          </table:table-cell>
          <table:table-cell table:number-columns-repeated="16382"/>
        </table:table-row>
        <table:table-row table:style-name="ro1">
          <table:table-cell office:value-type="float" office:value="8.9874974974975" calcext:value-type="float">
            <text:p>8.9874974974975</text:p>
          </table:table-cell>
          <table:table-cell office:value-type="float" office:value="1776.48000000001" calcext:value-type="float">
            <text:p>1776.48000000001</text:p>
          </table:table-cell>
          <table:table-cell table:number-columns-repeated="16382"/>
        </table:table-row>
        <table:table-row table:style-name="ro1">
          <table:table-cell office:value-type="float" office:value="9.0115015015015" calcext:value-type="float">
            <text:p>9.0115015015015</text:p>
          </table:table-cell>
          <table:table-cell office:value-type="float" office:value="1779.36000000001" calcext:value-type="float">
            <text:p>1779.36000000001</text:p>
          </table:table-cell>
          <table:table-cell table:number-columns-repeated="16382"/>
        </table:table-row>
        <table:table-row table:style-name="ro1">
          <table:table-cell office:value-type="float" office:value="9.03550550550551" calcext:value-type="float">
            <text:p>9.03550550550551</text:p>
          </table:table-cell>
          <table:table-cell office:value-type="float" office:value="1782.24000000001" calcext:value-type="float">
            <text:p>1782.24000000001</text:p>
          </table:table-cell>
          <table:table-cell table:number-columns-repeated="16382"/>
        </table:table-row>
        <table:table-row table:style-name="ro1">
          <table:table-cell office:value-type="float" office:value="9.05950950950951" calcext:value-type="float">
            <text:p>9.05950950950951</text:p>
          </table:table-cell>
          <table:table-cell office:value-type="float" office:value="1785.12000000001" calcext:value-type="float">
            <text:p>1785.12000000001</text:p>
          </table:table-cell>
          <table:table-cell table:number-columns-repeated="16382"/>
        </table:table-row>
        <table:table-row table:style-name="ro1">
          <table:table-cell office:value-type="float" office:value="9.08351351351351" calcext:value-type="float">
            <text:p>9.08351351351351</text:p>
          </table:table-cell>
          <table:table-cell office:value-type="float" office:value="1788.00000000001" calcext:value-type="float">
            <text:p>1788.00000000001</text:p>
          </table:table-cell>
          <table:table-cell table:number-columns-repeated="16382"/>
        </table:table-row>
        <table:table-row table:style-name="ro1">
          <table:table-cell office:value-type="float" office:value="9.10751751751752" calcext:value-type="float">
            <text:p>9.10751751751752</text:p>
          </table:table-cell>
          <table:table-cell office:value-type="float" office:value="1790.88000000001" calcext:value-type="float">
            <text:p>1790.88000000001</text:p>
          </table:table-cell>
          <table:table-cell table:number-columns-repeated="16382"/>
        </table:table-row>
        <table:table-row table:style-name="ro1">
          <table:table-cell office:value-type="float" office:value="9.13152152152152" calcext:value-type="float">
            <text:p>9.13152152152152</text:p>
          </table:table-cell>
          <table:table-cell office:value-type="float" office:value="1793.04000000001" calcext:value-type="float">
            <text:p>1793.04000000001</text:p>
          </table:table-cell>
          <table:table-cell table:number-columns-repeated="16382"/>
        </table:table-row>
        <table:table-row table:style-name="ro1">
          <table:table-cell office:value-type="float" office:value="9.15552552552552" calcext:value-type="float">
            <text:p>9.15552552552552</text:p>
          </table:table-cell>
          <table:table-cell office:value-type="float" office:value="1795.20000000001" calcext:value-type="float">
            <text:p>1795.20000000001</text:p>
          </table:table-cell>
          <table:table-cell table:number-columns-repeated="16382"/>
        </table:table-row>
        <table:table-row table:style-name="ro1">
          <table:table-cell office:value-type="float" office:value="9.17952952952953" calcext:value-type="float">
            <text:p>9.17952952952953</text:p>
          </table:table-cell>
          <table:table-cell office:value-type="float" office:value="1797.36000000001" calcext:value-type="float">
            <text:p>1797.36000000001</text:p>
          </table:table-cell>
          <table:table-cell table:number-columns-repeated="16382"/>
        </table:table-row>
        <table:table-row table:style-name="ro1">
          <table:table-cell office:value-type="float" office:value="9.20353353353353" calcext:value-type="float">
            <text:p>9.20353353353353</text:p>
          </table:table-cell>
          <table:table-cell office:value-type="float" office:value="1799.52000000001" calcext:value-type="float">
            <text:p>1799.52000000001</text:p>
          </table:table-cell>
          <table:table-cell table:number-columns-repeated="16382"/>
        </table:table-row>
        <table:table-row table:style-name="ro1">
          <table:table-cell office:value-type="float" office:value="9.22753753753754" calcext:value-type="float">
            <text:p>9.22753753753754</text:p>
          </table:table-cell>
          <table:table-cell office:value-type="float" office:value="1801.68000000001" calcext:value-type="float">
            <text:p>1801.68000000001</text:p>
          </table:table-cell>
          <table:table-cell table:number-columns-repeated="16382"/>
        </table:table-row>
        <table:table-row table:style-name="ro1">
          <table:table-cell office:value-type="float" office:value="9.25154154154154" calcext:value-type="float">
            <text:p>9.25154154154154</text:p>
          </table:table-cell>
          <table:table-cell office:value-type="float" office:value="1803.84000000001" calcext:value-type="float">
            <text:p>1803.84000000001</text:p>
          </table:table-cell>
          <table:table-cell table:number-columns-repeated="16382"/>
        </table:table-row>
        <table:table-row table:style-name="ro1">
          <table:table-cell office:value-type="float" office:value="9.27554554554554" calcext:value-type="float">
            <text:p>9.27554554554554</text:p>
          </table:table-cell>
          <table:table-cell office:value-type="float" office:value="1806.00000000001" calcext:value-type="float">
            <text:p>1806.00000000001</text:p>
          </table:table-cell>
          <table:table-cell table:number-columns-repeated="16382"/>
        </table:table-row>
        <table:table-row table:style-name="ro1">
          <table:table-cell office:value-type="float" office:value="9.29954954954955" calcext:value-type="float">
            <text:p>9.29954954954955</text:p>
          </table:table-cell>
          <table:table-cell office:value-type="float" office:value="1808.16000000001" calcext:value-type="float">
            <text:p>1808.16000000001</text:p>
          </table:table-cell>
          <table:table-cell table:number-columns-repeated="16382"/>
        </table:table-row>
        <table:table-row table:style-name="ro1">
          <table:table-cell office:value-type="float" office:value="9.32355355355355" calcext:value-type="float">
            <text:p>9.32355355355355</text:p>
          </table:table-cell>
          <table:table-cell office:value-type="float" office:value="1810.32000000001" calcext:value-type="float">
            <text:p>1810.32000000001</text:p>
          </table:table-cell>
          <table:table-cell table:number-columns-repeated="16382"/>
        </table:table-row>
        <table:table-row table:style-name="ro1">
          <table:table-cell office:value-type="float" office:value="9.34755755755756" calcext:value-type="float">
            <text:p>9.34755755755756</text:p>
          </table:table-cell>
          <table:table-cell office:value-type="float" office:value="1812.48000000001" calcext:value-type="float">
            <text:p>1812.48000000001</text:p>
          </table:table-cell>
          <table:table-cell table:number-columns-repeated="16382"/>
        </table:table-row>
        <table:table-row table:style-name="ro1">
          <table:table-cell office:value-type="float" office:value="9.37156156156156" calcext:value-type="float">
            <text:p>9.37156156156156</text:p>
          </table:table-cell>
          <table:table-cell office:value-type="float" office:value="1814.64000000001" calcext:value-type="float">
            <text:p>1814.64000000001</text:p>
          </table:table-cell>
          <table:table-cell table:number-columns-repeated="16382"/>
        </table:table-row>
        <table:table-row table:style-name="ro1">
          <table:table-cell office:value-type="float" office:value="9.39556556556556" calcext:value-type="float">
            <text:p>9.39556556556556</text:p>
          </table:table-cell>
          <table:table-cell office:value-type="float" office:value="1816.08000000001" calcext:value-type="float">
            <text:p>1816.08000000001</text:p>
          </table:table-cell>
          <table:table-cell table:number-columns-repeated="16382"/>
        </table:table-row>
        <table:table-row table:style-name="ro1">
          <table:table-cell office:value-type="float" office:value="9.41956956956957" calcext:value-type="float">
            <text:p>9.41956956956957</text:p>
          </table:table-cell>
          <table:table-cell office:value-type="float" office:value="1816.80000000001" calcext:value-type="float">
            <text:p>1816.80000000001</text:p>
          </table:table-cell>
          <table:table-cell table:number-columns-repeated="16382"/>
        </table:table-row>
        <table:table-row table:style-name="ro1">
          <table:table-cell office:value-type="float" office:value="9.44357357357357" calcext:value-type="float">
            <text:p>9.44357357357357</text:p>
          </table:table-cell>
          <table:table-cell office:value-type="float" office:value="1817.52000000001" calcext:value-type="float">
            <text:p>1817.52000000001</text:p>
          </table:table-cell>
          <table:table-cell table:number-columns-repeated="16382"/>
        </table:table-row>
        <table:table-row table:style-name="ro1">
          <table:table-cell office:value-type="float" office:value="9.46757757757758" calcext:value-type="float">
            <text:p>9.46757757757758</text:p>
          </table:table-cell>
          <table:table-cell office:value-type="float" office:value="1818.24000000001" calcext:value-type="float">
            <text:p>1818.24000000001</text:p>
          </table:table-cell>
          <table:table-cell table:number-columns-repeated="16382"/>
        </table:table-row>
        <table:table-row table:style-name="ro1">
          <table:table-cell office:value-type="float" office:value="9.49158158158158" calcext:value-type="float">
            <text:p>9.49158158158158</text:p>
          </table:table-cell>
          <table:table-cell office:value-type="float" office:value="1841.52000000001" calcext:value-type="float">
            <text:p>1841.52000000001</text:p>
          </table:table-cell>
          <table:table-cell table:number-columns-repeated="16382"/>
        </table:table-row>
        <table:table-row table:style-name="ro1">
          <table:table-cell office:value-type="float" office:value="9.51558558558558" calcext:value-type="float">
            <text:p>9.51558558558558</text:p>
          </table:table-cell>
          <table:table-cell office:value-type="float" office:value="1864.80000000001" calcext:value-type="float">
            <text:p>1864.80000000001</text:p>
          </table:table-cell>
          <table:table-cell table:number-columns-repeated="16382"/>
        </table:table-row>
        <table:table-row table:style-name="ro1">
          <table:table-cell office:value-type="float" office:value="9.53958958958959" calcext:value-type="float">
            <text:p>9.53958958958959</text:p>
          </table:table-cell>
          <table:table-cell office:value-type="float" office:value="1888.08000000001" calcext:value-type="float">
            <text:p>1888.08000000001</text:p>
          </table:table-cell>
          <table:table-cell table:number-columns-repeated="16382"/>
        </table:table-row>
        <table:table-row table:style-name="ro1">
          <table:table-cell office:value-type="float" office:value="9.56359359359359" calcext:value-type="float">
            <text:p>9.56359359359359</text:p>
          </table:table-cell>
          <table:table-cell office:value-type="float" office:value="1911.36000000001" calcext:value-type="float">
            <text:p>1911.36000000001</text:p>
          </table:table-cell>
          <table:table-cell table:number-columns-repeated="16382"/>
        </table:table-row>
        <table:table-row table:style-name="ro1">
          <table:table-cell office:value-type="float" office:value="9.5875975975976" calcext:value-type="float">
            <text:p>9.5875975975976</text:p>
          </table:table-cell>
          <table:table-cell office:value-type="float" office:value="1934.64000000001" calcext:value-type="float">
            <text:p>1934.64000000001</text:p>
          </table:table-cell>
          <table:table-cell table:number-columns-repeated="16382"/>
        </table:table-row>
        <table:table-row table:style-name="ro1">
          <table:table-cell office:value-type="float" office:value="9.6116016016016" calcext:value-type="float">
            <text:p>9.6116016016016</text:p>
          </table:table-cell>
          <table:table-cell office:value-type="float" office:value="1957.92000000001" calcext:value-type="float">
            <text:p>1957.92000000001</text:p>
          </table:table-cell>
          <table:table-cell table:number-columns-repeated="16382"/>
        </table:table-row>
        <table:table-row table:style-name="ro1">
          <table:table-cell office:value-type="float" office:value="9.63560560560561" calcext:value-type="float">
            <text:p>9.63560560560561</text:p>
          </table:table-cell>
          <table:table-cell office:value-type="float" office:value="1981.20000000001" calcext:value-type="float">
            <text:p>1981.20000000001</text:p>
          </table:table-cell>
          <table:table-cell table:number-columns-repeated="16382"/>
        </table:table-row>
        <table:table-row table:style-name="ro1">
          <table:table-cell office:value-type="float" office:value="9.65960960960961" calcext:value-type="float">
            <text:p>9.65960960960961</text:p>
          </table:table-cell>
          <table:table-cell office:value-type="float" office:value="2004.48000000001" calcext:value-type="float">
            <text:p>2004.48000000001</text:p>
          </table:table-cell>
          <table:table-cell table:number-columns-repeated="16382"/>
        </table:table-row>
        <table:table-row table:style-name="ro1">
          <table:table-cell office:value-type="float" office:value="9.68361361361361" calcext:value-type="float">
            <text:p>9.68361361361361</text:p>
          </table:table-cell>
          <table:table-cell office:value-type="float" office:value="2027.76000000001" calcext:value-type="float">
            <text:p>2027.76000000001</text:p>
          </table:table-cell>
          <table:table-cell table:number-columns-repeated="16382"/>
        </table:table-row>
        <table:table-row table:style-name="ro1">
          <table:table-cell office:value-type="float" office:value="9.70761761761762" calcext:value-type="float">
            <text:p>9.70761761761762</text:p>
          </table:table-cell>
          <table:table-cell office:value-type="float" office:value="2051.04000000001" calcext:value-type="float">
            <text:p>2051.04000000001</text:p>
          </table:table-cell>
          <table:table-cell table:number-columns-repeated="16382"/>
        </table:table-row>
        <table:table-row table:style-name="ro1">
          <table:table-cell office:value-type="float" office:value="9.73162162162162" calcext:value-type="float">
            <text:p>9.73162162162162</text:p>
          </table:table-cell>
          <table:table-cell office:value-type="float" office:value="2074.32000000001" calcext:value-type="float">
            <text:p>2074.32000000001</text:p>
          </table:table-cell>
          <table:table-cell table:number-columns-repeated="16382"/>
        </table:table-row>
        <table:table-row table:style-name="ro1">
          <table:table-cell office:value-type="float" office:value="9.75562562562562" calcext:value-type="float">
            <text:p>9.75562562562562</text:p>
          </table:table-cell>
          <table:table-cell office:value-type="float" office:value="2097.60000000001" calcext:value-type="float">
            <text:p>2097.60000000001</text:p>
          </table:table-cell>
          <table:table-cell table:number-columns-repeated="16382"/>
        </table:table-row>
        <table:table-row table:style-name="ro1">
          <table:table-cell office:value-type="float" office:value="9.77962962962963" calcext:value-type="float">
            <text:p>9.77962962962963</text:p>
          </table:table-cell>
          <table:table-cell office:value-type="float" office:value="2120.88000000001" calcext:value-type="float">
            <text:p>2120.88000000001</text:p>
          </table:table-cell>
          <table:table-cell table:number-columns-repeated="16382"/>
        </table:table-row>
        <table:table-row table:style-name="ro1">
          <table:table-cell office:value-type="float" office:value="9.80363363363363" calcext:value-type="float">
            <text:p>9.80363363363363</text:p>
          </table:table-cell>
          <table:table-cell office:value-type="float" office:value="2144.16000000001" calcext:value-type="float">
            <text:p>2144.16000000001</text:p>
          </table:table-cell>
          <table:table-cell table:number-columns-repeated="16382"/>
        </table:table-row>
        <table:table-row table:style-name="ro1">
          <table:table-cell office:value-type="float" office:value="9.82763763763764" calcext:value-type="float">
            <text:p>9.82763763763764</text:p>
          </table:table-cell>
          <table:table-cell office:value-type="float" office:value="2167.44000000001" calcext:value-type="float">
            <text:p>2167.44000000001</text:p>
          </table:table-cell>
          <table:table-cell table:number-columns-repeated="16382"/>
        </table:table-row>
        <table:table-row table:style-name="ro1">
          <table:table-cell office:value-type="float" office:value="9.85164164164164" calcext:value-type="float">
            <text:p>9.85164164164164</text:p>
          </table:table-cell>
          <table:table-cell office:value-type="float" office:value="2190.72000000001" calcext:value-type="float">
            <text:p>2190.72000000001</text:p>
          </table:table-cell>
          <table:table-cell table:number-columns-repeated="16382"/>
        </table:table-row>
        <table:table-row table:style-name="ro1">
          <table:table-cell office:value-type="float" office:value="9.87564564564564" calcext:value-type="float">
            <text:p>9.87564564564564</text:p>
          </table:table-cell>
          <table:table-cell office:value-type="float" office:value="2214.00000000001" calcext:value-type="float">
            <text:p>2214.00000000001</text:p>
          </table:table-cell>
          <table:table-cell table:number-columns-repeated="16382"/>
        </table:table-row>
        <table:table-row table:style-name="ro1">
          <table:table-cell office:value-type="float" office:value="9.89964964964965" calcext:value-type="float">
            <text:p>9.89964964964965</text:p>
          </table:table-cell>
          <table:table-cell office:value-type="float" office:value="2237.28000000001" calcext:value-type="float">
            <text:p>2237.28000000001</text:p>
          </table:table-cell>
          <table:table-cell table:number-columns-repeated="16382"/>
        </table:table-row>
        <table:table-row table:style-name="ro1">
          <table:table-cell office:value-type="float" office:value="9.92365365365365" calcext:value-type="float">
            <text:p>9.92365365365365</text:p>
          </table:table-cell>
          <table:table-cell office:value-type="float" office:value="2260.56000000001" calcext:value-type="float">
            <text:p>2260.56000000001</text:p>
          </table:table-cell>
          <table:table-cell table:number-columns-repeated="16382"/>
        </table:table-row>
        <table:table-row table:style-name="ro1">
          <table:table-cell office:value-type="float" office:value="9.94765765765766" calcext:value-type="float">
            <text:p>9.94765765765766</text:p>
          </table:table-cell>
          <table:table-cell office:value-type="float" office:value="2283.12000000001" calcext:value-type="float">
            <text:p>2283.12000000001</text:p>
          </table:table-cell>
          <table:table-cell table:number-columns-repeated="16382"/>
        </table:table-row>
        <table:table-row table:style-name="ro1">
          <table:table-cell office:value-type="float" office:value="9.97166166166166" calcext:value-type="float">
            <text:p>9.97166166166166</text:p>
          </table:table-cell>
          <table:table-cell office:value-type="float" office:value="2305.68000000001" calcext:value-type="float">
            <text:p>2305.68000000001</text:p>
          </table:table-cell>
          <table:table-cell table:number-columns-repeated="16382"/>
        </table:table-row>
        <table:table-row table:style-name="ro1">
          <table:table-cell office:value-type="float" office:value="9.99566566566566" calcext:value-type="float">
            <text:p>9.99566566566566</text:p>
          </table:table-cell>
          <table:table-cell office:value-type="float" office:value="2328.24000000001" calcext:value-type="float">
            <text:p>2328.24000000001</text:p>
          </table:table-cell>
          <table:table-cell table:number-columns-repeated="16382"/>
        </table:table-row>
        <table:table-row table:style-name="ro1">
          <table:table-cell office:value-type="float" office:value="10.0196696696697" calcext:value-type="float">
            <text:p>10.0196696696697</text:p>
          </table:table-cell>
          <table:table-cell office:value-type="float" office:value="2328.96000000001" calcext:value-type="float">
            <text:p>2328.96000000001</text:p>
          </table:table-cell>
          <table:table-cell table:number-columns-repeated="16382"/>
        </table:table-row>
        <table:table-row table:style-name="ro1">
          <table:table-cell office:value-type="float" office:value="10.0436736736737" calcext:value-type="float">
            <text:p>10.0436736736737</text:p>
          </table:table-cell>
          <table:table-cell office:value-type="float" office:value="2329.68000000001" calcext:value-type="float">
            <text:p>2329.68000000001</text:p>
          </table:table-cell>
          <table:table-cell table:number-columns-repeated="16382"/>
        </table:table-row>
        <table:table-row table:style-name="ro1">
          <table:table-cell office:value-type="float" office:value="10.0676776776777" calcext:value-type="float">
            <text:p>10.0676776776777</text:p>
          </table:table-cell>
          <table:table-cell office:value-type="float" office:value="2330.40000000001" calcext:value-type="float">
            <text:p>2330.40000000001</text:p>
          </table:table-cell>
          <table:table-cell table:number-columns-repeated="16382"/>
        </table:table-row>
        <table:table-row table:style-name="ro1">
          <table:table-cell office:value-type="float" office:value="10.0916816816817" calcext:value-type="float">
            <text:p>10.0916816816817</text:p>
          </table:table-cell>
          <table:table-cell office:value-type="float" office:value="2331.12000000001" calcext:value-type="float">
            <text:p>2331.12000000001</text:p>
          </table:table-cell>
          <table:table-cell table:number-columns-repeated="16382"/>
        </table:table-row>
        <table:table-row table:style-name="ro1">
          <table:table-cell office:value-type="float" office:value="10.1156856856857" calcext:value-type="float">
            <text:p>10.1156856856857</text:p>
          </table:table-cell>
          <table:table-cell office:value-type="float" office:value="2331.84000000001" calcext:value-type="float">
            <text:p>2331.84000000001</text:p>
          </table:table-cell>
          <table:table-cell table:number-columns-repeated="16382"/>
        </table:table-row>
        <table:table-row table:style-name="ro1">
          <table:table-cell office:value-type="float" office:value="10.1396896896897" calcext:value-type="float">
            <text:p>10.1396896896897</text:p>
          </table:table-cell>
          <table:table-cell office:value-type="float" office:value="2332.56000000001" calcext:value-type="float">
            <text:p>2332.56000000001</text:p>
          </table:table-cell>
          <table:table-cell table:number-columns-repeated="16382"/>
        </table:table-row>
        <table:table-row table:style-name="ro1">
          <table:table-cell office:value-type="float" office:value="10.1636936936937" calcext:value-type="float">
            <text:p>10.1636936936937</text:p>
          </table:table-cell>
          <table:table-cell office:value-type="float" office:value="2333.28000000001" calcext:value-type="float">
            <text:p>2333.28000000001</text:p>
          </table:table-cell>
          <table:table-cell table:number-columns-repeated="16382"/>
        </table:table-row>
        <table:table-row table:style-name="ro1">
          <table:table-cell office:value-type="float" office:value="10.1876976976977" calcext:value-type="float">
            <text:p>10.1876976976977</text:p>
          </table:table-cell>
          <table:table-cell office:value-type="float" office:value="2334.00000000001" calcext:value-type="float">
            <text:p>2334.00000000001</text:p>
          </table:table-cell>
          <table:table-cell table:number-columns-repeated="16382"/>
        </table:table-row>
        <table:table-row table:style-name="ro1">
          <table:table-cell office:value-type="float" office:value="10.2117017017017" calcext:value-type="float">
            <text:p>10.2117017017017</text:p>
          </table:table-cell>
          <table:table-cell office:value-type="float" office:value="2334.72000000001" calcext:value-type="float">
            <text:p>2334.72000000001</text:p>
          </table:table-cell>
          <table:table-cell table:number-columns-repeated="16382"/>
        </table:table-row>
        <table:table-row table:style-name="ro1">
          <table:table-cell office:value-type="float" office:value="10.2357057057057" calcext:value-type="float">
            <text:p>10.2357057057057</text:p>
          </table:table-cell>
          <table:table-cell office:value-type="float" office:value="2335.44000000001" calcext:value-type="float">
            <text:p>2335.44000000001</text:p>
          </table:table-cell>
          <table:table-cell table:number-columns-repeated="16382"/>
        </table:table-row>
        <table:table-row table:style-name="ro1">
          <table:table-cell office:value-type="float" office:value="10.2597097097097" calcext:value-type="float">
            <text:p>10.2597097097097</text:p>
          </table:table-cell>
          <table:table-cell office:value-type="float" office:value="2336.88000000001" calcext:value-type="float">
            <text:p>2336.88000000001</text:p>
          </table:table-cell>
          <table:table-cell table:number-columns-repeated="16382"/>
        </table:table-row>
        <table:table-row table:style-name="ro1">
          <table:table-cell office:value-type="float" office:value="10.2837137137137" calcext:value-type="float">
            <text:p>10.2837137137137</text:p>
          </table:table-cell>
          <table:table-cell office:value-type="float" office:value="2338.32000000001" calcext:value-type="float">
            <text:p>2338.32000000001</text:p>
          </table:table-cell>
          <table:table-cell table:number-columns-repeated="16382"/>
        </table:table-row>
        <table:table-row table:style-name="ro1">
          <table:table-cell office:value-type="float" office:value="10.3077177177177" calcext:value-type="float">
            <text:p>10.3077177177177</text:p>
          </table:table-cell>
          <table:table-cell office:value-type="float" office:value="2339.76" calcext:value-type="float">
            <text:p>2339.76</text:p>
          </table:table-cell>
          <table:table-cell table:number-columns-repeated="16382"/>
        </table:table-row>
        <table:table-row table:style-name="ro1">
          <table:table-cell office:value-type="float" office:value="10.3317217217217" calcext:value-type="float">
            <text:p>10.3317217217217</text:p>
          </table:table-cell>
          <table:table-cell office:value-type="float" office:value="2341.2" calcext:value-type="float">
            <text:p>2341.2</text:p>
          </table:table-cell>
          <table:table-cell table:number-columns-repeated="16382"/>
        </table:table-row>
        <table:table-row table:style-name="ro1">
          <table:table-cell office:value-type="float" office:value="10.3557257257257" calcext:value-type="float">
            <text:p>10.3557257257257</text:p>
          </table:table-cell>
          <table:table-cell office:value-type="float" office:value="2364.48" calcext:value-type="float">
            <text:p>2364.48</text:p>
          </table:table-cell>
          <table:table-cell table:number-columns-repeated="16382"/>
        </table:table-row>
        <table:table-row table:style-name="ro1">
          <table:table-cell office:value-type="float" office:value="10.3797297297297" calcext:value-type="float">
            <text:p>10.3797297297297</text:p>
          </table:table-cell>
          <table:table-cell office:value-type="float" office:value="2387.76" calcext:value-type="float">
            <text:p>2387.76</text:p>
          </table:table-cell>
          <table:table-cell table:number-columns-repeated="16382"/>
        </table:table-row>
        <table:table-row table:style-name="ro1">
          <table:table-cell office:value-type="float" office:value="10.4037337337337" calcext:value-type="float">
            <text:p>10.4037337337337</text:p>
          </table:table-cell>
          <table:table-cell office:value-type="float" office:value="2411.04" calcext:value-type="float">
            <text:p>2411.04</text:p>
          </table:table-cell>
          <table:table-cell table:number-columns-repeated="16382"/>
        </table:table-row>
        <table:table-row table:style-name="ro1">
          <table:table-cell office:value-type="float" office:value="10.4277377377377" calcext:value-type="float">
            <text:p>10.4277377377377</text:p>
          </table:table-cell>
          <table:table-cell office:value-type="float" office:value="2434.32" calcext:value-type="float">
            <text:p>2434.32</text:p>
          </table:table-cell>
          <table:table-cell table:number-columns-repeated="16382"/>
        </table:table-row>
        <table:table-row table:style-name="ro1">
          <table:table-cell office:value-type="float" office:value="10.4517417417417" calcext:value-type="float">
            <text:p>10.4517417417417</text:p>
          </table:table-cell>
          <table:table-cell office:value-type="float" office:value="2457.6" calcext:value-type="float">
            <text:p>2457.6</text:p>
          </table:table-cell>
          <table:table-cell table:number-columns-repeated="16382"/>
        </table:table-row>
        <table:table-row table:style-name="ro1">
          <table:table-cell office:value-type="float" office:value="10.4757457457457" calcext:value-type="float">
            <text:p>10.4757457457457</text:p>
          </table:table-cell>
          <table:table-cell office:value-type="float" office:value="2480.88" calcext:value-type="float">
            <text:p>2480.88</text:p>
          </table:table-cell>
          <table:table-cell table:number-columns-repeated="16382"/>
        </table:table-row>
        <table:table-row table:style-name="ro1">
          <table:table-cell office:value-type="float" office:value="10.4997497497497" calcext:value-type="float">
            <text:p>10.4997497497497</text:p>
          </table:table-cell>
          <table:table-cell office:value-type="float" office:value="2504.16" calcext:value-type="float">
            <text:p>2504.16</text:p>
          </table:table-cell>
          <table:table-cell table:number-columns-repeated="16382"/>
        </table:table-row>
        <table:table-row table:style-name="ro1">
          <table:table-cell office:value-type="float" office:value="10.5237537537538" calcext:value-type="float">
            <text:p>10.5237537537538</text:p>
          </table:table-cell>
          <table:table-cell office:value-type="float" office:value="2527.44" calcext:value-type="float">
            <text:p>2527.44</text:p>
          </table:table-cell>
          <table:table-cell table:number-columns-repeated="16382"/>
        </table:table-row>
        <table:table-row table:style-name="ro1">
          <table:table-cell office:value-type="float" office:value="10.5477577577578" calcext:value-type="float">
            <text:p>10.5477577577578</text:p>
          </table:table-cell>
          <table:table-cell office:value-type="float" office:value="2550.72" calcext:value-type="float">
            <text:p>2550.72</text:p>
          </table:table-cell>
          <table:table-cell table:number-columns-repeated="16382"/>
        </table:table-row>
        <table:table-row table:style-name="ro1">
          <table:table-cell office:value-type="float" office:value="10.5717617617618" calcext:value-type="float">
            <text:p>10.5717617617618</text:p>
          </table:table-cell>
          <table:table-cell office:value-type="float" office:value="2574" calcext:value-type="float">
            <text:p>2574</text:p>
          </table:table-cell>
          <table:table-cell table:number-columns-repeated="16382"/>
        </table:table-row>
        <table:table-row table:style-name="ro1">
          <table:table-cell office:value-type="float" office:value="10.5957657657658" calcext:value-type="float">
            <text:p>10.5957657657658</text:p>
          </table:table-cell>
          <table:table-cell office:value-type="float" office:value="2598" calcext:value-type="float">
            <text:p>2598</text:p>
          </table:table-cell>
          <table:table-cell table:number-columns-repeated="16382"/>
        </table:table-row>
        <table:table-row table:style-name="ro1">
          <table:table-cell office:value-type="float" office:value="10.6197697697698" calcext:value-type="float">
            <text:p>10.6197697697698</text:p>
          </table:table-cell>
          <table:table-cell office:value-type="float" office:value="2622" calcext:value-type="float">
            <text:p>2622</text:p>
          </table:table-cell>
          <table:table-cell table:number-columns-repeated="16382"/>
        </table:table-row>
        <table:table-row table:style-name="ro1">
          <table:table-cell office:value-type="float" office:value="10.6437737737738" calcext:value-type="float">
            <text:p>10.6437737737738</text:p>
          </table:table-cell>
          <table:table-cell office:value-type="float" office:value="2646" calcext:value-type="float">
            <text:p>2646</text:p>
          </table:table-cell>
          <table:table-cell table:number-columns-repeated="16382"/>
        </table:table-row>
        <table:table-row table:style-name="ro1">
          <table:table-cell office:value-type="float" office:value="10.6677777777778" calcext:value-type="float">
            <text:p>10.6677777777778</text:p>
          </table:table-cell>
          <table:table-cell office:value-type="float" office:value="2691.84" calcext:value-type="float">
            <text:p>2691.84</text:p>
          </table:table-cell>
          <table:table-cell table:number-columns-repeated="16382"/>
        </table:table-row>
        <table:table-row table:style-name="ro1">
          <table:table-cell office:value-type="float" office:value="10.6917817817818" calcext:value-type="float">
            <text:p>10.6917817817818</text:p>
          </table:table-cell>
          <table:table-cell office:value-type="float" office:value="2737.68" calcext:value-type="float">
            <text:p>2737.68</text:p>
          </table:table-cell>
          <table:table-cell table:number-columns-repeated="16382"/>
        </table:table-row>
        <table:table-row table:style-name="ro1">
          <table:table-cell office:value-type="float" office:value="10.7157857857858" calcext:value-type="float">
            <text:p>10.7157857857858</text:p>
          </table:table-cell>
          <table:table-cell office:value-type="float" office:value="2783.52" calcext:value-type="float">
            <text:p>2783.52</text:p>
          </table:table-cell>
          <table:table-cell table:number-columns-repeated="16382"/>
        </table:table-row>
        <table:table-row table:style-name="ro1">
          <table:table-cell office:value-type="float" office:value="10.7397897897898" calcext:value-type="float">
            <text:p>10.7397897897898</text:p>
          </table:table-cell>
          <table:table-cell office:value-type="float" office:value="2829.36" calcext:value-type="float">
            <text:p>2829.36</text:p>
          </table:table-cell>
          <table:table-cell table:number-columns-repeated="16382"/>
        </table:table-row>
        <table:table-row table:style-name="ro1">
          <table:table-cell office:value-type="float" office:value="10.7637937937938" calcext:value-type="float">
            <text:p>10.7637937937938</text:p>
          </table:table-cell>
          <table:table-cell office:value-type="float" office:value="2853.36" calcext:value-type="float">
            <text:p>2853.36</text:p>
          </table:table-cell>
          <table:table-cell table:number-columns-repeated="16382"/>
        </table:table-row>
        <table:table-row table:style-name="ro1">
          <table:table-cell office:value-type="float" office:value="10.7877977977978" calcext:value-type="float">
            <text:p>10.7877977977978</text:p>
          </table:table-cell>
          <table:table-cell office:value-type="float" office:value="2877.36" calcext:value-type="float">
            <text:p>2877.36</text:p>
          </table:table-cell>
          <table:table-cell table:number-columns-repeated="16382"/>
        </table:table-row>
        <table:table-row table:style-name="ro1">
          <table:table-cell office:value-type="float" office:value="10.8118018018018" calcext:value-type="float">
            <text:p>10.8118018018018</text:p>
          </table:table-cell>
          <table:table-cell office:value-type="float" office:value="2901.36" calcext:value-type="float">
            <text:p>2901.36</text:p>
          </table:table-cell>
          <table:table-cell table:number-columns-repeated="16382"/>
        </table:table-row>
        <table:table-row table:style-name="ro1">
          <table:table-cell office:value-type="float" office:value="10.8358058058058" calcext:value-type="float">
            <text:p>10.8358058058058</text:p>
          </table:table-cell>
          <table:table-cell office:value-type="float" office:value="2925.36" calcext:value-type="float">
            <text:p>2925.36</text:p>
          </table:table-cell>
          <table:table-cell table:number-columns-repeated="16382"/>
        </table:table-row>
        <table:table-row table:style-name="ro1">
          <table:table-cell office:value-type="float" office:value="10.8598098098098" calcext:value-type="float">
            <text:p>10.8598098098098</text:p>
          </table:table-cell>
          <table:table-cell office:value-type="float" office:value="2949.36" calcext:value-type="float">
            <text:p>2949.36</text:p>
          </table:table-cell>
          <table:table-cell table:number-columns-repeated="16382"/>
        </table:table-row>
        <table:table-row table:style-name="ro1">
          <table:table-cell office:value-type="float" office:value="10.8838138138138" calcext:value-type="float">
            <text:p>10.8838138138138</text:p>
          </table:table-cell>
          <table:table-cell office:value-type="float" office:value="2973.36" calcext:value-type="float">
            <text:p>2973.36</text:p>
          </table:table-cell>
          <table:table-cell table:number-columns-repeated="16382"/>
        </table:table-row>
        <table:table-row table:style-name="ro1">
          <table:table-cell office:value-type="float" office:value="10.9078178178178" calcext:value-type="float">
            <text:p>10.9078178178178</text:p>
          </table:table-cell>
          <table:table-cell office:value-type="float" office:value="2997.36" calcext:value-type="float">
            <text:p>2997.36</text:p>
          </table:table-cell>
          <table:table-cell table:number-columns-repeated="16382"/>
        </table:table-row>
        <table:table-row table:style-name="ro1">
          <table:table-cell office:value-type="float" office:value="10.9318218218218" calcext:value-type="float">
            <text:p>10.9318218218218</text:p>
          </table:table-cell>
          <table:table-cell office:value-type="float" office:value="3021.36" calcext:value-type="float">
            <text:p>3021.36</text:p>
          </table:table-cell>
          <table:table-cell table:number-columns-repeated="16382"/>
        </table:table-row>
        <table:table-row table:style-name="ro1">
          <table:table-cell office:value-type="float" office:value="10.9558258258258" calcext:value-type="float">
            <text:p>10.9558258258258</text:p>
          </table:table-cell>
          <table:table-cell office:value-type="float" office:value="3023.52" calcext:value-type="float">
            <text:p>3023.52</text:p>
          </table:table-cell>
          <table:table-cell table:number-columns-repeated="16382"/>
        </table:table-row>
        <table:table-row table:style-name="ro1">
          <table:table-cell office:value-type="float" office:value="10.9798298298298" calcext:value-type="float">
            <text:p>10.9798298298298</text:p>
          </table:table-cell>
          <table:table-cell office:value-type="float" office:value="3047.51999999999" calcext:value-type="float">
            <text:p>3047.51999999999</text:p>
          </table:table-cell>
          <table:table-cell table:number-columns-repeated="16382"/>
        </table:table-row>
        <table:table-row table:style-name="ro1">
          <table:table-cell office:value-type="float" office:value="11.0038338338338" calcext:value-type="float">
            <text:p>11.0038338338338</text:p>
          </table:table-cell>
          <table:table-cell office:value-type="float" office:value="3071.51999999999" calcext:value-type="float">
            <text:p>3071.51999999999</text:p>
          </table:table-cell>
          <table:table-cell table:number-columns-repeated="16382"/>
        </table:table-row>
        <table:table-row table:style-name="ro1">
          <table:table-cell office:value-type="float" office:value="11.0278378378378" calcext:value-type="float">
            <text:p>11.0278378378378</text:p>
          </table:table-cell>
          <table:table-cell office:value-type="float" office:value="3095.51999999999" calcext:value-type="float">
            <text:p>3095.51999999999</text:p>
          </table:table-cell>
          <table:table-cell table:number-columns-repeated="16382"/>
        </table:table-row>
        <table:table-row table:style-name="ro1">
          <table:table-cell office:value-type="float" office:value="11.0518418418418" calcext:value-type="float">
            <text:p>11.0518418418418</text:p>
          </table:table-cell>
          <table:table-cell office:value-type="float" office:value="3119.51999999999" calcext:value-type="float">
            <text:p>3119.51999999999</text:p>
          </table:table-cell>
          <table:table-cell table:number-columns-repeated="16382"/>
        </table:table-row>
        <table:table-row table:style-name="ro1">
          <table:table-cell office:value-type="float" office:value="11.0758458458458" calcext:value-type="float">
            <text:p>11.0758458458458</text:p>
          </table:table-cell>
          <table:table-cell office:value-type="float" office:value="3143.51999999999" calcext:value-type="float">
            <text:p>3143.51999999999</text:p>
          </table:table-cell>
          <table:table-cell table:number-columns-repeated="16382"/>
        </table:table-row>
        <table:table-row table:style-name="ro1">
          <table:table-cell office:value-type="float" office:value="11.0998498498498" calcext:value-type="float">
            <text:p>11.0998498498498</text:p>
          </table:table-cell>
          <table:table-cell office:value-type="float" office:value="3167.51999999999" calcext:value-type="float">
            <text:p>3167.51999999999</text:p>
          </table:table-cell>
          <table:table-cell table:number-columns-repeated="16382"/>
        </table:table-row>
        <table:table-row table:style-name="ro1">
          <table:table-cell office:value-type="float" office:value="11.1238538538539" calcext:value-type="float">
            <text:p>11.1238538538539</text:p>
          </table:table-cell>
          <table:table-cell office:value-type="float" office:value="3191.51999999999" calcext:value-type="float">
            <text:p>3191.51999999999</text:p>
          </table:table-cell>
          <table:table-cell table:number-columns-repeated="16382"/>
        </table:table-row>
        <table:table-row table:style-name="ro1">
          <table:table-cell office:value-type="float" office:value="11.1478578578579" calcext:value-type="float">
            <text:p>11.1478578578579</text:p>
          </table:table-cell>
          <table:table-cell office:value-type="float" office:value="3215.51999999999" calcext:value-type="float">
            <text:p>3215.51999999999</text:p>
          </table:table-cell>
          <table:table-cell table:number-columns-repeated="16382"/>
        </table:table-row>
        <table:table-row table:style-name="ro1">
          <table:table-cell office:value-type="float" office:value="11.1718618618619" calcext:value-type="float">
            <text:p>11.1718618618619</text:p>
          </table:table-cell>
          <table:table-cell office:value-type="float" office:value="3239.51999999999" calcext:value-type="float">
            <text:p>3239.51999999999</text:p>
          </table:table-cell>
          <table:table-cell table:number-columns-repeated="16382"/>
        </table:table-row>
        <table:table-row table:style-name="ro1">
          <table:table-cell office:value-type="float" office:value="11.1958658658659" calcext:value-type="float">
            <text:p>11.1958658658659</text:p>
          </table:table-cell>
          <table:table-cell office:value-type="float" office:value="3263.51999999999" calcext:value-type="float">
            <text:p>3263.51999999999</text:p>
          </table:table-cell>
          <table:table-cell table:number-columns-repeated="16382"/>
        </table:table-row>
        <table:table-row table:style-name="ro1">
          <table:table-cell office:value-type="float" office:value="11.2198698698699" calcext:value-type="float">
            <text:p>11.2198698698699</text:p>
          </table:table-cell>
          <table:table-cell office:value-type="float" office:value="3287.51999999999" calcext:value-type="float">
            <text:p>3287.51999999999</text:p>
          </table:table-cell>
          <table:table-cell table:number-columns-repeated="16382"/>
        </table:table-row>
        <table:table-row table:style-name="ro1">
          <table:table-cell office:value-type="float" office:value="11.2438738738739" calcext:value-type="float">
            <text:p>11.2438738738739</text:p>
          </table:table-cell>
          <table:table-cell office:value-type="float" office:value="3311.51999999999" calcext:value-type="float">
            <text:p>3311.51999999999</text:p>
          </table:table-cell>
          <table:table-cell table:number-columns-repeated="16382"/>
        </table:table-row>
        <table:table-row table:style-name="ro1">
          <table:table-cell office:value-type="float" office:value="11.2678778778779" calcext:value-type="float">
            <text:p>11.2678778778779</text:p>
          </table:table-cell>
          <table:table-cell office:value-type="float" office:value="3314.39999999999" calcext:value-type="float">
            <text:p>3314.39999999999</text:p>
          </table:table-cell>
          <table:table-cell table:number-columns-repeated="16382"/>
        </table:table-row>
        <table:table-row table:style-name="ro1">
          <table:table-cell office:value-type="float" office:value="11.2918818818819" calcext:value-type="float">
            <text:p>11.2918818818819</text:p>
          </table:table-cell>
          <table:table-cell office:value-type="float" office:value="3317.27999999999" calcext:value-type="float">
            <text:p>3317.27999999999</text:p>
          </table:table-cell>
          <table:table-cell table:number-columns-repeated="16382"/>
        </table:table-row>
        <table:table-row table:style-name="ro1">
          <table:table-cell office:value-type="float" office:value="11.3158858858859" calcext:value-type="float">
            <text:p>11.3158858858859</text:p>
          </table:table-cell>
          <table:table-cell office:value-type="float" office:value="3320.15999999999" calcext:value-type="float">
            <text:p>3320.15999999999</text:p>
          </table:table-cell>
          <table:table-cell table:number-columns-repeated="16382"/>
        </table:table-row>
        <table:table-row table:style-name="ro1">
          <table:table-cell office:value-type="float" office:value="11.3398898898899" calcext:value-type="float">
            <text:p>11.3398898898899</text:p>
          </table:table-cell>
          <table:table-cell office:value-type="float" office:value="3323.03999999999" calcext:value-type="float">
            <text:p>3323.03999999999</text:p>
          </table:table-cell>
          <table:table-cell table:number-columns-repeated="16382"/>
        </table:table-row>
        <table:table-row table:style-name="ro1">
          <table:table-cell office:value-type="float" office:value="11.3638938938939" calcext:value-type="float">
            <text:p>11.3638938938939</text:p>
          </table:table-cell>
          <table:table-cell office:value-type="float" office:value="3325.91999999999" calcext:value-type="float">
            <text:p>3325.91999999999</text:p>
          </table:table-cell>
          <table:table-cell table:number-columns-repeated="16382"/>
        </table:table-row>
        <table:table-row table:style-name="ro1">
          <table:table-cell office:value-type="float" office:value="11.3878978978979" calcext:value-type="float">
            <text:p>11.3878978978979</text:p>
          </table:table-cell>
          <table:table-cell office:value-type="float" office:value="3328.79999999998" calcext:value-type="float">
            <text:p>3328.79999999998</text:p>
          </table:table-cell>
          <table:table-cell table:number-columns-repeated="16382"/>
        </table:table-row>
        <table:table-row table:style-name="ro1">
          <table:table-cell office:value-type="float" office:value="11.4119019019019" calcext:value-type="float">
            <text:p>11.4119019019019</text:p>
          </table:table-cell>
          <table:table-cell office:value-type="float" office:value="3331.67999999998" calcext:value-type="float">
            <text:p>3331.67999999998</text:p>
          </table:table-cell>
          <table:table-cell table:number-columns-repeated="16382"/>
        </table:table-row>
        <table:table-row table:style-name="ro1">
          <table:table-cell office:value-type="float" office:value="11.4359059059059" calcext:value-type="float">
            <text:p>11.4359059059059</text:p>
          </table:table-cell>
          <table:table-cell office:value-type="float" office:value="3334.55999999998" calcext:value-type="float">
            <text:p>3334.55999999998</text:p>
          </table:table-cell>
          <table:table-cell table:number-columns-repeated="16382"/>
        </table:table-row>
        <table:table-row table:style-name="ro1">
          <table:table-cell office:value-type="float" office:value="11.4599099099099" calcext:value-type="float">
            <text:p>11.4599099099099</text:p>
          </table:table-cell>
          <table:table-cell office:value-type="float" office:value="3337.43999999998" calcext:value-type="float">
            <text:p>3337.43999999998</text:p>
          </table:table-cell>
          <table:table-cell table:number-columns-repeated="16382"/>
        </table:table-row>
        <table:table-row table:style-name="ro1">
          <table:table-cell office:value-type="float" office:value="11.4839139139139" calcext:value-type="float">
            <text:p>11.4839139139139</text:p>
          </table:table-cell>
          <table:table-cell office:value-type="float" office:value="3340.31999999998" calcext:value-type="float">
            <text:p>3340.31999999998</text:p>
          </table:table-cell>
          <table:table-cell table:number-columns-repeated="16382"/>
        </table:table-row>
        <table:table-row table:style-name="ro1">
          <table:table-cell office:value-type="float" office:value="11.5079179179179" calcext:value-type="float">
            <text:p>11.5079179179179</text:p>
          </table:table-cell>
          <table:table-cell office:value-type="float" office:value="3343.19999999998" calcext:value-type="float">
            <text:p>3343.19999999998</text:p>
          </table:table-cell>
          <table:table-cell table:number-columns-repeated="16382"/>
        </table:table-row>
        <table:table-row table:style-name="ro1">
          <table:table-cell office:value-type="float" office:value="11.5319219219219" calcext:value-type="float">
            <text:p>11.5319219219219</text:p>
          </table:table-cell>
          <table:table-cell office:value-type="float" office:value="3346.07999999998" calcext:value-type="float">
            <text:p>3346.07999999998</text:p>
          </table:table-cell>
          <table:table-cell table:number-columns-repeated="16382"/>
        </table:table-row>
        <table:table-row table:style-name="ro1">
          <table:table-cell office:value-type="float" office:value="11.5559259259259" calcext:value-type="float">
            <text:p>11.5559259259259</text:p>
          </table:table-cell>
          <table:table-cell office:value-type="float" office:value="3348.95999999998" calcext:value-type="float">
            <text:p>3348.95999999998</text:p>
          </table:table-cell>
          <table:table-cell table:number-columns-repeated="16382"/>
        </table:table-row>
        <table:table-row table:style-name="ro1">
          <table:table-cell office:value-type="float" office:value="11.5799299299299" calcext:value-type="float">
            <text:p>11.5799299299299</text:p>
          </table:table-cell>
          <table:table-cell office:value-type="float" office:value="3351.83999999998" calcext:value-type="float">
            <text:p>3351.83999999998</text:p>
          </table:table-cell>
          <table:table-cell table:number-columns-repeated="16382"/>
        </table:table-row>
        <table:table-row table:style-name="ro1">
          <table:table-cell office:value-type="float" office:value="11.6039339339339" calcext:value-type="float">
            <text:p>11.6039339339339</text:p>
          </table:table-cell>
          <table:table-cell office:value-type="float" office:value="3354.71999999998" calcext:value-type="float">
            <text:p>3354.71999999998</text:p>
          </table:table-cell>
          <table:table-cell table:number-columns-repeated="16382"/>
        </table:table-row>
        <table:table-row table:style-name="ro1">
          <table:table-cell office:value-type="float" office:value="11.6279379379379" calcext:value-type="float">
            <text:p>11.6279379379379</text:p>
          </table:table-cell>
          <table:table-cell office:value-type="float" office:value="3357.59999999998" calcext:value-type="float">
            <text:p>3357.59999999998</text:p>
          </table:table-cell>
          <table:table-cell table:number-columns-repeated="16382"/>
        </table:table-row>
        <table:table-row table:style-name="ro1">
          <table:table-cell office:value-type="float" office:value="11.6519419419419" calcext:value-type="float">
            <text:p>11.6519419419419</text:p>
          </table:table-cell>
          <table:table-cell office:value-type="float" office:value="3360.47999999998" calcext:value-type="float">
            <text:p>3360.47999999998</text:p>
          </table:table-cell>
          <table:table-cell table:number-columns-repeated="16382"/>
        </table:table-row>
        <table:table-row table:style-name="ro1">
          <table:table-cell office:value-type="float" office:value="11.6759459459459" calcext:value-type="float">
            <text:p>11.6759459459459</text:p>
          </table:table-cell>
          <table:table-cell office:value-type="float" office:value="3363.35999999998" calcext:value-type="float">
            <text:p>3363.35999999998</text:p>
          </table:table-cell>
          <table:table-cell table:number-columns-repeated="16382"/>
        </table:table-row>
        <table:table-row table:style-name="ro1">
          <table:table-cell office:value-type="float" office:value="11.6999499499499" calcext:value-type="float">
            <text:p>11.6999499499499</text:p>
          </table:table-cell>
          <table:table-cell office:value-type="float" office:value="3366.23999999997" calcext:value-type="float">
            <text:p>3366.23999999997</text:p>
          </table:table-cell>
          <table:table-cell table:number-columns-repeated="16382"/>
        </table:table-row>
        <table:table-row table:style-name="ro1">
          <table:table-cell office:value-type="float" office:value="11.723953953954" calcext:value-type="float">
            <text:p>11.723953953954</text:p>
          </table:table-cell>
          <table:table-cell office:value-type="float" office:value="3369.11999999997" calcext:value-type="float">
            <text:p>3369.11999999997</text:p>
          </table:table-cell>
          <table:table-cell table:number-columns-repeated="16382"/>
        </table:table-row>
        <table:table-row table:style-name="ro1">
          <table:table-cell office:value-type="float" office:value="11.747957957958" calcext:value-type="float">
            <text:p>11.747957957958</text:p>
          </table:table-cell>
          <table:table-cell office:value-type="float" office:value="3371.99999999997" calcext:value-type="float">
            <text:p>3371.99999999997</text:p>
          </table:table-cell>
          <table:table-cell table:number-columns-repeated="16382"/>
        </table:table-row>
        <table:table-row table:style-name="ro1">
          <table:table-cell office:value-type="float" office:value="11.771961961962" calcext:value-type="float">
            <text:p>11.771961961962</text:p>
          </table:table-cell>
          <table:table-cell office:value-type="float" office:value="3374.87999999997" calcext:value-type="float">
            <text:p>3374.87999999997</text:p>
          </table:table-cell>
          <table:table-cell table:number-columns-repeated="16382"/>
        </table:table-row>
        <table:table-row table:style-name="ro1">
          <table:table-cell office:value-type="float" office:value="11.795965965966" calcext:value-type="float">
            <text:p>11.795965965966</text:p>
          </table:table-cell>
          <table:table-cell office:value-type="float" office:value="3377.75999999997" calcext:value-type="float">
            <text:p>3377.75999999997</text:p>
          </table:table-cell>
          <table:table-cell table:number-columns-repeated="16382"/>
        </table:table-row>
        <table:table-row table:style-name="ro1">
          <table:table-cell office:value-type="float" office:value="11.81996996997" calcext:value-type="float">
            <text:p>11.81996996997</text:p>
          </table:table-cell>
          <table:table-cell office:value-type="float" office:value="3380.63999999997" calcext:value-type="float">
            <text:p>3380.63999999997</text:p>
          </table:table-cell>
          <table:table-cell table:number-columns-repeated="16382"/>
        </table:table-row>
        <table:table-row table:style-name="ro1">
          <table:table-cell office:value-type="float" office:value="11.843973973974" calcext:value-type="float">
            <text:p>11.843973973974</text:p>
          </table:table-cell>
          <table:table-cell office:value-type="float" office:value="3383.51999999997" calcext:value-type="float">
            <text:p>3383.51999999997</text:p>
          </table:table-cell>
          <table:table-cell table:number-columns-repeated="16382"/>
        </table:table-row>
        <table:table-row table:style-name="ro1">
          <table:table-cell office:value-type="float" office:value="11.867977977978" calcext:value-type="float">
            <text:p>11.867977977978</text:p>
          </table:table-cell>
          <table:table-cell office:value-type="float" office:value="3386.39999999997" calcext:value-type="float">
            <text:p>3386.39999999997</text:p>
          </table:table-cell>
          <table:table-cell table:number-columns-repeated="16382"/>
        </table:table-row>
        <table:table-row table:style-name="ro1">
          <table:table-cell office:value-type="float" office:value="11.891981981982" calcext:value-type="float">
            <text:p>11.891981981982</text:p>
          </table:table-cell>
          <table:table-cell office:value-type="float" office:value="3389.27999999997" calcext:value-type="float">
            <text:p>3389.27999999997</text:p>
          </table:table-cell>
          <table:table-cell table:number-columns-repeated="16382"/>
        </table:table-row>
        <table:table-row table:style-name="ro1">
          <table:table-cell office:value-type="float" office:value="11.915985985986" calcext:value-type="float">
            <text:p>11.915985985986</text:p>
          </table:table-cell>
          <table:table-cell office:value-type="float" office:value="3392.15999999997" calcext:value-type="float">
            <text:p>3392.15999999997</text:p>
          </table:table-cell>
          <table:table-cell table:number-columns-repeated="16382"/>
        </table:table-row>
        <table:table-row table:style-name="ro1">
          <table:table-cell office:value-type="float" office:value="11.93998998999" calcext:value-type="float">
            <text:p>11.93998998999</text:p>
          </table:table-cell>
          <table:table-cell office:value-type="float" office:value="3395.03999999997" calcext:value-type="float">
            <text:p>3395.03999999997</text:p>
          </table:table-cell>
          <table:table-cell table:number-columns-repeated="16382"/>
        </table:table-row>
        <table:table-row table:style-name="ro1">
          <table:table-cell office:value-type="float" office:value="11.963993993994" calcext:value-type="float">
            <text:p>11.963993993994</text:p>
          </table:table-cell>
          <table:table-cell office:value-type="float" office:value="3397.91999999997" calcext:value-type="float">
            <text:p>3397.91999999997</text:p>
          </table:table-cell>
          <table:table-cell table:number-columns-repeated="16382"/>
        </table:table-row>
        <table:table-row table:style-name="ro1">
          <table:table-cell office:value-type="float" office:value="11.987997997998" calcext:value-type="float">
            <text:p>11.987997997998</text:p>
          </table:table-cell>
          <table:table-cell office:value-type="float" office:value="3400.79999999996" calcext:value-type="float">
            <text:p>3400.79999999996</text:p>
          </table:table-cell>
          <table:table-cell table:number-columns-repeated="16382"/>
        </table:table-row>
        <table:table-row table:style-name="ro1">
          <table:table-cell office:value-type="float" office:value="12.012002002002" calcext:value-type="float">
            <text:p>12.012002002002</text:p>
          </table:table-cell>
          <table:table-cell office:value-type="float" office:value="3403.67999999996" calcext:value-type="float">
            <text:p>3403.67999999996</text:p>
          </table:table-cell>
          <table:table-cell table:number-columns-repeated="16382"/>
        </table:table-row>
        <table:table-row table:style-name="ro1">
          <table:table-cell office:value-type="float" office:value="12.036006006006" calcext:value-type="float">
            <text:p>12.036006006006</text:p>
          </table:table-cell>
          <table:table-cell office:value-type="float" office:value="3406.55999999996" calcext:value-type="float">
            <text:p>3406.55999999996</text:p>
          </table:table-cell>
          <table:table-cell table:number-columns-repeated="16382"/>
        </table:table-row>
        <table:table-row table:style-name="ro1">
          <table:table-cell office:value-type="float" office:value="12.06001001001" calcext:value-type="float">
            <text:p>12.06001001001</text:p>
          </table:table-cell>
          <table:table-cell office:value-type="float" office:value="3409.43999999996" calcext:value-type="float">
            <text:p>3409.43999999996</text:p>
          </table:table-cell>
          <table:table-cell table:number-columns-repeated="16382"/>
        </table:table-row>
        <table:table-row table:style-name="ro1">
          <table:table-cell office:value-type="float" office:value="12.084014014014" calcext:value-type="float">
            <text:p>12.084014014014</text:p>
          </table:table-cell>
          <table:table-cell office:value-type="float" office:value="3412.31999999996" calcext:value-type="float">
            <text:p>3412.31999999996</text:p>
          </table:table-cell>
          <table:table-cell table:number-columns-repeated="16382"/>
        </table:table-row>
        <table:table-row table:style-name="ro1">
          <table:table-cell office:value-type="float" office:value="12.108018018018" calcext:value-type="float">
            <text:p>12.108018018018</text:p>
          </table:table-cell>
          <table:table-cell office:value-type="float" office:value="3415.19999999996" calcext:value-type="float">
            <text:p>3415.19999999996</text:p>
          </table:table-cell>
          <table:table-cell table:number-columns-repeated="16382"/>
        </table:table-row>
        <table:table-row table:style-name="ro1">
          <table:table-cell office:value-type="float" office:value="12.132022022022" calcext:value-type="float">
            <text:p>12.132022022022</text:p>
          </table:table-cell>
          <table:table-cell office:value-type="float" office:value="3418.07999999996" calcext:value-type="float">
            <text:p>3418.07999999996</text:p>
          </table:table-cell>
          <table:table-cell table:number-columns-repeated="16382"/>
        </table:table-row>
        <table:table-row table:style-name="ro1">
          <table:table-cell office:value-type="float" office:value="12.156026026026" calcext:value-type="float">
            <text:p>12.156026026026</text:p>
          </table:table-cell>
          <table:table-cell office:value-type="float" office:value="3420.95999999996" calcext:value-type="float">
            <text:p>3420.95999999996</text:p>
          </table:table-cell>
          <table:table-cell table:number-columns-repeated="16382"/>
        </table:table-row>
        <table:table-row table:style-name="ro1">
          <table:table-cell office:value-type="float" office:value="12.18003003003" calcext:value-type="float">
            <text:p>12.18003003003</text:p>
          </table:table-cell>
          <table:table-cell office:value-type="float" office:value="3423.83999999996" calcext:value-type="float">
            <text:p>3423.83999999996</text:p>
          </table:table-cell>
          <table:table-cell table:number-columns-repeated="16382"/>
        </table:table-row>
        <table:table-row table:style-name="ro1">
          <table:table-cell office:value-type="float" office:value="12.204034034034" calcext:value-type="float">
            <text:p>12.204034034034</text:p>
          </table:table-cell>
          <table:table-cell office:value-type="float" office:value="3426.71999999996" calcext:value-type="float">
            <text:p>3426.71999999996</text:p>
          </table:table-cell>
          <table:table-cell table:number-columns-repeated="16382"/>
        </table:table-row>
        <table:table-row table:style-name="ro1">
          <table:table-cell office:value-type="float" office:value="12.228038038038" calcext:value-type="float">
            <text:p>12.228038038038</text:p>
          </table:table-cell>
          <table:table-cell office:value-type="float" office:value="3429.59999999996" calcext:value-type="float">
            <text:p>3429.59999999996</text:p>
          </table:table-cell>
          <table:table-cell table:number-columns-repeated="16382"/>
        </table:table-row>
        <table:table-row table:style-name="ro1">
          <table:table-cell office:value-type="float" office:value="12.252042042042" calcext:value-type="float">
            <text:p>12.252042042042</text:p>
          </table:table-cell>
          <table:table-cell office:value-type="float" office:value="3431.03999999996" calcext:value-type="float">
            <text:p>3431.03999999996</text:p>
          </table:table-cell>
          <table:table-cell table:number-columns-repeated="16382"/>
        </table:table-row>
        <table:table-row table:style-name="ro1">
          <table:table-cell office:value-type="float" office:value="12.276046046046" calcext:value-type="float">
            <text:p>12.276046046046</text:p>
          </table:table-cell>
          <table:table-cell office:value-type="float" office:value="3432.47999999996" calcext:value-type="float">
            <text:p>3432.47999999996</text:p>
          </table:table-cell>
          <table:table-cell table:number-columns-repeated="16382"/>
        </table:table-row>
        <table:table-row table:style-name="ro1">
          <table:table-cell office:value-type="float" office:value="12.30005005005" calcext:value-type="float">
            <text:p>12.30005005005</text:p>
          </table:table-cell>
          <table:table-cell office:value-type="float" office:value="3434.63999999996" calcext:value-type="float">
            <text:p>3434.63999999996</text:p>
          </table:table-cell>
          <table:table-cell table:number-columns-repeated="16382"/>
        </table:table-row>
        <table:table-row table:style-name="ro1">
          <table:table-cell office:value-type="float" office:value="12.3240540540541" calcext:value-type="float">
            <text:p>12.3240540540541</text:p>
          </table:table-cell>
          <table:table-cell office:value-type="float" office:value="3436.79999999995" calcext:value-type="float">
            <text:p>3436.79999999995</text:p>
          </table:table-cell>
          <table:table-cell table:number-columns-repeated="16382"/>
        </table:table-row>
        <table:table-row table:style-name="ro1">
          <table:table-cell office:value-type="float" office:value="12.3480580580581" calcext:value-type="float">
            <text:p>12.3480580580581</text:p>
          </table:table-cell>
          <table:table-cell office:value-type="float" office:value="3438.95999999995" calcext:value-type="float">
            <text:p>3438.95999999995</text:p>
          </table:table-cell>
          <table:table-cell table:number-columns-repeated="16382"/>
        </table:table-row>
        <table:table-row table:style-name="ro1">
          <table:table-cell office:value-type="float" office:value="12.3720620620621" calcext:value-type="float">
            <text:p>12.3720620620621</text:p>
          </table:table-cell>
          <table:table-cell office:value-type="float" office:value="3441.11999999995" calcext:value-type="float">
            <text:p>3441.11999999995</text:p>
          </table:table-cell>
          <table:table-cell table:number-columns-repeated="16382"/>
        </table:table-row>
        <table:table-row table:style-name="ro1">
          <table:table-cell office:value-type="float" office:value="12.3960660660661" calcext:value-type="float">
            <text:p>12.3960660660661</text:p>
          </table:table-cell>
          <table:table-cell office:value-type="float" office:value="3443.27999999995" calcext:value-type="float">
            <text:p>3443.27999999995</text:p>
          </table:table-cell>
          <table:table-cell table:number-columns-repeated="16382"/>
        </table:table-row>
        <table:table-row table:style-name="ro1">
          <table:table-cell office:value-type="float" office:value="12.4200700700701" calcext:value-type="float">
            <text:p>12.4200700700701</text:p>
          </table:table-cell>
          <table:table-cell office:value-type="float" office:value="3445.43999999995" calcext:value-type="float">
            <text:p>3445.43999999995</text:p>
          </table:table-cell>
          <table:table-cell table:number-columns-repeated="16382"/>
        </table:table-row>
        <table:table-row table:style-name="ro1">
          <table:table-cell office:value-type="float" office:value="12.4440740740741" calcext:value-type="float">
            <text:p>12.4440740740741</text:p>
          </table:table-cell>
          <table:table-cell office:value-type="float" office:value="3447.59999999995" calcext:value-type="float">
            <text:p>3447.59999999995</text:p>
          </table:table-cell>
          <table:table-cell table:number-columns-repeated="16382"/>
        </table:table-row>
        <table:table-row table:style-name="ro1">
          <table:table-cell office:value-type="float" office:value="12.4680780780781" calcext:value-type="float">
            <text:p>12.4680780780781</text:p>
          </table:table-cell>
          <table:table-cell office:value-type="float" office:value="3449.75999999995" calcext:value-type="float">
            <text:p>3449.75999999995</text:p>
          </table:table-cell>
          <table:table-cell table:number-columns-repeated="16382"/>
        </table:table-row>
        <table:table-row table:style-name="ro1">
          <table:table-cell office:value-type="float" office:value="12.4920820820821" calcext:value-type="float">
            <text:p>12.4920820820821</text:p>
          </table:table-cell>
          <table:table-cell office:value-type="float" office:value="3451.91999999995" calcext:value-type="float">
            <text:p>3451.91999999995</text:p>
          </table:table-cell>
          <table:table-cell table:number-columns-repeated="16382"/>
        </table:table-row>
        <table:table-row table:style-name="ro1">
          <table:table-cell office:value-type="float" office:value="12.5160860860861" calcext:value-type="float">
            <text:p>12.5160860860861</text:p>
          </table:table-cell>
          <table:table-cell office:value-type="float" office:value="3454.07999999995" calcext:value-type="float">
            <text:p>3454.07999999995</text:p>
          </table:table-cell>
          <table:table-cell table:number-columns-repeated="16382"/>
        </table:table-row>
        <table:table-row table:style-name="ro1">
          <table:table-cell office:value-type="float" office:value="12.5400900900901" calcext:value-type="float">
            <text:p>12.5400900900901</text:p>
          </table:table-cell>
          <table:table-cell office:value-type="float" office:value="3456.23999999995" calcext:value-type="float">
            <text:p>3456.23999999995</text:p>
          </table:table-cell>
          <table:table-cell table:number-columns-repeated="16382"/>
        </table:table-row>
        <table:table-row table:style-name="ro1">
          <table:table-cell office:value-type="float" office:value="12.5640940940941" calcext:value-type="float">
            <text:p>12.5640940940941</text:p>
          </table:table-cell>
          <table:table-cell office:value-type="float" office:value="3458.39999999995" calcext:value-type="float">
            <text:p>3458.39999999995</text:p>
          </table:table-cell>
          <table:table-cell table:number-columns-repeated="16382"/>
        </table:table-row>
        <table:table-row table:style-name="ro1">
          <table:table-cell office:value-type="float" office:value="12.5880980980981" calcext:value-type="float">
            <text:p>12.5880980980981</text:p>
          </table:table-cell>
          <table:table-cell office:value-type="float" office:value="3461.27999999995" calcext:value-type="float">
            <text:p>3461.27999999995</text:p>
          </table:table-cell>
          <table:table-cell table:number-columns-repeated="16382"/>
        </table:table-row>
        <table:table-row table:style-name="ro1">
          <table:table-cell office:value-type="float" office:value="12.6121021021021" calcext:value-type="float">
            <text:p>12.6121021021021</text:p>
          </table:table-cell>
          <table:table-cell office:value-type="float" office:value="3464.15999999995" calcext:value-type="float">
            <text:p>3464.15999999995</text:p>
          </table:table-cell>
          <table:table-cell table:number-columns-repeated="16382"/>
        </table:table-row>
        <table:table-row table:style-name="ro1">
          <table:table-cell office:value-type="float" office:value="12.6361061061061" calcext:value-type="float">
            <text:p>12.6361061061061</text:p>
          </table:table-cell>
          <table:table-cell office:value-type="float" office:value="3467.03999999995" calcext:value-type="float">
            <text:p>3467.03999999995</text:p>
          </table:table-cell>
          <table:table-cell table:number-columns-repeated="16382"/>
        </table:table-row>
        <table:table-row table:style-name="ro1">
          <table:table-cell office:value-type="float" office:value="12.6601101101101" calcext:value-type="float">
            <text:p>12.6601101101101</text:p>
          </table:table-cell>
          <table:table-cell office:value-type="float" office:value="3469.91999999995" calcext:value-type="float">
            <text:p>3469.91999999995</text:p>
          </table:table-cell>
          <table:table-cell table:number-columns-repeated="16382"/>
        </table:table-row>
        <table:table-row table:style-name="ro1">
          <table:table-cell office:value-type="float" office:value="12.6841141141141" calcext:value-type="float">
            <text:p>12.6841141141141</text:p>
          </table:table-cell>
          <table:table-cell office:value-type="float" office:value="3472.79999999994" calcext:value-type="float">
            <text:p>3472.79999999994</text:p>
          </table:table-cell>
          <table:table-cell table:number-columns-repeated="16382"/>
        </table:table-row>
        <table:table-row table:style-name="ro1">
          <table:table-cell office:value-type="float" office:value="12.7081181181181" calcext:value-type="float">
            <text:p>12.7081181181181</text:p>
          </table:table-cell>
          <table:table-cell office:value-type="float" office:value="3475.67999999994" calcext:value-type="float">
            <text:p>3475.67999999994</text:p>
          </table:table-cell>
          <table:table-cell table:number-columns-repeated="16382"/>
        </table:table-row>
        <table:table-row table:style-name="ro1">
          <table:table-cell office:value-type="float" office:value="12.7321221221221" calcext:value-type="float">
            <text:p>12.7321221221221</text:p>
          </table:table-cell>
          <table:table-cell office:value-type="float" office:value="3478.55999999994" calcext:value-type="float">
            <text:p>3478.55999999994</text:p>
          </table:table-cell>
          <table:table-cell table:number-columns-repeated="16382"/>
        </table:table-row>
        <table:table-row table:style-name="ro1">
          <table:table-cell office:value-type="float" office:value="12.7561261261261" calcext:value-type="float">
            <text:p>12.7561261261261</text:p>
          </table:table-cell>
          <table:table-cell office:value-type="float" office:value="3481.43999999994" calcext:value-type="float">
            <text:p>3481.43999999994</text:p>
          </table:table-cell>
          <table:table-cell table:number-columns-repeated="16382"/>
        </table:table-row>
        <table:table-row table:style-name="ro1">
          <table:table-cell office:value-type="float" office:value="12.7801301301301" calcext:value-type="float">
            <text:p>12.7801301301301</text:p>
          </table:table-cell>
          <table:table-cell office:value-type="float" office:value="3484.31999999994" calcext:value-type="float">
            <text:p>3484.31999999994</text:p>
          </table:table-cell>
          <table:table-cell table:number-columns-repeated="16382"/>
        </table:table-row>
        <table:table-row table:style-name="ro1">
          <table:table-cell office:value-type="float" office:value="12.8041341341341" calcext:value-type="float">
            <text:p>12.8041341341341</text:p>
          </table:table-cell>
          <table:table-cell office:value-type="float" office:value="3487.19999999994" calcext:value-type="float">
            <text:p>3487.19999999994</text:p>
          </table:table-cell>
          <table:table-cell table:number-columns-repeated="16382"/>
        </table:table-row>
        <table:table-row table:style-name="ro1">
          <table:table-cell office:value-type="float" office:value="12.8281381381381" calcext:value-type="float">
            <text:p>12.8281381381381</text:p>
          </table:table-cell>
          <table:table-cell office:value-type="float" office:value="3490.07999999994" calcext:value-type="float">
            <text:p>3490.07999999994</text:p>
          </table:table-cell>
          <table:table-cell table:number-columns-repeated="16382"/>
        </table:table-row>
        <table:table-row table:style-name="ro1">
          <table:table-cell office:value-type="float" office:value="12.8521421421421" calcext:value-type="float">
            <text:p>12.8521421421421</text:p>
          </table:table-cell>
          <table:table-cell office:value-type="float" office:value="3492.95999999994" calcext:value-type="float">
            <text:p>3492.95999999994</text:p>
          </table:table-cell>
          <table:table-cell table:number-columns-repeated="16382"/>
        </table:table-row>
        <table:table-row table:style-name="ro1">
          <table:table-cell office:value-type="float" office:value="12.8761461461461" calcext:value-type="float">
            <text:p>12.8761461461461</text:p>
          </table:table-cell>
          <table:table-cell office:value-type="float" office:value="3495.83999999994" calcext:value-type="float">
            <text:p>3495.83999999994</text:p>
          </table:table-cell>
          <table:table-cell table:number-columns-repeated="16382"/>
        </table:table-row>
        <table:table-row table:style-name="ro1">
          <table:table-cell office:value-type="float" office:value="12.9001501501501" calcext:value-type="float">
            <text:p>12.9001501501501</text:p>
          </table:table-cell>
          <table:table-cell office:value-type="float" office:value="3498.71999999994" calcext:value-type="float">
            <text:p>3498.71999999994</text:p>
          </table:table-cell>
          <table:table-cell table:number-columns-repeated="16382"/>
        </table:table-row>
        <table:table-row table:style-name="ro1">
          <table:table-cell office:value-type="float" office:value="12.9241541541542" calcext:value-type="float">
            <text:p>12.9241541541542</text:p>
          </table:table-cell>
          <table:table-cell office:value-type="float" office:value="3501.59999999994" calcext:value-type="float">
            <text:p>3501.59999999994</text:p>
          </table:table-cell>
          <table:table-cell table:number-columns-repeated="16382"/>
        </table:table-row>
        <table:table-row table:style-name="ro1">
          <table:table-cell office:value-type="float" office:value="12.9481581581582" calcext:value-type="float">
            <text:p>12.9481581581582</text:p>
          </table:table-cell>
          <table:table-cell office:value-type="float" office:value="3503.75999999994" calcext:value-type="float">
            <text:p>3503.75999999994</text:p>
          </table:table-cell>
          <table:table-cell table:number-columns-repeated="16382"/>
        </table:table-row>
        <table:table-row table:style-name="ro1">
          <table:table-cell office:value-type="float" office:value="12.9721621621622" calcext:value-type="float">
            <text:p>12.9721621621622</text:p>
          </table:table-cell>
          <table:table-cell office:value-type="float" office:value="3505.91999999994" calcext:value-type="float">
            <text:p>3505.91999999994</text:p>
          </table:table-cell>
          <table:table-cell table:number-columns-repeated="16382"/>
        </table:table-row>
        <table:table-row table:style-name="ro1">
          <table:table-cell office:value-type="float" office:value="12.9961661661662" calcext:value-type="float">
            <text:p>12.9961661661662</text:p>
          </table:table-cell>
          <table:table-cell office:value-type="float" office:value="3508.07999999994" calcext:value-type="float">
            <text:p>3508.07999999994</text:p>
          </table:table-cell>
          <table:table-cell table:number-columns-repeated="16382"/>
        </table:table-row>
        <table:table-row table:style-name="ro1">
          <table:table-cell office:value-type="float" office:value="13.0201701701702" calcext:value-type="float">
            <text:p>13.0201701701702</text:p>
          </table:table-cell>
          <table:table-cell office:value-type="float" office:value="3510.23999999993" calcext:value-type="float">
            <text:p>3510.23999999993</text:p>
          </table:table-cell>
          <table:table-cell table:number-columns-repeated="16382"/>
        </table:table-row>
        <table:table-row table:style-name="ro1">
          <table:table-cell office:value-type="float" office:value="13.0441741741742" calcext:value-type="float">
            <text:p>13.0441741741742</text:p>
          </table:table-cell>
          <table:table-cell office:value-type="float" office:value="3512.39999999993" calcext:value-type="float">
            <text:p>3512.39999999993</text:p>
          </table:table-cell>
          <table:table-cell table:number-columns-repeated="16382"/>
        </table:table-row>
        <table:table-row table:style-name="ro1">
          <table:table-cell office:value-type="float" office:value="13.0681781781782" calcext:value-type="float">
            <text:p>13.0681781781782</text:p>
          </table:table-cell>
          <table:table-cell office:value-type="float" office:value="3514.55999999993" calcext:value-type="float">
            <text:p>3514.55999999993</text:p>
          </table:table-cell>
          <table:table-cell table:number-columns-repeated="16382"/>
        </table:table-row>
        <table:table-row table:style-name="ro1">
          <table:table-cell office:value-type="float" office:value="13.0921821821822" calcext:value-type="float">
            <text:p>13.0921821821822</text:p>
          </table:table-cell>
          <table:table-cell office:value-type="float" office:value="3516.71999999993" calcext:value-type="float">
            <text:p>3516.71999999993</text:p>
          </table:table-cell>
          <table:table-cell table:number-columns-repeated="16382"/>
        </table:table-row>
        <table:table-row table:style-name="ro1">
          <table:table-cell office:value-type="float" office:value="13.1161861861862" calcext:value-type="float">
            <text:p>13.1161861861862</text:p>
          </table:table-cell>
          <table:table-cell office:value-type="float" office:value="3518.87999999993" calcext:value-type="float">
            <text:p>3518.87999999993</text:p>
          </table:table-cell>
          <table:table-cell table:number-columns-repeated="16382"/>
        </table:table-row>
        <table:table-row table:style-name="ro1">
          <table:table-cell office:value-type="float" office:value="13.1401901901902" calcext:value-type="float">
            <text:p>13.1401901901902</text:p>
          </table:table-cell>
          <table:table-cell office:value-type="float" office:value="3521.03999999993" calcext:value-type="float">
            <text:p>3521.03999999993</text:p>
          </table:table-cell>
          <table:table-cell table:number-columns-repeated="16382"/>
        </table:table-row>
        <table:table-row table:style-name="ro1">
          <table:table-cell office:value-type="float" office:value="13.1641941941942" calcext:value-type="float">
            <text:p>13.1641941941942</text:p>
          </table:table-cell>
          <table:table-cell office:value-type="float" office:value="3523.19999999993" calcext:value-type="float">
            <text:p>3523.19999999993</text:p>
          </table:table-cell>
          <table:table-cell table:number-columns-repeated="16382"/>
        </table:table-row>
        <table:table-row table:style-name="ro1">
          <table:table-cell office:value-type="float" office:value="13.1881981981982" calcext:value-type="float">
            <text:p>13.1881981981982</text:p>
          </table:table-cell>
          <table:table-cell office:value-type="float" office:value="3525.35999999993" calcext:value-type="float">
            <text:p>3525.35999999993</text:p>
          </table:table-cell>
          <table:table-cell table:number-columns-repeated="16382"/>
        </table:table-row>
        <table:table-row table:style-name="ro1">
          <table:table-cell office:value-type="float" office:value="13.2122022022022" calcext:value-type="float">
            <text:p>13.2122022022022</text:p>
          </table:table-cell>
          <table:table-cell office:value-type="float" office:value="3527.51999999993" calcext:value-type="float">
            <text:p>3527.51999999993</text:p>
          </table:table-cell>
          <table:table-cell table:number-columns-repeated="16382"/>
        </table:table-row>
        <table:table-row table:style-name="ro1">
          <table:table-cell office:value-type="float" office:value="13.2362062062062" calcext:value-type="float">
            <text:p>13.2362062062062</text:p>
          </table:table-cell>
          <table:table-cell office:value-type="float" office:value="3529.67999999993" calcext:value-type="float">
            <text:p>3529.67999999993</text:p>
          </table:table-cell>
          <table:table-cell table:number-columns-repeated="16382"/>
        </table:table-row>
        <table:table-row table:style-name="ro1">
          <table:table-cell office:value-type="float" office:value="13.2602102102102" calcext:value-type="float">
            <text:p>13.2602102102102</text:p>
          </table:table-cell>
          <table:table-cell office:value-type="float" office:value="3531.83999999993" calcext:value-type="float">
            <text:p>3531.83999999993</text:p>
          </table:table-cell>
          <table:table-cell table:number-columns-repeated="16382"/>
        </table:table-row>
        <table:table-row table:style-name="ro1">
          <table:table-cell office:value-type="float" office:value="13.2842142142142" calcext:value-type="float">
            <text:p>13.2842142142142</text:p>
          </table:table-cell>
          <table:table-cell office:value-type="float" office:value="3533.99999999993" calcext:value-type="float">
            <text:p>3533.99999999993</text:p>
          </table:table-cell>
          <table:table-cell table:number-columns-repeated="16382"/>
        </table:table-row>
        <table:table-row table:style-name="ro1">
          <table:table-cell office:value-type="float" office:value="13.3082182182182" calcext:value-type="float">
            <text:p>13.3082182182182</text:p>
          </table:table-cell>
          <table:table-cell office:value-type="float" office:value="3536.15999999993" calcext:value-type="float">
            <text:p>3536.15999999993</text:p>
          </table:table-cell>
          <table:table-cell table:number-columns-repeated="16382"/>
        </table:table-row>
        <table:table-row table:style-name="ro1">
          <table:table-cell office:value-type="float" office:value="13.3322222222222" calcext:value-type="float">
            <text:p>13.3322222222222</text:p>
          </table:table-cell>
          <table:table-cell office:value-type="float" office:value="3538.31999999993" calcext:value-type="float">
            <text:p>3538.31999999993</text:p>
          </table:table-cell>
          <table:table-cell table:number-columns-repeated="16382"/>
        </table:table-row>
        <table:table-row table:style-name="ro1">
          <table:table-cell office:value-type="float" office:value="13.3562262262262" calcext:value-type="float">
            <text:p>13.3562262262262</text:p>
          </table:table-cell>
          <table:table-cell office:value-type="float" office:value="3540.47999999993" calcext:value-type="float">
            <text:p>3540.47999999993</text:p>
          </table:table-cell>
          <table:table-cell table:number-columns-repeated="16382"/>
        </table:table-row>
        <table:table-row table:style-name="ro1">
          <table:table-cell office:value-type="float" office:value="13.3802302302302" calcext:value-type="float">
            <text:p>13.3802302302302</text:p>
          </table:table-cell>
          <table:table-cell office:value-type="float" office:value="3542.63999999993" calcext:value-type="float">
            <text:p>3542.63999999993</text:p>
          </table:table-cell>
          <table:table-cell table:number-columns-repeated="16382"/>
        </table:table-row>
        <table:table-row table:style-name="ro1">
          <table:table-cell office:value-type="float" office:value="13.4042342342342" calcext:value-type="float">
            <text:p>13.4042342342342</text:p>
          </table:table-cell>
          <table:table-cell office:value-type="float" office:value="3544.79999999992" calcext:value-type="float">
            <text:p>3544.79999999992</text:p>
          </table:table-cell>
          <table:table-cell table:number-columns-repeated="16382"/>
        </table:table-row>
        <table:table-row table:style-name="ro1">
          <table:table-cell office:value-type="float" office:value="13.4282382382382" calcext:value-type="float">
            <text:p>13.4282382382382</text:p>
          </table:table-cell>
          <table:table-cell office:value-type="float" office:value="3546.95999999992" calcext:value-type="float">
            <text:p>3546.95999999992</text:p>
          </table:table-cell>
          <table:table-cell table:number-columns-repeated="16382"/>
        </table:table-row>
        <table:table-row table:style-name="ro1">
          <table:table-cell office:value-type="float" office:value="13.4522422422422" calcext:value-type="float">
            <text:p>13.4522422422422</text:p>
          </table:table-cell>
          <table:table-cell office:value-type="float" office:value="3549.11999999992" calcext:value-type="float">
            <text:p>3549.11999999992</text:p>
          </table:table-cell>
          <table:table-cell table:number-columns-repeated="16382"/>
        </table:table-row>
        <table:table-row table:style-name="ro1">
          <table:table-cell office:value-type="float" office:value="13.4762462462462" calcext:value-type="float">
            <text:p>13.4762462462462</text:p>
          </table:table-cell>
          <table:table-cell office:value-type="float" office:value="3551.27999999992" calcext:value-type="float">
            <text:p>3551.27999999992</text:p>
          </table:table-cell>
          <table:table-cell table:number-columns-repeated="16382"/>
        </table:table-row>
        <table:table-row table:style-name="ro1">
          <table:table-cell office:value-type="float" office:value="13.5002502502502" calcext:value-type="float">
            <text:p>13.5002502502502</text:p>
          </table:table-cell>
          <table:table-cell office:value-type="float" office:value="3553.43999999992" calcext:value-type="float">
            <text:p>3553.43999999992</text:p>
          </table:table-cell>
          <table:table-cell table:number-columns-repeated="16382"/>
        </table:table-row>
        <table:table-row table:style-name="ro1">
          <table:table-cell office:value-type="float" office:value="13.5242542542543" calcext:value-type="float">
            <text:p>13.5242542542543</text:p>
          </table:table-cell>
          <table:table-cell office:value-type="float" office:value="3554.87999999992" calcext:value-type="float">
            <text:p>3554.87999999992</text:p>
          </table:table-cell>
          <table:table-cell table:number-columns-repeated="16382"/>
        </table:table-row>
        <table:table-row table:style-name="ro1">
          <table:table-cell office:value-type="float" office:value="13.5482582582583" calcext:value-type="float">
            <text:p>13.5482582582583</text:p>
          </table:table-cell>
          <table:table-cell office:value-type="float" office:value="3557.03999999992" calcext:value-type="float">
            <text:p>3557.03999999992</text:p>
          </table:table-cell>
          <table:table-cell table:number-columns-repeated="16382"/>
        </table:table-row>
        <table:table-row table:style-name="ro1">
          <table:table-cell office:value-type="float" office:value="13.5722622622623" calcext:value-type="float">
            <text:p>13.5722622622623</text:p>
          </table:table-cell>
          <table:table-cell office:value-type="float" office:value="3559.19999999992" calcext:value-type="float">
            <text:p>3559.19999999992</text:p>
          </table:table-cell>
          <table:table-cell table:number-columns-repeated="16382"/>
        </table:table-row>
        <table:table-row table:style-name="ro1">
          <table:table-cell office:value-type="float" office:value="13.5962662662663" calcext:value-type="float">
            <text:p>13.5962662662663</text:p>
          </table:table-cell>
          <table:table-cell office:value-type="float" office:value="3560.63999999992" calcext:value-type="float">
            <text:p>3560.63999999992</text:p>
          </table:table-cell>
          <table:table-cell table:number-columns-repeated="16382"/>
        </table:table-row>
        <table:table-row table:style-name="ro1">
          <table:table-cell office:value-type="float" office:value="13.6202702702703" calcext:value-type="float">
            <text:p>13.6202702702703</text:p>
          </table:table-cell>
          <table:table-cell office:value-type="float" office:value="3562.07999999992" calcext:value-type="float">
            <text:p>3562.07999999992</text:p>
          </table:table-cell>
          <table:table-cell table:number-columns-repeated="16382"/>
        </table:table-row>
        <table:table-row table:style-name="ro1">
          <table:table-cell office:value-type="float" office:value="13.6442742742743" calcext:value-type="float">
            <text:p>13.6442742742743</text:p>
          </table:table-cell>
          <table:table-cell office:value-type="float" office:value="3563.51999999992" calcext:value-type="float">
            <text:p>3563.51999999992</text:p>
          </table:table-cell>
          <table:table-cell table:number-columns-repeated="16382"/>
        </table:table-row>
        <table:table-row table:style-name="ro1">
          <table:table-cell office:value-type="float" office:value="13.6682782782783" calcext:value-type="float">
            <text:p>13.6682782782783</text:p>
          </table:table-cell>
          <table:table-cell office:value-type="float" office:value="3564.95999999992" calcext:value-type="float">
            <text:p>3564.95999999992</text:p>
          </table:table-cell>
          <table:table-cell table:number-columns-repeated="16382"/>
        </table:table-row>
        <table:table-row table:style-name="ro1">
          <table:table-cell office:value-type="float" office:value="13.6922822822823" calcext:value-type="float">
            <text:p>13.6922822822823</text:p>
          </table:table-cell>
          <table:table-cell office:value-type="float" office:value="3566.39999999992" calcext:value-type="float">
            <text:p>3566.39999999992</text:p>
          </table:table-cell>
          <table:table-cell table:number-columns-repeated="16382"/>
        </table:table-row>
        <table:table-row table:style-name="ro1">
          <table:table-cell office:value-type="float" office:value="13.7162862862863" calcext:value-type="float">
            <text:p>13.7162862862863</text:p>
          </table:table-cell>
          <table:table-cell office:value-type="float" office:value="3567.83999999992" calcext:value-type="float">
            <text:p>3567.83999999992</text:p>
          </table:table-cell>
          <table:table-cell table:number-columns-repeated="16382"/>
        </table:table-row>
        <table:table-row table:style-name="ro1">
          <table:table-cell office:value-type="float" office:value="13.7402902902903" calcext:value-type="float">
            <text:p>13.7402902902903</text:p>
          </table:table-cell>
          <table:table-cell office:value-type="float" office:value="3569.27999999992" calcext:value-type="float">
            <text:p>3569.27999999992</text:p>
          </table:table-cell>
          <table:table-cell table:number-columns-repeated="16382"/>
        </table:table-row>
        <table:table-row table:style-name="ro1">
          <table:table-cell office:value-type="float" office:value="13.7642942942943" calcext:value-type="float">
            <text:p>13.7642942942943</text:p>
          </table:table-cell>
          <table:table-cell office:value-type="float" office:value="3570.71999999992" calcext:value-type="float">
            <text:p>3570.71999999992</text:p>
          </table:table-cell>
          <table:table-cell table:number-columns-repeated="16382"/>
        </table:table-row>
        <table:table-row table:style-name="ro1">
          <table:table-cell office:value-type="float" office:value="13.7882982982983" calcext:value-type="float">
            <text:p>13.7882982982983</text:p>
          </table:table-cell>
          <table:table-cell office:value-type="float" office:value="3572.15999999992" calcext:value-type="float">
            <text:p>3572.15999999992</text:p>
          </table:table-cell>
          <table:table-cell table:number-columns-repeated="16382"/>
        </table:table-row>
        <table:table-row table:style-name="ro1">
          <table:table-cell office:value-type="float" office:value="13.8123023023023" calcext:value-type="float">
            <text:p>13.8123023023023</text:p>
          </table:table-cell>
          <table:table-cell office:value-type="float" office:value="3573.59999999992" calcext:value-type="float">
            <text:p>3573.59999999992</text:p>
          </table:table-cell>
          <table:table-cell table:number-columns-repeated="16382"/>
        </table:table-row>
        <table:table-row table:style-name="ro1">
          <table:table-cell office:value-type="float" office:value="13.8363063063063" calcext:value-type="float">
            <text:p>13.8363063063063</text:p>
          </table:table-cell>
          <table:table-cell office:value-type="float" office:value="3575.03999999992" calcext:value-type="float">
            <text:p>3575.03999999992</text:p>
          </table:table-cell>
          <table:table-cell table:number-columns-repeated="16382"/>
        </table:table-row>
        <table:table-row table:style-name="ro1">
          <table:table-cell office:value-type="float" office:value="13.8603103103103" calcext:value-type="float">
            <text:p>13.8603103103103</text:p>
          </table:table-cell>
          <table:table-cell office:value-type="float" office:value="3576.47999999992" calcext:value-type="float">
            <text:p>3576.47999999992</text:p>
          </table:table-cell>
          <table:table-cell table:number-columns-repeated="16382"/>
        </table:table-row>
        <table:table-row table:style-name="ro1">
          <table:table-cell office:value-type="float" office:value="13.8843143143143" calcext:value-type="float">
            <text:p>13.8843143143143</text:p>
          </table:table-cell>
          <table:table-cell office:value-type="float" office:value="3577.91999999992" calcext:value-type="float">
            <text:p>3577.91999999992</text:p>
          </table:table-cell>
          <table:table-cell table:number-columns-repeated="16382"/>
        </table:table-row>
        <table:table-row table:style-name="ro1">
          <table:table-cell office:value-type="float" office:value="13.9083183183183" calcext:value-type="float">
            <text:p>13.9083183183183</text:p>
          </table:table-cell>
          <table:table-cell office:value-type="float" office:value="3579.35999999992" calcext:value-type="float">
            <text:p>3579.35999999992</text:p>
          </table:table-cell>
          <table:table-cell table:number-columns-repeated="16382"/>
        </table:table-row>
        <table:table-row table:style-name="ro1">
          <table:table-cell office:value-type="float" office:value="13.9323223223223" calcext:value-type="float">
            <text:p>13.9323223223223</text:p>
          </table:table-cell>
          <table:table-cell office:value-type="float" office:value="3580.79999999991" calcext:value-type="float">
            <text:p>3580.79999999991</text:p>
          </table:table-cell>
          <table:table-cell table:number-columns-repeated="16382"/>
        </table:table-row>
        <table:table-row table:style-name="ro1">
          <table:table-cell office:value-type="float" office:value="13.9563263263263" calcext:value-type="float">
            <text:p>13.9563263263263</text:p>
          </table:table-cell>
          <table:table-cell office:value-type="float" office:value="3582.23999999991" calcext:value-type="float">
            <text:p>3582.23999999991</text:p>
          </table:table-cell>
          <table:table-cell table:number-columns-repeated="16382"/>
        </table:table-row>
        <table:table-row table:style-name="ro1">
          <table:table-cell office:value-type="float" office:value="13.9803303303303" calcext:value-type="float">
            <text:p>13.9803303303303</text:p>
          </table:table-cell>
          <table:table-cell office:value-type="float" office:value="3583.67999999991" calcext:value-type="float">
            <text:p>3583.67999999991</text:p>
          </table:table-cell>
          <table:table-cell table:number-columns-repeated="16382"/>
        </table:table-row>
        <table:table-row table:style-name="ro1">
          <table:table-cell office:value-type="float" office:value="14.0043343343343" calcext:value-type="float">
            <text:p>14.0043343343343</text:p>
          </table:table-cell>
          <table:table-cell office:value-type="float" office:value="3585.11999999991" calcext:value-type="float">
            <text:p>3585.11999999991</text:p>
          </table:table-cell>
          <table:table-cell table:number-columns-repeated="16382"/>
        </table:table-row>
        <table:table-row table:style-name="ro1">
          <table:table-cell office:value-type="float" office:value="14.0283383383383" calcext:value-type="float">
            <text:p>14.0283383383383</text:p>
          </table:table-cell>
          <table:table-cell office:value-type="float" office:value="3586.55999999991" calcext:value-type="float">
            <text:p>3586.55999999991</text:p>
          </table:table-cell>
          <table:table-cell table:number-columns-repeated="16382"/>
        </table:table-row>
        <table:table-row table:style-name="ro1">
          <table:table-cell office:value-type="float" office:value="14.0523423423423" calcext:value-type="float">
            <text:p>14.0523423423423</text:p>
          </table:table-cell>
          <table:table-cell office:value-type="float" office:value="3587.99999999991" calcext:value-type="float">
            <text:p>3587.99999999991</text:p>
          </table:table-cell>
          <table:table-cell table:number-columns-repeated="16382"/>
        </table:table-row>
        <table:table-row table:style-name="ro1">
          <table:table-cell office:value-type="float" office:value="14.0763463463463" calcext:value-type="float">
            <text:p>14.0763463463463</text:p>
          </table:table-cell>
          <table:table-cell office:value-type="float" office:value="3589.43999999991" calcext:value-type="float">
            <text:p>3589.43999999991</text:p>
          </table:table-cell>
          <table:table-cell table:number-columns-repeated="16382"/>
        </table:table-row>
        <table:table-row table:style-name="ro1">
          <table:table-cell office:value-type="float" office:value="14.1003503503503" calcext:value-type="float">
            <text:p>14.1003503503503</text:p>
          </table:table-cell>
          <table:table-cell office:value-type="float" office:value="3590.87999999991" calcext:value-type="float">
            <text:p>3590.87999999991</text:p>
          </table:table-cell>
          <table:table-cell table:number-columns-repeated="16382"/>
        </table:table-row>
        <table:table-row table:style-name="ro1">
          <table:table-cell office:value-type="float" office:value="14.1243543543544" calcext:value-type="float">
            <text:p>14.1243543543544</text:p>
          </table:table-cell>
          <table:table-cell office:value-type="float" office:value="3592.31999999991" calcext:value-type="float">
            <text:p>3592.31999999991</text:p>
          </table:table-cell>
          <table:table-cell table:number-columns-repeated="16382"/>
        </table:table-row>
        <table:table-row table:style-name="ro1">
          <table:table-cell office:value-type="float" office:value="14.1483583583584" calcext:value-type="float">
            <text:p>14.1483583583584</text:p>
          </table:table-cell>
          <table:table-cell office:value-type="float" office:value="3593.75999999991" calcext:value-type="float">
            <text:p>3593.75999999991</text:p>
          </table:table-cell>
          <table:table-cell table:number-columns-repeated="16382"/>
        </table:table-row>
        <table:table-row table:style-name="ro1">
          <table:table-cell office:value-type="float" office:value="14.1723623623624" calcext:value-type="float">
            <text:p>14.1723623623624</text:p>
          </table:table-cell>
          <table:table-cell office:value-type="float" office:value="3595.19999999991" calcext:value-type="float">
            <text:p>3595.19999999991</text:p>
          </table:table-cell>
          <table:table-cell table:number-columns-repeated="16382"/>
        </table:table-row>
        <table:table-row table:style-name="ro1">
          <table:table-cell office:value-type="float" office:value="14.1963663663664" calcext:value-type="float">
            <text:p>14.1963663663664</text:p>
          </table:table-cell>
          <table:table-cell office:value-type="float" office:value="3596.63999999991" calcext:value-type="float">
            <text:p>3596.63999999991</text:p>
          </table:table-cell>
          <table:table-cell table:number-columns-repeated="16382"/>
        </table:table-row>
        <table:table-row table:style-name="ro1">
          <table:table-cell office:value-type="float" office:value="14.2203703703704" calcext:value-type="float">
            <text:p>14.2203703703704</text:p>
          </table:table-cell>
          <table:table-cell office:value-type="float" office:value="3598.07999999991" calcext:value-type="float">
            <text:p>3598.07999999991</text:p>
          </table:table-cell>
          <table:table-cell table:number-columns-repeated="16382"/>
        </table:table-row>
        <table:table-row table:style-name="ro1">
          <table:table-cell office:value-type="float" office:value="14.2443743743744" calcext:value-type="float">
            <text:p>14.2443743743744</text:p>
          </table:table-cell>
          <table:table-cell office:value-type="float" office:value="3599.51999999991" calcext:value-type="float">
            <text:p>3599.51999999991</text:p>
          </table:table-cell>
          <table:table-cell table:number-columns-repeated="16382"/>
        </table:table-row>
        <table:table-row table:style-name="ro1">
          <table:table-cell office:value-type="float" office:value="14.2683783783784" calcext:value-type="float">
            <text:p>14.2683783783784</text:p>
          </table:table-cell>
          <table:table-cell office:value-type="float" office:value="3600.95999999991" calcext:value-type="float">
            <text:p>3600.95999999991</text:p>
          </table:table-cell>
          <table:table-cell table:number-columns-repeated="16382"/>
        </table:table-row>
        <table:table-row table:style-name="ro1">
          <table:table-cell office:value-type="float" office:value="14.2923823823824" calcext:value-type="float">
            <text:p>14.2923823823824</text:p>
          </table:table-cell>
          <table:table-cell office:value-type="float" office:value="3602.39999999991" calcext:value-type="float">
            <text:p>3602.39999999991</text:p>
          </table:table-cell>
          <table:table-cell table:number-columns-repeated="16382"/>
        </table:table-row>
        <table:table-row table:style-name="ro1">
          <table:table-cell office:value-type="float" office:value="14.3163863863864" calcext:value-type="float">
            <text:p>14.3163863863864</text:p>
          </table:table-cell>
          <table:table-cell office:value-type="float" office:value="3603.83999999991" calcext:value-type="float">
            <text:p>3603.83999999991</text:p>
          </table:table-cell>
          <table:table-cell table:number-columns-repeated="16382"/>
        </table:table-row>
        <table:table-row table:style-name="ro1">
          <table:table-cell office:value-type="float" office:value="14.3403903903904" calcext:value-type="float">
            <text:p>14.3403903903904</text:p>
          </table:table-cell>
          <table:table-cell office:value-type="float" office:value="3605.27999999991" calcext:value-type="float">
            <text:p>3605.27999999991</text:p>
          </table:table-cell>
          <table:table-cell table:number-columns-repeated="16382"/>
        </table:table-row>
        <table:table-row table:style-name="ro1">
          <table:table-cell office:value-type="float" office:value="14.3643943943944" calcext:value-type="float">
            <text:p>14.3643943943944</text:p>
          </table:table-cell>
          <table:table-cell office:value-type="float" office:value="3606.71999999991" calcext:value-type="float">
            <text:p>3606.71999999991</text:p>
          </table:table-cell>
          <table:table-cell table:number-columns-repeated="16382"/>
        </table:table-row>
        <table:table-row table:style-name="ro1">
          <table:table-cell office:value-type="float" office:value="14.3883983983984" calcext:value-type="float">
            <text:p>14.3883983983984</text:p>
          </table:table-cell>
          <table:table-cell office:value-type="float" office:value="3608.15999999991" calcext:value-type="float">
            <text:p>3608.15999999991</text:p>
          </table:table-cell>
          <table:table-cell table:number-columns-repeated="16382"/>
        </table:table-row>
        <table:table-row table:style-name="ro1">
          <table:table-cell office:value-type="float" office:value="14.4124024024024" calcext:value-type="float">
            <text:p>14.4124024024024</text:p>
          </table:table-cell>
          <table:table-cell office:value-type="float" office:value="3609.59999999991" calcext:value-type="float">
            <text:p>3609.59999999991</text:p>
          </table:table-cell>
          <table:table-cell table:number-columns-repeated="16382"/>
        </table:table-row>
        <table:table-row table:style-name="ro1">
          <table:table-cell office:value-type="float" office:value="14.4364064064064" calcext:value-type="float">
            <text:p>14.4364064064064</text:p>
          </table:table-cell>
          <table:table-cell office:value-type="float" office:value="3611.03999999991" calcext:value-type="float">
            <text:p>3611.03999999991</text:p>
          </table:table-cell>
          <table:table-cell table:number-columns-repeated="16382"/>
        </table:table-row>
        <table:table-row table:style-name="ro1">
          <table:table-cell office:value-type="float" office:value="14.4604104104104" calcext:value-type="float">
            <text:p>14.4604104104104</text:p>
          </table:table-cell>
          <table:table-cell office:value-type="float" office:value="3612.47999999991" calcext:value-type="float">
            <text:p>3612.47999999991</text:p>
          </table:table-cell>
          <table:table-cell table:number-columns-repeated="16382"/>
        </table:table-row>
        <table:table-row table:style-name="ro1">
          <table:table-cell office:value-type="float" office:value="14.4844144144144" calcext:value-type="float">
            <text:p>14.4844144144144</text:p>
          </table:table-cell>
          <table:table-cell office:value-type="float" office:value="3613.91999999991" calcext:value-type="float">
            <text:p>3613.91999999991</text:p>
          </table:table-cell>
          <table:table-cell table:number-columns-repeated="16382"/>
        </table:table-row>
        <table:table-row table:style-name="ro1">
          <table:table-cell office:value-type="float" office:value="14.5084184184184" calcext:value-type="float">
            <text:p>14.5084184184184</text:p>
          </table:table-cell>
          <table:table-cell office:value-type="float" office:value="3615.35999999991" calcext:value-type="float">
            <text:p>3615.35999999991</text:p>
          </table:table-cell>
          <table:table-cell table:number-columns-repeated="16382"/>
        </table:table-row>
        <table:table-row table:style-name="ro1">
          <table:table-cell office:value-type="float" office:value="14.5324224224224" calcext:value-type="float">
            <text:p>14.5324224224224</text:p>
          </table:table-cell>
          <table:table-cell office:value-type="float" office:value="3616.7999999999" calcext:value-type="float">
            <text:p>3616.7999999999</text:p>
          </table:table-cell>
          <table:table-cell table:number-columns-repeated="16382"/>
        </table:table-row>
        <table:table-row table:style-name="ro1">
          <table:table-cell office:value-type="float" office:value="14.5564264264264" calcext:value-type="float">
            <text:p>14.5564264264264</text:p>
          </table:table-cell>
          <table:table-cell office:value-type="float" office:value="3618.2399999999" calcext:value-type="float">
            <text:p>3618.2399999999</text:p>
          </table:table-cell>
          <table:table-cell table:number-columns-repeated="16382"/>
        </table:table-row>
        <table:table-row table:style-name="ro1">
          <table:table-cell office:value-type="float" office:value="14.5804304304304" calcext:value-type="float">
            <text:p>14.5804304304304</text:p>
          </table:table-cell>
          <table:table-cell office:value-type="float" office:value="3619.6799999999" calcext:value-type="float">
            <text:p>3619.6799999999</text:p>
          </table:table-cell>
          <table:table-cell table:number-columns-repeated="16382"/>
        </table:table-row>
        <table:table-row table:style-name="ro1">
          <table:table-cell office:value-type="float" office:value="14.6044344344344" calcext:value-type="float">
            <text:p>14.6044344344344</text:p>
          </table:table-cell>
          <table:table-cell office:value-type="float" office:value="3621.1199999999" calcext:value-type="float">
            <text:p>3621.1199999999</text:p>
          </table:table-cell>
          <table:table-cell table:number-columns-repeated="16382"/>
        </table:table-row>
        <table:table-row table:style-name="ro1">
          <table:table-cell office:value-type="float" office:value="14.6284384384384" calcext:value-type="float">
            <text:p>14.6284384384384</text:p>
          </table:table-cell>
          <table:table-cell office:value-type="float" office:value="3622.5599999999" calcext:value-type="float">
            <text:p>3622.5599999999</text:p>
          </table:table-cell>
          <table:table-cell table:number-columns-repeated="16382"/>
        </table:table-row>
        <table:table-row table:style-name="ro1">
          <table:table-cell office:value-type="float" office:value="14.6524424424424" calcext:value-type="float">
            <text:p>14.6524424424424</text:p>
          </table:table-cell>
          <table:table-cell office:value-type="float" office:value="3623.9999999999" calcext:value-type="float">
            <text:p>3623.9999999999</text:p>
          </table:table-cell>
          <table:table-cell table:number-columns-repeated="16382"/>
        </table:table-row>
        <table:table-row table:style-name="ro1">
          <table:table-cell office:value-type="float" office:value="14.6764464464464" calcext:value-type="float">
            <text:p>14.6764464464464</text:p>
          </table:table-cell>
          <table:table-cell office:value-type="float" office:value="3625.4399999999" calcext:value-type="float">
            <text:p>3625.4399999999</text:p>
          </table:table-cell>
          <table:table-cell table:number-columns-repeated="16382"/>
        </table:table-row>
        <table:table-row table:style-name="ro1">
          <table:table-cell office:value-type="float" office:value="14.7004504504504" calcext:value-type="float">
            <text:p>14.7004504504504</text:p>
          </table:table-cell>
          <table:table-cell office:value-type="float" office:value="3626.8799999999" calcext:value-type="float">
            <text:p>3626.8799999999</text:p>
          </table:table-cell>
          <table:table-cell table:number-columns-repeated="16382"/>
        </table:table-row>
        <table:table-row table:style-name="ro1">
          <table:table-cell office:value-type="float" office:value="14.7244544544545" calcext:value-type="float">
            <text:p>14.7244544544545</text:p>
          </table:table-cell>
          <table:table-cell office:value-type="float" office:value="3628.3199999999" calcext:value-type="float">
            <text:p>3628.3199999999</text:p>
          </table:table-cell>
          <table:table-cell table:number-columns-repeated="16382"/>
        </table:table-row>
        <table:table-row table:style-name="ro1">
          <table:table-cell office:value-type="float" office:value="14.7484584584585" calcext:value-type="float">
            <text:p>14.7484584584585</text:p>
          </table:table-cell>
          <table:table-cell office:value-type="float" office:value="3629.7599999999" calcext:value-type="float">
            <text:p>3629.7599999999</text:p>
          </table:table-cell>
          <table:table-cell table:number-columns-repeated="16382"/>
        </table:table-row>
        <table:table-row table:style-name="ro1">
          <table:table-cell office:value-type="float" office:value="14.7724624624625" calcext:value-type="float">
            <text:p>14.7724624624625</text:p>
          </table:table-cell>
          <table:table-cell office:value-type="float" office:value="3631.1999999999" calcext:value-type="float">
            <text:p>3631.1999999999</text:p>
          </table:table-cell>
          <table:table-cell table:number-columns-repeated="16382"/>
        </table:table-row>
        <table:table-row table:style-name="ro1">
          <table:table-cell office:value-type="float" office:value="14.7964664664665" calcext:value-type="float">
            <text:p>14.7964664664665</text:p>
          </table:table-cell>
          <table:table-cell office:value-type="float" office:value="3632.6399999999" calcext:value-type="float">
            <text:p>3632.6399999999</text:p>
          </table:table-cell>
          <table:table-cell table:number-columns-repeated="16382"/>
        </table:table-row>
        <table:table-row table:style-name="ro1">
          <table:table-cell office:value-type="float" office:value="14.8204704704705" calcext:value-type="float">
            <text:p>14.8204704704705</text:p>
          </table:table-cell>
          <table:table-cell office:value-type="float" office:value="3634.0799999999" calcext:value-type="float">
            <text:p>3634.0799999999</text:p>
          </table:table-cell>
          <table:table-cell table:number-columns-repeated="16382"/>
        </table:table-row>
        <table:table-row table:style-name="ro1">
          <table:table-cell office:value-type="float" office:value="14.8444744744745" calcext:value-type="float">
            <text:p>14.8444744744745</text:p>
          </table:table-cell>
          <table:table-cell office:value-type="float" office:value="3635.5199999999" calcext:value-type="float">
            <text:p>3635.5199999999</text:p>
          </table:table-cell>
          <table:table-cell table:number-columns-repeated="16382"/>
        </table:table-row>
        <table:table-row table:style-name="ro1">
          <table:table-cell office:value-type="float" office:value="14.8684784784785" calcext:value-type="float">
            <text:p>14.8684784784785</text:p>
          </table:table-cell>
          <table:table-cell office:value-type="float" office:value="3636.9599999999" calcext:value-type="float">
            <text:p>3636.9599999999</text:p>
          </table:table-cell>
          <table:table-cell table:number-columns-repeated="16382"/>
        </table:table-row>
        <table:table-row table:style-name="ro1">
          <table:table-cell office:value-type="float" office:value="14.8924824824825" calcext:value-type="float">
            <text:p>14.8924824824825</text:p>
          </table:table-cell>
          <table:table-cell office:value-type="float" office:value="3638.3999999999" calcext:value-type="float">
            <text:p>3638.3999999999</text:p>
          </table:table-cell>
          <table:table-cell table:number-columns-repeated="16382"/>
        </table:table-row>
        <table:table-row table:style-name="ro1">
          <table:table-cell office:value-type="float" office:value="14.9164864864865" calcext:value-type="float">
            <text:p>14.9164864864865</text:p>
          </table:table-cell>
          <table:table-cell office:value-type="float" office:value="3639.8399999999" calcext:value-type="float">
            <text:p>3639.8399999999</text:p>
          </table:table-cell>
          <table:table-cell table:number-columns-repeated="16382"/>
        </table:table-row>
        <table:table-row table:style-name="ro1">
          <table:table-cell office:value-type="float" office:value="14.9404904904905" calcext:value-type="float">
            <text:p>14.9404904904905</text:p>
          </table:table-cell>
          <table:table-cell office:value-type="float" office:value="3641.2799999999" calcext:value-type="float">
            <text:p>3641.2799999999</text:p>
          </table:table-cell>
          <table:table-cell table:number-columns-repeated="16382"/>
        </table:table-row>
        <table:table-row table:style-name="ro1">
          <table:table-cell office:value-type="float" office:value="14.9644944944945" calcext:value-type="float">
            <text:p>14.9644944944945</text:p>
          </table:table-cell>
          <table:table-cell office:value-type="float" office:value="3642.7199999999" calcext:value-type="float">
            <text:p>3642.7199999999</text:p>
          </table:table-cell>
          <table:table-cell table:number-columns-repeated="16382"/>
        </table:table-row>
        <table:table-row table:style-name="ro1">
          <table:table-cell office:value-type="float" office:value="14.9884984984985" calcext:value-type="float">
            <text:p>14.9884984984985</text:p>
          </table:table-cell>
          <table:table-cell office:value-type="float" office:value="3644.1599999999" calcext:value-type="float">
            <text:p>3644.1599999999</text:p>
          </table:table-cell>
          <table:table-cell table:number-columns-repeated="16382"/>
        </table:table-row>
        <table:table-row table:style-name="ro1">
          <table:table-cell office:value-type="float" office:value="15.0125025025025" calcext:value-type="float">
            <text:p>15.0125025025025</text:p>
          </table:table-cell>
          <table:table-cell office:value-type="float" office:value="3645.5999999999" calcext:value-type="float">
            <text:p>3645.5999999999</text:p>
          </table:table-cell>
          <table:table-cell table:number-columns-repeated="16382"/>
        </table:table-row>
        <table:table-row table:style-name="ro1">
          <table:table-cell office:value-type="float" office:value="15.0365065065065" calcext:value-type="float">
            <text:p>15.0365065065065</text:p>
          </table:table-cell>
          <table:table-cell office:value-type="float" office:value="3647.0399999999" calcext:value-type="float">
            <text:p>3647.0399999999</text:p>
          </table:table-cell>
          <table:table-cell table:number-columns-repeated="16382"/>
        </table:table-row>
        <table:table-row table:style-name="ro1">
          <table:table-cell office:value-type="float" office:value="15.0605105105105" calcext:value-type="float">
            <text:p>15.0605105105105</text:p>
          </table:table-cell>
          <table:table-cell office:value-type="float" office:value="3648.4799999999" calcext:value-type="float">
            <text:p>3648.4799999999</text:p>
          </table:table-cell>
          <table:table-cell table:number-columns-repeated="16382"/>
        </table:table-row>
        <table:table-row table:style-name="ro1">
          <table:table-cell office:value-type="float" office:value="15.0845145145145" calcext:value-type="float">
            <text:p>15.0845145145145</text:p>
          </table:table-cell>
          <table:table-cell office:value-type="float" office:value="3649.9199999999" calcext:value-type="float">
            <text:p>3649.9199999999</text:p>
          </table:table-cell>
          <table:table-cell table:number-columns-repeated="16382"/>
        </table:table-row>
        <table:table-row table:style-name="ro1">
          <table:table-cell office:value-type="float" office:value="15.1085185185185" calcext:value-type="float">
            <text:p>15.1085185185185</text:p>
          </table:table-cell>
          <table:table-cell office:value-type="float" office:value="3651.3599999999" calcext:value-type="float">
            <text:p>3651.3599999999</text:p>
          </table:table-cell>
          <table:table-cell table:number-columns-repeated="16382"/>
        </table:table-row>
        <table:table-row table:style-name="ro1">
          <table:table-cell office:value-type="float" office:value="15.1325225225225" calcext:value-type="float">
            <text:p>15.1325225225225</text:p>
          </table:table-cell>
          <table:table-cell office:value-type="float" office:value="3652.79999999989" calcext:value-type="float">
            <text:p>3652.79999999989</text:p>
          </table:table-cell>
          <table:table-cell table:number-columns-repeated="16382"/>
        </table:table-row>
        <table:table-row table:style-name="ro1">
          <table:table-cell office:value-type="float" office:value="15.1565265265265" calcext:value-type="float">
            <text:p>15.1565265265265</text:p>
          </table:table-cell>
          <table:table-cell office:value-type="float" office:value="3654.23999999989" calcext:value-type="float">
            <text:p>3654.23999999989</text:p>
          </table:table-cell>
          <table:table-cell table:number-columns-repeated="16382"/>
        </table:table-row>
        <table:table-row table:style-name="ro1">
          <table:table-cell office:value-type="float" office:value="15.1805305305305" calcext:value-type="float">
            <text:p>15.1805305305305</text:p>
          </table:table-cell>
          <table:table-cell office:value-type="float" office:value="3655.67999999989" calcext:value-type="float">
            <text:p>3655.67999999989</text:p>
          </table:table-cell>
          <table:table-cell table:number-columns-repeated="16382"/>
        </table:table-row>
        <table:table-row table:style-name="ro1">
          <table:table-cell office:value-type="float" office:value="15.2045345345345" calcext:value-type="float">
            <text:p>15.2045345345345</text:p>
          </table:table-cell>
          <table:table-cell office:value-type="float" office:value="3657.11999999989" calcext:value-type="float">
            <text:p>3657.11999999989</text:p>
          </table:table-cell>
          <table:table-cell table:number-columns-repeated="16382"/>
        </table:table-row>
        <table:table-row table:style-name="ro1">
          <table:table-cell office:value-type="float" office:value="15.2285385385385" calcext:value-type="float">
            <text:p>15.2285385385385</text:p>
          </table:table-cell>
          <table:table-cell office:value-type="float" office:value="3658.55999999989" calcext:value-type="float">
            <text:p>3658.55999999989</text:p>
          </table:table-cell>
          <table:table-cell table:number-columns-repeated="16382"/>
        </table:table-row>
        <table:table-row table:style-name="ro1">
          <table:table-cell office:value-type="float" office:value="15.2525425425425" calcext:value-type="float">
            <text:p>15.2525425425425</text:p>
          </table:table-cell>
          <table:table-cell office:value-type="float" office:value="3659.99999999989" calcext:value-type="float">
            <text:p>3659.99999999989</text:p>
          </table:table-cell>
          <table:table-cell table:number-columns-repeated="16382"/>
        </table:table-row>
        <table:table-row table:style-name="ro1">
          <table:table-cell office:value-type="float" office:value="15.2765465465465" calcext:value-type="float">
            <text:p>15.2765465465465</text:p>
          </table:table-cell>
          <table:table-cell office:value-type="float" office:value="3661.43999999989" calcext:value-type="float">
            <text:p>3661.43999999989</text:p>
          </table:table-cell>
          <table:table-cell table:number-columns-repeated="16382"/>
        </table:table-row>
        <table:table-row table:style-name="ro1">
          <table:table-cell office:value-type="float" office:value="15.3005505505505" calcext:value-type="float">
            <text:p>15.3005505505505</text:p>
          </table:table-cell>
          <table:table-cell office:value-type="float" office:value="3662.87999999989" calcext:value-type="float">
            <text:p>3662.87999999989</text:p>
          </table:table-cell>
          <table:table-cell table:number-columns-repeated="16382"/>
        </table:table-row>
        <table:table-row table:style-name="ro1">
          <table:table-cell office:value-type="float" office:value="15.3245545545546" calcext:value-type="float">
            <text:p>15.3245545545546</text:p>
          </table:table-cell>
          <table:table-cell office:value-type="float" office:value="3664.31999999989" calcext:value-type="float">
            <text:p>3664.31999999989</text:p>
          </table:table-cell>
          <table:table-cell table:number-columns-repeated="16382"/>
        </table:table-row>
        <table:table-row table:style-name="ro1">
          <table:table-cell office:value-type="float" office:value="15.3485585585586" calcext:value-type="float">
            <text:p>15.3485585585586</text:p>
          </table:table-cell>
          <table:table-cell office:value-type="float" office:value="3665.75999999989" calcext:value-type="float">
            <text:p>3665.75999999989</text:p>
          </table:table-cell>
          <table:table-cell table:number-columns-repeated="16382"/>
        </table:table-row>
        <table:table-row table:style-name="ro1">
          <table:table-cell office:value-type="float" office:value="15.3725625625626" calcext:value-type="float">
            <text:p>15.3725625625626</text:p>
          </table:table-cell>
          <table:table-cell office:value-type="float" office:value="3667.19999999989" calcext:value-type="float">
            <text:p>3667.19999999989</text:p>
          </table:table-cell>
          <table:table-cell table:number-columns-repeated="16382"/>
        </table:table-row>
        <table:table-row table:style-name="ro1">
          <table:table-cell office:value-type="float" office:value="15.3965665665666" calcext:value-type="float">
            <text:p>15.3965665665666</text:p>
          </table:table-cell>
          <table:table-cell office:value-type="float" office:value="3668.63999999989" calcext:value-type="float">
            <text:p>3668.63999999989</text:p>
          </table:table-cell>
          <table:table-cell table:number-columns-repeated="16382"/>
        </table:table-row>
        <table:table-row table:style-name="ro1">
          <table:table-cell office:value-type="float" office:value="15.4205705705706" calcext:value-type="float">
            <text:p>15.4205705705706</text:p>
          </table:table-cell>
          <table:table-cell office:value-type="float" office:value="3670.07999999989" calcext:value-type="float">
            <text:p>3670.07999999989</text:p>
          </table:table-cell>
          <table:table-cell table:number-columns-repeated="16382"/>
        </table:table-row>
        <table:table-row table:style-name="ro1">
          <table:table-cell office:value-type="float" office:value="15.4445745745746" calcext:value-type="float">
            <text:p>15.4445745745746</text:p>
          </table:table-cell>
          <table:table-cell office:value-type="float" office:value="3671.51999999989" calcext:value-type="float">
            <text:p>3671.51999999989</text:p>
          </table:table-cell>
          <table:table-cell table:number-columns-repeated="16382"/>
        </table:table-row>
        <table:table-row table:style-name="ro1">
          <table:table-cell office:value-type="float" office:value="15.4685785785786" calcext:value-type="float">
            <text:p>15.4685785785786</text:p>
          </table:table-cell>
          <table:table-cell office:value-type="float" office:value="3672.95999999989" calcext:value-type="float">
            <text:p>3672.95999999989</text:p>
          </table:table-cell>
          <table:table-cell table:number-columns-repeated="16382"/>
        </table:table-row>
        <table:table-row table:style-name="ro1">
          <table:table-cell office:value-type="float" office:value="15.4925825825826" calcext:value-type="float">
            <text:p>15.4925825825826</text:p>
          </table:table-cell>
          <table:table-cell office:value-type="float" office:value="3674.39999999989" calcext:value-type="float">
            <text:p>3674.39999999989</text:p>
          </table:table-cell>
          <table:table-cell table:number-columns-repeated="16382"/>
        </table:table-row>
        <table:table-row table:style-name="ro1">
          <table:table-cell office:value-type="float" office:value="15.5165865865866" calcext:value-type="float">
            <text:p>15.5165865865866</text:p>
          </table:table-cell>
          <table:table-cell office:value-type="float" office:value="3675.83999999989" calcext:value-type="float">
            <text:p>3675.83999999989</text:p>
          </table:table-cell>
          <table:table-cell table:number-columns-repeated="16382"/>
        </table:table-row>
        <table:table-row table:style-name="ro1">
          <table:table-cell office:value-type="float" office:value="15.5405905905906" calcext:value-type="float">
            <text:p>15.5405905905906</text:p>
          </table:table-cell>
          <table:table-cell office:value-type="float" office:value="3677.27999999989" calcext:value-type="float">
            <text:p>3677.27999999989</text:p>
          </table:table-cell>
          <table:table-cell table:number-columns-repeated="16382"/>
        </table:table-row>
        <table:table-row table:style-name="ro1">
          <table:table-cell office:value-type="float" office:value="15.5645945945946" calcext:value-type="float">
            <text:p>15.5645945945946</text:p>
          </table:table-cell>
          <table:table-cell office:value-type="float" office:value="3678.71999999989" calcext:value-type="float">
            <text:p>3678.71999999989</text:p>
          </table:table-cell>
          <table:table-cell table:number-columns-repeated="16382"/>
        </table:table-row>
        <table:table-row table:style-name="ro1">
          <table:table-cell office:value-type="float" office:value="15.5885985985986" calcext:value-type="float">
            <text:p>15.5885985985986</text:p>
          </table:table-cell>
          <table:table-cell office:value-type="float" office:value="3680.15999999989" calcext:value-type="float">
            <text:p>3680.15999999989</text:p>
          </table:table-cell>
          <table:table-cell table:number-columns-repeated="16382"/>
        </table:table-row>
        <table:table-row table:style-name="ro1">
          <table:table-cell office:value-type="float" office:value="15.6126026026026" calcext:value-type="float">
            <text:p>15.6126026026026</text:p>
          </table:table-cell>
          <table:table-cell office:value-type="float" office:value="3681.59999999989" calcext:value-type="float">
            <text:p>3681.59999999989</text:p>
          </table:table-cell>
          <table:table-cell table:number-columns-repeated="16382"/>
        </table:table-row>
        <table:table-row table:style-name="ro1">
          <table:table-cell office:value-type="float" office:value="15.6366066066066" calcext:value-type="float">
            <text:p>15.6366066066066</text:p>
          </table:table-cell>
          <table:table-cell office:value-type="float" office:value="3683.03999999989" calcext:value-type="float">
            <text:p>3683.03999999989</text:p>
          </table:table-cell>
          <table:table-cell table:number-columns-repeated="16382"/>
        </table:table-row>
        <table:table-row table:style-name="ro1">
          <table:table-cell office:value-type="float" office:value="15.6606106106106" calcext:value-type="float">
            <text:p>15.6606106106106</text:p>
          </table:table-cell>
          <table:table-cell office:value-type="float" office:value="3684.47999999989" calcext:value-type="float">
            <text:p>3684.47999999989</text:p>
          </table:table-cell>
          <table:table-cell table:number-columns-repeated="16382"/>
        </table:table-row>
        <table:table-row table:style-name="ro1">
          <table:table-cell office:value-type="float" office:value="15.6846146146146" calcext:value-type="float">
            <text:p>15.6846146146146</text:p>
          </table:table-cell>
          <table:table-cell office:value-type="float" office:value="3685.91999999989" calcext:value-type="float">
            <text:p>3685.91999999989</text:p>
          </table:table-cell>
          <table:table-cell table:number-columns-repeated="16382"/>
        </table:table-row>
        <table:table-row table:style-name="ro1">
          <table:table-cell office:value-type="float" office:value="15.7086186186186" calcext:value-type="float">
            <text:p>15.7086186186186</text:p>
          </table:table-cell>
          <table:table-cell office:value-type="float" office:value="3687.35999999989" calcext:value-type="float">
            <text:p>3687.35999999989</text:p>
          </table:table-cell>
          <table:table-cell table:number-columns-repeated="16382"/>
        </table:table-row>
        <table:table-row table:style-name="ro1">
          <table:table-cell office:value-type="float" office:value="15.7326226226226" calcext:value-type="float">
            <text:p>15.7326226226226</text:p>
          </table:table-cell>
          <table:table-cell office:value-type="float" office:value="3688.79999999988" calcext:value-type="float">
            <text:p>3688.79999999988</text:p>
          </table:table-cell>
          <table:table-cell table:number-columns-repeated="16382"/>
        </table:table-row>
        <table:table-row table:style-name="ro1">
          <table:table-cell office:value-type="float" office:value="15.7566266266266" calcext:value-type="float">
            <text:p>15.7566266266266</text:p>
          </table:table-cell>
          <table:table-cell office:value-type="float" office:value="3690.23999999988" calcext:value-type="float">
            <text:p>3690.23999999988</text:p>
          </table:table-cell>
          <table:table-cell table:number-columns-repeated="16382"/>
        </table:table-row>
        <table:table-row table:style-name="ro1">
          <table:table-cell office:value-type="float" office:value="15.7806306306306" calcext:value-type="float">
            <text:p>15.7806306306306</text:p>
          </table:table-cell>
          <table:table-cell office:value-type="float" office:value="3691.67999999988" calcext:value-type="float">
            <text:p>3691.67999999988</text:p>
          </table:table-cell>
          <table:table-cell table:number-columns-repeated="16382"/>
        </table:table-row>
        <table:table-row table:style-name="ro1">
          <table:table-cell office:value-type="float" office:value="15.8046346346346" calcext:value-type="float">
            <text:p>15.8046346346346</text:p>
          </table:table-cell>
          <table:table-cell office:value-type="float" office:value="3693.11999999988" calcext:value-type="float">
            <text:p>3693.11999999988</text:p>
          </table:table-cell>
          <table:table-cell table:number-columns-repeated="16382"/>
        </table:table-row>
        <table:table-row table:style-name="ro1">
          <table:table-cell office:value-type="float" office:value="15.8286386386386" calcext:value-type="float">
            <text:p>15.8286386386386</text:p>
          </table:table-cell>
          <table:table-cell office:value-type="float" office:value="3695.27999999988" calcext:value-type="float">
            <text:p>3695.27999999988</text:p>
          </table:table-cell>
          <table:table-cell table:number-columns-repeated="16382"/>
        </table:table-row>
        <table:table-row table:style-name="ro1">
          <table:table-cell office:value-type="float" office:value="15.8526426426426" calcext:value-type="float">
            <text:p>15.8526426426426</text:p>
          </table:table-cell>
          <table:table-cell office:value-type="float" office:value="3697.43999999988" calcext:value-type="float">
            <text:p>3697.43999999988</text:p>
          </table:table-cell>
          <table:table-cell table:number-columns-repeated="16382"/>
        </table:table-row>
        <table:table-row table:style-name="ro1">
          <table:table-cell office:value-type="float" office:value="15.8766466466466" calcext:value-type="float">
            <text:p>15.8766466466466</text:p>
          </table:table-cell>
          <table:table-cell office:value-type="float" office:value="3699.59999999988" calcext:value-type="float">
            <text:p>3699.59999999988</text:p>
          </table:table-cell>
          <table:table-cell table:number-columns-repeated="16382"/>
        </table:table-row>
        <table:table-row table:style-name="ro1">
          <table:table-cell office:value-type="float" office:value="15.9006506506506" calcext:value-type="float">
            <text:p>15.9006506506506</text:p>
          </table:table-cell>
          <table:table-cell office:value-type="float" office:value="3701.75999999988" calcext:value-type="float">
            <text:p>3701.75999999988</text:p>
          </table:table-cell>
          <table:table-cell table:number-columns-repeated="16382"/>
        </table:table-row>
        <table:table-row table:style-name="ro1">
          <table:table-cell office:value-type="float" office:value="15.9246546546547" calcext:value-type="float">
            <text:p>15.9246546546547</text:p>
          </table:table-cell>
          <table:table-cell office:value-type="float" office:value="3703.91999999988" calcext:value-type="float">
            <text:p>3703.91999999988</text:p>
          </table:table-cell>
          <table:table-cell table:number-columns-repeated="16382"/>
        </table:table-row>
        <table:table-row table:style-name="ro1">
          <table:table-cell office:value-type="float" office:value="15.9486586586587" calcext:value-type="float">
            <text:p>15.9486586586587</text:p>
          </table:table-cell>
          <table:table-cell office:value-type="float" office:value="3706.07999999988" calcext:value-type="float">
            <text:p>3706.07999999988</text:p>
          </table:table-cell>
          <table:table-cell table:number-columns-repeated="16382"/>
        </table:table-row>
        <table:table-row table:style-name="ro1">
          <table:table-cell office:value-type="float" office:value="15.9726626626627" calcext:value-type="float">
            <text:p>15.9726626626627</text:p>
          </table:table-cell>
          <table:table-cell office:value-type="float" office:value="3708.23999999988" calcext:value-type="float">
            <text:p>3708.23999999988</text:p>
          </table:table-cell>
          <table:table-cell table:number-columns-repeated="16382"/>
        </table:table-row>
        <table:table-row table:style-name="ro1">
          <table:table-cell office:value-type="float" office:value="15.9966666666667" calcext:value-type="float">
            <text:p>15.9966666666667</text:p>
          </table:table-cell>
          <table:table-cell office:value-type="float" office:value="3710.39999999988" calcext:value-type="float">
            <text:p>3710.39999999988</text:p>
          </table:table-cell>
          <table:table-cell table:number-columns-repeated="16382"/>
        </table:table-row>
        <table:table-row table:style-name="ro1">
          <table:table-cell office:value-type="float" office:value="16.0206706706707" calcext:value-type="float">
            <text:p>16.0206706706707</text:p>
          </table:table-cell>
          <table:table-cell office:value-type="float" office:value="3712.55999999988" calcext:value-type="float">
            <text:p>3712.55999999988</text:p>
          </table:table-cell>
          <table:table-cell table:number-columns-repeated="16382"/>
        </table:table-row>
        <table:table-row table:style-name="ro1">
          <table:table-cell office:value-type="float" office:value="16.0446746746747" calcext:value-type="float">
            <text:p>16.0446746746747</text:p>
          </table:table-cell>
          <table:table-cell office:value-type="float" office:value="3713.99999999988" calcext:value-type="float">
            <text:p>3713.99999999988</text:p>
          </table:table-cell>
          <table:table-cell table:number-columns-repeated="16382"/>
        </table:table-row>
        <table:table-row table:style-name="ro1">
          <table:table-cell office:value-type="float" office:value="16.0686786786787" calcext:value-type="float">
            <text:p>16.0686786786787</text:p>
          </table:table-cell>
          <table:table-cell office:value-type="float" office:value="3715.43999999988" calcext:value-type="float">
            <text:p>3715.43999999988</text:p>
          </table:table-cell>
          <table:table-cell table:number-columns-repeated="16382"/>
        </table:table-row>
        <table:table-row table:style-name="ro1">
          <table:table-cell office:value-type="float" office:value="16.0926826826827" calcext:value-type="float">
            <text:p>16.0926826826827</text:p>
          </table:table-cell>
          <table:table-cell office:value-type="float" office:value="3716.87999999988" calcext:value-type="float">
            <text:p>3716.87999999988</text:p>
          </table:table-cell>
          <table:table-cell table:number-columns-repeated="16382"/>
        </table:table-row>
        <table:table-row table:style-name="ro1">
          <table:table-cell office:value-type="float" office:value="16.1166866866867" calcext:value-type="float">
            <text:p>16.1166866866867</text:p>
          </table:table-cell>
          <table:table-cell office:value-type="float" office:value="3718.31999999988" calcext:value-type="float">
            <text:p>3718.31999999988</text:p>
          </table:table-cell>
          <table:table-cell table:number-columns-repeated="16382"/>
        </table:table-row>
        <table:table-row table:style-name="ro1">
          <table:table-cell office:value-type="float" office:value="16.1406906906907" calcext:value-type="float">
            <text:p>16.1406906906907</text:p>
          </table:table-cell>
          <table:table-cell office:value-type="float" office:value="3719.75999999988" calcext:value-type="float">
            <text:p>3719.75999999988</text:p>
          </table:table-cell>
          <table:table-cell table:number-columns-repeated="16382"/>
        </table:table-row>
        <table:table-row table:style-name="ro1">
          <table:table-cell office:value-type="float" office:value="16.1646946946947" calcext:value-type="float">
            <text:p>16.1646946946947</text:p>
          </table:table-cell>
          <table:table-cell office:value-type="float" office:value="3743.03999999988" calcext:value-type="float">
            <text:p>3743.03999999988</text:p>
          </table:table-cell>
          <table:table-cell table:number-columns-repeated="16382"/>
        </table:table-row>
        <table:table-row table:style-name="ro1">
          <table:table-cell office:value-type="float" office:value="16.1886986986987" calcext:value-type="float">
            <text:p>16.1886986986987</text:p>
          </table:table-cell>
          <table:table-cell office:value-type="float" office:value="3766.31999999988" calcext:value-type="float">
            <text:p>3766.31999999988</text:p>
          </table:table-cell>
          <table:table-cell table:number-columns-repeated="16382"/>
        </table:table-row>
        <table:table-row table:style-name="ro1">
          <table:table-cell office:value-type="float" office:value="16.2127027027027" calcext:value-type="float">
            <text:p>16.2127027027027</text:p>
          </table:table-cell>
          <table:table-cell office:value-type="float" office:value="3789.59999999988" calcext:value-type="float">
            <text:p>3789.59999999988</text:p>
          </table:table-cell>
          <table:table-cell table:number-columns-repeated="16382"/>
        </table:table-row>
        <table:table-row table:style-name="ro1">
          <table:table-cell office:value-type="float" office:value="16.2367067067067" calcext:value-type="float">
            <text:p>16.2367067067067</text:p>
          </table:table-cell>
          <table:table-cell office:value-type="float" office:value="3812.87999999988" calcext:value-type="float">
            <text:p>3812.87999999988</text:p>
          </table:table-cell>
          <table:table-cell table:number-columns-repeated="16382"/>
        </table:table-row>
        <table:table-row table:style-name="ro1">
          <table:table-cell office:value-type="float" office:value="16.2607107107107" calcext:value-type="float">
            <text:p>16.2607107107107</text:p>
          </table:table-cell>
          <table:table-cell office:value-type="float" office:value="3814.31999999987" calcext:value-type="float">
            <text:p>3814.31999999987</text:p>
          </table:table-cell>
          <table:table-cell table:number-columns-repeated="16382"/>
        </table:table-row>
        <table:table-row table:style-name="ro1">
          <table:table-cell office:value-type="float" office:value="16.2847147147147" calcext:value-type="float">
            <text:p>16.2847147147147</text:p>
          </table:table-cell>
          <table:table-cell office:value-type="float" office:value="3815.75999999987" calcext:value-type="float">
            <text:p>3815.75999999987</text:p>
          </table:table-cell>
          <table:table-cell table:number-columns-repeated="16382"/>
        </table:table-row>
        <table:table-row table:style-name="ro1">
          <table:table-cell office:value-type="float" office:value="16.3087187187187" calcext:value-type="float">
            <text:p>16.3087187187187</text:p>
          </table:table-cell>
          <table:table-cell office:value-type="float" office:value="3817.19999999987" calcext:value-type="float">
            <text:p>3817.19999999987</text:p>
          </table:table-cell>
          <table:table-cell table:number-columns-repeated="16382"/>
        </table:table-row>
        <table:table-row table:style-name="ro1">
          <table:table-cell office:value-type="float" office:value="16.3327227227227" calcext:value-type="float">
            <text:p>16.3327227227227</text:p>
          </table:table-cell>
          <table:table-cell office:value-type="float" office:value="3818.63999999987" calcext:value-type="float">
            <text:p>3818.63999999987</text:p>
          </table:table-cell>
          <table:table-cell table:number-columns-repeated="16382"/>
        </table:table-row>
        <table:table-row table:style-name="ro1">
          <table:table-cell office:value-type="float" office:value="16.3567267267267" calcext:value-type="float">
            <text:p>16.3567267267267</text:p>
          </table:table-cell>
          <table:table-cell office:value-type="float" office:value="3820.07999999987" calcext:value-type="float">
            <text:p>3820.07999999987</text:p>
          </table:table-cell>
          <table:table-cell table:number-columns-repeated="16382"/>
        </table:table-row>
        <table:table-row table:style-name="ro1">
          <table:table-cell office:value-type="float" office:value="16.3807307307307" calcext:value-type="float">
            <text:p>16.3807307307307</text:p>
          </table:table-cell>
          <table:table-cell office:value-type="float" office:value="3821.51999999987" calcext:value-type="float">
            <text:p>3821.51999999987</text:p>
          </table:table-cell>
          <table:table-cell table:number-columns-repeated="16382"/>
        </table:table-row>
        <table:table-row table:style-name="ro1">
          <table:table-cell office:value-type="float" office:value="16.4047347347347" calcext:value-type="float">
            <text:p>16.4047347347347</text:p>
          </table:table-cell>
          <table:table-cell office:value-type="float" office:value="3822.95999999987" calcext:value-type="float">
            <text:p>3822.95999999987</text:p>
          </table:table-cell>
          <table:table-cell table:number-columns-repeated="16382"/>
        </table:table-row>
        <table:table-row table:style-name="ro1">
          <table:table-cell office:value-type="float" office:value="16.4287387387387" calcext:value-type="float">
            <text:p>16.4287387387387</text:p>
          </table:table-cell>
          <table:table-cell office:value-type="float" office:value="3823.67999999987" calcext:value-type="float">
            <text:p>3823.67999999987</text:p>
          </table:table-cell>
          <table:table-cell table:number-columns-repeated="16382"/>
        </table:table-row>
        <table:table-row table:style-name="ro1">
          <table:table-cell office:value-type="float" office:value="16.4527427427427" calcext:value-type="float">
            <text:p>16.4527427427427</text:p>
          </table:table-cell>
          <table:table-cell office:value-type="float" office:value="3824.39999999987" calcext:value-type="float">
            <text:p>3824.39999999987</text:p>
          </table:table-cell>
          <table:table-cell table:number-columns-repeated="16382"/>
        </table:table-row>
        <table:table-row table:style-name="ro1">
          <table:table-cell office:value-type="float" office:value="16.4767467467467" calcext:value-type="float">
            <text:p>16.4767467467467</text:p>
          </table:table-cell>
          <table:table-cell office:value-type="float" office:value="3825.11999999987" calcext:value-type="float">
            <text:p>3825.11999999987</text:p>
          </table:table-cell>
          <table:table-cell table:number-columns-repeated="16382"/>
        </table:table-row>
        <table:table-row table:style-name="ro1">
          <table:table-cell office:value-type="float" office:value="16.5007507507508" calcext:value-type="float">
            <text:p>16.5007507507508</text:p>
          </table:table-cell>
          <table:table-cell office:value-type="float" office:value="3825.83999999987" calcext:value-type="float">
            <text:p>3825.83999999987</text:p>
          </table:table-cell>
          <table:table-cell table:number-columns-repeated="16382"/>
        </table:table-row>
        <table:table-row table:style-name="ro1">
          <table:table-cell office:value-type="float" office:value="16.5247547547548" calcext:value-type="float">
            <text:p>16.5247547547548</text:p>
          </table:table-cell>
          <table:table-cell office:value-type="float" office:value="3826.55999999987" calcext:value-type="float">
            <text:p>3826.55999999987</text:p>
          </table:table-cell>
          <table:table-cell table:number-columns-repeated="16382"/>
        </table:table-row>
        <table:table-row table:style-name="ro1">
          <table:table-cell office:value-type="float" office:value="16.5487587587588" calcext:value-type="float">
            <text:p>16.5487587587588</text:p>
          </table:table-cell>
          <table:table-cell office:value-type="float" office:value="3827.27999999987" calcext:value-type="float">
            <text:p>3827.27999999987</text:p>
          </table:table-cell>
          <table:table-cell table:number-columns-repeated="16382"/>
        </table:table-row>
        <table:table-row table:style-name="ro1">
          <table:table-cell office:value-type="float" office:value="16.5727627627628" calcext:value-type="float">
            <text:p>16.5727627627628</text:p>
          </table:table-cell>
          <table:table-cell office:value-type="float" office:value="3827.99999999987" calcext:value-type="float">
            <text:p>3827.99999999987</text:p>
          </table:table-cell>
          <table:table-cell table:number-columns-repeated="16382"/>
        </table:table-row>
        <table:table-row table:style-name="ro1">
          <table:table-cell office:value-type="float" office:value="16.5967667667668" calcext:value-type="float">
            <text:p>16.5967667667668</text:p>
          </table:table-cell>
          <table:table-cell office:value-type="float" office:value="3828.71999999987" calcext:value-type="float">
            <text:p>3828.71999999987</text:p>
          </table:table-cell>
          <table:table-cell table:number-columns-repeated="16382"/>
        </table:table-row>
        <table:table-row table:style-name="ro1">
          <table:table-cell office:value-type="float" office:value="16.6207707707708" calcext:value-type="float">
            <text:p>16.6207707707708</text:p>
          </table:table-cell>
          <table:table-cell office:value-type="float" office:value="3829.43999999987" calcext:value-type="float">
            <text:p>3829.43999999987</text:p>
          </table:table-cell>
          <table:table-cell table:number-columns-repeated="16382"/>
        </table:table-row>
        <table:table-row table:style-name="ro1">
          <table:table-cell office:value-type="float" office:value="16.6447747747748" calcext:value-type="float">
            <text:p>16.6447747747748</text:p>
          </table:table-cell>
          <table:table-cell office:value-type="float" office:value="3830.15999999987" calcext:value-type="float">
            <text:p>3830.15999999987</text:p>
          </table:table-cell>
          <table:table-cell table:number-columns-repeated="16382"/>
        </table:table-row>
        <table:table-row table:style-name="ro1">
          <table:table-cell office:value-type="float" office:value="16.6687787787788" calcext:value-type="float">
            <text:p>16.6687787787788</text:p>
          </table:table-cell>
          <table:table-cell office:value-type="float" office:value="3830.87999999987" calcext:value-type="float">
            <text:p>3830.87999999987</text:p>
          </table:table-cell>
          <table:table-cell table:number-columns-repeated="16382"/>
        </table:table-row>
        <table:table-row table:style-name="ro1">
          <table:table-cell office:value-type="float" office:value="16.6927827827828" calcext:value-type="float">
            <text:p>16.6927827827828</text:p>
          </table:table-cell>
          <table:table-cell office:value-type="float" office:value="3831.59999999987" calcext:value-type="float">
            <text:p>3831.59999999987</text:p>
          </table:table-cell>
          <table:table-cell table:number-columns-repeated="16382"/>
        </table:table-row>
        <table:table-row table:style-name="ro1">
          <table:table-cell office:value-type="float" office:value="16.7167867867868" calcext:value-type="float">
            <text:p>16.7167867867868</text:p>
          </table:table-cell>
          <table:table-cell office:value-type="float" office:value="3832.31999999987" calcext:value-type="float">
            <text:p>3832.31999999987</text:p>
          </table:table-cell>
          <table:table-cell table:number-columns-repeated="16382"/>
        </table:table-row>
        <table:table-row table:style-name="ro1">
          <table:table-cell office:value-type="float" office:value="16.7407907907908" calcext:value-type="float">
            <text:p>16.7407907907908</text:p>
          </table:table-cell>
          <table:table-cell office:value-type="float" office:value="3833.03999999987" calcext:value-type="float">
            <text:p>3833.03999999987</text:p>
          </table:table-cell>
          <table:table-cell table:number-columns-repeated="16382"/>
        </table:table-row>
        <table:table-row table:style-name="ro1">
          <table:table-cell office:value-type="float" office:value="16.7647947947948" calcext:value-type="float">
            <text:p>16.7647947947948</text:p>
          </table:table-cell>
          <table:table-cell office:value-type="float" office:value="3833.75999999987" calcext:value-type="float">
            <text:p>3833.75999999987</text:p>
          </table:table-cell>
          <table:table-cell table:number-columns-repeated="16382"/>
        </table:table-row>
        <table:table-row table:style-name="ro1">
          <table:table-cell office:value-type="float" office:value="16.7887987987988" calcext:value-type="float">
            <text:p>16.7887987987988</text:p>
          </table:table-cell>
          <table:table-cell office:value-type="float" office:value="3834.47999999987" calcext:value-type="float">
            <text:p>3834.47999999987</text:p>
          </table:table-cell>
          <table:table-cell table:number-columns-repeated="16382"/>
        </table:table-row>
        <table:table-row table:style-name="ro1">
          <table:table-cell office:value-type="float" office:value="16.8128028028028" calcext:value-type="float">
            <text:p>16.8128028028028</text:p>
          </table:table-cell>
          <table:table-cell office:value-type="float" office:value="3835.19999999987" calcext:value-type="float">
            <text:p>3835.19999999987</text:p>
          </table:table-cell>
          <table:table-cell table:number-columns-repeated="16382"/>
        </table:table-row>
        <table:table-row table:style-name="ro1">
          <table:table-cell office:value-type="float" office:value="16.8368068068068" calcext:value-type="float">
            <text:p>16.8368068068068</text:p>
          </table:table-cell>
          <table:table-cell office:value-type="float" office:value="3835.91999999987" calcext:value-type="float">
            <text:p>3835.91999999987</text:p>
          </table:table-cell>
          <table:table-cell table:number-columns-repeated="16382"/>
        </table:table-row>
        <table:table-row table:style-name="ro1">
          <table:table-cell office:value-type="float" office:value="16.8608108108108" calcext:value-type="float">
            <text:p>16.8608108108108</text:p>
          </table:table-cell>
          <table:table-cell office:value-type="float" office:value="3836.63999999987" calcext:value-type="float">
            <text:p>3836.63999999987</text:p>
          </table:table-cell>
          <table:table-cell table:number-columns-repeated="16382"/>
        </table:table-row>
        <table:table-row table:style-name="ro1">
          <table:table-cell office:value-type="float" office:value="16.8848148148148" calcext:value-type="float">
            <text:p>16.8848148148148</text:p>
          </table:table-cell>
          <table:table-cell office:value-type="float" office:value="3837.35999999987" calcext:value-type="float">
            <text:p>3837.35999999987</text:p>
          </table:table-cell>
          <table:table-cell table:number-columns-repeated="16382"/>
        </table:table-row>
        <table:table-row table:style-name="ro1">
          <table:table-cell office:value-type="float" office:value="16.9088188188188" calcext:value-type="float">
            <text:p>16.9088188188188</text:p>
          </table:table-cell>
          <table:table-cell office:value-type="float" office:value="3838.07999999987" calcext:value-type="float">
            <text:p>3838.07999999987</text:p>
          </table:table-cell>
          <table:table-cell table:number-columns-repeated="16382"/>
        </table:table-row>
        <table:table-row table:style-name="ro1">
          <table:table-cell office:value-type="float" office:value="16.9328228228228" calcext:value-type="float">
            <text:p>16.9328228228228</text:p>
          </table:table-cell>
          <table:table-cell office:value-type="float" office:value="3838.79999999987" calcext:value-type="float">
            <text:p>3838.79999999987</text:p>
          </table:table-cell>
          <table:table-cell table:number-columns-repeated="16382"/>
        </table:table-row>
        <table:table-row table:style-name="ro1">
          <table:table-cell office:value-type="float" office:value="16.9568268268268" calcext:value-type="float">
            <text:p>16.9568268268268</text:p>
          </table:table-cell>
          <table:table-cell office:value-type="float" office:value="3839.51999999987" calcext:value-type="float">
            <text:p>3839.51999999987</text:p>
          </table:table-cell>
          <table:table-cell table:number-columns-repeated="16382"/>
        </table:table-row>
        <table:table-row table:style-name="ro1">
          <table:table-cell office:value-type="float" office:value="16.9808308308308" calcext:value-type="float">
            <text:p>16.9808308308308</text:p>
          </table:table-cell>
          <table:table-cell office:value-type="float" office:value="3840.23999999987" calcext:value-type="float">
            <text:p>3840.23999999987</text:p>
          </table:table-cell>
          <table:table-cell table:number-columns-repeated="16382"/>
        </table:table-row>
        <table:table-row table:style-name="ro1">
          <table:table-cell office:value-type="float" office:value="17.0048348348348" calcext:value-type="float">
            <text:p>17.0048348348348</text:p>
          </table:table-cell>
          <table:table-cell office:value-type="float" office:value="3840.95999999987" calcext:value-type="float">
            <text:p>3840.95999999987</text:p>
          </table:table-cell>
          <table:table-cell table:number-columns-repeated="16382"/>
        </table:table-row>
        <table:table-row table:style-name="ro1">
          <table:table-cell office:value-type="float" office:value="17.0288388388388" calcext:value-type="float">
            <text:p>17.0288388388388</text:p>
          </table:table-cell>
          <table:table-cell office:value-type="float" office:value="3841.67999999987" calcext:value-type="float">
            <text:p>3841.67999999987</text:p>
          </table:table-cell>
          <table:table-cell table:number-columns-repeated="16382"/>
        </table:table-row>
        <table:table-row table:style-name="ro1">
          <table:table-cell office:value-type="float" office:value="17.0528428428428" calcext:value-type="float">
            <text:p>17.0528428428428</text:p>
          </table:table-cell>
          <table:table-cell office:value-type="float" office:value="3842.39999999987" calcext:value-type="float">
            <text:p>3842.39999999987</text:p>
          </table:table-cell>
          <table:table-cell table:number-columns-repeated="16382"/>
        </table:table-row>
        <table:table-row table:style-name="ro1">
          <table:table-cell office:value-type="float" office:value="17.0768468468468" calcext:value-type="float">
            <text:p>17.0768468468468</text:p>
          </table:table-cell>
          <table:table-cell office:value-type="float" office:value="3843.11999999987" calcext:value-type="float">
            <text:p>3843.11999999987</text:p>
          </table:table-cell>
          <table:table-cell table:number-columns-repeated="16382"/>
        </table:table-row>
        <table:table-row table:style-name="ro1">
          <table:table-cell office:value-type="float" office:value="17.1008508508509" calcext:value-type="float">
            <text:p>17.1008508508509</text:p>
          </table:table-cell>
          <table:table-cell office:value-type="float" office:value="3843.83999999987" calcext:value-type="float">
            <text:p>3843.83999999987</text:p>
          </table:table-cell>
          <table:table-cell table:number-columns-repeated="16382"/>
        </table:table-row>
        <table:table-row table:style-name="ro1">
          <table:table-cell office:value-type="float" office:value="17.1248548548549" calcext:value-type="float">
            <text:p>17.1248548548549</text:p>
          </table:table-cell>
          <table:table-cell office:value-type="float" office:value="3844.55999999987" calcext:value-type="float">
            <text:p>3844.55999999987</text:p>
          </table:table-cell>
          <table:table-cell table:number-columns-repeated="16382"/>
        </table:table-row>
        <table:table-row table:style-name="ro1">
          <table:table-cell office:value-type="float" office:value="17.1488588588589" calcext:value-type="float">
            <text:p>17.1488588588589</text:p>
          </table:table-cell>
          <table:table-cell office:value-type="float" office:value="3845.27999999987" calcext:value-type="float">
            <text:p>3845.27999999987</text:p>
          </table:table-cell>
          <table:table-cell table:number-columns-repeated="16382"/>
        </table:table-row>
        <table:table-row table:style-name="ro1">
          <table:table-cell office:value-type="float" office:value="17.1728628628629" calcext:value-type="float">
            <text:p>17.1728628628629</text:p>
          </table:table-cell>
          <table:table-cell office:value-type="float" office:value="3845.99999999987" calcext:value-type="float">
            <text:p>3845.99999999987</text:p>
          </table:table-cell>
          <table:table-cell table:number-columns-repeated="16382"/>
        </table:table-row>
        <table:table-row table:style-name="ro1">
          <table:table-cell office:value-type="float" office:value="17.1968668668669" calcext:value-type="float">
            <text:p>17.1968668668669</text:p>
          </table:table-cell>
          <table:table-cell office:value-type="float" office:value="3847.43999999987" calcext:value-type="float">
            <text:p>3847.43999999987</text:p>
          </table:table-cell>
          <table:table-cell table:number-columns-repeated="16382"/>
        </table:table-row>
        <table:table-row table:style-name="ro1">
          <table:table-cell office:value-type="float" office:value="17.2208708708709" calcext:value-type="float">
            <text:p>17.2208708708709</text:p>
          </table:table-cell>
          <table:table-cell office:value-type="float" office:value="3848.87999999987" calcext:value-type="float">
            <text:p>3848.87999999987</text:p>
          </table:table-cell>
          <table:table-cell table:number-columns-repeated="16382"/>
        </table:table-row>
        <table:table-row table:style-name="ro1">
          <table:table-cell office:value-type="float" office:value="17.2448748748749" calcext:value-type="float">
            <text:p>17.2448748748749</text:p>
          </table:table-cell>
          <table:table-cell office:value-type="float" office:value="3850.31999999986" calcext:value-type="float">
            <text:p>3850.31999999986</text:p>
          </table:table-cell>
          <table:table-cell table:number-columns-repeated="16382"/>
        </table:table-row>
        <table:table-row table:style-name="ro1">
          <table:table-cell office:value-type="float" office:value="17.2688788788789" calcext:value-type="float">
            <text:p>17.2688788788789</text:p>
          </table:table-cell>
          <table:table-cell office:value-type="float" office:value="3851.75999999986" calcext:value-type="float">
            <text:p>3851.75999999986</text:p>
          </table:table-cell>
          <table:table-cell table:number-columns-repeated="16382"/>
        </table:table-row>
        <table:table-row table:style-name="ro1">
          <table:table-cell office:value-type="float" office:value="17.2928828828829" calcext:value-type="float">
            <text:p>17.2928828828829</text:p>
          </table:table-cell>
          <table:table-cell office:value-type="float" office:value="3853.19999999986" calcext:value-type="float">
            <text:p>3853.19999999986</text:p>
          </table:table-cell>
          <table:table-cell table:number-columns-repeated="16382"/>
        </table:table-row>
        <table:table-row table:style-name="ro1">
          <table:table-cell office:value-type="float" office:value="17.3168868868869" calcext:value-type="float">
            <text:p>17.3168868868869</text:p>
          </table:table-cell>
          <table:table-cell office:value-type="float" office:value="3854.63999999986" calcext:value-type="float">
            <text:p>3854.63999999986</text:p>
          </table:table-cell>
          <table:table-cell table:number-columns-repeated="16382"/>
        </table:table-row>
        <table:table-row table:style-name="ro1">
          <table:table-cell office:value-type="float" office:value="17.3408908908909" calcext:value-type="float">
            <text:p>17.3408908908909</text:p>
          </table:table-cell>
          <table:table-cell office:value-type="float" office:value="3856.07999999986" calcext:value-type="float">
            <text:p>3856.07999999986</text:p>
          </table:table-cell>
          <table:table-cell table:number-columns-repeated="16382"/>
        </table:table-row>
        <table:table-row table:style-name="ro1">
          <table:table-cell office:value-type="float" office:value="17.3648948948949" calcext:value-type="float">
            <text:p>17.3648948948949</text:p>
          </table:table-cell>
          <table:table-cell office:value-type="float" office:value="3857.51999999986" calcext:value-type="float">
            <text:p>3857.51999999986</text:p>
          </table:table-cell>
          <table:table-cell table:number-columns-repeated="16382"/>
        </table:table-row>
        <table:table-row table:style-name="ro1">
          <table:table-cell office:value-type="float" office:value="17.3888988988989" calcext:value-type="float">
            <text:p>17.3888988988989</text:p>
          </table:table-cell>
          <table:table-cell office:value-type="float" office:value="3858.95999999986" calcext:value-type="float">
            <text:p>3858.95999999986</text:p>
          </table:table-cell>
          <table:table-cell table:number-columns-repeated="16382"/>
        </table:table-row>
        <table:table-row table:style-name="ro1">
          <table:table-cell office:value-type="float" office:value="17.4129029029029" calcext:value-type="float">
            <text:p>17.4129029029029</text:p>
          </table:table-cell>
          <table:table-cell office:value-type="float" office:value="3860.39999999986" calcext:value-type="float">
            <text:p>3860.39999999986</text:p>
          </table:table-cell>
          <table:table-cell table:number-columns-repeated="16382"/>
        </table:table-row>
        <table:table-row table:style-name="ro1">
          <table:table-cell office:value-type="float" office:value="17.4369069069069" calcext:value-type="float">
            <text:p>17.4369069069069</text:p>
          </table:table-cell>
          <table:table-cell office:value-type="float" office:value="3861.83999999986" calcext:value-type="float">
            <text:p>3861.83999999986</text:p>
          </table:table-cell>
          <table:table-cell table:number-columns-repeated="16382"/>
        </table:table-row>
        <table:table-row table:style-name="ro1">
          <table:table-cell office:value-type="float" office:value="17.4609109109109" calcext:value-type="float">
            <text:p>17.4609109109109</text:p>
          </table:table-cell>
          <table:table-cell office:value-type="float" office:value="3863.27999999986" calcext:value-type="float">
            <text:p>3863.27999999986</text:p>
          </table:table-cell>
          <table:table-cell table:number-columns-repeated="16382"/>
        </table:table-row>
        <table:table-row table:style-name="ro1">
          <table:table-cell office:value-type="float" office:value="17.4849149149149" calcext:value-type="float">
            <text:p>17.4849149149149</text:p>
          </table:table-cell>
          <table:table-cell office:value-type="float" office:value="3864.71999999986" calcext:value-type="float">
            <text:p>3864.71999999986</text:p>
          </table:table-cell>
          <table:table-cell table:number-columns-repeated="16382"/>
        </table:table-row>
        <table:table-row table:style-name="ro1">
          <table:table-cell office:value-type="float" office:value="17.5089189189189" calcext:value-type="float">
            <text:p>17.5089189189189</text:p>
          </table:table-cell>
          <table:table-cell office:value-type="float" office:value="3866.15999999986" calcext:value-type="float">
            <text:p>3866.15999999986</text:p>
          </table:table-cell>
          <table:table-cell table:number-columns-repeated="16382"/>
        </table:table-row>
        <table:table-row table:style-name="ro1">
          <table:table-cell office:value-type="float" office:value="17.5329229229229" calcext:value-type="float">
            <text:p>17.5329229229229</text:p>
          </table:table-cell>
          <table:table-cell office:value-type="float" office:value="3867.59999999986" calcext:value-type="float">
            <text:p>3867.59999999986</text:p>
          </table:table-cell>
          <table:table-cell table:number-columns-repeated="16382"/>
        </table:table-row>
        <table:table-row table:style-name="ro1">
          <table:table-cell office:value-type="float" office:value="17.5569269269269" calcext:value-type="float">
            <text:p>17.5569269269269</text:p>
          </table:table-cell>
          <table:table-cell office:value-type="float" office:value="3869.03999999986" calcext:value-type="float">
            <text:p>3869.03999999986</text:p>
          </table:table-cell>
          <table:table-cell table:number-columns-repeated="16382"/>
        </table:table-row>
        <table:table-row table:style-name="ro1">
          <table:table-cell office:value-type="float" office:value="17.5809309309309" calcext:value-type="float">
            <text:p>17.5809309309309</text:p>
          </table:table-cell>
          <table:table-cell office:value-type="float" office:value="3870.47999999986" calcext:value-type="float">
            <text:p>3870.47999999986</text:p>
          </table:table-cell>
          <table:table-cell table:number-columns-repeated="16382"/>
        </table:table-row>
        <table:table-row table:style-name="ro1">
          <table:table-cell office:value-type="float" office:value="17.6049349349349" calcext:value-type="float">
            <text:p>17.6049349349349</text:p>
          </table:table-cell>
          <table:table-cell office:value-type="float" office:value="3871.91999999986" calcext:value-type="float">
            <text:p>3871.91999999986</text:p>
          </table:table-cell>
          <table:table-cell table:number-columns-repeated="16382"/>
        </table:table-row>
        <table:table-row table:style-name="ro1">
          <table:table-cell office:value-type="float" office:value="17.6289389389389" calcext:value-type="float">
            <text:p>17.6289389389389</text:p>
          </table:table-cell>
          <table:table-cell office:value-type="float" office:value="3873.35999999986" calcext:value-type="float">
            <text:p>3873.35999999986</text:p>
          </table:table-cell>
          <table:table-cell table:number-columns-repeated="16382"/>
        </table:table-row>
        <table:table-row table:style-name="ro1">
          <table:table-cell office:value-type="float" office:value="17.6529429429429" calcext:value-type="float">
            <text:p>17.6529429429429</text:p>
          </table:table-cell>
          <table:table-cell office:value-type="float" office:value="3874.79999999986" calcext:value-type="float">
            <text:p>3874.79999999986</text:p>
          </table:table-cell>
          <table:table-cell table:number-columns-repeated="16382"/>
        </table:table-row>
        <table:table-row table:style-name="ro1">
          <table:table-cell office:value-type="float" office:value="17.6769469469469" calcext:value-type="float">
            <text:p>17.6769469469469</text:p>
          </table:table-cell>
          <table:table-cell office:value-type="float" office:value="3876.23999999986" calcext:value-type="float">
            <text:p>3876.23999999986</text:p>
          </table:table-cell>
          <table:table-cell table:number-columns-repeated="16382"/>
        </table:table-row>
        <table:table-row table:style-name="ro1">
          <table:table-cell office:value-type="float" office:value="17.700950950951" calcext:value-type="float">
            <text:p>17.700950950951</text:p>
          </table:table-cell>
          <table:table-cell office:value-type="float" office:value="3877.67999999986" calcext:value-type="float">
            <text:p>3877.67999999986</text:p>
          </table:table-cell>
          <table:table-cell table:number-columns-repeated="16382"/>
        </table:table-row>
        <table:table-row table:style-name="ro1">
          <table:table-cell office:value-type="float" office:value="17.724954954955" calcext:value-type="float">
            <text:p>17.724954954955</text:p>
          </table:table-cell>
          <table:table-cell office:value-type="float" office:value="3879.11999999986" calcext:value-type="float">
            <text:p>3879.11999999986</text:p>
          </table:table-cell>
          <table:table-cell table:number-columns-repeated="16382"/>
        </table:table-row>
        <table:table-row table:style-name="ro1">
          <table:table-cell office:value-type="float" office:value="17.748958958959" calcext:value-type="float">
            <text:p>17.748958958959</text:p>
          </table:table-cell>
          <table:table-cell office:value-type="float" office:value="3880.55999999986" calcext:value-type="float">
            <text:p>3880.55999999986</text:p>
          </table:table-cell>
          <table:table-cell table:number-columns-repeated="16382"/>
        </table:table-row>
        <table:table-row table:style-name="ro1">
          <table:table-cell office:value-type="float" office:value="17.772962962963" calcext:value-type="float">
            <text:p>17.772962962963</text:p>
          </table:table-cell>
          <table:table-cell office:value-type="float" office:value="3881.99999999986" calcext:value-type="float">
            <text:p>3881.99999999986</text:p>
          </table:table-cell>
          <table:table-cell table:number-columns-repeated="16382"/>
        </table:table-row>
        <table:table-row table:style-name="ro1">
          <table:table-cell office:value-type="float" office:value="17.796966966967" calcext:value-type="float">
            <text:p>17.796966966967</text:p>
          </table:table-cell>
          <table:table-cell office:value-type="float" office:value="3883.43999999986" calcext:value-type="float">
            <text:p>3883.43999999986</text:p>
          </table:table-cell>
          <table:table-cell table:number-columns-repeated="16382"/>
        </table:table-row>
        <table:table-row table:style-name="ro1">
          <table:table-cell office:value-type="float" office:value="17.820970970971" calcext:value-type="float">
            <text:p>17.820970970971</text:p>
          </table:table-cell>
          <table:table-cell office:value-type="float" office:value="3884.87999999986" calcext:value-type="float">
            <text:p>3884.87999999986</text:p>
          </table:table-cell>
          <table:table-cell table:number-columns-repeated="16382"/>
        </table:table-row>
        <table:table-row table:style-name="ro1">
          <table:table-cell office:value-type="float" office:value="17.844974974975" calcext:value-type="float">
            <text:p>17.844974974975</text:p>
          </table:table-cell>
          <table:table-cell office:value-type="float" office:value="3886.31999999985" calcext:value-type="float">
            <text:p>3886.31999999985</text:p>
          </table:table-cell>
          <table:table-cell table:number-columns-repeated="16382"/>
        </table:table-row>
        <table:table-row table:style-name="ro1">
          <table:table-cell office:value-type="float" office:value="17.868978978979" calcext:value-type="float">
            <text:p>17.868978978979</text:p>
          </table:table-cell>
          <table:table-cell office:value-type="float" office:value="3887.75999999985" calcext:value-type="float">
            <text:p>3887.75999999985</text:p>
          </table:table-cell>
          <table:table-cell table:number-columns-repeated="16382"/>
        </table:table-row>
        <table:table-row table:style-name="ro1">
          <table:table-cell office:value-type="float" office:value="17.892982982983" calcext:value-type="float">
            <text:p>17.892982982983</text:p>
          </table:table-cell>
          <table:table-cell office:value-type="float" office:value="3889.19999999985" calcext:value-type="float">
            <text:p>3889.19999999985</text:p>
          </table:table-cell>
          <table:table-cell table:number-columns-repeated="16382"/>
        </table:table-row>
        <table:table-row table:style-name="ro1">
          <table:table-cell office:value-type="float" office:value="17.916986986987" calcext:value-type="float">
            <text:p>17.916986986987</text:p>
          </table:table-cell>
          <table:table-cell office:value-type="float" office:value="3890.63999999985" calcext:value-type="float">
            <text:p>3890.63999999985</text:p>
          </table:table-cell>
          <table:table-cell table:number-columns-repeated="16382"/>
        </table:table-row>
        <table:table-row table:style-name="ro1">
          <table:table-cell office:value-type="float" office:value="17.940990990991" calcext:value-type="float">
            <text:p>17.940990990991</text:p>
          </table:table-cell>
          <table:table-cell office:value-type="float" office:value="3892.07999999985" calcext:value-type="float">
            <text:p>3892.07999999985</text:p>
          </table:table-cell>
          <table:table-cell table:number-columns-repeated="16382"/>
        </table:table-row>
        <table:table-row table:style-name="ro1">
          <table:table-cell office:value-type="float" office:value="17.964994994995" calcext:value-type="float">
            <text:p>17.964994994995</text:p>
          </table:table-cell>
          <table:table-cell office:value-type="float" office:value="3893.51999999985" calcext:value-type="float">
            <text:p>3893.51999999985</text:p>
          </table:table-cell>
          <table:table-cell table:number-columns-repeated="16382"/>
        </table:table-row>
        <table:table-row table:style-name="ro1">
          <table:table-cell office:value-type="float" office:value="17.988998998999" calcext:value-type="float">
            <text:p>17.988998998999</text:p>
          </table:table-cell>
          <table:table-cell office:value-type="float" office:value="3894.95999999985" calcext:value-type="float">
            <text:p>3894.95999999985</text:p>
          </table:table-cell>
          <table:table-cell table:number-columns-repeated="16382"/>
        </table:table-row>
        <table:table-row table:style-name="ro1">
          <table:table-cell office:value-type="float" office:value="18.013003003003" calcext:value-type="float">
            <text:p>18.013003003003</text:p>
          </table:table-cell>
          <table:table-cell office:value-type="float" office:value="3896.39999999985" calcext:value-type="float">
            <text:p>3896.39999999985</text:p>
          </table:table-cell>
          <table:table-cell table:number-columns-repeated="16382"/>
        </table:table-row>
        <table:table-row table:style-name="ro1">
          <table:table-cell office:value-type="float" office:value="18.037007007007" calcext:value-type="float">
            <text:p>18.037007007007</text:p>
          </table:table-cell>
          <table:table-cell office:value-type="float" office:value="3897.83999999985" calcext:value-type="float">
            <text:p>3897.83999999985</text:p>
          </table:table-cell>
          <table:table-cell table:number-columns-repeated="16382"/>
        </table:table-row>
        <table:table-row table:style-name="ro1">
          <table:table-cell office:value-type="float" office:value="18.061011011011" calcext:value-type="float">
            <text:p>18.061011011011</text:p>
          </table:table-cell>
          <table:table-cell office:value-type="float" office:value="3899.27999999985" calcext:value-type="float">
            <text:p>3899.27999999985</text:p>
          </table:table-cell>
          <table:table-cell table:number-columns-repeated="16382"/>
        </table:table-row>
        <table:table-row table:style-name="ro1">
          <table:table-cell office:value-type="float" office:value="18.085015015015" calcext:value-type="float">
            <text:p>18.085015015015</text:p>
          </table:table-cell>
          <table:table-cell office:value-type="float" office:value="3900.71999999985" calcext:value-type="float">
            <text:p>3900.71999999985</text:p>
          </table:table-cell>
          <table:table-cell table:number-columns-repeated="16382"/>
        </table:table-row>
        <table:table-row table:style-name="ro1">
          <table:table-cell office:value-type="float" office:value="18.109019019019" calcext:value-type="float">
            <text:p>18.109019019019</text:p>
          </table:table-cell>
          <table:table-cell office:value-type="float" office:value="3902.15999999985" calcext:value-type="float">
            <text:p>3902.15999999985</text:p>
          </table:table-cell>
          <table:table-cell table:number-columns-repeated="16382"/>
        </table:table-row>
        <table:table-row table:style-name="ro1">
          <table:table-cell office:value-type="float" office:value="18.133023023023" calcext:value-type="float">
            <text:p>18.133023023023</text:p>
          </table:table-cell>
          <table:table-cell office:value-type="float" office:value="3903.59999999985" calcext:value-type="float">
            <text:p>3903.59999999985</text:p>
          </table:table-cell>
          <table:table-cell table:number-columns-repeated="16382"/>
        </table:table-row>
        <table:table-row table:style-name="ro1">
          <table:table-cell office:value-type="float" office:value="18.157027027027" calcext:value-type="float">
            <text:p>18.157027027027</text:p>
          </table:table-cell>
          <table:table-cell office:value-type="float" office:value="3905.03999999985" calcext:value-type="float">
            <text:p>3905.03999999985</text:p>
          </table:table-cell>
          <table:table-cell table:number-columns-repeated="16382"/>
        </table:table-row>
        <table:table-row table:style-name="ro1">
          <table:table-cell office:value-type="float" office:value="18.181031031031" calcext:value-type="float">
            <text:p>18.181031031031</text:p>
          </table:table-cell>
          <table:table-cell office:value-type="float" office:value="3906.47999999985" calcext:value-type="float">
            <text:p>3906.47999999985</text:p>
          </table:table-cell>
          <table:table-cell table:number-columns-repeated="16382"/>
        </table:table-row>
        <table:table-row table:style-name="ro1">
          <table:table-cell office:value-type="float" office:value="18.205035035035" calcext:value-type="float">
            <text:p>18.205035035035</text:p>
          </table:table-cell>
          <table:table-cell office:value-type="float" office:value="3907.91999999985" calcext:value-type="float">
            <text:p>3907.91999999985</text:p>
          </table:table-cell>
          <table:table-cell table:number-columns-repeated="16382"/>
        </table:table-row>
        <table:table-row table:style-name="ro1">
          <table:table-cell office:value-type="float" office:value="18.229039039039" calcext:value-type="float">
            <text:p>18.229039039039</text:p>
          </table:table-cell>
          <table:table-cell office:value-type="float" office:value="3909.35999999985" calcext:value-type="float">
            <text:p>3909.35999999985</text:p>
          </table:table-cell>
          <table:table-cell table:number-columns-repeated="16382"/>
        </table:table-row>
        <table:table-row table:style-name="ro1">
          <table:table-cell office:value-type="float" office:value="18.253043043043" calcext:value-type="float">
            <text:p>18.253043043043</text:p>
          </table:table-cell>
          <table:table-cell office:value-type="float" office:value="3910.79999999985" calcext:value-type="float">
            <text:p>3910.79999999985</text:p>
          </table:table-cell>
          <table:table-cell table:number-columns-repeated="16382"/>
        </table:table-row>
        <table:table-row table:style-name="ro1">
          <table:table-cell office:value-type="float" office:value="18.277047047047" calcext:value-type="float">
            <text:p>18.277047047047</text:p>
          </table:table-cell>
          <table:table-cell office:value-type="float" office:value="3912.23999999985" calcext:value-type="float">
            <text:p>3912.23999999985</text:p>
          </table:table-cell>
          <table:table-cell table:number-columns-repeated="16382"/>
        </table:table-row>
        <table:table-row table:style-name="ro1">
          <table:table-cell office:value-type="float" office:value="18.3010510510511" calcext:value-type="float">
            <text:p>18.3010510510511</text:p>
          </table:table-cell>
          <table:table-cell office:value-type="float" office:value="3913.67999999985" calcext:value-type="float">
            <text:p>3913.67999999985</text:p>
          </table:table-cell>
          <table:table-cell table:number-columns-repeated="16382"/>
        </table:table-row>
        <table:table-row table:style-name="ro1">
          <table:table-cell office:value-type="float" office:value="18.3250550550551" calcext:value-type="float">
            <text:p>18.3250550550551</text:p>
          </table:table-cell>
          <table:table-cell office:value-type="float" office:value="3914.39999999985" calcext:value-type="float">
            <text:p>3914.39999999985</text:p>
          </table:table-cell>
          <table:table-cell table:number-columns-repeated="16382"/>
        </table:table-row>
        <table:table-row table:style-name="ro1">
          <table:table-cell office:value-type="float" office:value="18.3490590590591" calcext:value-type="float">
            <text:p>18.3490590590591</text:p>
          </table:table-cell>
          <table:table-cell office:value-type="float" office:value="3915.11999999985" calcext:value-type="float">
            <text:p>3915.11999999985</text:p>
          </table:table-cell>
          <table:table-cell table:number-columns-repeated="16382"/>
        </table:table-row>
        <table:table-row table:style-name="ro1">
          <table:table-cell office:value-type="float" office:value="18.3730630630631" calcext:value-type="float">
            <text:p>18.3730630630631</text:p>
          </table:table-cell>
          <table:table-cell office:value-type="float" office:value="3915.83999999985" calcext:value-type="float">
            <text:p>3915.83999999985</text:p>
          </table:table-cell>
          <table:table-cell table:number-columns-repeated="16382"/>
        </table:table-row>
        <table:table-row table:style-name="ro1">
          <table:table-cell office:value-type="float" office:value="18.3970670670671" calcext:value-type="float">
            <text:p>18.3970670670671</text:p>
          </table:table-cell>
          <table:table-cell office:value-type="float" office:value="3916.55999999985" calcext:value-type="float">
            <text:p>3916.55999999985</text:p>
          </table:table-cell>
          <table:table-cell table:number-columns-repeated="16382"/>
        </table:table-row>
        <table:table-row table:style-name="ro1">
          <table:table-cell office:value-type="float" office:value="18.4210710710711" calcext:value-type="float">
            <text:p>18.4210710710711</text:p>
          </table:table-cell>
          <table:table-cell office:value-type="float" office:value="3917.27999999985" calcext:value-type="float">
            <text:p>3917.27999999985</text:p>
          </table:table-cell>
          <table:table-cell table:number-columns-repeated="16382"/>
        </table:table-row>
        <table:table-row table:style-name="ro1">
          <table:table-cell office:value-type="float" office:value="18.4450750750751" calcext:value-type="float">
            <text:p>18.4450750750751</text:p>
          </table:table-cell>
          <table:table-cell office:value-type="float" office:value="3917.99999999985" calcext:value-type="float">
            <text:p>3917.99999999985</text:p>
          </table:table-cell>
          <table:table-cell table:number-columns-repeated="16382"/>
        </table:table-row>
        <table:table-row table:style-name="ro1">
          <table:table-cell office:value-type="float" office:value="18.4690790790791" calcext:value-type="float">
            <text:p>18.4690790790791</text:p>
          </table:table-cell>
          <table:table-cell office:value-type="float" office:value="3918.71999999985" calcext:value-type="float">
            <text:p>3918.71999999985</text:p>
          </table:table-cell>
          <table:table-cell table:number-columns-repeated="16382"/>
        </table:table-row>
        <table:table-row table:style-name="ro1">
          <table:table-cell office:value-type="float" office:value="18.4930830830831" calcext:value-type="float">
            <text:p>18.4930830830831</text:p>
          </table:table-cell>
          <table:table-cell office:value-type="float" office:value="3919.43999999985" calcext:value-type="float">
            <text:p>3919.43999999985</text:p>
          </table:table-cell>
          <table:table-cell table:number-columns-repeated="16382"/>
        </table:table-row>
        <table:table-row table:style-name="ro1">
          <table:table-cell office:value-type="float" office:value="18.5170870870871" calcext:value-type="float">
            <text:p>18.5170870870871</text:p>
          </table:table-cell>
          <table:table-cell office:value-type="float" office:value="3920.15999999985" calcext:value-type="float">
            <text:p>3920.15999999985</text:p>
          </table:table-cell>
          <table:table-cell table:number-columns-repeated="16382"/>
        </table:table-row>
        <table:table-row table:style-name="ro1">
          <table:table-cell office:value-type="float" office:value="18.5410910910911" calcext:value-type="float">
            <text:p>18.5410910910911</text:p>
          </table:table-cell>
          <table:table-cell office:value-type="float" office:value="3920.87999999985" calcext:value-type="float">
            <text:p>3920.87999999985</text:p>
          </table:table-cell>
          <table:table-cell table:number-columns-repeated="16382"/>
        </table:table-row>
        <table:table-row table:style-name="ro1">
          <table:table-cell office:value-type="float" office:value="18.5650950950951" calcext:value-type="float">
            <text:p>18.5650950950951</text:p>
          </table:table-cell>
          <table:table-cell office:value-type="float" office:value="3921.59999999985" calcext:value-type="float">
            <text:p>3921.59999999985</text:p>
          </table:table-cell>
          <table:table-cell table:number-columns-repeated="16382"/>
        </table:table-row>
        <table:table-row table:style-name="ro1">
          <table:table-cell office:value-type="float" office:value="18.5890990990991" calcext:value-type="float">
            <text:p>18.5890990990991</text:p>
          </table:table-cell>
          <table:table-cell office:value-type="float" office:value="3922.31999999984" calcext:value-type="float">
            <text:p>3922.31999999984</text:p>
          </table:table-cell>
          <table:table-cell table:number-columns-repeated="16382"/>
        </table:table-row>
        <table:table-row table:style-name="ro1">
          <table:table-cell office:value-type="float" office:value="18.6131031031031" calcext:value-type="float">
            <text:p>18.6131031031031</text:p>
          </table:table-cell>
          <table:table-cell office:value-type="float" office:value="3923.03999999984" calcext:value-type="float">
            <text:p>3923.03999999984</text:p>
          </table:table-cell>
          <table:table-cell table:number-columns-repeated="16382"/>
        </table:table-row>
        <table:table-row table:style-name="ro1">
          <table:table-cell office:value-type="float" office:value="18.6371071071071" calcext:value-type="float">
            <text:p>18.6371071071071</text:p>
          </table:table-cell>
          <table:table-cell office:value-type="float" office:value="3923.75999999984" calcext:value-type="float">
            <text:p>3923.75999999984</text:p>
          </table:table-cell>
          <table:table-cell table:number-columns-repeated="16382"/>
        </table:table-row>
        <table:table-row table:style-name="ro1">
          <table:table-cell office:value-type="float" office:value="18.6611111111111" calcext:value-type="float">
            <text:p>18.6611111111111</text:p>
          </table:table-cell>
          <table:table-cell office:value-type="float" office:value="3924.47999999984" calcext:value-type="float">
            <text:p>3924.47999999984</text:p>
          </table:table-cell>
          <table:table-cell table:number-columns-repeated="16382"/>
        </table:table-row>
        <table:table-row table:style-name="ro1">
          <table:table-cell office:value-type="float" office:value="18.6851151151151" calcext:value-type="float">
            <text:p>18.6851151151151</text:p>
          </table:table-cell>
          <table:table-cell office:value-type="float" office:value="3925.91999999984" calcext:value-type="float">
            <text:p>3925.91999999984</text:p>
          </table:table-cell>
          <table:table-cell table:number-columns-repeated="16382"/>
        </table:table-row>
        <table:table-row table:style-name="ro1">
          <table:table-cell office:value-type="float" office:value="18.7091191191191" calcext:value-type="float">
            <text:p>18.7091191191191</text:p>
          </table:table-cell>
          <table:table-cell office:value-type="float" office:value="3927.35999999984" calcext:value-type="float">
            <text:p>3927.35999999984</text:p>
          </table:table-cell>
          <table:table-cell table:number-columns-repeated="16382"/>
        </table:table-row>
        <table:table-row table:style-name="ro1">
          <table:table-cell office:value-type="float" office:value="18.7331231231231" calcext:value-type="float">
            <text:p>18.7331231231231</text:p>
          </table:table-cell>
          <table:table-cell office:value-type="float" office:value="3928.79999999984" calcext:value-type="float">
            <text:p>3928.79999999984</text:p>
          </table:table-cell>
          <table:table-cell table:number-columns-repeated="16382"/>
        </table:table-row>
        <table:table-row table:style-name="ro1">
          <table:table-cell office:value-type="float" office:value="18.7571271271271" calcext:value-type="float">
            <text:p>18.7571271271271</text:p>
          </table:table-cell>
          <table:table-cell office:value-type="float" office:value="3930.23999999984" calcext:value-type="float">
            <text:p>3930.23999999984</text:p>
          </table:table-cell>
          <table:table-cell table:number-columns-repeated="16382"/>
        </table:table-row>
        <table:table-row table:style-name="ro1">
          <table:table-cell office:value-type="float" office:value="18.7811311311311" calcext:value-type="float">
            <text:p>18.7811311311311</text:p>
          </table:table-cell>
          <table:table-cell office:value-type="float" office:value="3931.67999999984" calcext:value-type="float">
            <text:p>3931.67999999984</text:p>
          </table:table-cell>
          <table:table-cell table:number-columns-repeated="16382"/>
        </table:table-row>
        <table:table-row table:style-name="ro1">
          <table:table-cell office:value-type="float" office:value="18.8051351351351" calcext:value-type="float">
            <text:p>18.8051351351351</text:p>
          </table:table-cell>
          <table:table-cell office:value-type="float" office:value="3933.11999999984" calcext:value-type="float">
            <text:p>3933.11999999984</text:p>
          </table:table-cell>
          <table:table-cell table:number-columns-repeated="16382"/>
        </table:table-row>
        <table:table-row table:style-name="ro1">
          <table:table-cell office:value-type="float" office:value="18.8291391391391" calcext:value-type="float">
            <text:p>18.8291391391391</text:p>
          </table:table-cell>
          <table:table-cell office:value-type="float" office:value="3934.55999999984" calcext:value-type="float">
            <text:p>3934.55999999984</text:p>
          </table:table-cell>
          <table:table-cell table:number-columns-repeated="16382"/>
        </table:table-row>
        <table:table-row table:style-name="ro1">
          <table:table-cell office:value-type="float" office:value="18.8531431431431" calcext:value-type="float">
            <text:p>18.8531431431431</text:p>
          </table:table-cell>
          <table:table-cell office:value-type="float" office:value="3935.99999999984" calcext:value-type="float">
            <text:p>3935.99999999984</text:p>
          </table:table-cell>
          <table:table-cell table:number-columns-repeated="16382"/>
        </table:table-row>
        <table:table-row table:style-name="ro1">
          <table:table-cell office:value-type="float" office:value="18.8771471471471" calcext:value-type="float">
            <text:p>18.8771471471471</text:p>
          </table:table-cell>
          <table:table-cell office:value-type="float" office:value="3937.43999999984" calcext:value-type="float">
            <text:p>3937.43999999984</text:p>
          </table:table-cell>
          <table:table-cell table:number-columns-repeated="16382"/>
        </table:table-row>
        <table:table-row table:style-name="ro1">
          <table:table-cell office:value-type="float" office:value="18.9011511511512" calcext:value-type="float">
            <text:p>18.9011511511512</text:p>
          </table:table-cell>
          <table:table-cell office:value-type="float" office:value="3938.87999999984" calcext:value-type="float">
            <text:p>3938.87999999984</text:p>
          </table:table-cell>
          <table:table-cell table:number-columns-repeated="16382"/>
        </table:table-row>
        <table:table-row table:style-name="ro1">
          <table:table-cell office:value-type="float" office:value="18.9251551551552" calcext:value-type="float">
            <text:p>18.9251551551552</text:p>
          </table:table-cell>
          <table:table-cell office:value-type="float" office:value="3940.31999999984" calcext:value-type="float">
            <text:p>3940.31999999984</text:p>
          </table:table-cell>
          <table:table-cell table:number-columns-repeated="16382"/>
        </table:table-row>
        <table:table-row table:style-name="ro1">
          <table:table-cell office:value-type="float" office:value="18.9491591591592" calcext:value-type="float">
            <text:p>18.9491591591592</text:p>
          </table:table-cell>
          <table:table-cell office:value-type="float" office:value="3941.75999999984" calcext:value-type="float">
            <text:p>3941.75999999984</text:p>
          </table:table-cell>
          <table:table-cell table:number-columns-repeated="16382"/>
        </table:table-row>
        <table:table-row table:style-name="ro1">
          <table:table-cell office:value-type="float" office:value="18.9731631631632" calcext:value-type="float">
            <text:p>18.9731631631632</text:p>
          </table:table-cell>
          <table:table-cell office:value-type="float" office:value="3943.19999999984" calcext:value-type="float">
            <text:p>3943.19999999984</text:p>
          </table:table-cell>
          <table:table-cell table:number-columns-repeated="16382"/>
        </table:table-row>
        <table:table-row table:style-name="ro1">
          <table:table-cell office:value-type="float" office:value="18.9971671671672" calcext:value-type="float">
            <text:p>18.9971671671672</text:p>
          </table:table-cell>
          <table:table-cell office:value-type="float" office:value="3944.63999999984" calcext:value-type="float">
            <text:p>3944.63999999984</text:p>
          </table:table-cell>
          <table:table-cell table:number-columns-repeated="16382"/>
        </table:table-row>
        <table:table-row table:style-name="ro1">
          <table:table-cell office:value-type="float" office:value="19.0211711711712" calcext:value-type="float">
            <text:p>19.0211711711712</text:p>
          </table:table-cell>
          <table:table-cell office:value-type="float" office:value="3946.07999999984" calcext:value-type="float">
            <text:p>3946.07999999984</text:p>
          </table:table-cell>
          <table:table-cell table:number-columns-repeated="16382"/>
        </table:table-row>
        <table:table-row table:style-name="ro1">
          <table:table-cell office:value-type="float" office:value="19.0451751751752" calcext:value-type="float">
            <text:p>19.0451751751752</text:p>
          </table:table-cell>
          <table:table-cell office:value-type="float" office:value="3947.51999999984" calcext:value-type="float">
            <text:p>3947.51999999984</text:p>
          </table:table-cell>
          <table:table-cell table:number-columns-repeated="16382"/>
        </table:table-row>
        <table:table-row table:style-name="ro1">
          <table:table-cell office:value-type="float" office:value="19.0691791791792" calcext:value-type="float">
            <text:p>19.0691791791792</text:p>
          </table:table-cell>
          <table:table-cell office:value-type="float" office:value="3948.95999999984" calcext:value-type="float">
            <text:p>3948.95999999984</text:p>
          </table:table-cell>
          <table:table-cell table:number-columns-repeated="16382"/>
        </table:table-row>
        <table:table-row table:style-name="ro1">
          <table:table-cell office:value-type="float" office:value="19.0931831831832" calcext:value-type="float">
            <text:p>19.0931831831832</text:p>
          </table:table-cell>
          <table:table-cell office:value-type="float" office:value="3950.39999999984" calcext:value-type="float">
            <text:p>3950.39999999984</text:p>
          </table:table-cell>
          <table:table-cell table:number-columns-repeated="16382"/>
        </table:table-row>
        <table:table-row table:style-name="ro1">
          <table:table-cell office:value-type="float" office:value="19.1171871871872" calcext:value-type="float">
            <text:p>19.1171871871872</text:p>
          </table:table-cell>
          <table:table-cell office:value-type="float" office:value="3951.83999999984" calcext:value-type="float">
            <text:p>3951.83999999984</text:p>
          </table:table-cell>
          <table:table-cell table:number-columns-repeated="16382"/>
        </table:table-row>
        <table:table-row table:style-name="ro1">
          <table:table-cell office:value-type="float" office:value="19.1411911911912" calcext:value-type="float">
            <text:p>19.1411911911912</text:p>
          </table:table-cell>
          <table:table-cell office:value-type="float" office:value="3953.27999999984" calcext:value-type="float">
            <text:p>3953.27999999984</text:p>
          </table:table-cell>
          <table:table-cell table:number-columns-repeated="16382"/>
        </table:table-row>
        <table:table-row table:style-name="ro1">
          <table:table-cell office:value-type="float" office:value="19.1651951951952" calcext:value-type="float">
            <text:p>19.1651951951952</text:p>
          </table:table-cell>
          <table:table-cell office:value-type="float" office:value="3954.71999999984" calcext:value-type="float">
            <text:p>3954.71999999984</text:p>
          </table:table-cell>
          <table:table-cell table:number-columns-repeated="16382"/>
        </table:table-row>
        <table:table-row table:style-name="ro1">
          <table:table-cell office:value-type="float" office:value="19.1891991991992" calcext:value-type="float">
            <text:p>19.1891991991992</text:p>
          </table:table-cell>
          <table:table-cell office:value-type="float" office:value="3956.15999999984" calcext:value-type="float">
            <text:p>3956.15999999984</text:p>
          </table:table-cell>
          <table:table-cell table:number-columns-repeated="16382"/>
        </table:table-row>
        <table:table-row table:style-name="ro1">
          <table:table-cell office:value-type="float" office:value="19.2132032032032" calcext:value-type="float">
            <text:p>19.2132032032032</text:p>
          </table:table-cell>
          <table:table-cell office:value-type="float" office:value="3957.59999999984" calcext:value-type="float">
            <text:p>3957.59999999984</text:p>
          </table:table-cell>
          <table:table-cell table:number-columns-repeated="16382"/>
        </table:table-row>
        <table:table-row table:style-name="ro1">
          <table:table-cell office:value-type="float" office:value="19.2372072072072" calcext:value-type="float">
            <text:p>19.2372072072072</text:p>
          </table:table-cell>
          <table:table-cell office:value-type="float" office:value="3959.03999999983" calcext:value-type="float">
            <text:p>3959.03999999983</text:p>
          </table:table-cell>
          <table:table-cell table:number-columns-repeated="16382"/>
        </table:table-row>
        <table:table-row table:style-name="ro1">
          <table:table-cell office:value-type="float" office:value="19.2612112112112" calcext:value-type="float">
            <text:p>19.2612112112112</text:p>
          </table:table-cell>
          <table:table-cell office:value-type="float" office:value="3960.47999999983" calcext:value-type="float">
            <text:p>3960.47999999983</text:p>
          </table:table-cell>
          <table:table-cell table:number-columns-repeated="16382"/>
        </table:table-row>
        <table:table-row table:style-name="ro1">
          <table:table-cell office:value-type="float" office:value="19.2852152152152" calcext:value-type="float">
            <text:p>19.2852152152152</text:p>
          </table:table-cell>
          <table:table-cell office:value-type="float" office:value="3983.75999999983" calcext:value-type="float">
            <text:p>3983.75999999983</text:p>
          </table:table-cell>
          <table:table-cell table:number-columns-repeated="16382"/>
        </table:table-row>
        <table:table-row table:style-name="ro1">
          <table:table-cell office:value-type="float" office:value="19.3092192192192" calcext:value-type="float">
            <text:p>19.3092192192192</text:p>
          </table:table-cell>
          <table:table-cell office:value-type="float" office:value="4007.03999999983" calcext:value-type="float">
            <text:p>4007.03999999983</text:p>
          </table:table-cell>
          <table:table-cell table:number-columns-repeated="16382"/>
        </table:table-row>
        <table:table-row table:style-name="ro1">
          <table:table-cell office:value-type="float" office:value="19.3332232232232" calcext:value-type="float">
            <text:p>19.3332232232232</text:p>
          </table:table-cell>
          <table:table-cell office:value-type="float" office:value="4030.31999999983" calcext:value-type="float">
            <text:p>4030.31999999983</text:p>
          </table:table-cell>
          <table:table-cell table:number-columns-repeated="16382"/>
        </table:table-row>
        <table:table-row table:style-name="ro1">
          <table:table-cell office:value-type="float" office:value="19.3572272272272" calcext:value-type="float">
            <text:p>19.3572272272272</text:p>
          </table:table-cell>
          <table:table-cell office:value-type="float" office:value="4053.59999999983" calcext:value-type="float">
            <text:p>4053.59999999983</text:p>
          </table:table-cell>
          <table:table-cell table:number-columns-repeated="16382"/>
        </table:table-row>
        <table:table-row table:style-name="ro1">
          <table:table-cell office:value-type="float" office:value="19.3812312312312" calcext:value-type="float">
            <text:p>19.3812312312312</text:p>
          </table:table-cell>
          <table:table-cell office:value-type="float" office:value="4055.03999999983" calcext:value-type="float">
            <text:p>4055.03999999983</text:p>
          </table:table-cell>
          <table:table-cell table:number-columns-repeated="16382"/>
        </table:table-row>
        <table:table-row table:style-name="ro1">
          <table:table-cell office:value-type="float" office:value="19.4052352352352" calcext:value-type="float">
            <text:p>19.4052352352352</text:p>
          </table:table-cell>
          <table:table-cell office:value-type="float" office:value="4056.47999999983" calcext:value-type="float">
            <text:p>4056.47999999983</text:p>
          </table:table-cell>
          <table:table-cell table:number-columns-repeated="16382"/>
        </table:table-row>
        <table:table-row table:style-name="ro1">
          <table:table-cell office:value-type="float" office:value="19.4292392392392" calcext:value-type="float">
            <text:p>19.4292392392392</text:p>
          </table:table-cell>
          <table:table-cell office:value-type="float" office:value="4057.91999999983" calcext:value-type="float">
            <text:p>4057.91999999983</text:p>
          </table:table-cell>
          <table:table-cell table:number-columns-repeated="16382"/>
        </table:table-row>
        <table:table-row table:style-name="ro1">
          <table:table-cell office:value-type="float" office:value="19.4532432432432" calcext:value-type="float">
            <text:p>19.4532432432432</text:p>
          </table:table-cell>
          <table:table-cell office:value-type="float" office:value="4059.35999999983" calcext:value-type="float">
            <text:p>4059.35999999983</text:p>
          </table:table-cell>
          <table:table-cell table:number-columns-repeated="16382"/>
        </table:table-row>
        <table:table-row table:style-name="ro1">
          <table:table-cell office:value-type="float" office:value="19.4772472472472" calcext:value-type="float">
            <text:p>19.4772472472472</text:p>
          </table:table-cell>
          <table:table-cell office:value-type="float" office:value="4060.79999999983" calcext:value-type="float">
            <text:p>4060.79999999983</text:p>
          </table:table-cell>
          <table:table-cell table:number-columns-repeated="16382"/>
        </table:table-row>
        <table:table-row table:style-name="ro1">
          <table:table-cell office:value-type="float" office:value="19.5012512512513" calcext:value-type="float">
            <text:p>19.5012512512513</text:p>
          </table:table-cell>
          <table:table-cell office:value-type="float" office:value="4062.23999999983" calcext:value-type="float">
            <text:p>4062.23999999983</text:p>
          </table:table-cell>
          <table:table-cell table:number-columns-repeated="16382"/>
        </table:table-row>
        <table:table-row table:style-name="ro1">
          <table:table-cell office:value-type="float" office:value="19.5252552552553" calcext:value-type="float">
            <text:p>19.5252552552553</text:p>
          </table:table-cell>
          <table:table-cell office:value-type="float" office:value="4063.67999999983" calcext:value-type="float">
            <text:p>4063.67999999983</text:p>
          </table:table-cell>
          <table:table-cell table:number-columns-repeated="16382"/>
        </table:table-row>
        <table:table-row table:style-name="ro1">
          <table:table-cell office:value-type="float" office:value="19.5492592592593" calcext:value-type="float">
            <text:p>19.5492592592593</text:p>
          </table:table-cell>
          <table:table-cell office:value-type="float" office:value="4065.11999999983" calcext:value-type="float">
            <text:p>4065.11999999983</text:p>
          </table:table-cell>
          <table:table-cell table:number-columns-repeated="16382"/>
        </table:table-row>
        <table:table-row table:style-name="ro1">
          <table:table-cell office:value-type="float" office:value="19.5732632632633" calcext:value-type="float">
            <text:p>19.5732632632633</text:p>
          </table:table-cell>
          <table:table-cell office:value-type="float" office:value="4066.55999999983" calcext:value-type="float">
            <text:p>4066.55999999983</text:p>
          </table:table-cell>
          <table:table-cell table:number-columns-repeated="16382"/>
        </table:table-row>
        <table:table-row table:style-name="ro1">
          <table:table-cell office:value-type="float" office:value="19.5972672672673" calcext:value-type="float">
            <text:p>19.5972672672673</text:p>
          </table:table-cell>
          <table:table-cell office:value-type="float" office:value="4067.99999999983" calcext:value-type="float">
            <text:p>4067.99999999983</text:p>
          </table:table-cell>
          <table:table-cell table:number-columns-repeated="16382"/>
        </table:table-row>
        <table:table-row table:style-name="ro1">
          <table:table-cell office:value-type="float" office:value="19.6212712712713" calcext:value-type="float">
            <text:p>19.6212712712713</text:p>
          </table:table-cell>
          <table:table-cell office:value-type="float" office:value="4069.43999999983" calcext:value-type="float">
            <text:p>4069.43999999983</text:p>
          </table:table-cell>
          <table:table-cell table:number-columns-repeated="16382"/>
        </table:table-row>
        <table:table-row table:style-name="ro1">
          <table:table-cell office:value-type="float" office:value="19.6452752752753" calcext:value-type="float">
            <text:p>19.6452752752753</text:p>
          </table:table-cell>
          <table:table-cell office:value-type="float" office:value="4070.87999999983" calcext:value-type="float">
            <text:p>4070.87999999983</text:p>
          </table:table-cell>
          <table:table-cell table:number-columns-repeated="16382"/>
        </table:table-row>
        <table:table-row table:style-name="ro1">
          <table:table-cell office:value-type="float" office:value="19.6692792792793" calcext:value-type="float">
            <text:p>19.6692792792793</text:p>
          </table:table-cell>
          <table:table-cell office:value-type="float" office:value="4072.31999999983" calcext:value-type="float">
            <text:p>4072.31999999983</text:p>
          </table:table-cell>
          <table:table-cell table:number-columns-repeated="16382"/>
        </table:table-row>
        <table:table-row table:style-name="ro1">
          <table:table-cell office:value-type="float" office:value="19.6932832832833" calcext:value-type="float">
            <text:p>19.6932832832833</text:p>
          </table:table-cell>
          <table:table-cell office:value-type="float" office:value="4073.75999999983" calcext:value-type="float">
            <text:p>4073.75999999983</text:p>
          </table:table-cell>
          <table:table-cell table:number-columns-repeated="16382"/>
        </table:table-row>
        <table:table-row table:style-name="ro1">
          <table:table-cell office:value-type="float" office:value="19.7172872872873" calcext:value-type="float">
            <text:p>19.7172872872873</text:p>
          </table:table-cell>
          <table:table-cell office:value-type="float" office:value="4075.19999999983" calcext:value-type="float">
            <text:p>4075.19999999983</text:p>
          </table:table-cell>
          <table:table-cell table:number-columns-repeated="16382"/>
        </table:table-row>
        <table:table-row table:style-name="ro1">
          <table:table-cell office:value-type="float" office:value="19.7412912912913" calcext:value-type="float">
            <text:p>19.7412912912913</text:p>
          </table:table-cell>
          <table:table-cell office:value-type="float" office:value="4076.63999999983" calcext:value-type="float">
            <text:p>4076.63999999983</text:p>
          </table:table-cell>
          <table:table-cell table:number-columns-repeated="16382"/>
        </table:table-row>
        <table:table-row table:style-name="ro1">
          <table:table-cell office:value-type="float" office:value="19.7652952952953" calcext:value-type="float">
            <text:p>19.7652952952953</text:p>
          </table:table-cell>
          <table:table-cell office:value-type="float" office:value="4078.07999999983" calcext:value-type="float">
            <text:p>4078.07999999983</text:p>
          </table:table-cell>
          <table:table-cell table:number-columns-repeated="16382"/>
        </table:table-row>
        <table:table-row table:style-name="ro1">
          <table:table-cell office:value-type="float" office:value="19.7892992992993" calcext:value-type="float">
            <text:p>19.7892992992993</text:p>
          </table:table-cell>
          <table:table-cell office:value-type="float" office:value="4079.51999999983" calcext:value-type="float">
            <text:p>4079.51999999983</text:p>
          </table:table-cell>
          <table:table-cell table:number-columns-repeated="16382"/>
        </table:table-row>
        <table:table-row table:style-name="ro1">
          <table:table-cell office:value-type="float" office:value="19.8133033033033" calcext:value-type="float">
            <text:p>19.8133033033033</text:p>
          </table:table-cell>
          <table:table-cell office:value-type="float" office:value="4080.95999999983" calcext:value-type="float">
            <text:p>4080.95999999983</text:p>
          </table:table-cell>
          <table:table-cell table:number-columns-repeated="16382"/>
        </table:table-row>
        <table:table-row table:style-name="ro1">
          <table:table-cell office:value-type="float" office:value="19.8373073073073" calcext:value-type="float">
            <text:p>19.8373073073073</text:p>
          </table:table-cell>
          <table:table-cell office:value-type="float" office:value="4082.39999999983" calcext:value-type="float">
            <text:p>4082.39999999983</text:p>
          </table:table-cell>
          <table:table-cell table:number-columns-repeated="16382"/>
        </table:table-row>
        <table:table-row table:style-name="ro1">
          <table:table-cell office:value-type="float" office:value="19.8613113113113" calcext:value-type="float">
            <text:p>19.8613113113113</text:p>
          </table:table-cell>
          <table:table-cell office:value-type="float" office:value="4083.83999999982" calcext:value-type="float">
            <text:p>4083.83999999982</text:p>
          </table:table-cell>
          <table:table-cell table:number-columns-repeated="16382"/>
        </table:table-row>
        <table:table-row table:style-name="ro1">
          <table:table-cell office:value-type="float" office:value="19.8853153153153" calcext:value-type="float">
            <text:p>19.8853153153153</text:p>
          </table:table-cell>
          <table:table-cell office:value-type="float" office:value="4085.27999999982" calcext:value-type="float">
            <text:p>4085.27999999982</text:p>
          </table:table-cell>
          <table:table-cell table:number-columns-repeated="16382"/>
        </table:table-row>
        <table:table-row table:style-name="ro1">
          <table:table-cell office:value-type="float" office:value="19.9093193193193" calcext:value-type="float">
            <text:p>19.9093193193193</text:p>
          </table:table-cell>
          <table:table-cell office:value-type="float" office:value="4085.99999999982" calcext:value-type="float">
            <text:p>4085.99999999982</text:p>
          </table:table-cell>
          <table:table-cell table:number-columns-repeated="16382"/>
        </table:table-row>
        <table:table-row table:style-name="ro1">
          <table:table-cell office:value-type="float" office:value="19.9333233233233" calcext:value-type="float">
            <text:p>19.9333233233233</text:p>
          </table:table-cell>
          <table:table-cell office:value-type="float" office:value="4087.43999999982" calcext:value-type="float">
            <text:p>4087.43999999982</text:p>
          </table:table-cell>
          <table:table-cell table:number-columns-repeated="16382"/>
        </table:table-row>
        <table:table-row table:style-name="ro1">
          <table:table-cell office:value-type="float" office:value="19.9573273273273" calcext:value-type="float">
            <text:p>19.9573273273273</text:p>
          </table:table-cell>
          <table:table-cell office:value-type="float" office:value="4088.87999999982" calcext:value-type="float">
            <text:p>4088.87999999982</text:p>
          </table:table-cell>
          <table:table-cell table:number-columns-repeated="16382"/>
        </table:table-row>
        <table:table-row table:style-name="ro1">
          <table:table-cell office:value-type="float" office:value="19.9813313313313" calcext:value-type="float">
            <text:p>19.9813313313313</text:p>
          </table:table-cell>
          <table:table-cell office:value-type="float" office:value="4090.31999999982" calcext:value-type="float">
            <text:p>4090.31999999982</text:p>
          </table:table-cell>
          <table:table-cell table:number-columns-repeated="16382"/>
        </table:table-row>
        <table:table-row table:style-name="ro1">
          <table:table-cell office:value-type="float" office:value="20.0053353353353" calcext:value-type="float">
            <text:p>20.0053353353353</text:p>
          </table:table-cell>
          <table:table-cell office:value-type="float" office:value="4091.75999999982" calcext:value-type="float">
            <text:p>4091.75999999982</text:p>
          </table:table-cell>
          <table:table-cell table:number-columns-repeated="16382"/>
        </table:table-row>
        <table:table-row table:style-name="ro1">
          <table:table-cell office:value-type="float" office:value="20.0293393393393" calcext:value-type="float">
            <text:p>20.0293393393393</text:p>
          </table:table-cell>
          <table:table-cell office:value-type="float" office:value="4093.19999999982" calcext:value-type="float">
            <text:p>4093.19999999982</text:p>
          </table:table-cell>
          <table:table-cell table:number-columns-repeated="16382"/>
        </table:table-row>
        <table:table-row table:style-name="ro1">
          <table:table-cell office:value-type="float" office:value="20.0533433433433" calcext:value-type="float">
            <text:p>20.0533433433433</text:p>
          </table:table-cell>
          <table:table-cell office:value-type="float" office:value="4094.63999999982" calcext:value-type="float">
            <text:p>4094.63999999982</text:p>
          </table:table-cell>
          <table:table-cell table:number-columns-repeated="16382"/>
        </table:table-row>
        <table:table-row table:style-name="ro1">
          <table:table-cell office:value-type="float" office:value="20.0773473473473" calcext:value-type="float">
            <text:p>20.0773473473473</text:p>
          </table:table-cell>
          <table:table-cell office:value-type="float" office:value="4096.07999999982" calcext:value-type="float">
            <text:p>4096.07999999982</text:p>
          </table:table-cell>
          <table:table-cell table:number-columns-repeated="16382"/>
        </table:table-row>
        <table:table-row table:style-name="ro1">
          <table:table-cell office:value-type="float" office:value="20.1013513513514" calcext:value-type="float">
            <text:p>20.1013513513514</text:p>
          </table:table-cell>
          <table:table-cell office:value-type="float" office:value="4096.79999999982" calcext:value-type="float">
            <text:p>4096.79999999982</text:p>
          </table:table-cell>
          <table:table-cell table:number-columns-repeated="16382"/>
        </table:table-row>
        <table:table-row table:style-name="ro1">
          <table:table-cell office:value-type="float" office:value="20.1253553553554" calcext:value-type="float">
            <text:p>20.1253553553554</text:p>
          </table:table-cell>
          <table:table-cell office:value-type="float" office:value="4098.23999999982" calcext:value-type="float">
            <text:p>4098.23999999982</text:p>
          </table:table-cell>
          <table:table-cell table:number-columns-repeated="16382"/>
        </table:table-row>
        <table:table-row table:style-name="ro1">
          <table:table-cell office:value-type="float" office:value="20.1493593593594" calcext:value-type="float">
            <text:p>20.1493593593594</text:p>
          </table:table-cell>
          <table:table-cell office:value-type="float" office:value="4099.67999999982" calcext:value-type="float">
            <text:p>4099.67999999982</text:p>
          </table:table-cell>
          <table:table-cell table:number-columns-repeated="16382"/>
        </table:table-row>
        <table:table-row table:style-name="ro1">
          <table:table-cell office:value-type="float" office:value="20.1733633633634" calcext:value-type="float">
            <text:p>20.1733633633634</text:p>
          </table:table-cell>
          <table:table-cell office:value-type="float" office:value="4101.11999999982" calcext:value-type="float">
            <text:p>4101.11999999982</text:p>
          </table:table-cell>
          <table:table-cell table:number-columns-repeated="16382"/>
        </table:table-row>
        <table:table-row table:style-name="ro1">
          <table:table-cell office:value-type="float" office:value="20.1973673673674" calcext:value-type="float">
            <text:p>20.1973673673674</text:p>
          </table:table-cell>
          <table:table-cell office:value-type="float" office:value="4102.55999999982" calcext:value-type="float">
            <text:p>4102.55999999982</text:p>
          </table:table-cell>
          <table:table-cell table:number-columns-repeated="16382"/>
        </table:table-row>
        <table:table-row table:style-name="ro1">
          <table:table-cell office:value-type="float" office:value="20.2213713713714" calcext:value-type="float">
            <text:p>20.2213713713714</text:p>
          </table:table-cell>
          <table:table-cell office:value-type="float" office:value="4103.99999999982" calcext:value-type="float">
            <text:p>4103.99999999982</text:p>
          </table:table-cell>
          <table:table-cell table:number-columns-repeated="16382"/>
        </table:table-row>
        <table:table-row table:style-name="ro1">
          <table:table-cell office:value-type="float" office:value="20.2453753753754" calcext:value-type="float">
            <text:p>20.2453753753754</text:p>
          </table:table-cell>
          <table:table-cell office:value-type="float" office:value="4105.43999999983" calcext:value-type="float">
            <text:p>4105.43999999983</text:p>
          </table:table-cell>
          <table:table-cell table:number-columns-repeated="16382"/>
        </table:table-row>
        <table:table-row table:style-name="ro1">
          <table:table-cell office:value-type="float" office:value="20.2693793793794" calcext:value-type="float">
            <text:p>20.2693793793794</text:p>
          </table:table-cell>
          <table:table-cell office:value-type="float" office:value="4106.87999999983" calcext:value-type="float">
            <text:p>4106.87999999983</text:p>
          </table:table-cell>
          <table:table-cell table:number-columns-repeated="16382"/>
        </table:table-row>
        <table:table-row table:style-name="ro1">
          <table:table-cell office:value-type="float" office:value="20.2933833833834" calcext:value-type="float">
            <text:p>20.2933833833834</text:p>
          </table:table-cell>
          <table:table-cell office:value-type="float" office:value="4108.31999999983" calcext:value-type="float">
            <text:p>4108.31999999983</text:p>
          </table:table-cell>
          <table:table-cell table:number-columns-repeated="16382"/>
        </table:table-row>
        <table:table-row table:style-name="ro1">
          <table:table-cell office:value-type="float" office:value="20.3173873873874" calcext:value-type="float">
            <text:p>20.3173873873874</text:p>
          </table:table-cell>
          <table:table-cell office:value-type="float" office:value="4109.75999999983" calcext:value-type="float">
            <text:p>4109.75999999983</text:p>
          </table:table-cell>
          <table:table-cell table:number-columns-repeated="16382"/>
        </table:table-row>
        <table:table-row table:style-name="ro1">
          <table:table-cell office:value-type="float" office:value="20.3413913913914" calcext:value-type="float">
            <text:p>20.3413913913914</text:p>
          </table:table-cell>
          <table:table-cell office:value-type="float" office:value="4111.19999999983" calcext:value-type="float">
            <text:p>4111.19999999983</text:p>
          </table:table-cell>
          <table:table-cell table:number-columns-repeated="16382"/>
        </table:table-row>
        <table:table-row table:style-name="ro1">
          <table:table-cell office:value-type="float" office:value="20.3653953953954" calcext:value-type="float">
            <text:p>20.3653953953954</text:p>
          </table:table-cell>
          <table:table-cell office:value-type="float" office:value="4112.63999999983" calcext:value-type="float">
            <text:p>4112.63999999983</text:p>
          </table:table-cell>
          <table:table-cell table:number-columns-repeated="16382"/>
        </table:table-row>
        <table:table-row table:style-name="ro1">
          <table:table-cell office:value-type="float" office:value="20.3893993993994" calcext:value-type="float">
            <text:p>20.3893993993994</text:p>
          </table:table-cell>
          <table:table-cell office:value-type="float" office:value="4114.07999999983" calcext:value-type="float">
            <text:p>4114.07999999983</text:p>
          </table:table-cell>
          <table:table-cell table:number-columns-repeated="16382"/>
        </table:table-row>
        <table:table-row table:style-name="ro1">
          <table:table-cell office:value-type="float" office:value="20.4134034034034" calcext:value-type="float">
            <text:p>20.4134034034034</text:p>
          </table:table-cell>
          <table:table-cell office:value-type="float" office:value="4115.51999999983" calcext:value-type="float">
            <text:p>4115.51999999983</text:p>
          </table:table-cell>
          <table:table-cell table:number-columns-repeated="16382"/>
        </table:table-row>
        <table:table-row table:style-name="ro1">
          <table:table-cell office:value-type="float" office:value="20.4374074074074" calcext:value-type="float">
            <text:p>20.4374074074074</text:p>
          </table:table-cell>
          <table:table-cell office:value-type="float" office:value="4116.95999999983" calcext:value-type="float">
            <text:p>4116.95999999983</text:p>
          </table:table-cell>
          <table:table-cell table:number-columns-repeated="16382"/>
        </table:table-row>
        <table:table-row table:style-name="ro1">
          <table:table-cell office:value-type="float" office:value="20.4614114114114" calcext:value-type="float">
            <text:p>20.4614114114114</text:p>
          </table:table-cell>
          <table:table-cell office:value-type="float" office:value="4118.39999999983" calcext:value-type="float">
            <text:p>4118.39999999983</text:p>
          </table:table-cell>
          <table:table-cell table:number-columns-repeated="16382"/>
        </table:table-row>
        <table:table-row table:style-name="ro1">
          <table:table-cell office:value-type="float" office:value="20.4854154154154" calcext:value-type="float">
            <text:p>20.4854154154154</text:p>
          </table:table-cell>
          <table:table-cell office:value-type="float" office:value="4119.83999999983" calcext:value-type="float">
            <text:p>4119.83999999983</text:p>
          </table:table-cell>
          <table:table-cell table:number-columns-repeated="16382"/>
        </table:table-row>
        <table:table-row table:style-name="ro1">
          <table:table-cell office:value-type="float" office:value="20.5094194194194" calcext:value-type="float">
            <text:p>20.5094194194194</text:p>
          </table:table-cell>
          <table:table-cell office:value-type="float" office:value="4121.27999999983" calcext:value-type="float">
            <text:p>4121.27999999983</text:p>
          </table:table-cell>
          <table:table-cell table:number-columns-repeated="16382"/>
        </table:table-row>
        <table:table-row table:style-name="ro1">
          <table:table-cell office:value-type="float" office:value="20.5334234234234" calcext:value-type="float">
            <text:p>20.5334234234234</text:p>
          </table:table-cell>
          <table:table-cell office:value-type="float" office:value="4122.71999999983" calcext:value-type="float">
            <text:p>4122.71999999983</text:p>
          </table:table-cell>
          <table:table-cell table:number-columns-repeated="16382"/>
        </table:table-row>
        <table:table-row table:style-name="ro1">
          <table:table-cell office:value-type="float" office:value="20.5574274274274" calcext:value-type="float">
            <text:p>20.5574274274274</text:p>
          </table:table-cell>
          <table:table-cell office:value-type="float" office:value="4124.15999999983" calcext:value-type="float">
            <text:p>4124.15999999983</text:p>
          </table:table-cell>
          <table:table-cell table:number-columns-repeated="16382"/>
        </table:table-row>
        <table:table-row table:style-name="ro1">
          <table:table-cell office:value-type="float" office:value="20.5814314314314" calcext:value-type="float">
            <text:p>20.5814314314314</text:p>
          </table:table-cell>
          <table:table-cell office:value-type="float" office:value="4125.59999999983" calcext:value-type="float">
            <text:p>4125.59999999983</text:p>
          </table:table-cell>
          <table:table-cell table:number-columns-repeated="16382"/>
        </table:table-row>
        <table:table-row table:style-name="ro1">
          <table:table-cell office:value-type="float" office:value="20.6054354354354" calcext:value-type="float">
            <text:p>20.6054354354354</text:p>
          </table:table-cell>
          <table:table-cell office:value-type="float" office:value="4127.03999999983" calcext:value-type="float">
            <text:p>4127.03999999983</text:p>
          </table:table-cell>
          <table:table-cell table:number-columns-repeated="16382"/>
        </table:table-row>
        <table:table-row table:style-name="ro1">
          <table:table-cell office:value-type="float" office:value="20.6294394394394" calcext:value-type="float">
            <text:p>20.6294394394394</text:p>
          </table:table-cell>
          <table:table-cell office:value-type="float" office:value="4128.47999999983" calcext:value-type="float">
            <text:p>4128.47999999983</text:p>
          </table:table-cell>
          <table:table-cell table:number-columns-repeated="16382"/>
        </table:table-row>
        <table:table-row table:style-name="ro1">
          <table:table-cell office:value-type="float" office:value="20.6534434434434" calcext:value-type="float">
            <text:p>20.6534434434434</text:p>
          </table:table-cell>
          <table:table-cell office:value-type="float" office:value="4129.91999999983" calcext:value-type="float">
            <text:p>4129.91999999983</text:p>
          </table:table-cell>
          <table:table-cell table:number-columns-repeated="16382"/>
        </table:table-row>
        <table:table-row table:style-name="ro1">
          <table:table-cell office:value-type="float" office:value="20.6774474474474" calcext:value-type="float">
            <text:p>20.6774474474474</text:p>
          </table:table-cell>
          <table:table-cell office:value-type="float" office:value="4131.35999999983" calcext:value-type="float">
            <text:p>4131.35999999983</text:p>
          </table:table-cell>
          <table:table-cell table:number-columns-repeated="16382"/>
        </table:table-row>
        <table:table-row table:style-name="ro1">
          <table:table-cell office:value-type="float" office:value="20.7014514514515" calcext:value-type="float">
            <text:p>20.7014514514515</text:p>
          </table:table-cell>
          <table:table-cell office:value-type="float" office:value="4132.79999999984" calcext:value-type="float">
            <text:p>4132.79999999984</text:p>
          </table:table-cell>
          <table:table-cell table:number-columns-repeated="16382"/>
        </table:table-row>
        <table:table-row table:style-name="ro1">
          <table:table-cell office:value-type="float" office:value="20.7254554554555" calcext:value-type="float">
            <text:p>20.7254554554555</text:p>
          </table:table-cell>
          <table:table-cell office:value-type="float" office:value="4134.23999999984" calcext:value-type="float">
            <text:p>4134.23999999984</text:p>
          </table:table-cell>
          <table:table-cell table:number-columns-repeated="16382"/>
        </table:table-row>
        <table:table-row table:style-name="ro1">
          <table:table-cell office:value-type="float" office:value="20.7494594594595" calcext:value-type="float">
            <text:p>20.7494594594595</text:p>
          </table:table-cell>
          <table:table-cell office:value-type="float" office:value="4135.67999999984" calcext:value-type="float">
            <text:p>4135.67999999984</text:p>
          </table:table-cell>
          <table:table-cell table:number-columns-repeated="16382"/>
        </table:table-row>
        <table:table-row table:style-name="ro1">
          <table:table-cell office:value-type="float" office:value="20.7734634634635" calcext:value-type="float">
            <text:p>20.7734634634635</text:p>
          </table:table-cell>
          <table:table-cell office:value-type="float" office:value="4137.11999999984" calcext:value-type="float">
            <text:p>4137.11999999984</text:p>
          </table:table-cell>
          <table:table-cell table:number-columns-repeated="16382"/>
        </table:table-row>
        <table:table-row table:style-name="ro1">
          <table:table-cell office:value-type="float" office:value="20.7974674674675" calcext:value-type="float">
            <text:p>20.7974674674675</text:p>
          </table:table-cell>
          <table:table-cell office:value-type="float" office:value="4138.55999999984" calcext:value-type="float">
            <text:p>4138.55999999984</text:p>
          </table:table-cell>
          <table:table-cell table:number-columns-repeated="16382"/>
        </table:table-row>
        <table:table-row table:style-name="ro1">
          <table:table-cell office:value-type="float" office:value="20.8214714714715" calcext:value-type="float">
            <text:p>20.8214714714715</text:p>
          </table:table-cell>
          <table:table-cell office:value-type="float" office:value="4139.27999999984" calcext:value-type="float">
            <text:p>4139.27999999984</text:p>
          </table:table-cell>
          <table:table-cell table:number-columns-repeated="16382"/>
        </table:table-row>
        <table:table-row table:style-name="ro1">
          <table:table-cell office:value-type="float" office:value="20.8454754754755" calcext:value-type="float">
            <text:p>20.8454754754755</text:p>
          </table:table-cell>
          <table:table-cell office:value-type="float" office:value="4139.99999999984" calcext:value-type="float">
            <text:p>4139.99999999984</text:p>
          </table:table-cell>
          <table:table-cell table:number-columns-repeated="16382"/>
        </table:table-row>
        <table:table-row table:style-name="ro1">
          <table:table-cell office:value-type="float" office:value="20.8694794794795" calcext:value-type="float">
            <text:p>20.8694794794795</text:p>
          </table:table-cell>
          <table:table-cell office:value-type="float" office:value="4141.43999999984" calcext:value-type="float">
            <text:p>4141.43999999984</text:p>
          </table:table-cell>
          <table:table-cell table:number-columns-repeated="16382"/>
        </table:table-row>
        <table:table-row table:style-name="ro1">
          <table:table-cell office:value-type="float" office:value="20.8934834834835" calcext:value-type="float">
            <text:p>20.8934834834835</text:p>
          </table:table-cell>
          <table:table-cell office:value-type="float" office:value="4142.87999999984" calcext:value-type="float">
            <text:p>4142.87999999984</text:p>
          </table:table-cell>
          <table:table-cell table:number-columns-repeated="16382"/>
        </table:table-row>
        <table:table-row table:style-name="ro1">
          <table:table-cell office:value-type="float" office:value="20.9174874874875" calcext:value-type="float">
            <text:p>20.9174874874875</text:p>
          </table:table-cell>
          <table:table-cell office:value-type="float" office:value="4144.31999999984" calcext:value-type="float">
            <text:p>4144.31999999984</text:p>
          </table:table-cell>
          <table:table-cell table:number-columns-repeated="16382"/>
        </table:table-row>
        <table:table-row table:style-name="ro1">
          <table:table-cell office:value-type="float" office:value="20.9414914914915" calcext:value-type="float">
            <text:p>20.9414914914915</text:p>
          </table:table-cell>
          <table:table-cell office:value-type="float" office:value="4145.75999999984" calcext:value-type="float">
            <text:p>4145.75999999984</text:p>
          </table:table-cell>
          <table:table-cell table:number-columns-repeated="16382"/>
        </table:table-row>
        <table:table-row table:style-name="ro1">
          <table:table-cell office:value-type="float" office:value="20.9654954954955" calcext:value-type="float">
            <text:p>20.9654954954955</text:p>
          </table:table-cell>
          <table:table-cell office:value-type="float" office:value="4147.19999999984" calcext:value-type="float">
            <text:p>4147.19999999984</text:p>
          </table:table-cell>
          <table:table-cell table:number-columns-repeated="16382"/>
        </table:table-row>
        <table:table-row table:style-name="ro1">
          <table:table-cell office:value-type="float" office:value="20.9894994994995" calcext:value-type="float">
            <text:p>20.9894994994995</text:p>
          </table:table-cell>
          <table:table-cell office:value-type="float" office:value="4148.63999999984" calcext:value-type="float">
            <text:p>4148.63999999984</text:p>
          </table:table-cell>
          <table:table-cell table:number-columns-repeated="16382"/>
        </table:table-row>
        <table:table-row table:style-name="ro1">
          <table:table-cell office:value-type="float" office:value="21.0135035035035" calcext:value-type="float">
            <text:p>21.0135035035035</text:p>
          </table:table-cell>
          <table:table-cell office:value-type="float" office:value="4150.07999999984" calcext:value-type="float">
            <text:p>4150.07999999984</text:p>
          </table:table-cell>
          <table:table-cell table:number-columns-repeated="16382"/>
        </table:table-row>
        <table:table-row table:style-name="ro1">
          <table:table-cell office:value-type="float" office:value="21.0375075075075" calcext:value-type="float">
            <text:p>21.0375075075075</text:p>
          </table:table-cell>
          <table:table-cell office:value-type="float" office:value="4151.51999999984" calcext:value-type="float">
            <text:p>4151.51999999984</text:p>
          </table:table-cell>
          <table:table-cell table:number-columns-repeated="16382"/>
        </table:table-row>
        <table:table-row table:style-name="ro1">
          <table:table-cell office:value-type="float" office:value="21.0615115115115" calcext:value-type="float">
            <text:p>21.0615115115115</text:p>
          </table:table-cell>
          <table:table-cell office:value-type="float" office:value="4152.95999999984" calcext:value-type="float">
            <text:p>4152.95999999984</text:p>
          </table:table-cell>
          <table:table-cell table:number-columns-repeated="16382"/>
        </table:table-row>
        <table:table-row table:style-name="ro1">
          <table:table-cell office:value-type="float" office:value="21.0855155155155" calcext:value-type="float">
            <text:p>21.0855155155155</text:p>
          </table:table-cell>
          <table:table-cell office:value-type="float" office:value="4154.39999999984" calcext:value-type="float">
            <text:p>4154.39999999984</text:p>
          </table:table-cell>
          <table:table-cell table:number-columns-repeated="16382"/>
        </table:table-row>
        <table:table-row table:style-name="ro1">
          <table:table-cell office:value-type="float" office:value="21.1095195195195" calcext:value-type="float">
            <text:p>21.1095195195195</text:p>
          </table:table-cell>
          <table:table-cell office:value-type="float" office:value="4155.83999999984" calcext:value-type="float">
            <text:p>4155.83999999984</text:p>
          </table:table-cell>
          <table:table-cell table:number-columns-repeated="16382"/>
        </table:table-row>
        <table:table-row table:style-name="ro1">
          <table:table-cell office:value-type="float" office:value="21.1335235235235" calcext:value-type="float">
            <text:p>21.1335235235235</text:p>
          </table:table-cell>
          <table:table-cell office:value-type="float" office:value="4157.27999999984" calcext:value-type="float">
            <text:p>4157.27999999984</text:p>
          </table:table-cell>
          <table:table-cell table:number-columns-repeated="16382"/>
        </table:table-row>
        <table:table-row table:style-name="ro1">
          <table:table-cell office:value-type="float" office:value="21.1575275275275" calcext:value-type="float">
            <text:p>21.1575275275275</text:p>
          </table:table-cell>
          <table:table-cell office:value-type="float" office:value="4158.71999999984" calcext:value-type="float">
            <text:p>4158.71999999984</text:p>
          </table:table-cell>
          <table:table-cell table:number-columns-repeated="16382"/>
        </table:table-row>
        <table:table-row table:style-name="ro1">
          <table:table-cell office:value-type="float" office:value="21.1815315315315" calcext:value-type="float">
            <text:p>21.1815315315315</text:p>
          </table:table-cell>
          <table:table-cell office:value-type="float" office:value="4160.15999999984" calcext:value-type="float">
            <text:p>4160.15999999984</text:p>
          </table:table-cell>
          <table:table-cell table:number-columns-repeated="16382"/>
        </table:table-row>
        <table:table-row table:style-name="ro1">
          <table:table-cell office:value-type="float" office:value="21.2055355355355" calcext:value-type="float">
            <text:p>21.2055355355355</text:p>
          </table:table-cell>
          <table:table-cell office:value-type="float" office:value="4161.59999999985" calcext:value-type="float">
            <text:p>4161.59999999985</text:p>
          </table:table-cell>
          <table:table-cell table:number-columns-repeated="16382"/>
        </table:table-row>
        <table:table-row table:style-name="ro1">
          <table:table-cell office:value-type="float" office:value="21.2295395395395" calcext:value-type="float">
            <text:p>21.2295395395395</text:p>
          </table:table-cell>
          <table:table-cell office:value-type="float" office:value="4163.03999999985" calcext:value-type="float">
            <text:p>4163.03999999985</text:p>
          </table:table-cell>
          <table:table-cell table:number-columns-repeated="16382"/>
        </table:table-row>
        <table:table-row table:style-name="ro1">
          <table:table-cell office:value-type="float" office:value="21.2535435435435" calcext:value-type="float">
            <text:p>21.2535435435435</text:p>
          </table:table-cell>
          <table:table-cell office:value-type="float" office:value="4164.47999999985" calcext:value-type="float">
            <text:p>4164.47999999985</text:p>
          </table:table-cell>
          <table:table-cell table:number-columns-repeated="16382"/>
        </table:table-row>
        <table:table-row table:style-name="ro1">
          <table:table-cell office:value-type="float" office:value="21.2775475475475" calcext:value-type="float">
            <text:p>21.2775475475475</text:p>
          </table:table-cell>
          <table:table-cell office:value-type="float" office:value="4165.91999999985" calcext:value-type="float">
            <text:p>4165.91999999985</text:p>
          </table:table-cell>
          <table:table-cell table:number-columns-repeated="16382"/>
        </table:table-row>
        <table:table-row table:style-name="ro1">
          <table:table-cell office:value-type="float" office:value="21.3015515515516" calcext:value-type="float">
            <text:p>21.3015515515516</text:p>
          </table:table-cell>
          <table:table-cell office:value-type="float" office:value="4167.35999999985" calcext:value-type="float">
            <text:p>4167.35999999985</text:p>
          </table:table-cell>
          <table:table-cell table:number-columns-repeated="16382"/>
        </table:table-row>
        <table:table-row table:style-name="ro1">
          <table:table-cell office:value-type="float" office:value="21.3255555555556" calcext:value-type="float">
            <text:p>21.3255555555556</text:p>
          </table:table-cell>
          <table:table-cell office:value-type="float" office:value="4168.79999999985" calcext:value-type="float">
            <text:p>4168.79999999985</text:p>
          </table:table-cell>
          <table:table-cell table:number-columns-repeated="16382"/>
        </table:table-row>
        <table:table-row table:style-name="ro1">
          <table:table-cell office:value-type="float" office:value="21.3495595595596" calcext:value-type="float">
            <text:p>21.3495595595596</text:p>
          </table:table-cell>
          <table:table-cell office:value-type="float" office:value="4170.23999999985" calcext:value-type="float">
            <text:p>4170.23999999985</text:p>
          </table:table-cell>
          <table:table-cell table:number-columns-repeated="16382"/>
        </table:table-row>
        <table:table-row table:style-name="ro1">
          <table:table-cell office:value-type="float" office:value="21.3735635635636" calcext:value-type="float">
            <text:p>21.3735635635636</text:p>
          </table:table-cell>
          <table:table-cell office:value-type="float" office:value="4171.67999999985" calcext:value-type="float">
            <text:p>4171.67999999985</text:p>
          </table:table-cell>
          <table:table-cell table:number-columns-repeated="16382"/>
        </table:table-row>
        <table:table-row table:style-name="ro1">
          <table:table-cell office:value-type="float" office:value="21.3975675675676" calcext:value-type="float">
            <text:p>21.3975675675676</text:p>
          </table:table-cell>
          <table:table-cell office:value-type="float" office:value="4173.11999999985" calcext:value-type="float">
            <text:p>4173.11999999985</text:p>
          </table:table-cell>
          <table:table-cell table:number-columns-repeated="16382"/>
        </table:table-row>
        <table:table-row table:style-name="ro1">
          <table:table-cell office:value-type="float" office:value="21.4215715715716" calcext:value-type="float">
            <text:p>21.4215715715716</text:p>
          </table:table-cell>
          <table:table-cell office:value-type="float" office:value="4174.55999999985" calcext:value-type="float">
            <text:p>4174.55999999985</text:p>
          </table:table-cell>
          <table:table-cell table:number-columns-repeated="16382"/>
        </table:table-row>
        <table:table-row table:style-name="ro1">
          <table:table-cell office:value-type="float" office:value="21.4455755755756" calcext:value-type="float">
            <text:p>21.4455755755756</text:p>
          </table:table-cell>
          <table:table-cell office:value-type="float" office:value="4175.99999999985" calcext:value-type="float">
            <text:p>4175.99999999985</text:p>
          </table:table-cell>
          <table:table-cell table:number-columns-repeated="16382"/>
        </table:table-row>
        <table:table-row table:style-name="ro1">
          <table:table-cell office:value-type="float" office:value="21.4695795795796" calcext:value-type="float">
            <text:p>21.4695795795796</text:p>
          </table:table-cell>
          <table:table-cell office:value-type="float" office:value="4177.43999999985" calcext:value-type="float">
            <text:p>4177.43999999985</text:p>
          </table:table-cell>
          <table:table-cell table:number-columns-repeated="16382"/>
        </table:table-row>
        <table:table-row table:style-name="ro1">
          <table:table-cell office:value-type="float" office:value="21.4935835835836" calcext:value-type="float">
            <text:p>21.4935835835836</text:p>
          </table:table-cell>
          <table:table-cell office:value-type="float" office:value="4178.87999999985" calcext:value-type="float">
            <text:p>4178.87999999985</text:p>
          </table:table-cell>
          <table:table-cell table:number-columns-repeated="16382"/>
        </table:table-row>
        <table:table-row table:style-name="ro1">
          <table:table-cell office:value-type="float" office:value="21.5175875875876" calcext:value-type="float">
            <text:p>21.5175875875876</text:p>
          </table:table-cell>
          <table:table-cell office:value-type="float" office:value="4180.31999999985" calcext:value-type="float">
            <text:p>4180.31999999985</text:p>
          </table:table-cell>
          <table:table-cell table:number-columns-repeated="16382"/>
        </table:table-row>
        <table:table-row table:style-name="ro1">
          <table:table-cell office:value-type="float" office:value="21.5415915915916" calcext:value-type="float">
            <text:p>21.5415915915916</text:p>
          </table:table-cell>
          <table:table-cell office:value-type="float" office:value="4181.75999999985" calcext:value-type="float">
            <text:p>4181.75999999985</text:p>
          </table:table-cell>
          <table:table-cell table:number-columns-repeated="16382"/>
        </table:table-row>
        <table:table-row table:style-name="ro1">
          <table:table-cell office:value-type="float" office:value="21.5655955955956" calcext:value-type="float">
            <text:p>21.5655955955956</text:p>
          </table:table-cell>
          <table:table-cell office:value-type="float" office:value="4183.19999999985" calcext:value-type="float">
            <text:p>4183.19999999985</text:p>
          </table:table-cell>
          <table:table-cell table:number-columns-repeated="16382"/>
        </table:table-row>
        <table:table-row table:style-name="ro1">
          <table:table-cell office:value-type="float" office:value="21.5895995995996" calcext:value-type="float">
            <text:p>21.5895995995996</text:p>
          </table:table-cell>
          <table:table-cell office:value-type="float" office:value="4184.63999999985" calcext:value-type="float">
            <text:p>4184.63999999985</text:p>
          </table:table-cell>
          <table:table-cell table:number-columns-repeated="16382"/>
        </table:table-row>
        <table:table-row table:style-name="ro1">
          <table:table-cell office:value-type="float" office:value="21.6136036036036" calcext:value-type="float">
            <text:p>21.6136036036036</text:p>
          </table:table-cell>
          <table:table-cell office:value-type="float" office:value="4186.07999999985" calcext:value-type="float">
            <text:p>4186.07999999985</text:p>
          </table:table-cell>
          <table:table-cell table:number-columns-repeated="16382"/>
        </table:table-row>
        <table:table-row table:style-name="ro1">
          <table:table-cell office:value-type="float" office:value="21.6376076076076" calcext:value-type="float">
            <text:p>21.6376076076076</text:p>
          </table:table-cell>
          <table:table-cell office:value-type="float" office:value="4187.51999999985" calcext:value-type="float">
            <text:p>4187.51999999985</text:p>
          </table:table-cell>
          <table:table-cell table:number-columns-repeated="16382"/>
        </table:table-row>
        <table:table-row table:style-name="ro1">
          <table:table-cell office:value-type="float" office:value="21.6616116116116" calcext:value-type="float">
            <text:p>21.6616116116116</text:p>
          </table:table-cell>
          <table:table-cell office:value-type="float" office:value="4188.95999999985" calcext:value-type="float">
            <text:p>4188.95999999985</text:p>
          </table:table-cell>
          <table:table-cell table:number-columns-repeated="16382"/>
        </table:table-row>
        <table:table-row table:style-name="ro1">
          <table:table-cell office:value-type="float" office:value="21.6856156156156" calcext:value-type="float">
            <text:p>21.6856156156156</text:p>
          </table:table-cell>
          <table:table-cell office:value-type="float" office:value="4190.39999999986" calcext:value-type="float">
            <text:p>4190.39999999986</text:p>
          </table:table-cell>
          <table:table-cell table:number-columns-repeated="16382"/>
        </table:table-row>
        <table:table-row table:style-name="ro1">
          <table:table-cell office:value-type="float" office:value="21.7096196196196" calcext:value-type="float">
            <text:p>21.7096196196196</text:p>
          </table:table-cell>
          <table:table-cell office:value-type="float" office:value="4191.83999999986" calcext:value-type="float">
            <text:p>4191.83999999986</text:p>
          </table:table-cell>
          <table:table-cell table:number-columns-repeated="16382"/>
        </table:table-row>
        <table:table-row table:style-name="ro1">
          <table:table-cell office:value-type="float" office:value="21.7336236236236" calcext:value-type="float">
            <text:p>21.7336236236236</text:p>
          </table:table-cell>
          <table:table-cell office:value-type="float" office:value="4193.27999999986" calcext:value-type="float">
            <text:p>4193.27999999986</text:p>
          </table:table-cell>
          <table:table-cell table:number-columns-repeated="16382"/>
        </table:table-row>
        <table:table-row table:style-name="ro1">
          <table:table-cell office:value-type="float" office:value="21.7576276276276" calcext:value-type="float">
            <text:p>21.7576276276276</text:p>
          </table:table-cell>
          <table:table-cell office:value-type="float" office:value="4194.71999999986" calcext:value-type="float">
            <text:p>4194.71999999986</text:p>
          </table:table-cell>
          <table:table-cell table:number-columns-repeated="16382"/>
        </table:table-row>
        <table:table-row table:style-name="ro1">
          <table:table-cell office:value-type="float" office:value="21.7816316316316" calcext:value-type="float">
            <text:p>21.7816316316316</text:p>
          </table:table-cell>
          <table:table-cell office:value-type="float" office:value="4196.15999999986" calcext:value-type="float">
            <text:p>4196.15999999986</text:p>
          </table:table-cell>
          <table:table-cell table:number-columns-repeated="16382"/>
        </table:table-row>
        <table:table-row table:style-name="ro1">
          <table:table-cell office:value-type="float" office:value="21.8056356356356" calcext:value-type="float">
            <text:p>21.8056356356356</text:p>
          </table:table-cell>
          <table:table-cell office:value-type="float" office:value="4197.59999999986" calcext:value-type="float">
            <text:p>4197.59999999986</text:p>
          </table:table-cell>
          <table:table-cell table:number-columns-repeated="16382"/>
        </table:table-row>
        <table:table-row table:style-name="ro1">
          <table:table-cell office:value-type="float" office:value="21.8296396396396" calcext:value-type="float">
            <text:p>21.8296396396396</text:p>
          </table:table-cell>
          <table:table-cell office:value-type="float" office:value="4199.03999999986" calcext:value-type="float">
            <text:p>4199.03999999986</text:p>
          </table:table-cell>
          <table:table-cell table:number-columns-repeated="16382"/>
        </table:table-row>
        <table:table-row table:style-name="ro1">
          <table:table-cell office:value-type="float" office:value="21.8536436436436" calcext:value-type="float">
            <text:p>21.8536436436436</text:p>
          </table:table-cell>
          <table:table-cell office:value-type="float" office:value="4200.47999999986" calcext:value-type="float">
            <text:p>4200.47999999986</text:p>
          </table:table-cell>
          <table:table-cell table:number-columns-repeated="16382"/>
        </table:table-row>
        <table:table-row table:style-name="ro1">
          <table:table-cell office:value-type="float" office:value="21.8776476476476" calcext:value-type="float">
            <text:p>21.8776476476476</text:p>
          </table:table-cell>
          <table:table-cell office:value-type="float" office:value="4201.91999999986" calcext:value-type="float">
            <text:p>4201.91999999986</text:p>
          </table:table-cell>
          <table:table-cell table:number-columns-repeated="16382"/>
        </table:table-row>
        <table:table-row table:style-name="ro1">
          <table:table-cell office:value-type="float" office:value="21.9016516516517" calcext:value-type="float">
            <text:p>21.9016516516517</text:p>
          </table:table-cell>
          <table:table-cell office:value-type="float" office:value="4203.35999999986" calcext:value-type="float">
            <text:p>4203.35999999986</text:p>
          </table:table-cell>
          <table:table-cell table:number-columns-repeated="16382"/>
        </table:table-row>
        <table:table-row table:style-name="ro1">
          <table:table-cell office:value-type="float" office:value="21.9256556556557" calcext:value-type="float">
            <text:p>21.9256556556557</text:p>
          </table:table-cell>
          <table:table-cell office:value-type="float" office:value="4204.79999999986" calcext:value-type="float">
            <text:p>4204.79999999986</text:p>
          </table:table-cell>
          <table:table-cell table:number-columns-repeated="16382"/>
        </table:table-row>
        <table:table-row table:style-name="ro1">
          <table:table-cell office:value-type="float" office:value="21.9496596596597" calcext:value-type="float">
            <text:p>21.9496596596597</text:p>
          </table:table-cell>
          <table:table-cell office:value-type="float" office:value="4206.23999999986" calcext:value-type="float">
            <text:p>4206.23999999986</text:p>
          </table:table-cell>
          <table:table-cell table:number-columns-repeated="16382"/>
        </table:table-row>
        <table:table-row table:style-name="ro1">
          <table:table-cell office:value-type="float" office:value="21.9736636636637" calcext:value-type="float">
            <text:p>21.9736636636637</text:p>
          </table:table-cell>
          <table:table-cell office:value-type="float" office:value="4207.67999999986" calcext:value-type="float">
            <text:p>4207.67999999986</text:p>
          </table:table-cell>
          <table:table-cell table:number-columns-repeated="16382"/>
        </table:table-row>
        <table:table-row table:style-name="ro1">
          <table:table-cell office:value-type="float" office:value="21.9976676676677" calcext:value-type="float">
            <text:p>21.9976676676677</text:p>
          </table:table-cell>
          <table:table-cell office:value-type="float" office:value="4208.39999999986" calcext:value-type="float">
            <text:p>4208.39999999986</text:p>
          </table:table-cell>
          <table:table-cell table:number-columns-repeated="16382"/>
        </table:table-row>
        <table:table-row table:style-name="ro1">
          <table:table-cell office:value-type="float" office:value="22.0216716716717" calcext:value-type="float">
            <text:p>22.0216716716717</text:p>
          </table:table-cell>
          <table:table-cell office:value-type="float" office:value="4209.11999999986" calcext:value-type="float">
            <text:p>4209.11999999986</text:p>
          </table:table-cell>
          <table:table-cell table:number-columns-repeated="16382"/>
        </table:table-row>
        <table:table-row table:style-name="ro1">
          <table:table-cell office:value-type="float" office:value="22.0456756756757" calcext:value-type="float">
            <text:p>22.0456756756757</text:p>
          </table:table-cell>
          <table:table-cell office:value-type="float" office:value="4210.55999999986" calcext:value-type="float">
            <text:p>4210.55999999986</text:p>
          </table:table-cell>
          <table:table-cell table:number-columns-repeated="16382"/>
        </table:table-row>
        <table:table-row table:style-name="ro1">
          <table:table-cell office:value-type="float" office:value="22.0696796796797" calcext:value-type="float">
            <text:p>22.0696796796797</text:p>
          </table:table-cell>
          <table:table-cell office:value-type="float" office:value="4211.99999999986" calcext:value-type="float">
            <text:p>4211.99999999986</text:p>
          </table:table-cell>
          <table:table-cell table:number-columns-repeated="16382"/>
        </table:table-row>
        <table:table-row table:style-name="ro1">
          <table:table-cell office:value-type="float" office:value="22.0936836836837" calcext:value-type="float">
            <text:p>22.0936836836837</text:p>
          </table:table-cell>
          <table:table-cell office:value-type="float" office:value="4213.43999999986" calcext:value-type="float">
            <text:p>4213.43999999986</text:p>
          </table:table-cell>
          <table:table-cell table:number-columns-repeated="16382"/>
        </table:table-row>
        <table:table-row table:style-name="ro1">
          <table:table-cell office:value-type="float" office:value="22.1176876876877" calcext:value-type="float">
            <text:p>22.1176876876877</text:p>
          </table:table-cell>
          <table:table-cell office:value-type="float" office:value="4214.87999999986" calcext:value-type="float">
            <text:p>4214.87999999986</text:p>
          </table:table-cell>
          <table:table-cell table:number-columns-repeated="16382"/>
        </table:table-row>
        <table:table-row table:style-name="ro1">
          <table:table-cell office:value-type="float" office:value="22.1416916916917" calcext:value-type="float">
            <text:p>22.1416916916917</text:p>
          </table:table-cell>
          <table:table-cell office:value-type="float" office:value="4216.31999999986" calcext:value-type="float">
            <text:p>4216.31999999986</text:p>
          </table:table-cell>
          <table:table-cell table:number-columns-repeated="16382"/>
        </table:table-row>
        <table:table-row table:style-name="ro1">
          <table:table-cell office:value-type="float" office:value="22.1656956956957" calcext:value-type="float">
            <text:p>22.1656956956957</text:p>
          </table:table-cell>
          <table:table-cell office:value-type="float" office:value="4217.75999999987" calcext:value-type="float">
            <text:p>4217.75999999987</text:p>
          </table:table-cell>
          <table:table-cell table:number-columns-repeated="16382"/>
        </table:table-row>
        <table:table-row table:style-name="ro1">
          <table:table-cell office:value-type="float" office:value="22.1896996996997" calcext:value-type="float">
            <text:p>22.1896996996997</text:p>
          </table:table-cell>
          <table:table-cell office:value-type="float" office:value="4218.47999999987" calcext:value-type="float">
            <text:p>4218.47999999987</text:p>
          </table:table-cell>
          <table:table-cell table:number-columns-repeated="16382"/>
        </table:table-row>
        <table:table-row table:style-name="ro1">
          <table:table-cell office:value-type="float" office:value="22.2137037037037" calcext:value-type="float">
            <text:p>22.2137037037037</text:p>
          </table:table-cell>
          <table:table-cell office:value-type="float" office:value="4219.19999999987" calcext:value-type="float">
            <text:p>4219.19999999987</text:p>
          </table:table-cell>
          <table:table-cell table:number-columns-repeated="16382"/>
        </table:table-row>
        <table:table-row table:style-name="ro1">
          <table:table-cell office:value-type="float" office:value="22.2377077077077" calcext:value-type="float">
            <text:p>22.2377077077077</text:p>
          </table:table-cell>
          <table:table-cell office:value-type="float" office:value="4219.91999999987" calcext:value-type="float">
            <text:p>4219.91999999987</text:p>
          </table:table-cell>
          <table:table-cell table:number-columns-repeated="16382"/>
        </table:table-row>
        <table:table-row table:style-name="ro1">
          <table:table-cell office:value-type="float" office:value="22.2617117117117" calcext:value-type="float">
            <text:p>22.2617117117117</text:p>
          </table:table-cell>
          <table:table-cell office:value-type="float" office:value="4220.63999999987" calcext:value-type="float">
            <text:p>4220.63999999987</text:p>
          </table:table-cell>
          <table:table-cell table:number-columns-repeated="16382"/>
        </table:table-row>
        <table:table-row table:style-name="ro1">
          <table:table-cell office:value-type="float" office:value="22.2857157157157" calcext:value-type="float">
            <text:p>22.2857157157157</text:p>
          </table:table-cell>
          <table:table-cell office:value-type="float" office:value="4221.35999999987" calcext:value-type="float">
            <text:p>4221.35999999987</text:p>
          </table:table-cell>
          <table:table-cell table:number-columns-repeated="16382"/>
        </table:table-row>
        <table:table-row table:style-name="ro1">
          <table:table-cell office:value-type="float" office:value="22.3097197197197" calcext:value-type="float">
            <text:p>22.3097197197197</text:p>
          </table:table-cell>
          <table:table-cell office:value-type="float" office:value="4222.07999999987" calcext:value-type="float">
            <text:p>4222.07999999987</text:p>
          </table:table-cell>
          <table:table-cell table:number-columns-repeated="16382"/>
        </table:table-row>
        <table:table-row table:style-name="ro1">
          <table:table-cell office:value-type="float" office:value="22.3337237237237" calcext:value-type="float">
            <text:p>22.3337237237237</text:p>
          </table:table-cell>
          <table:table-cell office:value-type="float" office:value="4222.07999999987" calcext:value-type="float">
            <text:p>4222.07999999987</text:p>
          </table:table-cell>
          <table:table-cell table:number-columns-repeated="16382"/>
        </table:table-row>
        <table:table-row table:style-name="ro1">
          <table:table-cell office:value-type="float" office:value="22.3577277277277" calcext:value-type="float">
            <text:p>22.3577277277277</text:p>
          </table:table-cell>
          <table:table-cell office:value-type="float" office:value="4222.07999999987" calcext:value-type="float">
            <text:p>4222.07999999987</text:p>
          </table:table-cell>
          <table:table-cell table:number-columns-repeated="16382"/>
        </table:table-row>
        <table:table-row table:style-name="ro1">
          <table:table-cell office:value-type="float" office:value="22.3817317317317" calcext:value-type="float">
            <text:p>22.3817317317317</text:p>
          </table:table-cell>
          <table:table-cell office:value-type="float" office:value="4222.07999999987" calcext:value-type="float">
            <text:p>4222.07999999987</text:p>
          </table:table-cell>
          <table:table-cell table:number-columns-repeated="16382"/>
        </table:table-row>
        <table:table-row table:style-name="ro1">
          <table:table-cell office:value-type="float" office:value="22.4057357357357" calcext:value-type="float">
            <text:p>22.4057357357357</text:p>
          </table:table-cell>
          <table:table-cell office:value-type="float" office:value="4222.07999999987" calcext:value-type="float">
            <text:p>4222.07999999987</text:p>
          </table:table-cell>
          <table:table-cell table:number-columns-repeated="16382"/>
        </table:table-row>
        <table:table-row table:style-name="ro1">
          <table:table-cell office:value-type="float" office:value="22.4297397397397" calcext:value-type="float">
            <text:p>22.4297397397397</text:p>
          </table:table-cell>
          <table:table-cell office:value-type="float" office:value="4222.07999999987" calcext:value-type="float">
            <text:p>4222.07999999987</text:p>
          </table:table-cell>
          <table:table-cell table:number-columns-repeated="16382"/>
        </table:table-row>
        <table:table-row table:style-name="ro1">
          <table:table-cell office:value-type="float" office:value="22.4537437437437" calcext:value-type="float">
            <text:p>22.4537437437437</text:p>
          </table:table-cell>
          <table:table-cell office:value-type="float" office:value="4222.07999999987" calcext:value-type="float">
            <text:p>4222.07999999987</text:p>
          </table:table-cell>
          <table:table-cell table:number-columns-repeated="16382"/>
        </table:table-row>
        <table:table-row table:style-name="ro1">
          <table:table-cell office:value-type="float" office:value="22.4777477477477" calcext:value-type="float">
            <text:p>22.4777477477477</text:p>
          </table:table-cell>
          <table:table-cell office:value-type="float" office:value="4222.79999999987" calcext:value-type="float">
            <text:p>4222.79999999987</text:p>
          </table:table-cell>
          <table:table-cell table:number-columns-repeated="16382"/>
        </table:table-row>
        <table:table-row table:style-name="ro1">
          <table:table-cell office:value-type="float" office:value="22.5017517517518" calcext:value-type="float">
            <text:p>22.5017517517518</text:p>
          </table:table-cell>
          <table:table-cell office:value-type="float" office:value="4223.51999999987" calcext:value-type="float">
            <text:p>4223.51999999987</text:p>
          </table:table-cell>
          <table:table-cell table:number-columns-repeated="16382"/>
        </table:table-row>
        <table:table-row table:style-name="ro1">
          <table:table-cell office:value-type="float" office:value="22.5257557557558" calcext:value-type="float">
            <text:p>22.5257557557558</text:p>
          </table:table-cell>
          <table:table-cell office:value-type="float" office:value="4224.23999999987" calcext:value-type="float">
            <text:p>4224.23999999987</text:p>
          </table:table-cell>
          <table:table-cell table:number-columns-repeated="16382"/>
        </table:table-row>
        <table:table-row table:style-name="ro1">
          <table:table-cell office:value-type="float" office:value="22.5497597597598" calcext:value-type="float">
            <text:p>22.5497597597598</text:p>
          </table:table-cell>
          <table:table-cell office:value-type="float" office:value="4224.95999999987" calcext:value-type="float">
            <text:p>4224.95999999987</text:p>
          </table:table-cell>
          <table:table-cell table:number-columns-repeated="16382"/>
        </table:table-row>
        <table:table-row table:style-name="ro1">
          <table:table-cell office:value-type="float" office:value="22.5737637637638" calcext:value-type="float">
            <text:p>22.5737637637638</text:p>
          </table:table-cell>
          <table:table-cell office:value-type="float" office:value="4225.67999999987" calcext:value-type="float">
            <text:p>4225.67999999987</text:p>
          </table:table-cell>
          <table:table-cell table:number-columns-repeated="16382"/>
        </table:table-row>
        <table:table-row table:style-name="ro1">
          <table:table-cell office:value-type="float" office:value="22.5977677677678" calcext:value-type="float">
            <text:p>22.5977677677678</text:p>
          </table:table-cell>
          <table:table-cell office:value-type="float" office:value="4226.39999999987" calcext:value-type="float">
            <text:p>4226.39999999987</text:p>
          </table:table-cell>
          <table:table-cell table:number-columns-repeated="16382"/>
        </table:table-row>
        <table:table-row table:style-name="ro1">
          <table:table-cell office:value-type="float" office:value="22.6217717717718" calcext:value-type="float">
            <text:p>22.6217717717718</text:p>
          </table:table-cell>
          <table:table-cell office:value-type="float" office:value="4227.11999999987" calcext:value-type="float">
            <text:p>4227.11999999987</text:p>
          </table:table-cell>
          <table:table-cell table:number-columns-repeated="16382"/>
        </table:table-row>
        <table:table-row table:style-name="ro1">
          <table:table-cell office:value-type="float" office:value="22.6457757757758" calcext:value-type="float">
            <text:p>22.6457757757758</text:p>
          </table:table-cell>
          <table:table-cell office:value-type="float" office:value="4227.83999999987" calcext:value-type="float">
            <text:p>4227.83999999987</text:p>
          </table:table-cell>
          <table:table-cell table:number-columns-repeated="16382"/>
        </table:table-row>
        <table:table-row table:style-name="ro1">
          <table:table-cell office:value-type="float" office:value="22.6697797797798" calcext:value-type="float">
            <text:p>22.6697797797798</text:p>
          </table:table-cell>
          <table:table-cell office:value-type="float" office:value="4227.83999999987" calcext:value-type="float">
            <text:p>4227.83999999987</text:p>
          </table:table-cell>
          <table:table-cell table:number-columns-repeated="16382"/>
        </table:table-row>
        <table:table-row table:style-name="ro1">
          <table:table-cell office:value-type="float" office:value="22.6937837837838" calcext:value-type="float">
            <text:p>22.6937837837838</text:p>
          </table:table-cell>
          <table:table-cell office:value-type="float" office:value="4228.55999999987" calcext:value-type="float">
            <text:p>4228.55999999987</text:p>
          </table:table-cell>
          <table:table-cell table:number-columns-repeated="16382"/>
        </table:table-row>
        <table:table-row table:style-name="ro1">
          <table:table-cell office:value-type="float" office:value="22.7177877877878" calcext:value-type="float">
            <text:p>22.7177877877878</text:p>
          </table:table-cell>
          <table:table-cell office:value-type="float" office:value="4229.27999999987" calcext:value-type="float">
            <text:p>4229.27999999987</text:p>
          </table:table-cell>
          <table:table-cell table:number-columns-repeated="16382"/>
        </table:table-row>
        <table:table-row table:style-name="ro1">
          <table:table-cell office:value-type="float" office:value="22.7417917917918" calcext:value-type="float">
            <text:p>22.7417917917918</text:p>
          </table:table-cell>
          <table:table-cell office:value-type="float" office:value="4229.99999999987" calcext:value-type="float">
            <text:p>4229.99999999987</text:p>
          </table:table-cell>
          <table:table-cell table:number-columns-repeated="16382"/>
        </table:table-row>
        <table:table-row table:style-name="ro1">
          <table:table-cell office:value-type="float" office:value="22.7657957957958" calcext:value-type="float">
            <text:p>22.7657957957958</text:p>
          </table:table-cell>
          <table:table-cell office:value-type="float" office:value="4230.71999999987" calcext:value-type="float">
            <text:p>4230.71999999987</text:p>
          </table:table-cell>
          <table:table-cell table:number-columns-repeated="16382"/>
        </table:table-row>
        <table:table-row table:style-name="ro1">
          <table:table-cell office:value-type="float" office:value="22.7897997997998" calcext:value-type="float">
            <text:p>22.7897997997998</text:p>
          </table:table-cell>
          <table:table-cell office:value-type="float" office:value="4231.43999999987" calcext:value-type="float">
            <text:p>4231.43999999987</text:p>
          </table:table-cell>
          <table:table-cell table:number-columns-repeated="16382"/>
        </table:table-row>
        <table:table-row table:style-name="ro1">
          <table:table-cell office:value-type="float" office:value="22.8138038038038" calcext:value-type="float">
            <text:p>22.8138038038038</text:p>
          </table:table-cell>
          <table:table-cell office:value-type="float" office:value="4232.15999999987" calcext:value-type="float">
            <text:p>4232.15999999987</text:p>
          </table:table-cell>
          <table:table-cell table:number-columns-repeated="16382"/>
        </table:table-row>
        <table:table-row table:style-name="ro1">
          <table:table-cell office:value-type="float" office:value="22.8378078078078" calcext:value-type="float">
            <text:p>22.8378078078078</text:p>
          </table:table-cell>
          <table:table-cell office:value-type="float" office:value="4232.87999999987" calcext:value-type="float">
            <text:p>4232.87999999987</text:p>
          </table:table-cell>
          <table:table-cell table:number-columns-repeated="16382"/>
        </table:table-row>
        <table:table-row table:style-name="ro1">
          <table:table-cell office:value-type="float" office:value="22.8618118118118" calcext:value-type="float">
            <text:p>22.8618118118118</text:p>
          </table:table-cell>
          <table:table-cell office:value-type="float" office:value="4233.59999999987" calcext:value-type="float">
            <text:p>4233.59999999987</text:p>
          </table:table-cell>
          <table:table-cell table:number-columns-repeated="16382"/>
        </table:table-row>
        <table:table-row table:style-name="ro1">
          <table:table-cell office:value-type="float" office:value="22.8858158158158" calcext:value-type="float">
            <text:p>22.8858158158158</text:p>
          </table:table-cell>
          <table:table-cell office:value-type="float" office:value="4234.31999999987" calcext:value-type="float">
            <text:p>4234.31999999987</text:p>
          </table:table-cell>
          <table:table-cell table:number-columns-repeated="16382"/>
        </table:table-row>
        <table:table-row table:style-name="ro1">
          <table:table-cell office:value-type="float" office:value="22.9098198198198" calcext:value-type="float">
            <text:p>22.9098198198198</text:p>
          </table:table-cell>
          <table:table-cell office:value-type="float" office:value="4235.03999999987" calcext:value-type="float">
            <text:p>4235.03999999987</text:p>
          </table:table-cell>
          <table:table-cell table:number-columns-repeated="16382"/>
        </table:table-row>
        <table:table-row table:style-name="ro1">
          <table:table-cell office:value-type="float" office:value="22.9338238238238" calcext:value-type="float">
            <text:p>22.9338238238238</text:p>
          </table:table-cell>
          <table:table-cell office:value-type="float" office:value="4235.75999999987" calcext:value-type="float">
            <text:p>4235.75999999987</text:p>
          </table:table-cell>
          <table:table-cell table:number-columns-repeated="16382"/>
        </table:table-row>
        <table:table-row table:style-name="ro1">
          <table:table-cell office:value-type="float" office:value="22.9578278278278" calcext:value-type="float">
            <text:p>22.9578278278278</text:p>
          </table:table-cell>
          <table:table-cell office:value-type="float" office:value="4236.47999999987" calcext:value-type="float">
            <text:p>4236.47999999987</text:p>
          </table:table-cell>
          <table:table-cell table:number-columns-repeated="16382"/>
        </table:table-row>
        <table:table-row table:style-name="ro1">
          <table:table-cell office:value-type="float" office:value="22.9818318318318" calcext:value-type="float">
            <text:p>22.9818318318318</text:p>
          </table:table-cell>
          <table:table-cell office:value-type="float" office:value="4237.19999999987" calcext:value-type="float">
            <text:p>4237.19999999987</text:p>
          </table:table-cell>
          <table:table-cell table:number-columns-repeated="16382"/>
        </table:table-row>
        <table:table-row table:style-name="ro1">
          <table:table-cell office:value-type="float" office:value="23.0058358358358" calcext:value-type="float">
            <text:p>23.0058358358358</text:p>
          </table:table-cell>
          <table:table-cell office:value-type="float" office:value="4237.19999999987" calcext:value-type="float">
            <text:p>4237.19999999987</text:p>
          </table:table-cell>
          <table:table-cell table:number-columns-repeated="16382"/>
        </table:table-row>
        <table:table-row table:style-name="ro1">
          <table:table-cell office:value-type="float" office:value="23.0298398398398" calcext:value-type="float">
            <text:p>23.0298398398398</text:p>
          </table:table-cell>
          <table:table-cell office:value-type="float" office:value="4237.19999999987" calcext:value-type="float">
            <text:p>4237.19999999987</text:p>
          </table:table-cell>
          <table:table-cell table:number-columns-repeated="16382"/>
        </table:table-row>
        <table:table-row table:style-name="ro1">
          <table:table-cell office:value-type="float" office:value="23.0538438438438" calcext:value-type="float">
            <text:p>23.0538438438438</text:p>
          </table:table-cell>
          <table:table-cell office:value-type="float" office:value="4237.19999999987" calcext:value-type="float">
            <text:p>4237.19999999987</text:p>
          </table:table-cell>
          <table:table-cell table:number-columns-repeated="16382"/>
        </table:table-row>
        <table:table-row table:style-name="ro1">
          <table:table-cell office:value-type="float" office:value="23.0778478478478" calcext:value-type="float">
            <text:p>23.0778478478478</text:p>
          </table:table-cell>
          <table:table-cell office:value-type="float" office:value="4237.19999999987" calcext:value-type="float">
            <text:p>4237.19999999987</text:p>
          </table:table-cell>
          <table:table-cell table:number-columns-repeated="16382"/>
        </table:table-row>
        <table:table-row table:style-name="ro1">
          <table:table-cell office:value-type="float" office:value="23.1018518518519" calcext:value-type="float">
            <text:p>23.1018518518519</text:p>
          </table:table-cell>
          <table:table-cell office:value-type="float" office:value="4237.19999999987" calcext:value-type="float">
            <text:p>4237.19999999987</text:p>
          </table:table-cell>
          <table:table-cell table:number-columns-repeated="16382"/>
        </table:table-row>
        <table:table-row table:style-name="ro1">
          <table:table-cell office:value-type="float" office:value="23.1258558558559" calcext:value-type="float">
            <text:p>23.1258558558559</text:p>
          </table:table-cell>
          <table:table-cell office:value-type="float" office:value="4237.19999999987" calcext:value-type="float">
            <text:p>4237.19999999987</text:p>
          </table:table-cell>
          <table:table-cell table:number-columns-repeated="16382"/>
        </table:table-row>
        <table:table-row table:style-name="ro1">
          <table:table-cell office:value-type="float" office:value="23.1498598598599" calcext:value-type="float">
            <text:p>23.1498598598599</text:p>
          </table:table-cell>
          <table:table-cell office:value-type="float" office:value="4237.19999999987" calcext:value-type="float">
            <text:p>4237.19999999987</text:p>
          </table:table-cell>
          <table:table-cell table:number-columns-repeated="16382"/>
        </table:table-row>
        <table:table-row table:style-name="ro1">
          <table:table-cell office:value-type="float" office:value="23.1738638638639" calcext:value-type="float">
            <text:p>23.1738638638639</text:p>
          </table:table-cell>
          <table:table-cell office:value-type="float" office:value="4237.19999999987" calcext:value-type="float">
            <text:p>4237.19999999987</text:p>
          </table:table-cell>
          <table:table-cell table:number-columns-repeated="16382"/>
        </table:table-row>
        <table:table-row table:style-name="ro1">
          <table:table-cell office:value-type="float" office:value="23.1978678678679" calcext:value-type="float">
            <text:p>23.1978678678679</text:p>
          </table:table-cell>
          <table:table-cell office:value-type="float" office:value="4237.19999999987" calcext:value-type="float">
            <text:p>4237.19999999987</text:p>
          </table:table-cell>
          <table:table-cell table:number-columns-repeated="16382"/>
        </table:table-row>
        <table:table-row table:style-name="ro1">
          <table:table-cell office:value-type="float" office:value="23.2218718718719" calcext:value-type="float">
            <text:p>23.2218718718719</text:p>
          </table:table-cell>
          <table:table-cell office:value-type="float" office:value="4237.19999999987" calcext:value-type="float">
            <text:p>4237.19999999987</text:p>
          </table:table-cell>
          <table:table-cell table:number-columns-repeated="16382"/>
        </table:table-row>
        <table:table-row table:style-name="ro1">
          <table:table-cell office:value-type="float" office:value="23.2458758758759" calcext:value-type="float">
            <text:p>23.2458758758759</text:p>
          </table:table-cell>
          <table:table-cell office:value-type="float" office:value="4237.19999999987" calcext:value-type="float">
            <text:p>4237.19999999987</text:p>
          </table:table-cell>
          <table:table-cell table:number-columns-repeated="16382"/>
        </table:table-row>
        <table:table-row table:style-name="ro1">
          <table:table-cell office:value-type="float" office:value="23.2698798798799" calcext:value-type="float">
            <text:p>23.2698798798799</text:p>
          </table:table-cell>
          <table:table-cell office:value-type="float" office:value="4237.19999999987" calcext:value-type="float">
            <text:p>4237.19999999987</text:p>
          </table:table-cell>
          <table:table-cell table:number-columns-repeated="16382"/>
        </table:table-row>
        <table:table-row table:style-name="ro1">
          <table:table-cell office:value-type="float" office:value="23.2938838838839" calcext:value-type="float">
            <text:p>23.2938838838839</text:p>
          </table:table-cell>
          <table:table-cell office:value-type="float" office:value="4237.19999999987" calcext:value-type="float">
            <text:p>4237.19999999987</text:p>
          </table:table-cell>
          <table:table-cell table:number-columns-repeated="16382"/>
        </table:table-row>
        <table:table-row table:style-name="ro1">
          <table:table-cell office:value-type="float" office:value="23.3178878878879" calcext:value-type="float">
            <text:p>23.3178878878879</text:p>
          </table:table-cell>
          <table:table-cell office:value-type="float" office:value="4237.19999999987" calcext:value-type="float">
            <text:p>4237.19999999987</text:p>
          </table:table-cell>
          <table:table-cell table:number-columns-repeated="16382"/>
        </table:table-row>
        <table:table-row table:style-name="ro1">
          <table:table-cell office:value-type="float" office:value="23.3418918918919" calcext:value-type="float">
            <text:p>23.3418918918919</text:p>
          </table:table-cell>
          <table:table-cell office:value-type="float" office:value="4237.19999999987" calcext:value-type="float">
            <text:p>4237.19999999987</text:p>
          </table:table-cell>
          <table:table-cell table:number-columns-repeated="16382"/>
        </table:table-row>
        <table:table-row table:style-name="ro1">
          <table:table-cell office:value-type="float" office:value="23.3658958958959" calcext:value-type="float">
            <text:p>23.3658958958959</text:p>
          </table:table-cell>
          <table:table-cell office:value-type="float" office:value="4237.19999999987" calcext:value-type="float">
            <text:p>4237.19999999987</text:p>
          </table:table-cell>
          <table:table-cell table:number-columns-repeated="16382"/>
        </table:table-row>
        <table:table-row table:style-name="ro1">
          <table:table-cell office:value-type="float" office:value="23.3898998998999" calcext:value-type="float">
            <text:p>23.3898998998999</text:p>
          </table:table-cell>
          <table:table-cell office:value-type="float" office:value="4237.19999999987" calcext:value-type="float">
            <text:p>4237.19999999987</text:p>
          </table:table-cell>
          <table:table-cell table:number-columns-repeated="16382"/>
        </table:table-row>
        <table:table-row table:style-name="ro1">
          <table:table-cell office:value-type="float" office:value="23.4139039039039" calcext:value-type="float">
            <text:p>23.4139039039039</text:p>
          </table:table-cell>
          <table:table-cell office:value-type="float" office:value="4237.19999999987" calcext:value-type="float">
            <text:p>4237.19999999987</text:p>
          </table:table-cell>
          <table:table-cell table:number-columns-repeated="16382"/>
        </table:table-row>
        <table:table-row table:style-name="ro1">
          <table:table-cell office:value-type="float" office:value="23.4379079079079" calcext:value-type="float">
            <text:p>23.4379079079079</text:p>
          </table:table-cell>
          <table:table-cell office:value-type="float" office:value="4237.19999999987" calcext:value-type="float">
            <text:p>4237.19999999987</text:p>
          </table:table-cell>
          <table:table-cell table:number-columns-repeated="16382"/>
        </table:table-row>
        <table:table-row table:style-name="ro1">
          <table:table-cell office:value-type="float" office:value="23.4619119119119" calcext:value-type="float">
            <text:p>23.4619119119119</text:p>
          </table:table-cell>
          <table:table-cell office:value-type="float" office:value="4237.19999999987" calcext:value-type="float">
            <text:p>4237.19999999987</text:p>
          </table:table-cell>
          <table:table-cell table:number-columns-repeated="16382"/>
        </table:table-row>
        <table:table-row table:style-name="ro1">
          <table:table-cell office:value-type="float" office:value="23.4859159159159" calcext:value-type="float">
            <text:p>23.4859159159159</text:p>
          </table:table-cell>
          <table:table-cell office:value-type="float" office:value="4237.19999999987" calcext:value-type="float">
            <text:p>4237.19999999987</text:p>
          </table:table-cell>
          <table:table-cell table:number-columns-repeated="16382"/>
        </table:table-row>
        <table:table-row table:style-name="ro1">
          <table:table-cell office:value-type="float" office:value="23.5099199199199" calcext:value-type="float">
            <text:p>23.5099199199199</text:p>
          </table:table-cell>
          <table:table-cell office:value-type="float" office:value="4237.19999999987" calcext:value-type="float">
            <text:p>4237.19999999987</text:p>
          </table:table-cell>
          <table:table-cell table:number-columns-repeated="16382"/>
        </table:table-row>
        <table:table-row table:style-name="ro1">
          <table:table-cell office:value-type="float" office:value="23.5339239239239" calcext:value-type="float">
            <text:p>23.5339239239239</text:p>
          </table:table-cell>
          <table:table-cell office:value-type="float" office:value="4237.19999999987" calcext:value-type="float">
            <text:p>4237.19999999987</text:p>
          </table:table-cell>
          <table:table-cell table:number-columns-repeated="16382"/>
        </table:table-row>
        <table:table-row table:style-name="ro1">
          <table:table-cell office:value-type="float" office:value="23.5579279279279" calcext:value-type="float">
            <text:p>23.5579279279279</text:p>
          </table:table-cell>
          <table:table-cell office:value-type="float" office:value="4237.19999999987" calcext:value-type="float">
            <text:p>4237.19999999987</text:p>
          </table:table-cell>
          <table:table-cell table:number-columns-repeated="16382"/>
        </table:table-row>
        <table:table-row table:style-name="ro1">
          <table:table-cell office:value-type="float" office:value="23.5819319319319" calcext:value-type="float">
            <text:p>23.5819319319319</text:p>
          </table:table-cell>
          <table:table-cell office:value-type="float" office:value="4237.19999999987" calcext:value-type="float">
            <text:p>4237.19999999987</text:p>
          </table:table-cell>
          <table:table-cell table:number-columns-repeated="16382"/>
        </table:table-row>
        <table:table-row table:style-name="ro1">
          <table:table-cell office:value-type="float" office:value="23.6059359359359" calcext:value-type="float">
            <text:p>23.6059359359359</text:p>
          </table:table-cell>
          <table:table-cell office:value-type="float" office:value="4237.19999999987" calcext:value-type="float">
            <text:p>4237.19999999987</text:p>
          </table:table-cell>
          <table:table-cell table:number-columns-repeated="16382"/>
        </table:table-row>
        <table:table-row table:style-name="ro1">
          <table:table-cell office:value-type="float" office:value="23.6299399399399" calcext:value-type="float">
            <text:p>23.6299399399399</text:p>
          </table:table-cell>
          <table:table-cell office:value-type="float" office:value="4237.19999999987" calcext:value-type="float">
            <text:p>4237.19999999987</text:p>
          </table:table-cell>
          <table:table-cell table:number-columns-repeated="16382"/>
        </table:table-row>
        <table:table-row table:style-name="ro1">
          <table:table-cell office:value-type="float" office:value="23.6539439439439" calcext:value-type="float">
            <text:p>23.6539439439439</text:p>
          </table:table-cell>
          <table:table-cell office:value-type="float" office:value="4237.19999999987" calcext:value-type="float">
            <text:p>4237.19999999987</text:p>
          </table:table-cell>
          <table:table-cell table:number-columns-repeated="16382"/>
        </table:table-row>
        <table:table-row table:style-name="ro1">
          <table:table-cell office:value-type="float" office:value="23.6779479479479" calcext:value-type="float">
            <text:p>23.6779479479479</text:p>
          </table:table-cell>
          <table:table-cell office:value-type="float" office:value="4237.19999999987" calcext:value-type="float">
            <text:p>4237.19999999987</text:p>
          </table:table-cell>
          <table:table-cell table:number-columns-repeated="16382"/>
        </table:table-row>
        <table:table-row table:style-name="ro1">
          <table:table-cell office:value-type="float" office:value="23.701951951952" calcext:value-type="float">
            <text:p>23.701951951952</text:p>
          </table:table-cell>
          <table:table-cell office:value-type="float" office:value="4237.19999999987" calcext:value-type="float">
            <text:p>4237.19999999987</text:p>
          </table:table-cell>
          <table:table-cell table:number-columns-repeated="16382"/>
        </table:table-row>
        <table:table-row table:style-name="ro1">
          <table:table-cell office:value-type="float" office:value="23.725955955956" calcext:value-type="float">
            <text:p>23.725955955956</text:p>
          </table:table-cell>
          <table:table-cell office:value-type="float" office:value="4237.19999999987" calcext:value-type="float">
            <text:p>4237.19999999987</text:p>
          </table:table-cell>
          <table:table-cell table:number-columns-repeated="16382"/>
        </table:table-row>
        <table:table-row table:style-name="ro1">
          <table:table-cell office:value-type="float" office:value="23.74995995996" calcext:value-type="float">
            <text:p>23.74995995996</text:p>
          </table:table-cell>
          <table:table-cell office:value-type="float" office:value="4237.19999999987" calcext:value-type="float">
            <text:p>4237.19999999987</text:p>
          </table:table-cell>
          <table:table-cell table:number-columns-repeated="16382"/>
        </table:table-row>
        <table:table-row table:style-name="ro1">
          <table:table-cell office:value-type="float" office:value="23.773963963964" calcext:value-type="float">
            <text:p>23.773963963964</text:p>
          </table:table-cell>
          <table:table-cell office:value-type="float" office:value="4237.19999999987" calcext:value-type="float">
            <text:p>4237.19999999987</text:p>
          </table:table-cell>
          <table:table-cell table:number-columns-repeated="16382"/>
        </table:table-row>
        <table:table-row table:style-name="ro1">
          <table:table-cell office:value-type="float" office:value="23.797967967968" calcext:value-type="float">
            <text:p>23.797967967968</text:p>
          </table:table-cell>
          <table:table-cell office:value-type="float" office:value="4237.19999999987" calcext:value-type="float">
            <text:p>4237.19999999987</text:p>
          </table:table-cell>
          <table:table-cell table:number-columns-repeated="16382"/>
        </table:table-row>
        <table:table-row table:style-name="ro1">
          <table:table-cell office:value-type="float" office:value="23.821971971972" calcext:value-type="float">
            <text:p>23.821971971972</text:p>
          </table:table-cell>
          <table:table-cell office:value-type="float" office:value="4237.19999999987" calcext:value-type="float">
            <text:p>4237.19999999987</text:p>
          </table:table-cell>
          <table:table-cell table:number-columns-repeated="16382"/>
        </table:table-row>
        <table:table-row table:style-name="ro1">
          <table:table-cell office:value-type="float" office:value="23.845975975976" calcext:value-type="float">
            <text:p>23.845975975976</text:p>
          </table:table-cell>
          <table:table-cell office:value-type="float" office:value="4237.19999999987" calcext:value-type="float">
            <text:p>4237.19999999987</text:p>
          </table:table-cell>
          <table:table-cell table:number-columns-repeated="16382"/>
        </table:table-row>
        <table:table-row table:style-name="ro1">
          <table:table-cell office:value-type="float" office:value="23.86997997998" calcext:value-type="float">
            <text:p>23.86997997998</text:p>
          </table:table-cell>
          <table:table-cell office:value-type="float" office:value="4237.19999999987" calcext:value-type="float">
            <text:p>4237.19999999987</text:p>
          </table:table-cell>
          <table:table-cell table:number-columns-repeated="16382"/>
        </table:table-row>
        <table:table-row table:style-name="ro1">
          <table:table-cell office:value-type="float" office:value="23.893983983984" calcext:value-type="float">
            <text:p>23.893983983984</text:p>
          </table:table-cell>
          <table:table-cell office:value-type="float" office:value="4237.19999999987" calcext:value-type="float">
            <text:p>4237.19999999987</text:p>
          </table:table-cell>
          <table:table-cell table:number-columns-repeated="16382"/>
        </table:table-row>
        <table:table-row table:style-name="ro1">
          <table:table-cell office:value-type="float" office:value="23.917987987988" calcext:value-type="float">
            <text:p>23.917987987988</text:p>
          </table:table-cell>
          <table:table-cell office:value-type="float" office:value="4237.19999999987" calcext:value-type="float">
            <text:p>4237.19999999987</text:p>
          </table:table-cell>
          <table:table-cell table:number-columns-repeated="16382"/>
        </table:table-row>
        <table:table-row table:style-name="ro1">
          <table:table-cell office:value-type="float" office:value="23.941991991992" calcext:value-type="float">
            <text:p>23.941991991992</text:p>
          </table:table-cell>
          <table:table-cell office:value-type="float" office:value="4237.19999999987" calcext:value-type="float">
            <text:p>4237.19999999987</text:p>
          </table:table-cell>
          <table:table-cell table:number-columns-repeated="16382"/>
        </table:table-row>
        <table:table-row table:style-name="ro1">
          <table:table-cell office:value-type="float" office:value="23.965995995996" calcext:value-type="float">
            <text:p>23.965995995996</text:p>
          </table:table-cell>
          <table:table-cell office:value-type="float" office:value="4237.19999999987" calcext:value-type="float">
            <text:p>4237.19999999987</text:p>
          </table:table-cell>
          <table:table-cell table:number-columns-repeated="16382"/>
        </table:table-row>
        <table:table-row table:style-name="ro1">
          <table:table-cell office:value-type="float" office:value="23.99" calcext:value-type="float">
            <text:p>23.99</text:p>
          </table:table-cell>
          <table:table-cell office:value-type="float" office:value="4237.19999999987" calcext:value-type="float">
            <text:p>4237.19999999987</text:p>
          </table:table-cell>
          <table:table-cell table:number-columns-repeated="16382"/>
        </table:table-row>
        <table:table-row table:style-name="ro1" table:number-rows-repeated="104757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qm-acc-energy-usage" table:style-name="ta1"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time</text:p>
          </table:table-cell>
          <table:table-cell office:value-type="string" calcext:value-type="string">
            <text:p>power</text:p>
          </table:table-cell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034004004004004" calcext:value-type="float">
            <text:p>0.0340040040040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058008008008008" calcext:value-type="float">
            <text:p>0.0580080080080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082012012012012" calcext:value-type="float">
            <text:p>0.0820120120120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106016016016016" calcext:value-type="float">
            <text:p>0.1060160160160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13002002002002" calcext:value-type="float">
            <text:p>0.1300200200200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154024024024024" calcext:value-type="float">
            <text:p>0.1540240240240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178028028028028" calcext:value-type="float">
            <text:p>0.1780280280280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202032032032032" calcext:value-type="float">
            <text:p>0.2020320320320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226036036036036" calcext:value-type="float">
            <text:p>0.2260360360360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25004004004004" calcext:value-type="float">
            <text:p>0.250040040040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274044044044044" calcext:value-type="float">
            <text:p>0.2740440440440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298048048048048" calcext:value-type="float">
            <text:p>0.2980480480480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322052052052052" calcext:value-type="float">
            <text:p>0.3220520520520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346056056056056" calcext:value-type="float">
            <text:p>0.3460560560560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37006006006006" calcext:value-type="float">
            <text:p>0.3700600600600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394064064064064" calcext:value-type="float">
            <text:p>0.3940640640640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418068068068068" calcext:value-type="float">
            <text:p>0.4180680680680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442072072072072" calcext:value-type="float">
            <text:p>0.4420720720720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466076076076076" calcext:value-type="float">
            <text:p>0.4660760760760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49008008008008" calcext:value-type="float">
            <text:p>0.490080080080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514084084084084" calcext:value-type="float">
            <text:p>0.5140840840840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538088088088088" calcext:value-type="float">
            <text:p>0.5380880880880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562092092092092" calcext:value-type="float">
            <text:p>0.5620920920920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586096096096096" calcext:value-type="float">
            <text:p>0.5860960960960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6101001001001" calcext:value-type="float">
            <text:p>0.6101001001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634104104104104" calcext:value-type="float">
            <text:p>0.6341041041041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658108108108108" calcext:value-type="float">
            <text:p>0.6581081081081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682112112112112" calcext:value-type="float">
            <text:p>0.6821121121121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706116116116116" calcext:value-type="float">
            <text:p>0.7061161161161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73012012012012" calcext:value-type="float">
            <text:p>0.730120120120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754124124124124" calcext:value-type="float">
            <text:p>0.7541241241241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778128128128128" calcext:value-type="float">
            <text:p>0.7781281281281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802132132132132" calcext:value-type="float">
            <text:p>0.8021321321321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826136136136136" calcext:value-type="float">
            <text:p>0.8261361361361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85014014014014" calcext:value-type="float">
            <text:p>0.8501401401401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874144144144144" calcext:value-type="float">
            <text:p>0.8741441441441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898148148148148" calcext:value-type="float">
            <text:p>0.8981481481481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922152152152152" calcext:value-type="float">
            <text:p>0.9221521521521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946156156156156" calcext:value-type="float">
            <text:p>0.9461561561561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97016016016016" calcext:value-type="float">
            <text:p>0.970160160160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994164164164164" calcext:value-type="float">
            <text:p>0.9941641641641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01816816816817" calcext:value-type="float">
            <text:p>1.0181681681681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04217217217217" calcext:value-type="float">
            <text:p>1.0421721721721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06617617617618" calcext:value-type="float">
            <text:p>1.0661761761761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09018018018018" calcext:value-type="float">
            <text:p>1.0901801801801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11418418418418" calcext:value-type="float">
            <text:p>1.1141841841841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13818818818819" calcext:value-type="float">
            <text:p>1.1381881881881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16219219219219" calcext:value-type="float">
            <text:p>1.1621921921921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1861961961962" calcext:value-type="float">
            <text:p>1.186196196196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2102002002002" calcext:value-type="float">
            <text:p>1.210200200200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2342042042042" calcext:value-type="float">
            <text:p>1.234204204204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25820820820821" calcext:value-type="float">
            <text:p>1.2582082082082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28221221221221" calcext:value-type="float">
            <text:p>1.2822122122122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30621621621622" calcext:value-type="float">
            <text:p>1.3062162162162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33022022022022" calcext:value-type="float">
            <text:p>1.3302202202202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35422422422422" calcext:value-type="float">
            <text:p>1.3542242242242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37822822822823" calcext:value-type="float">
            <text:p>1.3782282282282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40223223223223" calcext:value-type="float">
            <text:p>1.4022322322322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42623623623624" calcext:value-type="float">
            <text:p>1.426236236236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45024024024024" calcext:value-type="float">
            <text:p>1.450240240240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47424424424424" calcext:value-type="float">
            <text:p>1.474244244244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49824824824825" calcext:value-type="float">
            <text:p>1.498248248248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52225225225225" calcext:value-type="float">
            <text:p>1.522252252252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54625625625626" calcext:value-type="float">
            <text:p>1.5462562562562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57026026026026" calcext:value-type="float">
            <text:p>1.5702602602602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59426426426426" calcext:value-type="float">
            <text:p>1.5942642642642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61826826826827" calcext:value-type="float">
            <text:p>1.6182682682682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64227227227227" calcext:value-type="float">
            <text:p>1.6422722722722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66627627627628" calcext:value-type="float">
            <text:p>1.666276276276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69028028028028" calcext:value-type="float">
            <text:p>1.690280280280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71428428428428" calcext:value-type="float">
            <text:p>1.714284284284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73828828828829" calcext:value-type="float">
            <text:p>1.738288288288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76229229229229" calcext:value-type="float">
            <text:p>1.762292292292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7862962962963" calcext:value-type="float">
            <text:p>1.786296296296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8103003003003" calcext:value-type="float">
            <text:p>1.810300300300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8343043043043" calcext:value-type="float">
            <text:p>1.834304304304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85830830830831" calcext:value-type="float">
            <text:p>1.8583083083083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88231231231231" calcext:value-type="float">
            <text:p>1.8823123123123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90631631631632" calcext:value-type="float">
            <text:p>1.906316316316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93032032032032" calcext:value-type="float">
            <text:p>1.930320320320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95432432432432" calcext:value-type="float">
            <text:p>1.954324324324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97832832832833" calcext:value-type="float">
            <text:p>1.9783283283283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00233233233233" calcext:value-type="float">
            <text:p>2.0023323323323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02633633633634" calcext:value-type="float">
            <text:p>2.0263363363363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05034034034034" calcext:value-type="float">
            <text:p>2.0503403403403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07434434434434" calcext:value-type="float">
            <text:p>2.0743443443443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09834834834835" calcext:value-type="float">
            <text:p>2.0983483483483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12235235235235" calcext:value-type="float">
            <text:p>2.1223523523523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14635635635636" calcext:value-type="float">
            <text:p>2.146356356356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17036036036036" calcext:value-type="float">
            <text:p>2.170360360360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19436436436436" calcext:value-type="float">
            <text:p>2.194364364364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21836836836837" calcext:value-type="float">
            <text:p>2.2183683683683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24237237237237" calcext:value-type="float">
            <text:p>2.2423723723723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26637637637638" calcext:value-type="float">
            <text:p>2.2663763763763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29038038038038" calcext:value-type="float">
            <text:p>2.2903803803803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31438438438438" calcext:value-type="float">
            <text:p>2.3143843843843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33838838838839" calcext:value-type="float">
            <text:p>2.3383883883883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36239239239239" calcext:value-type="float">
            <text:p>2.3623923923923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3863963963964" calcext:value-type="float">
            <text:p>2.38639639639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4104004004004" calcext:value-type="float">
            <text:p>2.41040040040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4344044044044" calcext:value-type="float">
            <text:p>2.43440440440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45840840840841" calcext:value-type="float">
            <text:p>2.4584084084084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48241241241241" calcext:value-type="float">
            <text:p>2.4824124124124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50641641641642" calcext:value-type="float">
            <text:p>2.5064164164164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53042042042042" calcext:value-type="float">
            <text:p>2.5304204204204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55442442442442" calcext:value-type="float">
            <text:p>2.5544244244244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57842842842843" calcext:value-type="float">
            <text:p>2.5784284284284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60243243243243" calcext:value-type="float">
            <text:p>2.6024324324324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62643643643644" calcext:value-type="float">
            <text:p>2.626436436436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65044044044044" calcext:value-type="float">
            <text:p>2.650440440440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67444444444444" calcext:value-type="float">
            <text:p>2.674444444444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69844844844845" calcext:value-type="float">
            <text:p>2.6984484484484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72245245245245" calcext:value-type="float">
            <text:p>2.7224524524524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74645645645646" calcext:value-type="float">
            <text:p>2.7464564564564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77046046046046" calcext:value-type="float">
            <text:p>2.7704604604604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79446446446446" calcext:value-type="float">
            <text:p>2.7944644644644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81846846846847" calcext:value-type="float">
            <text:p>2.8184684684684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84247247247247" calcext:value-type="float">
            <text:p>2.8424724724724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86647647647648" calcext:value-type="float">
            <text:p>2.866476476476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89048048048048" calcext:value-type="float">
            <text:p>2.890480480480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91448448448448" calcext:value-type="float">
            <text:p>2.914484484484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93848848848849" calcext:value-type="float">
            <text:p>2.9384884884884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96249249249249" calcext:value-type="float">
            <text:p>2.9624924924924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9864964964965" calcext:value-type="float">
            <text:p>2.986496496496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0105005005005" calcext:value-type="float">
            <text:p>3.010500500500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0345045045045" calcext:value-type="float">
            <text:p>3.034504504504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05850850850851" calcext:value-type="float">
            <text:p>3.0585085085085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08251251251251" calcext:value-type="float">
            <text:p>3.0825125125125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10651651651652" calcext:value-type="float">
            <text:p>3.106516516516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13052052052052" calcext:value-type="float">
            <text:p>3.130520520520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15452452452452" calcext:value-type="float">
            <text:p>3.154524524524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17852852852853" calcext:value-type="float">
            <text:p>3.1785285285285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20253253253253" calcext:value-type="float">
            <text:p>3.2025325325325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22653653653654" calcext:value-type="float">
            <text:p>3.2265365365365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25054054054054" calcext:value-type="float">
            <text:p>3.2505405405405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27454454454454" calcext:value-type="float">
            <text:p>3.2745445445445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29854854854855" calcext:value-type="float">
            <text:p>3.2985485485485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32255255255255" calcext:value-type="float">
            <text:p>3.3225525525525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34655655655656" calcext:value-type="float">
            <text:p>3.346556556556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37056056056056" calcext:value-type="float">
            <text:p>3.370560560560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39456456456456" calcext:value-type="float">
            <text:p>3.394564564564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41856856856857" calcext:value-type="float">
            <text:p>3.4185685685685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44257257257257" calcext:value-type="float">
            <text:p>3.4425725725725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46657657657658" calcext:value-type="float">
            <text:p>3.4665765765765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49058058058058" calcext:value-type="float">
            <text:p>3.4905805805805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51458458458458" calcext:value-type="float">
            <text:p>3.5145845845845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53858858858859" calcext:value-type="float">
            <text:p>3.5385885885885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56259259259259" calcext:value-type="float">
            <text:p>3.5625925925925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5865965965966" calcext:value-type="float">
            <text:p>3.586596596596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6106006006006" calcext:value-type="float">
            <text:p>3.610600600600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6346046046046" calcext:value-type="float">
            <text:p>3.634604604604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65860860860861" calcext:value-type="float">
            <text:p>3.6586086086086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68261261261261" calcext:value-type="float">
            <text:p>3.6826126126126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70661661661662" calcext:value-type="float">
            <text:p>3.7066166166166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73062062062062" calcext:value-type="float">
            <text:p>3.7306206206206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75462462462462" calcext:value-type="float">
            <text:p>3.7546246246246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77862862862863" calcext:value-type="float">
            <text:p>3.7786286286286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80263263263263" calcext:value-type="float">
            <text:p>3.8026326326326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82663663663664" calcext:value-type="float">
            <text:p>3.826636636636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85064064064064" calcext:value-type="float">
            <text:p>3.850640640640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87464464464464" calcext:value-type="float">
            <text:p>3.874644644644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89864864864865" calcext:value-type="float">
            <text:p>3.8986486486486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92265265265265" calcext:value-type="float">
            <text:p>3.9226526526526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94665665665666" calcext:value-type="float">
            <text:p>3.9466566566566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97066066066066" calcext:value-type="float">
            <text:p>3.9706606606606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99466466466466" calcext:value-type="float">
            <text:p>3.9946646646646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01866866866867" calcext:value-type="float">
            <text:p>4.0186686686686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04267267267267" calcext:value-type="float">
            <text:p>4.0426726726726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06667667667668" calcext:value-type="float">
            <text:p>4.066676676676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09068068068068" calcext:value-type="float">
            <text:p>4.090680680680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11468468468468" calcext:value-type="float">
            <text:p>4.114684684684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13868868868869" calcext:value-type="float">
            <text:p>4.1386886886886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16269269269269" calcext:value-type="float">
            <text:p>4.1626926926926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1866966966967" calcext:value-type="float">
            <text:p>4.186696696696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2107007007007" calcext:value-type="float">
            <text:p>4.210700700700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2347047047047" calcext:value-type="float">
            <text:p>4.234704704704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25870870870871" calcext:value-type="float">
            <text:p>4.2587087087087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28271271271271" calcext:value-type="float">
            <text:p>4.2827127127127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30671671671672" calcext:value-type="float">
            <text:p>4.306716716716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33072072072072" calcext:value-type="float">
            <text:p>4.330720720720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35472472472472" calcext:value-type="float">
            <text:p>4.354724724724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37872872872873" calcext:value-type="float">
            <text:p>4.3787287287287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40273273273273" calcext:value-type="float">
            <text:p>4.4027327327327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42673673673674" calcext:value-type="float">
            <text:p>4.4267367367367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45074074074074" calcext:value-type="float">
            <text:p>4.4507407407407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47474474474474" calcext:value-type="float">
            <text:p>4.4747447447447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49874874874875" calcext:value-type="float">
            <text:p>4.4987487487487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52275275275275" calcext:value-type="float">
            <text:p>4.5227527527527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54675675675676" calcext:value-type="float">
            <text:p>4.546756756756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57076076076076" calcext:value-type="float">
            <text:p>4.570760760760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59476476476476" calcext:value-type="float">
            <text:p>4.594764764764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61876876876877" calcext:value-type="float">
            <text:p>4.6187687687687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64277277277277" calcext:value-type="float">
            <text:p>4.6427727727727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66677677677678" calcext:value-type="float">
            <text:p>4.6667767767767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69078078078078" calcext:value-type="float">
            <text:p>4.6907807807807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71478478478478" calcext:value-type="float">
            <text:p>4.7147847847847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73878878878879" calcext:value-type="float">
            <text:p>4.7387887887887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76279279279279" calcext:value-type="float">
            <text:p>4.7627927927927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7867967967968" calcext:value-type="float">
            <text:p>4.78679679679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8108008008008" calcext:value-type="float">
            <text:p>4.81080080080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8348048048048" calcext:value-type="float">
            <text:p>4.83480480480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85880880880881" calcext:value-type="float">
            <text:p>4.8588088088088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88281281281281" calcext:value-type="float">
            <text:p>4.8828128128128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90681681681682" calcext:value-type="float">
            <text:p>4.9068168168168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93082082082082" calcext:value-type="float">
            <text:p>4.9308208208208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95482482482482" calcext:value-type="float">
            <text:p>4.9548248248248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97882882882883" calcext:value-type="float">
            <text:p>4.9788288288288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00283283283283" calcext:value-type="float">
            <text:p>5.00283283283283</text:p>
          </table:table-cell>
          <table:table-cell office:value-type="float" office:value="21.84" calcext:value-type="float">
            <text:p>21.84</text:p>
          </table:table-cell>
        </table:table-row>
        <table:table-row table:style-name="ro2">
          <table:table-cell office:value-type="float" office:value="5.02683683683684" calcext:value-type="float">
            <text:p>5.02683683683684</text:p>
          </table:table-cell>
          <table:table-cell office:value-type="float" office:value="43.68" calcext:value-type="float">
            <text:p>43.68</text:p>
          </table:table-cell>
        </table:table-row>
        <table:table-row table:style-name="ro2">
          <table:table-cell office:value-type="float" office:value="5.05084084084084" calcext:value-type="float">
            <text:p>5.05084084084084</text:p>
          </table:table-cell>
          <table:table-cell office:value-type="float" office:value="65.52" calcext:value-type="float">
            <text:p>65.52</text:p>
          </table:table-cell>
        </table:table-row>
        <table:table-row table:style-name="ro2">
          <table:table-cell office:value-type="float" office:value="5.07484484484484" calcext:value-type="float">
            <text:p>5.07484484484484</text:p>
          </table:table-cell>
          <table:table-cell office:value-type="float" office:value="87.36" calcext:value-type="float">
            <text:p>87.36</text:p>
          </table:table-cell>
        </table:table-row>
        <table:table-row table:style-name="ro2">
          <table:table-cell office:value-type="float" office:value="5.09884884884885" calcext:value-type="float">
            <text:p>5.09884884884885</text:p>
          </table:table-cell>
          <table:table-cell office:value-type="float" office:value="109.2" calcext:value-type="float">
            <text:p>109.2</text:p>
          </table:table-cell>
        </table:table-row>
        <table:table-row table:style-name="ro2">
          <table:table-cell office:value-type="float" office:value="5.12285285285285" calcext:value-type="float">
            <text:p>5.12285285285285</text:p>
          </table:table-cell>
          <table:table-cell office:value-type="float" office:value="131.04" calcext:value-type="float">
            <text:p>131.04</text:p>
          </table:table-cell>
        </table:table-row>
        <table:table-row table:style-name="ro2">
          <table:table-cell office:value-type="float" office:value="5.14685685685686" calcext:value-type="float">
            <text:p>5.14685685685686</text:p>
          </table:table-cell>
          <table:table-cell office:value-type="float" office:value="152.88" calcext:value-type="float">
            <text:p>152.88</text:p>
          </table:table-cell>
        </table:table-row>
        <table:table-row table:style-name="ro2">
          <table:table-cell office:value-type="float" office:value="5.17086086086086" calcext:value-type="float">
            <text:p>5.17086086086086</text:p>
          </table:table-cell>
          <table:table-cell office:value-type="float" office:value="174.72" calcext:value-type="float">
            <text:p>174.72</text:p>
          </table:table-cell>
        </table:table-row>
        <table:table-row table:style-name="ro2">
          <table:table-cell office:value-type="float" office:value="5.19486486486486" calcext:value-type="float">
            <text:p>5.19486486486486</text:p>
          </table:table-cell>
          <table:table-cell office:value-type="float" office:value="196.56" calcext:value-type="float">
            <text:p>196.56</text:p>
          </table:table-cell>
        </table:table-row>
        <table:table-row table:style-name="ro2">
          <table:table-cell office:value-type="float" office:value="5.21886886886887" calcext:value-type="float">
            <text:p>5.21886886886887</text:p>
          </table:table-cell>
          <table:table-cell office:value-type="float" office:value="218.4" calcext:value-type="float">
            <text:p>218.4</text:p>
          </table:table-cell>
        </table:table-row>
        <table:table-row table:style-name="ro2">
          <table:table-cell office:value-type="float" office:value="5.24287287287287" calcext:value-type="float">
            <text:p>5.24287287287287</text:p>
          </table:table-cell>
          <table:table-cell office:value-type="float" office:value="262.08" calcext:value-type="float">
            <text:p>262.08</text:p>
          </table:table-cell>
        </table:table-row>
        <table:table-row table:style-name="ro2">
          <table:table-cell office:value-type="float" office:value="5.26687687687688" calcext:value-type="float">
            <text:p>5.26687687687688</text:p>
          </table:table-cell>
          <table:table-cell office:value-type="float" office:value="305.76" calcext:value-type="float">
            <text:p>305.76</text:p>
          </table:table-cell>
        </table:table-row>
        <table:table-row table:style-name="ro2">
          <table:table-cell office:value-type="float" office:value="5.29088088088088" calcext:value-type="float">
            <text:p>5.29088088088088</text:p>
          </table:table-cell>
          <table:table-cell office:value-type="float" office:value="349.44" calcext:value-type="float">
            <text:p>349.44</text:p>
          </table:table-cell>
        </table:table-row>
        <table:table-row table:style-name="ro2">
          <table:table-cell office:value-type="float" office:value="5.31488488488488" calcext:value-type="float">
            <text:p>5.31488488488488</text:p>
          </table:table-cell>
          <table:table-cell office:value-type="float" office:value="393.12" calcext:value-type="float">
            <text:p>393.12</text:p>
          </table:table-cell>
        </table:table-row>
        <table:table-row table:style-name="ro2">
          <table:table-cell office:value-type="float" office:value="5.33888888888889" calcext:value-type="float">
            <text:p>5.33888888888889</text:p>
          </table:table-cell>
          <table:table-cell office:value-type="float" office:value="436.8" calcext:value-type="float">
            <text:p>436.8</text:p>
          </table:table-cell>
        </table:table-row>
        <table:table-row table:style-name="ro2">
          <table:table-cell office:value-type="float" office:value="5.36289289289289" calcext:value-type="float">
            <text:p>5.36289289289289</text:p>
          </table:table-cell>
          <table:table-cell office:value-type="float" office:value="480.48" calcext:value-type="float">
            <text:p>480.48</text:p>
          </table:table-cell>
        </table:table-row>
        <table:table-row table:style-name="ro2">
          <table:table-cell office:value-type="float" office:value="5.3868968968969" calcext:value-type="float">
            <text:p>5.3868968968969</text:p>
          </table:table-cell>
          <table:table-cell office:value-type="float" office:value="524.16" calcext:value-type="float">
            <text:p>524.16</text:p>
          </table:table-cell>
        </table:table-row>
        <table:table-row table:style-name="ro2">
          <table:table-cell office:value-type="float" office:value="5.4109009009009" calcext:value-type="float">
            <text:p>5.4109009009009</text:p>
          </table:table-cell>
          <table:table-cell office:value-type="float" office:value="567.84" calcext:value-type="float">
            <text:p>567.84</text:p>
          </table:table-cell>
        </table:table-row>
        <table:table-row table:style-name="ro2">
          <table:table-cell office:value-type="float" office:value="5.4349049049049" calcext:value-type="float">
            <text:p>5.4349049049049</text:p>
          </table:table-cell>
          <table:table-cell office:value-type="float" office:value="611.52" calcext:value-type="float">
            <text:p>611.52</text:p>
          </table:table-cell>
        </table:table-row>
        <table:table-row table:style-name="ro2">
          <table:table-cell office:value-type="float" office:value="5.45890890890891" calcext:value-type="float">
            <text:p>5.45890890890891</text:p>
          </table:table-cell>
          <table:table-cell office:value-type="float" office:value="655.2" calcext:value-type="float">
            <text:p>655.2</text:p>
          </table:table-cell>
        </table:table-row>
        <table:table-row table:style-name="ro2">
          <table:table-cell office:value-type="float" office:value="5.48291291291291" calcext:value-type="float">
            <text:p>5.48291291291291</text:p>
          </table:table-cell>
          <table:table-cell office:value-type="float" office:value="698.88" calcext:value-type="float">
            <text:p>698.88</text:p>
          </table:table-cell>
        </table:table-row>
        <table:table-row table:style-name="ro2">
          <table:table-cell office:value-type="float" office:value="5.50691691691692" calcext:value-type="float">
            <text:p>5.50691691691692</text:p>
          </table:table-cell>
          <table:table-cell office:value-type="float" office:value="742.56" calcext:value-type="float">
            <text:p>742.56</text:p>
          </table:table-cell>
        </table:table-row>
        <table:table-row table:style-name="ro2">
          <table:table-cell office:value-type="float" office:value="5.53092092092092" calcext:value-type="float">
            <text:p>5.53092092092092</text:p>
          </table:table-cell>
          <table:table-cell office:value-type="float" office:value="786.24" calcext:value-type="float">
            <text:p>786.24</text:p>
          </table:table-cell>
        </table:table-row>
        <table:table-row table:style-name="ro2">
          <table:table-cell office:value-type="float" office:value="5.55492492492492" calcext:value-type="float">
            <text:p>5.55492492492492</text:p>
          </table:table-cell>
          <table:table-cell office:value-type="float" office:value="829.92" calcext:value-type="float">
            <text:p>829.92</text:p>
          </table:table-cell>
        </table:table-row>
        <table:table-row table:style-name="ro2">
          <table:table-cell office:value-type="float" office:value="5.57892892892893" calcext:value-type="float">
            <text:p>5.57892892892893</text:p>
          </table:table-cell>
          <table:table-cell office:value-type="float" office:value="873.6" calcext:value-type="float">
            <text:p>873.6</text:p>
          </table:table-cell>
        </table:table-row>
        <table:table-row table:style-name="ro2">
          <table:table-cell office:value-type="float" office:value="5.60293293293293" calcext:value-type="float">
            <text:p>5.60293293293293</text:p>
          </table:table-cell>
          <table:table-cell office:value-type="float" office:value="917.28" calcext:value-type="float">
            <text:p>917.28</text:p>
          </table:table-cell>
        </table:table-row>
        <table:table-row table:style-name="ro2">
          <table:table-cell office:value-type="float" office:value="5.62693693693694" calcext:value-type="float">
            <text:p>5.62693693693694</text:p>
          </table:table-cell>
          <table:table-cell office:value-type="float" office:value="960.96" calcext:value-type="float">
            <text:p>960.96</text:p>
          </table:table-cell>
        </table:table-row>
        <table:table-row table:style-name="ro2">
          <table:table-cell office:value-type="float" office:value="5.65094094094094" calcext:value-type="float">
            <text:p>5.65094094094094</text:p>
          </table:table-cell>
          <table:table-cell office:value-type="float" office:value="1004.64" calcext:value-type="float">
            <text:p>1004.64</text:p>
          </table:table-cell>
        </table:table-row>
        <table:table-row table:style-name="ro2">
          <table:table-cell office:value-type="float" office:value="5.67494494494494" calcext:value-type="float">
            <text:p>5.67494494494494</text:p>
          </table:table-cell>
          <table:table-cell office:value-type="float" office:value="1048.32" calcext:value-type="float">
            <text:p>1048.32</text:p>
          </table:table-cell>
        </table:table-row>
        <table:table-row table:style-name="ro2">
          <table:table-cell office:value-type="float" office:value="5.69894894894895" calcext:value-type="float">
            <text:p>5.69894894894895</text:p>
          </table:table-cell>
          <table:table-cell office:value-type="float" office:value="1092" calcext:value-type="float">
            <text:p>1092</text:p>
          </table:table-cell>
        </table:table-row>
        <table:table-row table:style-name="ro2">
          <table:table-cell office:value-type="float" office:value="5.72295295295295" calcext:value-type="float">
            <text:p>5.72295295295295</text:p>
          </table:table-cell>
          <table:table-cell office:value-type="float" office:value="1135.68" calcext:value-type="float">
            <text:p>1135.68</text:p>
          </table:table-cell>
        </table:table-row>
        <table:table-row table:style-name="ro2">
          <table:table-cell office:value-type="float" office:value="5.74695695695696" calcext:value-type="float">
            <text:p>5.74695695695696</text:p>
          </table:table-cell>
          <table:table-cell office:value-type="float" office:value="1179.36" calcext:value-type="float">
            <text:p>1179.36</text:p>
          </table:table-cell>
        </table:table-row>
        <table:table-row table:style-name="ro2">
          <table:table-cell office:value-type="float" office:value="5.77096096096096" calcext:value-type="float">
            <text:p>5.77096096096096</text:p>
          </table:table-cell>
          <table:table-cell office:value-type="float" office:value="1223.04" calcext:value-type="float">
            <text:p>1223.04</text:p>
          </table:table-cell>
        </table:table-row>
        <table:table-row table:style-name="ro2">
          <table:table-cell office:value-type="float" office:value="5.79496496496496" calcext:value-type="float">
            <text:p>5.79496496496496</text:p>
          </table:table-cell>
          <table:table-cell office:value-type="float" office:value="1266.72" calcext:value-type="float">
            <text:p>1266.72</text:p>
          </table:table-cell>
        </table:table-row>
        <table:table-row table:style-name="ro2">
          <table:table-cell office:value-type="float" office:value="5.81896896896897" calcext:value-type="float">
            <text:p>5.81896896896897</text:p>
          </table:table-cell>
          <table:table-cell office:value-type="float" office:value="1311.12" calcext:value-type="float">
            <text:p>1311.12</text:p>
          </table:table-cell>
        </table:table-row>
        <table:table-row table:style-name="ro2">
          <table:table-cell office:value-type="float" office:value="5.84297297297297" calcext:value-type="float">
            <text:p>5.84297297297297</text:p>
          </table:table-cell>
          <table:table-cell office:value-type="float" office:value="1355.52" calcext:value-type="float">
            <text:p>1355.52</text:p>
          </table:table-cell>
        </table:table-row>
        <table:table-row table:style-name="ro2">
          <table:table-cell office:value-type="float" office:value="5.86697697697698" calcext:value-type="float">
            <text:p>5.86697697697698</text:p>
          </table:table-cell>
          <table:table-cell office:value-type="float" office:value="1399.92" calcext:value-type="float">
            <text:p>1399.92</text:p>
          </table:table-cell>
        </table:table-row>
        <table:table-row table:style-name="ro2">
          <table:table-cell office:value-type="float" office:value="5.89098098098098" calcext:value-type="float">
            <text:p>5.89098098098098</text:p>
          </table:table-cell>
          <table:table-cell office:value-type="float" office:value="1444.32" calcext:value-type="float">
            <text:p>1444.32</text:p>
          </table:table-cell>
        </table:table-row>
        <table:table-row table:style-name="ro2">
          <table:table-cell office:value-type="float" office:value="5.91498498498498" calcext:value-type="float">
            <text:p>5.91498498498498</text:p>
          </table:table-cell>
          <table:table-cell office:value-type="float" office:value="1488.72" calcext:value-type="float">
            <text:p>1488.72</text:p>
          </table:table-cell>
        </table:table-row>
        <table:table-row table:style-name="ro2">
          <table:table-cell office:value-type="float" office:value="5.93898898898899" calcext:value-type="float">
            <text:p>5.93898898898899</text:p>
          </table:table-cell>
          <table:table-cell office:value-type="float" office:value="1533.12" calcext:value-type="float">
            <text:p>1533.12</text:p>
          </table:table-cell>
        </table:table-row>
        <table:table-row table:style-name="ro2">
          <table:table-cell office:value-type="float" office:value="5.96299299299299" calcext:value-type="float">
            <text:p>5.96299299299299</text:p>
          </table:table-cell>
          <table:table-cell office:value-type="float" office:value="1577.52" calcext:value-type="float">
            <text:p>1577.52</text:p>
          </table:table-cell>
        </table:table-row>
        <table:table-row table:style-name="ro2">
          <table:table-cell office:value-type="float" office:value="5.986996996997" calcext:value-type="float">
            <text:p>5.986996996997</text:p>
          </table:table-cell>
          <table:table-cell office:value-type="float" office:value="1621.92" calcext:value-type="float">
            <text:p>1621.92</text:p>
          </table:table-cell>
        </table:table-row>
        <table:table-row table:style-name="ro2">
          <table:table-cell office:value-type="float" office:value="6.011001001001" calcext:value-type="float">
            <text:p>6.011001001001</text:p>
          </table:table-cell>
          <table:table-cell office:value-type="float" office:value="1666.32" calcext:value-type="float">
            <text:p>1666.32</text:p>
          </table:table-cell>
        </table:table-row>
        <table:table-row table:style-name="ro2">
          <table:table-cell office:value-type="float" office:value="6.035005005005" calcext:value-type="float">
            <text:p>6.035005005005</text:p>
          </table:table-cell>
          <table:table-cell office:value-type="float" office:value="1710.72" calcext:value-type="float">
            <text:p>1710.72</text:p>
          </table:table-cell>
        </table:table-row>
        <table:table-row table:style-name="ro2">
          <table:table-cell office:value-type="float" office:value="6.05900900900901" calcext:value-type="float">
            <text:p>6.05900900900901</text:p>
          </table:table-cell>
          <table:table-cell office:value-type="float" office:value="1755.12" calcext:value-type="float">
            <text:p>1755.12</text:p>
          </table:table-cell>
        </table:table-row>
        <table:table-row table:style-name="ro2">
          <table:table-cell office:value-type="float" office:value="6.08301301301301" calcext:value-type="float">
            <text:p>6.08301301301301</text:p>
          </table:table-cell>
          <table:table-cell office:value-type="float" office:value="1799.52" calcext:value-type="float">
            <text:p>1799.52</text:p>
          </table:table-cell>
        </table:table-row>
        <table:table-row table:style-name="ro2">
          <table:table-cell office:value-type="float" office:value="6.10701701701702" calcext:value-type="float">
            <text:p>6.10701701701702</text:p>
          </table:table-cell>
          <table:table-cell office:value-type="float" office:value="1843.92" calcext:value-type="float">
            <text:p>1843.92</text:p>
          </table:table-cell>
        </table:table-row>
        <table:table-row table:style-name="ro2">
          <table:table-cell office:value-type="float" office:value="6.13102102102102" calcext:value-type="float">
            <text:p>6.13102102102102</text:p>
          </table:table-cell>
          <table:table-cell office:value-type="float" office:value="1888.32" calcext:value-type="float">
            <text:p>1888.32</text:p>
          </table:table-cell>
        </table:table-row>
        <table:table-row table:style-name="ro2">
          <table:table-cell office:value-type="float" office:value="6.15502502502502" calcext:value-type="float">
            <text:p>6.15502502502502</text:p>
          </table:table-cell>
          <table:table-cell office:value-type="float" office:value="1932.72" calcext:value-type="float">
            <text:p>1932.72</text:p>
          </table:table-cell>
        </table:table-row>
        <table:table-row table:style-name="ro2">
          <table:table-cell office:value-type="float" office:value="6.17902902902903" calcext:value-type="float">
            <text:p>6.17902902902903</text:p>
          </table:table-cell>
          <table:table-cell office:value-type="float" office:value="1977.12" calcext:value-type="float">
            <text:p>1977.12</text:p>
          </table:table-cell>
        </table:table-row>
        <table:table-row table:style-name="ro2">
          <table:table-cell office:value-type="float" office:value="6.20303303303303" calcext:value-type="float">
            <text:p>6.20303303303303</text:p>
          </table:table-cell>
          <table:table-cell office:value-type="float" office:value="2021.52" calcext:value-type="float">
            <text:p>2021.52</text:p>
          </table:table-cell>
        </table:table-row>
        <table:table-row table:style-name="ro2">
          <table:table-cell office:value-type="float" office:value="6.22703703703704" calcext:value-type="float">
            <text:p>6.22703703703704</text:p>
          </table:table-cell>
          <table:table-cell office:value-type="float" office:value="2065.92" calcext:value-type="float">
            <text:p>2065.92</text:p>
          </table:table-cell>
        </table:table-row>
        <table:table-row table:style-name="ro2">
          <table:table-cell office:value-type="float" office:value="6.25104104104104" calcext:value-type="float">
            <text:p>6.25104104104104</text:p>
          </table:table-cell>
          <table:table-cell office:value-type="float" office:value="2110.32" calcext:value-type="float">
            <text:p>2110.32</text:p>
          </table:table-cell>
        </table:table-row>
        <table:table-row table:style-name="ro2">
          <table:table-cell office:value-type="float" office:value="6.27504504504504" calcext:value-type="float">
            <text:p>6.27504504504504</text:p>
          </table:table-cell>
          <table:table-cell office:value-type="float" office:value="2154.72" calcext:value-type="float">
            <text:p>2154.72</text:p>
          </table:table-cell>
        </table:table-row>
        <table:table-row table:style-name="ro2">
          <table:table-cell office:value-type="float" office:value="6.29904904904905" calcext:value-type="float">
            <text:p>6.29904904904905</text:p>
          </table:table-cell>
          <table:table-cell office:value-type="float" office:value="2199.12" calcext:value-type="float">
            <text:p>2199.12</text:p>
          </table:table-cell>
        </table:table-row>
        <table:table-row table:style-name="ro2">
          <table:table-cell office:value-type="float" office:value="6.32305305305305" calcext:value-type="float">
            <text:p>6.32305305305305</text:p>
          </table:table-cell>
          <table:table-cell office:value-type="float" office:value="2243.52" calcext:value-type="float">
            <text:p>2243.52</text:p>
          </table:table-cell>
        </table:table-row>
        <table:table-row table:style-name="ro2">
          <table:table-cell office:value-type="float" office:value="6.34705705705706" calcext:value-type="float">
            <text:p>6.34705705705706</text:p>
          </table:table-cell>
          <table:table-cell office:value-type="float" office:value="2287.92" calcext:value-type="float">
            <text:p>2287.92</text:p>
          </table:table-cell>
        </table:table-row>
        <table:table-row table:style-name="ro2">
          <table:table-cell office:value-type="float" office:value="6.37106106106106" calcext:value-type="float">
            <text:p>6.37106106106106</text:p>
          </table:table-cell>
          <table:table-cell office:value-type="float" office:value="2332.32" calcext:value-type="float">
            <text:p>2332.32</text:p>
          </table:table-cell>
        </table:table-row>
        <table:table-row table:style-name="ro2">
          <table:table-cell office:value-type="float" office:value="6.39506506506506" calcext:value-type="float">
            <text:p>6.39506506506506</text:p>
          </table:table-cell>
          <table:table-cell office:value-type="float" office:value="2376.72" calcext:value-type="float">
            <text:p>2376.72</text:p>
          </table:table-cell>
        </table:table-row>
        <table:table-row table:style-name="ro2">
          <table:table-cell office:value-type="float" office:value="6.41906906906907" calcext:value-type="float">
            <text:p>6.41906906906907</text:p>
          </table:table-cell>
          <table:table-cell office:value-type="float" office:value="2421.12" calcext:value-type="float">
            <text:p>2421.12</text:p>
          </table:table-cell>
        </table:table-row>
        <table:table-row table:style-name="ro2">
          <table:table-cell office:value-type="float" office:value="6.44307307307307" calcext:value-type="float">
            <text:p>6.44307307307307</text:p>
          </table:table-cell>
          <table:table-cell office:value-type="float" office:value="2465.52" calcext:value-type="float">
            <text:p>2465.52</text:p>
          </table:table-cell>
        </table:table-row>
        <table:table-row table:style-name="ro2">
          <table:table-cell office:value-type="float" office:value="6.46707707707708" calcext:value-type="float">
            <text:p>6.46707707707708</text:p>
          </table:table-cell>
          <table:table-cell office:value-type="float" office:value="2509.92" calcext:value-type="float">
            <text:p>2509.92</text:p>
          </table:table-cell>
        </table:table-row>
        <table:table-row table:style-name="ro2">
          <table:table-cell office:value-type="float" office:value="6.49108108108108" calcext:value-type="float">
            <text:p>6.49108108108108</text:p>
          </table:table-cell>
          <table:table-cell office:value-type="float" office:value="2554.32" calcext:value-type="float">
            <text:p>2554.32</text:p>
          </table:table-cell>
        </table:table-row>
        <table:table-row table:style-name="ro2">
          <table:table-cell office:value-type="float" office:value="6.51508508508508" calcext:value-type="float">
            <text:p>6.51508508508508</text:p>
          </table:table-cell>
          <table:table-cell office:value-type="float" office:value="2598.72" calcext:value-type="float">
            <text:p>2598.72</text:p>
          </table:table-cell>
        </table:table-row>
        <table:table-row table:style-name="ro2">
          <table:table-cell office:value-type="float" office:value="6.53908908908909" calcext:value-type="float">
            <text:p>6.53908908908909</text:p>
          </table:table-cell>
          <table:table-cell office:value-type="float" office:value="2643.12" calcext:value-type="float">
            <text:p>2643.12</text:p>
          </table:table-cell>
        </table:table-row>
        <table:table-row table:style-name="ro2">
          <table:table-cell office:value-type="float" office:value="6.56309309309309" calcext:value-type="float">
            <text:p>6.56309309309309</text:p>
          </table:table-cell>
          <table:table-cell office:value-type="float" office:value="2687.52" calcext:value-type="float">
            <text:p>2687.52</text:p>
          </table:table-cell>
        </table:table-row>
        <table:table-row table:style-name="ro2">
          <table:table-cell office:value-type="float" office:value="6.5870970970971" calcext:value-type="float">
            <text:p>6.5870970970971</text:p>
          </table:table-cell>
          <table:table-cell office:value-type="float" office:value="2731.92" calcext:value-type="float">
            <text:p>2731.92</text:p>
          </table:table-cell>
        </table:table-row>
        <table:table-row table:style-name="ro2">
          <table:table-cell office:value-type="float" office:value="6.6111011011011" calcext:value-type="float">
            <text:p>6.6111011011011</text:p>
          </table:table-cell>
          <table:table-cell office:value-type="float" office:value="2776.32" calcext:value-type="float">
            <text:p>2776.32</text:p>
          </table:table-cell>
        </table:table-row>
        <table:table-row table:style-name="ro2">
          <table:table-cell office:value-type="float" office:value="6.6351051051051" calcext:value-type="float">
            <text:p>6.6351051051051</text:p>
          </table:table-cell>
          <table:table-cell office:value-type="float" office:value="2820.72" calcext:value-type="float">
            <text:p>2820.72</text:p>
          </table:table-cell>
        </table:table-row>
        <table:table-row table:style-name="ro2">
          <table:table-cell office:value-type="float" office:value="6.65910910910911" calcext:value-type="float">
            <text:p>6.65910910910911</text:p>
          </table:table-cell>
          <table:table-cell office:value-type="float" office:value="2865.12" calcext:value-type="float">
            <text:p>2865.12</text:p>
          </table:table-cell>
        </table:table-row>
        <table:table-row table:style-name="ro2">
          <table:table-cell office:value-type="float" office:value="6.68311311311311" calcext:value-type="float">
            <text:p>6.68311311311311</text:p>
          </table:table-cell>
          <table:table-cell office:value-type="float" office:value="2909.52" calcext:value-type="float">
            <text:p>2909.52</text:p>
          </table:table-cell>
        </table:table-row>
        <table:table-row table:style-name="ro2">
          <table:table-cell office:value-type="float" office:value="6.70711711711712" calcext:value-type="float">
            <text:p>6.70711711711712</text:p>
          </table:table-cell>
          <table:table-cell office:value-type="float" office:value="2953.92" calcext:value-type="float">
            <text:p>2953.92</text:p>
          </table:table-cell>
        </table:table-row>
        <table:table-row table:style-name="ro2">
          <table:table-cell office:value-type="float" office:value="6.73112112112112" calcext:value-type="float">
            <text:p>6.73112112112112</text:p>
          </table:table-cell>
          <table:table-cell office:value-type="float" office:value="2998.32" calcext:value-type="float">
            <text:p>2998.32</text:p>
          </table:table-cell>
        </table:table-row>
        <table:table-row table:style-name="ro2">
          <table:table-cell office:value-type="float" office:value="6.75512512512512" calcext:value-type="float">
            <text:p>6.75512512512512</text:p>
          </table:table-cell>
          <table:table-cell office:value-type="float" office:value="3042.72" calcext:value-type="float">
            <text:p>3042.72</text:p>
          </table:table-cell>
        </table:table-row>
        <table:table-row table:style-name="ro2">
          <table:table-cell office:value-type="float" office:value="6.77912912912913" calcext:value-type="float">
            <text:p>6.77912912912913</text:p>
          </table:table-cell>
          <table:table-cell office:value-type="float" office:value="3087.12" calcext:value-type="float">
            <text:p>3087.12</text:p>
          </table:table-cell>
        </table:table-row>
        <table:table-row table:style-name="ro2">
          <table:table-cell office:value-type="float" office:value="6.80313313313313" calcext:value-type="float">
            <text:p>6.80313313313313</text:p>
          </table:table-cell>
          <table:table-cell office:value-type="float" office:value="3131.52" calcext:value-type="float">
            <text:p>3131.52</text:p>
          </table:table-cell>
        </table:table-row>
        <table:table-row table:style-name="ro2">
          <table:table-cell office:value-type="float" office:value="6.82713713713714" calcext:value-type="float">
            <text:p>6.82713713713714</text:p>
          </table:table-cell>
          <table:table-cell office:value-type="float" office:value="3197.76" calcext:value-type="float">
            <text:p>3197.76</text:p>
          </table:table-cell>
        </table:table-row>
        <table:table-row table:style-name="ro2">
          <table:table-cell office:value-type="float" office:value="6.85114114114114" calcext:value-type="float">
            <text:p>6.85114114114114</text:p>
          </table:table-cell>
          <table:table-cell office:value-type="float" office:value="3264" calcext:value-type="float">
            <text:p>3264</text:p>
          </table:table-cell>
        </table:table-row>
        <table:table-row table:style-name="ro2">
          <table:table-cell office:value-type="float" office:value="6.87514514514514" calcext:value-type="float">
            <text:p>6.87514514514514</text:p>
          </table:table-cell>
          <table:table-cell office:value-type="float" office:value="3330.24" calcext:value-type="float">
            <text:p>3330.24</text:p>
          </table:table-cell>
        </table:table-row>
        <table:table-row table:style-name="ro2">
          <table:table-cell office:value-type="float" office:value="6.89914914914915" calcext:value-type="float">
            <text:p>6.89914914914915</text:p>
          </table:table-cell>
          <table:table-cell office:value-type="float" office:value="3396.48" calcext:value-type="float">
            <text:p>3396.48</text:p>
          </table:table-cell>
        </table:table-row>
        <table:table-row table:style-name="ro2">
          <table:table-cell office:value-type="float" office:value="6.92315315315315" calcext:value-type="float">
            <text:p>6.92315315315315</text:p>
          </table:table-cell>
          <table:table-cell office:value-type="float" office:value="3462.72" calcext:value-type="float">
            <text:p>3462.72</text:p>
          </table:table-cell>
        </table:table-row>
        <table:table-row table:style-name="ro2">
          <table:table-cell office:value-type="float" office:value="6.94715715715716" calcext:value-type="float">
            <text:p>6.94715715715716</text:p>
          </table:table-cell>
          <table:table-cell office:value-type="float" office:value="3528.96" calcext:value-type="float">
            <text:p>3528.96</text:p>
          </table:table-cell>
        </table:table-row>
        <table:table-row table:style-name="ro2">
          <table:table-cell office:value-type="float" office:value="6.97116116116116" calcext:value-type="float">
            <text:p>6.97116116116116</text:p>
          </table:table-cell>
          <table:table-cell office:value-type="float" office:value="3595.2" calcext:value-type="float">
            <text:p>3595.2</text:p>
          </table:table-cell>
        </table:table-row>
        <table:table-row table:style-name="ro2">
          <table:table-cell office:value-type="float" office:value="6.99516516516516" calcext:value-type="float">
            <text:p>6.99516516516516</text:p>
          </table:table-cell>
          <table:table-cell office:value-type="float" office:value="3661.44" calcext:value-type="float">
            <text:p>3661.44</text:p>
          </table:table-cell>
        </table:table-row>
        <table:table-row table:style-name="ro2">
          <table:table-cell office:value-type="float" office:value="7.01916916916917" calcext:value-type="float">
            <text:p>7.01916916916917</text:p>
          </table:table-cell>
          <table:table-cell office:value-type="float" office:value="3727.68" calcext:value-type="float">
            <text:p>3727.68</text:p>
          </table:table-cell>
        </table:table-row>
        <table:table-row table:style-name="ro2">
          <table:table-cell office:value-type="float" office:value="7.04317317317317" calcext:value-type="float">
            <text:p>7.04317317317317</text:p>
          </table:table-cell>
          <table:table-cell office:value-type="float" office:value="3793.92" calcext:value-type="float">
            <text:p>3793.92</text:p>
          </table:table-cell>
        </table:table-row>
        <table:table-row table:style-name="ro2">
          <table:table-cell office:value-type="float" office:value="7.06717717717718" calcext:value-type="float">
            <text:p>7.06717717717718</text:p>
          </table:table-cell>
          <table:table-cell office:value-type="float" office:value="3860.16" calcext:value-type="float">
            <text:p>3860.16</text:p>
          </table:table-cell>
        </table:table-row>
        <table:table-row table:style-name="ro2">
          <table:table-cell office:value-type="float" office:value="7.09118118118118" calcext:value-type="float">
            <text:p>7.09118118118118</text:p>
          </table:table-cell>
          <table:table-cell office:value-type="float" office:value="3926.4" calcext:value-type="float">
            <text:p>3926.4</text:p>
          </table:table-cell>
        </table:table-row>
        <table:table-row table:style-name="ro2">
          <table:table-cell office:value-type="float" office:value="7.11518518518518" calcext:value-type="float">
            <text:p>7.11518518518518</text:p>
          </table:table-cell>
          <table:table-cell office:value-type="float" office:value="3992.64" calcext:value-type="float">
            <text:p>3992.64</text:p>
          </table:table-cell>
        </table:table-row>
        <table:table-row table:style-name="ro2">
          <table:table-cell office:value-type="float" office:value="7.13918918918919" calcext:value-type="float">
            <text:p>7.13918918918919</text:p>
          </table:table-cell>
          <table:table-cell office:value-type="float" office:value="4058.88" calcext:value-type="float">
            <text:p>4058.88</text:p>
          </table:table-cell>
        </table:table-row>
        <table:table-row table:style-name="ro2">
          <table:table-cell office:value-type="float" office:value="7.16319319319319" calcext:value-type="float">
            <text:p>7.16319319319319</text:p>
          </table:table-cell>
          <table:table-cell office:value-type="float" office:value="4125.12" calcext:value-type="float">
            <text:p>4125.12</text:p>
          </table:table-cell>
        </table:table-row>
        <table:table-row table:style-name="ro2">
          <table:table-cell office:value-type="float" office:value="7.1871971971972" calcext:value-type="float">
            <text:p>7.1871971971972</text:p>
          </table:table-cell>
          <table:table-cell office:value-type="float" office:value="4191.36" calcext:value-type="float">
            <text:p>4191.36</text:p>
          </table:table-cell>
        </table:table-row>
        <table:table-row table:style-name="ro2">
          <table:table-cell office:value-type="float" office:value="7.2112012012012" calcext:value-type="float">
            <text:p>7.2112012012012</text:p>
          </table:table-cell>
          <table:table-cell office:value-type="float" office:value="4257.60000000001" calcext:value-type="float">
            <text:p>4257.60000000001</text:p>
          </table:table-cell>
        </table:table-row>
        <table:table-row table:style-name="ro2">
          <table:table-cell office:value-type="float" office:value="7.2352052052052" calcext:value-type="float">
            <text:p>7.2352052052052</text:p>
          </table:table-cell>
          <table:table-cell office:value-type="float" office:value="4323.84000000001" calcext:value-type="float">
            <text:p>4323.84000000001</text:p>
          </table:table-cell>
        </table:table-row>
        <table:table-row table:style-name="ro2">
          <table:table-cell office:value-type="float" office:value="7.25920920920921" calcext:value-type="float">
            <text:p>7.25920920920921</text:p>
          </table:table-cell>
          <table:table-cell office:value-type="float" office:value="4390.08000000001" calcext:value-type="float">
            <text:p>4390.08000000001</text:p>
          </table:table-cell>
        </table:table-row>
        <table:table-row table:style-name="ro2">
          <table:table-cell office:value-type="float" office:value="7.28321321321321" calcext:value-type="float">
            <text:p>7.28321321321321</text:p>
          </table:table-cell>
          <table:table-cell office:value-type="float" office:value="4456.32000000001" calcext:value-type="float">
            <text:p>4456.32000000001</text:p>
          </table:table-cell>
        </table:table-row>
        <table:table-row table:style-name="ro2">
          <table:table-cell office:value-type="float" office:value="7.30721721721722" calcext:value-type="float">
            <text:p>7.30721721721722</text:p>
          </table:table-cell>
          <table:table-cell office:value-type="float" office:value="4522.56000000001" calcext:value-type="float">
            <text:p>4522.56000000001</text:p>
          </table:table-cell>
        </table:table-row>
        <table:table-row table:style-name="ro2">
          <table:table-cell office:value-type="float" office:value="7.33122122122122" calcext:value-type="float">
            <text:p>7.33122122122122</text:p>
          </table:table-cell>
          <table:table-cell office:value-type="float" office:value="4588.80000000001" calcext:value-type="float">
            <text:p>4588.80000000001</text:p>
          </table:table-cell>
        </table:table-row>
        <table:table-row table:style-name="ro2">
          <table:table-cell office:value-type="float" office:value="7.35522522522522" calcext:value-type="float">
            <text:p>7.35522522522522</text:p>
          </table:table-cell>
          <table:table-cell office:value-type="float" office:value="4655.04000000001" calcext:value-type="float">
            <text:p>4655.04000000001</text:p>
          </table:table-cell>
        </table:table-row>
        <table:table-row table:style-name="ro2">
          <table:table-cell office:value-type="float" office:value="7.37922922922923" calcext:value-type="float">
            <text:p>7.37922922922923</text:p>
          </table:table-cell>
          <table:table-cell office:value-type="float" office:value="4721.28000000001" calcext:value-type="float">
            <text:p>4721.28000000001</text:p>
          </table:table-cell>
        </table:table-row>
        <table:table-row table:style-name="ro2">
          <table:table-cell office:value-type="float" office:value="7.40323323323323" calcext:value-type="float">
            <text:p>7.40323323323323</text:p>
          </table:table-cell>
          <table:table-cell office:value-type="float" office:value="4787.52000000001" calcext:value-type="float">
            <text:p>4787.52000000001</text:p>
          </table:table-cell>
        </table:table-row>
        <table:table-row table:style-name="ro2">
          <table:table-cell office:value-type="float" office:value="7.42723723723724" calcext:value-type="float">
            <text:p>7.42723723723724</text:p>
          </table:table-cell>
          <table:table-cell office:value-type="float" office:value="4853.76000000001" calcext:value-type="float">
            <text:p>4853.76000000001</text:p>
          </table:table-cell>
        </table:table-row>
        <table:table-row table:style-name="ro2">
          <table:table-cell office:value-type="float" office:value="7.45124124124124" calcext:value-type="float">
            <text:p>7.45124124124124</text:p>
          </table:table-cell>
          <table:table-cell office:value-type="float" office:value="4920.00000000001" calcext:value-type="float">
            <text:p>4920.00000000001</text:p>
          </table:table-cell>
        </table:table-row>
        <table:table-row table:style-name="ro2">
          <table:table-cell office:value-type="float" office:value="7.47524524524524" calcext:value-type="float">
            <text:p>7.47524524524524</text:p>
          </table:table-cell>
          <table:table-cell office:value-type="float" office:value="4986.24000000001" calcext:value-type="float">
            <text:p>4986.24000000001</text:p>
          </table:table-cell>
        </table:table-row>
        <table:table-row table:style-name="ro2">
          <table:table-cell office:value-type="float" office:value="7.49924924924925" calcext:value-type="float">
            <text:p>7.49924924924925</text:p>
          </table:table-cell>
          <table:table-cell office:value-type="float" office:value="5052.48000000001" calcext:value-type="float">
            <text:p>5052.48000000001</text:p>
          </table:table-cell>
        </table:table-row>
        <table:table-row table:style-name="ro2">
          <table:table-cell office:value-type="float" office:value="7.52325325325325" calcext:value-type="float">
            <text:p>7.52325325325325</text:p>
          </table:table-cell>
          <table:table-cell office:value-type="float" office:value="5118.72000000001" calcext:value-type="float">
            <text:p>5118.72000000001</text:p>
          </table:table-cell>
        </table:table-row>
        <table:table-row table:style-name="ro2">
          <table:table-cell office:value-type="float" office:value="7.54725725725726" calcext:value-type="float">
            <text:p>7.54725725725726</text:p>
          </table:table-cell>
          <table:table-cell office:value-type="float" office:value="5184.96000000002" calcext:value-type="float">
            <text:p>5184.96000000002</text:p>
          </table:table-cell>
        </table:table-row>
        <table:table-row table:style-name="ro2">
          <table:table-cell office:value-type="float" office:value="7.57126126126126" calcext:value-type="float">
            <text:p>7.57126126126126</text:p>
          </table:table-cell>
          <table:table-cell office:value-type="float" office:value="5251.20000000002" calcext:value-type="float">
            <text:p>5251.20000000002</text:p>
          </table:table-cell>
        </table:table-row>
        <table:table-row table:style-name="ro2">
          <table:table-cell office:value-type="float" office:value="7.59526526526526" calcext:value-type="float">
            <text:p>7.59526526526526</text:p>
          </table:table-cell>
          <table:table-cell office:value-type="float" office:value="5317.44000000002" calcext:value-type="float">
            <text:p>5317.44000000002</text:p>
          </table:table-cell>
        </table:table-row>
        <table:table-row table:style-name="ro2">
          <table:table-cell office:value-type="float" office:value="7.61926926926927" calcext:value-type="float">
            <text:p>7.61926926926927</text:p>
          </table:table-cell>
          <table:table-cell office:value-type="float" office:value="5383.68000000002" calcext:value-type="float">
            <text:p>5383.68000000002</text:p>
          </table:table-cell>
        </table:table-row>
        <table:table-row table:style-name="ro2">
          <table:table-cell office:value-type="float" office:value="7.64327327327327" calcext:value-type="float">
            <text:p>7.64327327327327</text:p>
          </table:table-cell>
          <table:table-cell office:value-type="float" office:value="5449.92000000002" calcext:value-type="float">
            <text:p>5449.92000000002</text:p>
          </table:table-cell>
        </table:table-row>
        <table:table-row table:style-name="ro2">
          <table:table-cell office:value-type="float" office:value="7.66727727727728" calcext:value-type="float">
            <text:p>7.66727727727728</text:p>
          </table:table-cell>
          <table:table-cell office:value-type="float" office:value="5516.16000000002" calcext:value-type="float">
            <text:p>5516.16000000002</text:p>
          </table:table-cell>
        </table:table-row>
        <table:table-row table:style-name="ro2">
          <table:table-cell office:value-type="float" office:value="7.69128128128128" calcext:value-type="float">
            <text:p>7.69128128128128</text:p>
          </table:table-cell>
          <table:table-cell office:value-type="float" office:value="5582.40000000002" calcext:value-type="float">
            <text:p>5582.40000000002</text:p>
          </table:table-cell>
        </table:table-row>
        <table:table-row table:style-name="ro2">
          <table:table-cell office:value-type="float" office:value="7.71528528528528" calcext:value-type="float">
            <text:p>7.71528528528528</text:p>
          </table:table-cell>
          <table:table-cell office:value-type="float" office:value="5648.64000000002" calcext:value-type="float">
            <text:p>5648.64000000002</text:p>
          </table:table-cell>
        </table:table-row>
        <table:table-row table:style-name="ro2">
          <table:table-cell office:value-type="float" office:value="7.73928928928929" calcext:value-type="float">
            <text:p>7.73928928928929</text:p>
          </table:table-cell>
          <table:table-cell office:value-type="float" office:value="5714.88000000002" calcext:value-type="float">
            <text:p>5714.88000000002</text:p>
          </table:table-cell>
        </table:table-row>
        <table:table-row table:style-name="ro2">
          <table:table-cell office:value-type="float" office:value="7.76329329329329" calcext:value-type="float">
            <text:p>7.76329329329329</text:p>
          </table:table-cell>
          <table:table-cell office:value-type="float" office:value="5781.12000000002" calcext:value-type="float">
            <text:p>5781.12000000002</text:p>
          </table:table-cell>
        </table:table-row>
        <table:table-row table:style-name="ro2">
          <table:table-cell office:value-type="float" office:value="7.7872972972973" calcext:value-type="float">
            <text:p>7.7872972972973</text:p>
          </table:table-cell>
          <table:table-cell office:value-type="float" office:value="5847.36000000002" calcext:value-type="float">
            <text:p>5847.36000000002</text:p>
          </table:table-cell>
        </table:table-row>
        <table:table-row table:style-name="ro2">
          <table:table-cell office:value-type="float" office:value="7.8113013013013" calcext:value-type="float">
            <text:p>7.8113013013013</text:p>
          </table:table-cell>
          <table:table-cell office:value-type="float" office:value="5913.60000000002" calcext:value-type="float">
            <text:p>5913.60000000002</text:p>
          </table:table-cell>
        </table:table-row>
        <table:table-row table:style-name="ro2">
          <table:table-cell office:value-type="float" office:value="7.8353053053053" calcext:value-type="float">
            <text:p>7.8353053053053</text:p>
          </table:table-cell>
          <table:table-cell office:value-type="float" office:value="5958.00000000002" calcext:value-type="float">
            <text:p>5958.00000000002</text:p>
          </table:table-cell>
        </table:table-row>
        <table:table-row table:style-name="ro2">
          <table:table-cell office:value-type="float" office:value="7.85930930930931" calcext:value-type="float">
            <text:p>7.85930930930931</text:p>
          </table:table-cell>
          <table:table-cell office:value-type="float" office:value="6002.40000000002" calcext:value-type="float">
            <text:p>6002.40000000002</text:p>
          </table:table-cell>
        </table:table-row>
        <table:table-row table:style-name="ro2">
          <table:table-cell office:value-type="float" office:value="7.88331331331331" calcext:value-type="float">
            <text:p>7.88331331331331</text:p>
          </table:table-cell>
          <table:table-cell office:value-type="float" office:value="6046.80000000002" calcext:value-type="float">
            <text:p>6046.80000000002</text:p>
          </table:table-cell>
        </table:table-row>
        <table:table-row table:style-name="ro2">
          <table:table-cell office:value-type="float" office:value="7.90731731731732" calcext:value-type="float">
            <text:p>7.90731731731732</text:p>
          </table:table-cell>
          <table:table-cell office:value-type="float" office:value="6091.20000000002" calcext:value-type="float">
            <text:p>6091.20000000002</text:p>
          </table:table-cell>
        </table:table-row>
        <table:table-row table:style-name="ro2">
          <table:table-cell office:value-type="float" office:value="7.93132132132132" calcext:value-type="float">
            <text:p>7.93132132132132</text:p>
          </table:table-cell>
          <table:table-cell office:value-type="float" office:value="6135.60000000003" calcext:value-type="float">
            <text:p>6135.60000000003</text:p>
          </table:table-cell>
        </table:table-row>
        <table:table-row table:style-name="ro2">
          <table:table-cell office:value-type="float" office:value="7.95532532532532" calcext:value-type="float">
            <text:p>7.95532532532532</text:p>
          </table:table-cell>
          <table:table-cell office:value-type="float" office:value="6180.00000000003" calcext:value-type="float">
            <text:p>6180.00000000003</text:p>
          </table:table-cell>
        </table:table-row>
        <table:table-row table:style-name="ro2">
          <table:table-cell office:value-type="float" office:value="7.97932932932933" calcext:value-type="float">
            <text:p>7.97932932932933</text:p>
          </table:table-cell>
          <table:table-cell office:value-type="float" office:value="6224.40000000003" calcext:value-type="float">
            <text:p>6224.40000000003</text:p>
          </table:table-cell>
        </table:table-row>
        <table:table-row table:style-name="ro2">
          <table:table-cell office:value-type="float" office:value="8.00333333333333" calcext:value-type="float">
            <text:p>8.00333333333333</text:p>
          </table:table-cell>
          <table:table-cell office:value-type="float" office:value="6268.80000000003" calcext:value-type="float">
            <text:p>6268.80000000003</text:p>
          </table:table-cell>
        </table:table-row>
        <table:table-row table:style-name="ro2">
          <table:table-cell office:value-type="float" office:value="8.02733733733734" calcext:value-type="float">
            <text:p>8.02733733733734</text:p>
          </table:table-cell>
          <table:table-cell office:value-type="float" office:value="6313.20000000003" calcext:value-type="float">
            <text:p>6313.20000000003</text:p>
          </table:table-cell>
        </table:table-row>
        <table:table-row table:style-name="ro2">
          <table:table-cell office:value-type="float" office:value="8.05134134134134" calcext:value-type="float">
            <text:p>8.05134134134134</text:p>
          </table:table-cell>
          <table:table-cell office:value-type="float" office:value="6357.60000000003" calcext:value-type="float">
            <text:p>6357.60000000003</text:p>
          </table:table-cell>
        </table:table-row>
        <table:table-row table:style-name="ro2">
          <table:table-cell office:value-type="float" office:value="8.07534534534534" calcext:value-type="float">
            <text:p>8.07534534534534</text:p>
          </table:table-cell>
          <table:table-cell office:value-type="float" office:value="6402.00000000003" calcext:value-type="float">
            <text:p>6402.00000000003</text:p>
          </table:table-cell>
        </table:table-row>
        <table:table-row table:style-name="ro2">
          <table:table-cell office:value-type="float" office:value="8.09934934934935" calcext:value-type="float">
            <text:p>8.09934934934935</text:p>
          </table:table-cell>
          <table:table-cell office:value-type="float" office:value="6446.40000000003" calcext:value-type="float">
            <text:p>6446.40000000003</text:p>
          </table:table-cell>
        </table:table-row>
        <table:table-row table:style-name="ro2">
          <table:table-cell office:value-type="float" office:value="8.12335335335335" calcext:value-type="float">
            <text:p>8.12335335335335</text:p>
          </table:table-cell>
          <table:table-cell office:value-type="float" office:value="6490.80000000003" calcext:value-type="float">
            <text:p>6490.80000000003</text:p>
          </table:table-cell>
        </table:table-row>
        <table:table-row table:style-name="ro2">
          <table:table-cell office:value-type="float" office:value="8.14735735735736" calcext:value-type="float">
            <text:p>8.14735735735736</text:p>
          </table:table-cell>
          <table:table-cell office:value-type="float" office:value="6535.20000000003" calcext:value-type="float">
            <text:p>6535.20000000003</text:p>
          </table:table-cell>
        </table:table-row>
        <table:table-row table:style-name="ro2">
          <table:table-cell office:value-type="float" office:value="8.17136136136136" calcext:value-type="float">
            <text:p>8.17136136136136</text:p>
          </table:table-cell>
          <table:table-cell office:value-type="float" office:value="6579.60000000003" calcext:value-type="float">
            <text:p>6579.60000000003</text:p>
          </table:table-cell>
        </table:table-row>
        <table:table-row table:style-name="ro2">
          <table:table-cell office:value-type="float" office:value="8.19536536536536" calcext:value-type="float">
            <text:p>8.19536536536536</text:p>
          </table:table-cell>
          <table:table-cell office:value-type="float" office:value="6624.00000000003" calcext:value-type="float">
            <text:p>6624.00000000003</text:p>
          </table:table-cell>
        </table:table-row>
        <table:table-row table:style-name="ro2">
          <table:table-cell office:value-type="float" office:value="8.21936936936937" calcext:value-type="float">
            <text:p>8.21936936936937</text:p>
          </table:table-cell>
          <table:table-cell office:value-type="float" office:value="6668.40000000003" calcext:value-type="float">
            <text:p>6668.40000000003</text:p>
          </table:table-cell>
        </table:table-row>
        <table:table-row table:style-name="ro2">
          <table:table-cell office:value-type="float" office:value="8.24337337337337" calcext:value-type="float">
            <text:p>8.24337337337337</text:p>
          </table:table-cell>
          <table:table-cell office:value-type="float" office:value="6712.80000000003" calcext:value-type="float">
            <text:p>6712.80000000003</text:p>
          </table:table-cell>
        </table:table-row>
        <table:table-row table:style-name="ro2">
          <table:table-cell office:value-type="float" office:value="8.26737737737738" calcext:value-type="float">
            <text:p>8.26737737737738</text:p>
          </table:table-cell>
          <table:table-cell office:value-type="float" office:value="6757.20000000003" calcext:value-type="float">
            <text:p>6757.20000000003</text:p>
          </table:table-cell>
        </table:table-row>
        <table:table-row table:style-name="ro2">
          <table:table-cell office:value-type="float" office:value="8.29138138138138" calcext:value-type="float">
            <text:p>8.29138138138138</text:p>
          </table:table-cell>
          <table:table-cell office:value-type="float" office:value="6801.60000000003" calcext:value-type="float">
            <text:p>6801.60000000003</text:p>
          </table:table-cell>
        </table:table-row>
        <table:table-row table:style-name="ro2">
          <table:table-cell office:value-type="float" office:value="8.31538538538539" calcext:value-type="float">
            <text:p>8.31538538538539</text:p>
          </table:table-cell>
          <table:table-cell office:value-type="float" office:value="6846.00000000003" calcext:value-type="float">
            <text:p>6846.00000000003</text:p>
          </table:table-cell>
        </table:table-row>
        <table:table-row table:style-name="ro2">
          <table:table-cell office:value-type="float" office:value="8.33938938938939" calcext:value-type="float">
            <text:p>8.33938938938939</text:p>
          </table:table-cell>
          <table:table-cell office:value-type="float" office:value="6890.40000000003" calcext:value-type="float">
            <text:p>6890.40000000003</text:p>
          </table:table-cell>
        </table:table-row>
        <table:table-row table:style-name="ro2">
          <table:table-cell office:value-type="float" office:value="8.36339339339339" calcext:value-type="float">
            <text:p>8.36339339339339</text:p>
          </table:table-cell>
          <table:table-cell office:value-type="float" office:value="6934.80000000004" calcext:value-type="float">
            <text:p>6934.80000000004</text:p>
          </table:table-cell>
        </table:table-row>
        <table:table-row table:style-name="ro2">
          <table:table-cell office:value-type="float" office:value="8.3873973973974" calcext:value-type="float">
            <text:p>8.3873973973974</text:p>
          </table:table-cell>
          <table:table-cell office:value-type="float" office:value="6957.36000000004" calcext:value-type="float">
            <text:p>6957.36000000004</text:p>
          </table:table-cell>
        </table:table-row>
        <table:table-row table:style-name="ro2">
          <table:table-cell office:value-type="float" office:value="8.4114014014014" calcext:value-type="float">
            <text:p>8.4114014014014</text:p>
          </table:table-cell>
          <table:table-cell office:value-type="float" office:value="6979.92000000004" calcext:value-type="float">
            <text:p>6979.92000000004</text:p>
          </table:table-cell>
        </table:table-row>
        <table:table-row table:style-name="ro2">
          <table:table-cell office:value-type="float" office:value="8.43540540540541" calcext:value-type="float">
            <text:p>8.43540540540541</text:p>
          </table:table-cell>
          <table:table-cell office:value-type="float" office:value="7002.48000000004" calcext:value-type="float">
            <text:p>7002.48000000004</text:p>
          </table:table-cell>
        </table:table-row>
        <table:table-row table:style-name="ro2">
          <table:table-cell office:value-type="float" office:value="8.45940940940941" calcext:value-type="float">
            <text:p>8.45940940940941</text:p>
          </table:table-cell>
          <table:table-cell office:value-type="float" office:value="7025.04000000004" calcext:value-type="float">
            <text:p>7025.04000000004</text:p>
          </table:table-cell>
        </table:table-row>
        <table:table-row table:style-name="ro2">
          <table:table-cell office:value-type="float" office:value="8.48341341341341" calcext:value-type="float">
            <text:p>8.48341341341341</text:p>
          </table:table-cell>
          <table:table-cell office:value-type="float" office:value="7047.60000000004" calcext:value-type="float">
            <text:p>7047.60000000004</text:p>
          </table:table-cell>
        </table:table-row>
        <table:table-row table:style-name="ro2">
          <table:table-cell office:value-type="float" office:value="8.50741741741742" calcext:value-type="float">
            <text:p>8.50741741741742</text:p>
          </table:table-cell>
          <table:table-cell office:value-type="float" office:value="7070.16000000004" calcext:value-type="float">
            <text:p>7070.16000000004</text:p>
          </table:table-cell>
        </table:table-row>
        <table:table-row table:style-name="ro2">
          <table:table-cell office:value-type="float" office:value="8.53142142142142" calcext:value-type="float">
            <text:p>8.53142142142142</text:p>
          </table:table-cell>
          <table:table-cell office:value-type="float" office:value="7092.72000000004" calcext:value-type="float">
            <text:p>7092.72000000004</text:p>
          </table:table-cell>
        </table:table-row>
        <table:table-row table:style-name="ro2">
          <table:table-cell office:value-type="float" office:value="8.55542542542542" calcext:value-type="float">
            <text:p>8.55542542542542</text:p>
          </table:table-cell>
          <table:table-cell office:value-type="float" office:value="7115.28000000004" calcext:value-type="float">
            <text:p>7115.28000000004</text:p>
          </table:table-cell>
        </table:table-row>
        <table:table-row table:style-name="ro2">
          <table:table-cell office:value-type="float" office:value="8.57942942942943" calcext:value-type="float">
            <text:p>8.57942942942943</text:p>
          </table:table-cell>
          <table:table-cell office:value-type="float" office:value="7137.84000000004" calcext:value-type="float">
            <text:p>7137.84000000004</text:p>
          </table:table-cell>
        </table:table-row>
        <table:table-row table:style-name="ro2">
          <table:table-cell office:value-type="float" office:value="8.60343343343343" calcext:value-type="float">
            <text:p>8.60343343343343</text:p>
          </table:table-cell>
          <table:table-cell office:value-type="float" office:value="7160.40000000004" calcext:value-type="float">
            <text:p>7160.40000000004</text:p>
          </table:table-cell>
        </table:table-row>
        <table:table-row table:style-name="ro2">
          <table:table-cell office:value-type="float" office:value="8.62743743743744" calcext:value-type="float">
            <text:p>8.62743743743744</text:p>
          </table:table-cell>
          <table:table-cell office:value-type="float" office:value="7182.96000000004" calcext:value-type="float">
            <text:p>7182.96000000004</text:p>
          </table:table-cell>
        </table:table-row>
        <table:table-row table:style-name="ro2">
          <table:table-cell office:value-type="float" office:value="8.65144144144144" calcext:value-type="float">
            <text:p>8.65144144144144</text:p>
          </table:table-cell>
          <table:table-cell office:value-type="float" office:value="7205.52000000004" calcext:value-type="float">
            <text:p>7205.52000000004</text:p>
          </table:table-cell>
        </table:table-row>
        <table:table-row table:style-name="ro2">
          <table:table-cell office:value-type="float" office:value="8.67544544544544" calcext:value-type="float">
            <text:p>8.67544544544544</text:p>
          </table:table-cell>
          <table:table-cell office:value-type="float" office:value="7228.08000000004" calcext:value-type="float">
            <text:p>7228.08000000004</text:p>
          </table:table-cell>
        </table:table-row>
        <table:table-row table:style-name="ro2">
          <table:table-cell office:value-type="float" office:value="8.69944944944945" calcext:value-type="float">
            <text:p>8.69944944944945</text:p>
          </table:table-cell>
          <table:table-cell office:value-type="float" office:value="7250.64000000004" calcext:value-type="float">
            <text:p>7250.64000000004</text:p>
          </table:table-cell>
        </table:table-row>
        <table:table-row table:style-name="ro2">
          <table:table-cell office:value-type="float" office:value="8.72345345345345" calcext:value-type="float">
            <text:p>8.72345345345345</text:p>
          </table:table-cell>
          <table:table-cell office:value-type="float" office:value="7273.20000000004" calcext:value-type="float">
            <text:p>7273.20000000004</text:p>
          </table:table-cell>
        </table:table-row>
        <table:table-row table:style-name="ro2">
          <table:table-cell office:value-type="float" office:value="8.74745745745746" calcext:value-type="float">
            <text:p>8.74745745745746</text:p>
          </table:table-cell>
          <table:table-cell office:value-type="float" office:value="7295.76000000004" calcext:value-type="float">
            <text:p>7295.76000000004</text:p>
          </table:table-cell>
        </table:table-row>
        <table:table-row table:style-name="ro2">
          <table:table-cell office:value-type="float" office:value="8.77146146146146" calcext:value-type="float">
            <text:p>8.77146146146146</text:p>
          </table:table-cell>
          <table:table-cell office:value-type="float" office:value="7318.32000000004" calcext:value-type="float">
            <text:p>7318.32000000004</text:p>
          </table:table-cell>
        </table:table-row>
        <table:table-row table:style-name="ro2">
          <table:table-cell office:value-type="float" office:value="8.79546546546546" calcext:value-type="float">
            <text:p>8.79546546546546</text:p>
          </table:table-cell>
          <table:table-cell office:value-type="float" office:value="7340.88000000004" calcext:value-type="float">
            <text:p>7340.88000000004</text:p>
          </table:table-cell>
        </table:table-row>
        <table:table-row table:style-name="ro2">
          <table:table-cell office:value-type="float" office:value="8.81946946946947" calcext:value-type="float">
            <text:p>8.81946946946947</text:p>
          </table:table-cell>
          <table:table-cell office:value-type="float" office:value="7363.44000000004" calcext:value-type="float">
            <text:p>7363.44000000004</text:p>
          </table:table-cell>
        </table:table-row>
        <table:table-row table:style-name="ro2">
          <table:table-cell office:value-type="float" office:value="8.84347347347347" calcext:value-type="float">
            <text:p>8.84347347347347</text:p>
          </table:table-cell>
          <table:table-cell office:value-type="float" office:value="7386.00000000004" calcext:value-type="float">
            <text:p>7386.00000000004</text:p>
          </table:table-cell>
        </table:table-row>
        <table:table-row table:style-name="ro2">
          <table:table-cell office:value-type="float" office:value="8.86747747747748" calcext:value-type="float">
            <text:p>8.86747747747748</text:p>
          </table:table-cell>
          <table:table-cell office:value-type="float" office:value="7408.56000000004" calcext:value-type="float">
            <text:p>7408.56000000004</text:p>
          </table:table-cell>
        </table:table-row>
        <table:table-row table:style-name="ro2">
          <table:table-cell office:value-type="float" office:value="8.89148148148148" calcext:value-type="float">
            <text:p>8.89148148148148</text:p>
          </table:table-cell>
          <table:table-cell office:value-type="float" office:value="7431.12000000004" calcext:value-type="float">
            <text:p>7431.12000000004</text:p>
          </table:table-cell>
        </table:table-row>
        <table:table-row table:style-name="ro2">
          <table:table-cell office:value-type="float" office:value="8.91548548548548" calcext:value-type="float">
            <text:p>8.91548548548548</text:p>
          </table:table-cell>
          <table:table-cell office:value-type="float" office:value="7453.68000000004" calcext:value-type="float">
            <text:p>7453.68000000004</text:p>
          </table:table-cell>
        </table:table-row>
        <table:table-row table:style-name="ro2">
          <table:table-cell office:value-type="float" office:value="8.93948948948949" calcext:value-type="float">
            <text:p>8.93948948948949</text:p>
          </table:table-cell>
          <table:table-cell office:value-type="float" office:value="7476.24000000004" calcext:value-type="float">
            <text:p>7476.24000000004</text:p>
          </table:table-cell>
        </table:table-row>
        <table:table-row table:style-name="ro2">
          <table:table-cell office:value-type="float" office:value="8.96349349349349" calcext:value-type="float">
            <text:p>8.96349349349349</text:p>
          </table:table-cell>
          <table:table-cell office:value-type="float" office:value="7498.80000000005" calcext:value-type="float">
            <text:p>7498.80000000005</text:p>
          </table:table-cell>
        </table:table-row>
        <table:table-row table:style-name="ro2">
          <table:table-cell office:value-type="float" office:value="8.9874974974975" calcext:value-type="float">
            <text:p>8.9874974974975</text:p>
          </table:table-cell>
          <table:table-cell office:value-type="float" office:value="7521.36000000005" calcext:value-type="float">
            <text:p>7521.36000000005</text:p>
          </table:table-cell>
        </table:table-row>
        <table:table-row table:style-name="ro2">
          <table:table-cell office:value-type="float" office:value="9.0115015015015" calcext:value-type="float">
            <text:p>9.0115015015015</text:p>
          </table:table-cell>
          <table:table-cell office:value-type="float" office:value="7565.76000000005" calcext:value-type="float">
            <text:p>7565.76000000005</text:p>
          </table:table-cell>
        </table:table-row>
        <table:table-row table:style-name="ro2">
          <table:table-cell office:value-type="float" office:value="9.03550550550551" calcext:value-type="float">
            <text:p>9.03550550550551</text:p>
          </table:table-cell>
          <table:table-cell office:value-type="float" office:value="7610.16000000005" calcext:value-type="float">
            <text:p>7610.16000000005</text:p>
          </table:table-cell>
        </table:table-row>
        <table:table-row table:style-name="ro2">
          <table:table-cell office:value-type="float" office:value="9.05950950950951" calcext:value-type="float">
            <text:p>9.05950950950951</text:p>
          </table:table-cell>
          <table:table-cell office:value-type="float" office:value="7654.56000000005" calcext:value-type="float">
            <text:p>7654.56000000005</text:p>
          </table:table-cell>
        </table:table-row>
        <table:table-row table:style-name="ro2">
          <table:table-cell office:value-type="float" office:value="9.08351351351351" calcext:value-type="float">
            <text:p>9.08351351351351</text:p>
          </table:table-cell>
          <table:table-cell office:value-type="float" office:value="7698.96000000005" calcext:value-type="float">
            <text:p>7698.96000000005</text:p>
          </table:table-cell>
        </table:table-row>
        <table:table-row table:style-name="ro2">
          <table:table-cell office:value-type="float" office:value="9.10751751751752" calcext:value-type="float">
            <text:p>9.10751751751752</text:p>
          </table:table-cell>
          <table:table-cell office:value-type="float" office:value="7721.52000000005" calcext:value-type="float">
            <text:p>7721.52000000005</text:p>
          </table:table-cell>
        </table:table-row>
        <table:table-row table:style-name="ro2">
          <table:table-cell office:value-type="float" office:value="9.13152152152152" calcext:value-type="float">
            <text:p>9.13152152152152</text:p>
          </table:table-cell>
          <table:table-cell office:value-type="float" office:value="7744.08000000005" calcext:value-type="float">
            <text:p>7744.08000000005</text:p>
          </table:table-cell>
        </table:table-row>
        <table:table-row table:style-name="ro2">
          <table:table-cell office:value-type="float" office:value="9.15552552552552" calcext:value-type="float">
            <text:p>9.15552552552552</text:p>
          </table:table-cell>
          <table:table-cell office:value-type="float" office:value="7767.36000000005" calcext:value-type="float">
            <text:p>7767.36000000005</text:p>
          </table:table-cell>
        </table:table-row>
        <table:table-row table:style-name="ro2">
          <table:table-cell office:value-type="float" office:value="9.17952952952953" calcext:value-type="float">
            <text:p>9.17952952952953</text:p>
          </table:table-cell>
          <table:table-cell office:value-type="float" office:value="7790.64000000005" calcext:value-type="float">
            <text:p>7790.64000000005</text:p>
          </table:table-cell>
        </table:table-row>
        <table:table-row table:style-name="ro2">
          <table:table-cell office:value-type="float" office:value="9.20353353353353" calcext:value-type="float">
            <text:p>9.20353353353353</text:p>
          </table:table-cell>
          <table:table-cell office:value-type="float" office:value="7813.92000000005" calcext:value-type="float">
            <text:p>7813.92000000005</text:p>
          </table:table-cell>
        </table:table-row>
        <table:table-row table:style-name="ro2">
          <table:table-cell office:value-type="float" office:value="9.22753753753754" calcext:value-type="float">
            <text:p>9.22753753753754</text:p>
          </table:table-cell>
          <table:table-cell office:value-type="float" office:value="7837.20000000005" calcext:value-type="float">
            <text:p>7837.20000000005</text:p>
          </table:table-cell>
        </table:table-row>
        <table:table-row table:style-name="ro2">
          <table:table-cell office:value-type="float" office:value="9.25154154154154" calcext:value-type="float">
            <text:p>9.25154154154154</text:p>
          </table:table-cell>
          <table:table-cell office:value-type="float" office:value="7860.48000000005" calcext:value-type="float">
            <text:p>7860.48000000005</text:p>
          </table:table-cell>
        </table:table-row>
        <table:table-row table:style-name="ro2">
          <table:table-cell office:value-type="float" office:value="9.27554554554554" calcext:value-type="float">
            <text:p>9.27554554554554</text:p>
          </table:table-cell>
          <table:table-cell office:value-type="float" office:value="7883.76000000005" calcext:value-type="float">
            <text:p>7883.76000000005</text:p>
          </table:table-cell>
        </table:table-row>
        <table:table-row table:style-name="ro2">
          <table:table-cell office:value-type="float" office:value="9.29954954954955" calcext:value-type="float">
            <text:p>9.29954954954955</text:p>
          </table:table-cell>
          <table:table-cell office:value-type="float" office:value="7907.04000000005" calcext:value-type="float">
            <text:p>7907.04000000005</text:p>
          </table:table-cell>
        </table:table-row>
        <table:table-row table:style-name="ro2">
          <table:table-cell office:value-type="float" office:value="9.32355355355355" calcext:value-type="float">
            <text:p>9.32355355355355</text:p>
          </table:table-cell>
          <table:table-cell office:value-type="float" office:value="7930.32000000005" calcext:value-type="float">
            <text:p>7930.32000000005</text:p>
          </table:table-cell>
        </table:table-row>
        <table:table-row table:style-name="ro2">
          <table:table-cell office:value-type="float" office:value="9.34755755755756" calcext:value-type="float">
            <text:p>9.34755755755756</text:p>
          </table:table-cell>
          <table:table-cell office:value-type="float" office:value="7953.60000000005" calcext:value-type="float">
            <text:p>7953.60000000005</text:p>
          </table:table-cell>
        </table:table-row>
        <table:table-row table:style-name="ro2">
          <table:table-cell office:value-type="float" office:value="9.37156156156156" calcext:value-type="float">
            <text:p>9.37156156156156</text:p>
          </table:table-cell>
          <table:table-cell office:value-type="float" office:value="7976.88000000006" calcext:value-type="float">
            <text:p>7976.88000000006</text:p>
          </table:table-cell>
        </table:table-row>
        <table:table-row table:style-name="ro2">
          <table:table-cell office:value-type="float" office:value="9.39556556556556" calcext:value-type="float">
            <text:p>9.39556556556556</text:p>
          </table:table-cell>
          <table:table-cell office:value-type="float" office:value="8000.16000000006" calcext:value-type="float">
            <text:p>8000.16000000006</text:p>
          </table:table-cell>
        </table:table-row>
        <table:table-row table:style-name="ro2">
          <table:table-cell office:value-type="float" office:value="9.41956956956957" calcext:value-type="float">
            <text:p>9.41956956956957</text:p>
          </table:table-cell>
          <table:table-cell office:value-type="float" office:value="8023.44000000006" calcext:value-type="float">
            <text:p>8023.44000000006</text:p>
          </table:table-cell>
        </table:table-row>
        <table:table-row table:style-name="ro2">
          <table:table-cell office:value-type="float" office:value="9.44357357357357" calcext:value-type="float">
            <text:p>9.44357357357357</text:p>
          </table:table-cell>
          <table:table-cell office:value-type="float" office:value="8046.72000000006" calcext:value-type="float">
            <text:p>8046.72000000006</text:p>
          </table:table-cell>
        </table:table-row>
        <table:table-row table:style-name="ro2">
          <table:table-cell office:value-type="float" office:value="9.46757757757758" calcext:value-type="float">
            <text:p>9.46757757757758</text:p>
          </table:table-cell>
          <table:table-cell office:value-type="float" office:value="8070.00000000006" calcext:value-type="float">
            <text:p>8070.00000000006</text:p>
          </table:table-cell>
        </table:table-row>
        <table:table-row table:style-name="ro2">
          <table:table-cell office:value-type="float" office:value="9.49158158158158" calcext:value-type="float">
            <text:p>9.49158158158158</text:p>
          </table:table-cell>
          <table:table-cell office:value-type="float" office:value="8093.28000000006" calcext:value-type="float">
            <text:p>8093.28000000006</text:p>
          </table:table-cell>
        </table:table-row>
        <table:table-row table:style-name="ro2">
          <table:table-cell office:value-type="float" office:value="9.51558558558558" calcext:value-type="float">
            <text:p>9.51558558558558</text:p>
          </table:table-cell>
          <table:table-cell office:value-type="float" office:value="8116.56000000006" calcext:value-type="float">
            <text:p>8116.56000000006</text:p>
          </table:table-cell>
        </table:table-row>
        <table:table-row table:style-name="ro2">
          <table:table-cell office:value-type="float" office:value="9.53958958958959" calcext:value-type="float">
            <text:p>9.53958958958959</text:p>
          </table:table-cell>
          <table:table-cell office:value-type="float" office:value="8139.84000000006" calcext:value-type="float">
            <text:p>8139.84000000006</text:p>
          </table:table-cell>
        </table:table-row>
        <table:table-row table:style-name="ro2">
          <table:table-cell office:value-type="float" office:value="9.56359359359359" calcext:value-type="float">
            <text:p>9.56359359359359</text:p>
          </table:table-cell>
          <table:table-cell office:value-type="float" office:value="8163.12000000006" calcext:value-type="float">
            <text:p>8163.12000000006</text:p>
          </table:table-cell>
        </table:table-row>
        <table:table-row table:style-name="ro2">
          <table:table-cell office:value-type="float" office:value="9.5875975975976" calcext:value-type="float">
            <text:p>9.5875975975976</text:p>
          </table:table-cell>
          <table:table-cell office:value-type="float" office:value="8186.40000000006" calcext:value-type="float">
            <text:p>8186.40000000006</text:p>
          </table:table-cell>
        </table:table-row>
        <table:table-row table:style-name="ro2">
          <table:table-cell office:value-type="float" office:value="9.6116016016016" calcext:value-type="float">
            <text:p>9.6116016016016</text:p>
          </table:table-cell>
          <table:table-cell office:value-type="float" office:value="8209.68000000006" calcext:value-type="float">
            <text:p>8209.68000000006</text:p>
          </table:table-cell>
        </table:table-row>
        <table:table-row table:style-name="ro2">
          <table:table-cell office:value-type="float" office:value="9.63560560560561" calcext:value-type="float">
            <text:p>9.63560560560561</text:p>
          </table:table-cell>
          <table:table-cell office:value-type="float" office:value="8232.96000000006" calcext:value-type="float">
            <text:p>8232.96000000006</text:p>
          </table:table-cell>
        </table:table-row>
        <table:table-row table:style-name="ro2">
          <table:table-cell office:value-type="float" office:value="9.65960960960961" calcext:value-type="float">
            <text:p>9.65960960960961</text:p>
          </table:table-cell>
          <table:table-cell office:value-type="float" office:value="8256.24000000006" calcext:value-type="float">
            <text:p>8256.24000000006</text:p>
          </table:table-cell>
        </table:table-row>
        <table:table-row table:style-name="ro2">
          <table:table-cell office:value-type="float" office:value="9.68361361361361" calcext:value-type="float">
            <text:p>9.68361361361361</text:p>
          </table:table-cell>
          <table:table-cell office:value-type="float" office:value="8279.52000000006" calcext:value-type="float">
            <text:p>8279.52000000006</text:p>
          </table:table-cell>
        </table:table-row>
        <table:table-row table:style-name="ro2">
          <table:table-cell office:value-type="float" office:value="9.70761761761762" calcext:value-type="float">
            <text:p>9.70761761761762</text:p>
          </table:table-cell>
          <table:table-cell office:value-type="float" office:value="8302.80000000005" calcext:value-type="float">
            <text:p>8302.80000000005</text:p>
          </table:table-cell>
        </table:table-row>
        <table:table-row table:style-name="ro2">
          <table:table-cell office:value-type="float" office:value="9.73162162162162" calcext:value-type="float">
            <text:p>9.73162162162162</text:p>
          </table:table-cell>
          <table:table-cell office:value-type="float" office:value="8326.80000000005" calcext:value-type="float">
            <text:p>8326.80000000005</text:p>
          </table:table-cell>
        </table:table-row>
        <table:table-row table:style-name="ro2">
          <table:table-cell office:value-type="float" office:value="9.75562562562562" calcext:value-type="float">
            <text:p>9.75562562562562</text:p>
          </table:table-cell>
          <table:table-cell office:value-type="float" office:value="8350.80000000005" calcext:value-type="float">
            <text:p>8350.80000000005</text:p>
          </table:table-cell>
        </table:table-row>
        <table:table-row table:style-name="ro2">
          <table:table-cell office:value-type="float" office:value="9.77962962962963" calcext:value-type="float">
            <text:p>9.77962962962963</text:p>
          </table:table-cell>
          <table:table-cell office:value-type="float" office:value="8374.80000000005" calcext:value-type="float">
            <text:p>8374.80000000005</text:p>
          </table:table-cell>
        </table:table-row>
        <table:table-row table:style-name="ro2">
          <table:table-cell office:value-type="float" office:value="9.80363363363363" calcext:value-type="float">
            <text:p>9.80363363363363</text:p>
          </table:table-cell>
          <table:table-cell office:value-type="float" office:value="8398.80000000005" calcext:value-type="float">
            <text:p>8398.80000000005</text:p>
          </table:table-cell>
        </table:table-row>
        <table:table-row table:style-name="ro2">
          <table:table-cell office:value-type="float" office:value="9.82763763763764" calcext:value-type="float">
            <text:p>9.82763763763764</text:p>
          </table:table-cell>
          <table:table-cell office:value-type="float" office:value="8422.80000000005" calcext:value-type="float">
            <text:p>8422.80000000005</text:p>
          </table:table-cell>
        </table:table-row>
        <table:table-row table:style-name="ro2">
          <table:table-cell office:value-type="float" office:value="9.85164164164164" calcext:value-type="float">
            <text:p>9.85164164164164</text:p>
          </table:table-cell>
          <table:table-cell office:value-type="float" office:value="8446.80000000004" calcext:value-type="float">
            <text:p>8446.80000000004</text:p>
          </table:table-cell>
        </table:table-row>
        <table:table-row table:style-name="ro2">
          <table:table-cell office:value-type="float" office:value="9.87564564564564" calcext:value-type="float">
            <text:p>9.87564564564564</text:p>
          </table:table-cell>
          <table:table-cell office:value-type="float" office:value="8470.80000000004" calcext:value-type="float">
            <text:p>8470.80000000004</text:p>
          </table:table-cell>
        </table:table-row>
        <table:table-row table:style-name="ro2">
          <table:table-cell office:value-type="float" office:value="9.89964964964965" calcext:value-type="float">
            <text:p>9.89964964964965</text:p>
          </table:table-cell>
          <table:table-cell office:value-type="float" office:value="8494.80000000004" calcext:value-type="float">
            <text:p>8494.80000000004</text:p>
          </table:table-cell>
        </table:table-row>
        <table:table-row table:style-name="ro2">
          <table:table-cell office:value-type="float" office:value="9.92365365365365" calcext:value-type="float">
            <text:p>9.92365365365365</text:p>
          </table:table-cell>
          <table:table-cell office:value-type="float" office:value="8518.80000000004" calcext:value-type="float">
            <text:p>8518.80000000004</text:p>
          </table:table-cell>
        </table:table-row>
        <table:table-row table:style-name="ro2">
          <table:table-cell office:value-type="float" office:value="9.94765765765766" calcext:value-type="float">
            <text:p>9.94765765765766</text:p>
          </table:table-cell>
          <table:table-cell office:value-type="float" office:value="8542.80000000004" calcext:value-type="float">
            <text:p>8542.80000000004</text:p>
          </table:table-cell>
        </table:table-row>
        <table:table-row table:style-name="ro2">
          <table:table-cell office:value-type="float" office:value="9.97166166166166" calcext:value-type="float">
            <text:p>9.97166166166166</text:p>
          </table:table-cell>
          <table:table-cell office:value-type="float" office:value="8566.80000000003" calcext:value-type="float">
            <text:p>8566.80000000003</text:p>
          </table:table-cell>
        </table:table-row>
        <table:table-row table:style-name="ro2">
          <table:table-cell office:value-type="float" office:value="9.99566566566566" calcext:value-type="float">
            <text:p>9.99566566566566</text:p>
          </table:table-cell>
          <table:table-cell office:value-type="float" office:value="8590.80000000003" calcext:value-type="float">
            <text:p>8590.80000000003</text:p>
          </table:table-cell>
        </table:table-row>
        <table:table-row table:style-name="ro2">
          <table:table-cell office:value-type="float" office:value="10.0196696696697" calcext:value-type="float">
            <text:p>10.0196696696697</text:p>
          </table:table-cell>
          <table:table-cell office:value-type="float" office:value="8614.80000000003" calcext:value-type="float">
            <text:p>8614.80000000003</text:p>
          </table:table-cell>
        </table:table-row>
        <table:table-row table:style-name="ro2">
          <table:table-cell office:value-type="float" office:value="10.0436736736737" calcext:value-type="float">
            <text:p>10.0436736736737</text:p>
          </table:table-cell>
          <table:table-cell office:value-type="float" office:value="8638.80000000003" calcext:value-type="float">
            <text:p>8638.80000000003</text:p>
          </table:table-cell>
        </table:table-row>
        <table:table-row table:style-name="ro2">
          <table:table-cell office:value-type="float" office:value="10.0676776776777" calcext:value-type="float">
            <text:p>10.0676776776777</text:p>
          </table:table-cell>
          <table:table-cell office:value-type="float" office:value="8662.80000000003" calcext:value-type="float">
            <text:p>8662.80000000003</text:p>
          </table:table-cell>
        </table:table-row>
        <table:table-row table:style-name="ro2">
          <table:table-cell office:value-type="float" office:value="10.0916816816817" calcext:value-type="float">
            <text:p>10.0916816816817</text:p>
          </table:table-cell>
          <table:table-cell office:value-type="float" office:value="8686.80000000003" calcext:value-type="float">
            <text:p>8686.80000000003</text:p>
          </table:table-cell>
        </table:table-row>
        <table:table-row table:style-name="ro2">
          <table:table-cell office:value-type="float" office:value="10.1156856856857" calcext:value-type="float">
            <text:p>10.1156856856857</text:p>
          </table:table-cell>
          <table:table-cell office:value-type="float" office:value="8688.96000000002" calcext:value-type="float">
            <text:p>8688.96000000002</text:p>
          </table:table-cell>
        </table:table-row>
        <table:table-row table:style-name="ro2">
          <table:table-cell office:value-type="float" office:value="10.1396896896897" calcext:value-type="float">
            <text:p>10.1396896896897</text:p>
          </table:table-cell>
          <table:table-cell office:value-type="float" office:value="8691.12000000002" calcext:value-type="float">
            <text:p>8691.12000000002</text:p>
          </table:table-cell>
        </table:table-row>
        <table:table-row table:style-name="ro2">
          <table:table-cell office:value-type="float" office:value="10.1636936936937" calcext:value-type="float">
            <text:p>10.1636936936937</text:p>
          </table:table-cell>
          <table:table-cell office:value-type="float" office:value="8693.28000000002" calcext:value-type="float">
            <text:p>8693.28000000002</text:p>
          </table:table-cell>
        </table:table-row>
        <table:table-row table:style-name="ro2">
          <table:table-cell office:value-type="float" office:value="10.1876976976977" calcext:value-type="float">
            <text:p>10.1876976976977</text:p>
          </table:table-cell>
          <table:table-cell office:value-type="float" office:value="8695.44000000002" calcext:value-type="float">
            <text:p>8695.44000000002</text:p>
          </table:table-cell>
        </table:table-row>
        <table:table-row table:style-name="ro2">
          <table:table-cell office:value-type="float" office:value="10.2117017017017" calcext:value-type="float">
            <text:p>10.2117017017017</text:p>
          </table:table-cell>
          <table:table-cell office:value-type="float" office:value="8697.60000000002" calcext:value-type="float">
            <text:p>8697.60000000002</text:p>
          </table:table-cell>
        </table:table-row>
        <table:table-row table:style-name="ro2">
          <table:table-cell office:value-type="float" office:value="10.2357057057057" calcext:value-type="float">
            <text:p>10.2357057057057</text:p>
          </table:table-cell>
          <table:table-cell office:value-type="float" office:value="8699.76000000001" calcext:value-type="float">
            <text:p>8699.76000000001</text:p>
          </table:table-cell>
        </table:table-row>
        <table:table-row table:style-name="ro2">
          <table:table-cell office:value-type="float" office:value="10.2597097097097" calcext:value-type="float">
            <text:p>10.2597097097097</text:p>
          </table:table-cell>
          <table:table-cell office:value-type="float" office:value="8701.92000000001" calcext:value-type="float">
            <text:p>8701.92000000001</text:p>
          </table:table-cell>
        </table:table-row>
        <table:table-row table:style-name="ro2">
          <table:table-cell office:value-type="float" office:value="10.2837137137137" calcext:value-type="float">
            <text:p>10.2837137137137</text:p>
          </table:table-cell>
          <table:table-cell office:value-type="float" office:value="8704.08000000001" calcext:value-type="float">
            <text:p>8704.08000000001</text:p>
          </table:table-cell>
        </table:table-row>
        <table:table-row table:style-name="ro2">
          <table:table-cell office:value-type="float" office:value="10.3077177177177" calcext:value-type="float">
            <text:p>10.3077177177177</text:p>
          </table:table-cell>
          <table:table-cell office:value-type="float" office:value="8706.24000000001" calcext:value-type="float">
            <text:p>8706.24000000001</text:p>
          </table:table-cell>
        </table:table-row>
        <table:table-row table:style-name="ro2">
          <table:table-cell office:value-type="float" office:value="10.3317217217217" calcext:value-type="float">
            <text:p>10.3317217217217</text:p>
          </table:table-cell>
          <table:table-cell office:value-type="float" office:value="8708.40000000001" calcext:value-type="float">
            <text:p>8708.40000000001</text:p>
          </table:table-cell>
        </table:table-row>
        <table:table-row table:style-name="ro2">
          <table:table-cell office:value-type="float" office:value="10.3557257257257" calcext:value-type="float">
            <text:p>10.3557257257257</text:p>
          </table:table-cell>
          <table:table-cell office:value-type="float" office:value="8732.4" calcext:value-type="float">
            <text:p>8732.4</text:p>
          </table:table-cell>
        </table:table-row>
        <table:table-row table:style-name="ro2">
          <table:table-cell office:value-type="float" office:value="10.3797297297297" calcext:value-type="float">
            <text:p>10.3797297297297</text:p>
          </table:table-cell>
          <table:table-cell office:value-type="float" office:value="8756.4" calcext:value-type="float">
            <text:p>8756.4</text:p>
          </table:table-cell>
        </table:table-row>
        <table:table-row table:style-name="ro2">
          <table:table-cell office:value-type="float" office:value="10.4037337337337" calcext:value-type="float">
            <text:p>10.4037337337337</text:p>
          </table:table-cell>
          <table:table-cell office:value-type="float" office:value="8780.4" calcext:value-type="float">
            <text:p>8780.4</text:p>
          </table:table-cell>
        </table:table-row>
        <table:table-row table:style-name="ro2">
          <table:table-cell office:value-type="float" office:value="10.4277377377377" calcext:value-type="float">
            <text:p>10.4277377377377</text:p>
          </table:table-cell>
          <table:table-cell office:value-type="float" office:value="8804.4" calcext:value-type="float">
            <text:p>8804.4</text:p>
          </table:table-cell>
        </table:table-row>
        <table:table-row table:style-name="ro2">
          <table:table-cell office:value-type="float" office:value="10.4517417417417" calcext:value-type="float">
            <text:p>10.4517417417417</text:p>
          </table:table-cell>
          <table:table-cell office:value-type="float" office:value="8828.4" calcext:value-type="float">
            <text:p>8828.4</text:p>
          </table:table-cell>
        </table:table-row>
        <table:table-row table:style-name="ro2">
          <table:table-cell office:value-type="float" office:value="10.4757457457457" calcext:value-type="float">
            <text:p>10.4757457457457</text:p>
          </table:table-cell>
          <table:table-cell office:value-type="float" office:value="8852.39999999999" calcext:value-type="float">
            <text:p>8852.39999999999</text:p>
          </table:table-cell>
        </table:table-row>
        <table:table-row table:style-name="ro2">
          <table:table-cell office:value-type="float" office:value="10.4997497497497" calcext:value-type="float">
            <text:p>10.4997497497497</text:p>
          </table:table-cell>
          <table:table-cell office:value-type="float" office:value="8876.39999999999" calcext:value-type="float">
            <text:p>8876.39999999999</text:p>
          </table:table-cell>
        </table:table-row>
        <table:table-row table:style-name="ro2">
          <table:table-cell office:value-type="float" office:value="10.5237537537538" calcext:value-type="float">
            <text:p>10.5237537537538</text:p>
          </table:table-cell>
          <table:table-cell office:value-type="float" office:value="8900.39999999999" calcext:value-type="float">
            <text:p>8900.39999999999</text:p>
          </table:table-cell>
        </table:table-row>
        <table:table-row table:style-name="ro2">
          <table:table-cell office:value-type="float" office:value="10.5477577577578" calcext:value-type="float">
            <text:p>10.5477577577578</text:p>
          </table:table-cell>
          <table:table-cell office:value-type="float" office:value="8924.39999999999" calcext:value-type="float">
            <text:p>8924.39999999999</text:p>
          </table:table-cell>
        </table:table-row>
        <table:table-row table:style-name="ro2">
          <table:table-cell office:value-type="float" office:value="10.5717617617618" calcext:value-type="float">
            <text:p>10.5717617617618</text:p>
          </table:table-cell>
          <table:table-cell office:value-type="float" office:value="8948.39999999999" calcext:value-type="float">
            <text:p>8948.39999999999</text:p>
          </table:table-cell>
        </table:table-row>
        <table:table-row table:style-name="ro2">
          <table:table-cell office:value-type="float" office:value="10.5957657657658" calcext:value-type="float">
            <text:p>10.5957657657658</text:p>
          </table:table-cell>
          <table:table-cell office:value-type="float" office:value="8950.55999999999" calcext:value-type="float">
            <text:p>8950.55999999999</text:p>
          </table:table-cell>
        </table:table-row>
        <table:table-row table:style-name="ro2">
          <table:table-cell office:value-type="float" office:value="10.6197697697698" calcext:value-type="float">
            <text:p>10.6197697697698</text:p>
          </table:table-cell>
          <table:table-cell office:value-type="float" office:value="8952.71999999998" calcext:value-type="float">
            <text:p>8952.71999999998</text:p>
          </table:table-cell>
        </table:table-row>
        <table:table-row table:style-name="ro2">
          <table:table-cell office:value-type="float" office:value="10.6437737737738" calcext:value-type="float">
            <text:p>10.6437737737738</text:p>
          </table:table-cell>
          <table:table-cell office:value-type="float" office:value="8954.87999999998" calcext:value-type="float">
            <text:p>8954.87999999998</text:p>
          </table:table-cell>
        </table:table-row>
        <table:table-row table:style-name="ro2">
          <table:table-cell office:value-type="float" office:value="10.6677777777778" calcext:value-type="float">
            <text:p>10.6677777777778</text:p>
          </table:table-cell>
          <table:table-cell office:value-type="float" office:value="8957.03999999998" calcext:value-type="float">
            <text:p>8957.03999999998</text:p>
          </table:table-cell>
        </table:table-row>
        <table:table-row table:style-name="ro2">
          <table:table-cell office:value-type="float" office:value="10.6917817817818" calcext:value-type="float">
            <text:p>10.6917817817818</text:p>
          </table:table-cell>
          <table:table-cell office:value-type="float" office:value="8959.19999999998" calcext:value-type="float">
            <text:p>8959.19999999998</text:p>
          </table:table-cell>
        </table:table-row>
        <table:table-row table:style-name="ro2">
          <table:table-cell office:value-type="float" office:value="10.7157857857858" calcext:value-type="float">
            <text:p>10.7157857857858</text:p>
          </table:table-cell>
          <table:table-cell office:value-type="float" office:value="8961.35999999998" calcext:value-type="float">
            <text:p>8961.35999999998</text:p>
          </table:table-cell>
        </table:table-row>
        <table:table-row table:style-name="ro2">
          <table:table-cell office:value-type="float" office:value="10.7397897897898" calcext:value-type="float">
            <text:p>10.7397897897898</text:p>
          </table:table-cell>
          <table:table-cell office:value-type="float" office:value="8963.51999999997" calcext:value-type="float">
            <text:p>8963.51999999997</text:p>
          </table:table-cell>
        </table:table-row>
        <table:table-row table:style-name="ro2">
          <table:table-cell office:value-type="float" office:value="10.7637937937938" calcext:value-type="float">
            <text:p>10.7637937937938</text:p>
          </table:table-cell>
          <table:table-cell office:value-type="float" office:value="8964.95999999997" calcext:value-type="float">
            <text:p>8964.95999999997</text:p>
          </table:table-cell>
        </table:table-row>
        <table:table-row table:style-name="ro2">
          <table:table-cell office:value-type="float" office:value="10.7877977977978" calcext:value-type="float">
            <text:p>10.7877977977978</text:p>
          </table:table-cell>
          <table:table-cell office:value-type="float" office:value="8966.39999999997" calcext:value-type="float">
            <text:p>8966.39999999997</text:p>
          </table:table-cell>
        </table:table-row>
        <table:table-row table:style-name="ro2">
          <table:table-cell office:value-type="float" office:value="10.8118018018018" calcext:value-type="float">
            <text:p>10.8118018018018</text:p>
          </table:table-cell>
          <table:table-cell office:value-type="float" office:value="8967.83999999997" calcext:value-type="float">
            <text:p>8967.83999999997</text:p>
          </table:table-cell>
        </table:table-row>
        <table:table-row table:style-name="ro2">
          <table:table-cell office:value-type="float" office:value="10.8358058058058" calcext:value-type="float">
            <text:p>10.8358058058058</text:p>
          </table:table-cell>
          <table:table-cell office:value-type="float" office:value="8969.27999999997" calcext:value-type="float">
            <text:p>8969.27999999997</text:p>
          </table:table-cell>
        </table:table-row>
        <table:table-row table:style-name="ro2">
          <table:table-cell office:value-type="float" office:value="10.8598098098098" calcext:value-type="float">
            <text:p>10.8598098098098</text:p>
          </table:table-cell>
          <table:table-cell office:value-type="float" office:value="8970.71999999997" calcext:value-type="float">
            <text:p>8970.71999999997</text:p>
          </table:table-cell>
        </table:table-row>
        <table:table-row table:style-name="ro2">
          <table:table-cell office:value-type="float" office:value="10.8838138138138" calcext:value-type="float">
            <text:p>10.8838138138138</text:p>
          </table:table-cell>
          <table:table-cell office:value-type="float" office:value="8972.15999999997" calcext:value-type="float">
            <text:p>8972.15999999997</text:p>
          </table:table-cell>
        </table:table-row>
        <table:table-row table:style-name="ro2">
          <table:table-cell office:value-type="float" office:value="10.9078178178178" calcext:value-type="float">
            <text:p>10.9078178178178</text:p>
          </table:table-cell>
          <table:table-cell office:value-type="float" office:value="8973.59999999996" calcext:value-type="float">
            <text:p>8973.59999999996</text:p>
          </table:table-cell>
        </table:table-row>
        <table:table-row table:style-name="ro2">
          <table:table-cell office:value-type="float" office:value="10.9318218218218" calcext:value-type="float">
            <text:p>10.9318218218218</text:p>
          </table:table-cell>
          <table:table-cell office:value-type="float" office:value="8975.03999999996" calcext:value-type="float">
            <text:p>8975.03999999996</text:p>
          </table:table-cell>
        </table:table-row>
        <table:table-row table:style-name="ro2">
          <table:table-cell office:value-type="float" office:value="10.9558258258258" calcext:value-type="float">
            <text:p>10.9558258258258</text:p>
          </table:table-cell>
          <table:table-cell office:value-type="float" office:value="8976.47999999996" calcext:value-type="float">
            <text:p>8976.47999999996</text:p>
          </table:table-cell>
        </table:table-row>
        <table:table-row table:style-name="ro2">
          <table:table-cell office:value-type="float" office:value="10.9798298298298" calcext:value-type="float">
            <text:p>10.9798298298298</text:p>
          </table:table-cell>
          <table:table-cell office:value-type="float" office:value="8977.91999999996" calcext:value-type="float">
            <text:p>8977.91999999996</text:p>
          </table:table-cell>
        </table:table-row>
        <table:table-row table:style-name="ro2">
          <table:table-cell office:value-type="float" office:value="11.0038338338338" calcext:value-type="float">
            <text:p>11.0038338338338</text:p>
          </table:table-cell>
          <table:table-cell office:value-type="float" office:value="8979.35999999996" calcext:value-type="float">
            <text:p>8979.35999999996</text:p>
          </table:table-cell>
        </table:table-row>
        <table:table-row table:style-name="ro2">
          <table:table-cell office:value-type="float" office:value="11.0278378378378" calcext:value-type="float">
            <text:p>11.0278378378378</text:p>
          </table:table-cell>
          <table:table-cell office:value-type="float" office:value="8981.51999999996" calcext:value-type="float">
            <text:p>8981.51999999996</text:p>
          </table:table-cell>
        </table:table-row>
        <table:table-row table:style-name="ro2">
          <table:table-cell office:value-type="float" office:value="11.0518418418418" calcext:value-type="float">
            <text:p>11.0518418418418</text:p>
          </table:table-cell>
          <table:table-cell office:value-type="float" office:value="8983.67999999996" calcext:value-type="float">
            <text:p>8983.67999999996</text:p>
          </table:table-cell>
        </table:table-row>
        <table:table-row table:style-name="ro2">
          <table:table-cell office:value-type="float" office:value="11.0758458458458" calcext:value-type="float">
            <text:p>11.0758458458458</text:p>
          </table:table-cell>
          <table:table-cell office:value-type="float" office:value="8985.83999999995" calcext:value-type="float">
            <text:p>8985.83999999995</text:p>
          </table:table-cell>
        </table:table-row>
        <table:table-row table:style-name="ro2">
          <table:table-cell office:value-type="float" office:value="11.0998498498498" calcext:value-type="float">
            <text:p>11.0998498498498</text:p>
          </table:table-cell>
          <table:table-cell office:value-type="float" office:value="8987.99999999995" calcext:value-type="float">
            <text:p>8987.99999999995</text:p>
          </table:table-cell>
        </table:table-row>
        <table:table-row table:style-name="ro2">
          <table:table-cell office:value-type="float" office:value="11.1238538538539" calcext:value-type="float">
            <text:p>11.1238538538539</text:p>
          </table:table-cell>
          <table:table-cell office:value-type="float" office:value="8990.15999999995" calcext:value-type="float">
            <text:p>8990.15999999995</text:p>
          </table:table-cell>
        </table:table-row>
        <table:table-row table:style-name="ro2">
          <table:table-cell office:value-type="float" office:value="11.1478578578579" calcext:value-type="float">
            <text:p>11.1478578578579</text:p>
          </table:table-cell>
          <table:table-cell office:value-type="float" office:value="8992.31999999995" calcext:value-type="float">
            <text:p>8992.31999999995</text:p>
          </table:table-cell>
        </table:table-row>
        <table:table-row table:style-name="ro2">
          <table:table-cell office:value-type="float" office:value="11.1718618618619" calcext:value-type="float">
            <text:p>11.1718618618619</text:p>
          </table:table-cell>
          <table:table-cell office:value-type="float" office:value="8994.47999999995" calcext:value-type="float">
            <text:p>8994.47999999995</text:p>
          </table:table-cell>
        </table:table-row>
        <table:table-row table:style-name="ro2">
          <table:table-cell office:value-type="float" office:value="11.1958658658659" calcext:value-type="float">
            <text:p>11.1958658658659</text:p>
          </table:table-cell>
          <table:table-cell office:value-type="float" office:value="8996.63999999994" calcext:value-type="float">
            <text:p>8996.63999999994</text:p>
          </table:table-cell>
        </table:table-row>
        <table:table-row table:style-name="ro2">
          <table:table-cell office:value-type="float" office:value="11.2198698698699" calcext:value-type="float">
            <text:p>11.2198698698699</text:p>
          </table:table-cell>
          <table:table-cell office:value-type="float" office:value="8998.79999999994" calcext:value-type="float">
            <text:p>8998.79999999994</text:p>
          </table:table-cell>
        </table:table-row>
        <table:table-row table:style-name="ro2">
          <table:table-cell office:value-type="float" office:value="11.2438738738739" calcext:value-type="float">
            <text:p>11.2438738738739</text:p>
          </table:table-cell>
          <table:table-cell office:value-type="float" office:value="9000.95999999994" calcext:value-type="float">
            <text:p>9000.95999999994</text:p>
          </table:table-cell>
        </table:table-row>
        <table:table-row table:style-name="ro2">
          <table:table-cell office:value-type="float" office:value="11.2678778778779" calcext:value-type="float">
            <text:p>11.2678778778779</text:p>
          </table:table-cell>
          <table:table-cell office:value-type="float" office:value="9003.11999999994" calcext:value-type="float">
            <text:p>9003.11999999994</text:p>
          </table:table-cell>
        </table:table-row>
        <table:table-row table:style-name="ro2">
          <table:table-cell office:value-type="float" office:value="11.2918818818819" calcext:value-type="float">
            <text:p>11.2918818818819</text:p>
          </table:table-cell>
          <table:table-cell office:value-type="float" office:value="9005.27999999994" calcext:value-type="float">
            <text:p>9005.27999999994</text:p>
          </table:table-cell>
        </table:table-row>
        <table:table-row table:style-name="ro2">
          <table:table-cell office:value-type="float" office:value="11.3158858858859" calcext:value-type="float">
            <text:p>11.3158858858859</text:p>
          </table:table-cell>
          <table:table-cell office:value-type="float" office:value="9007.43999999993" calcext:value-type="float">
            <text:p>9007.43999999993</text:p>
          </table:table-cell>
        </table:table-row>
        <table:table-row table:style-name="ro2">
          <table:table-cell office:value-type="float" office:value="11.3398898898899" calcext:value-type="float">
            <text:p>11.3398898898899</text:p>
          </table:table-cell>
          <table:table-cell office:value-type="float" office:value="9009.59999999993" calcext:value-type="float">
            <text:p>9009.59999999993</text:p>
          </table:table-cell>
        </table:table-row>
        <table:table-row table:style-name="ro2">
          <table:table-cell office:value-type="float" office:value="11.3638938938939" calcext:value-type="float">
            <text:p>11.3638938938939</text:p>
          </table:table-cell>
          <table:table-cell office:value-type="float" office:value="9011.75999999993" calcext:value-type="float">
            <text:p>9011.75999999993</text:p>
          </table:table-cell>
        </table:table-row>
        <table:table-row table:style-name="ro2">
          <table:table-cell office:value-type="float" office:value="11.3878978978979" calcext:value-type="float">
            <text:p>11.3878978978979</text:p>
          </table:table-cell>
          <table:table-cell office:value-type="float" office:value="9013.91999999993" calcext:value-type="float">
            <text:p>9013.91999999993</text:p>
          </table:table-cell>
        </table:table-row>
        <table:table-row table:style-name="ro2">
          <table:table-cell office:value-type="float" office:value="11.4119019019019" calcext:value-type="float">
            <text:p>11.4119019019019</text:p>
          </table:table-cell>
          <table:table-cell office:value-type="float" office:value="9016.07999999993" calcext:value-type="float">
            <text:p>9016.07999999993</text:p>
          </table:table-cell>
        </table:table-row>
        <table:table-row table:style-name="ro2">
          <table:table-cell office:value-type="float" office:value="11.4359059059059" calcext:value-type="float">
            <text:p>11.4359059059059</text:p>
          </table:table-cell>
          <table:table-cell office:value-type="float" office:value="9018.23999999992" calcext:value-type="float">
            <text:p>9018.23999999992</text:p>
          </table:table-cell>
        </table:table-row>
        <table:table-row table:style-name="ro2">
          <table:table-cell office:value-type="float" office:value="11.4599099099099" calcext:value-type="float">
            <text:p>11.4599099099099</text:p>
          </table:table-cell>
          <table:table-cell office:value-type="float" office:value="9020.39999999992" calcext:value-type="float">
            <text:p>9020.39999999992</text:p>
          </table:table-cell>
        </table:table-row>
        <table:table-row table:style-name="ro2">
          <table:table-cell office:value-type="float" office:value="11.4839139139139" calcext:value-type="float">
            <text:p>11.4839139139139</text:p>
          </table:table-cell>
          <table:table-cell office:value-type="float" office:value="9022.55999999992" calcext:value-type="float">
            <text:p>9022.55999999992</text:p>
          </table:table-cell>
        </table:table-row>
        <table:table-row table:style-name="ro2">
          <table:table-cell office:value-type="float" office:value="11.5079179179179" calcext:value-type="float">
            <text:p>11.5079179179179</text:p>
          </table:table-cell>
          <table:table-cell office:value-type="float" office:value="9024.71999999992" calcext:value-type="float">
            <text:p>9024.71999999992</text:p>
          </table:table-cell>
        </table:table-row>
        <table:table-row table:style-name="ro2">
          <table:table-cell office:value-type="float" office:value="11.5319219219219" calcext:value-type="float">
            <text:p>11.5319219219219</text:p>
          </table:table-cell>
          <table:table-cell office:value-type="float" office:value="9026.87999999992" calcext:value-type="float">
            <text:p>9026.87999999992</text:p>
          </table:table-cell>
        </table:table-row>
        <table:table-row table:style-name="ro2">
          <table:table-cell office:value-type="float" office:value="11.5559259259259" calcext:value-type="float">
            <text:p>11.5559259259259</text:p>
          </table:table-cell>
          <table:table-cell office:value-type="float" office:value="9029.03999999991" calcext:value-type="float">
            <text:p>9029.03999999991</text:p>
          </table:table-cell>
        </table:table-row>
        <table:table-row table:style-name="ro2">
          <table:table-cell office:value-type="float" office:value="11.5799299299299" calcext:value-type="float">
            <text:p>11.5799299299299</text:p>
          </table:table-cell>
          <table:table-cell office:value-type="float" office:value="9031.19999999991" calcext:value-type="float">
            <text:p>9031.19999999991</text:p>
          </table:table-cell>
        </table:table-row>
        <table:table-row table:style-name="ro2">
          <table:table-cell office:value-type="float" office:value="11.6039339339339" calcext:value-type="float">
            <text:p>11.6039339339339</text:p>
          </table:table-cell>
          <table:table-cell office:value-type="float" office:value="9033.35999999991" calcext:value-type="float">
            <text:p>9033.35999999991</text:p>
          </table:table-cell>
        </table:table-row>
        <table:table-row table:style-name="ro2">
          <table:table-cell office:value-type="float" office:value="11.6279379379379" calcext:value-type="float">
            <text:p>11.6279379379379</text:p>
          </table:table-cell>
          <table:table-cell office:value-type="float" office:value="9035.51999999991" calcext:value-type="float">
            <text:p>9035.51999999991</text:p>
          </table:table-cell>
        </table:table-row>
        <table:table-row table:style-name="ro2">
          <table:table-cell office:value-type="float" office:value="11.6519419419419" calcext:value-type="float">
            <text:p>11.6519419419419</text:p>
          </table:table-cell>
          <table:table-cell office:value-type="float" office:value="9037.67999999991" calcext:value-type="float">
            <text:p>9037.67999999991</text:p>
          </table:table-cell>
        </table:table-row>
        <table:table-row table:style-name="ro2">
          <table:table-cell office:value-type="float" office:value="11.6759459459459" calcext:value-type="float">
            <text:p>11.6759459459459</text:p>
          </table:table-cell>
          <table:table-cell office:value-type="float" office:value="9039.8399999999" calcext:value-type="float">
            <text:p>9039.8399999999</text:p>
          </table:table-cell>
        </table:table-row>
        <table:table-row table:style-name="ro2">
          <table:table-cell office:value-type="float" office:value="11.6999499499499" calcext:value-type="float">
            <text:p>11.6999499499499</text:p>
          </table:table-cell>
          <table:table-cell office:value-type="float" office:value="9041.9999999999" calcext:value-type="float">
            <text:p>9041.9999999999</text:p>
          </table:table-cell>
        </table:table-row>
        <table:table-row table:style-name="ro2">
          <table:table-cell office:value-type="float" office:value="11.723953953954" calcext:value-type="float">
            <text:p>11.723953953954</text:p>
          </table:table-cell>
          <table:table-cell office:value-type="float" office:value="9044.1599999999" calcext:value-type="float">
            <text:p>9044.1599999999</text:p>
          </table:table-cell>
        </table:table-row>
        <table:table-row table:style-name="ro2">
          <table:table-cell office:value-type="float" office:value="11.747957957958" calcext:value-type="float">
            <text:p>11.747957957958</text:p>
          </table:table-cell>
          <table:table-cell office:value-type="float" office:value="9046.3199999999" calcext:value-type="float">
            <text:p>9046.3199999999</text:p>
          </table:table-cell>
        </table:table-row>
        <table:table-row table:style-name="ro2">
          <table:table-cell office:value-type="float" office:value="11.771961961962" calcext:value-type="float">
            <text:p>11.771961961962</text:p>
          </table:table-cell>
          <table:table-cell office:value-type="float" office:value="9048.4799999999" calcext:value-type="float">
            <text:p>9048.4799999999</text:p>
          </table:table-cell>
        </table:table-row>
        <table:table-row table:style-name="ro2">
          <table:table-cell office:value-type="float" office:value="11.795965965966" calcext:value-type="float">
            <text:p>11.795965965966</text:p>
          </table:table-cell>
          <table:table-cell office:value-type="float" office:value="9050.63999999989" calcext:value-type="float">
            <text:p>9050.63999999989</text:p>
          </table:table-cell>
        </table:table-row>
        <table:table-row table:style-name="ro2">
          <table:table-cell office:value-type="float" office:value="11.81996996997" calcext:value-type="float">
            <text:p>11.81996996997</text:p>
          </table:table-cell>
          <table:table-cell office:value-type="float" office:value="9052.79999999989" calcext:value-type="float">
            <text:p>9052.79999999989</text:p>
          </table:table-cell>
        </table:table-row>
        <table:table-row table:style-name="ro2">
          <table:table-cell office:value-type="float" office:value="11.843973973974" calcext:value-type="float">
            <text:p>11.843973973974</text:p>
          </table:table-cell>
          <table:table-cell office:value-type="float" office:value="9054.95999999989" calcext:value-type="float">
            <text:p>9054.95999999989</text:p>
          </table:table-cell>
        </table:table-row>
        <table:table-row table:style-name="ro2">
          <table:table-cell office:value-type="float" office:value="11.867977977978" calcext:value-type="float">
            <text:p>11.867977977978</text:p>
          </table:table-cell>
          <table:table-cell office:value-type="float" office:value="9057.11999999989" calcext:value-type="float">
            <text:p>9057.11999999989</text:p>
          </table:table-cell>
        </table:table-row>
        <table:table-row table:style-name="ro2">
          <table:table-cell office:value-type="float" office:value="11.891981981982" calcext:value-type="float">
            <text:p>11.891981981982</text:p>
          </table:table-cell>
          <table:table-cell office:value-type="float" office:value="9059.27999999989" calcext:value-type="float">
            <text:p>9059.27999999989</text:p>
          </table:table-cell>
        </table:table-row>
        <table:table-row table:style-name="ro2">
          <table:table-cell office:value-type="float" office:value="11.915985985986" calcext:value-type="float">
            <text:p>11.915985985986</text:p>
          </table:table-cell>
          <table:table-cell office:value-type="float" office:value="9061.43999999988" calcext:value-type="float">
            <text:p>9061.43999999988</text:p>
          </table:table-cell>
        </table:table-row>
        <table:table-row table:style-name="ro2">
          <table:table-cell office:value-type="float" office:value="11.93998998999" calcext:value-type="float">
            <text:p>11.93998998999</text:p>
          </table:table-cell>
          <table:table-cell office:value-type="float" office:value="9063.59999999988" calcext:value-type="float">
            <text:p>9063.59999999988</text:p>
          </table:table-cell>
        </table:table-row>
        <table:table-row table:style-name="ro2">
          <table:table-cell office:value-type="float" office:value="11.963993993994" calcext:value-type="float">
            <text:p>11.963993993994</text:p>
          </table:table-cell>
          <table:table-cell office:value-type="float" office:value="9065.75999999988" calcext:value-type="float">
            <text:p>9065.75999999988</text:p>
          </table:table-cell>
        </table:table-row>
        <table:table-row table:style-name="ro2">
          <table:table-cell office:value-type="float" office:value="11.987997997998" calcext:value-type="float">
            <text:p>11.987997997998</text:p>
          </table:table-cell>
          <table:table-cell office:value-type="float" office:value="9067.91999999988" calcext:value-type="float">
            <text:p>9067.91999999988</text:p>
          </table:table-cell>
        </table:table-row>
        <table:table-row table:style-name="ro2">
          <table:table-cell office:value-type="float" office:value="12.012002002002" calcext:value-type="float">
            <text:p>12.012002002002</text:p>
          </table:table-cell>
          <table:table-cell office:value-type="float" office:value="9070.07999999988" calcext:value-type="float">
            <text:p>9070.07999999988</text:p>
          </table:table-cell>
        </table:table-row>
        <table:table-row table:style-name="ro2">
          <table:table-cell office:value-type="float" office:value="12.036006006006" calcext:value-type="float">
            <text:p>12.036006006006</text:p>
          </table:table-cell>
          <table:table-cell office:value-type="float" office:value="9072.23999999987" calcext:value-type="float">
            <text:p>9072.23999999987</text:p>
          </table:table-cell>
        </table:table-row>
        <table:table-row table:style-name="ro2">
          <table:table-cell office:value-type="float" office:value="12.06001001001" calcext:value-type="float">
            <text:p>12.06001001001</text:p>
          </table:table-cell>
          <table:table-cell office:value-type="float" office:value="9074.39999999987" calcext:value-type="float">
            <text:p>9074.39999999987</text:p>
          </table:table-cell>
        </table:table-row>
        <table:table-row table:style-name="ro2">
          <table:table-cell office:value-type="float" office:value="12.084014014014" calcext:value-type="float">
            <text:p>12.084014014014</text:p>
          </table:table-cell>
          <table:table-cell office:value-type="float" office:value="9076.55999999987" calcext:value-type="float">
            <text:p>9076.55999999987</text:p>
          </table:table-cell>
        </table:table-row>
        <table:table-row table:style-name="ro2">
          <table:table-cell office:value-type="float" office:value="12.108018018018" calcext:value-type="float">
            <text:p>12.108018018018</text:p>
          </table:table-cell>
          <table:table-cell office:value-type="float" office:value="9078.71999999987" calcext:value-type="float">
            <text:p>9078.71999999987</text:p>
          </table:table-cell>
        </table:table-row>
        <table:table-row table:style-name="ro2">
          <table:table-cell office:value-type="float" office:value="12.132022022022" calcext:value-type="float">
            <text:p>12.132022022022</text:p>
          </table:table-cell>
          <table:table-cell office:value-type="float" office:value="9080.87999999987" calcext:value-type="float">
            <text:p>9080.87999999987</text:p>
          </table:table-cell>
        </table:table-row>
        <table:table-row table:style-name="ro2">
          <table:table-cell office:value-type="float" office:value="12.156026026026" calcext:value-type="float">
            <text:p>12.156026026026</text:p>
          </table:table-cell>
          <table:table-cell office:value-type="float" office:value="9083.03999999986" calcext:value-type="float">
            <text:p>9083.03999999986</text:p>
          </table:table-cell>
        </table:table-row>
        <table:table-row table:style-name="ro2">
          <table:table-cell office:value-type="float" office:value="12.18003003003" calcext:value-type="float">
            <text:p>12.18003003003</text:p>
          </table:table-cell>
          <table:table-cell office:value-type="float" office:value="9085.19999999986" calcext:value-type="float">
            <text:p>9085.19999999986</text:p>
          </table:table-cell>
        </table:table-row>
        <table:table-row table:style-name="ro2">
          <table:table-cell office:value-type="float" office:value="12.204034034034" calcext:value-type="float">
            <text:p>12.204034034034</text:p>
          </table:table-cell>
          <table:table-cell office:value-type="float" office:value="9087.35999999986" calcext:value-type="float">
            <text:p>9087.35999999986</text:p>
          </table:table-cell>
        </table:table-row>
        <table:table-row table:style-name="ro2">
          <table:table-cell office:value-type="float" office:value="12.228038038038" calcext:value-type="float">
            <text:p>12.228038038038</text:p>
          </table:table-cell>
          <table:table-cell office:value-type="float" office:value="9089.51999999986" calcext:value-type="float">
            <text:p>9089.51999999986</text:p>
          </table:table-cell>
        </table:table-row>
        <table:table-row table:style-name="ro2">
          <table:table-cell office:value-type="float" office:value="12.252042042042" calcext:value-type="float">
            <text:p>12.252042042042</text:p>
          </table:table-cell>
          <table:table-cell office:value-type="float" office:value="9091.67999999986" calcext:value-type="float">
            <text:p>9091.67999999986</text:p>
          </table:table-cell>
        </table:table-row>
        <table:table-row table:style-name="ro2">
          <table:table-cell office:value-type="float" office:value="12.276046046046" calcext:value-type="float">
            <text:p>12.276046046046</text:p>
          </table:table-cell>
          <table:table-cell office:value-type="float" office:value="9093.83999999986" calcext:value-type="float">
            <text:p>9093.83999999986</text:p>
          </table:table-cell>
        </table:table-row>
        <table:table-row table:style-name="ro2">
          <table:table-cell office:value-type="float" office:value="12.30005005005" calcext:value-type="float">
            <text:p>12.30005005005</text:p>
          </table:table-cell>
          <table:table-cell office:value-type="float" office:value="9095.99999999985" calcext:value-type="float">
            <text:p>9095.99999999985</text:p>
          </table:table-cell>
        </table:table-row>
        <table:table-row table:style-name="ro2">
          <table:table-cell office:value-type="float" office:value="12.3240540540541" calcext:value-type="float">
            <text:p>12.3240540540541</text:p>
          </table:table-cell>
          <table:table-cell office:value-type="float" office:value="9098.15999999985" calcext:value-type="float">
            <text:p>9098.15999999985</text:p>
          </table:table-cell>
        </table:table-row>
        <table:table-row table:style-name="ro2">
          <table:table-cell office:value-type="float" office:value="12.3480580580581" calcext:value-type="float">
            <text:p>12.3480580580581</text:p>
          </table:table-cell>
          <table:table-cell office:value-type="float" office:value="9100.31999999985" calcext:value-type="float">
            <text:p>9100.31999999985</text:p>
          </table:table-cell>
        </table:table-row>
        <table:table-row table:style-name="ro2">
          <table:table-cell office:value-type="float" office:value="12.3720620620621" calcext:value-type="float">
            <text:p>12.3720620620621</text:p>
          </table:table-cell>
          <table:table-cell office:value-type="float" office:value="9102.47999999985" calcext:value-type="float">
            <text:p>9102.47999999985</text:p>
          </table:table-cell>
        </table:table-row>
        <table:table-row table:style-name="ro2">
          <table:table-cell office:value-type="float" office:value="12.3960660660661" calcext:value-type="float">
            <text:p>12.3960660660661</text:p>
          </table:table-cell>
          <table:table-cell office:value-type="float" office:value="9104.63999999985" calcext:value-type="float">
            <text:p>9104.63999999985</text:p>
          </table:table-cell>
        </table:table-row>
        <table:table-row table:style-name="ro2">
          <table:table-cell office:value-type="float" office:value="12.4200700700701" calcext:value-type="float">
            <text:p>12.4200700700701</text:p>
          </table:table-cell>
          <table:table-cell office:value-type="float" office:value="9106.79999999984" calcext:value-type="float">
            <text:p>9106.79999999984</text:p>
          </table:table-cell>
        </table:table-row>
        <table:table-row table:style-name="ro2">
          <table:table-cell office:value-type="float" office:value="12.4440740740741" calcext:value-type="float">
            <text:p>12.4440740740741</text:p>
          </table:table-cell>
          <table:table-cell office:value-type="float" office:value="9108.95999999984" calcext:value-type="float">
            <text:p>9108.95999999984</text:p>
          </table:table-cell>
        </table:table-row>
        <table:table-row table:style-name="ro2">
          <table:table-cell office:value-type="float" office:value="12.4680780780781" calcext:value-type="float">
            <text:p>12.4680780780781</text:p>
          </table:table-cell>
          <table:table-cell office:value-type="float" office:value="9111.11999999984" calcext:value-type="float">
            <text:p>9111.11999999984</text:p>
          </table:table-cell>
        </table:table-row>
        <table:table-row table:style-name="ro2">
          <table:table-cell office:value-type="float" office:value="12.4920820820821" calcext:value-type="float">
            <text:p>12.4920820820821</text:p>
          </table:table-cell>
          <table:table-cell office:value-type="float" office:value="9113.27999999984" calcext:value-type="float">
            <text:p>9113.27999999984</text:p>
          </table:table-cell>
        </table:table-row>
        <table:table-row table:style-name="ro2">
          <table:table-cell office:value-type="float" office:value="12.5160860860861" calcext:value-type="float">
            <text:p>12.5160860860861</text:p>
          </table:table-cell>
          <table:table-cell office:value-type="float" office:value="9115.43999999984" calcext:value-type="float">
            <text:p>9115.43999999984</text:p>
          </table:table-cell>
        </table:table-row>
        <table:table-row table:style-name="ro2">
          <table:table-cell office:value-type="float" office:value="12.5400900900901" calcext:value-type="float">
            <text:p>12.5400900900901</text:p>
          </table:table-cell>
          <table:table-cell office:value-type="float" office:value="9117.59999999983" calcext:value-type="float">
            <text:p>9117.59999999983</text:p>
          </table:table-cell>
        </table:table-row>
        <table:table-row table:style-name="ro2">
          <table:table-cell office:value-type="float" office:value="12.5640940940941" calcext:value-type="float">
            <text:p>12.5640940940941</text:p>
          </table:table-cell>
          <table:table-cell office:value-type="float" office:value="9119.75999999983" calcext:value-type="float">
            <text:p>9119.75999999983</text:p>
          </table:table-cell>
        </table:table-row>
        <table:table-row table:style-name="ro2">
          <table:table-cell office:value-type="float" office:value="12.5880980980981" calcext:value-type="float">
            <text:p>12.5880980980981</text:p>
          </table:table-cell>
          <table:table-cell office:value-type="float" office:value="9121.91999999983" calcext:value-type="float">
            <text:p>9121.91999999983</text:p>
          </table:table-cell>
        </table:table-row>
        <table:table-row table:style-name="ro2">
          <table:table-cell office:value-type="float" office:value="12.6121021021021" calcext:value-type="float">
            <text:p>12.6121021021021</text:p>
          </table:table-cell>
          <table:table-cell office:value-type="float" office:value="9124.07999999983" calcext:value-type="float">
            <text:p>9124.07999999983</text:p>
          </table:table-cell>
        </table:table-row>
        <table:table-row table:style-name="ro2">
          <table:table-cell office:value-type="float" office:value="12.6361061061061" calcext:value-type="float">
            <text:p>12.6361061061061</text:p>
          </table:table-cell>
          <table:table-cell office:value-type="float" office:value="9126.23999999983" calcext:value-type="float">
            <text:p>9126.23999999983</text:p>
          </table:table-cell>
        </table:table-row>
        <table:table-row table:style-name="ro2">
          <table:table-cell office:value-type="float" office:value="12.6601101101101" calcext:value-type="float">
            <text:p>12.6601101101101</text:p>
          </table:table-cell>
          <table:table-cell office:value-type="float" office:value="9128.39999999982" calcext:value-type="float">
            <text:p>9128.39999999982</text:p>
          </table:table-cell>
        </table:table-row>
        <table:table-row table:style-name="ro2">
          <table:table-cell office:value-type="float" office:value="12.6841141141141" calcext:value-type="float">
            <text:p>12.6841141141141</text:p>
          </table:table-cell>
          <table:table-cell office:value-type="float" office:value="9130.55999999982" calcext:value-type="float">
            <text:p>9130.55999999982</text:p>
          </table:table-cell>
        </table:table-row>
        <table:table-row table:style-name="ro2">
          <table:table-cell office:value-type="float" office:value="12.7081181181181" calcext:value-type="float">
            <text:p>12.7081181181181</text:p>
          </table:table-cell>
          <table:table-cell office:value-type="float" office:value="9132.71999999982" calcext:value-type="float">
            <text:p>9132.71999999982</text:p>
          </table:table-cell>
        </table:table-row>
        <table:table-row table:style-name="ro2">
          <table:table-cell office:value-type="float" office:value="12.7321221221221" calcext:value-type="float">
            <text:p>12.7321221221221</text:p>
          </table:table-cell>
          <table:table-cell office:value-type="float" office:value="9134.87999999982" calcext:value-type="float">
            <text:p>9134.87999999982</text:p>
          </table:table-cell>
        </table:table-row>
        <table:table-row table:style-name="ro2">
          <table:table-cell office:value-type="float" office:value="12.7561261261261" calcext:value-type="float">
            <text:p>12.7561261261261</text:p>
          </table:table-cell>
          <table:table-cell office:value-type="float" office:value="9137.03999999982" calcext:value-type="float">
            <text:p>9137.03999999982</text:p>
          </table:table-cell>
        </table:table-row>
        <table:table-row table:style-name="ro2">
          <table:table-cell office:value-type="float" office:value="12.7801301301301" calcext:value-type="float">
            <text:p>12.7801301301301</text:p>
          </table:table-cell>
          <table:table-cell office:value-type="float" office:value="9139.19999999981" calcext:value-type="float">
            <text:p>9139.19999999981</text:p>
          </table:table-cell>
        </table:table-row>
        <table:table-row table:style-name="ro2">
          <table:table-cell office:value-type="float" office:value="12.8041341341341" calcext:value-type="float">
            <text:p>12.8041341341341</text:p>
          </table:table-cell>
          <table:table-cell office:value-type="float" office:value="9141.35999999981" calcext:value-type="float">
            <text:p>9141.35999999981</text:p>
          </table:table-cell>
        </table:table-row>
        <table:table-row table:style-name="ro2">
          <table:table-cell office:value-type="float" office:value="12.8281381381381" calcext:value-type="float">
            <text:p>12.8281381381381</text:p>
          </table:table-cell>
          <table:table-cell office:value-type="float" office:value="9143.51999999981" calcext:value-type="float">
            <text:p>9143.51999999981</text:p>
          </table:table-cell>
        </table:table-row>
        <table:table-row table:style-name="ro2">
          <table:table-cell office:value-type="float" office:value="12.8521421421421" calcext:value-type="float">
            <text:p>12.8521421421421</text:p>
          </table:table-cell>
          <table:table-cell office:value-type="float" office:value="9145.67999999981" calcext:value-type="float">
            <text:p>9145.67999999981</text:p>
          </table:table-cell>
        </table:table-row>
        <table:table-row table:style-name="ro2">
          <table:table-cell office:value-type="float" office:value="12.8761461461461" calcext:value-type="float">
            <text:p>12.8761461461461</text:p>
          </table:table-cell>
          <table:table-cell office:value-type="float" office:value="9147.83999999981" calcext:value-type="float">
            <text:p>9147.83999999981</text:p>
          </table:table-cell>
        </table:table-row>
        <table:table-row table:style-name="ro2">
          <table:table-cell office:value-type="float" office:value="12.9001501501501" calcext:value-type="float">
            <text:p>12.9001501501501</text:p>
          </table:table-cell>
          <table:table-cell office:value-type="float" office:value="9149.9999999998" calcext:value-type="float">
            <text:p>9149.9999999998</text:p>
          </table:table-cell>
        </table:table-row>
        <table:table-row table:style-name="ro2">
          <table:table-cell office:value-type="float" office:value="12.9241541541542" calcext:value-type="float">
            <text:p>12.9241541541542</text:p>
          </table:table-cell>
          <table:table-cell office:value-type="float" office:value="9152.1599999998" calcext:value-type="float">
            <text:p>9152.1599999998</text:p>
          </table:table-cell>
        </table:table-row>
        <table:table-row table:style-name="ro2">
          <table:table-cell office:value-type="float" office:value="12.9481581581582" calcext:value-type="float">
            <text:p>12.9481581581582</text:p>
          </table:table-cell>
          <table:table-cell office:value-type="float" office:value="9154.3199999998" calcext:value-type="float">
            <text:p>9154.3199999998</text:p>
          </table:table-cell>
        </table:table-row>
        <table:table-row table:style-name="ro2">
          <table:table-cell office:value-type="float" office:value="12.9721621621622" calcext:value-type="float">
            <text:p>12.9721621621622</text:p>
          </table:table-cell>
          <table:table-cell office:value-type="float" office:value="9156.4799999998" calcext:value-type="float">
            <text:p>9156.4799999998</text:p>
          </table:table-cell>
        </table:table-row>
        <table:table-row table:style-name="ro2">
          <table:table-cell office:value-type="float" office:value="12.9961661661662" calcext:value-type="float">
            <text:p>12.9961661661662</text:p>
          </table:table-cell>
          <table:table-cell office:value-type="float" office:value="9158.6399999998" calcext:value-type="float">
            <text:p>9158.6399999998</text:p>
          </table:table-cell>
        </table:table-row>
        <table:table-row table:style-name="ro2">
          <table:table-cell office:value-type="float" office:value="13.0201701701702" calcext:value-type="float">
            <text:p>13.0201701701702</text:p>
          </table:table-cell>
          <table:table-cell office:value-type="float" office:value="9160.79999999979" calcext:value-type="float">
            <text:p>9160.79999999979</text:p>
          </table:table-cell>
        </table:table-row>
        <table:table-row table:style-name="ro2">
          <table:table-cell office:value-type="float" office:value="13.0441741741742" calcext:value-type="float">
            <text:p>13.0441741741742</text:p>
          </table:table-cell>
          <table:table-cell office:value-type="float" office:value="9162.95999999979" calcext:value-type="float">
            <text:p>9162.95999999979</text:p>
          </table:table-cell>
        </table:table-row>
        <table:table-row table:style-name="ro2">
          <table:table-cell office:value-type="float" office:value="13.0681781781782" calcext:value-type="float">
            <text:p>13.0681781781782</text:p>
          </table:table-cell>
          <table:table-cell office:value-type="float" office:value="9165.11999999979" calcext:value-type="float">
            <text:p>9165.11999999979</text:p>
          </table:table-cell>
        </table:table-row>
        <table:table-row table:style-name="ro2">
          <table:table-cell office:value-type="float" office:value="13.0921821821822" calcext:value-type="float">
            <text:p>13.0921821821822</text:p>
          </table:table-cell>
          <table:table-cell office:value-type="float" office:value="9167.27999999979" calcext:value-type="float">
            <text:p>9167.27999999979</text:p>
          </table:table-cell>
        </table:table-row>
        <table:table-row table:style-name="ro2">
          <table:table-cell office:value-type="float" office:value="13.1161861861862" calcext:value-type="float">
            <text:p>13.1161861861862</text:p>
          </table:table-cell>
          <table:table-cell office:value-type="float" office:value="9169.43999999979" calcext:value-type="float">
            <text:p>9169.43999999979</text:p>
          </table:table-cell>
        </table:table-row>
        <table:table-row table:style-name="ro2">
          <table:table-cell office:value-type="float" office:value="13.1401901901902" calcext:value-type="float">
            <text:p>13.1401901901902</text:p>
          </table:table-cell>
          <table:table-cell office:value-type="float" office:value="9171.59999999978" calcext:value-type="float">
            <text:p>9171.59999999978</text:p>
          </table:table-cell>
        </table:table-row>
        <table:table-row table:style-name="ro2">
          <table:table-cell office:value-type="float" office:value="13.1641941941942" calcext:value-type="float">
            <text:p>13.1641941941942</text:p>
          </table:table-cell>
          <table:table-cell office:value-type="float" office:value="9173.75999999978" calcext:value-type="float">
            <text:p>9173.75999999978</text:p>
          </table:table-cell>
        </table:table-row>
        <table:table-row table:style-name="ro2">
          <table:table-cell office:value-type="float" office:value="13.1881981981982" calcext:value-type="float">
            <text:p>13.1881981981982</text:p>
          </table:table-cell>
          <table:table-cell office:value-type="float" office:value="9175.91999999978" calcext:value-type="float">
            <text:p>9175.91999999978</text:p>
          </table:table-cell>
        </table:table-row>
        <table:table-row table:style-name="ro2">
          <table:table-cell office:value-type="float" office:value="13.2122022022022" calcext:value-type="float">
            <text:p>13.2122022022022</text:p>
          </table:table-cell>
          <table:table-cell office:value-type="float" office:value="9178.07999999978" calcext:value-type="float">
            <text:p>9178.07999999978</text:p>
          </table:table-cell>
        </table:table-row>
        <table:table-row table:style-name="ro2">
          <table:table-cell office:value-type="float" office:value="13.2362062062062" calcext:value-type="float">
            <text:p>13.2362062062062</text:p>
          </table:table-cell>
          <table:table-cell office:value-type="float" office:value="9180.23999999978" calcext:value-type="float">
            <text:p>9180.23999999978</text:p>
          </table:table-cell>
        </table:table-row>
        <table:table-row table:style-name="ro2">
          <table:table-cell office:value-type="float" office:value="13.2602102102102" calcext:value-type="float">
            <text:p>13.2602102102102</text:p>
          </table:table-cell>
          <table:table-cell office:value-type="float" office:value="9182.39999999977" calcext:value-type="float">
            <text:p>9182.39999999977</text:p>
          </table:table-cell>
        </table:table-row>
        <table:table-row table:style-name="ro2">
          <table:table-cell office:value-type="float" office:value="13.2842142142142" calcext:value-type="float">
            <text:p>13.2842142142142</text:p>
          </table:table-cell>
          <table:table-cell office:value-type="float" office:value="9184.55999999977" calcext:value-type="float">
            <text:p>9184.55999999977</text:p>
          </table:table-cell>
        </table:table-row>
        <table:table-row table:style-name="ro2">
          <table:table-cell office:value-type="float" office:value="13.3082182182182" calcext:value-type="float">
            <text:p>13.3082182182182</text:p>
          </table:table-cell>
          <table:table-cell office:value-type="float" office:value="9186.71999999977" calcext:value-type="float">
            <text:p>9186.71999999977</text:p>
          </table:table-cell>
        </table:table-row>
        <table:table-row table:style-name="ro2">
          <table:table-cell office:value-type="float" office:value="13.3322222222222" calcext:value-type="float">
            <text:p>13.3322222222222</text:p>
          </table:table-cell>
          <table:table-cell office:value-type="float" office:value="9188.87999999977" calcext:value-type="float">
            <text:p>9188.87999999977</text:p>
          </table:table-cell>
        </table:table-row>
        <table:table-row table:style-name="ro2">
          <table:table-cell office:value-type="float" office:value="13.3562262262262" calcext:value-type="float">
            <text:p>13.3562262262262</text:p>
          </table:table-cell>
          <table:table-cell office:value-type="float" office:value="9191.03999999977" calcext:value-type="float">
            <text:p>9191.03999999977</text:p>
          </table:table-cell>
        </table:table-row>
        <table:table-row table:style-name="ro2">
          <table:table-cell office:value-type="float" office:value="13.3802302302302" calcext:value-type="float">
            <text:p>13.3802302302302</text:p>
          </table:table-cell>
          <table:table-cell office:value-type="float" office:value="9193.19999999976" calcext:value-type="float">
            <text:p>9193.19999999976</text:p>
          </table:table-cell>
        </table:table-row>
        <table:table-row table:style-name="ro2">
          <table:table-cell office:value-type="float" office:value="13.4042342342342" calcext:value-type="float">
            <text:p>13.4042342342342</text:p>
          </table:table-cell>
          <table:table-cell office:value-type="float" office:value="9195.35999999976" calcext:value-type="float">
            <text:p>9195.35999999976</text:p>
          </table:table-cell>
        </table:table-row>
        <table:table-row table:style-name="ro2">
          <table:table-cell office:value-type="float" office:value="13.4282382382382" calcext:value-type="float">
            <text:p>13.4282382382382</text:p>
          </table:table-cell>
          <table:table-cell office:value-type="float" office:value="9197.51999999976" calcext:value-type="float">
            <text:p>9197.51999999976</text:p>
          </table:table-cell>
        </table:table-row>
        <table:table-row table:style-name="ro2">
          <table:table-cell office:value-type="float" office:value="13.4522422422422" calcext:value-type="float">
            <text:p>13.4522422422422</text:p>
          </table:table-cell>
          <table:table-cell office:value-type="float" office:value="9199.67999999976" calcext:value-type="float">
            <text:p>9199.67999999976</text:p>
          </table:table-cell>
        </table:table-row>
        <table:table-row table:style-name="ro2">
          <table:table-cell office:value-type="float" office:value="13.4762462462462" calcext:value-type="float">
            <text:p>13.4762462462462</text:p>
          </table:table-cell>
          <table:table-cell office:value-type="float" office:value="9201.83999999976" calcext:value-type="float">
            <text:p>9201.83999999976</text:p>
          </table:table-cell>
        </table:table-row>
        <table:table-row table:style-name="ro2">
          <table:table-cell office:value-type="float" office:value="13.5002502502502" calcext:value-type="float">
            <text:p>13.5002502502502</text:p>
          </table:table-cell>
          <table:table-cell office:value-type="float" office:value="9203.99999999975" calcext:value-type="float">
            <text:p>9203.99999999975</text:p>
          </table:table-cell>
        </table:table-row>
        <table:table-row table:style-name="ro2">
          <table:table-cell office:value-type="float" office:value="13.5242542542543" calcext:value-type="float">
            <text:p>13.5242542542543</text:p>
          </table:table-cell>
          <table:table-cell office:value-type="float" office:value="9227.99999999975" calcext:value-type="float">
            <text:p>9227.99999999975</text:p>
          </table:table-cell>
        </table:table-row>
        <table:table-row table:style-name="ro2">
          <table:table-cell office:value-type="float" office:value="13.5482582582583" calcext:value-type="float">
            <text:p>13.5482582582583</text:p>
          </table:table-cell>
          <table:table-cell office:value-type="float" office:value="9251.99999999975" calcext:value-type="float">
            <text:p>9251.99999999975</text:p>
          </table:table-cell>
        </table:table-row>
        <table:table-row table:style-name="ro2">
          <table:table-cell office:value-type="float" office:value="13.5722622622623" calcext:value-type="float">
            <text:p>13.5722622622623</text:p>
          </table:table-cell>
          <table:table-cell office:value-type="float" office:value="9275.99999999975" calcext:value-type="float">
            <text:p>9275.99999999975</text:p>
          </table:table-cell>
        </table:table-row>
        <table:table-row table:style-name="ro2">
          <table:table-cell office:value-type="float" office:value="13.5962662662663" calcext:value-type="float">
            <text:p>13.5962662662663</text:p>
          </table:table-cell>
          <table:table-cell office:value-type="float" office:value="9299.99999999975" calcext:value-type="float">
            <text:p>9299.99999999975</text:p>
          </table:table-cell>
        </table:table-row>
        <table:table-row table:style-name="ro2">
          <table:table-cell office:value-type="float" office:value="13.6202702702703" calcext:value-type="float">
            <text:p>13.6202702702703</text:p>
          </table:table-cell>
          <table:table-cell office:value-type="float" office:value="9302.15999999975" calcext:value-type="float">
            <text:p>9302.15999999975</text:p>
          </table:table-cell>
        </table:table-row>
        <table:table-row table:style-name="ro2">
          <table:table-cell office:value-type="float" office:value="13.6442742742743" calcext:value-type="float">
            <text:p>13.6442742742743</text:p>
          </table:table-cell>
          <table:table-cell office:value-type="float" office:value="9304.31999999974" calcext:value-type="float">
            <text:p>9304.31999999974</text:p>
          </table:table-cell>
        </table:table-row>
        <table:table-row table:style-name="ro2">
          <table:table-cell office:value-type="float" office:value="13.6682782782783" calcext:value-type="float">
            <text:p>13.6682782782783</text:p>
          </table:table-cell>
          <table:table-cell office:value-type="float" office:value="9306.47999999974" calcext:value-type="float">
            <text:p>9306.47999999974</text:p>
          </table:table-cell>
        </table:table-row>
        <table:table-row table:style-name="ro2">
          <table:table-cell office:value-type="float" office:value="13.6922822822823" calcext:value-type="float">
            <text:p>13.6922822822823</text:p>
          </table:table-cell>
          <table:table-cell office:value-type="float" office:value="9308.63999999974" calcext:value-type="float">
            <text:p>9308.63999999974</text:p>
          </table:table-cell>
        </table:table-row>
        <table:table-row table:style-name="ro2">
          <table:table-cell office:value-type="float" office:value="13.7162862862863" calcext:value-type="float">
            <text:p>13.7162862862863</text:p>
          </table:table-cell>
          <table:table-cell office:value-type="float" office:value="9310.79999999974" calcext:value-type="float">
            <text:p>9310.79999999974</text:p>
          </table:table-cell>
        </table:table-row>
        <table:table-row table:style-name="ro2">
          <table:table-cell office:value-type="float" office:value="13.7402902902903" calcext:value-type="float">
            <text:p>13.7402902902903</text:p>
          </table:table-cell>
          <table:table-cell office:value-type="float" office:value="9312.95999999974" calcext:value-type="float">
            <text:p>9312.95999999974</text:p>
          </table:table-cell>
        </table:table-row>
        <table:table-row table:style-name="ro2">
          <table:table-cell office:value-type="float" office:value="13.7642942942943" calcext:value-type="float">
            <text:p>13.7642942942943</text:p>
          </table:table-cell>
          <table:table-cell office:value-type="float" office:value="9315.11999999973" calcext:value-type="float">
            <text:p>9315.11999999973</text:p>
          </table:table-cell>
        </table:table-row>
        <table:table-row table:style-name="ro2">
          <table:table-cell office:value-type="float" office:value="13.7882982982983" calcext:value-type="float">
            <text:p>13.7882982982983</text:p>
          </table:table-cell>
          <table:table-cell office:value-type="float" office:value="9317.27999999973" calcext:value-type="float">
            <text:p>9317.27999999973</text:p>
          </table:table-cell>
        </table:table-row>
        <table:table-row table:style-name="ro2">
          <table:table-cell office:value-type="float" office:value="13.8123023023023" calcext:value-type="float">
            <text:p>13.8123023023023</text:p>
          </table:table-cell>
          <table:table-cell office:value-type="float" office:value="9319.43999999973" calcext:value-type="float">
            <text:p>9319.43999999973</text:p>
          </table:table-cell>
        </table:table-row>
        <table:table-row table:style-name="ro2">
          <table:table-cell office:value-type="float" office:value="13.8363063063063" calcext:value-type="float">
            <text:p>13.8363063063063</text:p>
          </table:table-cell>
          <table:table-cell office:value-type="float" office:value="9321.59999999973" calcext:value-type="float">
            <text:p>9321.59999999973</text:p>
          </table:table-cell>
        </table:table-row>
        <table:table-row table:style-name="ro2">
          <table:table-cell office:value-type="float" office:value="13.8603103103103" calcext:value-type="float">
            <text:p>13.8603103103103</text:p>
          </table:table-cell>
          <table:table-cell office:value-type="float" office:value="9323.75999999973" calcext:value-type="float">
            <text:p>9323.75999999973</text:p>
          </table:table-cell>
        </table:table-row>
        <table:table-row table:style-name="ro2">
          <table:table-cell office:value-type="float" office:value="13.8843143143143" calcext:value-type="float">
            <text:p>13.8843143143143</text:p>
          </table:table-cell>
          <table:table-cell office:value-type="float" office:value="9325.91999999972" calcext:value-type="float">
            <text:p>9325.91999999972</text:p>
          </table:table-cell>
        </table:table-row>
        <table:table-row table:style-name="ro2">
          <table:table-cell office:value-type="float" office:value="13.9083183183183" calcext:value-type="float">
            <text:p>13.9083183183183</text:p>
          </table:table-cell>
          <table:table-cell office:value-type="float" office:value="9328.07999999972" calcext:value-type="float">
            <text:p>9328.07999999972</text:p>
          </table:table-cell>
        </table:table-row>
        <table:table-row table:style-name="ro2">
          <table:table-cell office:value-type="float" office:value="13.9323223223223" calcext:value-type="float">
            <text:p>13.9323223223223</text:p>
          </table:table-cell>
          <table:table-cell office:value-type="float" office:value="9330.23999999972" calcext:value-type="float">
            <text:p>9330.23999999972</text:p>
          </table:table-cell>
        </table:table-row>
        <table:table-row table:style-name="ro2">
          <table:table-cell office:value-type="float" office:value="13.9563263263263" calcext:value-type="float">
            <text:p>13.9563263263263</text:p>
          </table:table-cell>
          <table:table-cell office:value-type="float" office:value="9332.39999999972" calcext:value-type="float">
            <text:p>9332.39999999972</text:p>
          </table:table-cell>
        </table:table-row>
        <table:table-row table:style-name="ro2">
          <table:table-cell office:value-type="float" office:value="13.9803303303303" calcext:value-type="float">
            <text:p>13.9803303303303</text:p>
          </table:table-cell>
          <table:table-cell office:value-type="float" office:value="9334.55999999972" calcext:value-type="float">
            <text:p>9334.55999999972</text:p>
          </table:table-cell>
        </table:table-row>
        <table:table-row table:style-name="ro2">
          <table:table-cell office:value-type="float" office:value="14.0043343343343" calcext:value-type="float">
            <text:p>14.0043343343343</text:p>
          </table:table-cell>
          <table:table-cell office:value-type="float" office:value="9336.71999999971" calcext:value-type="float">
            <text:p>9336.71999999971</text:p>
          </table:table-cell>
        </table:table-row>
        <table:table-row table:style-name="ro2">
          <table:table-cell office:value-type="float" office:value="14.0283383383383" calcext:value-type="float">
            <text:p>14.0283383383383</text:p>
          </table:table-cell>
          <table:table-cell office:value-type="float" office:value="9338.87999999971" calcext:value-type="float">
            <text:p>9338.87999999971</text:p>
          </table:table-cell>
        </table:table-row>
        <table:table-row table:style-name="ro2">
          <table:table-cell office:value-type="float" office:value="14.0523423423423" calcext:value-type="float">
            <text:p>14.0523423423423</text:p>
          </table:table-cell>
          <table:table-cell office:value-type="float" office:value="9341.03999999971" calcext:value-type="float">
            <text:p>9341.03999999971</text:p>
          </table:table-cell>
        </table:table-row>
        <table:table-row table:style-name="ro2">
          <table:table-cell office:value-type="float" office:value="14.0763463463463" calcext:value-type="float">
            <text:p>14.0763463463463</text:p>
          </table:table-cell>
          <table:table-cell office:value-type="float" office:value="9343.19999999971" calcext:value-type="float">
            <text:p>9343.19999999971</text:p>
          </table:table-cell>
        </table:table-row>
        <table:table-row table:style-name="ro2">
          <table:table-cell office:value-type="float" office:value="14.1003503503503" calcext:value-type="float">
            <text:p>14.1003503503503</text:p>
          </table:table-cell>
          <table:table-cell office:value-type="float" office:value="9345.35999999971" calcext:value-type="float">
            <text:p>9345.35999999971</text:p>
          </table:table-cell>
        </table:table-row>
        <table:table-row table:style-name="ro2">
          <table:table-cell office:value-type="float" office:value="14.1243543543544" calcext:value-type="float">
            <text:p>14.1243543543544</text:p>
          </table:table-cell>
          <table:table-cell office:value-type="float" office:value="9347.5199999997" calcext:value-type="float">
            <text:p>9347.5199999997</text:p>
          </table:table-cell>
        </table:table-row>
        <table:table-row table:style-name="ro2">
          <table:table-cell office:value-type="float" office:value="14.1483583583584" calcext:value-type="float">
            <text:p>14.1483583583584</text:p>
          </table:table-cell>
          <table:table-cell office:value-type="float" office:value="9349.6799999997" calcext:value-type="float">
            <text:p>9349.6799999997</text:p>
          </table:table-cell>
        </table:table-row>
        <table:table-row table:style-name="ro2">
          <table:table-cell office:value-type="float" office:value="14.1723623623624" calcext:value-type="float">
            <text:p>14.1723623623624</text:p>
          </table:table-cell>
          <table:table-cell office:value-type="float" office:value="9351.8399999997" calcext:value-type="float">
            <text:p>9351.8399999997</text:p>
          </table:table-cell>
        </table:table-row>
        <table:table-row table:style-name="ro2">
          <table:table-cell office:value-type="float" office:value="14.1963663663664" calcext:value-type="float">
            <text:p>14.1963663663664</text:p>
          </table:table-cell>
          <table:table-cell office:value-type="float" office:value="9353.9999999997" calcext:value-type="float">
            <text:p>9353.9999999997</text:p>
          </table:table-cell>
        </table:table-row>
        <table:table-row table:style-name="ro2">
          <table:table-cell office:value-type="float" office:value="14.2203703703704" calcext:value-type="float">
            <text:p>14.2203703703704</text:p>
          </table:table-cell>
          <table:table-cell office:value-type="float" office:value="9356.1599999997" calcext:value-type="float">
            <text:p>9356.1599999997</text:p>
          </table:table-cell>
        </table:table-row>
        <table:table-row table:style-name="ro2">
          <table:table-cell office:value-type="float" office:value="14.2443743743744" calcext:value-type="float">
            <text:p>14.2443743743744</text:p>
          </table:table-cell>
          <table:table-cell office:value-type="float" office:value="9358.31999999969" calcext:value-type="float">
            <text:p>9358.31999999969</text:p>
          </table:table-cell>
        </table:table-row>
        <table:table-row table:style-name="ro2">
          <table:table-cell office:value-type="float" office:value="14.2683783783784" calcext:value-type="float">
            <text:p>14.2683783783784</text:p>
          </table:table-cell>
          <table:table-cell office:value-type="float" office:value="9360.47999999969" calcext:value-type="float">
            <text:p>9360.47999999969</text:p>
          </table:table-cell>
        </table:table-row>
        <table:table-row table:style-name="ro2">
          <table:table-cell office:value-type="float" office:value="14.2923823823824" calcext:value-type="float">
            <text:p>14.2923823823824</text:p>
          </table:table-cell>
          <table:table-cell office:value-type="float" office:value="9362.63999999969" calcext:value-type="float">
            <text:p>9362.63999999969</text:p>
          </table:table-cell>
        </table:table-row>
        <table:table-row table:style-name="ro2">
          <table:table-cell office:value-type="float" office:value="14.3163863863864" calcext:value-type="float">
            <text:p>14.3163863863864</text:p>
          </table:table-cell>
          <table:table-cell office:value-type="float" office:value="9364.79999999969" calcext:value-type="float">
            <text:p>9364.79999999969</text:p>
          </table:table-cell>
        </table:table-row>
        <table:table-row table:style-name="ro2">
          <table:table-cell office:value-type="float" office:value="14.3403903903904" calcext:value-type="float">
            <text:p>14.3403903903904</text:p>
          </table:table-cell>
          <table:table-cell office:value-type="float" office:value="9366.95999999969" calcext:value-type="float">
            <text:p>9366.95999999969</text:p>
          </table:table-cell>
        </table:table-row>
        <table:table-row table:style-name="ro2">
          <table:table-cell office:value-type="float" office:value="14.3643943943944" calcext:value-type="float">
            <text:p>14.3643943943944</text:p>
          </table:table-cell>
          <table:table-cell office:value-type="float" office:value="9369.11999999968" calcext:value-type="float">
            <text:p>9369.11999999968</text:p>
          </table:table-cell>
        </table:table-row>
        <table:table-row table:style-name="ro2">
          <table:table-cell office:value-type="float" office:value="14.3883983983984" calcext:value-type="float">
            <text:p>14.3883983983984</text:p>
          </table:table-cell>
          <table:table-cell office:value-type="float" office:value="9371.27999999968" calcext:value-type="float">
            <text:p>9371.27999999968</text:p>
          </table:table-cell>
        </table:table-row>
        <table:table-row table:style-name="ro2">
          <table:table-cell office:value-type="float" office:value="14.4124024024024" calcext:value-type="float">
            <text:p>14.4124024024024</text:p>
          </table:table-cell>
          <table:table-cell office:value-type="float" office:value="9373.43999999968" calcext:value-type="float">
            <text:p>9373.43999999968</text:p>
          </table:table-cell>
        </table:table-row>
        <table:table-row table:style-name="ro2">
          <table:table-cell office:value-type="float" office:value="14.4364064064064" calcext:value-type="float">
            <text:p>14.4364064064064</text:p>
          </table:table-cell>
          <table:table-cell office:value-type="float" office:value="9375.59999999968" calcext:value-type="float">
            <text:p>9375.59999999968</text:p>
          </table:table-cell>
        </table:table-row>
        <table:table-row table:style-name="ro2">
          <table:table-cell office:value-type="float" office:value="14.4604104104104" calcext:value-type="float">
            <text:p>14.4604104104104</text:p>
          </table:table-cell>
          <table:table-cell office:value-type="float" office:value="9377.75999999968" calcext:value-type="float">
            <text:p>9377.75999999968</text:p>
          </table:table-cell>
        </table:table-row>
        <table:table-row table:style-name="ro2">
          <table:table-cell office:value-type="float" office:value="14.4844144144144" calcext:value-type="float">
            <text:p>14.4844144144144</text:p>
          </table:table-cell>
          <table:table-cell office:value-type="float" office:value="9379.91999999967" calcext:value-type="float">
            <text:p>9379.91999999967</text:p>
          </table:table-cell>
        </table:table-row>
        <table:table-row table:style-name="ro2">
          <table:table-cell office:value-type="float" office:value="14.5084184184184" calcext:value-type="float">
            <text:p>14.5084184184184</text:p>
          </table:table-cell>
          <table:table-cell office:value-type="float" office:value="9382.07999999967" calcext:value-type="float">
            <text:p>9382.07999999967</text:p>
          </table:table-cell>
        </table:table-row>
        <table:table-row table:style-name="ro2">
          <table:table-cell office:value-type="float" office:value="14.5324224224224" calcext:value-type="float">
            <text:p>14.5324224224224</text:p>
          </table:table-cell>
          <table:table-cell office:value-type="float" office:value="9384.23999999967" calcext:value-type="float">
            <text:p>9384.23999999967</text:p>
          </table:table-cell>
        </table:table-row>
        <table:table-row table:style-name="ro2">
          <table:table-cell office:value-type="float" office:value="14.5564264264264" calcext:value-type="float">
            <text:p>14.5564264264264</text:p>
          </table:table-cell>
          <table:table-cell office:value-type="float" office:value="9386.39999999967" calcext:value-type="float">
            <text:p>9386.39999999967</text:p>
          </table:table-cell>
        </table:table-row>
        <table:table-row table:style-name="ro2">
          <table:table-cell office:value-type="float" office:value="14.5804304304304" calcext:value-type="float">
            <text:p>14.5804304304304</text:p>
          </table:table-cell>
          <table:table-cell office:value-type="float" office:value="9388.55999999967" calcext:value-type="float">
            <text:p>9388.55999999967</text:p>
          </table:table-cell>
        </table:table-row>
        <table:table-row table:style-name="ro2">
          <table:table-cell office:value-type="float" office:value="14.6044344344344" calcext:value-type="float">
            <text:p>14.6044344344344</text:p>
          </table:table-cell>
          <table:table-cell office:value-type="float" office:value="9390.71999999967" calcext:value-type="float">
            <text:p>9390.71999999967</text:p>
          </table:table-cell>
        </table:table-row>
        <table:table-row table:style-name="ro2">
          <table:table-cell office:value-type="float" office:value="14.6284384384384" calcext:value-type="float">
            <text:p>14.6284384384384</text:p>
          </table:table-cell>
          <table:table-cell office:value-type="float" office:value="9392.87999999966" calcext:value-type="float">
            <text:p>9392.87999999966</text:p>
          </table:table-cell>
        </table:table-row>
        <table:table-row table:style-name="ro2">
          <table:table-cell office:value-type="float" office:value="14.6524424424424" calcext:value-type="float">
            <text:p>14.6524424424424</text:p>
          </table:table-cell>
          <table:table-cell office:value-type="float" office:value="9395.03999999966" calcext:value-type="float">
            <text:p>9395.03999999966</text:p>
          </table:table-cell>
        </table:table-row>
        <table:table-row table:style-name="ro2">
          <table:table-cell office:value-type="float" office:value="14.6764464464464" calcext:value-type="float">
            <text:p>14.6764464464464</text:p>
          </table:table-cell>
          <table:table-cell office:value-type="float" office:value="9397.19999999966" calcext:value-type="float">
            <text:p>9397.19999999966</text:p>
          </table:table-cell>
        </table:table-row>
        <table:table-row table:style-name="ro2">
          <table:table-cell office:value-type="float" office:value="14.7004504504504" calcext:value-type="float">
            <text:p>14.7004504504504</text:p>
          </table:table-cell>
          <table:table-cell office:value-type="float" office:value="9399.35999999966" calcext:value-type="float">
            <text:p>9399.35999999966</text:p>
          </table:table-cell>
        </table:table-row>
        <table:table-row table:style-name="ro2">
          <table:table-cell office:value-type="float" office:value="14.7244544544545" calcext:value-type="float">
            <text:p>14.7244544544545</text:p>
          </table:table-cell>
          <table:table-cell office:value-type="float" office:value="9401.51999999966" calcext:value-type="float">
            <text:p>9401.51999999966</text:p>
          </table:table-cell>
        </table:table-row>
        <table:table-row table:style-name="ro2">
          <table:table-cell office:value-type="float" office:value="14.7484584584585" calcext:value-type="float">
            <text:p>14.7484584584585</text:p>
          </table:table-cell>
          <table:table-cell office:value-type="float" office:value="9403.67999999965" calcext:value-type="float">
            <text:p>9403.67999999965</text:p>
          </table:table-cell>
        </table:table-row>
        <table:table-row table:style-name="ro2">
          <table:table-cell office:value-type="float" office:value="14.7724624624625" calcext:value-type="float">
            <text:p>14.7724624624625</text:p>
          </table:table-cell>
          <table:table-cell office:value-type="float" office:value="9405.83999999965" calcext:value-type="float">
            <text:p>9405.83999999965</text:p>
          </table:table-cell>
        </table:table-row>
        <table:table-row table:style-name="ro2">
          <table:table-cell office:value-type="float" office:value="14.7964664664665" calcext:value-type="float">
            <text:p>14.7964664664665</text:p>
          </table:table-cell>
          <table:table-cell office:value-type="float" office:value="9407.99999999965" calcext:value-type="float">
            <text:p>9407.99999999965</text:p>
          </table:table-cell>
        </table:table-row>
        <table:table-row table:style-name="ro2">
          <table:table-cell office:value-type="float" office:value="14.8204704704705" calcext:value-type="float">
            <text:p>14.8204704704705</text:p>
          </table:table-cell>
          <table:table-cell office:value-type="float" office:value="9410.15999999965" calcext:value-type="float">
            <text:p>9410.15999999965</text:p>
          </table:table-cell>
        </table:table-row>
        <table:table-row table:style-name="ro2">
          <table:table-cell office:value-type="float" office:value="14.8444744744745" calcext:value-type="float">
            <text:p>14.8444744744745</text:p>
          </table:table-cell>
          <table:table-cell office:value-type="float" office:value="9412.31999999965" calcext:value-type="float">
            <text:p>9412.31999999965</text:p>
          </table:table-cell>
        </table:table-row>
        <table:table-row table:style-name="ro2">
          <table:table-cell office:value-type="float" office:value="14.8684784784785" calcext:value-type="float">
            <text:p>14.8684784784785</text:p>
          </table:table-cell>
          <table:table-cell office:value-type="float" office:value="9414.47999999964" calcext:value-type="float">
            <text:p>9414.47999999964</text:p>
          </table:table-cell>
        </table:table-row>
        <table:table-row table:style-name="ro2">
          <table:table-cell office:value-type="float" office:value="14.8924824824825" calcext:value-type="float">
            <text:p>14.8924824824825</text:p>
          </table:table-cell>
          <table:table-cell office:value-type="float" office:value="9416.63999999964" calcext:value-type="float">
            <text:p>9416.63999999964</text:p>
          </table:table-cell>
        </table:table-row>
        <table:table-row table:style-name="ro2">
          <table:table-cell office:value-type="float" office:value="14.9164864864865" calcext:value-type="float">
            <text:p>14.9164864864865</text:p>
          </table:table-cell>
          <table:table-cell office:value-type="float" office:value="9418.79999999964" calcext:value-type="float">
            <text:p>9418.79999999964</text:p>
          </table:table-cell>
        </table:table-row>
        <table:table-row table:style-name="ro2">
          <table:table-cell office:value-type="float" office:value="14.9404904904905" calcext:value-type="float">
            <text:p>14.9404904904905</text:p>
          </table:table-cell>
          <table:table-cell office:value-type="float" office:value="9420.95999999964" calcext:value-type="float">
            <text:p>9420.95999999964</text:p>
          </table:table-cell>
        </table:table-row>
        <table:table-row table:style-name="ro2">
          <table:table-cell office:value-type="float" office:value="14.9644944944945" calcext:value-type="float">
            <text:p>14.9644944944945</text:p>
          </table:table-cell>
          <table:table-cell office:value-type="float" office:value="9423.11999999964" calcext:value-type="float">
            <text:p>9423.11999999964</text:p>
          </table:table-cell>
        </table:table-row>
        <table:table-row table:style-name="ro2">
          <table:table-cell office:value-type="float" office:value="14.9884984984985" calcext:value-type="float">
            <text:p>14.9884984984985</text:p>
          </table:table-cell>
          <table:table-cell office:value-type="float" office:value="9425.27999999963" calcext:value-type="float">
            <text:p>9425.27999999963</text:p>
          </table:table-cell>
        </table:table-row>
        <table:table-row table:style-name="ro2">
          <table:table-cell office:value-type="float" office:value="15.0125025025025" calcext:value-type="float">
            <text:p>15.0125025025025</text:p>
          </table:table-cell>
          <table:table-cell office:value-type="float" office:value="9427.43999999963" calcext:value-type="float">
            <text:p>9427.43999999963</text:p>
          </table:table-cell>
        </table:table-row>
        <table:table-row table:style-name="ro2">
          <table:table-cell office:value-type="float" office:value="15.0365065065065" calcext:value-type="float">
            <text:p>15.0365065065065</text:p>
          </table:table-cell>
          <table:table-cell office:value-type="float" office:value="9429.59999999963" calcext:value-type="float">
            <text:p>9429.59999999963</text:p>
          </table:table-cell>
        </table:table-row>
        <table:table-row table:style-name="ro2">
          <table:table-cell office:value-type="float" office:value="15.0605105105105" calcext:value-type="float">
            <text:p>15.0605105105105</text:p>
          </table:table-cell>
          <table:table-cell office:value-type="float" office:value="9431.75999999963" calcext:value-type="float">
            <text:p>9431.75999999963</text:p>
          </table:table-cell>
        </table:table-row>
        <table:table-row table:style-name="ro2">
          <table:table-cell office:value-type="float" office:value="15.0845145145145" calcext:value-type="float">
            <text:p>15.0845145145145</text:p>
          </table:table-cell>
          <table:table-cell office:value-type="float" office:value="9433.91999999963" calcext:value-type="float">
            <text:p>9433.91999999963</text:p>
          </table:table-cell>
        </table:table-row>
        <table:table-row table:style-name="ro2">
          <table:table-cell office:value-type="float" office:value="15.1085185185185" calcext:value-type="float">
            <text:p>15.1085185185185</text:p>
          </table:table-cell>
          <table:table-cell office:value-type="float" office:value="9436.07999999962" calcext:value-type="float">
            <text:p>9436.07999999962</text:p>
          </table:table-cell>
        </table:table-row>
        <table:table-row table:style-name="ro2">
          <table:table-cell office:value-type="float" office:value="15.1325225225225" calcext:value-type="float">
            <text:p>15.1325225225225</text:p>
          </table:table-cell>
          <table:table-cell office:value-type="float" office:value="9438.23999999962" calcext:value-type="float">
            <text:p>9438.23999999962</text:p>
          </table:table-cell>
        </table:table-row>
        <table:table-row table:style-name="ro2">
          <table:table-cell office:value-type="float" office:value="15.1565265265265" calcext:value-type="float">
            <text:p>15.1565265265265</text:p>
          </table:table-cell>
          <table:table-cell office:value-type="float" office:value="9440.39999999962" calcext:value-type="float">
            <text:p>9440.39999999962</text:p>
          </table:table-cell>
        </table:table-row>
        <table:table-row table:style-name="ro2">
          <table:table-cell office:value-type="float" office:value="15.1805305305305" calcext:value-type="float">
            <text:p>15.1805305305305</text:p>
          </table:table-cell>
          <table:table-cell office:value-type="float" office:value="9442.55999999962" calcext:value-type="float">
            <text:p>9442.55999999962</text:p>
          </table:table-cell>
        </table:table-row>
        <table:table-row table:style-name="ro2">
          <table:table-cell office:value-type="float" office:value="15.2045345345345" calcext:value-type="float">
            <text:p>15.2045345345345</text:p>
          </table:table-cell>
          <table:table-cell office:value-type="float" office:value="9444.71999999962" calcext:value-type="float">
            <text:p>9444.71999999962</text:p>
          </table:table-cell>
        </table:table-row>
        <table:table-row table:style-name="ro2">
          <table:table-cell office:value-type="float" office:value="15.2285385385385" calcext:value-type="float">
            <text:p>15.2285385385385</text:p>
          </table:table-cell>
          <table:table-cell office:value-type="float" office:value="9446.87999999961" calcext:value-type="float">
            <text:p>9446.87999999961</text:p>
          </table:table-cell>
        </table:table-row>
        <table:table-row table:style-name="ro2">
          <table:table-cell office:value-type="float" office:value="15.2525425425425" calcext:value-type="float">
            <text:p>15.2525425425425</text:p>
          </table:table-cell>
          <table:table-cell office:value-type="float" office:value="9449.03999999961" calcext:value-type="float">
            <text:p>9449.03999999961</text:p>
          </table:table-cell>
        </table:table-row>
        <table:table-row table:style-name="ro2">
          <table:table-cell office:value-type="float" office:value="15.2765465465465" calcext:value-type="float">
            <text:p>15.2765465465465</text:p>
          </table:table-cell>
          <table:table-cell office:value-type="float" office:value="9451.19999999961" calcext:value-type="float">
            <text:p>9451.19999999961</text:p>
          </table:table-cell>
        </table:table-row>
        <table:table-row table:style-name="ro2">
          <table:table-cell office:value-type="float" office:value="15.3005505505505" calcext:value-type="float">
            <text:p>15.3005505505505</text:p>
          </table:table-cell>
          <table:table-cell office:value-type="float" office:value="9453.35999999961" calcext:value-type="float">
            <text:p>9453.35999999961</text:p>
          </table:table-cell>
        </table:table-row>
        <table:table-row table:style-name="ro2">
          <table:table-cell office:value-type="float" office:value="15.3245545545546" calcext:value-type="float">
            <text:p>15.3245545545546</text:p>
          </table:table-cell>
          <table:table-cell office:value-type="float" office:value="9455.51999999961" calcext:value-type="float">
            <text:p>9455.51999999961</text:p>
          </table:table-cell>
        </table:table-row>
        <table:table-row table:style-name="ro2">
          <table:table-cell office:value-type="float" office:value="15.3485585585586" calcext:value-type="float">
            <text:p>15.3485585585586</text:p>
          </table:table-cell>
          <table:table-cell office:value-type="float" office:value="9457.6799999996" calcext:value-type="float">
            <text:p>9457.6799999996</text:p>
          </table:table-cell>
        </table:table-row>
        <table:table-row table:style-name="ro2">
          <table:table-cell office:value-type="float" office:value="15.3725625625626" calcext:value-type="float">
            <text:p>15.3725625625626</text:p>
          </table:table-cell>
          <table:table-cell office:value-type="float" office:value="9481.6799999996" calcext:value-type="float">
            <text:p>9481.6799999996</text:p>
          </table:table-cell>
        </table:table-row>
        <table:table-row table:style-name="ro2">
          <table:table-cell office:value-type="float" office:value="15.3965665665666" calcext:value-type="float">
            <text:p>15.3965665665666</text:p>
          </table:table-cell>
          <table:table-cell office:value-type="float" office:value="9505.6799999996" calcext:value-type="float">
            <text:p>9505.6799999996</text:p>
          </table:table-cell>
        </table:table-row>
        <table:table-row table:style-name="ro2">
          <table:table-cell office:value-type="float" office:value="15.4205705705706" calcext:value-type="float">
            <text:p>15.4205705705706</text:p>
          </table:table-cell>
          <table:table-cell office:value-type="float" office:value="9529.6799999996" calcext:value-type="float">
            <text:p>9529.6799999996</text:p>
          </table:table-cell>
        </table:table-row>
        <table:table-row table:style-name="ro2">
          <table:table-cell office:value-type="float" office:value="15.4445745745746" calcext:value-type="float">
            <text:p>15.4445745745746</text:p>
          </table:table-cell>
          <table:table-cell office:value-type="float" office:value="9553.6799999996" calcext:value-type="float">
            <text:p>9553.6799999996</text:p>
          </table:table-cell>
        </table:table-row>
        <table:table-row table:style-name="ro2">
          <table:table-cell office:value-type="float" office:value="15.4685785785786" calcext:value-type="float">
            <text:p>15.4685785785786</text:p>
          </table:table-cell>
          <table:table-cell office:value-type="float" office:value="9555.8399999996" calcext:value-type="float">
            <text:p>9555.8399999996</text:p>
          </table:table-cell>
        </table:table-row>
        <table:table-row table:style-name="ro2">
          <table:table-cell office:value-type="float" office:value="15.4925825825826" calcext:value-type="float">
            <text:p>15.4925825825826</text:p>
          </table:table-cell>
          <table:table-cell office:value-type="float" office:value="9557.99999999959" calcext:value-type="float">
            <text:p>9557.99999999959</text:p>
          </table:table-cell>
        </table:table-row>
        <table:table-row table:style-name="ro2">
          <table:table-cell office:value-type="float" office:value="15.5165865865866" calcext:value-type="float">
            <text:p>15.5165865865866</text:p>
          </table:table-cell>
          <table:table-cell office:value-type="float" office:value="9560.15999999959" calcext:value-type="float">
            <text:p>9560.15999999959</text:p>
          </table:table-cell>
        </table:table-row>
        <table:table-row table:style-name="ro2">
          <table:table-cell office:value-type="float" office:value="15.5405905905906" calcext:value-type="float">
            <text:p>15.5405905905906</text:p>
          </table:table-cell>
          <table:table-cell office:value-type="float" office:value="9562.31999999959" calcext:value-type="float">
            <text:p>9562.31999999959</text:p>
          </table:table-cell>
        </table:table-row>
        <table:table-row table:style-name="ro2">
          <table:table-cell office:value-type="float" office:value="15.5645945945946" calcext:value-type="float">
            <text:p>15.5645945945946</text:p>
          </table:table-cell>
          <table:table-cell office:value-type="float" office:value="9564.47999999959" calcext:value-type="float">
            <text:p>9564.47999999959</text:p>
          </table:table-cell>
        </table:table-row>
        <table:table-row table:style-name="ro2">
          <table:table-cell office:value-type="float" office:value="15.5885985985986" calcext:value-type="float">
            <text:p>15.5885985985986</text:p>
          </table:table-cell>
          <table:table-cell office:value-type="float" office:value="9566.63999999959" calcext:value-type="float">
            <text:p>9566.63999999959</text:p>
          </table:table-cell>
        </table:table-row>
        <table:table-row table:style-name="ro2">
          <table:table-cell office:value-type="float" office:value="15.6126026026026" calcext:value-type="float">
            <text:p>15.6126026026026</text:p>
          </table:table-cell>
          <table:table-cell office:value-type="float" office:value="9568.79999999958" calcext:value-type="float">
            <text:p>9568.79999999958</text:p>
          </table:table-cell>
        </table:table-row>
        <table:table-row table:style-name="ro2">
          <table:table-cell office:value-type="float" office:value="15.6366066066066" calcext:value-type="float">
            <text:p>15.6366066066066</text:p>
          </table:table-cell>
          <table:table-cell office:value-type="float" office:value="9570.95999999958" calcext:value-type="float">
            <text:p>9570.95999999958</text:p>
          </table:table-cell>
        </table:table-row>
        <table:table-row table:style-name="ro2">
          <table:table-cell office:value-type="float" office:value="15.6606106106106" calcext:value-type="float">
            <text:p>15.6606106106106</text:p>
          </table:table-cell>
          <table:table-cell office:value-type="float" office:value="9573.11999999958" calcext:value-type="float">
            <text:p>9573.11999999958</text:p>
          </table:table-cell>
        </table:table-row>
        <table:table-row table:style-name="ro2">
          <table:table-cell office:value-type="float" office:value="15.6846146146146" calcext:value-type="float">
            <text:p>15.6846146146146</text:p>
          </table:table-cell>
          <table:table-cell office:value-type="float" office:value="9575.27999999958" calcext:value-type="float">
            <text:p>9575.27999999958</text:p>
          </table:table-cell>
        </table:table-row>
        <table:table-row table:style-name="ro2">
          <table:table-cell office:value-type="float" office:value="15.7086186186186" calcext:value-type="float">
            <text:p>15.7086186186186</text:p>
          </table:table-cell>
          <table:table-cell office:value-type="float" office:value="9598.55999999958" calcext:value-type="float">
            <text:p>9598.55999999958</text:p>
          </table:table-cell>
        </table:table-row>
        <table:table-row table:style-name="ro2">
          <table:table-cell office:value-type="float" office:value="15.7326226226226" calcext:value-type="float">
            <text:p>15.7326226226226</text:p>
          </table:table-cell>
          <table:table-cell office:value-type="float" office:value="9621.83999999958" calcext:value-type="float">
            <text:p>9621.83999999958</text:p>
          </table:table-cell>
        </table:table-row>
        <table:table-row table:style-name="ro2">
          <table:table-cell office:value-type="float" office:value="15.7566266266266" calcext:value-type="float">
            <text:p>15.7566266266266</text:p>
          </table:table-cell>
          <table:table-cell office:value-type="float" office:value="9645.11999999957" calcext:value-type="float">
            <text:p>9645.11999999957</text:p>
          </table:table-cell>
        </table:table-row>
        <table:table-row table:style-name="ro2">
          <table:table-cell office:value-type="float" office:value="15.7806306306306" calcext:value-type="float">
            <text:p>15.7806306306306</text:p>
          </table:table-cell>
          <table:table-cell office:value-type="float" office:value="9668.39999999957" calcext:value-type="float">
            <text:p>9668.39999999957</text:p>
          </table:table-cell>
        </table:table-row>
        <table:table-row table:style-name="ro2">
          <table:table-cell office:value-type="float" office:value="15.8046346346346" calcext:value-type="float">
            <text:p>15.8046346346346</text:p>
          </table:table-cell>
          <table:table-cell office:value-type="float" office:value="9669.83999999957" calcext:value-type="float">
            <text:p>9669.83999999957</text:p>
          </table:table-cell>
        </table:table-row>
        <table:table-row table:style-name="ro2">
          <table:table-cell office:value-type="float" office:value="15.8286386386386" calcext:value-type="float">
            <text:p>15.8286386386386</text:p>
          </table:table-cell>
          <table:table-cell office:value-type="float" office:value="9671.27999999957" calcext:value-type="float">
            <text:p>9671.27999999957</text:p>
          </table:table-cell>
        </table:table-row>
        <table:table-row table:style-name="ro2">
          <table:table-cell office:value-type="float" office:value="15.8526426426426" calcext:value-type="float">
            <text:p>15.8526426426426</text:p>
          </table:table-cell>
          <table:table-cell office:value-type="float" office:value="9672.71999999957" calcext:value-type="float">
            <text:p>9672.71999999957</text:p>
          </table:table-cell>
        </table:table-row>
        <table:table-row table:style-name="ro2">
          <table:table-cell office:value-type="float" office:value="15.8766466466466" calcext:value-type="float">
            <text:p>15.8766466466466</text:p>
          </table:table-cell>
          <table:table-cell office:value-type="float" office:value="9674.15999999957" calcext:value-type="float">
            <text:p>9674.15999999957</text:p>
          </table:table-cell>
        </table:table-row>
        <table:table-row table:style-name="ro2">
          <table:table-cell office:value-type="float" office:value="15.9006506506506" calcext:value-type="float">
            <text:p>15.9006506506506</text:p>
          </table:table-cell>
          <table:table-cell office:value-type="float" office:value="9675.59999999957" calcext:value-type="float">
            <text:p>9675.59999999957</text:p>
          </table:table-cell>
        </table:table-row>
        <table:table-row table:style-name="ro2">
          <table:table-cell office:value-type="float" office:value="15.9246546546547" calcext:value-type="float">
            <text:p>15.9246546546547</text:p>
          </table:table-cell>
          <table:table-cell office:value-type="float" office:value="9677.03999999956" calcext:value-type="float">
            <text:p>9677.03999999956</text:p>
          </table:table-cell>
        </table:table-row>
        <table:table-row table:style-name="ro2">
          <table:table-cell office:value-type="float" office:value="15.9486586586587" calcext:value-type="float">
            <text:p>15.9486586586587</text:p>
          </table:table-cell>
          <table:table-cell office:value-type="float" office:value="9678.47999999956" calcext:value-type="float">
            <text:p>9678.47999999956</text:p>
          </table:table-cell>
        </table:table-row>
        <table:table-row table:style-name="ro2">
          <table:table-cell office:value-type="float" office:value="15.9726626626627" calcext:value-type="float">
            <text:p>15.9726626626627</text:p>
          </table:table-cell>
          <table:table-cell office:value-type="float" office:value="9679.91999999956" calcext:value-type="float">
            <text:p>9679.91999999956</text:p>
          </table:table-cell>
        </table:table-row>
        <table:table-row table:style-name="ro2">
          <table:table-cell office:value-type="float" office:value="15.9966666666667" calcext:value-type="float">
            <text:p>15.9966666666667</text:p>
          </table:table-cell>
          <table:table-cell office:value-type="float" office:value="9681.35999999956" calcext:value-type="float">
            <text:p>9681.35999999956</text:p>
          </table:table-cell>
        </table:table-row>
        <table:table-row table:style-name="ro2">
          <table:table-cell office:value-type="float" office:value="16.0206706706707" calcext:value-type="float">
            <text:p>16.0206706706707</text:p>
          </table:table-cell>
          <table:table-cell office:value-type="float" office:value="9682.79999999956" calcext:value-type="float">
            <text:p>9682.79999999956</text:p>
          </table:table-cell>
        </table:table-row>
        <table:table-row table:style-name="ro2">
          <table:table-cell office:value-type="float" office:value="16.0446746746747" calcext:value-type="float">
            <text:p>16.0446746746747</text:p>
          </table:table-cell>
          <table:table-cell office:value-type="float" office:value="9684.23999999956" calcext:value-type="float">
            <text:p>9684.23999999956</text:p>
          </table:table-cell>
        </table:table-row>
        <table:table-row table:style-name="ro2">
          <table:table-cell office:value-type="float" office:value="16.0686786786787" calcext:value-type="float">
            <text:p>16.0686786786787</text:p>
          </table:table-cell>
          <table:table-cell office:value-type="float" office:value="9685.67999999956" calcext:value-type="float">
            <text:p>9685.67999999956</text:p>
          </table:table-cell>
        </table:table-row>
        <table:table-row table:style-name="ro2">
          <table:table-cell office:value-type="float" office:value="16.0926826826827" calcext:value-type="float">
            <text:p>16.0926826826827</text:p>
          </table:table-cell>
          <table:table-cell office:value-type="float" office:value="9687.11999999956" calcext:value-type="float">
            <text:p>9687.11999999956</text:p>
          </table:table-cell>
        </table:table-row>
        <table:table-row table:style-name="ro2">
          <table:table-cell office:value-type="float" office:value="16.1166866866867" calcext:value-type="float">
            <text:p>16.1166866866867</text:p>
          </table:table-cell>
          <table:table-cell office:value-type="float" office:value="9688.55999999955" calcext:value-type="float">
            <text:p>9688.55999999955</text:p>
          </table:table-cell>
        </table:table-row>
        <table:table-row table:style-name="ro2">
          <table:table-cell office:value-type="float" office:value="16.1406906906907" calcext:value-type="float">
            <text:p>16.1406906906907</text:p>
          </table:table-cell>
          <table:table-cell office:value-type="float" office:value="9689.99999999955" calcext:value-type="float">
            <text:p>9689.99999999955</text:p>
          </table:table-cell>
        </table:table-row>
        <table:table-row table:style-name="ro2">
          <table:table-cell office:value-type="float" office:value="16.1646946946947" calcext:value-type="float">
            <text:p>16.1646946946947</text:p>
          </table:table-cell>
          <table:table-cell office:value-type="float" office:value="9691.43999999955" calcext:value-type="float">
            <text:p>9691.43999999955</text:p>
          </table:table-cell>
        </table:table-row>
        <table:table-row table:style-name="ro2">
          <table:table-cell office:value-type="float" office:value="16.1886986986987" calcext:value-type="float">
            <text:p>16.1886986986987</text:p>
          </table:table-cell>
          <table:table-cell office:value-type="float" office:value="9692.87999999955" calcext:value-type="float">
            <text:p>9692.87999999955</text:p>
          </table:table-cell>
        </table:table-row>
        <table:table-row table:style-name="ro2">
          <table:table-cell office:value-type="float" office:value="16.2127027027027" calcext:value-type="float">
            <text:p>16.2127027027027</text:p>
          </table:table-cell>
          <table:table-cell office:value-type="float" office:value="9694.31999999955" calcext:value-type="float">
            <text:p>9694.31999999955</text:p>
          </table:table-cell>
        </table:table-row>
        <table:table-row table:style-name="ro2">
          <table:table-cell office:value-type="float" office:value="16.2367067067067" calcext:value-type="float">
            <text:p>16.2367067067067</text:p>
          </table:table-cell>
          <table:table-cell office:value-type="float" office:value="9695.75999999955" calcext:value-type="float">
            <text:p>9695.75999999955</text:p>
          </table:table-cell>
        </table:table-row>
        <table:table-row table:style-name="ro2">
          <table:table-cell office:value-type="float" office:value="16.2607107107107" calcext:value-type="float">
            <text:p>16.2607107107107</text:p>
          </table:table-cell>
          <table:table-cell office:value-type="float" office:value="9697.19999999955" calcext:value-type="float">
            <text:p>9697.19999999955</text:p>
          </table:table-cell>
        </table:table-row>
        <table:table-row table:style-name="ro2">
          <table:table-cell office:value-type="float" office:value="16.2847147147147" calcext:value-type="float">
            <text:p>16.2847147147147</text:p>
          </table:table-cell>
          <table:table-cell office:value-type="float" office:value="9698.63999999955" calcext:value-type="float">
            <text:p>9698.63999999955</text:p>
          </table:table-cell>
        </table:table-row>
        <table:table-row table:style-name="ro2">
          <table:table-cell office:value-type="float" office:value="16.3087187187187" calcext:value-type="float">
            <text:p>16.3087187187187</text:p>
          </table:table-cell>
          <table:table-cell office:value-type="float" office:value="9700.07999999954" calcext:value-type="float">
            <text:p>9700.07999999954</text:p>
          </table:table-cell>
        </table:table-row>
        <table:table-row table:style-name="ro2">
          <table:table-cell office:value-type="float" office:value="16.3327227227227" calcext:value-type="float">
            <text:p>16.3327227227227</text:p>
          </table:table-cell>
          <table:table-cell office:value-type="float" office:value="9701.51999999954" calcext:value-type="float">
            <text:p>9701.51999999954</text:p>
          </table:table-cell>
        </table:table-row>
        <table:table-row table:style-name="ro2">
          <table:table-cell office:value-type="float" office:value="16.3567267267267" calcext:value-type="float">
            <text:p>16.3567267267267</text:p>
          </table:table-cell>
          <table:table-cell office:value-type="float" office:value="9702.95999999954" calcext:value-type="float">
            <text:p>9702.95999999954</text:p>
          </table:table-cell>
        </table:table-row>
        <table:table-row table:style-name="ro2">
          <table:table-cell office:value-type="float" office:value="16.3807307307307" calcext:value-type="float">
            <text:p>16.3807307307307</text:p>
          </table:table-cell>
          <table:table-cell office:value-type="float" office:value="9704.39999999954" calcext:value-type="float">
            <text:p>9704.39999999954</text:p>
          </table:table-cell>
        </table:table-row>
        <table:table-row table:style-name="ro2">
          <table:table-cell office:value-type="float" office:value="16.4047347347347" calcext:value-type="float">
            <text:p>16.4047347347347</text:p>
          </table:table-cell>
          <table:table-cell office:value-type="float" office:value="9705.83999999954" calcext:value-type="float">
            <text:p>9705.83999999954</text:p>
          </table:table-cell>
        </table:table-row>
        <table:table-row table:style-name="ro2">
          <table:table-cell office:value-type="float" office:value="16.4287387387387" calcext:value-type="float">
            <text:p>16.4287387387387</text:p>
          </table:table-cell>
          <table:table-cell office:value-type="float" office:value="9707.27999999954" calcext:value-type="float">
            <text:p>9707.27999999954</text:p>
          </table:table-cell>
        </table:table-row>
        <table:table-row table:style-name="ro2">
          <table:table-cell office:value-type="float" office:value="16.4527427427427" calcext:value-type="float">
            <text:p>16.4527427427427</text:p>
          </table:table-cell>
          <table:table-cell office:value-type="float" office:value="9708.71999999954" calcext:value-type="float">
            <text:p>9708.71999999954</text:p>
          </table:table-cell>
        </table:table-row>
        <table:table-row table:style-name="ro2">
          <table:table-cell office:value-type="float" office:value="16.4767467467467" calcext:value-type="float">
            <text:p>16.4767467467467</text:p>
          </table:table-cell>
          <table:table-cell office:value-type="float" office:value="9710.15999999953" calcext:value-type="float">
            <text:p>9710.15999999953</text:p>
          </table:table-cell>
        </table:table-row>
        <table:table-row table:style-name="ro2">
          <table:table-cell office:value-type="float" office:value="16.5007507507508" calcext:value-type="float">
            <text:p>16.5007507507508</text:p>
          </table:table-cell>
          <table:table-cell office:value-type="float" office:value="9711.59999999953" calcext:value-type="float">
            <text:p>9711.59999999953</text:p>
          </table:table-cell>
        </table:table-row>
        <table:table-row table:style-name="ro2">
          <table:table-cell office:value-type="float" office:value="16.5247547547548" calcext:value-type="float">
            <text:p>16.5247547547548</text:p>
          </table:table-cell>
          <table:table-cell office:value-type="float" office:value="9713.03999999953" calcext:value-type="float">
            <text:p>9713.03999999953</text:p>
          </table:table-cell>
        </table:table-row>
        <table:table-row table:style-name="ro2">
          <table:table-cell office:value-type="float" office:value="16.5487587587588" calcext:value-type="float">
            <text:p>16.5487587587588</text:p>
          </table:table-cell>
          <table:table-cell office:value-type="float" office:value="9714.47999999953" calcext:value-type="float">
            <text:p>9714.47999999953</text:p>
          </table:table-cell>
        </table:table-row>
        <table:table-row table:style-name="ro2">
          <table:table-cell office:value-type="float" office:value="16.5727627627628" calcext:value-type="float">
            <text:p>16.5727627627628</text:p>
          </table:table-cell>
          <table:table-cell office:value-type="float" office:value="9715.91999999953" calcext:value-type="float">
            <text:p>9715.91999999953</text:p>
          </table:table-cell>
        </table:table-row>
        <table:table-row table:style-name="ro2">
          <table:table-cell office:value-type="float" office:value="16.5967667667668" calcext:value-type="float">
            <text:p>16.5967667667668</text:p>
          </table:table-cell>
          <table:table-cell office:value-type="float" office:value="9717.35999999953" calcext:value-type="float">
            <text:p>9717.35999999953</text:p>
          </table:table-cell>
        </table:table-row>
        <table:table-row table:style-name="ro2">
          <table:table-cell office:value-type="float" office:value="16.6207707707708" calcext:value-type="float">
            <text:p>16.6207707707708</text:p>
          </table:table-cell>
          <table:table-cell office:value-type="float" office:value="9718.79999999953" calcext:value-type="float">
            <text:p>9718.79999999953</text:p>
          </table:table-cell>
        </table:table-row>
        <table:table-row table:style-name="ro2">
          <table:table-cell office:value-type="float" office:value="16.6447747747748" calcext:value-type="float">
            <text:p>16.6447747747748</text:p>
          </table:table-cell>
          <table:table-cell office:value-type="float" office:value="9720.23999999953" calcext:value-type="float">
            <text:p>9720.23999999953</text:p>
          </table:table-cell>
        </table:table-row>
        <table:table-row table:style-name="ro2">
          <table:table-cell office:value-type="float" office:value="16.6687787787788" calcext:value-type="float">
            <text:p>16.6687787787788</text:p>
          </table:table-cell>
          <table:table-cell office:value-type="float" office:value="9721.67999999952" calcext:value-type="float">
            <text:p>9721.67999999952</text:p>
          </table:table-cell>
        </table:table-row>
        <table:table-row table:style-name="ro2">
          <table:table-cell office:value-type="float" office:value="16.6927827827828" calcext:value-type="float">
            <text:p>16.6927827827828</text:p>
          </table:table-cell>
          <table:table-cell office:value-type="float" office:value="9723.11999999952" calcext:value-type="float">
            <text:p>9723.11999999952</text:p>
          </table:table-cell>
        </table:table-row>
        <table:table-row table:style-name="ro2">
          <table:table-cell office:value-type="float" office:value="16.7167867867868" calcext:value-type="float">
            <text:p>16.7167867867868</text:p>
          </table:table-cell>
          <table:table-cell office:value-type="float" office:value="9724.55999999952" calcext:value-type="float">
            <text:p>9724.55999999952</text:p>
          </table:table-cell>
        </table:table-row>
        <table:table-row table:style-name="ro2">
          <table:table-cell office:value-type="float" office:value="16.7407907907908" calcext:value-type="float">
            <text:p>16.7407907907908</text:p>
          </table:table-cell>
          <table:table-cell office:value-type="float" office:value="9725.99999999952" calcext:value-type="float">
            <text:p>9725.99999999952</text:p>
          </table:table-cell>
        </table:table-row>
        <table:table-row table:style-name="ro2">
          <table:table-cell office:value-type="float" office:value="16.7647947947948" calcext:value-type="float">
            <text:p>16.7647947947948</text:p>
          </table:table-cell>
          <table:table-cell office:value-type="float" office:value="9727.43999999952" calcext:value-type="float">
            <text:p>9727.43999999952</text:p>
          </table:table-cell>
        </table:table-row>
        <table:table-row table:style-name="ro2">
          <table:table-cell office:value-type="float" office:value="16.7887987987988" calcext:value-type="float">
            <text:p>16.7887987987988</text:p>
          </table:table-cell>
          <table:table-cell office:value-type="float" office:value="9728.87999999952" calcext:value-type="float">
            <text:p>9728.87999999952</text:p>
          </table:table-cell>
        </table:table-row>
        <table:table-row table:style-name="ro2">
          <table:table-cell office:value-type="float" office:value="16.8128028028028" calcext:value-type="float">
            <text:p>16.8128028028028</text:p>
          </table:table-cell>
          <table:table-cell office:value-type="float" office:value="9730.31999999952" calcext:value-type="float">
            <text:p>9730.31999999952</text:p>
          </table:table-cell>
        </table:table-row>
        <table:table-row table:style-name="ro2">
          <table:table-cell office:value-type="float" office:value="16.8368068068068" calcext:value-type="float">
            <text:p>16.8368068068068</text:p>
          </table:table-cell>
          <table:table-cell office:value-type="float" office:value="9731.75999999952" calcext:value-type="float">
            <text:p>9731.75999999952</text:p>
          </table:table-cell>
        </table:table-row>
        <table:table-row table:style-name="ro2">
          <table:table-cell office:value-type="float" office:value="16.8608108108108" calcext:value-type="float">
            <text:p>16.8608108108108</text:p>
          </table:table-cell>
          <table:table-cell office:value-type="float" office:value="9733.19999999951" calcext:value-type="float">
            <text:p>9733.19999999951</text:p>
          </table:table-cell>
        </table:table-row>
        <table:table-row table:style-name="ro2">
          <table:table-cell office:value-type="float" office:value="16.8848148148148" calcext:value-type="float">
            <text:p>16.8848148148148</text:p>
          </table:table-cell>
          <table:table-cell office:value-type="float" office:value="9734.63999999951" calcext:value-type="float">
            <text:p>9734.63999999951</text:p>
          </table:table-cell>
        </table:table-row>
        <table:table-row table:style-name="ro2">
          <table:table-cell office:value-type="float" office:value="16.9088188188188" calcext:value-type="float">
            <text:p>16.9088188188188</text:p>
          </table:table-cell>
          <table:table-cell office:value-type="float" office:value="9736.07999999951" calcext:value-type="float">
            <text:p>9736.07999999951</text:p>
          </table:table-cell>
        </table:table-row>
        <table:table-row table:style-name="ro2">
          <table:table-cell office:value-type="float" office:value="16.9328228228228" calcext:value-type="float">
            <text:p>16.9328228228228</text:p>
          </table:table-cell>
          <table:table-cell office:value-type="float" office:value="9738.23999999951" calcext:value-type="float">
            <text:p>9738.23999999951</text:p>
          </table:table-cell>
        </table:table-row>
        <table:table-row table:style-name="ro2">
          <table:table-cell office:value-type="float" office:value="16.9568268268268" calcext:value-type="float">
            <text:p>16.9568268268268</text:p>
          </table:table-cell>
          <table:table-cell office:value-type="float" office:value="9740.39999999951" calcext:value-type="float">
            <text:p>9740.39999999951</text:p>
          </table:table-cell>
        </table:table-row>
        <table:table-row table:style-name="ro2">
          <table:table-cell office:value-type="float" office:value="16.9808308308308" calcext:value-type="float">
            <text:p>16.9808308308308</text:p>
          </table:table-cell>
          <table:table-cell office:value-type="float" office:value="9742.55999999951" calcext:value-type="float">
            <text:p>9742.55999999951</text:p>
          </table:table-cell>
        </table:table-row>
        <table:table-row table:style-name="ro2">
          <table:table-cell office:value-type="float" office:value="17.0048348348348" calcext:value-type="float">
            <text:p>17.0048348348348</text:p>
          </table:table-cell>
          <table:table-cell office:value-type="float" office:value="9744.7199999995" calcext:value-type="float">
            <text:p>9744.7199999995</text:p>
          </table:table-cell>
        </table:table-row>
        <table:table-row table:style-name="ro2">
          <table:table-cell office:value-type="float" office:value="17.0288388388388" calcext:value-type="float">
            <text:p>17.0288388388388</text:p>
          </table:table-cell>
          <table:table-cell office:value-type="float" office:value="9746.8799999995" calcext:value-type="float">
            <text:p>9746.8799999995</text:p>
          </table:table-cell>
        </table:table-row>
        <table:table-row table:style-name="ro2">
          <table:table-cell office:value-type="float" office:value="17.0528428428428" calcext:value-type="float">
            <text:p>17.0528428428428</text:p>
          </table:table-cell>
          <table:table-cell office:value-type="float" office:value="9749.0399999995" calcext:value-type="float">
            <text:p>9749.0399999995</text:p>
          </table:table-cell>
        </table:table-row>
        <table:table-row table:style-name="ro2">
          <table:table-cell office:value-type="float" office:value="17.0768468468468" calcext:value-type="float">
            <text:p>17.0768468468468</text:p>
          </table:table-cell>
          <table:table-cell office:value-type="float" office:value="9751.1999999995" calcext:value-type="float">
            <text:p>9751.1999999995</text:p>
          </table:table-cell>
        </table:table-row>
        <table:table-row table:style-name="ro2">
          <table:table-cell office:value-type="float" office:value="17.1008508508509" calcext:value-type="float">
            <text:p>17.1008508508509</text:p>
          </table:table-cell>
          <table:table-cell office:value-type="float" office:value="9753.3599999995" calcext:value-type="float">
            <text:p>9753.3599999995</text:p>
          </table:table-cell>
        </table:table-row>
        <table:table-row table:style-name="ro2">
          <table:table-cell office:value-type="float" office:value="17.1248548548549" calcext:value-type="float">
            <text:p>17.1248548548549</text:p>
          </table:table-cell>
          <table:table-cell office:value-type="float" office:value="9755.51999999949" calcext:value-type="float">
            <text:p>9755.51999999949</text:p>
          </table:table-cell>
        </table:table-row>
        <table:table-row table:style-name="ro2">
          <table:table-cell office:value-type="float" office:value="17.1488588588589" calcext:value-type="float">
            <text:p>17.1488588588589</text:p>
          </table:table-cell>
          <table:table-cell office:value-type="float" office:value="9757.67999999949" calcext:value-type="float">
            <text:p>9757.67999999949</text:p>
          </table:table-cell>
        </table:table-row>
        <table:table-row table:style-name="ro2">
          <table:table-cell office:value-type="float" office:value="17.1728628628629" calcext:value-type="float">
            <text:p>17.1728628628629</text:p>
          </table:table-cell>
          <table:table-cell office:value-type="float" office:value="9759.83999999949" calcext:value-type="float">
            <text:p>9759.83999999949</text:p>
          </table:table-cell>
        </table:table-row>
        <table:table-row table:style-name="ro2">
          <table:table-cell office:value-type="float" office:value="17.1968668668669" calcext:value-type="float">
            <text:p>17.1968668668669</text:p>
          </table:table-cell>
          <table:table-cell office:value-type="float" office:value="9761.99999999949" calcext:value-type="float">
            <text:p>9761.99999999949</text:p>
          </table:table-cell>
        </table:table-row>
        <table:table-row table:style-name="ro2">
          <table:table-cell office:value-type="float" office:value="17.2208708708709" calcext:value-type="float">
            <text:p>17.2208708708709</text:p>
          </table:table-cell>
          <table:table-cell office:value-type="float" office:value="9764.15999999949" calcext:value-type="float">
            <text:p>9764.15999999949</text:p>
          </table:table-cell>
        </table:table-row>
        <table:table-row table:style-name="ro2">
          <table:table-cell office:value-type="float" office:value="17.2448748748749" calcext:value-type="float">
            <text:p>17.2448748748749</text:p>
          </table:table-cell>
          <table:table-cell office:value-type="float" office:value="9766.31999999948" calcext:value-type="float">
            <text:p>9766.31999999948</text:p>
          </table:table-cell>
        </table:table-row>
        <table:table-row table:style-name="ro2">
          <table:table-cell office:value-type="float" office:value="17.2688788788789" calcext:value-type="float">
            <text:p>17.2688788788789</text:p>
          </table:table-cell>
          <table:table-cell office:value-type="float" office:value="9769.19999999948" calcext:value-type="float">
            <text:p>9769.19999999948</text:p>
          </table:table-cell>
        </table:table-row>
        <table:table-row table:style-name="ro2">
          <table:table-cell office:value-type="float" office:value="17.2928828828829" calcext:value-type="float">
            <text:p>17.2928828828829</text:p>
          </table:table-cell>
          <table:table-cell office:value-type="float" office:value="9772.07999999948" calcext:value-type="float">
            <text:p>9772.07999999948</text:p>
          </table:table-cell>
        </table:table-row>
        <table:table-row table:style-name="ro2">
          <table:table-cell office:value-type="float" office:value="17.3168868868869" calcext:value-type="float">
            <text:p>17.3168868868869</text:p>
          </table:table-cell>
          <table:table-cell office:value-type="float" office:value="9796.79999999948" calcext:value-type="float">
            <text:p>9796.79999999948</text:p>
          </table:table-cell>
        </table:table-row>
        <table:table-row table:style-name="ro2">
          <table:table-cell office:value-type="float" office:value="17.3408908908909" calcext:value-type="float">
            <text:p>17.3408908908909</text:p>
          </table:table-cell>
          <table:table-cell office:value-type="float" office:value="9821.51999999947" calcext:value-type="float">
            <text:p>9821.51999999947</text:p>
          </table:table-cell>
        </table:table-row>
        <table:table-row table:style-name="ro2">
          <table:table-cell office:value-type="float" office:value="17.3648948948949" calcext:value-type="float">
            <text:p>17.3648948948949</text:p>
          </table:table-cell>
          <table:table-cell office:value-type="float" office:value="9846.23999999947" calcext:value-type="float">
            <text:p>9846.23999999947</text:p>
          </table:table-cell>
        </table:table-row>
        <table:table-row table:style-name="ro2">
          <table:table-cell office:value-type="float" office:value="17.3888988988989" calcext:value-type="float">
            <text:p>17.3888988988989</text:p>
          </table:table-cell>
          <table:table-cell office:value-type="float" office:value="9870.95999999947" calcext:value-type="float">
            <text:p>9870.95999999947</text:p>
          </table:table-cell>
        </table:table-row>
        <table:table-row table:style-name="ro2">
          <table:table-cell office:value-type="float" office:value="17.4129029029029" calcext:value-type="float">
            <text:p>17.4129029029029</text:p>
          </table:table-cell>
          <table:table-cell office:value-type="float" office:value="9895.67999999947" calcext:value-type="float">
            <text:p>9895.67999999947</text:p>
          </table:table-cell>
        </table:table-row>
        <table:table-row table:style-name="ro2">
          <table:table-cell office:value-type="float" office:value="17.4369069069069" calcext:value-type="float">
            <text:p>17.4369069069069</text:p>
          </table:table-cell>
          <table:table-cell office:value-type="float" office:value="9920.39999999946" calcext:value-type="float">
            <text:p>9920.39999999946</text:p>
          </table:table-cell>
        </table:table-row>
        <table:table-row table:style-name="ro2">
          <table:table-cell office:value-type="float" office:value="17.4609109109109" calcext:value-type="float">
            <text:p>17.4609109109109</text:p>
          </table:table-cell>
          <table:table-cell office:value-type="float" office:value="9945.11999999946" calcext:value-type="float">
            <text:p>9945.11999999946</text:p>
          </table:table-cell>
        </table:table-row>
        <table:table-row table:style-name="ro2">
          <table:table-cell office:value-type="float" office:value="17.4849149149149" calcext:value-type="float">
            <text:p>17.4849149149149</text:p>
          </table:table-cell>
          <table:table-cell office:value-type="float" office:value="9969.83999999946" calcext:value-type="float">
            <text:p>9969.83999999946</text:p>
          </table:table-cell>
        </table:table-row>
        <table:table-row table:style-name="ro2">
          <table:table-cell office:value-type="float" office:value="17.5089189189189" calcext:value-type="float">
            <text:p>17.5089189189189</text:p>
          </table:table-cell>
          <table:table-cell office:value-type="float" office:value="9994.55999999946" calcext:value-type="float">
            <text:p>9994.55999999946</text:p>
          </table:table-cell>
        </table:table-row>
        <table:table-row table:style-name="ro2">
          <table:table-cell office:value-type="float" office:value="17.5329229229229" calcext:value-type="float">
            <text:p>17.5329229229229</text:p>
          </table:table-cell>
          <table:table-cell office:value-type="float" office:value="10019.2799999995" calcext:value-type="float">
            <text:p>10019.2799999995</text:p>
          </table:table-cell>
        </table:table-row>
        <table:table-row table:style-name="ro2">
          <table:table-cell office:value-type="float" office:value="17.5569269269269" calcext:value-type="float">
            <text:p>17.5569269269269</text:p>
          </table:table-cell>
          <table:table-cell office:value-type="float" office:value="10043.9999999995" calcext:value-type="float">
            <text:p>10043.9999999995</text:p>
          </table:table-cell>
        </table:table-row>
        <table:table-row table:style-name="ro2">
          <table:table-cell office:value-type="float" office:value="17.5809309309309" calcext:value-type="float">
            <text:p>17.5809309309309</text:p>
          </table:table-cell>
          <table:table-cell office:value-type="float" office:value="10068.7199999994" calcext:value-type="float">
            <text:p>10068.7199999994</text:p>
          </table:table-cell>
        </table:table-row>
        <table:table-row table:style-name="ro2">
          <table:table-cell office:value-type="float" office:value="17.6049349349349" calcext:value-type="float">
            <text:p>17.6049349349349</text:p>
          </table:table-cell>
          <table:table-cell office:value-type="float" office:value="10093.4399999994" calcext:value-type="float">
            <text:p>10093.4399999994</text:p>
          </table:table-cell>
        </table:table-row>
        <table:table-row table:style-name="ro2">
          <table:table-cell office:value-type="float" office:value="17.6289389389389" calcext:value-type="float">
            <text:p>17.6289389389389</text:p>
          </table:table-cell>
          <table:table-cell office:value-type="float" office:value="10118.1599999994" calcext:value-type="float">
            <text:p>10118.1599999994</text:p>
          </table:table-cell>
        </table:table-row>
        <table:table-row table:style-name="ro2">
          <table:table-cell office:value-type="float" office:value="17.6529429429429" calcext:value-type="float">
            <text:p>17.6529429429429</text:p>
          </table:table-cell>
          <table:table-cell office:value-type="float" office:value="10142.8799999994" calcext:value-type="float">
            <text:p>10142.8799999994</text:p>
          </table:table-cell>
        </table:table-row>
        <table:table-row table:style-name="ro2">
          <table:table-cell office:value-type="float" office:value="17.6769469469469" calcext:value-type="float">
            <text:p>17.6769469469469</text:p>
          </table:table-cell>
          <table:table-cell office:value-type="float" office:value="10167.5999999994" calcext:value-type="float">
            <text:p>10167.5999999994</text:p>
          </table:table-cell>
        </table:table-row>
        <table:table-row table:style-name="ro2">
          <table:table-cell office:value-type="float" office:value="17.700950950951" calcext:value-type="float">
            <text:p>17.700950950951</text:p>
          </table:table-cell>
          <table:table-cell office:value-type="float" office:value="10192.3199999994" calcext:value-type="float">
            <text:p>10192.3199999994</text:p>
          </table:table-cell>
        </table:table-row>
        <table:table-row table:style-name="ro2">
          <table:table-cell office:value-type="float" office:value="17.724954954955" calcext:value-type="float">
            <text:p>17.724954954955</text:p>
          </table:table-cell>
          <table:table-cell office:value-type="float" office:value="10217.0399999994" calcext:value-type="float">
            <text:p>10217.0399999994</text:p>
          </table:table-cell>
        </table:table-row>
        <table:table-row table:style-name="ro2">
          <table:table-cell office:value-type="float" office:value="17.748958958959" calcext:value-type="float">
            <text:p>17.748958958959</text:p>
          </table:table-cell>
          <table:table-cell office:value-type="float" office:value="10241.7599999994" calcext:value-type="float">
            <text:p>10241.7599999994</text:p>
          </table:table-cell>
        </table:table-row>
        <table:table-row table:style-name="ro2">
          <table:table-cell office:value-type="float" office:value="17.772962962963" calcext:value-type="float">
            <text:p>17.772962962963</text:p>
          </table:table-cell>
          <table:table-cell office:value-type="float" office:value="10266.4799999994" calcext:value-type="float">
            <text:p>10266.4799999994</text:p>
          </table:table-cell>
        </table:table-row>
        <table:table-row table:style-name="ro2">
          <table:table-cell office:value-type="float" office:value="17.796966966967" calcext:value-type="float">
            <text:p>17.796966966967</text:p>
          </table:table-cell>
          <table:table-cell office:value-type="float" office:value="10291.1999999994" calcext:value-type="float">
            <text:p>10291.1999999994</text:p>
          </table:table-cell>
        </table:table-row>
        <table:table-row table:style-name="ro2">
          <table:table-cell office:value-type="float" office:value="17.820970970971" calcext:value-type="float">
            <text:p>17.820970970971</text:p>
          </table:table-cell>
          <table:table-cell office:value-type="float" office:value="10315.9199999994" calcext:value-type="float">
            <text:p>10315.9199999994</text:p>
          </table:table-cell>
        </table:table-row>
        <table:table-row table:style-name="ro2">
          <table:table-cell office:value-type="float" office:value="17.844974974975" calcext:value-type="float">
            <text:p>17.844974974975</text:p>
          </table:table-cell>
          <table:table-cell office:value-type="float" office:value="10340.6399999994" calcext:value-type="float">
            <text:p>10340.6399999994</text:p>
          </table:table-cell>
        </table:table-row>
        <table:table-row table:style-name="ro2">
          <table:table-cell office:value-type="float" office:value="17.868978978979" calcext:value-type="float">
            <text:p>17.868978978979</text:p>
          </table:table-cell>
          <table:table-cell office:value-type="float" office:value="10365.3599999994" calcext:value-type="float">
            <text:p>10365.3599999994</text:p>
          </table:table-cell>
        </table:table-row>
        <table:table-row table:style-name="ro2">
          <table:table-cell office:value-type="float" office:value="17.892982982983" calcext:value-type="float">
            <text:p>17.892982982983</text:p>
          </table:table-cell>
          <table:table-cell office:value-type="float" office:value="10390.0799999994" calcext:value-type="float">
            <text:p>10390.0799999994</text:p>
          </table:table-cell>
        </table:table-row>
        <table:table-row table:style-name="ro2">
          <table:table-cell office:value-type="float" office:value="17.916986986987" calcext:value-type="float">
            <text:p>17.916986986987</text:p>
          </table:table-cell>
          <table:table-cell office:value-type="float" office:value="10414.7999999994" calcext:value-type="float">
            <text:p>10414.7999999994</text:p>
          </table:table-cell>
        </table:table-row>
        <table:table-row table:style-name="ro2">
          <table:table-cell office:value-type="float" office:value="17.940990990991" calcext:value-type="float">
            <text:p>17.940990990991</text:p>
          </table:table-cell>
          <table:table-cell office:value-type="float" office:value="10439.5199999994" calcext:value-type="float">
            <text:p>10439.5199999994</text:p>
          </table:table-cell>
        </table:table-row>
        <table:table-row table:style-name="ro2">
          <table:table-cell office:value-type="float" office:value="17.964994994995" calcext:value-type="float">
            <text:p>17.964994994995</text:p>
          </table:table-cell>
          <table:table-cell office:value-type="float" office:value="10442.3999999994" calcext:value-type="float">
            <text:p>10442.3999999994</text:p>
          </table:table-cell>
        </table:table-row>
        <table:table-row table:style-name="ro2">
          <table:table-cell office:value-type="float" office:value="17.988998998999" calcext:value-type="float">
            <text:p>17.988998998999</text:p>
          </table:table-cell>
          <table:table-cell office:value-type="float" office:value="10467.1199999994" calcext:value-type="float">
            <text:p>10467.1199999994</text:p>
          </table:table-cell>
        </table:table-row>
        <table:table-row table:style-name="ro2">
          <table:table-cell office:value-type="float" office:value="18.013003003003" calcext:value-type="float">
            <text:p>18.013003003003</text:p>
          </table:table-cell>
          <table:table-cell office:value-type="float" office:value="10491.8399999994" calcext:value-type="float">
            <text:p>10491.8399999994</text:p>
          </table:table-cell>
        </table:table-row>
        <table:table-row table:style-name="ro2">
          <table:table-cell office:value-type="float" office:value="18.037007007007" calcext:value-type="float">
            <text:p>18.037007007007</text:p>
          </table:table-cell>
          <table:table-cell office:value-type="float" office:value="10515.8399999994" calcext:value-type="float">
            <text:p>10515.8399999994</text:p>
          </table:table-cell>
        </table:table-row>
        <table:table-row table:style-name="ro2">
          <table:table-cell office:value-type="float" office:value="18.061011011011" calcext:value-type="float">
            <text:p>18.061011011011</text:p>
          </table:table-cell>
          <table:table-cell office:value-type="float" office:value="10539.8399999994" calcext:value-type="float">
            <text:p>10539.8399999994</text:p>
          </table:table-cell>
        </table:table-row>
        <table:table-row table:style-name="ro2">
          <table:table-cell office:value-type="float" office:value="18.085015015015" calcext:value-type="float">
            <text:p>18.085015015015</text:p>
          </table:table-cell>
          <table:table-cell office:value-type="float" office:value="10563.8399999994" calcext:value-type="float">
            <text:p>10563.8399999994</text:p>
          </table:table-cell>
        </table:table-row>
        <table:table-row table:style-name="ro2">
          <table:table-cell office:value-type="float" office:value="18.109019019019" calcext:value-type="float">
            <text:p>18.109019019019</text:p>
          </table:table-cell>
          <table:table-cell office:value-type="float" office:value="10587.8399999994" calcext:value-type="float">
            <text:p>10587.8399999994</text:p>
          </table:table-cell>
        </table:table-row>
        <table:table-row table:style-name="ro2">
          <table:table-cell office:value-type="float" office:value="18.133023023023" calcext:value-type="float">
            <text:p>18.133023023023</text:p>
          </table:table-cell>
          <table:table-cell office:value-type="float" office:value="10611.8399999994" calcext:value-type="float">
            <text:p>10611.8399999994</text:p>
          </table:table-cell>
        </table:table-row>
        <table:table-row table:style-name="ro2">
          <table:table-cell office:value-type="float" office:value="18.157027027027" calcext:value-type="float">
            <text:p>18.157027027027</text:p>
          </table:table-cell>
          <table:table-cell office:value-type="float" office:value="10635.8399999994" calcext:value-type="float">
            <text:p>10635.8399999994</text:p>
          </table:table-cell>
        </table:table-row>
        <table:table-row table:style-name="ro2">
          <table:table-cell office:value-type="float" office:value="18.181031031031" calcext:value-type="float">
            <text:p>18.181031031031</text:p>
          </table:table-cell>
          <table:table-cell office:value-type="float" office:value="10659.8399999994" calcext:value-type="float">
            <text:p>10659.8399999994</text:p>
          </table:table-cell>
        </table:table-row>
        <table:table-row table:style-name="ro2">
          <table:table-cell office:value-type="float" office:value="18.205035035035" calcext:value-type="float">
            <text:p>18.205035035035</text:p>
          </table:table-cell>
          <table:table-cell office:value-type="float" office:value="10683.8399999994" calcext:value-type="float">
            <text:p>10683.8399999994</text:p>
          </table:table-cell>
        </table:table-row>
        <table:table-row table:style-name="ro2">
          <table:table-cell office:value-type="float" office:value="18.229039039039" calcext:value-type="float">
            <text:p>18.229039039039</text:p>
          </table:table-cell>
          <table:table-cell office:value-type="float" office:value="10707.8399999994" calcext:value-type="float">
            <text:p>10707.8399999994</text:p>
          </table:table-cell>
        </table:table-row>
        <table:table-row table:style-name="ro2">
          <table:table-cell office:value-type="float" office:value="18.253043043043" calcext:value-type="float">
            <text:p>18.253043043043</text:p>
          </table:table-cell>
          <table:table-cell office:value-type="float" office:value="10709.9999999994" calcext:value-type="float">
            <text:p>10709.9999999994</text:p>
          </table:table-cell>
        </table:table-row>
        <table:table-row table:style-name="ro2">
          <table:table-cell office:value-type="float" office:value="18.277047047047" calcext:value-type="float">
            <text:p>18.277047047047</text:p>
          </table:table-cell>
          <table:table-cell office:value-type="float" office:value="10712.1599999994" calcext:value-type="float">
            <text:p>10712.1599999994</text:p>
          </table:table-cell>
        </table:table-row>
        <table:table-row table:style-name="ro2">
          <table:table-cell office:value-type="float" office:value="18.3010510510511" calcext:value-type="float">
            <text:p>18.3010510510511</text:p>
          </table:table-cell>
          <table:table-cell office:value-type="float" office:value="10736.1599999994" calcext:value-type="float">
            <text:p>10736.1599999994</text:p>
          </table:table-cell>
        </table:table-row>
        <table:table-row table:style-name="ro2">
          <table:table-cell office:value-type="float" office:value="18.3250550550551" calcext:value-type="float">
            <text:p>18.3250550550551</text:p>
          </table:table-cell>
          <table:table-cell office:value-type="float" office:value="10760.1599999994" calcext:value-type="float">
            <text:p>10760.1599999994</text:p>
          </table:table-cell>
        </table:table-row>
        <table:table-row table:style-name="ro2">
          <table:table-cell office:value-type="float" office:value="18.3490590590591" calcext:value-type="float">
            <text:p>18.3490590590591</text:p>
          </table:table-cell>
          <table:table-cell office:value-type="float" office:value="10784.1599999994" calcext:value-type="float">
            <text:p>10784.1599999994</text:p>
          </table:table-cell>
        </table:table-row>
        <table:table-row table:style-name="ro2">
          <table:table-cell office:value-type="float" office:value="18.3730630630631" calcext:value-type="float">
            <text:p>18.3730630630631</text:p>
          </table:table-cell>
          <table:table-cell office:value-type="float" office:value="10808.1599999994" calcext:value-type="float">
            <text:p>10808.1599999994</text:p>
          </table:table-cell>
        </table:table-row>
        <table:table-row table:style-name="ro2">
          <table:table-cell office:value-type="float" office:value="18.3970670670671" calcext:value-type="float">
            <text:p>18.3970670670671</text:p>
          </table:table-cell>
          <table:table-cell office:value-type="float" office:value="10832.1599999994" calcext:value-type="float">
            <text:p>10832.1599999994</text:p>
          </table:table-cell>
        </table:table-row>
        <table:table-row table:style-name="ro2">
          <table:table-cell office:value-type="float" office:value="18.4210710710711" calcext:value-type="float">
            <text:p>18.4210710710711</text:p>
          </table:table-cell>
          <table:table-cell office:value-type="float" office:value="10856.1599999994" calcext:value-type="float">
            <text:p>10856.1599999994</text:p>
          </table:table-cell>
        </table:table-row>
        <table:table-row table:style-name="ro2">
          <table:table-cell office:value-type="float" office:value="18.4450750750751" calcext:value-type="float">
            <text:p>18.4450750750751</text:p>
          </table:table-cell>
          <table:table-cell office:value-type="float" office:value="10880.1599999994" calcext:value-type="float">
            <text:p>10880.1599999994</text:p>
          </table:table-cell>
        </table:table-row>
        <table:table-row table:style-name="ro2">
          <table:table-cell office:value-type="float" office:value="18.4690790790791" calcext:value-type="float">
            <text:p>18.4690790790791</text:p>
          </table:table-cell>
          <table:table-cell office:value-type="float" office:value="10904.1599999994" calcext:value-type="float">
            <text:p>10904.1599999994</text:p>
          </table:table-cell>
        </table:table-row>
        <table:table-row table:style-name="ro2">
          <table:table-cell office:value-type="float" office:value="18.4930830830831" calcext:value-type="float">
            <text:p>18.4930830830831</text:p>
          </table:table-cell>
          <table:table-cell office:value-type="float" office:value="10928.1599999994" calcext:value-type="float">
            <text:p>10928.1599999994</text:p>
          </table:table-cell>
        </table:table-row>
        <table:table-row table:style-name="ro2">
          <table:table-cell office:value-type="float" office:value="18.5170870870871" calcext:value-type="float">
            <text:p>18.5170870870871</text:p>
          </table:table-cell>
          <table:table-cell office:value-type="float" office:value="10952.1599999994" calcext:value-type="float">
            <text:p>10952.1599999994</text:p>
          </table:table-cell>
        </table:table-row>
        <table:table-row table:style-name="ro2">
          <table:table-cell office:value-type="float" office:value="18.5410910910911" calcext:value-type="float">
            <text:p>18.5410910910911</text:p>
          </table:table-cell>
          <table:table-cell office:value-type="float" office:value="10976.1599999994" calcext:value-type="float">
            <text:p>10976.1599999994</text:p>
          </table:table-cell>
        </table:table-row>
        <table:table-row table:style-name="ro2">
          <table:table-cell office:value-type="float" office:value="18.5650950950951" calcext:value-type="float">
            <text:p>18.5650950950951</text:p>
          </table:table-cell>
          <table:table-cell office:value-type="float" office:value="11000.8799999994" calcext:value-type="float">
            <text:p>11000.8799999994</text:p>
          </table:table-cell>
        </table:table-row>
        <table:table-row table:style-name="ro2">
          <table:table-cell office:value-type="float" office:value="18.5890990990991" calcext:value-type="float">
            <text:p>18.5890990990991</text:p>
          </table:table-cell>
          <table:table-cell office:value-type="float" office:value="11025.5999999994" calcext:value-type="float">
            <text:p>11025.5999999994</text:p>
          </table:table-cell>
        </table:table-row>
        <table:table-row table:style-name="ro2">
          <table:table-cell office:value-type="float" office:value="18.6131031031031" calcext:value-type="float">
            <text:p>18.6131031031031</text:p>
          </table:table-cell>
          <table:table-cell office:value-type="float" office:value="11028.4799999994" calcext:value-type="float">
            <text:p>11028.4799999994</text:p>
          </table:table-cell>
        </table:table-row>
        <table:table-row table:style-name="ro2">
          <table:table-cell office:value-type="float" office:value="18.6371071071071" calcext:value-type="float">
            <text:p>18.6371071071071</text:p>
          </table:table-cell>
          <table:table-cell office:value-type="float" office:value="11031.3599999994" calcext:value-type="float">
            <text:p>11031.3599999994</text:p>
          </table:table-cell>
        </table:table-row>
        <table:table-row table:style-name="ro2">
          <table:table-cell office:value-type="float" office:value="18.6611111111111" calcext:value-type="float">
            <text:p>18.6611111111111</text:p>
          </table:table-cell>
          <table:table-cell office:value-type="float" office:value="11034.2399999994" calcext:value-type="float">
            <text:p>11034.2399999994</text:p>
          </table:table-cell>
        </table:table-row>
        <table:table-row table:style-name="ro2">
          <table:table-cell office:value-type="float" office:value="18.6851151151151" calcext:value-type="float">
            <text:p>18.6851151151151</text:p>
          </table:table-cell>
          <table:table-cell office:value-type="float" office:value="11037.1199999993" calcext:value-type="float">
            <text:p>11037.1199999993</text:p>
          </table:table-cell>
        </table:table-row>
        <table:table-row table:style-name="ro2">
          <table:table-cell office:value-type="float" office:value="18.7091191191191" calcext:value-type="float">
            <text:p>18.7091191191191</text:p>
          </table:table-cell>
          <table:table-cell office:value-type="float" office:value="11039.9999999993" calcext:value-type="float">
            <text:p>11039.9999999993</text:p>
          </table:table-cell>
        </table:table-row>
        <table:table-row table:style-name="ro2">
          <table:table-cell office:value-type="float" office:value="18.7331231231231" calcext:value-type="float">
            <text:p>18.7331231231231</text:p>
          </table:table-cell>
          <table:table-cell office:value-type="float" office:value="11042.8799999993" calcext:value-type="float">
            <text:p>11042.8799999993</text:p>
          </table:table-cell>
        </table:table-row>
        <table:table-row table:style-name="ro2">
          <table:table-cell office:value-type="float" office:value="18.7571271271271" calcext:value-type="float">
            <text:p>18.7571271271271</text:p>
          </table:table-cell>
          <table:table-cell office:value-type="float" office:value="11045.0399999993" calcext:value-type="float">
            <text:p>11045.0399999993</text:p>
          </table:table-cell>
        </table:table-row>
        <table:table-row table:style-name="ro2">
          <table:table-cell office:value-type="float" office:value="18.7811311311311" calcext:value-type="float">
            <text:p>18.7811311311311</text:p>
          </table:table-cell>
          <table:table-cell office:value-type="float" office:value="11047.1999999993" calcext:value-type="float">
            <text:p>11047.1999999993</text:p>
          </table:table-cell>
        </table:table-row>
        <table:table-row table:style-name="ro2">
          <table:table-cell office:value-type="float" office:value="18.8051351351351" calcext:value-type="float">
            <text:p>18.8051351351351</text:p>
          </table:table-cell>
          <table:table-cell office:value-type="float" office:value="11050.0799999993" calcext:value-type="float">
            <text:p>11050.0799999993</text:p>
          </table:table-cell>
        </table:table-row>
        <table:table-row table:style-name="ro2">
          <table:table-cell office:value-type="float" office:value="18.8291391391391" calcext:value-type="float">
            <text:p>18.8291391391391</text:p>
          </table:table-cell>
          <table:table-cell office:value-type="float" office:value="11052.9599999993" calcext:value-type="float">
            <text:p>11052.9599999993</text:p>
          </table:table-cell>
        </table:table-row>
        <table:table-row table:style-name="ro2">
          <table:table-cell office:value-type="float" office:value="18.8531431431431" calcext:value-type="float">
            <text:p>18.8531431431431</text:p>
          </table:table-cell>
          <table:table-cell office:value-type="float" office:value="11055.8399999993" calcext:value-type="float">
            <text:p>11055.8399999993</text:p>
          </table:table-cell>
        </table:table-row>
        <table:table-row table:style-name="ro2">
          <table:table-cell office:value-type="float" office:value="18.8771471471471" calcext:value-type="float">
            <text:p>18.8771471471471</text:p>
          </table:table-cell>
          <table:table-cell office:value-type="float" office:value="11058.7199999993" calcext:value-type="float">
            <text:p>11058.7199999993</text:p>
          </table:table-cell>
        </table:table-row>
        <table:table-row table:style-name="ro2">
          <table:table-cell office:value-type="float" office:value="18.9011511511512" calcext:value-type="float">
            <text:p>18.9011511511512</text:p>
          </table:table-cell>
          <table:table-cell office:value-type="float" office:value="11061.5999999993" calcext:value-type="float">
            <text:p>11061.5999999993</text:p>
          </table:table-cell>
        </table:table-row>
        <table:table-row table:style-name="ro2">
          <table:table-cell office:value-type="float" office:value="18.9251551551552" calcext:value-type="float">
            <text:p>18.9251551551552</text:p>
          </table:table-cell>
          <table:table-cell office:value-type="float" office:value="11064.4799999993" calcext:value-type="float">
            <text:p>11064.4799999993</text:p>
          </table:table-cell>
        </table:table-row>
        <table:table-row table:style-name="ro2">
          <table:table-cell office:value-type="float" office:value="18.9491591591592" calcext:value-type="float">
            <text:p>18.9491591591592</text:p>
          </table:table-cell>
          <table:table-cell office:value-type="float" office:value="11067.3599999993" calcext:value-type="float">
            <text:p>11067.3599999993</text:p>
          </table:table-cell>
        </table:table-row>
        <table:table-row table:style-name="ro2">
          <table:table-cell office:value-type="float" office:value="18.9731631631632" calcext:value-type="float">
            <text:p>18.9731631631632</text:p>
          </table:table-cell>
          <table:table-cell office:value-type="float" office:value="11070.2399999993" calcext:value-type="float">
            <text:p>11070.2399999993</text:p>
          </table:table-cell>
        </table:table-row>
        <table:table-row table:style-name="ro2">
          <table:table-cell office:value-type="float" office:value="18.9971671671672" calcext:value-type="float">
            <text:p>18.9971671671672</text:p>
          </table:table-cell>
          <table:table-cell office:value-type="float" office:value="11073.1199999993" calcext:value-type="float">
            <text:p>11073.1199999993</text:p>
          </table:table-cell>
        </table:table-row>
        <table:table-row table:style-name="ro2">
          <table:table-cell office:value-type="float" office:value="19.0211711711712" calcext:value-type="float">
            <text:p>19.0211711711712</text:p>
          </table:table-cell>
          <table:table-cell office:value-type="float" office:value="11075.9999999993" calcext:value-type="float">
            <text:p>11075.9999999993</text:p>
          </table:table-cell>
        </table:table-row>
        <table:table-row table:style-name="ro2">
          <table:table-cell office:value-type="float" office:value="19.0451751751752" calcext:value-type="float">
            <text:p>19.0451751751752</text:p>
          </table:table-cell>
          <table:table-cell office:value-type="float" office:value="11078.8799999993" calcext:value-type="float">
            <text:p>11078.8799999993</text:p>
          </table:table-cell>
        </table:table-row>
        <table:table-row table:style-name="ro2">
          <table:table-cell office:value-type="float" office:value="19.0691791791792" calcext:value-type="float">
            <text:p>19.0691791791792</text:p>
          </table:table-cell>
          <table:table-cell office:value-type="float" office:value="11081.7599999993" calcext:value-type="float">
            <text:p>11081.7599999993</text:p>
          </table:table-cell>
        </table:table-row>
        <table:table-row table:style-name="ro2">
          <table:table-cell office:value-type="float" office:value="19.0931831831832" calcext:value-type="float">
            <text:p>19.0931831831832</text:p>
          </table:table-cell>
          <table:table-cell office:value-type="float" office:value="11084.6399999993" calcext:value-type="float">
            <text:p>11084.6399999993</text:p>
          </table:table-cell>
        </table:table-row>
        <table:table-row table:style-name="ro2">
          <table:table-cell office:value-type="float" office:value="19.1171871871872" calcext:value-type="float">
            <text:p>19.1171871871872</text:p>
          </table:table-cell>
          <table:table-cell office:value-type="float" office:value="11087.5199999993" calcext:value-type="float">
            <text:p>11087.5199999993</text:p>
          </table:table-cell>
        </table:table-row>
        <table:table-row table:style-name="ro2">
          <table:table-cell office:value-type="float" office:value="19.1411911911912" calcext:value-type="float">
            <text:p>19.1411911911912</text:p>
          </table:table-cell>
          <table:table-cell office:value-type="float" office:value="11090.3999999993" calcext:value-type="float">
            <text:p>11090.3999999993</text:p>
          </table:table-cell>
        </table:table-row>
        <table:table-row table:style-name="ro2">
          <table:table-cell office:value-type="float" office:value="19.1651951951952" calcext:value-type="float">
            <text:p>19.1651951951952</text:p>
          </table:table-cell>
          <table:table-cell office:value-type="float" office:value="11093.2799999993" calcext:value-type="float">
            <text:p>11093.2799999993</text:p>
          </table:table-cell>
        </table:table-row>
        <table:table-row table:style-name="ro2">
          <table:table-cell office:value-type="float" office:value="19.1891991991992" calcext:value-type="float">
            <text:p>19.1891991991992</text:p>
          </table:table-cell>
          <table:table-cell office:value-type="float" office:value="11096.1599999993" calcext:value-type="float">
            <text:p>11096.1599999993</text:p>
          </table:table-cell>
        </table:table-row>
        <table:table-row table:style-name="ro2">
          <table:table-cell office:value-type="float" office:value="19.2132032032032" calcext:value-type="float">
            <text:p>19.2132032032032</text:p>
          </table:table-cell>
          <table:table-cell office:value-type="float" office:value="11099.0399999993" calcext:value-type="float">
            <text:p>11099.0399999993</text:p>
          </table:table-cell>
        </table:table-row>
        <table:table-row table:style-name="ro2">
          <table:table-cell office:value-type="float" office:value="19.2372072072072" calcext:value-type="float">
            <text:p>19.2372072072072</text:p>
          </table:table-cell>
          <table:table-cell office:value-type="float" office:value="11101.9199999993" calcext:value-type="float">
            <text:p>11101.9199999993</text:p>
          </table:table-cell>
        </table:table-row>
        <table:table-row table:style-name="ro2">
          <table:table-cell office:value-type="float" office:value="19.2612112112112" calcext:value-type="float">
            <text:p>19.2612112112112</text:p>
          </table:table-cell>
          <table:table-cell office:value-type="float" office:value="11104.7999999993" calcext:value-type="float">
            <text:p>11104.7999999993</text:p>
          </table:table-cell>
        </table:table-row>
        <table:table-row table:style-name="ro2">
          <table:table-cell office:value-type="float" office:value="19.2852152152152" calcext:value-type="float">
            <text:p>19.2852152152152</text:p>
          </table:table-cell>
          <table:table-cell office:value-type="float" office:value="11107.6799999993" calcext:value-type="float">
            <text:p>11107.6799999993</text:p>
          </table:table-cell>
        </table:table-row>
        <table:table-row table:style-name="ro2">
          <table:table-cell office:value-type="float" office:value="19.3092192192192" calcext:value-type="float">
            <text:p>19.3092192192192</text:p>
          </table:table-cell>
          <table:table-cell office:value-type="float" office:value="11110.5599999993" calcext:value-type="float">
            <text:p>11110.5599999993</text:p>
          </table:table-cell>
        </table:table-row>
        <table:table-row table:style-name="ro2">
          <table:table-cell office:value-type="float" office:value="19.3332232232232" calcext:value-type="float">
            <text:p>19.3332232232232</text:p>
          </table:table-cell>
          <table:table-cell office:value-type="float" office:value="11113.4399999993" calcext:value-type="float">
            <text:p>11113.4399999993</text:p>
          </table:table-cell>
        </table:table-row>
        <table:table-row table:style-name="ro2">
          <table:table-cell office:value-type="float" office:value="19.3572272272272" calcext:value-type="float">
            <text:p>19.3572272272272</text:p>
          </table:table-cell>
          <table:table-cell office:value-type="float" office:value="11116.3199999993" calcext:value-type="float">
            <text:p>11116.3199999993</text:p>
          </table:table-cell>
        </table:table-row>
        <table:table-row table:style-name="ro2">
          <table:table-cell office:value-type="float" office:value="19.3812312312312" calcext:value-type="float">
            <text:p>19.3812312312312</text:p>
          </table:table-cell>
          <table:table-cell office:value-type="float" office:value="11119.1999999993" calcext:value-type="float">
            <text:p>11119.1999999993</text:p>
          </table:table-cell>
        </table:table-row>
        <table:table-row table:style-name="ro2">
          <table:table-cell office:value-type="float" office:value="19.4052352352352" calcext:value-type="float">
            <text:p>19.4052352352352</text:p>
          </table:table-cell>
          <table:table-cell office:value-type="float" office:value="11122.0799999993" calcext:value-type="float">
            <text:p>11122.0799999993</text:p>
          </table:table-cell>
        </table:table-row>
        <table:table-row table:style-name="ro2">
          <table:table-cell office:value-type="float" office:value="19.4292392392392" calcext:value-type="float">
            <text:p>19.4292392392392</text:p>
          </table:table-cell>
          <table:table-cell office:value-type="float" office:value="11124.9599999993" calcext:value-type="float">
            <text:p>11124.9599999993</text:p>
          </table:table-cell>
        </table:table-row>
        <table:table-row table:style-name="ro2">
          <table:table-cell office:value-type="float" office:value="19.4532432432432" calcext:value-type="float">
            <text:p>19.4532432432432</text:p>
          </table:table-cell>
          <table:table-cell office:value-type="float" office:value="11127.8399999993" calcext:value-type="float">
            <text:p>11127.8399999993</text:p>
          </table:table-cell>
        </table:table-row>
        <table:table-row table:style-name="ro2">
          <table:table-cell office:value-type="float" office:value="19.4772472472472" calcext:value-type="float">
            <text:p>19.4772472472472</text:p>
          </table:table-cell>
          <table:table-cell office:value-type="float" office:value="11130.7199999993" calcext:value-type="float">
            <text:p>11130.7199999993</text:p>
          </table:table-cell>
        </table:table-row>
        <table:table-row table:style-name="ro2">
          <table:table-cell office:value-type="float" office:value="19.5012512512513" calcext:value-type="float">
            <text:p>19.5012512512513</text:p>
          </table:table-cell>
          <table:table-cell office:value-type="float" office:value="11133.5999999993" calcext:value-type="float">
            <text:p>11133.5999999993</text:p>
          </table:table-cell>
        </table:table-row>
        <table:table-row table:style-name="ro2">
          <table:table-cell office:value-type="float" office:value="19.5252552552553" calcext:value-type="float">
            <text:p>19.5252552552553</text:p>
          </table:table-cell>
          <table:table-cell office:value-type="float" office:value="11136.4799999993" calcext:value-type="float">
            <text:p>11136.4799999993</text:p>
          </table:table-cell>
        </table:table-row>
        <table:table-row table:style-name="ro2">
          <table:table-cell office:value-type="float" office:value="19.5492592592593" calcext:value-type="float">
            <text:p>19.5492592592593</text:p>
          </table:table-cell>
          <table:table-cell office:value-type="float" office:value="11139.3599999993" calcext:value-type="float">
            <text:p>11139.3599999993</text:p>
          </table:table-cell>
        </table:table-row>
        <table:table-row table:style-name="ro2">
          <table:table-cell office:value-type="float" office:value="19.5732632632633" calcext:value-type="float">
            <text:p>19.5732632632633</text:p>
          </table:table-cell>
          <table:table-cell office:value-type="float" office:value="11142.2399999993" calcext:value-type="float">
            <text:p>11142.2399999993</text:p>
          </table:table-cell>
        </table:table-row>
        <table:table-row table:style-name="ro2">
          <table:table-cell office:value-type="float" office:value="19.5972672672673" calcext:value-type="float">
            <text:p>19.5972672672673</text:p>
          </table:table-cell>
          <table:table-cell office:value-type="float" office:value="11145.1199999993" calcext:value-type="float">
            <text:p>11145.1199999993</text:p>
          </table:table-cell>
        </table:table-row>
        <table:table-row table:style-name="ro2">
          <table:table-cell office:value-type="float" office:value="19.6212712712713" calcext:value-type="float">
            <text:p>19.6212712712713</text:p>
          </table:table-cell>
          <table:table-cell office:value-type="float" office:value="11147.9999999992" calcext:value-type="float">
            <text:p>11147.9999999992</text:p>
          </table:table-cell>
        </table:table-row>
        <table:table-row table:style-name="ro2">
          <table:table-cell office:value-type="float" office:value="19.6452752752753" calcext:value-type="float">
            <text:p>19.6452752752753</text:p>
          </table:table-cell>
          <table:table-cell office:value-type="float" office:value="11150.8799999992" calcext:value-type="float">
            <text:p>11150.8799999992</text:p>
          </table:table-cell>
        </table:table-row>
        <table:table-row table:style-name="ro2">
          <table:table-cell office:value-type="float" office:value="19.6692792792793" calcext:value-type="float">
            <text:p>19.6692792792793</text:p>
          </table:table-cell>
          <table:table-cell office:value-type="float" office:value="11153.7599999992" calcext:value-type="float">
            <text:p>11153.7599999992</text:p>
          </table:table-cell>
        </table:table-row>
        <table:table-row table:style-name="ro2">
          <table:table-cell office:value-type="float" office:value="19.6932832832833" calcext:value-type="float">
            <text:p>19.6932832832833</text:p>
          </table:table-cell>
          <table:table-cell office:value-type="float" office:value="11156.6399999992" calcext:value-type="float">
            <text:p>11156.6399999992</text:p>
          </table:table-cell>
        </table:table-row>
        <table:table-row table:style-name="ro2">
          <table:table-cell office:value-type="float" office:value="19.7172872872873" calcext:value-type="float">
            <text:p>19.7172872872873</text:p>
          </table:table-cell>
          <table:table-cell office:value-type="float" office:value="11159.5199999992" calcext:value-type="float">
            <text:p>11159.5199999992</text:p>
          </table:table-cell>
        </table:table-row>
        <table:table-row table:style-name="ro2">
          <table:table-cell office:value-type="float" office:value="19.7412912912913" calcext:value-type="float">
            <text:p>19.7412912912913</text:p>
          </table:table-cell>
          <table:table-cell office:value-type="float" office:value="11162.3999999992" calcext:value-type="float">
            <text:p>11162.3999999992</text:p>
          </table:table-cell>
        </table:table-row>
        <table:table-row table:style-name="ro2">
          <table:table-cell office:value-type="float" office:value="19.7652952952953" calcext:value-type="float">
            <text:p>19.7652952952953</text:p>
          </table:table-cell>
          <table:table-cell office:value-type="float" office:value="11165.9999999992" calcext:value-type="float">
            <text:p>11165.9999999992</text:p>
          </table:table-cell>
        </table:table-row>
        <table:table-row table:style-name="ro2">
          <table:table-cell office:value-type="float" office:value="19.7892992992993" calcext:value-type="float">
            <text:p>19.7892992992993</text:p>
          </table:table-cell>
          <table:table-cell office:value-type="float" office:value="11170.3199999992" calcext:value-type="float">
            <text:p>11170.3199999992</text:p>
          </table:table-cell>
        </table:table-row>
        <table:table-row table:style-name="ro2">
          <table:table-cell office:value-type="float" office:value="19.8133033033033" calcext:value-type="float">
            <text:p>19.8133033033033</text:p>
          </table:table-cell>
          <table:table-cell office:value-type="float" office:value="11174.6399999992" calcext:value-type="float">
            <text:p>11174.6399999992</text:p>
          </table:table-cell>
        </table:table-row>
        <table:table-row table:style-name="ro2">
          <table:table-cell office:value-type="float" office:value="19.8373073073073" calcext:value-type="float">
            <text:p>19.8373073073073</text:p>
          </table:table-cell>
          <table:table-cell office:value-type="float" office:value="11178.9599999992" calcext:value-type="float">
            <text:p>11178.9599999992</text:p>
          </table:table-cell>
        </table:table-row>
        <table:table-row table:style-name="ro2">
          <table:table-cell office:value-type="float" office:value="19.8613113113113" calcext:value-type="float">
            <text:p>19.8613113113113</text:p>
          </table:table-cell>
          <table:table-cell office:value-type="float" office:value="11183.2799999992" calcext:value-type="float">
            <text:p>11183.2799999992</text:p>
          </table:table-cell>
        </table:table-row>
        <table:table-row table:style-name="ro2">
          <table:table-cell office:value-type="float" office:value="19.8853153153153" calcext:value-type="float">
            <text:p>19.8853153153153</text:p>
          </table:table-cell>
          <table:table-cell office:value-type="float" office:value="11187.5999999992" calcext:value-type="float">
            <text:p>11187.5999999992</text:p>
          </table:table-cell>
        </table:table-row>
        <table:table-row table:style-name="ro2">
          <table:table-cell office:value-type="float" office:value="19.9093193193193" calcext:value-type="float">
            <text:p>19.9093193193193</text:p>
          </table:table-cell>
          <table:table-cell office:value-type="float" office:value="11191.9199999992" calcext:value-type="float">
            <text:p>11191.9199999992</text:p>
          </table:table-cell>
        </table:table-row>
        <table:table-row table:style-name="ro2">
          <table:table-cell office:value-type="float" office:value="19.9333233233233" calcext:value-type="float">
            <text:p>19.9333233233233</text:p>
          </table:table-cell>
          <table:table-cell office:value-type="float" office:value="11196.2399999992" calcext:value-type="float">
            <text:p>11196.2399999992</text:p>
          </table:table-cell>
        </table:table-row>
        <table:table-row table:style-name="ro2">
          <table:table-cell office:value-type="float" office:value="19.9573273273273" calcext:value-type="float">
            <text:p>19.9573273273273</text:p>
          </table:table-cell>
          <table:table-cell office:value-type="float" office:value="11200.5599999992" calcext:value-type="float">
            <text:p>11200.5599999992</text:p>
          </table:table-cell>
        </table:table-row>
        <table:table-row table:style-name="ro2">
          <table:table-cell office:value-type="float" office:value="19.9813313313313" calcext:value-type="float">
            <text:p>19.9813313313313</text:p>
          </table:table-cell>
          <table:table-cell office:value-type="float" office:value="11204.8799999992" calcext:value-type="float">
            <text:p>11204.8799999992</text:p>
          </table:table-cell>
        </table:table-row>
        <table:table-row table:style-name="ro2">
          <table:table-cell office:value-type="float" office:value="20.0053353353353" calcext:value-type="float">
            <text:p>20.0053353353353</text:p>
          </table:table-cell>
          <table:table-cell office:value-type="float" office:value="11209.1999999992" calcext:value-type="float">
            <text:p>11209.1999999992</text:p>
          </table:table-cell>
        </table:table-row>
        <table:table-row table:style-name="ro2">
          <table:table-cell office:value-type="float" office:value="20.0293393393393" calcext:value-type="float">
            <text:p>20.0293393393393</text:p>
          </table:table-cell>
          <table:table-cell office:value-type="float" office:value="11212.7999999992" calcext:value-type="float">
            <text:p>11212.7999999992</text:p>
          </table:table-cell>
        </table:table-row>
        <table:table-row table:style-name="ro2">
          <table:table-cell office:value-type="float" office:value="20.0533433433433" calcext:value-type="float">
            <text:p>20.0533433433433</text:p>
          </table:table-cell>
          <table:table-cell office:value-type="float" office:value="11216.3999999992" calcext:value-type="float">
            <text:p>11216.3999999992</text:p>
          </table:table-cell>
        </table:table-row>
        <table:table-row table:style-name="ro2">
          <table:table-cell office:value-type="float" office:value="20.0773473473473" calcext:value-type="float">
            <text:p>20.0773473473473</text:p>
          </table:table-cell>
          <table:table-cell office:value-type="float" office:value="11219.9999999992" calcext:value-type="float">
            <text:p>11219.9999999992</text:p>
          </table:table-cell>
        </table:table-row>
        <table:table-row table:style-name="ro2">
          <table:table-cell office:value-type="float" office:value="20.1013513513514" calcext:value-type="float">
            <text:p>20.1013513513514</text:p>
          </table:table-cell>
          <table:table-cell office:value-type="float" office:value="11223.5999999992" calcext:value-type="float">
            <text:p>11223.5999999992</text:p>
          </table:table-cell>
        </table:table-row>
        <table:table-row table:style-name="ro2">
          <table:table-cell office:value-type="float" office:value="20.1253553553554" calcext:value-type="float">
            <text:p>20.1253553553554</text:p>
          </table:table-cell>
          <table:table-cell office:value-type="float" office:value="11227.1999999992" calcext:value-type="float">
            <text:p>11227.1999999992</text:p>
          </table:table-cell>
        </table:table-row>
        <table:table-row table:style-name="ro2">
          <table:table-cell office:value-type="float" office:value="20.1493593593594" calcext:value-type="float">
            <text:p>20.1493593593594</text:p>
          </table:table-cell>
          <table:table-cell office:value-type="float" office:value="11230.7999999992" calcext:value-type="float">
            <text:p>11230.7999999992</text:p>
          </table:table-cell>
        </table:table-row>
        <table:table-row table:style-name="ro2">
          <table:table-cell office:value-type="float" office:value="20.1733633633634" calcext:value-type="float">
            <text:p>20.1733633633634</text:p>
          </table:table-cell>
          <table:table-cell office:value-type="float" office:value="11234.3999999992" calcext:value-type="float">
            <text:p>11234.3999999992</text:p>
          </table:table-cell>
        </table:table-row>
        <table:table-row table:style-name="ro2">
          <table:table-cell office:value-type="float" office:value="20.1973673673674" calcext:value-type="float">
            <text:p>20.1973673673674</text:p>
          </table:table-cell>
          <table:table-cell office:value-type="float" office:value="11237.9999999992" calcext:value-type="float">
            <text:p>11237.9999999992</text:p>
          </table:table-cell>
        </table:table-row>
        <table:table-row table:style-name="ro2">
          <table:table-cell office:value-type="float" office:value="20.2213713713714" calcext:value-type="float">
            <text:p>20.2213713713714</text:p>
          </table:table-cell>
          <table:table-cell office:value-type="float" office:value="11241.5999999992" calcext:value-type="float">
            <text:p>11241.5999999992</text:p>
          </table:table-cell>
        </table:table-row>
        <table:table-row table:style-name="ro2">
          <table:table-cell office:value-type="float" office:value="20.2453753753754" calcext:value-type="float">
            <text:p>20.2453753753754</text:p>
          </table:table-cell>
          <table:table-cell office:value-type="float" office:value="11245.1999999992" calcext:value-type="float">
            <text:p>11245.1999999992</text:p>
          </table:table-cell>
        </table:table-row>
        <table:table-row table:style-name="ro2">
          <table:table-cell office:value-type="float" office:value="20.2693793793794" calcext:value-type="float">
            <text:p>20.2693793793794</text:p>
          </table:table-cell>
          <table:table-cell office:value-type="float" office:value="11248.7999999992" calcext:value-type="float">
            <text:p>11248.7999999992</text:p>
          </table:table-cell>
        </table:table-row>
        <table:table-row table:style-name="ro2">
          <table:table-cell office:value-type="float" office:value="20.2933833833834" calcext:value-type="float">
            <text:p>20.2933833833834</text:p>
          </table:table-cell>
          <table:table-cell office:value-type="float" office:value="11251.6799999992" calcext:value-type="float">
            <text:p>11251.6799999992</text:p>
          </table:table-cell>
        </table:table-row>
        <table:table-row table:style-name="ro2">
          <table:table-cell office:value-type="float" office:value="20.3173873873874" calcext:value-type="float">
            <text:p>20.3173873873874</text:p>
          </table:table-cell>
          <table:table-cell office:value-type="float" office:value="11254.5599999992" calcext:value-type="float">
            <text:p>11254.5599999992</text:p>
          </table:table-cell>
        </table:table-row>
        <table:table-row table:style-name="ro2">
          <table:table-cell office:value-type="float" office:value="20.3413913913914" calcext:value-type="float">
            <text:p>20.3413913913914</text:p>
          </table:table-cell>
          <table:table-cell office:value-type="float" office:value="11257.4399999991" calcext:value-type="float">
            <text:p>11257.4399999991</text:p>
          </table:table-cell>
        </table:table-row>
        <table:table-row table:style-name="ro2">
          <table:table-cell office:value-type="float" office:value="20.3653953953954" calcext:value-type="float">
            <text:p>20.3653953953954</text:p>
          </table:table-cell>
          <table:table-cell office:value-type="float" office:value="11260.3199999991" calcext:value-type="float">
            <text:p>11260.3199999991</text:p>
          </table:table-cell>
        </table:table-row>
        <table:table-row table:style-name="ro2">
          <table:table-cell office:value-type="float" office:value="20.3893993993994" calcext:value-type="float">
            <text:p>20.3893993993994</text:p>
          </table:table-cell>
          <table:table-cell office:value-type="float" office:value="11263.1999999991" calcext:value-type="float">
            <text:p>11263.1999999991</text:p>
          </table:table-cell>
        </table:table-row>
        <table:table-row table:style-name="ro2">
          <table:table-cell office:value-type="float" office:value="20.4134034034034" calcext:value-type="float">
            <text:p>20.4134034034034</text:p>
          </table:table-cell>
          <table:table-cell office:value-type="float" office:value="11266.0799999991" calcext:value-type="float">
            <text:p>11266.0799999991</text:p>
          </table:table-cell>
        </table:table-row>
        <table:table-row table:style-name="ro2">
          <table:table-cell office:value-type="float" office:value="20.4374074074074" calcext:value-type="float">
            <text:p>20.4374074074074</text:p>
          </table:table-cell>
          <table:table-cell office:value-type="float" office:value="11268.9599999991" calcext:value-type="float">
            <text:p>11268.9599999991</text:p>
          </table:table-cell>
        </table:table-row>
        <table:table-row table:style-name="ro2">
          <table:table-cell office:value-type="float" office:value="20.4614114114114" calcext:value-type="float">
            <text:p>20.4614114114114</text:p>
          </table:table-cell>
          <table:table-cell office:value-type="float" office:value="11271.8399999991" calcext:value-type="float">
            <text:p>11271.8399999991</text:p>
          </table:table-cell>
        </table:table-row>
        <table:table-row table:style-name="ro2">
          <table:table-cell office:value-type="float" office:value="20.4854154154154" calcext:value-type="float">
            <text:p>20.4854154154154</text:p>
          </table:table-cell>
          <table:table-cell office:value-type="float" office:value="11274.7199999991" calcext:value-type="float">
            <text:p>11274.7199999991</text:p>
          </table:table-cell>
        </table:table-row>
        <table:table-row table:style-name="ro2">
          <table:table-cell office:value-type="float" office:value="20.5094194194194" calcext:value-type="float">
            <text:p>20.5094194194194</text:p>
          </table:table-cell>
          <table:table-cell office:value-type="float" office:value="11277.5999999991" calcext:value-type="float">
            <text:p>11277.5999999991</text:p>
          </table:table-cell>
        </table:table-row>
        <table:table-row table:style-name="ro2">
          <table:table-cell office:value-type="float" office:value="20.5334234234234" calcext:value-type="float">
            <text:p>20.5334234234234</text:p>
          </table:table-cell>
          <table:table-cell office:value-type="float" office:value="11280.4799999991" calcext:value-type="float">
            <text:p>11280.4799999991</text:p>
          </table:table-cell>
        </table:table-row>
        <table:table-row table:style-name="ro2">
          <table:table-cell office:value-type="float" office:value="20.5574274274274" calcext:value-type="float">
            <text:p>20.5574274274274</text:p>
          </table:table-cell>
          <table:table-cell office:value-type="float" office:value="11283.3599999991" calcext:value-type="float">
            <text:p>11283.3599999991</text:p>
          </table:table-cell>
        </table:table-row>
        <table:table-row table:style-name="ro2">
          <table:table-cell office:value-type="float" office:value="20.5814314314314" calcext:value-type="float">
            <text:p>20.5814314314314</text:p>
          </table:table-cell>
          <table:table-cell office:value-type="float" office:value="11286.2399999991" calcext:value-type="float">
            <text:p>11286.2399999991</text:p>
          </table:table-cell>
        </table:table-row>
        <table:table-row table:style-name="ro2">
          <table:table-cell office:value-type="float" office:value="20.6054354354354" calcext:value-type="float">
            <text:p>20.6054354354354</text:p>
          </table:table-cell>
          <table:table-cell office:value-type="float" office:value="11289.1199999991" calcext:value-type="float">
            <text:p>11289.1199999991</text:p>
          </table:table-cell>
        </table:table-row>
        <table:table-row table:style-name="ro2">
          <table:table-cell office:value-type="float" office:value="20.6294394394394" calcext:value-type="float">
            <text:p>20.6294394394394</text:p>
          </table:table-cell>
          <table:table-cell office:value-type="float" office:value="11291.9999999991" calcext:value-type="float">
            <text:p>11291.9999999991</text:p>
          </table:table-cell>
        </table:table-row>
        <table:table-row table:style-name="ro2">
          <table:table-cell office:value-type="float" office:value="20.6534434434434" calcext:value-type="float">
            <text:p>20.6534434434434</text:p>
          </table:table-cell>
          <table:table-cell office:value-type="float" office:value="11294.8799999991" calcext:value-type="float">
            <text:p>11294.8799999991</text:p>
          </table:table-cell>
        </table:table-row>
        <table:table-row table:style-name="ro2">
          <table:table-cell office:value-type="float" office:value="20.6774474474474" calcext:value-type="float">
            <text:p>20.6774474474474</text:p>
          </table:table-cell>
          <table:table-cell office:value-type="float" office:value="11297.7599999991" calcext:value-type="float">
            <text:p>11297.7599999991</text:p>
          </table:table-cell>
        </table:table-row>
        <table:table-row table:style-name="ro2">
          <table:table-cell office:value-type="float" office:value="20.7014514514515" calcext:value-type="float">
            <text:p>20.7014514514515</text:p>
          </table:table-cell>
          <table:table-cell office:value-type="float" office:value="11300.6399999991" calcext:value-type="float">
            <text:p>11300.6399999991</text:p>
          </table:table-cell>
        </table:table-row>
        <table:table-row table:style-name="ro2">
          <table:table-cell office:value-type="float" office:value="20.7254554554555" calcext:value-type="float">
            <text:p>20.7254554554555</text:p>
          </table:table-cell>
          <table:table-cell office:value-type="float" office:value="11303.5199999991" calcext:value-type="float">
            <text:p>11303.5199999991</text:p>
          </table:table-cell>
        </table:table-row>
        <table:table-row table:style-name="ro2">
          <table:table-cell office:value-type="float" office:value="20.7494594594595" calcext:value-type="float">
            <text:p>20.7494594594595</text:p>
          </table:table-cell>
          <table:table-cell office:value-type="float" office:value="11306.3999999991" calcext:value-type="float">
            <text:p>11306.3999999991</text:p>
          </table:table-cell>
        </table:table-row>
        <table:table-row table:style-name="ro2">
          <table:table-cell office:value-type="float" office:value="20.7734634634635" calcext:value-type="float">
            <text:p>20.7734634634635</text:p>
          </table:table-cell>
          <table:table-cell office:value-type="float" office:value="11309.2799999991" calcext:value-type="float">
            <text:p>11309.2799999991</text:p>
          </table:table-cell>
        </table:table-row>
        <table:table-row table:style-name="ro2">
          <table:table-cell office:value-type="float" office:value="20.7974674674675" calcext:value-type="float">
            <text:p>20.7974674674675</text:p>
          </table:table-cell>
          <table:table-cell office:value-type="float" office:value="11312.1599999991" calcext:value-type="float">
            <text:p>11312.1599999991</text:p>
          </table:table-cell>
        </table:table-row>
        <table:table-row table:style-name="ro2">
          <table:table-cell office:value-type="float" office:value="20.8214714714715" calcext:value-type="float">
            <text:p>20.8214714714715</text:p>
          </table:table-cell>
          <table:table-cell office:value-type="float" office:value="11314.3199999991" calcext:value-type="float">
            <text:p>11314.3199999991</text:p>
          </table:table-cell>
        </table:table-row>
        <table:table-row table:style-name="ro2">
          <table:table-cell office:value-type="float" office:value="20.8454754754755" calcext:value-type="float">
            <text:p>20.8454754754755</text:p>
          </table:table-cell>
          <table:table-cell office:value-type="float" office:value="11316.4799999991" calcext:value-type="float">
            <text:p>11316.4799999991</text:p>
          </table:table-cell>
        </table:table-row>
        <table:table-row table:style-name="ro2">
          <table:table-cell office:value-type="float" office:value="20.8694794794795" calcext:value-type="float">
            <text:p>20.8694794794795</text:p>
          </table:table-cell>
          <table:table-cell office:value-type="float" office:value="11319.3599999991" calcext:value-type="float">
            <text:p>11319.3599999991</text:p>
          </table:table-cell>
        </table:table-row>
        <table:table-row table:style-name="ro2">
          <table:table-cell office:value-type="float" office:value="20.8934834834835" calcext:value-type="float">
            <text:p>20.8934834834835</text:p>
          </table:table-cell>
          <table:table-cell office:value-type="float" office:value="11322.2399999991" calcext:value-type="float">
            <text:p>11322.2399999991</text:p>
          </table:table-cell>
        </table:table-row>
        <table:table-row table:style-name="ro2">
          <table:table-cell office:value-type="float" office:value="20.9174874874875" calcext:value-type="float">
            <text:p>20.9174874874875</text:p>
          </table:table-cell>
          <table:table-cell office:value-type="float" office:value="11325.1199999991" calcext:value-type="float">
            <text:p>11325.1199999991</text:p>
          </table:table-cell>
        </table:table-row>
        <table:table-row table:style-name="ro2">
          <table:table-cell office:value-type="float" office:value="20.9414914914915" calcext:value-type="float">
            <text:p>20.9414914914915</text:p>
          </table:table-cell>
          <table:table-cell office:value-type="float" office:value="11327.9999999991" calcext:value-type="float">
            <text:p>11327.9999999991</text:p>
          </table:table-cell>
        </table:table-row>
        <table:table-row table:style-name="ro2">
          <table:table-cell office:value-type="float" office:value="20.9654954954955" calcext:value-type="float">
            <text:p>20.9654954954955</text:p>
          </table:table-cell>
          <table:table-cell office:value-type="float" office:value="11330.8799999991" calcext:value-type="float">
            <text:p>11330.8799999991</text:p>
          </table:table-cell>
        </table:table-row>
        <table:table-row table:style-name="ro2">
          <table:table-cell office:value-type="float" office:value="20.9894994994995" calcext:value-type="float">
            <text:p>20.9894994994995</text:p>
          </table:table-cell>
          <table:table-cell office:value-type="float" office:value="11333.7599999991" calcext:value-type="float">
            <text:p>11333.7599999991</text:p>
          </table:table-cell>
        </table:table-row>
        <table:table-row table:style-name="ro2">
          <table:table-cell office:value-type="float" office:value="21.0135035035035" calcext:value-type="float">
            <text:p>21.0135035035035</text:p>
          </table:table-cell>
          <table:table-cell office:value-type="float" office:value="11336.6399999991" calcext:value-type="float">
            <text:p>11336.6399999991</text:p>
          </table:table-cell>
        </table:table-row>
        <table:table-row table:style-name="ro2">
          <table:table-cell office:value-type="float" office:value="21.0375075075075" calcext:value-type="float">
            <text:p>21.0375075075075</text:p>
          </table:table-cell>
          <table:table-cell office:value-type="float" office:value="11339.5199999991" calcext:value-type="float">
            <text:p>11339.5199999991</text:p>
          </table:table-cell>
        </table:table-row>
        <table:table-row table:style-name="ro2">
          <table:table-cell office:value-type="float" office:value="21.0615115115115" calcext:value-type="float">
            <text:p>21.0615115115115</text:p>
          </table:table-cell>
          <table:table-cell office:value-type="float" office:value="11343.1199999991" calcext:value-type="float">
            <text:p>11343.1199999991</text:p>
          </table:table-cell>
        </table:table-row>
        <table:table-row table:style-name="ro2">
          <table:table-cell office:value-type="float" office:value="21.0855155155155" calcext:value-type="float">
            <text:p>21.0855155155155</text:p>
          </table:table-cell>
          <table:table-cell office:value-type="float" office:value="11347.4399999991" calcext:value-type="float">
            <text:p>11347.4399999991</text:p>
          </table:table-cell>
        </table:table-row>
        <table:table-row table:style-name="ro2">
          <table:table-cell office:value-type="float" office:value="21.1095195195195" calcext:value-type="float">
            <text:p>21.1095195195195</text:p>
          </table:table-cell>
          <table:table-cell office:value-type="float" office:value="11351.7599999991" calcext:value-type="float">
            <text:p>11351.7599999991</text:p>
          </table:table-cell>
        </table:table-row>
        <table:table-row table:style-name="ro2">
          <table:table-cell office:value-type="float" office:value="21.1335235235235" calcext:value-type="float">
            <text:p>21.1335235235235</text:p>
          </table:table-cell>
          <table:table-cell office:value-type="float" office:value="11356.0799999991" calcext:value-type="float">
            <text:p>11356.0799999991</text:p>
          </table:table-cell>
        </table:table-row>
        <table:table-row table:style-name="ro2">
          <table:table-cell office:value-type="float" office:value="21.1575275275275" calcext:value-type="float">
            <text:p>21.1575275275275</text:p>
          </table:table-cell>
          <table:table-cell office:value-type="float" office:value="11360.3999999991" calcext:value-type="float">
            <text:p>11360.3999999991</text:p>
          </table:table-cell>
        </table:table-row>
        <table:table-row table:style-name="ro2">
          <table:table-cell office:value-type="float" office:value="21.1815315315315" calcext:value-type="float">
            <text:p>21.1815315315315</text:p>
          </table:table-cell>
          <table:table-cell office:value-type="float" office:value="11364.7199999991" calcext:value-type="float">
            <text:p>11364.7199999991</text:p>
          </table:table-cell>
        </table:table-row>
        <table:table-row table:style-name="ro2">
          <table:table-cell office:value-type="float" office:value="21.2055355355355" calcext:value-type="float">
            <text:p>21.2055355355355</text:p>
          </table:table-cell>
          <table:table-cell office:value-type="float" office:value="11369.039999999" calcext:value-type="float">
            <text:p>11369.039999999</text:p>
          </table:table-cell>
        </table:table-row>
        <table:table-row table:style-name="ro2">
          <table:table-cell office:value-type="float" office:value="21.2295395395395" calcext:value-type="float">
            <text:p>21.2295395395395</text:p>
          </table:table-cell>
          <table:table-cell office:value-type="float" office:value="11373.359999999" calcext:value-type="float">
            <text:p>11373.359999999</text:p>
          </table:table-cell>
        </table:table-row>
        <table:table-row table:style-name="ro2">
          <table:table-cell office:value-type="float" office:value="21.2535435435435" calcext:value-type="float">
            <text:p>21.2535435435435</text:p>
          </table:table-cell>
          <table:table-cell office:value-type="float" office:value="11377.679999999" calcext:value-type="float">
            <text:p>11377.679999999</text:p>
          </table:table-cell>
        </table:table-row>
        <table:table-row table:style-name="ro2">
          <table:table-cell office:value-type="float" office:value="21.2775475475475" calcext:value-type="float">
            <text:p>21.2775475475475</text:p>
          </table:table-cell>
          <table:table-cell office:value-type="float" office:value="11381.999999999" calcext:value-type="float">
            <text:p>11381.999999999</text:p>
          </table:table-cell>
        </table:table-row>
        <table:table-row table:style-name="ro2">
          <table:table-cell office:value-type="float" office:value="21.3015515515516" calcext:value-type="float">
            <text:p>21.3015515515516</text:p>
          </table:table-cell>
          <table:table-cell office:value-type="float" office:value="11386.319999999" calcext:value-type="float">
            <text:p>11386.319999999</text:p>
          </table:table-cell>
        </table:table-row>
        <table:table-row table:style-name="ro2">
          <table:table-cell office:value-type="float" office:value="21.3255555555556" calcext:value-type="float">
            <text:p>21.3255555555556</text:p>
          </table:table-cell>
          <table:table-cell office:value-type="float" office:value="11390.639999999" calcext:value-type="float">
            <text:p>11390.639999999</text:p>
          </table:table-cell>
        </table:table-row>
        <table:table-row table:style-name="ro2">
          <table:table-cell office:value-type="float" office:value="21.3495595595596" calcext:value-type="float">
            <text:p>21.3495595595596</text:p>
          </table:table-cell>
          <table:table-cell office:value-type="float" office:value="11394.959999999" calcext:value-type="float">
            <text:p>11394.959999999</text:p>
          </table:table-cell>
        </table:table-row>
        <table:table-row table:style-name="ro2">
          <table:table-cell office:value-type="float" office:value="21.3735635635636" calcext:value-type="float">
            <text:p>21.3735635635636</text:p>
          </table:table-cell>
          <table:table-cell office:value-type="float" office:value="11399.279999999" calcext:value-type="float">
            <text:p>11399.279999999</text:p>
          </table:table-cell>
        </table:table-row>
        <table:table-row table:style-name="ro2">
          <table:table-cell office:value-type="float" office:value="21.3975675675676" calcext:value-type="float">
            <text:p>21.3975675675676</text:p>
          </table:table-cell>
          <table:table-cell office:value-type="float" office:value="11404.319999999" calcext:value-type="float">
            <text:p>11404.319999999</text:p>
          </table:table-cell>
        </table:table-row>
        <table:table-row table:style-name="ro2">
          <table:table-cell office:value-type="float" office:value="21.4215715715716" calcext:value-type="float">
            <text:p>21.4215715715716</text:p>
          </table:table-cell>
          <table:table-cell office:value-type="float" office:value="11409.359999999" calcext:value-type="float">
            <text:p>11409.359999999</text:p>
          </table:table-cell>
        </table:table-row>
        <table:table-row table:style-name="ro2">
          <table:table-cell office:value-type="float" office:value="21.4455755755756" calcext:value-type="float">
            <text:p>21.4455755755756</text:p>
          </table:table-cell>
          <table:table-cell office:value-type="float" office:value="11415.119999999" calcext:value-type="float">
            <text:p>11415.119999999</text:p>
          </table:table-cell>
        </table:table-row>
        <table:table-row table:style-name="ro2">
          <table:table-cell office:value-type="float" office:value="21.4695795795796" calcext:value-type="float">
            <text:p>21.4695795795796</text:p>
          </table:table-cell>
          <table:table-cell office:value-type="float" office:value="11420.879999999" calcext:value-type="float">
            <text:p>11420.879999999</text:p>
          </table:table-cell>
        </table:table-row>
        <table:table-row table:style-name="ro2">
          <table:table-cell office:value-type="float" office:value="21.4935835835836" calcext:value-type="float">
            <text:p>21.4935835835836</text:p>
          </table:table-cell>
          <table:table-cell office:value-type="float" office:value="11426.639999999" calcext:value-type="float">
            <text:p>11426.639999999</text:p>
          </table:table-cell>
        </table:table-row>
        <table:table-row table:style-name="ro2">
          <table:table-cell office:value-type="float" office:value="21.5175875875876" calcext:value-type="float">
            <text:p>21.5175875875876</text:p>
          </table:table-cell>
          <table:table-cell office:value-type="float" office:value="11432.399999999" calcext:value-type="float">
            <text:p>11432.399999999</text:p>
          </table:table-cell>
        </table:table-row>
        <table:table-row table:style-name="ro2">
          <table:table-cell office:value-type="float" office:value="21.5415915915916" calcext:value-type="float">
            <text:p>21.5415915915916</text:p>
          </table:table-cell>
          <table:table-cell office:value-type="float" office:value="11438.159999999" calcext:value-type="float">
            <text:p>11438.159999999</text:p>
          </table:table-cell>
        </table:table-row>
        <table:table-row table:style-name="ro2">
          <table:table-cell office:value-type="float" office:value="21.5655955955956" calcext:value-type="float">
            <text:p>21.5655955955956</text:p>
          </table:table-cell>
          <table:table-cell office:value-type="float" office:value="11443.919999999" calcext:value-type="float">
            <text:p>11443.919999999</text:p>
          </table:table-cell>
        </table:table-row>
        <table:table-row table:style-name="ro2">
          <table:table-cell office:value-type="float" office:value="21.5895995995996" calcext:value-type="float">
            <text:p>21.5895995995996</text:p>
          </table:table-cell>
          <table:table-cell office:value-type="float" office:value="11449.679999999" calcext:value-type="float">
            <text:p>11449.679999999</text:p>
          </table:table-cell>
        </table:table-row>
        <table:table-row table:style-name="ro2">
          <table:table-cell office:value-type="float" office:value="21.6136036036036" calcext:value-type="float">
            <text:p>21.6136036036036</text:p>
          </table:table-cell>
          <table:table-cell office:value-type="float" office:value="11455.439999999" calcext:value-type="float">
            <text:p>11455.439999999</text:p>
          </table:table-cell>
        </table:table-row>
        <table:table-row table:style-name="ro2">
          <table:table-cell office:value-type="float" office:value="21.6376076076076" calcext:value-type="float">
            <text:p>21.6376076076076</text:p>
          </table:table-cell>
          <table:table-cell office:value-type="float" office:value="11461.199999999" calcext:value-type="float">
            <text:p>11461.199999999</text:p>
          </table:table-cell>
        </table:table-row>
        <table:table-row table:style-name="ro2">
          <table:table-cell office:value-type="float" office:value="21.6616116116116" calcext:value-type="float">
            <text:p>21.6616116116116</text:p>
          </table:table-cell>
          <table:table-cell office:value-type="float" office:value="11466.959999999" calcext:value-type="float">
            <text:p>11466.959999999</text:p>
          </table:table-cell>
        </table:table-row>
        <table:table-row table:style-name="ro2">
          <table:table-cell office:value-type="float" office:value="21.6856156156156" calcext:value-type="float">
            <text:p>21.6856156156156</text:p>
          </table:table-cell>
          <table:table-cell office:value-type="float" office:value="11472.719999999" calcext:value-type="float">
            <text:p>11472.719999999</text:p>
          </table:table-cell>
        </table:table-row>
        <table:table-row table:style-name="ro2">
          <table:table-cell office:value-type="float" office:value="21.7096196196196" calcext:value-type="float">
            <text:p>21.7096196196196</text:p>
          </table:table-cell>
          <table:table-cell office:value-type="float" office:value="11479.1999999989" calcext:value-type="float">
            <text:p>11479.1999999989</text:p>
          </table:table-cell>
        </table:table-row>
        <table:table-row table:style-name="ro2">
          <table:table-cell office:value-type="float" office:value="21.7336236236236" calcext:value-type="float">
            <text:p>21.7336236236236</text:p>
          </table:table-cell>
          <table:table-cell office:value-type="float" office:value="11485.6799999989" calcext:value-type="float">
            <text:p>11485.6799999989</text:p>
          </table:table-cell>
        </table:table-row>
        <table:table-row table:style-name="ro2">
          <table:table-cell office:value-type="float" office:value="21.7576276276276" calcext:value-type="float">
            <text:p>21.7576276276276</text:p>
          </table:table-cell>
          <table:table-cell office:value-type="float" office:value="11492.1599999989" calcext:value-type="float">
            <text:p>11492.1599999989</text:p>
          </table:table-cell>
        </table:table-row>
        <table:table-row table:style-name="ro2">
          <table:table-cell office:value-type="float" office:value="21.7816316316316" calcext:value-type="float">
            <text:p>21.7816316316316</text:p>
          </table:table-cell>
          <table:table-cell office:value-type="float" office:value="11499.3599999989" calcext:value-type="float">
            <text:p>11499.3599999989</text:p>
          </table:table-cell>
        </table:table-row>
        <table:table-row table:style-name="ro2">
          <table:table-cell office:value-type="float" office:value="21.8056356356356" calcext:value-type="float">
            <text:p>21.8056356356356</text:p>
          </table:table-cell>
          <table:table-cell office:value-type="float" office:value="11507.2799999989" calcext:value-type="float">
            <text:p>11507.2799999989</text:p>
          </table:table-cell>
        </table:table-row>
        <table:table-row table:style-name="ro2">
          <table:table-cell office:value-type="float" office:value="21.8296396396396" calcext:value-type="float">
            <text:p>21.8296396396396</text:p>
          </table:table-cell>
          <table:table-cell office:value-type="float" office:value="11515.1999999989" calcext:value-type="float">
            <text:p>11515.1999999989</text:p>
          </table:table-cell>
        </table:table-row>
        <table:table-row table:style-name="ro2">
          <table:table-cell office:value-type="float" office:value="21.8536436436436" calcext:value-type="float">
            <text:p>21.8536436436436</text:p>
          </table:table-cell>
          <table:table-cell office:value-type="float" office:value="11523.1199999989" calcext:value-type="float">
            <text:p>11523.1199999989</text:p>
          </table:table-cell>
        </table:table-row>
        <table:table-row table:style-name="ro2">
          <table:table-cell office:value-type="float" office:value="21.8776476476476" calcext:value-type="float">
            <text:p>21.8776476476476</text:p>
          </table:table-cell>
          <table:table-cell office:value-type="float" office:value="11531.0399999989" calcext:value-type="float">
            <text:p>11531.0399999989</text:p>
          </table:table-cell>
        </table:table-row>
        <table:table-row table:style-name="ro2">
          <table:table-cell office:value-type="float" office:value="21.9016516516517" calcext:value-type="float">
            <text:p>21.9016516516517</text:p>
          </table:table-cell>
          <table:table-cell office:value-type="float" office:value="11538.9599999989" calcext:value-type="float">
            <text:p>11538.9599999989</text:p>
          </table:table-cell>
        </table:table-row>
        <table:table-row table:style-name="ro2">
          <table:table-cell office:value-type="float" office:value="21.9256556556557" calcext:value-type="float">
            <text:p>21.9256556556557</text:p>
          </table:table-cell>
          <table:table-cell office:value-type="float" office:value="11546.8799999989" calcext:value-type="float">
            <text:p>11546.8799999989</text:p>
          </table:table-cell>
        </table:table-row>
        <table:table-row table:style-name="ro2">
          <table:table-cell office:value-type="float" office:value="21.9496596596597" calcext:value-type="float">
            <text:p>21.9496596596597</text:p>
          </table:table-cell>
          <table:table-cell office:value-type="float" office:value="11554.7999999989" calcext:value-type="float">
            <text:p>11554.7999999989</text:p>
          </table:table-cell>
        </table:table-row>
        <table:table-row table:style-name="ro2">
          <table:table-cell office:value-type="float" office:value="21.9736636636637" calcext:value-type="float">
            <text:p>21.9736636636637</text:p>
          </table:table-cell>
          <table:table-cell office:value-type="float" office:value="11562.7199999989" calcext:value-type="float">
            <text:p>11562.7199999989</text:p>
          </table:table-cell>
        </table:table-row>
        <table:table-row table:style-name="ro2">
          <table:table-cell office:value-type="float" office:value="21.9976676676677" calcext:value-type="float">
            <text:p>21.9976676676677</text:p>
          </table:table-cell>
          <table:table-cell office:value-type="float" office:value="11569.9199999989" calcext:value-type="float">
            <text:p>11569.9199999989</text:p>
          </table:table-cell>
        </table:table-row>
        <table:table-row table:style-name="ro2">
          <table:table-cell office:value-type="float" office:value="22.0216716716717" calcext:value-type="float">
            <text:p>22.0216716716717</text:p>
          </table:table-cell>
          <table:table-cell office:value-type="float" office:value="11577.1199999989" calcext:value-type="float">
            <text:p>11577.1199999989</text:p>
          </table:table-cell>
        </table:table-row>
        <table:table-row table:style-name="ro2">
          <table:table-cell office:value-type="float" office:value="22.0456756756757" calcext:value-type="float">
            <text:p>22.0456756756757</text:p>
          </table:table-cell>
          <table:table-cell office:value-type="float" office:value="11584.3199999989" calcext:value-type="float">
            <text:p>11584.3199999989</text:p>
          </table:table-cell>
        </table:table-row>
        <table:table-row table:style-name="ro2">
          <table:table-cell office:value-type="float" office:value="22.0696796796797" calcext:value-type="float">
            <text:p>22.0696796796797</text:p>
          </table:table-cell>
          <table:table-cell office:value-type="float" office:value="11591.5199999988" calcext:value-type="float">
            <text:p>11591.5199999988</text:p>
          </table:table-cell>
        </table:table-row>
        <table:table-row table:style-name="ro2">
          <table:table-cell office:value-type="float" office:value="22.0936836836837" calcext:value-type="float">
            <text:p>22.0936836836837</text:p>
          </table:table-cell>
          <table:table-cell office:value-type="float" office:value="11598.7199999988" calcext:value-type="float">
            <text:p>11598.7199999988</text:p>
          </table:table-cell>
        </table:table-row>
        <table:table-row table:style-name="ro2">
          <table:table-cell office:value-type="float" office:value="22.1176876876877" calcext:value-type="float">
            <text:p>22.1176876876877</text:p>
          </table:table-cell>
          <table:table-cell office:value-type="float" office:value="11605.9199999988" calcext:value-type="float">
            <text:p>11605.9199999988</text:p>
          </table:table-cell>
        </table:table-row>
        <table:table-row table:style-name="ro2">
          <table:table-cell office:value-type="float" office:value="22.1416916916917" calcext:value-type="float">
            <text:p>22.1416916916917</text:p>
          </table:table-cell>
          <table:table-cell office:value-type="float" office:value="11613.8399999988" calcext:value-type="float">
            <text:p>11613.8399999988</text:p>
          </table:table-cell>
        </table:table-row>
        <table:table-row table:style-name="ro2">
          <table:table-cell office:value-type="float" office:value="22.1656956956957" calcext:value-type="float">
            <text:p>22.1656956956957</text:p>
          </table:table-cell>
          <table:table-cell office:value-type="float" office:value="11621.7599999988" calcext:value-type="float">
            <text:p>11621.7599999988</text:p>
          </table:table-cell>
        </table:table-row>
        <table:table-row table:style-name="ro2">
          <table:table-cell office:value-type="float" office:value="22.1896996996997" calcext:value-type="float">
            <text:p>22.1896996996997</text:p>
          </table:table-cell>
          <table:table-cell office:value-type="float" office:value="11629.6799999988" calcext:value-type="float">
            <text:p>11629.6799999988</text:p>
          </table:table-cell>
        </table:table-row>
        <table:table-row table:style-name="ro2">
          <table:table-cell office:value-type="float" office:value="22.2137037037037" calcext:value-type="float">
            <text:p>22.2137037037037</text:p>
          </table:table-cell>
          <table:table-cell office:value-type="float" office:value="11637.5999999988" calcext:value-type="float">
            <text:p>11637.5999999988</text:p>
          </table:table-cell>
        </table:table-row>
        <table:table-row table:style-name="ro2">
          <table:table-cell office:value-type="float" office:value="22.2377077077077" calcext:value-type="float">
            <text:p>22.2377077077077</text:p>
          </table:table-cell>
          <table:table-cell office:value-type="float" office:value="11645.5199999988" calcext:value-type="float">
            <text:p>11645.5199999988</text:p>
          </table:table-cell>
        </table:table-row>
        <table:table-row table:style-name="ro2">
          <table:table-cell office:value-type="float" office:value="22.2617117117117" calcext:value-type="float">
            <text:p>22.2617117117117</text:p>
          </table:table-cell>
          <table:table-cell office:value-type="float" office:value="11653.4399999988" calcext:value-type="float">
            <text:p>11653.4399999988</text:p>
          </table:table-cell>
        </table:table-row>
        <table:table-row table:style-name="ro2">
          <table:table-cell office:value-type="float" office:value="22.2857157157157" calcext:value-type="float">
            <text:p>22.2857157157157</text:p>
          </table:table-cell>
          <table:table-cell office:value-type="float" office:value="11661.3599999988" calcext:value-type="float">
            <text:p>11661.3599999988</text:p>
          </table:table-cell>
        </table:table-row>
        <table:table-row table:style-name="ro2">
          <table:table-cell office:value-type="float" office:value="22.3097197197197" calcext:value-type="float">
            <text:p>22.3097197197197</text:p>
          </table:table-cell>
          <table:table-cell office:value-type="float" office:value="11669.2799999988" calcext:value-type="float">
            <text:p>11669.2799999988</text:p>
          </table:table-cell>
        </table:table-row>
        <table:table-row table:style-name="ro2">
          <table:table-cell office:value-type="float" office:value="22.3337237237237" calcext:value-type="float">
            <text:p>22.3337237237237</text:p>
          </table:table-cell>
          <table:table-cell office:value-type="float" office:value="11675.7599999988" calcext:value-type="float">
            <text:p>11675.7599999988</text:p>
          </table:table-cell>
        </table:table-row>
        <table:table-row table:style-name="ro2">
          <table:table-cell office:value-type="float" office:value="22.3577277277277" calcext:value-type="float">
            <text:p>22.3577277277277</text:p>
          </table:table-cell>
          <table:table-cell office:value-type="float" office:value="11682.2399999988" calcext:value-type="float">
            <text:p>11682.2399999988</text:p>
          </table:table-cell>
        </table:table-row>
        <table:table-row table:style-name="ro2">
          <table:table-cell office:value-type="float" office:value="22.3817317317317" calcext:value-type="float">
            <text:p>22.3817317317317</text:p>
          </table:table-cell>
          <table:table-cell office:value-type="float" office:value="11688.7199999988" calcext:value-type="float">
            <text:p>11688.7199999988</text:p>
          </table:table-cell>
        </table:table-row>
        <table:table-row table:style-name="ro2">
          <table:table-cell office:value-type="float" office:value="22.4057357357357" calcext:value-type="float">
            <text:p>22.4057357357357</text:p>
          </table:table-cell>
          <table:table-cell office:value-type="float" office:value="11695.1999999988" calcext:value-type="float">
            <text:p>11695.1999999988</text:p>
          </table:table-cell>
        </table:table-row>
        <table:table-row table:style-name="ro2">
          <table:table-cell office:value-type="float" office:value="22.4297397397397" calcext:value-type="float">
            <text:p>22.4297397397397</text:p>
          </table:table-cell>
          <table:table-cell office:value-type="float" office:value="11701.6799999987" calcext:value-type="float">
            <text:p>11701.6799999987</text:p>
          </table:table-cell>
        </table:table-row>
        <table:table-row table:style-name="ro2">
          <table:table-cell office:value-type="float" office:value="22.4537437437437" calcext:value-type="float">
            <text:p>22.4537437437437</text:p>
          </table:table-cell>
          <table:table-cell office:value-type="float" office:value="11708.1599999987" calcext:value-type="float">
            <text:p>11708.1599999987</text:p>
          </table:table-cell>
        </table:table-row>
        <table:table-row table:style-name="ro2">
          <table:table-cell office:value-type="float" office:value="22.4777477477477" calcext:value-type="float">
            <text:p>22.4777477477477</text:p>
          </table:table-cell>
          <table:table-cell office:value-type="float" office:value="11715.3599999987" calcext:value-type="float">
            <text:p>11715.3599999987</text:p>
          </table:table-cell>
        </table:table-row>
        <table:table-row table:style-name="ro2">
          <table:table-cell office:value-type="float" office:value="22.5017517517518" calcext:value-type="float">
            <text:p>22.5017517517518</text:p>
          </table:table-cell>
          <table:table-cell office:value-type="float" office:value="11722.5599999987" calcext:value-type="float">
            <text:p>11722.5599999987</text:p>
          </table:table-cell>
        </table:table-row>
        <table:table-row table:style-name="ro2">
          <table:table-cell office:value-type="float" office:value="22.5257557557558" calcext:value-type="float">
            <text:p>22.5257557557558</text:p>
          </table:table-cell>
          <table:table-cell office:value-type="float" office:value="11729.7599999987" calcext:value-type="float">
            <text:p>11729.7599999987</text:p>
          </table:table-cell>
        </table:table-row>
        <table:table-row table:style-name="ro2">
          <table:table-cell office:value-type="float" office:value="22.5497597597598" calcext:value-type="float">
            <text:p>22.5497597597598</text:p>
          </table:table-cell>
          <table:table-cell office:value-type="float" office:value="11736.9599999987" calcext:value-type="float">
            <text:p>11736.9599999987</text:p>
          </table:table-cell>
        </table:table-row>
        <table:table-row table:style-name="ro2">
          <table:table-cell office:value-type="float" office:value="22.5737637637638" calcext:value-type="float">
            <text:p>22.5737637637638</text:p>
          </table:table-cell>
          <table:table-cell office:value-type="float" office:value="11744.1599999987" calcext:value-type="float">
            <text:p>11744.1599999987</text:p>
          </table:table-cell>
        </table:table-row>
        <table:table-row table:style-name="ro2">
          <table:table-cell office:value-type="float" office:value="22.5977677677678" calcext:value-type="float">
            <text:p>22.5977677677678</text:p>
          </table:table-cell>
          <table:table-cell office:value-type="float" office:value="11751.3599999987" calcext:value-type="float">
            <text:p>11751.3599999987</text:p>
          </table:table-cell>
        </table:table-row>
        <table:table-row table:style-name="ro2">
          <table:table-cell office:value-type="float" office:value="22.6217717717718" calcext:value-type="float">
            <text:p>22.6217717717718</text:p>
          </table:table-cell>
          <table:table-cell office:value-type="float" office:value="11758.5599999987" calcext:value-type="float">
            <text:p>11758.5599999987</text:p>
          </table:table-cell>
        </table:table-row>
        <table:table-row table:style-name="ro2">
          <table:table-cell office:value-type="float" office:value="22.6457757757758" calcext:value-type="float">
            <text:p>22.6457757757758</text:p>
          </table:table-cell>
          <table:table-cell office:value-type="float" office:value="11765.7599999987" calcext:value-type="float">
            <text:p>11765.7599999987</text:p>
          </table:table-cell>
        </table:table-row>
        <table:table-row table:style-name="ro2">
          <table:table-cell office:value-type="float" office:value="22.6697797797798" calcext:value-type="float">
            <text:p>22.6697797797798</text:p>
          </table:table-cell>
          <table:table-cell office:value-type="float" office:value="11772.2399999987" calcext:value-type="float">
            <text:p>11772.2399999987</text:p>
          </table:table-cell>
        </table:table-row>
        <table:table-row table:style-name="ro2">
          <table:table-cell office:value-type="float" office:value="22.6937837837838" calcext:value-type="float">
            <text:p>22.6937837837838</text:p>
          </table:table-cell>
          <table:table-cell office:value-type="float" office:value="11800.5599999987" calcext:value-type="float">
            <text:p>11800.5599999987</text:p>
          </table:table-cell>
        </table:table-row>
        <table:table-row table:style-name="ro2">
          <table:table-cell office:value-type="float" office:value="22.7177877877878" calcext:value-type="float">
            <text:p>22.7177877877878</text:p>
          </table:table-cell>
          <table:table-cell office:value-type="float" office:value="11828.8799999987" calcext:value-type="float">
            <text:p>11828.8799999987</text:p>
          </table:table-cell>
        </table:table-row>
        <table:table-row table:style-name="ro2">
          <table:table-cell office:value-type="float" office:value="22.7417917917918" calcext:value-type="float">
            <text:p>22.7417917917918</text:p>
          </table:table-cell>
          <table:table-cell office:value-type="float" office:value="11857.1999999987" calcext:value-type="float">
            <text:p>11857.1999999987</text:p>
          </table:table-cell>
        </table:table-row>
        <table:table-row table:style-name="ro2">
          <table:table-cell office:value-type="float" office:value="22.7657957957958" calcext:value-type="float">
            <text:p>22.7657957957958</text:p>
          </table:table-cell>
          <table:table-cell office:value-type="float" office:value="11885.5199999987" calcext:value-type="float">
            <text:p>11885.5199999987</text:p>
          </table:table-cell>
        </table:table-row>
        <table:table-row table:style-name="ro2">
          <table:table-cell office:value-type="float" office:value="22.7897997997998" calcext:value-type="float">
            <text:p>22.7897997997998</text:p>
          </table:table-cell>
          <table:table-cell office:value-type="float" office:value="11913.8399999987" calcext:value-type="float">
            <text:p>11913.8399999987</text:p>
          </table:table-cell>
        </table:table-row>
        <table:table-row table:style-name="ro2">
          <table:table-cell office:value-type="float" office:value="22.8138038038038" calcext:value-type="float">
            <text:p>22.8138038038038</text:p>
          </table:table-cell>
          <table:table-cell office:value-type="float" office:value="11921.0399999986" calcext:value-type="float">
            <text:p>11921.0399999986</text:p>
          </table:table-cell>
        </table:table-row>
        <table:table-row table:style-name="ro2">
          <table:table-cell office:value-type="float" office:value="22.8378078078078" calcext:value-type="float">
            <text:p>22.8378078078078</text:p>
          </table:table-cell>
          <table:table-cell office:value-type="float" office:value="11928.2399999986" calcext:value-type="float">
            <text:p>11928.2399999986</text:p>
          </table:table-cell>
        </table:table-row>
        <table:table-row table:style-name="ro2">
          <table:table-cell office:value-type="float" office:value="22.8618118118118" calcext:value-type="float">
            <text:p>22.8618118118118</text:p>
          </table:table-cell>
          <table:table-cell office:value-type="float" office:value="11935.4399999986" calcext:value-type="float">
            <text:p>11935.4399999986</text:p>
          </table:table-cell>
        </table:table-row>
        <table:table-row table:style-name="ro2">
          <table:table-cell office:value-type="float" office:value="22.8858158158158" calcext:value-type="float">
            <text:p>22.8858158158158</text:p>
          </table:table-cell>
          <table:table-cell office:value-type="float" office:value="11942.6399999986" calcext:value-type="float">
            <text:p>11942.6399999986</text:p>
          </table:table-cell>
        </table:table-row>
        <table:table-row table:style-name="ro2">
          <table:table-cell office:value-type="float" office:value="22.9098198198198" calcext:value-type="float">
            <text:p>22.9098198198198</text:p>
          </table:table-cell>
          <table:table-cell office:value-type="float" office:value="11949.8399999986" calcext:value-type="float">
            <text:p>11949.8399999986</text:p>
          </table:table-cell>
        </table:table-row>
        <table:table-row table:style-name="ro2">
          <table:table-cell office:value-type="float" office:value="22.9338238238238" calcext:value-type="float">
            <text:p>22.9338238238238</text:p>
          </table:table-cell>
          <table:table-cell office:value-type="float" office:value="11957.0399999986" calcext:value-type="float">
            <text:p>11957.0399999986</text:p>
          </table:table-cell>
        </table:table-row>
        <table:table-row table:style-name="ro2">
          <table:table-cell office:value-type="float" office:value="22.9578278278278" calcext:value-type="float">
            <text:p>22.9578278278278</text:p>
          </table:table-cell>
          <table:table-cell office:value-type="float" office:value="11964.2399999986" calcext:value-type="float">
            <text:p>11964.2399999986</text:p>
          </table:table-cell>
        </table:table-row>
        <table:table-row table:style-name="ro2">
          <table:table-cell office:value-type="float" office:value="22.9818318318318" calcext:value-type="float">
            <text:p>22.9818318318318</text:p>
          </table:table-cell>
          <table:table-cell office:value-type="float" office:value="11971.4399999986" calcext:value-type="float">
            <text:p>11971.4399999986</text:p>
          </table:table-cell>
        </table:table-row>
        <table:table-row table:style-name="ro2">
          <table:table-cell office:value-type="float" office:value="23.0058358358358" calcext:value-type="float">
            <text:p>23.0058358358358</text:p>
          </table:table-cell>
          <table:table-cell office:value-type="float" office:value="11971.4399999986" calcext:value-type="float">
            <text:p>11971.4399999986</text:p>
          </table:table-cell>
        </table:table-row>
        <table:table-row table:style-name="ro2">
          <table:table-cell office:value-type="float" office:value="23.0298398398398" calcext:value-type="float">
            <text:p>23.0298398398398</text:p>
          </table:table-cell>
          <table:table-cell office:value-type="float" office:value="11971.4399999986" calcext:value-type="float">
            <text:p>11971.4399999986</text:p>
          </table:table-cell>
        </table:table-row>
        <table:table-row table:style-name="ro2">
          <table:table-cell office:value-type="float" office:value="23.0538438438438" calcext:value-type="float">
            <text:p>23.0538438438438</text:p>
          </table:table-cell>
          <table:table-cell office:value-type="float" office:value="11971.4399999986" calcext:value-type="float">
            <text:p>11971.4399999986</text:p>
          </table:table-cell>
        </table:table-row>
        <table:table-row table:style-name="ro2">
          <table:table-cell office:value-type="float" office:value="23.0778478478478" calcext:value-type="float">
            <text:p>23.0778478478478</text:p>
          </table:table-cell>
          <table:table-cell office:value-type="float" office:value="11971.4399999986" calcext:value-type="float">
            <text:p>11971.4399999986</text:p>
          </table:table-cell>
        </table:table-row>
        <table:table-row table:style-name="ro2">
          <table:table-cell office:value-type="float" office:value="23.1018518518519" calcext:value-type="float">
            <text:p>23.1018518518519</text:p>
          </table:table-cell>
          <table:table-cell office:value-type="float" office:value="11971.4399999986" calcext:value-type="float">
            <text:p>11971.4399999986</text:p>
          </table:table-cell>
        </table:table-row>
        <table:table-row table:style-name="ro2">
          <table:table-cell office:value-type="float" office:value="23.1258558558559" calcext:value-type="float">
            <text:p>23.1258558558559</text:p>
          </table:table-cell>
          <table:table-cell office:value-type="float" office:value="11971.4399999986" calcext:value-type="float">
            <text:p>11971.4399999986</text:p>
          </table:table-cell>
        </table:table-row>
        <table:table-row table:style-name="ro2">
          <table:table-cell office:value-type="float" office:value="23.1498598598599" calcext:value-type="float">
            <text:p>23.1498598598599</text:p>
          </table:table-cell>
          <table:table-cell office:value-type="float" office:value="11971.4399999986" calcext:value-type="float">
            <text:p>11971.4399999986</text:p>
          </table:table-cell>
        </table:table-row>
        <table:table-row table:style-name="ro2">
          <table:table-cell office:value-type="float" office:value="23.1738638638639" calcext:value-type="float">
            <text:p>23.1738638638639</text:p>
          </table:table-cell>
          <table:table-cell office:value-type="float" office:value="11971.4399999986" calcext:value-type="float">
            <text:p>11971.4399999986</text:p>
          </table:table-cell>
        </table:table-row>
        <table:table-row table:style-name="ro2">
          <table:table-cell office:value-type="float" office:value="23.1978678678679" calcext:value-type="float">
            <text:p>23.1978678678679</text:p>
          </table:table-cell>
          <table:table-cell office:value-type="float" office:value="11971.4399999986" calcext:value-type="float">
            <text:p>11971.4399999986</text:p>
          </table:table-cell>
        </table:table-row>
        <table:table-row table:style-name="ro2">
          <table:table-cell office:value-type="float" office:value="23.2218718718719" calcext:value-type="float">
            <text:p>23.2218718718719</text:p>
          </table:table-cell>
          <table:table-cell office:value-type="float" office:value="11971.4399999986" calcext:value-type="float">
            <text:p>11971.4399999986</text:p>
          </table:table-cell>
        </table:table-row>
        <table:table-row table:style-name="ro2">
          <table:table-cell office:value-type="float" office:value="23.2458758758759" calcext:value-type="float">
            <text:p>23.2458758758759</text:p>
          </table:table-cell>
          <table:table-cell office:value-type="float" office:value="11971.4399999986" calcext:value-type="float">
            <text:p>11971.4399999986</text:p>
          </table:table-cell>
        </table:table-row>
        <table:table-row table:style-name="ro2">
          <table:table-cell office:value-type="float" office:value="23.2698798798799" calcext:value-type="float">
            <text:p>23.2698798798799</text:p>
          </table:table-cell>
          <table:table-cell office:value-type="float" office:value="11971.4399999986" calcext:value-type="float">
            <text:p>11971.4399999986</text:p>
          </table:table-cell>
        </table:table-row>
        <table:table-row table:style-name="ro2">
          <table:table-cell office:value-type="float" office:value="23.2938838838839" calcext:value-type="float">
            <text:p>23.2938838838839</text:p>
          </table:table-cell>
          <table:table-cell office:value-type="float" office:value="11971.4399999986" calcext:value-type="float">
            <text:p>11971.4399999986</text:p>
          </table:table-cell>
        </table:table-row>
        <table:table-row table:style-name="ro2">
          <table:table-cell office:value-type="float" office:value="23.3178878878879" calcext:value-type="float">
            <text:p>23.3178878878879</text:p>
          </table:table-cell>
          <table:table-cell office:value-type="float" office:value="11971.4399999986" calcext:value-type="float">
            <text:p>11971.4399999986</text:p>
          </table:table-cell>
        </table:table-row>
        <table:table-row table:style-name="ro2">
          <table:table-cell office:value-type="float" office:value="23.3418918918919" calcext:value-type="float">
            <text:p>23.3418918918919</text:p>
          </table:table-cell>
          <table:table-cell office:value-type="float" office:value="11971.4399999986" calcext:value-type="float">
            <text:p>11971.4399999986</text:p>
          </table:table-cell>
        </table:table-row>
        <table:table-row table:style-name="ro2">
          <table:table-cell office:value-type="float" office:value="23.3658958958959" calcext:value-type="float">
            <text:p>23.3658958958959</text:p>
          </table:table-cell>
          <table:table-cell office:value-type="float" office:value="11971.4399999986" calcext:value-type="float">
            <text:p>11971.4399999986</text:p>
          </table:table-cell>
        </table:table-row>
        <table:table-row table:style-name="ro2">
          <table:table-cell office:value-type="float" office:value="23.3898998998999" calcext:value-type="float">
            <text:p>23.3898998998999</text:p>
          </table:table-cell>
          <table:table-cell office:value-type="float" office:value="11971.4399999986" calcext:value-type="float">
            <text:p>11971.4399999986</text:p>
          </table:table-cell>
        </table:table-row>
        <table:table-row table:style-name="ro2">
          <table:table-cell office:value-type="float" office:value="23.4139039039039" calcext:value-type="float">
            <text:p>23.4139039039039</text:p>
          </table:table-cell>
          <table:table-cell office:value-type="float" office:value="11971.4399999986" calcext:value-type="float">
            <text:p>11971.4399999986</text:p>
          </table:table-cell>
        </table:table-row>
        <table:table-row table:style-name="ro2">
          <table:table-cell office:value-type="float" office:value="23.4379079079079" calcext:value-type="float">
            <text:p>23.4379079079079</text:p>
          </table:table-cell>
          <table:table-cell office:value-type="float" office:value="11971.4399999986" calcext:value-type="float">
            <text:p>11971.4399999986</text:p>
          </table:table-cell>
        </table:table-row>
        <table:table-row table:style-name="ro2">
          <table:table-cell office:value-type="float" office:value="23.4619119119119" calcext:value-type="float">
            <text:p>23.4619119119119</text:p>
          </table:table-cell>
          <table:table-cell office:value-type="float" office:value="11971.4399999986" calcext:value-type="float">
            <text:p>11971.4399999986</text:p>
          </table:table-cell>
        </table:table-row>
        <table:table-row table:style-name="ro2">
          <table:table-cell office:value-type="float" office:value="23.4859159159159" calcext:value-type="float">
            <text:p>23.4859159159159</text:p>
          </table:table-cell>
          <table:table-cell office:value-type="float" office:value="11971.4399999986" calcext:value-type="float">
            <text:p>11971.4399999986</text:p>
          </table:table-cell>
        </table:table-row>
        <table:table-row table:style-name="ro2">
          <table:table-cell office:value-type="float" office:value="23.5099199199199" calcext:value-type="float">
            <text:p>23.5099199199199</text:p>
          </table:table-cell>
          <table:table-cell office:value-type="float" office:value="11971.4399999986" calcext:value-type="float">
            <text:p>11971.4399999986</text:p>
          </table:table-cell>
        </table:table-row>
        <table:table-row table:style-name="ro2">
          <table:table-cell office:value-type="float" office:value="23.5339239239239" calcext:value-type="float">
            <text:p>23.5339239239239</text:p>
          </table:table-cell>
          <table:table-cell office:value-type="float" office:value="11971.4399999986" calcext:value-type="float">
            <text:p>11971.4399999986</text:p>
          </table:table-cell>
        </table:table-row>
        <table:table-row table:style-name="ro2">
          <table:table-cell office:value-type="float" office:value="23.5579279279279" calcext:value-type="float">
            <text:p>23.5579279279279</text:p>
          </table:table-cell>
          <table:table-cell office:value-type="float" office:value="11971.4399999986" calcext:value-type="float">
            <text:p>11971.4399999986</text:p>
          </table:table-cell>
        </table:table-row>
        <table:table-row table:style-name="ro2">
          <table:table-cell office:value-type="float" office:value="23.5819319319319" calcext:value-type="float">
            <text:p>23.5819319319319</text:p>
          </table:table-cell>
          <table:table-cell office:value-type="float" office:value="11971.4399999986" calcext:value-type="float">
            <text:p>11971.4399999986</text:p>
          </table:table-cell>
        </table:table-row>
        <table:table-row table:style-name="ro2">
          <table:table-cell office:value-type="float" office:value="23.6059359359359" calcext:value-type="float">
            <text:p>23.6059359359359</text:p>
          </table:table-cell>
          <table:table-cell office:value-type="float" office:value="11971.4399999986" calcext:value-type="float">
            <text:p>11971.4399999986</text:p>
          </table:table-cell>
        </table:table-row>
        <table:table-row table:style-name="ro2">
          <table:table-cell office:value-type="float" office:value="23.6299399399399" calcext:value-type="float">
            <text:p>23.6299399399399</text:p>
          </table:table-cell>
          <table:table-cell office:value-type="float" office:value="11971.4399999986" calcext:value-type="float">
            <text:p>11971.4399999986</text:p>
          </table:table-cell>
        </table:table-row>
        <table:table-row table:style-name="ro2">
          <table:table-cell office:value-type="float" office:value="23.6539439439439" calcext:value-type="float">
            <text:p>23.6539439439439</text:p>
          </table:table-cell>
          <table:table-cell office:value-type="float" office:value="11971.4399999986" calcext:value-type="float">
            <text:p>11971.4399999986</text:p>
          </table:table-cell>
        </table:table-row>
        <table:table-row table:style-name="ro2">
          <table:table-cell office:value-type="float" office:value="23.6779479479479" calcext:value-type="float">
            <text:p>23.6779479479479</text:p>
          </table:table-cell>
          <table:table-cell office:value-type="float" office:value="11971.4399999986" calcext:value-type="float">
            <text:p>11971.4399999986</text:p>
          </table:table-cell>
        </table:table-row>
        <table:table-row table:style-name="ro2">
          <table:table-cell office:value-type="float" office:value="23.701951951952" calcext:value-type="float">
            <text:p>23.701951951952</text:p>
          </table:table-cell>
          <table:table-cell office:value-type="float" office:value="11971.4399999986" calcext:value-type="float">
            <text:p>11971.4399999986</text:p>
          </table:table-cell>
        </table:table-row>
        <table:table-row table:style-name="ro2">
          <table:table-cell office:value-type="float" office:value="23.725955955956" calcext:value-type="float">
            <text:p>23.725955955956</text:p>
          </table:table-cell>
          <table:table-cell office:value-type="float" office:value="11971.4399999986" calcext:value-type="float">
            <text:p>11971.4399999986</text:p>
          </table:table-cell>
        </table:table-row>
        <table:table-row table:style-name="ro2">
          <table:table-cell office:value-type="float" office:value="23.74995995996" calcext:value-type="float">
            <text:p>23.74995995996</text:p>
          </table:table-cell>
          <table:table-cell office:value-type="float" office:value="11971.4399999986" calcext:value-type="float">
            <text:p>11971.4399999986</text:p>
          </table:table-cell>
        </table:table-row>
        <table:table-row table:style-name="ro2">
          <table:table-cell office:value-type="float" office:value="23.773963963964" calcext:value-type="float">
            <text:p>23.773963963964</text:p>
          </table:table-cell>
          <table:table-cell office:value-type="float" office:value="11971.4399999986" calcext:value-type="float">
            <text:p>11971.4399999986</text:p>
          </table:table-cell>
        </table:table-row>
        <table:table-row table:style-name="ro2">
          <table:table-cell office:value-type="float" office:value="23.797967967968" calcext:value-type="float">
            <text:p>23.797967967968</text:p>
          </table:table-cell>
          <table:table-cell office:value-type="float" office:value="11971.4399999986" calcext:value-type="float">
            <text:p>11971.4399999986</text:p>
          </table:table-cell>
        </table:table-row>
        <table:table-row table:style-name="ro2">
          <table:table-cell office:value-type="float" office:value="23.821971971972" calcext:value-type="float">
            <text:p>23.821971971972</text:p>
          </table:table-cell>
          <table:table-cell office:value-type="float" office:value="11971.4399999986" calcext:value-type="float">
            <text:p>11971.4399999986</text:p>
          </table:table-cell>
        </table:table-row>
        <table:table-row table:style-name="ro2">
          <table:table-cell office:value-type="float" office:value="23.845975975976" calcext:value-type="float">
            <text:p>23.845975975976</text:p>
          </table:table-cell>
          <table:table-cell office:value-type="float" office:value="11971.4399999986" calcext:value-type="float">
            <text:p>11971.4399999986</text:p>
          </table:table-cell>
        </table:table-row>
        <table:table-row table:style-name="ro2">
          <table:table-cell office:value-type="float" office:value="23.86997997998" calcext:value-type="float">
            <text:p>23.86997997998</text:p>
          </table:table-cell>
          <table:table-cell office:value-type="float" office:value="11971.4399999986" calcext:value-type="float">
            <text:p>11971.4399999986</text:p>
          </table:table-cell>
        </table:table-row>
        <table:table-row table:style-name="ro2">
          <table:table-cell office:value-type="float" office:value="23.893983983984" calcext:value-type="float">
            <text:p>23.893983983984</text:p>
          </table:table-cell>
          <table:table-cell office:value-type="float" office:value="11971.4399999986" calcext:value-type="float">
            <text:p>11971.4399999986</text:p>
          </table:table-cell>
        </table:table-row>
        <table:table-row table:style-name="ro2">
          <table:table-cell office:value-type="float" office:value="23.917987987988" calcext:value-type="float">
            <text:p>23.917987987988</text:p>
          </table:table-cell>
          <table:table-cell office:value-type="float" office:value="11971.4399999986" calcext:value-type="float">
            <text:p>11971.4399999986</text:p>
          </table:table-cell>
        </table:table-row>
        <table:table-row table:style-name="ro2">
          <table:table-cell office:value-type="float" office:value="23.941991991992" calcext:value-type="float">
            <text:p>23.941991991992</text:p>
          </table:table-cell>
          <table:table-cell office:value-type="float" office:value="11971.4399999986" calcext:value-type="float">
            <text:p>11971.4399999986</text:p>
          </table:table-cell>
        </table:table-row>
        <table:table-row table:style-name="ro2">
          <table:table-cell office:value-type="float" office:value="23.965995995996" calcext:value-type="float">
            <text:p>23.965995995996</text:p>
          </table:table-cell>
          <table:table-cell office:value-type="float" office:value="11971.4399999986" calcext:value-type="float">
            <text:p>11971.4399999986</text:p>
          </table:table-cell>
        </table:table-row>
        <table:table-row table:style-name="ro2">
          <table:table-cell office:value-type="float" office:value="23.99" calcext:value-type="float">
            <text:p>23.99</text:p>
          </table:table-cell>
          <table:table-cell office:value-type="float" office:value="11971.4399999986" calcext:value-type="float">
            <text:p>11971.4399999986</text:p>
          </table:table-cell>
        </table:table-row>
      </table:table>
      <table:table table:name="sa-exhaustive-acc-energy-usage" table:style-name="ta1"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 calcext:value-type="string">
            <text:p>time</text:p>
          </table:table-cell>
          <table:table-cell office:value-type="string" calcext:value-type="string">
            <text:p>power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0.024" calcext:value-type="float">
            <text:p>0.0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048" calcext:value-type="float">
            <text:p>0.0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072" calcext:value-type="float">
            <text:p>0.0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096" calcext:value-type="float">
            <text:p>0.0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120000005" calcext:value-type="float">
            <text:p>0.12000000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144" calcext:value-type="float">
            <text:p>0.1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168" calcext:value-type="float">
            <text:p>0.1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192" calcext:value-type="float">
            <text:p>0.1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216" calcext:value-type="float">
            <text:p>0.2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24000001" calcext:value-type="float">
            <text:p>0.24000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264" calcext:value-type="float">
            <text:p>0.2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288" calcext:value-type="float">
            <text:p>0.2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312" calcext:value-type="float">
            <text:p>0.3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336" calcext:value-type="float">
            <text:p>0.3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384" calcext:value-type="float">
            <text:p>0.3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408" calcext:value-type="float">
            <text:p>0.4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432" calcext:value-type="float">
            <text:p>0.4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456" calcext:value-type="float">
            <text:p>0.4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48000002" calcext:value-type="float">
            <text:p>0.4800000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504" calcext:value-type="float">
            <text:p>0.5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528" calcext:value-type="float">
            <text:p>0.5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552" calcext:value-type="float">
            <text:p>0.5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576" calcext:value-type="float">
            <text:p>0.5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624" calcext:value-type="float">
            <text:p>0.6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648" calcext:value-type="float">
            <text:p>0.6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672" calcext:value-type="float">
            <text:p>0.6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696" calcext:value-type="float">
            <text:p>0.6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744" calcext:value-type="float">
            <text:p>0.7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768" calcext:value-type="float">
            <text:p>0.7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792" calcext:value-type="float">
            <text:p>0.7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816" calcext:value-type="float">
            <text:p>0.8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84000003" calcext:value-type="float">
            <text:p>0.8400000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864" calcext:value-type="float">
            <text:p>0.8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888" calcext:value-type="float">
            <text:p>0.8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912" calcext:value-type="float">
            <text:p>0.9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936" calcext:value-type="float">
            <text:p>0.9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96000004" calcext:value-type="float">
            <text:p>0.960000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984" calcext:value-type="float">
            <text:p>0.9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008" calcext:value-type="float">
            <text:p>1.0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0320001" calcext:value-type="float">
            <text:p>1.0320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056" calcext:value-type="float">
            <text:p>1.0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08" calcext:value-type="float">
            <text:p>1.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104" calcext:value-type="float">
            <text:p>1.1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128" calcext:value-type="float">
            <text:p>1.1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152" calcext:value-type="float">
            <text:p>1.1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176" calcext:value-type="float">
            <text:p>1.1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224" calcext:value-type="float">
            <text:p>1.2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248" calcext:value-type="float">
            <text:p>1.2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272" calcext:value-type="float">
            <text:p>1.2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296" calcext:value-type="float">
            <text:p>1.2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344" calcext:value-type="float">
            <text:p>1.3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368" calcext:value-type="float">
            <text:p>1.3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392" calcext:value-type="float">
            <text:p>1.3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416" calcext:value-type="float">
            <text:p>1.4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464" calcext:value-type="float">
            <text:p>1.4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488" calcext:value-type="float">
            <text:p>1.4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512" calcext:value-type="float">
            <text:p>1.5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536" calcext:value-type="float">
            <text:p>1.5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5600001" calcext:value-type="float">
            <text:p>1.5600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584" calcext:value-type="float">
            <text:p>1.5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608" calcext:value-type="float">
            <text:p>1.6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632" calcext:value-type="float">
            <text:p>1.6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656" calcext:value-type="float">
            <text:p>1.6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6800001" calcext:value-type="float">
            <text:p>1.6800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704" calcext:value-type="float">
            <text:p>1.7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728" calcext:value-type="float">
            <text:p>1.7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752" calcext:value-type="float">
            <text:p>1.7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776" calcext:value-type="float">
            <text:p>1.7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8000001" calcext:value-type="float">
            <text:p>1.8000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824" calcext:value-type="float">
            <text:p>1.8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848" calcext:value-type="float">
            <text:p>1.8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872" calcext:value-type="float">
            <text:p>1.8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896" calcext:value-type="float">
            <text:p>1.8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9200001" calcext:value-type="float">
            <text:p>1.9200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944" calcext:value-type="float">
            <text:p>1.9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968" calcext:value-type="float">
            <text:p>1.9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992" calcext:value-type="float">
            <text:p>1.9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016" calcext:value-type="float">
            <text:p>2.0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04" calcext:value-type="float">
            <text:p>2.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0640001" calcext:value-type="float">
            <text:p>2.0640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088" calcext:value-type="float">
            <text:p>2.0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112" calcext:value-type="float">
            <text:p>2.1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136" calcext:value-type="float">
            <text:p>2.1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16" calcext:value-type="float">
            <text:p>2.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184" calcext:value-type="float">
            <text:p>2.1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208" calcext:value-type="float">
            <text:p>2.2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232" calcext:value-type="float">
            <text:p>2.2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256" calcext:value-type="float">
            <text:p>2.2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28" calcext:value-type="float">
            <text:p>2.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304" calcext:value-type="float">
            <text:p>2.3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328" calcext:value-type="float">
            <text:p>2.3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352" calcext:value-type="float">
            <text:p>2.3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376" calcext:value-type="float">
            <text:p>2.3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424" calcext:value-type="float">
            <text:p>2.4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448" calcext:value-type="float">
            <text:p>2.4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4720001" calcext:value-type="float">
            <text:p>2.4720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496" calcext:value-type="float">
            <text:p>2.4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52" calcext:value-type="float">
            <text:p>2.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544" calcext:value-type="float">
            <text:p>2.5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568" calcext:value-type="float">
            <text:p>2.5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592" calcext:value-type="float">
            <text:p>2.5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616" calcext:value-type="float">
            <text:p>2.6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64" calcext:value-type="float">
            <text:p>2.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664" calcext:value-type="float">
            <text:p>2.6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688" calcext:value-type="float">
            <text:p>2.6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7120001" calcext:value-type="float">
            <text:p>2.7120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736" calcext:value-type="float">
            <text:p>2.7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76" calcext:value-type="float">
            <text:p>2.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784" calcext:value-type="float">
            <text:p>2.7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808" calcext:value-type="float">
            <text:p>2.8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832" calcext:value-type="float">
            <text:p>2.8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856" calcext:value-type="float">
            <text:p>2.8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88" calcext:value-type="float">
            <text:p>2.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904" calcext:value-type="float">
            <text:p>2.9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928" calcext:value-type="float">
            <text:p>2.9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9520001" calcext:value-type="float">
            <text:p>2.9520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976" calcext:value-type="float">
            <text:p>2.9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024" calcext:value-type="float">
            <text:p>3.0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048" calcext:value-type="float">
            <text:p>3.0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072" calcext:value-type="float">
            <text:p>3.0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096" calcext:value-type="float">
            <text:p>3.0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1200001" calcext:value-type="float">
            <text:p>3.1200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144" calcext:value-type="float">
            <text:p>3.1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168" calcext:value-type="float">
            <text:p>3.1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192" calcext:value-type="float">
            <text:p>3.1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216" calcext:value-type="float">
            <text:p>3.2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24" calcext:value-type="float">
            <text:p>3.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264" calcext:value-type="float">
            <text:p>3.2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288" calcext:value-type="float">
            <text:p>3.2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312" calcext:value-type="float">
            <text:p>3.3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336" calcext:value-type="float">
            <text:p>3.3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3600001" calcext:value-type="float">
            <text:p>3.3600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384" calcext:value-type="float">
            <text:p>3.3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408" calcext:value-type="float">
            <text:p>3.4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432" calcext:value-type="float">
            <text:p>3.4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456" calcext:value-type="float">
            <text:p>3.4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48" calcext:value-type="float">
            <text:p>3.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504" calcext:value-type="float">
            <text:p>3.5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528" calcext:value-type="float">
            <text:p>3.5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552" calcext:value-type="float">
            <text:p>3.5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576" calcext:value-type="float">
            <text:p>3.5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6000001" calcext:value-type="float">
            <text:p>3.6000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624" calcext:value-type="float">
            <text:p>3.6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648" calcext:value-type="float">
            <text:p>3.6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672" calcext:value-type="float">
            <text:p>3.6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696" calcext:value-type="float">
            <text:p>3.6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72" calcext:value-type="float">
            <text:p>3.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744" calcext:value-type="float">
            <text:p>3.7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7680001" calcext:value-type="float">
            <text:p>3.7680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792" calcext:value-type="float">
            <text:p>3.7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816" calcext:value-type="float">
            <text:p>3.8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8400002" calcext:value-type="float">
            <text:p>3.840000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864" calcext:value-type="float">
            <text:p>3.8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888" calcext:value-type="float">
            <text:p>3.8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912" calcext:value-type="float">
            <text:p>3.9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936" calcext:value-type="float">
            <text:p>3.9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96" calcext:value-type="float">
            <text:p>3.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984" calcext:value-type="float">
            <text:p>3.9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008" calcext:value-type="float">
            <text:p>4.0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032" calcext:value-type="float">
            <text:p>4.0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056" calcext:value-type="float">
            <text:p>4.0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08" calcext:value-type="float">
            <text:p>4.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104" calcext:value-type="float">
            <text:p>4.1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1280003" calcext:value-type="float">
            <text:p>4.128000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152" calcext:value-type="float">
            <text:p>4.1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176" calcext:value-type="float">
            <text:p>4.1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224" calcext:value-type="float">
            <text:p>4.2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248" calcext:value-type="float">
            <text:p>4.2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272" calcext:value-type="float">
            <text:p>4.2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296" calcext:value-type="float">
            <text:p>4.2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32" calcext:value-type="float">
            <text:p>4.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344" calcext:value-type="float">
            <text:p>4.3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368" calcext:value-type="float">
            <text:p>4.3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392" calcext:value-type="float">
            <text:p>4.3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416" calcext:value-type="float">
            <text:p>4.4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44" calcext:value-type="float">
            <text:p>4.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464" calcext:value-type="float">
            <text:p>4.4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488" calcext:value-type="float">
            <text:p>4.4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512" calcext:value-type="float">
            <text:p>4.5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5360003" calcext:value-type="float">
            <text:p>4.536000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56" calcext:value-type="float">
            <text:p>4.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584" calcext:value-type="float">
            <text:p>4.5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608" calcext:value-type="float">
            <text:p>4.6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632" calcext:value-type="float">
            <text:p>4.6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656" calcext:value-type="float">
            <text:p>4.6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68" calcext:value-type="float">
            <text:p>4.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704" calcext:value-type="float">
            <text:p>4.7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728" calcext:value-type="float">
            <text:p>4.7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752" calcext:value-type="float">
            <text:p>4.7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776" calcext:value-type="float">
            <text:p>4.7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824" calcext:value-type="float">
            <text:p>4.8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848" calcext:value-type="float">
            <text:p>4.8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872" calcext:value-type="float">
            <text:p>4.8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896" calcext:value-type="float">
            <text:p>4.8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92" calcext:value-type="float">
            <text:p>4.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9440002" calcext:value-type="float">
            <text:p>4.944000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968" calcext:value-type="float">
            <text:p>4.9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992" calcext:value-type="float">
            <text:p>4.9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0160003" calcext:value-type="float">
            <text:p>5.016000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04" calcext:value-type="float">
            <text:p>5.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064" calcext:value-type="float">
            <text:p>5.0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088" calcext:value-type="float">
            <text:p>5.0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112" calcext:value-type="float">
            <text:p>5.1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136" calcext:value-type="float">
            <text:p>5.1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16" calcext:value-type="float">
            <text:p>5.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184" calcext:value-type="float">
            <text:p>5.1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208" calcext:value-type="float">
            <text:p>5.2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232" calcext:value-type="float">
            <text:p>5.232</text:p>
          </table:table-cell>
          <table:table-cell office:value-type="float" office:value="0.72" calcext:value-type="float">
            <text:p>0.72</text:p>
          </table:table-cell>
        </table:table-row>
        <table:table-row table:style-name="ro2">
          <table:table-cell office:value-type="float" office:value="5.256" calcext:value-type="float">
            <text:p>5.256</text:p>
          </table:table-cell>
          <table:table-cell office:value-type="float" office:value="1.44" calcext:value-type="float">
            <text:p>1.44</text:p>
          </table:table-cell>
        </table:table-row>
        <table:table-row table:style-name="ro2">
          <table:table-cell office:value-type="float" office:value="5.28" calcext:value-type="float">
            <text:p>5.28</text:p>
          </table:table-cell>
          <table:table-cell office:value-type="float" office:value="2.16" calcext:value-type="float">
            <text:p>2.16</text:p>
          </table:table-cell>
        </table:table-row>
        <table:table-row table:style-name="ro2">
          <table:table-cell office:value-type="float" office:value="5.304" calcext:value-type="float">
            <text:p>5.304</text:p>
          </table:table-cell>
          <table:table-cell office:value-type="float" office:value="2.88" calcext:value-type="float">
            <text:p>2.88</text:p>
          </table:table-cell>
        </table:table-row>
        <table:table-row table:style-name="ro2">
          <table:table-cell office:value-type="float" office:value="5.328" calcext:value-type="float">
            <text:p>5.328</text:p>
          </table:table-cell>
          <table:table-cell office:value-type="float" office:value="4.32" calcext:value-type="float">
            <text:p>4.32</text:p>
          </table:table-cell>
        </table:table-row>
        <table:table-row table:style-name="ro2">
          <table:table-cell office:value-type="float" office:value="5.352" calcext:value-type="float">
            <text:p>5.352</text:p>
          </table:table-cell>
          <table:table-cell office:value-type="float" office:value="5.76" calcext:value-type="float">
            <text:p>5.76</text:p>
          </table:table-cell>
        </table:table-row>
        <table:table-row table:style-name="ro2">
          <table:table-cell office:value-type="float" office:value="5.376" calcext:value-type="float">
            <text:p>5.376</text:p>
          </table:table-cell>
          <table:table-cell office:value-type="float" office:value="7.200001" calcext:value-type="float">
            <text:p>7.200001</text:p>
          </table:table-cell>
        </table:table-row>
        <table:table-row table:style-name="ro2">
          <table:table-cell office:value-type="float" office:value="5.4" calcext:value-type="float">
            <text:p>5.4</text:p>
          </table:table-cell>
          <table:table-cell office:value-type="float" office:value="8.640001" calcext:value-type="float">
            <text:p>8.640001</text:p>
          </table:table-cell>
        </table:table-row>
        <table:table-row table:style-name="ro2">
          <table:table-cell office:value-type="float" office:value="5.4240003" calcext:value-type="float">
            <text:p>5.4240003</text:p>
          </table:table-cell>
          <table:table-cell office:value-type="float" office:value="10.080002" calcext:value-type="float">
            <text:p>10.080002</text:p>
          </table:table-cell>
        </table:table-row>
        <table:table-row table:style-name="ro2">
          <table:table-cell office:value-type="float" office:value="5.448" calcext:value-type="float">
            <text:p>5.448</text:p>
          </table:table-cell>
          <table:table-cell office:value-type="float" office:value="11.520002" calcext:value-type="float">
            <text:p>11.520002</text:p>
          </table:table-cell>
        </table:table-row>
        <table:table-row table:style-name="ro2">
          <table:table-cell office:value-type="float" office:value="5.472" calcext:value-type="float">
            <text:p>5.472</text:p>
          </table:table-cell>
          <table:table-cell office:value-type="float" office:value="12.960003" calcext:value-type="float">
            <text:p>12.960003</text:p>
          </table:table-cell>
        </table:table-row>
        <table:table-row table:style-name="ro2">
          <table:table-cell office:value-type="float" office:value="5.496" calcext:value-type="float">
            <text:p>5.496</text:p>
          </table:table-cell>
          <table:table-cell office:value-type="float" office:value="14.400003" calcext:value-type="float">
            <text:p>14.400003</text:p>
          </table:table-cell>
        </table:table-row>
        <table:table-row table:style-name="ro2">
          <table:table-cell office:value-type="float" office:value="5.52" calcext:value-type="float">
            <text:p>5.52</text:p>
          </table:table-cell>
          <table:table-cell office:value-type="float" office:value="15.840004" calcext:value-type="float">
            <text:p>15.840004</text:p>
          </table:table-cell>
        </table:table-row>
        <table:table-row table:style-name="ro2">
          <table:table-cell office:value-type="float" office:value="5.544" calcext:value-type="float">
            <text:p>5.544</text:p>
          </table:table-cell>
          <table:table-cell office:value-type="float" office:value="17.280003" calcext:value-type="float">
            <text:p>17.280003</text:p>
          </table:table-cell>
        </table:table-row>
        <table:table-row table:style-name="ro2">
          <table:table-cell office:value-type="float" office:value="5.568" calcext:value-type="float">
            <text:p>5.568</text:p>
          </table:table-cell>
          <table:table-cell office:value-type="float" office:value="18.720001" calcext:value-type="float">
            <text:p>18.720001</text:p>
          </table:table-cell>
        </table:table-row>
        <table:table-row table:style-name="ro2">
          <table:table-cell office:value-type="float" office:value="5.592" calcext:value-type="float">
            <text:p>5.592</text:p>
          </table:table-cell>
          <table:table-cell office:value-type="float" office:value="20.16" calcext:value-type="float">
            <text:p>20.16</text:p>
          </table:table-cell>
        </table:table-row>
        <table:table-row table:style-name="ro2">
          <table:table-cell office:value-type="float" office:value="5.616" calcext:value-type="float">
            <text:p>5.616</text:p>
          </table:table-cell>
          <table:table-cell office:value-type="float" office:value="21.599998" calcext:value-type="float">
            <text:p>21.599998</text:p>
          </table:table-cell>
        </table:table-row>
        <table:table-row table:style-name="ro2">
          <table:table-cell office:value-type="float" office:value="5.64" calcext:value-type="float">
            <text:p>5.64</text:p>
          </table:table-cell>
          <table:table-cell office:value-type="float" office:value="23.039997" calcext:value-type="float">
            <text:p>23.039997</text:p>
          </table:table-cell>
        </table:table-row>
        <table:table-row table:style-name="ro2">
          <table:table-cell office:value-type="float" office:value="5.664" calcext:value-type="float">
            <text:p>5.664</text:p>
          </table:table-cell>
          <table:table-cell office:value-type="float" office:value="25.199995" calcext:value-type="float">
            <text:p>25.199995</text:p>
          </table:table-cell>
        </table:table-row>
        <table:table-row table:style-name="ro2">
          <table:table-cell office:value-type="float" office:value="5.688" calcext:value-type="float">
            <text:p>5.688</text:p>
          </table:table-cell>
          <table:table-cell office:value-type="float" office:value="28.079992" calcext:value-type="float">
            <text:p>28.079992</text:p>
          </table:table-cell>
        </table:table-row>
        <table:table-row table:style-name="ro2">
          <table:table-cell office:value-type="float" office:value="5.712" calcext:value-type="float">
            <text:p>5.712</text:p>
          </table:table-cell>
          <table:table-cell office:value-type="float" office:value="30.95999" calcext:value-type="float">
            <text:p>30.95999</text:p>
          </table:table-cell>
        </table:table-row>
        <table:table-row table:style-name="ro2">
          <table:table-cell office:value-type="float" office:value="5.736" calcext:value-type="float">
            <text:p>5.736</text:p>
          </table:table-cell>
          <table:table-cell office:value-type="float" office:value="33.839993" calcext:value-type="float">
            <text:p>33.839993</text:p>
          </table:table-cell>
        </table:table-row>
        <table:table-row table:style-name="ro2">
          <table:table-cell office:value-type="float" office:value="5.76" calcext:value-type="float">
            <text:p>5.76</text:p>
          </table:table-cell>
          <table:table-cell office:value-type="float" office:value="36.719997" calcext:value-type="float">
            <text:p>36.719997</text:p>
          </table:table-cell>
        </table:table-row>
        <table:table-row table:style-name="ro2">
          <table:table-cell office:value-type="float" office:value="5.784" calcext:value-type="float">
            <text:p>5.784</text:p>
          </table:table-cell>
          <table:table-cell office:value-type="float" office:value="39.600002" calcext:value-type="float">
            <text:p>39.600002</text:p>
          </table:table-cell>
        </table:table-row>
        <table:table-row table:style-name="ro2">
          <table:table-cell office:value-type="float" office:value="5.808" calcext:value-type="float">
            <text:p>5.808</text:p>
          </table:table-cell>
          <table:table-cell office:value-type="float" office:value="42.480007" calcext:value-type="float">
            <text:p>42.480007</text:p>
          </table:table-cell>
        </table:table-row>
        <table:table-row table:style-name="ro2">
          <table:table-cell office:value-type="float" office:value="5.8320003" calcext:value-type="float">
            <text:p>5.8320003</text:p>
          </table:table-cell>
          <table:table-cell office:value-type="float" office:value="45.360012" calcext:value-type="float">
            <text:p>45.360012</text:p>
          </table:table-cell>
        </table:table-row>
        <table:table-row table:style-name="ro2">
          <table:table-cell office:value-type="float" office:value="5.856" calcext:value-type="float">
            <text:p>5.856</text:p>
          </table:table-cell>
          <table:table-cell office:value-type="float" office:value="48.240017" calcext:value-type="float">
            <text:p>48.240017</text:p>
          </table:table-cell>
        </table:table-row>
        <table:table-row table:style-name="ro2">
          <table:table-cell office:value-type="float" office:value="5.88" calcext:value-type="float">
            <text:p>5.88</text:p>
          </table:table-cell>
          <table:table-cell office:value-type="float" office:value="51.12002" calcext:value-type="float">
            <text:p>51.12002</text:p>
          </table:table-cell>
        </table:table-row>
        <table:table-row table:style-name="ro2">
          <table:table-cell office:value-type="float" office:value="5.9040003" calcext:value-type="float">
            <text:p>5.9040003</text:p>
          </table:table-cell>
          <table:table-cell office:value-type="float" office:value="75.14282" calcext:value-type="float">
            <text:p>75.14282</text:p>
          </table:table-cell>
        </table:table-row>
        <table:table-row table:style-name="ro2">
          <table:table-cell office:value-type="float" office:value="5.928" calcext:value-type="float">
            <text:p>5.928</text:p>
          </table:table-cell>
          <table:table-cell office:value-type="float" office:value="99.16563" calcext:value-type="float">
            <text:p>99.16563</text:p>
          </table:table-cell>
        </table:table-row>
        <table:table-row table:style-name="ro2">
          <table:table-cell office:value-type="float" office:value="5.952" calcext:value-type="float">
            <text:p>5.952</text:p>
          </table:table-cell>
          <table:table-cell office:value-type="float" office:value="123.18843" calcext:value-type="float">
            <text:p>123.18843</text:p>
          </table:table-cell>
        </table:table-row>
        <table:table-row table:style-name="ro2">
          <table:table-cell office:value-type="float" office:value="5.976" calcext:value-type="float">
            <text:p>5.976</text:p>
          </table:table-cell>
          <table:table-cell office:value-type="float" office:value="147.21124" calcext:value-type="float">
            <text:p>147.2112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71.95404" calcext:value-type="float">
            <text:p>171.95404</text:p>
          </table:table-cell>
        </table:table-row>
        <table:table-row table:style-name="ro2">
          <table:table-cell office:value-type="float" office:value="6.024" calcext:value-type="float">
            <text:p>6.024</text:p>
          </table:table-cell>
          <table:table-cell office:value-type="float" office:value="197.41684" calcext:value-type="float">
            <text:p>197.41684</text:p>
          </table:table-cell>
        </table:table-row>
        <table:table-row table:style-name="ro2">
          <table:table-cell office:value-type="float" office:value="6.048" calcext:value-type="float">
            <text:p>6.048</text:p>
          </table:table-cell>
          <table:table-cell office:value-type="float" office:value="222.87964" calcext:value-type="float">
            <text:p>222.87964</text:p>
          </table:table-cell>
        </table:table-row>
        <table:table-row table:style-name="ro2">
          <table:table-cell office:value-type="float" office:value="6.072" calcext:value-type="float">
            <text:p>6.072</text:p>
          </table:table-cell>
          <table:table-cell office:value-type="float" office:value="248.34244" calcext:value-type="float">
            <text:p>248.34244</text:p>
          </table:table-cell>
        </table:table-row>
        <table:table-row table:style-name="ro2">
          <table:table-cell office:value-type="float" office:value="6.096" calcext:value-type="float">
            <text:p>6.096</text:p>
          </table:table-cell>
          <table:table-cell office:value-type="float" office:value="273.80524" calcext:value-type="float">
            <text:p>273.80524</text:p>
          </table:table-cell>
        </table:table-row>
        <table:table-row table:style-name="ro2">
          <table:table-cell office:value-type="float" office:value="6.12" calcext:value-type="float">
            <text:p>6.12</text:p>
          </table:table-cell>
          <table:table-cell office:value-type="float" office:value="299.26804" calcext:value-type="float">
            <text:p>299.26804</text:p>
          </table:table-cell>
        </table:table-row>
        <table:table-row table:style-name="ro2">
          <table:table-cell office:value-type="float" office:value="6.144" calcext:value-type="float">
            <text:p>6.144</text:p>
          </table:table-cell>
          <table:table-cell office:value-type="float" office:value="302.86804" calcext:value-type="float">
            <text:p>302.86804</text:p>
          </table:table-cell>
        </table:table-row>
        <table:table-row table:style-name="ro2">
          <table:table-cell office:value-type="float" office:value="6.168" calcext:value-type="float">
            <text:p>6.168</text:p>
          </table:table-cell>
          <table:table-cell office:value-type="float" office:value="306.46805" calcext:value-type="float">
            <text:p>306.46805</text:p>
          </table:table-cell>
        </table:table-row>
        <table:table-row table:style-name="ro2">
          <table:table-cell office:value-type="float" office:value="6.192" calcext:value-type="float">
            <text:p>6.192</text:p>
          </table:table-cell>
          <table:table-cell office:value-type="float" office:value="310.06805" calcext:value-type="float">
            <text:p>310.06805</text:p>
          </table:table-cell>
        </table:table-row>
        <table:table-row table:style-name="ro2">
          <table:table-cell office:value-type="float" office:value="6.216" calcext:value-type="float">
            <text:p>6.216</text:p>
          </table:table-cell>
          <table:table-cell office:value-type="float" office:value="313.66806" calcext:value-type="float">
            <text:p>313.66806</text:p>
          </table:table-cell>
        </table:table-row>
        <table:table-row table:style-name="ro2">
          <table:table-cell office:value-type="float" office:value="6.2400002" calcext:value-type="float">
            <text:p>6.2400002</text:p>
          </table:table-cell>
          <table:table-cell office:value-type="float" office:value="317.26807" calcext:value-type="float">
            <text:p>317.26807</text:p>
          </table:table-cell>
        </table:table-row>
        <table:table-row table:style-name="ro2">
          <table:table-cell office:value-type="float" office:value="6.264" calcext:value-type="float">
            <text:p>6.264</text:p>
          </table:table-cell>
          <table:table-cell office:value-type="float" office:value="320.86807" calcext:value-type="float">
            <text:p>320.86807</text:p>
          </table:table-cell>
        </table:table-row>
        <table:table-row table:style-name="ro2">
          <table:table-cell office:value-type="float" office:value="6.288" calcext:value-type="float">
            <text:p>6.288</text:p>
          </table:table-cell>
          <table:table-cell office:value-type="float" office:value="325.18808" calcext:value-type="float">
            <text:p>325.18808</text:p>
          </table:table-cell>
        </table:table-row>
        <table:table-row table:style-name="ro2">
          <table:table-cell office:value-type="float" office:value="6.3120003" calcext:value-type="float">
            <text:p>6.3120003</text:p>
          </table:table-cell>
          <table:table-cell office:value-type="float" office:value="329.5081" calcext:value-type="float">
            <text:p>329.5081</text:p>
          </table:table-cell>
        </table:table-row>
        <table:table-row table:style-name="ro2">
          <table:table-cell office:value-type="float" office:value="6.336" calcext:value-type="float">
            <text:p>6.336</text:p>
          </table:table-cell>
          <table:table-cell office:value-type="float" office:value="334.5481" calcext:value-type="float">
            <text:p>334.5481</text:p>
          </table:table-cell>
        </table:table-row>
        <table:table-row table:style-name="ro2">
          <table:table-cell office:value-type="float" office:value="6.36" calcext:value-type="float">
            <text:p>6.36</text:p>
          </table:table-cell>
          <table:table-cell office:value-type="float" office:value="339.5881" calcext:value-type="float">
            <text:p>339.5881</text:p>
          </table:table-cell>
        </table:table-row>
        <table:table-row table:style-name="ro2">
          <table:table-cell office:value-type="float" office:value="6.384" calcext:value-type="float">
            <text:p>6.384</text:p>
          </table:table-cell>
          <table:table-cell office:value-type="float" office:value="344.6281" calcext:value-type="float">
            <text:p>344.6281</text:p>
          </table:table-cell>
        </table:table-row>
        <table:table-row table:style-name="ro2">
          <table:table-cell office:value-type="float" office:value="6.408" calcext:value-type="float">
            <text:p>6.408</text:p>
          </table:table-cell>
          <table:table-cell office:value-type="float" office:value="349.66812" calcext:value-type="float">
            <text:p>349.66812</text:p>
          </table:table-cell>
        </table:table-row>
        <table:table-row table:style-name="ro2">
          <table:table-cell office:value-type="float" office:value="6.432" calcext:value-type="float">
            <text:p>6.432</text:p>
          </table:table-cell>
          <table:table-cell office:value-type="float" office:value="354.70813" calcext:value-type="float">
            <text:p>354.70813</text:p>
          </table:table-cell>
        </table:table-row>
        <table:table-row table:style-name="ro2">
          <table:table-cell office:value-type="float" office:value="6.456" calcext:value-type="float">
            <text:p>6.456</text:p>
          </table:table-cell>
          <table:table-cell office:value-type="float" office:value="359.74814" calcext:value-type="float">
            <text:p>359.74814</text:p>
          </table:table-cell>
        </table:table-row>
        <table:table-row table:style-name="ro2">
          <table:table-cell office:value-type="float" office:value="6.48" calcext:value-type="float">
            <text:p>6.48</text:p>
          </table:table-cell>
          <table:table-cell office:value-type="float" office:value="364.78815" calcext:value-type="float">
            <text:p>364.78815</text:p>
          </table:table-cell>
        </table:table-row>
        <table:table-row table:style-name="ro2">
          <table:table-cell office:value-type="float" office:value="6.504" calcext:value-type="float">
            <text:p>6.504</text:p>
          </table:table-cell>
          <table:table-cell office:value-type="float" office:value="369.82816" calcext:value-type="float">
            <text:p>369.82816</text:p>
          </table:table-cell>
        </table:table-row>
        <table:table-row table:style-name="ro2">
          <table:table-cell office:value-type="float" office:value="6.528" calcext:value-type="float">
            <text:p>6.528</text:p>
          </table:table-cell>
          <table:table-cell office:value-type="float" office:value="374.86816" calcext:value-type="float">
            <text:p>374.86816</text:p>
          </table:table-cell>
        </table:table-row>
        <table:table-row table:style-name="ro2">
          <table:table-cell office:value-type="float" office:value="6.552" calcext:value-type="float">
            <text:p>6.552</text:p>
          </table:table-cell>
          <table:table-cell office:value-type="float" office:value="379.90817" calcext:value-type="float">
            <text:p>379.90817</text:p>
          </table:table-cell>
        </table:table-row>
        <table:table-row table:style-name="ro2">
          <table:table-cell office:value-type="float" office:value="6.576" calcext:value-type="float">
            <text:p>6.576</text:p>
          </table:table-cell>
          <table:table-cell office:value-type="float" office:value="384.94818" calcext:value-type="float">
            <text:p>384.94818</text:p>
          </table:table-cell>
        </table:table-row>
        <table:table-row table:style-name="ro2">
          <table:table-cell office:value-type="float" office:value="6.6" calcext:value-type="float">
            <text:p>6.6</text:p>
          </table:table-cell>
          <table:table-cell office:value-type="float" office:value="389.9882" calcext:value-type="float">
            <text:p>389.9882</text:p>
          </table:table-cell>
        </table:table-row>
        <table:table-row table:style-name="ro2">
          <table:table-cell office:value-type="float" office:value="6.624" calcext:value-type="float">
            <text:p>6.624</text:p>
          </table:table-cell>
          <table:table-cell office:value-type="float" office:value="395.0282" calcext:value-type="float">
            <text:p>395.0282</text:p>
          </table:table-cell>
        </table:table-row>
        <table:table-row table:style-name="ro2">
          <table:table-cell office:value-type="float" office:value="6.6480002" calcext:value-type="float">
            <text:p>6.6480002</text:p>
          </table:table-cell>
          <table:table-cell office:value-type="float" office:value="400.0682" calcext:value-type="float">
            <text:p>400.0682</text:p>
          </table:table-cell>
        </table:table-row>
        <table:table-row table:style-name="ro2">
          <table:table-cell office:value-type="float" office:value="6.672" calcext:value-type="float">
            <text:p>6.672</text:p>
          </table:table-cell>
          <table:table-cell office:value-type="float" office:value="405.10822" calcext:value-type="float">
            <text:p>405.10822</text:p>
          </table:table-cell>
        </table:table-row>
        <table:table-row table:style-name="ro2">
          <table:table-cell office:value-type="float" office:value="6.696" calcext:value-type="float">
            <text:p>6.696</text:p>
          </table:table-cell>
          <table:table-cell office:value-type="float" office:value="410.14822" calcext:value-type="float">
            <text:p>410.14822</text:p>
          </table:table-cell>
        </table:table-row>
        <table:table-row table:style-name="ro2">
          <table:table-cell office:value-type="float" office:value="6.7200003" calcext:value-type="float">
            <text:p>6.7200003</text:p>
          </table:table-cell>
          <table:table-cell office:value-type="float" office:value="415.18823" calcext:value-type="float">
            <text:p>415.18823</text:p>
          </table:table-cell>
        </table:table-row>
        <table:table-row table:style-name="ro2">
          <table:table-cell office:value-type="float" office:value="6.744" calcext:value-type="float">
            <text:p>6.744</text:p>
          </table:table-cell>
          <table:table-cell office:value-type="float" office:value="420.22824" calcext:value-type="float">
            <text:p>420.22824</text:p>
          </table:table-cell>
        </table:table-row>
        <table:table-row table:style-name="ro2">
          <table:table-cell office:value-type="float" office:value="6.768" calcext:value-type="float">
            <text:p>6.768</text:p>
          </table:table-cell>
          <table:table-cell office:value-type="float" office:value="425.26825" calcext:value-type="float">
            <text:p>425.26825</text:p>
          </table:table-cell>
        </table:table-row>
        <table:table-row table:style-name="ro2">
          <table:table-cell office:value-type="float" office:value="6.7920003" calcext:value-type="float">
            <text:p>6.7920003</text:p>
          </table:table-cell>
          <table:table-cell office:value-type="float" office:value="430.30826" calcext:value-type="float">
            <text:p>430.30826</text:p>
          </table:table-cell>
        </table:table-row>
        <table:table-row table:style-name="ro2">
          <table:table-cell office:value-type="float" office:value="6.816" calcext:value-type="float">
            <text:p>6.816</text:p>
          </table:table-cell>
          <table:table-cell office:value-type="float" office:value="436.06827" calcext:value-type="float">
            <text:p>436.06827</text:p>
          </table:table-cell>
        </table:table-row>
        <table:table-row table:style-name="ro2">
          <table:table-cell office:value-type="float" office:value="6.84" calcext:value-type="float">
            <text:p>6.84</text:p>
          </table:table-cell>
          <table:table-cell office:value-type="float" office:value="441.82828" calcext:value-type="float">
            <text:p>441.82828</text:p>
          </table:table-cell>
        </table:table-row>
        <table:table-row table:style-name="ro2">
          <table:table-cell office:value-type="float" office:value="6.864" calcext:value-type="float">
            <text:p>6.864</text:p>
          </table:table-cell>
          <table:table-cell office:value-type="float" office:value="447.5883" calcext:value-type="float">
            <text:p>447.5883</text:p>
          </table:table-cell>
        </table:table-row>
        <table:table-row table:style-name="ro2">
          <table:table-cell office:value-type="float" office:value="6.888" calcext:value-type="float">
            <text:p>6.888</text:p>
          </table:table-cell>
          <table:table-cell office:value-type="float" office:value="452.6283" calcext:value-type="float">
            <text:p>452.6283</text:p>
          </table:table-cell>
        </table:table-row>
        <table:table-row table:style-name="ro2">
          <table:table-cell office:value-type="float" office:value="6.912" calcext:value-type="float">
            <text:p>6.912</text:p>
          </table:table-cell>
          <table:table-cell office:value-type="float" office:value="457.6683" calcext:value-type="float">
            <text:p>457.6683</text:p>
          </table:table-cell>
        </table:table-row>
        <table:table-row table:style-name="ro2">
          <table:table-cell office:value-type="float" office:value="6.936" calcext:value-type="float">
            <text:p>6.936</text:p>
          </table:table-cell>
          <table:table-cell office:value-type="float" office:value="462.7083" calcext:value-type="float">
            <text:p>462.7083</text:p>
          </table:table-cell>
        </table:table-row>
        <table:table-row table:style-name="ro2">
          <table:table-cell office:value-type="float" office:value="6.96" calcext:value-type="float">
            <text:p>6.96</text:p>
          </table:table-cell>
          <table:table-cell office:value-type="float" office:value="468.46832" calcext:value-type="float">
            <text:p>468.46832</text:p>
          </table:table-cell>
        </table:table-row>
        <table:table-row table:style-name="ro2">
          <table:table-cell office:value-type="float" office:value="6.984" calcext:value-type="float">
            <text:p>6.984</text:p>
          </table:table-cell>
          <table:table-cell office:value-type="float" office:value="474.22833" calcext:value-type="float">
            <text:p>474.22833</text:p>
          </table:table-cell>
        </table:table-row>
        <table:table-row table:style-name="ro2">
          <table:table-cell office:value-type="float" office:value="7.008" calcext:value-type="float">
            <text:p>7.008</text:p>
          </table:table-cell>
          <table:table-cell office:value-type="float" office:value="479.98834" calcext:value-type="float">
            <text:p>479.98834</text:p>
          </table:table-cell>
        </table:table-row>
        <table:table-row table:style-name="ro2">
          <table:table-cell office:value-type="float" office:value="7.032" calcext:value-type="float">
            <text:p>7.032</text:p>
          </table:table-cell>
          <table:table-cell office:value-type="float" office:value="485.74835" calcext:value-type="float">
            <text:p>485.74835</text:p>
          </table:table-cell>
        </table:table-row>
        <table:table-row table:style-name="ro2">
          <table:table-cell office:value-type="float" office:value="7.056" calcext:value-type="float">
            <text:p>7.056</text:p>
          </table:table-cell>
          <table:table-cell office:value-type="float" office:value="491.50836" calcext:value-type="float">
            <text:p>491.50836</text:p>
          </table:table-cell>
        </table:table-row>
        <table:table-row table:style-name="ro2">
          <table:table-cell office:value-type="float" office:value="7.08" calcext:value-type="float">
            <text:p>7.08</text:p>
          </table:table-cell>
          <table:table-cell office:value-type="float" office:value="519.13116" calcext:value-type="float">
            <text:p>519.13116</text:p>
          </table:table-cell>
        </table:table-row>
        <table:table-row table:style-name="ro2">
          <table:table-cell office:value-type="float" office:value="7.104" calcext:value-type="float">
            <text:p>7.104</text:p>
          </table:table-cell>
          <table:table-cell office:value-type="float" office:value="546.7537" calcext:value-type="float">
            <text:p>546.7537</text:p>
          </table:table-cell>
        </table:table-row>
        <table:table-row table:style-name="ro2">
          <table:table-cell office:value-type="float" office:value="7.1280003" calcext:value-type="float">
            <text:p>7.1280003</text:p>
          </table:table-cell>
          <table:table-cell office:value-type="float" office:value="574.3763" calcext:value-type="float">
            <text:p>574.3763</text:p>
          </table:table-cell>
        </table:table-row>
        <table:table-row table:style-name="ro2">
          <table:table-cell office:value-type="float" office:value="7.152" calcext:value-type="float">
            <text:p>7.152</text:p>
          </table:table-cell>
          <table:table-cell office:value-type="float" office:value="601.99884" calcext:value-type="float">
            <text:p>601.99884</text:p>
          </table:table-cell>
        </table:table-row>
        <table:table-row table:style-name="ro2">
          <table:table-cell office:value-type="float" office:value="7.176" calcext:value-type="float">
            <text:p>7.176</text:p>
          </table:table-cell>
          <table:table-cell office:value-type="float" office:value="629.6214" calcext:value-type="float">
            <text:p>629.6214</text:p>
          </table:table-cell>
        </table:table-row>
        <table:table-row table:style-name="ro2">
          <table:table-cell office:value-type="float" office:value="7.2000003" calcext:value-type="float">
            <text:p>7.2000003</text:p>
          </table:table-cell>
          <table:table-cell office:value-type="float" office:value="657.24396" calcext:value-type="float">
            <text:p>657.24396</text:p>
          </table:table-cell>
        </table:table-row>
        <table:table-row table:style-name="ro2">
          <table:table-cell office:value-type="float" office:value="7.224" calcext:value-type="float">
            <text:p>7.224</text:p>
          </table:table-cell>
          <table:table-cell office:value-type="float" office:value="684.8665" calcext:value-type="float">
            <text:p>684.8665</text:p>
          </table:table-cell>
        </table:table-row>
        <table:table-row table:style-name="ro2">
          <table:table-cell office:value-type="float" office:value="7.248" calcext:value-type="float">
            <text:p>7.248</text:p>
          </table:table-cell>
          <table:table-cell office:value-type="float" office:value="712.4891" calcext:value-type="float">
            <text:p>712.4891</text:p>
          </table:table-cell>
        </table:table-row>
        <table:table-row table:style-name="ro2">
          <table:table-cell office:value-type="float" office:value="7.272" calcext:value-type="float">
            <text:p>7.272</text:p>
          </table:table-cell>
          <table:table-cell office:value-type="float" office:value="718.24884" calcext:value-type="float">
            <text:p>718.24884</text:p>
          </table:table-cell>
        </table:table-row>
        <table:table-row table:style-name="ro2">
          <table:table-cell office:value-type="float" office:value="7.296" calcext:value-type="float">
            <text:p>7.296</text:p>
          </table:table-cell>
          <table:table-cell office:value-type="float" office:value="724.0086" calcext:value-type="float">
            <text:p>724.0086</text:p>
          </table:table-cell>
        </table:table-row>
        <table:table-row table:style-name="ro2">
          <table:table-cell office:value-type="float" office:value="7.32" calcext:value-type="float">
            <text:p>7.32</text:p>
          </table:table-cell>
          <table:table-cell office:value-type="float" office:value="729.7684" calcext:value-type="float">
            <text:p>729.7684</text:p>
          </table:table-cell>
        </table:table-row>
        <table:table-row table:style-name="ro2">
          <table:table-cell office:value-type="float" office:value="7.344" calcext:value-type="float">
            <text:p>7.344</text:p>
          </table:table-cell>
          <table:table-cell office:value-type="float" office:value="736.2481" calcext:value-type="float">
            <text:p>736.2481</text:p>
          </table:table-cell>
        </table:table-row>
        <table:table-row table:style-name="ro2">
          <table:table-cell office:value-type="float" office:value="7.368" calcext:value-type="float">
            <text:p>7.368</text:p>
          </table:table-cell>
          <table:table-cell office:value-type="float" office:value="742.72784" calcext:value-type="float">
            <text:p>742.72784</text:p>
          </table:table-cell>
        </table:table-row>
        <table:table-row table:style-name="ro2">
          <table:table-cell office:value-type="float" office:value="7.392" calcext:value-type="float">
            <text:p>7.392</text:p>
          </table:table-cell>
          <table:table-cell office:value-type="float" office:value="749.2076" calcext:value-type="float">
            <text:p>749.2076</text:p>
          </table:table-cell>
        </table:table-row>
        <table:table-row table:style-name="ro2">
          <table:table-cell office:value-type="float" office:value="7.416" calcext:value-type="float">
            <text:p>7.416</text:p>
          </table:table-cell>
          <table:table-cell office:value-type="float" office:value="755.6873" calcext:value-type="float">
            <text:p>755.6873</text:p>
          </table:table-cell>
        </table:table-row>
        <table:table-row table:style-name="ro2">
          <table:table-cell office:value-type="float" office:value="7.44" calcext:value-type="float">
            <text:p>7.44</text:p>
          </table:table-cell>
          <table:table-cell office:value-type="float" office:value="761.4471" calcext:value-type="float">
            <text:p>761.4471</text:p>
          </table:table-cell>
        </table:table-row>
        <table:table-row table:style-name="ro2">
          <table:table-cell office:value-type="float" office:value="7.464" calcext:value-type="float">
            <text:p>7.464</text:p>
          </table:table-cell>
          <table:table-cell office:value-type="float" office:value="767.20685" calcext:value-type="float">
            <text:p>767.20685</text:p>
          </table:table-cell>
        </table:table-row>
        <table:table-row table:style-name="ro2">
          <table:table-cell office:value-type="float" office:value="7.488" calcext:value-type="float">
            <text:p>7.488</text:p>
          </table:table-cell>
          <table:table-cell office:value-type="float" office:value="772.9666" calcext:value-type="float">
            <text:p>772.9666</text:p>
          </table:table-cell>
        </table:table-row>
        <table:table-row table:style-name="ro2">
          <table:table-cell office:value-type="float" office:value="7.512" calcext:value-type="float">
            <text:p>7.512</text:p>
          </table:table-cell>
          <table:table-cell office:value-type="float" office:value="778.7264" calcext:value-type="float">
            <text:p>778.7264</text:p>
          </table:table-cell>
        </table:table-row>
        <table:table-row table:style-name="ro2">
          <table:table-cell office:value-type="float" office:value="7.5360003" calcext:value-type="float">
            <text:p>7.5360003</text:p>
          </table:table-cell>
          <table:table-cell office:value-type="float" office:value="784.48615" calcext:value-type="float">
            <text:p>784.48615</text:p>
          </table:table-cell>
        </table:table-row>
        <table:table-row table:style-name="ro2">
          <table:table-cell office:value-type="float" office:value="7.56" calcext:value-type="float">
            <text:p>7.56</text:p>
          </table:table-cell>
          <table:table-cell office:value-type="float" office:value="790.2459" calcext:value-type="float">
            <text:p>790.2459</text:p>
          </table:table-cell>
        </table:table-row>
        <table:table-row table:style-name="ro2">
          <table:table-cell office:value-type="float" office:value="7.584" calcext:value-type="float">
            <text:p>7.584</text:p>
          </table:table-cell>
          <table:table-cell office:value-type="float" office:value="796.0057" calcext:value-type="float">
            <text:p>796.0057</text:p>
          </table:table-cell>
        </table:table-row>
        <table:table-row table:style-name="ro2">
          <table:table-cell office:value-type="float" office:value="7.6080003" calcext:value-type="float">
            <text:p>7.6080003</text:p>
          </table:table-cell>
          <table:table-cell office:value-type="float" office:value="801.76544" calcext:value-type="float">
            <text:p>801.76544</text:p>
          </table:table-cell>
        </table:table-row>
        <table:table-row table:style-name="ro2">
          <table:table-cell office:value-type="float" office:value="7.632" calcext:value-type="float">
            <text:p>7.632</text:p>
          </table:table-cell>
          <table:table-cell office:value-type="float" office:value="807.5252" calcext:value-type="float">
            <text:p>807.5252</text:p>
          </table:table-cell>
        </table:table-row>
        <table:table-row table:style-name="ro2">
          <table:table-cell office:value-type="float" office:value="7.656" calcext:value-type="float">
            <text:p>7.656</text:p>
          </table:table-cell>
          <table:table-cell office:value-type="float" office:value="813.285" calcext:value-type="float">
            <text:p>813.285</text:p>
          </table:table-cell>
        </table:table-row>
        <table:table-row table:style-name="ro2">
          <table:table-cell office:value-type="float" office:value="7.6800003" calcext:value-type="float">
            <text:p>7.6800003</text:p>
          </table:table-cell>
          <table:table-cell office:value-type="float" office:value="819.7647" calcext:value-type="float">
            <text:p>819.7647</text:p>
          </table:table-cell>
        </table:table-row>
        <table:table-row table:style-name="ro2">
          <table:table-cell office:value-type="float" office:value="7.704" calcext:value-type="float">
            <text:p>7.704</text:p>
          </table:table-cell>
          <table:table-cell office:value-type="float" office:value="826.24445" calcext:value-type="float">
            <text:p>826.24445</text:p>
          </table:table-cell>
        </table:table-row>
        <table:table-row table:style-name="ro2">
          <table:table-cell office:value-type="float" office:value="7.728" calcext:value-type="float">
            <text:p>7.728</text:p>
          </table:table-cell>
          <table:table-cell office:value-type="float" office:value="832.7242" calcext:value-type="float">
            <text:p>832.7242</text:p>
          </table:table-cell>
        </table:table-row>
        <table:table-row table:style-name="ro2">
          <table:table-cell office:value-type="float" office:value="7.752" calcext:value-type="float">
            <text:p>7.752</text:p>
          </table:table-cell>
          <table:table-cell office:value-type="float" office:value="839.2039" calcext:value-type="float">
            <text:p>839.2039</text:p>
          </table:table-cell>
        </table:table-row>
        <table:table-row table:style-name="ro2">
          <table:table-cell office:value-type="float" office:value="7.776" calcext:value-type="float">
            <text:p>7.776</text:p>
          </table:table-cell>
          <table:table-cell office:value-type="float" office:value="845.68365" calcext:value-type="float">
            <text:p>845.68365</text:p>
          </table:table-cell>
        </table:table-row>
        <table:table-row table:style-name="ro2">
          <table:table-cell office:value-type="float" office:value="7.8" calcext:value-type="float">
            <text:p>7.8</text:p>
          </table:table-cell>
          <table:table-cell office:value-type="float" office:value="852.1634" calcext:value-type="float">
            <text:p>852.1634</text:p>
          </table:table-cell>
        </table:table-row>
        <table:table-row table:style-name="ro2">
          <table:table-cell office:value-type="float" office:value="7.824" calcext:value-type="float">
            <text:p>7.824</text:p>
          </table:table-cell>
          <table:table-cell office:value-type="float" office:value="858.6431" calcext:value-type="float">
            <text:p>858.6431</text:p>
          </table:table-cell>
        </table:table-row>
        <table:table-row table:style-name="ro2">
          <table:table-cell office:value-type="float" office:value="7.848" calcext:value-type="float">
            <text:p>7.848</text:p>
          </table:table-cell>
          <table:table-cell office:value-type="float" office:value="865.12286" calcext:value-type="float">
            <text:p>865.12286</text:p>
          </table:table-cell>
        </table:table-row>
        <table:table-row table:style-name="ro2">
          <table:table-cell office:value-type="float" office:value="7.872" calcext:value-type="float">
            <text:p>7.872</text:p>
          </table:table-cell>
          <table:table-cell office:value-type="float" office:value="871.6026" calcext:value-type="float">
            <text:p>871.6026</text:p>
          </table:table-cell>
        </table:table-row>
        <table:table-row table:style-name="ro2">
          <table:table-cell office:value-type="float" office:value="7.896" calcext:value-type="float">
            <text:p>7.896</text:p>
          </table:table-cell>
          <table:table-cell office:value-type="float" office:value="878.08234" calcext:value-type="float">
            <text:p>878.08234</text:p>
          </table:table-cell>
        </table:table-row>
        <table:table-row table:style-name="ro2">
          <table:table-cell office:value-type="float" office:value="7.92" calcext:value-type="float">
            <text:p>7.92</text:p>
          </table:table-cell>
          <table:table-cell office:value-type="float" office:value="884.5621" calcext:value-type="float">
            <text:p>884.5621</text:p>
          </table:table-cell>
        </table:table-row>
        <table:table-row table:style-name="ro2">
          <table:table-cell office:value-type="float" office:value="7.9440002" calcext:value-type="float">
            <text:p>7.9440002</text:p>
          </table:table-cell>
          <table:table-cell office:value-type="float" office:value="891.0418" calcext:value-type="float">
            <text:p>891.0418</text:p>
          </table:table-cell>
        </table:table-row>
        <table:table-row table:style-name="ro2">
          <table:table-cell office:value-type="float" office:value="7.968" calcext:value-type="float">
            <text:p>7.968</text:p>
          </table:table-cell>
          <table:table-cell office:value-type="float" office:value="897.52155" calcext:value-type="float">
            <text:p>897.52155</text:p>
          </table:table-cell>
        </table:table-row>
        <table:table-row table:style-name="ro2">
          <table:table-cell office:value-type="float" office:value="7.992" calcext:value-type="float">
            <text:p>7.992</text:p>
          </table:table-cell>
          <table:table-cell office:value-type="float" office:value="925.8641" calcext:value-type="float">
            <text:p>925.8641</text:p>
          </table:table-cell>
        </table:table-row>
        <table:table-row table:style-name="ro2">
          <table:table-cell office:value-type="float" office:value="8.016" calcext:value-type="float">
            <text:p>8.016</text:p>
          </table:table-cell>
          <table:table-cell office:value-type="float" office:value="954.2066" calcext:value-type="float">
            <text:p>954.2066</text:p>
          </table:table-cell>
        </table:table-row>
        <table:table-row table:style-name="ro2">
          <table:table-cell office:value-type="float" office:value="8.04" calcext:value-type="float">
            <text:p>8.04</text:p>
          </table:table-cell>
          <table:table-cell office:value-type="float" office:value="982.54913" calcext:value-type="float">
            <text:p>982.54913</text:p>
          </table:table-cell>
        </table:table-row>
        <table:table-row table:style-name="ro2">
          <table:table-cell office:value-type="float" office:value="8.064" calcext:value-type="float">
            <text:p>8.064</text:p>
          </table:table-cell>
          <table:table-cell office:value-type="float" office:value="1010.89166" calcext:value-type="float">
            <text:p>1010.89166</text:p>
          </table:table-cell>
        </table:table-row>
        <table:table-row table:style-name="ro2">
          <table:table-cell office:value-type="float" office:value="8.088" calcext:value-type="float">
            <text:p>8.088</text:p>
          </table:table-cell>
          <table:table-cell office:value-type="float" office:value="1038.5143" calcext:value-type="float">
            <text:p>1038.5143</text:p>
          </table:table-cell>
        </table:table-row>
        <table:table-row table:style-name="ro2">
          <table:table-cell office:value-type="float" office:value="8.112" calcext:value-type="float">
            <text:p>8.112</text:p>
          </table:table-cell>
          <table:table-cell office:value-type="float" office:value="1066.1368" calcext:value-type="float">
            <text:p>1066.1368</text:p>
          </table:table-cell>
        </table:table-row>
        <table:table-row table:style-name="ro2">
          <table:table-cell office:value-type="float" office:value="8.136" calcext:value-type="float">
            <text:p>8.136</text:p>
          </table:table-cell>
          <table:table-cell office:value-type="float" office:value="1093.7594" calcext:value-type="float">
            <text:p>1093.7594</text:p>
          </table:table-cell>
        </table:table-row>
        <table:table-row table:style-name="ro2">
          <table:table-cell office:value-type="float" office:value="8.16" calcext:value-type="float">
            <text:p>8.16</text:p>
          </table:table-cell>
          <table:table-cell office:value-type="float" office:value="1121.382" calcext:value-type="float">
            <text:p>1121.382</text:p>
          </table:table-cell>
        </table:table-row>
        <table:table-row table:style-name="ro2">
          <table:table-cell office:value-type="float" office:value="8.184" calcext:value-type="float">
            <text:p>8.184</text:p>
          </table:table-cell>
          <table:table-cell office:value-type="float" office:value="1149.0045" calcext:value-type="float">
            <text:p>1149.0045</text:p>
          </table:table-cell>
        </table:table-row>
        <table:table-row table:style-name="ro2">
          <table:table-cell office:value-type="float" office:value="8.208" calcext:value-type="float">
            <text:p>8.208</text:p>
          </table:table-cell>
          <table:table-cell office:value-type="float" office:value="1176.6271" calcext:value-type="float">
            <text:p>1176.6271</text:p>
          </table:table-cell>
        </table:table-row>
        <table:table-row table:style-name="ro2">
          <table:table-cell office:value-type="float" office:value="8.232" calcext:value-type="float">
            <text:p>8.232</text:p>
          </table:table-cell>
          <table:table-cell office:value-type="float" office:value="1204.2496" calcext:value-type="float">
            <text:p>1204.2496</text:p>
          </table:table-cell>
        </table:table-row>
        <table:table-row table:style-name="ro2">
          <table:table-cell office:value-type="float" office:value="8.2560005" calcext:value-type="float">
            <text:p>8.2560005</text:p>
          </table:table-cell>
          <table:table-cell office:value-type="float" office:value="1210.7294" calcext:value-type="float">
            <text:p>1210.7294</text:p>
          </table:table-cell>
        </table:table-row>
        <table:table-row table:style-name="ro2">
          <table:table-cell office:value-type="float" office:value="8.28" calcext:value-type="float">
            <text:p>8.28</text:p>
          </table:table-cell>
          <table:table-cell office:value-type="float" office:value="1217.2091" calcext:value-type="float">
            <text:p>1217.2091</text:p>
          </table:table-cell>
        </table:table-row>
        <table:table-row table:style-name="ro2">
          <table:table-cell office:value-type="float" office:value="8.304" calcext:value-type="float">
            <text:p>8.304</text:p>
          </table:table-cell>
          <table:table-cell office:value-type="float" office:value="1223.6888" calcext:value-type="float">
            <text:p>1223.6888</text:p>
          </table:table-cell>
        </table:table-row>
        <table:table-row table:style-name="ro2">
          <table:table-cell office:value-type="float" office:value="8.328" calcext:value-type="float">
            <text:p>8.328</text:p>
          </table:table-cell>
          <table:table-cell office:value-type="float" office:value="1230.1686" calcext:value-type="float">
            <text:p>1230.1686</text:p>
          </table:table-cell>
        </table:table-row>
        <table:table-row table:style-name="ro2">
          <table:table-cell office:value-type="float" office:value="8.352" calcext:value-type="float">
            <text:p>8.352</text:p>
          </table:table-cell>
          <table:table-cell office:value-type="float" office:value="1236.6483" calcext:value-type="float">
            <text:p>1236.6483</text:p>
          </table:table-cell>
        </table:table-row>
        <table:table-row table:style-name="ro2">
          <table:table-cell office:value-type="float" office:value="8.376" calcext:value-type="float">
            <text:p>8.376</text:p>
          </table:table-cell>
          <table:table-cell office:value-type="float" office:value="1243.128" calcext:value-type="float">
            <text:p>1243.128</text:p>
          </table:table-cell>
        </table:table-row>
        <table:table-row table:style-name="ro2">
          <table:table-cell office:value-type="float" office:value="8.4" calcext:value-type="float">
            <text:p>8.4</text:p>
          </table:table-cell>
          <table:table-cell office:value-type="float" office:value="1249.6078" calcext:value-type="float">
            <text:p>1249.6078</text:p>
          </table:table-cell>
        </table:table-row>
        <table:table-row table:style-name="ro2">
          <table:table-cell office:value-type="float" office:value="8.424" calcext:value-type="float">
            <text:p>8.424</text:p>
          </table:table-cell>
          <table:table-cell office:value-type="float" office:value="1256.0875" calcext:value-type="float">
            <text:p>1256.0875</text:p>
          </table:table-cell>
        </table:table-row>
        <table:table-row table:style-name="ro2">
          <table:table-cell office:value-type="float" office:value="8.448" calcext:value-type="float">
            <text:p>8.448</text:p>
          </table:table-cell>
          <table:table-cell office:value-type="float" office:value="1262.5673" calcext:value-type="float">
            <text:p>1262.5673</text:p>
          </table:table-cell>
        </table:table-row>
        <table:table-row table:style-name="ro2">
          <table:table-cell office:value-type="float" office:value="8.472" calcext:value-type="float">
            <text:p>8.472</text:p>
          </table:table-cell>
          <table:table-cell office:value-type="float" office:value="1269.047" calcext:value-type="float">
            <text:p>1269.047</text:p>
          </table:table-cell>
        </table:table-row>
        <table:table-row table:style-name="ro2">
          <table:table-cell office:value-type="float" office:value="8.496" calcext:value-type="float">
            <text:p>8.496</text:p>
          </table:table-cell>
          <table:table-cell office:value-type="float" office:value="1297.3895" calcext:value-type="float">
            <text:p>1297.3895</text:p>
          </table:table-cell>
        </table:table-row>
        <table:table-row table:style-name="ro2">
          <table:table-cell office:value-type="float" office:value="8.52" calcext:value-type="float">
            <text:p>8.52</text:p>
          </table:table-cell>
          <table:table-cell office:value-type="float" office:value="1325.732" calcext:value-type="float">
            <text:p>1325.732</text:p>
          </table:table-cell>
        </table:table-row>
        <table:table-row table:style-name="ro2">
          <table:table-cell office:value-type="float" office:value="8.544" calcext:value-type="float">
            <text:p>8.544</text:p>
          </table:table-cell>
          <table:table-cell office:value-type="float" office:value="1353.3546" calcext:value-type="float">
            <text:p>1353.3546</text:p>
          </table:table-cell>
        </table:table-row>
        <table:table-row table:style-name="ro2">
          <table:table-cell office:value-type="float" office:value="8.568" calcext:value-type="float">
            <text:p>8.568</text:p>
          </table:table-cell>
          <table:table-cell office:value-type="float" office:value="1380.9772" calcext:value-type="float">
            <text:p>1380.9772</text:p>
          </table:table-cell>
        </table:table-row>
        <table:table-row table:style-name="ro2">
          <table:table-cell office:value-type="float" office:value="8.592" calcext:value-type="float">
            <text:p>8.592</text:p>
          </table:table-cell>
          <table:table-cell office:value-type="float" office:value="1408.5997" calcext:value-type="float">
            <text:p>1408.5997</text:p>
          </table:table-cell>
        </table:table-row>
        <table:table-row table:style-name="ro2">
          <table:table-cell office:value-type="float" office:value="8.616" calcext:value-type="float">
            <text:p>8.616</text:p>
          </table:table-cell>
          <table:table-cell office:value-type="float" office:value="1436.2223" calcext:value-type="float">
            <text:p>1436.2223</text:p>
          </table:table-cell>
        </table:table-row>
        <table:table-row table:style-name="ro2">
          <table:table-cell office:value-type="float" office:value="8.64" calcext:value-type="float">
            <text:p>8.64</text:p>
          </table:table-cell>
          <table:table-cell office:value-type="float" office:value="1463.8448" calcext:value-type="float">
            <text:p>1463.8448</text:p>
          </table:table-cell>
        </table:table-row>
        <table:table-row table:style-name="ro2">
          <table:table-cell office:value-type="float" office:value="8.6640005" calcext:value-type="float">
            <text:p>8.6640005</text:p>
          </table:table-cell>
          <table:table-cell office:value-type="float" office:value="1491.4674" calcext:value-type="float">
            <text:p>1491.4674</text:p>
          </table:table-cell>
        </table:table-row>
        <table:table-row table:style-name="ro2">
          <table:table-cell office:value-type="float" office:value="8.688" calcext:value-type="float">
            <text:p>8.688</text:p>
          </table:table-cell>
          <table:table-cell office:value-type="float" office:value="1519.09" calcext:value-type="float">
            <text:p>1519.09</text:p>
          </table:table-cell>
        </table:table-row>
        <table:table-row table:style-name="ro2">
          <table:table-cell office:value-type="float" office:value="8.712" calcext:value-type="float">
            <text:p>8.712</text:p>
          </table:table-cell>
          <table:table-cell office:value-type="float" office:value="1545.9926" calcext:value-type="float">
            <text:p>1545.9926</text:p>
          </table:table-cell>
        </table:table-row>
        <table:table-row table:style-name="ro2">
          <table:table-cell office:value-type="float" office:value="8.736" calcext:value-type="float">
            <text:p>8.736</text:p>
          </table:table-cell>
          <table:table-cell office:value-type="float" office:value="1572.8951" calcext:value-type="float">
            <text:p>1572.8951</text:p>
          </table:table-cell>
        </table:table-row>
        <table:table-row table:style-name="ro2">
          <table:table-cell office:value-type="float" office:value="8.76" calcext:value-type="float">
            <text:p>8.76</text:p>
          </table:table-cell>
          <table:table-cell office:value-type="float" office:value="1577.9349" calcext:value-type="float">
            <text:p>1577.9349</text:p>
          </table:table-cell>
        </table:table-row>
        <table:table-row table:style-name="ro2">
          <table:table-cell office:value-type="float" office:value="8.784" calcext:value-type="float">
            <text:p>8.784</text:p>
          </table:table-cell>
          <table:table-cell office:value-type="float" office:value="1582.9747" calcext:value-type="float">
            <text:p>1582.9747</text:p>
          </table:table-cell>
        </table:table-row>
        <table:table-row table:style-name="ro2">
          <table:table-cell office:value-type="float" office:value="8.808" calcext:value-type="float">
            <text:p>8.808</text:p>
          </table:table-cell>
          <table:table-cell office:value-type="float" office:value="1588.0145" calcext:value-type="float">
            <text:p>1588.0145</text:p>
          </table:table-cell>
        </table:table-row>
        <table:table-row table:style-name="ro2">
          <table:table-cell office:value-type="float" office:value="8.832" calcext:value-type="float">
            <text:p>8.832</text:p>
          </table:table-cell>
          <table:table-cell office:value-type="float" office:value="1593.0543" calcext:value-type="float">
            <text:p>1593.0543</text:p>
          </table:table-cell>
        </table:table-row>
        <table:table-row table:style-name="ro2">
          <table:table-cell office:value-type="float" office:value="8.856" calcext:value-type="float">
            <text:p>8.856</text:p>
          </table:table-cell>
          <table:table-cell office:value-type="float" office:value="1598.0941" calcext:value-type="float">
            <text:p>1598.0941</text:p>
          </table:table-cell>
        </table:table-row>
        <table:table-row table:style-name="ro2">
          <table:table-cell office:value-type="float" office:value="8.88" calcext:value-type="float">
            <text:p>8.88</text:p>
          </table:table-cell>
          <table:table-cell office:value-type="float" office:value="1603.1339" calcext:value-type="float">
            <text:p>1603.1339</text:p>
          </table:table-cell>
        </table:table-row>
        <table:table-row table:style-name="ro2">
          <table:table-cell office:value-type="float" office:value="8.904" calcext:value-type="float">
            <text:p>8.904</text:p>
          </table:table-cell>
          <table:table-cell office:value-type="float" office:value="1608.1737" calcext:value-type="float">
            <text:p>1608.1737</text:p>
          </table:table-cell>
        </table:table-row>
        <table:table-row table:style-name="ro2">
          <table:table-cell office:value-type="float" office:value="8.928" calcext:value-type="float">
            <text:p>8.928</text:p>
          </table:table-cell>
          <table:table-cell office:value-type="float" office:value="1612.4935" calcext:value-type="float">
            <text:p>1612.4935</text:p>
          </table:table-cell>
        </table:table-row>
        <table:table-row table:style-name="ro2">
          <table:table-cell office:value-type="float" office:value="8.952" calcext:value-type="float">
            <text:p>8.952</text:p>
          </table:table-cell>
          <table:table-cell office:value-type="float" office:value="1616.8134" calcext:value-type="float">
            <text:p>1616.8134</text:p>
          </table:table-cell>
        </table:table-row>
        <table:table-row table:style-name="ro2">
          <table:table-cell office:value-type="float" office:value="8.976" calcext:value-type="float">
            <text:p>8.976</text:p>
          </table:table-cell>
          <table:table-cell office:value-type="float" office:value="1621.1332" calcext:value-type="float">
            <text:p>1621.133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625.453" calcext:value-type="float">
            <text:p>1625.453</text:p>
          </table:table-cell>
        </table:table-row>
        <table:table-row table:style-name="ro2">
          <table:table-cell office:value-type="float" office:value="9.024" calcext:value-type="float">
            <text:p>9.024</text:p>
          </table:table-cell>
          <table:table-cell office:value-type="float" office:value="1629.7728" calcext:value-type="float">
            <text:p>1629.7728</text:p>
          </table:table-cell>
        </table:table-row>
        <table:table-row table:style-name="ro2">
          <table:table-cell office:value-type="float" office:value="9.048" calcext:value-type="float">
            <text:p>9.048</text:p>
          </table:table-cell>
          <table:table-cell office:value-type="float" office:value="1634.0927" calcext:value-type="float">
            <text:p>1634.0927</text:p>
          </table:table-cell>
        </table:table-row>
        <table:table-row table:style-name="ro2">
          <table:table-cell office:value-type="float" office:value="9.0720005" calcext:value-type="float">
            <text:p>9.0720005</text:p>
          </table:table-cell>
          <table:table-cell office:value-type="float" office:value="1638.4125" calcext:value-type="float">
            <text:p>1638.4125</text:p>
          </table:table-cell>
        </table:table-row>
        <table:table-row table:style-name="ro2">
          <table:table-cell office:value-type="float" office:value="9.096" calcext:value-type="float">
            <text:p>9.096</text:p>
          </table:table-cell>
          <table:table-cell office:value-type="float" office:value="1642.7323" calcext:value-type="float">
            <text:p>1642.7323</text:p>
          </table:table-cell>
        </table:table-row>
        <table:table-row table:style-name="ro2">
          <table:table-cell office:value-type="float" office:value="9.12" calcext:value-type="float">
            <text:p>9.12</text:p>
          </table:table-cell>
          <table:table-cell office:value-type="float" office:value="1647.0521" calcext:value-type="float">
            <text:p>1647.0521</text:p>
          </table:table-cell>
        </table:table-row>
        <table:table-row table:style-name="ro2">
          <table:table-cell office:value-type="float" office:value="9.144" calcext:value-type="float">
            <text:p>9.144</text:p>
          </table:table-cell>
          <table:table-cell office:value-type="float" office:value="1651.372" calcext:value-type="float">
            <text:p>1651.372</text:p>
          </table:table-cell>
        </table:table-row>
        <table:table-row table:style-name="ro2">
          <table:table-cell office:value-type="float" office:value="9.168" calcext:value-type="float">
            <text:p>9.168</text:p>
          </table:table-cell>
          <table:table-cell office:value-type="float" office:value="1656.4117" calcext:value-type="float">
            <text:p>1656.4117</text:p>
          </table:table-cell>
        </table:table-row>
        <table:table-row table:style-name="ro2">
          <table:table-cell office:value-type="float" office:value="9.192" calcext:value-type="float">
            <text:p>9.192</text:p>
          </table:table-cell>
          <table:table-cell office:value-type="float" office:value="1662.1715" calcext:value-type="float">
            <text:p>1662.1715</text:p>
          </table:table-cell>
        </table:table-row>
        <table:table-row table:style-name="ro2">
          <table:table-cell office:value-type="float" office:value="9.216" calcext:value-type="float">
            <text:p>9.216</text:p>
          </table:table-cell>
          <table:table-cell office:value-type="float" office:value="1667.9313" calcext:value-type="float">
            <text:p>1667.9313</text:p>
          </table:table-cell>
        </table:table-row>
        <table:table-row table:style-name="ro2">
          <table:table-cell office:value-type="float" office:value="9.24" calcext:value-type="float">
            <text:p>9.24</text:p>
          </table:table-cell>
          <table:table-cell office:value-type="float" office:value="1673.691" calcext:value-type="float">
            <text:p>1673.691</text:p>
          </table:table-cell>
        </table:table-row>
        <table:table-row table:style-name="ro2">
          <table:table-cell office:value-type="float" office:value="9.264" calcext:value-type="float">
            <text:p>9.264</text:p>
          </table:table-cell>
          <table:table-cell office:value-type="float" office:value="1679.4508" calcext:value-type="float">
            <text:p>1679.4508</text:p>
          </table:table-cell>
        </table:table-row>
        <table:table-row table:style-name="ro2">
          <table:table-cell office:value-type="float" office:value="9.288" calcext:value-type="float">
            <text:p>9.288</text:p>
          </table:table-cell>
          <table:table-cell office:value-type="float" office:value="1685.2106" calcext:value-type="float">
            <text:p>1685.2106</text:p>
          </table:table-cell>
        </table:table-row>
        <table:table-row table:style-name="ro2">
          <table:table-cell office:value-type="float" office:value="9.312" calcext:value-type="float">
            <text:p>9.312</text:p>
          </table:table-cell>
          <table:table-cell office:value-type="float" office:value="1690.9703" calcext:value-type="float">
            <text:p>1690.9703</text:p>
          </table:table-cell>
        </table:table-row>
        <table:table-row table:style-name="ro2">
          <table:table-cell office:value-type="float" office:value="9.336" calcext:value-type="float">
            <text:p>9.336</text:p>
          </table:table-cell>
          <table:table-cell office:value-type="float" office:value="1696.7301" calcext:value-type="float">
            <text:p>1696.7301</text:p>
          </table:table-cell>
        </table:table-row>
        <table:table-row table:style-name="ro2">
          <table:table-cell office:value-type="float" office:value="9.36" calcext:value-type="float">
            <text:p>9.36</text:p>
          </table:table-cell>
          <table:table-cell office:value-type="float" office:value="1702.4899" calcext:value-type="float">
            <text:p>1702.4899</text:p>
          </table:table-cell>
        </table:table-row>
        <table:table-row table:style-name="ro2">
          <table:table-cell office:value-type="float" office:value="9.384" calcext:value-type="float">
            <text:p>9.384</text:p>
          </table:table-cell>
          <table:table-cell office:value-type="float" office:value="1708.2496" calcext:value-type="float">
            <text:p>1708.2496</text:p>
          </table:table-cell>
        </table:table-row>
        <table:table-row table:style-name="ro2">
          <table:table-cell office:value-type="float" office:value="9.408" calcext:value-type="float">
            <text:p>9.408</text:p>
          </table:table-cell>
          <table:table-cell office:value-type="float" office:value="1714.0094" calcext:value-type="float">
            <text:p>1714.0094</text:p>
          </table:table-cell>
        </table:table-row>
        <table:table-row table:style-name="ro2">
          <table:table-cell office:value-type="float" office:value="9.432" calcext:value-type="float">
            <text:p>9.432</text:p>
          </table:table-cell>
          <table:table-cell office:value-type="float" office:value="1719.7692" calcext:value-type="float">
            <text:p>1719.7692</text:p>
          </table:table-cell>
        </table:table-row>
        <table:table-row table:style-name="ro2">
          <table:table-cell office:value-type="float" office:value="9.456" calcext:value-type="float">
            <text:p>9.456</text:p>
          </table:table-cell>
          <table:table-cell office:value-type="float" office:value="1725.5289" calcext:value-type="float">
            <text:p>1725.5289</text:p>
          </table:table-cell>
        </table:table-row>
        <table:table-row table:style-name="ro2">
          <table:table-cell office:value-type="float" office:value="9.4800005" calcext:value-type="float">
            <text:p>9.4800005</text:p>
          </table:table-cell>
          <table:table-cell office:value-type="float" office:value="1731.2887" calcext:value-type="float">
            <text:p>1731.2887</text:p>
          </table:table-cell>
        </table:table-row>
        <table:table-row table:style-name="ro2">
          <table:table-cell office:value-type="float" office:value="9.504" calcext:value-type="float">
            <text:p>9.504</text:p>
          </table:table-cell>
          <table:table-cell office:value-type="float" office:value="1737.0485" calcext:value-type="float">
            <text:p>1737.0485</text:p>
          </table:table-cell>
        </table:table-row>
        <table:table-row table:style-name="ro2">
          <table:table-cell office:value-type="float" office:value="9.528" calcext:value-type="float">
            <text:p>9.528</text:p>
          </table:table-cell>
          <table:table-cell office:value-type="float" office:value="1742.8082" calcext:value-type="float">
            <text:p>1742.8082</text:p>
          </table:table-cell>
        </table:table-row>
        <table:table-row table:style-name="ro2">
          <table:table-cell office:value-type="float" office:value="9.552" calcext:value-type="float">
            <text:p>9.552</text:p>
          </table:table-cell>
          <table:table-cell office:value-type="float" office:value="1748.568" calcext:value-type="float">
            <text:p>1748.568</text:p>
          </table:table-cell>
        </table:table-row>
        <table:table-row table:style-name="ro2">
          <table:table-cell office:value-type="float" office:value="9.576" calcext:value-type="float">
            <text:p>9.576</text:p>
          </table:table-cell>
          <table:table-cell office:value-type="float" office:value="1754.3278" calcext:value-type="float">
            <text:p>1754.3278</text:p>
          </table:table-cell>
        </table:table-row>
        <table:table-row table:style-name="ro2">
          <table:table-cell office:value-type="float" office:value="9.6" calcext:value-type="float">
            <text:p>9.6</text:p>
          </table:table-cell>
          <table:table-cell office:value-type="float" office:value="1781.9503" calcext:value-type="float">
            <text:p>1781.9503</text:p>
          </table:table-cell>
        </table:table-row>
        <table:table-row table:style-name="ro2">
          <table:table-cell office:value-type="float" office:value="9.624001" calcext:value-type="float">
            <text:p>9.624001</text:p>
          </table:table-cell>
          <table:table-cell office:value-type="float" office:value="1809.5729" calcext:value-type="float">
            <text:p>1809.5729</text:p>
          </table:table-cell>
        </table:table-row>
        <table:table-row table:style-name="ro2">
          <table:table-cell office:value-type="float" office:value="9.648" calcext:value-type="float">
            <text:p>9.648</text:p>
          </table:table-cell>
          <table:table-cell office:value-type="float" office:value="1837.1954" calcext:value-type="float">
            <text:p>1837.1954</text:p>
          </table:table-cell>
        </table:table-row>
        <table:table-row table:style-name="ro2">
          <table:table-cell office:value-type="float" office:value="9.672" calcext:value-type="float">
            <text:p>9.672</text:p>
          </table:table-cell>
          <table:table-cell office:value-type="float" office:value="1864.818" calcext:value-type="float">
            <text:p>1864.818</text:p>
          </table:table-cell>
        </table:table-row>
        <table:table-row table:style-name="ro2">
          <table:table-cell office:value-type="float" office:value="9.696" calcext:value-type="float">
            <text:p>9.696</text:p>
          </table:table-cell>
          <table:table-cell office:value-type="float" office:value="1892.4406" calcext:value-type="float">
            <text:p>1892.4406</text:p>
          </table:table-cell>
        </table:table-row>
        <table:table-row table:style-name="ro2">
          <table:table-cell office:value-type="float" office:value="9.72" calcext:value-type="float">
            <text:p>9.72</text:p>
          </table:table-cell>
          <table:table-cell office:value-type="float" office:value="1920.0631" calcext:value-type="float">
            <text:p>1920.0631</text:p>
          </table:table-cell>
        </table:table-row>
        <table:table-row table:style-name="ro2">
          <table:table-cell office:value-type="float" office:value="9.744" calcext:value-type="float">
            <text:p>9.744</text:p>
          </table:table-cell>
          <table:table-cell office:value-type="float" office:value="1946.9657" calcext:value-type="float">
            <text:p>1946.9657</text:p>
          </table:table-cell>
        </table:table-row>
        <table:table-row table:style-name="ro2">
          <table:table-cell office:value-type="float" office:value="9.768" calcext:value-type="float">
            <text:p>9.768</text:p>
          </table:table-cell>
          <table:table-cell office:value-type="float" office:value="1973.8683" calcext:value-type="float">
            <text:p>1973.8683</text:p>
          </table:table-cell>
        </table:table-row>
        <table:table-row table:style-name="ro2">
          <table:table-cell office:value-type="float" office:value="9.792" calcext:value-type="float">
            <text:p>9.792</text:p>
          </table:table-cell>
          <table:table-cell office:value-type="float" office:value="2000.0509" calcext:value-type="float">
            <text:p>2000.0509</text:p>
          </table:table-cell>
        </table:table-row>
        <table:table-row table:style-name="ro2">
          <table:table-cell office:value-type="float" office:value="9.816" calcext:value-type="float">
            <text:p>9.816</text:p>
          </table:table-cell>
          <table:table-cell office:value-type="float" office:value="2026.2335" calcext:value-type="float">
            <text:p>2026.2335</text:p>
          </table:table-cell>
        </table:table-row>
        <table:table-row table:style-name="ro2">
          <table:table-cell office:value-type="float" office:value="9.84" calcext:value-type="float">
            <text:p>9.84</text:p>
          </table:table-cell>
          <table:table-cell office:value-type="float" office:value="2052.4163" calcext:value-type="float">
            <text:p>2052.4163</text:p>
          </table:table-cell>
        </table:table-row>
        <table:table-row table:style-name="ro2">
          <table:table-cell office:value-type="float" office:value="9.864" calcext:value-type="float">
            <text:p>9.864</text:p>
          </table:table-cell>
          <table:table-cell office:value-type="float" office:value="2078.5989" calcext:value-type="float">
            <text:p>2078.5989</text:p>
          </table:table-cell>
        </table:table-row>
        <table:table-row table:style-name="ro2">
          <table:table-cell office:value-type="float" office:value="9.8880005" calcext:value-type="float">
            <text:p>9.8880005</text:p>
          </table:table-cell>
          <table:table-cell office:value-type="float" office:value="2104.7815" calcext:value-type="float">
            <text:p>2104.7815</text:p>
          </table:table-cell>
        </table:table-row>
        <table:table-row table:style-name="ro2">
          <table:table-cell office:value-type="float" office:value="9.912" calcext:value-type="float">
            <text:p>9.912</text:p>
          </table:table-cell>
          <table:table-cell office:value-type="float" office:value="2109.1013" calcext:value-type="float">
            <text:p>2109.1013</text:p>
          </table:table-cell>
        </table:table-row>
        <table:table-row table:style-name="ro2">
          <table:table-cell office:value-type="float" office:value="9.936" calcext:value-type="float">
            <text:p>9.936</text:p>
          </table:table-cell>
          <table:table-cell office:value-type="float" office:value="2112.7012" calcext:value-type="float">
            <text:p>2112.7012</text:p>
          </table:table-cell>
        </table:table-row>
        <table:table-row table:style-name="ro2">
          <table:table-cell office:value-type="float" office:value="9.96" calcext:value-type="float">
            <text:p>9.96</text:p>
          </table:table-cell>
          <table:table-cell office:value-type="float" office:value="2116.301" calcext:value-type="float">
            <text:p>2116.301</text:p>
          </table:table-cell>
        </table:table-row>
        <table:table-row table:style-name="ro2">
          <table:table-cell office:value-type="float" office:value="9.984" calcext:value-type="float">
            <text:p>9.984</text:p>
          </table:table-cell>
          <table:table-cell office:value-type="float" office:value="2119.901" calcext:value-type="float">
            <text:p>2119.901</text:p>
          </table:table-cell>
        </table:table-row>
        <table:table-row table:style-name="ro2">
          <table:table-cell office:value-type="float" office:value="10.008" calcext:value-type="float">
            <text:p>10.008</text:p>
          </table:table-cell>
          <table:table-cell office:value-type="float" office:value="2123.5007" calcext:value-type="float">
            <text:p>2123.5007</text:p>
          </table:table-cell>
        </table:table-row>
        <table:table-row table:style-name="ro2">
          <table:table-cell office:value-type="float" office:value="10.032001" calcext:value-type="float">
            <text:p>10.032001</text:p>
          </table:table-cell>
          <table:table-cell office:value-type="float" office:value="2127.1006" calcext:value-type="float">
            <text:p>2127.1006</text:p>
          </table:table-cell>
        </table:table-row>
        <table:table-row table:style-name="ro2">
          <table:table-cell office:value-type="float" office:value="10.056" calcext:value-type="float">
            <text:p>10.056</text:p>
          </table:table-cell>
          <table:table-cell office:value-type="float" office:value="2130.7004" calcext:value-type="float">
            <text:p>2130.7004</text:p>
          </table:table-cell>
        </table:table-row>
        <table:table-row table:style-name="ro2">
          <table:table-cell office:value-type="float" office:value="10.08" calcext:value-type="float">
            <text:p>10.08</text:p>
          </table:table-cell>
          <table:table-cell office:value-type="float" office:value="2133.5803" calcext:value-type="float">
            <text:p>2133.5803</text:p>
          </table:table-cell>
        </table:table-row>
        <table:table-row table:style-name="ro2">
          <table:table-cell office:value-type="float" office:value="10.104" calcext:value-type="float">
            <text:p>10.104</text:p>
          </table:table-cell>
          <table:table-cell office:value-type="float" office:value="2158.323" calcext:value-type="float">
            <text:p>2158.323</text:p>
          </table:table-cell>
        </table:table-row>
        <table:table-row table:style-name="ro2">
          <table:table-cell office:value-type="float" office:value="10.128" calcext:value-type="float">
            <text:p>10.128</text:p>
          </table:table-cell>
          <table:table-cell office:value-type="float" office:value="2182.3457" calcext:value-type="float">
            <text:p>2182.3457</text:p>
          </table:table-cell>
        </table:table-row>
        <table:table-row table:style-name="ro2">
          <table:table-cell office:value-type="float" office:value="10.152" calcext:value-type="float">
            <text:p>10.152</text:p>
          </table:table-cell>
          <table:table-cell office:value-type="float" office:value="2206.3684" calcext:value-type="float">
            <text:p>2206.3684</text:p>
          </table:table-cell>
        </table:table-row>
        <table:table-row table:style-name="ro2">
          <table:table-cell office:value-type="float" office:value="10.176" calcext:value-type="float">
            <text:p>10.176</text:p>
          </table:table-cell>
          <table:table-cell office:value-type="float" office:value="2231.111" calcext:value-type="float">
            <text:p>2231.111</text:p>
          </table:table-cell>
        </table:table-row>
        <table:table-row table:style-name="ro2">
          <table:table-cell office:value-type="float" office:value="10.2" calcext:value-type="float">
            <text:p>10.2</text:p>
          </table:table-cell>
          <table:table-cell office:value-type="float" office:value="2255.8538" calcext:value-type="float">
            <text:p>2255.8538</text:p>
          </table:table-cell>
        </table:table-row>
        <table:table-row table:style-name="ro2">
          <table:table-cell office:value-type="float" office:value="10.224" calcext:value-type="float">
            <text:p>10.224</text:p>
          </table:table-cell>
          <table:table-cell office:value-type="float" office:value="2281.3164" calcext:value-type="float">
            <text:p>2281.3164</text:p>
          </table:table-cell>
        </table:table-row>
        <table:table-row table:style-name="ro2">
          <table:table-cell office:value-type="float" office:value="10.248" calcext:value-type="float">
            <text:p>10.248</text:p>
          </table:table-cell>
          <table:table-cell office:value-type="float" office:value="2306.779" calcext:value-type="float">
            <text:p>2306.779</text:p>
          </table:table-cell>
        </table:table-row>
        <table:table-row table:style-name="ro2">
          <table:table-cell office:value-type="float" office:value="10.272" calcext:value-type="float">
            <text:p>10.272</text:p>
          </table:table-cell>
          <table:table-cell office:value-type="float" office:value="2332.2417" calcext:value-type="float">
            <text:p>2332.2417</text:p>
          </table:table-cell>
        </table:table-row>
        <table:table-row table:style-name="ro2">
          <table:table-cell office:value-type="float" office:value="10.2960005" calcext:value-type="float">
            <text:p>10.2960005</text:p>
          </table:table-cell>
          <table:table-cell office:value-type="float" office:value="2357.7043" calcext:value-type="float">
            <text:p>2357.7043</text:p>
          </table:table-cell>
        </table:table-row>
        <table:table-row table:style-name="ro2">
          <table:table-cell office:value-type="float" office:value="10.32" calcext:value-type="float">
            <text:p>10.32</text:p>
          </table:table-cell>
          <table:table-cell office:value-type="float" office:value="2383.167" calcext:value-type="float">
            <text:p>2383.167</text:p>
          </table:table-cell>
        </table:table-row>
        <table:table-row table:style-name="ro2">
          <table:table-cell office:value-type="float" office:value="10.344" calcext:value-type="float">
            <text:p>10.344</text:p>
          </table:table-cell>
          <table:table-cell office:value-type="float" office:value="2408.6296" calcext:value-type="float">
            <text:p>2408.6296</text:p>
          </table:table-cell>
        </table:table-row>
        <table:table-row table:style-name="ro2">
          <table:table-cell office:value-type="float" office:value="10.368" calcext:value-type="float">
            <text:p>10.368</text:p>
          </table:table-cell>
          <table:table-cell office:value-type="float" office:value="2434.0923" calcext:value-type="float">
            <text:p>2434.0923</text:p>
          </table:table-cell>
        </table:table-row>
        <table:table-row table:style-name="ro2">
          <table:table-cell office:value-type="float" office:value="10.392" calcext:value-type="float">
            <text:p>10.392</text:p>
          </table:table-cell>
          <table:table-cell office:value-type="float" office:value="2459.555" calcext:value-type="float">
            <text:p>2459.555</text:p>
          </table:table-cell>
        </table:table-row>
        <table:table-row table:style-name="ro2">
          <table:table-cell office:value-type="float" office:value="10.416" calcext:value-type="float">
            <text:p>10.416</text:p>
          </table:table-cell>
          <table:table-cell office:value-type="float" office:value="2462.4348" calcext:value-type="float">
            <text:p>2462.4348</text:p>
          </table:table-cell>
        </table:table-row>
        <table:table-row table:style-name="ro2">
          <table:table-cell office:value-type="float" office:value="10.440001" calcext:value-type="float">
            <text:p>10.440001</text:p>
          </table:table-cell>
          <table:table-cell office:value-type="float" office:value="2465.3147" calcext:value-type="float">
            <text:p>2465.3147</text:p>
          </table:table-cell>
        </table:table-row>
        <table:table-row table:style-name="ro2">
          <table:table-cell office:value-type="float" office:value="10.464" calcext:value-type="float">
            <text:p>10.464</text:p>
          </table:table-cell>
          <table:table-cell office:value-type="float" office:value="2468.1946" calcext:value-type="float">
            <text:p>2468.1946</text:p>
          </table:table-cell>
        </table:table-row>
        <table:table-row table:style-name="ro2">
          <table:table-cell office:value-type="float" office:value="10.488" calcext:value-type="float">
            <text:p>10.488</text:p>
          </table:table-cell>
          <table:table-cell office:value-type="float" office:value="2471.0745" calcext:value-type="float">
            <text:p>2471.0745</text:p>
          </table:table-cell>
        </table:table-row>
        <table:table-row table:style-name="ro2">
          <table:table-cell office:value-type="float" office:value="10.512" calcext:value-type="float">
            <text:p>10.512</text:p>
          </table:table-cell>
          <table:table-cell office:value-type="float" office:value="2473.9543" calcext:value-type="float">
            <text:p>2473.9543</text:p>
          </table:table-cell>
        </table:table-row>
        <table:table-row table:style-name="ro2">
          <table:table-cell office:value-type="float" office:value="10.536" calcext:value-type="float">
            <text:p>10.536</text:p>
          </table:table-cell>
          <table:table-cell office:value-type="float" office:value="2476.8342" calcext:value-type="float">
            <text:p>2476.8342</text:p>
          </table:table-cell>
        </table:table-row>
        <table:table-row table:style-name="ro2">
          <table:table-cell office:value-type="float" office:value="10.56" calcext:value-type="float">
            <text:p>10.56</text:p>
          </table:table-cell>
          <table:table-cell office:value-type="float" office:value="2479.714" calcext:value-type="float">
            <text:p>2479.714</text:p>
          </table:table-cell>
        </table:table-row>
        <table:table-row table:style-name="ro2">
          <table:table-cell office:value-type="float" office:value="10.584" calcext:value-type="float">
            <text:p>10.584</text:p>
          </table:table-cell>
          <table:table-cell office:value-type="float" office:value="2482.594" calcext:value-type="float">
            <text:p>2482.594</text:p>
          </table:table-cell>
        </table:table-row>
        <table:table-row table:style-name="ro2">
          <table:table-cell office:value-type="float" office:value="10.608" calcext:value-type="float">
            <text:p>10.608</text:p>
          </table:table-cell>
          <table:table-cell office:value-type="float" office:value="2485.4739" calcext:value-type="float">
            <text:p>2485.4739</text:p>
          </table:table-cell>
        </table:table-row>
        <table:table-row table:style-name="ro2">
          <table:table-cell office:value-type="float" office:value="10.632" calcext:value-type="float">
            <text:p>10.632</text:p>
          </table:table-cell>
          <table:table-cell office:value-type="float" office:value="2488.3538" calcext:value-type="float">
            <text:p>2488.3538</text:p>
          </table:table-cell>
        </table:table-row>
        <table:table-row table:style-name="ro2">
          <table:table-cell office:value-type="float" office:value="10.656" calcext:value-type="float">
            <text:p>10.656</text:p>
          </table:table-cell>
          <table:table-cell office:value-type="float" office:value="2491.2336" calcext:value-type="float">
            <text:p>2491.2336</text:p>
          </table:table-cell>
        </table:table-row>
        <table:table-row table:style-name="ro2">
          <table:table-cell office:value-type="float" office:value="10.68" calcext:value-type="float">
            <text:p>10.68</text:p>
          </table:table-cell>
          <table:table-cell office:value-type="float" office:value="2493.3936" calcext:value-type="float">
            <text:p>2493.3936</text:p>
          </table:table-cell>
        </table:table-row>
        <table:table-row table:style-name="ro2">
          <table:table-cell office:value-type="float" office:value="10.704" calcext:value-type="float">
            <text:p>10.704</text:p>
          </table:table-cell>
          <table:table-cell office:value-type="float" office:value="2495.5535" calcext:value-type="float">
            <text:p>2495.5535</text:p>
          </table:table-cell>
        </table:table-row>
        <table:table-row table:style-name="ro2">
          <table:table-cell office:value-type="float" office:value="10.728" calcext:value-type="float">
            <text:p>10.728</text:p>
          </table:table-cell>
          <table:table-cell office:value-type="float" office:value="2497.7134" calcext:value-type="float">
            <text:p>2497.7134</text:p>
          </table:table-cell>
        </table:table-row>
        <table:table-row table:style-name="ro2">
          <table:table-cell office:value-type="float" office:value="10.752" calcext:value-type="float">
            <text:p>10.752</text:p>
          </table:table-cell>
          <table:table-cell office:value-type="float" office:value="2498.4333" calcext:value-type="float">
            <text:p>2498.4333</text:p>
          </table:table-cell>
        </table:table-row>
        <table:table-row table:style-name="ro2">
          <table:table-cell office:value-type="float" office:value="10.776" calcext:value-type="float">
            <text:p>10.776</text:p>
          </table:table-cell>
          <table:table-cell office:value-type="float" office:value="2499.1533" calcext:value-type="float">
            <text:p>2499.1533</text:p>
          </table:table-cell>
        </table:table-row>
        <table:table-row table:style-name="ro2">
          <table:table-cell office:value-type="float" office:value="10.8" calcext:value-type="float">
            <text:p>10.8</text:p>
          </table:table-cell>
          <table:table-cell office:value-type="float" office:value="2499.8733" calcext:value-type="float">
            <text:p>2499.8733</text:p>
          </table:table-cell>
        </table:table-row>
        <table:table-row table:style-name="ro2">
          <table:table-cell office:value-type="float" office:value="10.824" calcext:value-type="float">
            <text:p>10.824</text:p>
          </table:table-cell>
          <table:table-cell office:value-type="float" office:value="2500.5933" calcext:value-type="float">
            <text:p>2500.5933</text:p>
          </table:table-cell>
        </table:table-row>
        <table:table-row table:style-name="ro2">
          <table:table-cell office:value-type="float" office:value="10.848001" calcext:value-type="float">
            <text:p>10.848001</text:p>
          </table:table-cell>
          <table:table-cell office:value-type="float" office:value="2502.0332" calcext:value-type="float">
            <text:p>2502.0332</text:p>
          </table:table-cell>
        </table:table-row>
        <table:table-row table:style-name="ro2">
          <table:table-cell office:value-type="float" office:value="10.872" calcext:value-type="float">
            <text:p>10.872</text:p>
          </table:table-cell>
          <table:table-cell office:value-type="float" office:value="2503.4731" calcext:value-type="float">
            <text:p>2503.4731</text:p>
          </table:table-cell>
        </table:table-row>
        <table:table-row table:style-name="ro2">
          <table:table-cell office:value-type="float" office:value="10.896" calcext:value-type="float">
            <text:p>10.896</text:p>
          </table:table-cell>
          <table:table-cell office:value-type="float" office:value="2504.913" calcext:value-type="float">
            <text:p>2504.913</text:p>
          </table:table-cell>
        </table:table-row>
        <table:table-row table:style-name="ro2">
          <table:table-cell office:value-type="float" office:value="10.92" calcext:value-type="float">
            <text:p>10.92</text:p>
          </table:table-cell>
          <table:table-cell office:value-type="float" office:value="2506.353" calcext:value-type="float">
            <text:p>2506.353</text:p>
          </table:table-cell>
        </table:table-row>
        <table:table-row table:style-name="ro2">
          <table:table-cell office:value-type="float" office:value="10.944" calcext:value-type="float">
            <text:p>10.944</text:p>
          </table:table-cell>
          <table:table-cell office:value-type="float" office:value="2507.793" calcext:value-type="float">
            <text:p>2507.793</text:p>
          </table:table-cell>
        </table:table-row>
        <table:table-row table:style-name="ro2">
          <table:table-cell office:value-type="float" office:value="10.968" calcext:value-type="float">
            <text:p>10.968</text:p>
          </table:table-cell>
          <table:table-cell office:value-type="float" office:value="2509.233" calcext:value-type="float">
            <text:p>2509.233</text:p>
          </table:table-cell>
        </table:table-row>
        <table:table-row table:style-name="ro2">
          <table:table-cell office:value-type="float" office:value="10.992" calcext:value-type="float">
            <text:p>10.992</text:p>
          </table:table-cell>
          <table:table-cell office:value-type="float" office:value="2510.6729" calcext:value-type="float">
            <text:p>2510.6729</text:p>
          </table:table-cell>
        </table:table-row>
        <table:table-row table:style-name="ro2">
          <table:table-cell office:value-type="float" office:value="11.016" calcext:value-type="float">
            <text:p>11.016</text:p>
          </table:table-cell>
          <table:table-cell office:value-type="float" office:value="2533.9756" calcext:value-type="float">
            <text:p>2533.9756</text:p>
          </table:table-cell>
        </table:table-row>
        <table:table-row table:style-name="ro2">
          <table:table-cell office:value-type="float" office:value="11.04" calcext:value-type="float">
            <text:p>11.04</text:p>
          </table:table-cell>
          <table:table-cell office:value-type="float" office:value="2557.9983" calcext:value-type="float">
            <text:p>2557.9983</text:p>
          </table:table-cell>
        </table:table-row>
        <table:table-row table:style-name="ro2">
          <table:table-cell office:value-type="float" office:value="11.064" calcext:value-type="float">
            <text:p>11.064</text:p>
          </table:table-cell>
          <table:table-cell office:value-type="float" office:value="2582.021" calcext:value-type="float">
            <text:p>2582.021</text:p>
          </table:table-cell>
        </table:table-row>
        <table:table-row table:style-name="ro2">
          <table:table-cell office:value-type="float" office:value="11.088" calcext:value-type="float">
            <text:p>11.088</text:p>
          </table:table-cell>
          <table:table-cell office:value-type="float" office:value="2606.0437" calcext:value-type="float">
            <text:p>2606.0437</text:p>
          </table:table-cell>
        </table:table-row>
        <table:table-row table:style-name="ro2">
          <table:table-cell office:value-type="float" office:value="11.112" calcext:value-type="float">
            <text:p>11.112</text:p>
          </table:table-cell>
          <table:table-cell office:value-type="float" office:value="2630.0664" calcext:value-type="float">
            <text:p>2630.0664</text:p>
          </table:table-cell>
        </table:table-row>
        <table:table-row table:style-name="ro2">
          <table:table-cell office:value-type="float" office:value="11.136" calcext:value-type="float">
            <text:p>11.136</text:p>
          </table:table-cell>
          <table:table-cell office:value-type="float" office:value="2653.3691" calcext:value-type="float">
            <text:p>2653.3691</text:p>
          </table:table-cell>
        </table:table-row>
        <table:table-row table:style-name="ro2">
          <table:table-cell office:value-type="float" office:value="11.16" calcext:value-type="float">
            <text:p>11.16</text:p>
          </table:table-cell>
          <table:table-cell office:value-type="float" office:value="2676.6719" calcext:value-type="float">
            <text:p>2676.6719</text:p>
          </table:table-cell>
        </table:table-row>
        <table:table-row table:style-name="ro2">
          <table:table-cell office:value-type="float" office:value="11.184" calcext:value-type="float">
            <text:p>11.184</text:p>
          </table:table-cell>
          <table:table-cell office:value-type="float" office:value="2699.9746" calcext:value-type="float">
            <text:p>2699.9746</text:p>
          </table:table-cell>
        </table:table-row>
        <table:table-row table:style-name="ro2">
          <table:table-cell office:value-type="float" office:value="11.208" calcext:value-type="float">
            <text:p>11.208</text:p>
          </table:table-cell>
          <table:table-cell office:value-type="float" office:value="2723.2773" calcext:value-type="float">
            <text:p>2723.2773</text:p>
          </table:table-cell>
        </table:table-row>
        <table:table-row table:style-name="ro2">
          <table:table-cell office:value-type="float" office:value="11.232" calcext:value-type="float">
            <text:p>11.232</text:p>
          </table:table-cell>
          <table:table-cell office:value-type="float" office:value="2746.58" calcext:value-type="float">
            <text:p>2746.58</text:p>
          </table:table-cell>
        </table:table-row>
        <table:table-row table:style-name="ro2">
          <table:table-cell office:value-type="float" office:value="11.2560005" calcext:value-type="float">
            <text:p>11.2560005</text:p>
          </table:table-cell>
          <table:table-cell office:value-type="float" office:value="2748.02" calcext:value-type="float">
            <text:p>2748.02</text:p>
          </table:table-cell>
        </table:table-row>
        <table:table-row table:style-name="ro2">
          <table:table-cell office:value-type="float" office:value="11.28" calcext:value-type="float">
            <text:p>11.28</text:p>
          </table:table-cell>
          <table:table-cell office:value-type="float" office:value="2749.46" calcext:value-type="float">
            <text:p>2749.46</text:p>
          </table:table-cell>
        </table:table-row>
        <table:table-row table:style-name="ro2">
          <table:table-cell office:value-type="float" office:value="11.304" calcext:value-type="float">
            <text:p>11.304</text:p>
          </table:table-cell>
          <table:table-cell office:value-type="float" office:value="2750.18" calcext:value-type="float">
            <text:p>2750.18</text:p>
          </table:table-cell>
        </table:table-row>
        <table:table-row table:style-name="ro2">
          <table:table-cell office:value-type="float" office:value="11.328" calcext:value-type="float">
            <text:p>11.328</text:p>
          </table:table-cell>
          <table:table-cell office:value-type="float" office:value="2750.9" calcext:value-type="float">
            <text:p>2750.9</text:p>
          </table:table-cell>
        </table:table-row>
        <table:table-row table:style-name="ro2">
          <table:table-cell office:value-type="float" office:value="11.352" calcext:value-type="float">
            <text:p>11.352</text:p>
          </table:table-cell>
          <table:table-cell office:value-type="float" office:value="2752.3398" calcext:value-type="float">
            <text:p>2752.3398</text:p>
          </table:table-cell>
        </table:table-row>
        <table:table-row table:style-name="ro2">
          <table:table-cell office:value-type="float" office:value="11.376" calcext:value-type="float">
            <text:p>11.376</text:p>
          </table:table-cell>
          <table:table-cell office:value-type="float" office:value="2753.7798" calcext:value-type="float">
            <text:p>2753.7798</text:p>
          </table:table-cell>
        </table:table-row>
        <table:table-row table:style-name="ro2">
          <table:table-cell office:value-type="float" office:value="11.400001" calcext:value-type="float">
            <text:p>11.400001</text:p>
          </table:table-cell>
          <table:table-cell office:value-type="float" office:value="2755.2197" calcext:value-type="float">
            <text:p>2755.2197</text:p>
          </table:table-cell>
        </table:table-row>
        <table:table-row table:style-name="ro2">
          <table:table-cell office:value-type="float" office:value="11.424" calcext:value-type="float">
            <text:p>11.424</text:p>
          </table:table-cell>
          <table:table-cell office:value-type="float" office:value="2756.6597" calcext:value-type="float">
            <text:p>2756.6597</text:p>
          </table:table-cell>
        </table:table-row>
        <table:table-row table:style-name="ro2">
          <table:table-cell office:value-type="float" office:value="11.448" calcext:value-type="float">
            <text:p>11.448</text:p>
          </table:table-cell>
          <table:table-cell office:value-type="float" office:value="2758.0996" calcext:value-type="float">
            <text:p>2758.0996</text:p>
          </table:table-cell>
        </table:table-row>
        <table:table-row table:style-name="ro2">
          <table:table-cell office:value-type="float" office:value="11.472" calcext:value-type="float">
            <text:p>11.472</text:p>
          </table:table-cell>
          <table:table-cell office:value-type="float" office:value="2781.4023" calcext:value-type="float">
            <text:p>2781.4023</text:p>
          </table:table-cell>
        </table:table-row>
        <table:table-row table:style-name="ro2">
          <table:table-cell office:value-type="float" office:value="11.496" calcext:value-type="float">
            <text:p>11.496</text:p>
          </table:table-cell>
          <table:table-cell office:value-type="float" office:value="2804.705" calcext:value-type="float">
            <text:p>2804.705</text:p>
          </table:table-cell>
        </table:table-row>
        <table:table-row table:style-name="ro2">
          <table:table-cell office:value-type="float" office:value="11.52" calcext:value-type="float">
            <text:p>11.52</text:p>
          </table:table-cell>
          <table:table-cell office:value-type="float" office:value="2828.0078" calcext:value-type="float">
            <text:p>2828.0078</text:p>
          </table:table-cell>
        </table:table-row>
        <table:table-row table:style-name="ro2">
          <table:table-cell office:value-type="float" office:value="11.544" calcext:value-type="float">
            <text:p>11.544</text:p>
          </table:table-cell>
          <table:table-cell office:value-type="float" office:value="2851.3105" calcext:value-type="float">
            <text:p>2851.3105</text:p>
          </table:table-cell>
        </table:table-row>
        <table:table-row table:style-name="ro2">
          <table:table-cell office:value-type="float" office:value="11.568" calcext:value-type="float">
            <text:p>11.568</text:p>
          </table:table-cell>
          <table:table-cell office:value-type="float" office:value="2874.6133" calcext:value-type="float">
            <text:p>2874.6133</text:p>
          </table:table-cell>
        </table:table-row>
        <table:table-row table:style-name="ro2">
          <table:table-cell office:value-type="float" office:value="11.592" calcext:value-type="float">
            <text:p>11.592</text:p>
          </table:table-cell>
          <table:table-cell office:value-type="float" office:value="2897.916" calcext:value-type="float">
            <text:p>2897.916</text:p>
          </table:table-cell>
        </table:table-row>
        <table:table-row table:style-name="ro2">
          <table:table-cell office:value-type="float" office:value="11.616" calcext:value-type="float">
            <text:p>11.616</text:p>
          </table:table-cell>
          <table:table-cell office:value-type="float" office:value="2921.9387" calcext:value-type="float">
            <text:p>2921.9387</text:p>
          </table:table-cell>
        </table:table-row>
        <table:table-row table:style-name="ro2">
          <table:table-cell office:value-type="float" office:value="11.64" calcext:value-type="float">
            <text:p>11.64</text:p>
          </table:table-cell>
          <table:table-cell office:value-type="float" office:value="2945.9614" calcext:value-type="float">
            <text:p>2945.9614</text:p>
          </table:table-cell>
        </table:table-row>
        <table:table-row table:style-name="ro2">
          <table:table-cell office:value-type="float" office:value="11.6640005" calcext:value-type="float">
            <text:p>11.6640005</text:p>
          </table:table-cell>
          <table:table-cell office:value-type="float" office:value="2969.9841" calcext:value-type="float">
            <text:p>2969.9841</text:p>
          </table:table-cell>
        </table:table-row>
        <table:table-row table:style-name="ro2">
          <table:table-cell office:value-type="float" office:value="11.688" calcext:value-type="float">
            <text:p>11.688</text:p>
          </table:table-cell>
          <table:table-cell office:value-type="float" office:value="2994.0068" calcext:value-type="float">
            <text:p>2994.0068</text:p>
          </table:table-cell>
        </table:table-row>
        <table:table-row table:style-name="ro2">
          <table:table-cell office:value-type="float" office:value="11.712" calcext:value-type="float">
            <text:p>11.712</text:p>
          </table:table-cell>
          <table:table-cell office:value-type="float" office:value="3018.0295" calcext:value-type="float">
            <text:p>3018.0295</text:p>
          </table:table-cell>
        </table:table-row>
        <table:table-row table:style-name="ro2">
          <table:table-cell office:value-type="float" office:value="11.736" calcext:value-type="float">
            <text:p>11.736</text:p>
          </table:table-cell>
          <table:table-cell office:value-type="float" office:value="3020.1895" calcext:value-type="float">
            <text:p>3020.1895</text:p>
          </table:table-cell>
        </table:table-row>
        <table:table-row table:style-name="ro2">
          <table:table-cell office:value-type="float" office:value="11.76" calcext:value-type="float">
            <text:p>11.76</text:p>
          </table:table-cell>
          <table:table-cell office:value-type="float" office:value="3022.3494" calcext:value-type="float">
            <text:p>3022.3494</text:p>
          </table:table-cell>
        </table:table-row>
        <table:table-row table:style-name="ro2">
          <table:table-cell office:value-type="float" office:value="11.784" calcext:value-type="float">
            <text:p>11.784</text:p>
          </table:table-cell>
          <table:table-cell office:value-type="float" office:value="3024.5093" calcext:value-type="float">
            <text:p>3024.5093</text:p>
          </table:table-cell>
        </table:table-row>
        <table:table-row table:style-name="ro2">
          <table:table-cell office:value-type="float" office:value="11.808001" calcext:value-type="float">
            <text:p>11.808001</text:p>
          </table:table-cell>
          <table:table-cell office:value-type="float" office:value="3026.6692" calcext:value-type="float">
            <text:p>3026.6692</text:p>
          </table:table-cell>
        </table:table-row>
        <table:table-row table:style-name="ro2">
          <table:table-cell office:value-type="float" office:value="11.832" calcext:value-type="float">
            <text:p>11.832</text:p>
          </table:table-cell>
          <table:table-cell office:value-type="float" office:value="3028.829" calcext:value-type="float">
            <text:p>3028.829</text:p>
          </table:table-cell>
        </table:table-row>
        <table:table-row table:style-name="ro2">
          <table:table-cell office:value-type="float" office:value="11.856" calcext:value-type="float">
            <text:p>11.856</text:p>
          </table:table-cell>
          <table:table-cell office:value-type="float" office:value="3030.989" calcext:value-type="float">
            <text:p>3030.989</text:p>
          </table:table-cell>
        </table:table-row>
        <table:table-row table:style-name="ro2">
          <table:table-cell office:value-type="float" office:value="11.88" calcext:value-type="float">
            <text:p>11.88</text:p>
          </table:table-cell>
          <table:table-cell office:value-type="float" office:value="3033.149" calcext:value-type="float">
            <text:p>3033.149</text:p>
          </table:table-cell>
        </table:table-row>
        <table:table-row table:style-name="ro2">
          <table:table-cell office:value-type="float" office:value="11.904" calcext:value-type="float">
            <text:p>11.904</text:p>
          </table:table-cell>
          <table:table-cell office:value-type="float" office:value="3035.3088" calcext:value-type="float">
            <text:p>3035.3088</text:p>
          </table:table-cell>
        </table:table-row>
        <table:table-row table:style-name="ro2">
          <table:table-cell office:value-type="float" office:value="11.928" calcext:value-type="float">
            <text:p>11.928</text:p>
          </table:table-cell>
          <table:table-cell office:value-type="float" office:value="3037.4688" calcext:value-type="float">
            <text:p>3037.4688</text:p>
          </table:table-cell>
        </table:table-row>
        <table:table-row table:style-name="ro2">
          <table:table-cell office:value-type="float" office:value="11.952" calcext:value-type="float">
            <text:p>11.952</text:p>
          </table:table-cell>
          <table:table-cell office:value-type="float" office:value="3039.6287" calcext:value-type="float">
            <text:p>3039.6287</text:p>
          </table:table-cell>
        </table:table-row>
        <table:table-row table:style-name="ro2">
          <table:table-cell office:value-type="float" office:value="11.976" calcext:value-type="float">
            <text:p>11.976</text:p>
          </table:table-cell>
          <table:table-cell office:value-type="float" office:value="3041.7886" calcext:value-type="float">
            <text:p>3041.788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043.9485" calcext:value-type="float">
            <text:p>3043.9485</text:p>
          </table:table-cell>
        </table:table-row>
        <table:table-row table:style-name="ro2">
          <table:table-cell office:value-type="float" office:value="12.024" calcext:value-type="float">
            <text:p>12.024</text:p>
          </table:table-cell>
          <table:table-cell office:value-type="float" office:value="3046.1084" calcext:value-type="float">
            <text:p>3046.1084</text:p>
          </table:table-cell>
        </table:table-row>
        <table:table-row table:style-name="ro2">
          <table:table-cell office:value-type="float" office:value="12.048" calcext:value-type="float">
            <text:p>12.048</text:p>
          </table:table-cell>
          <table:table-cell office:value-type="float" office:value="3048.2683" calcext:value-type="float">
            <text:p>3048.2683</text:p>
          </table:table-cell>
        </table:table-row>
        <table:table-row table:style-name="ro2">
          <table:table-cell office:value-type="float" office:value="12.0720005" calcext:value-type="float">
            <text:p>12.0720005</text:p>
          </table:table-cell>
          <table:table-cell office:value-type="float" office:value="3050.4282" calcext:value-type="float">
            <text:p>3050.4282</text:p>
          </table:table-cell>
        </table:table-row>
        <table:table-row table:style-name="ro2">
          <table:table-cell office:value-type="float" office:value="12.096" calcext:value-type="float">
            <text:p>12.096</text:p>
          </table:table-cell>
          <table:table-cell office:value-type="float" office:value="3052.5881" calcext:value-type="float">
            <text:p>3052.5881</text:p>
          </table:table-cell>
        </table:table-row>
        <table:table-row table:style-name="ro2">
          <table:table-cell office:value-type="float" office:value="12.12" calcext:value-type="float">
            <text:p>12.12</text:p>
          </table:table-cell>
          <table:table-cell office:value-type="float" office:value="3054.748" calcext:value-type="float">
            <text:p>3054.748</text:p>
          </table:table-cell>
        </table:table-row>
        <table:table-row table:style-name="ro2">
          <table:table-cell office:value-type="float" office:value="12.144" calcext:value-type="float">
            <text:p>12.144</text:p>
          </table:table-cell>
          <table:table-cell office:value-type="float" office:value="3058.348" calcext:value-type="float">
            <text:p>3058.348</text:p>
          </table:table-cell>
        </table:table-row>
        <table:table-row table:style-name="ro2">
          <table:table-cell office:value-type="float" office:value="12.168" calcext:value-type="float">
            <text:p>12.168</text:p>
          </table:table-cell>
          <table:table-cell office:value-type="float" office:value="3061.9478" calcext:value-type="float">
            <text:p>3061.9478</text:p>
          </table:table-cell>
        </table:table-row>
        <table:table-row table:style-name="ro2">
          <table:table-cell office:value-type="float" office:value="12.192" calcext:value-type="float">
            <text:p>12.192</text:p>
          </table:table-cell>
          <table:table-cell office:value-type="float" office:value="3065.5476" calcext:value-type="float">
            <text:p>3065.5476</text:p>
          </table:table-cell>
        </table:table-row>
        <table:table-row table:style-name="ro2">
          <table:table-cell office:value-type="float" office:value="12.216001" calcext:value-type="float">
            <text:p>12.216001</text:p>
          </table:table-cell>
          <table:table-cell office:value-type="float" office:value="3069.1475" calcext:value-type="float">
            <text:p>3069.1475</text:p>
          </table:table-cell>
        </table:table-row>
        <table:table-row table:style-name="ro2">
          <table:table-cell office:value-type="float" office:value="12.24" calcext:value-type="float">
            <text:p>12.24</text:p>
          </table:table-cell>
          <table:table-cell office:value-type="float" office:value="3072.7473" calcext:value-type="float">
            <text:p>3072.7473</text:p>
          </table:table-cell>
        </table:table-row>
        <table:table-row table:style-name="ro2">
          <table:table-cell office:value-type="float" office:value="12.264" calcext:value-type="float">
            <text:p>12.264</text:p>
          </table:table-cell>
          <table:table-cell office:value-type="float" office:value="3076.3472" calcext:value-type="float">
            <text:p>3076.3472</text:p>
          </table:table-cell>
        </table:table-row>
        <table:table-row table:style-name="ro2">
          <table:table-cell office:value-type="float" office:value="12.288" calcext:value-type="float">
            <text:p>12.288</text:p>
          </table:table-cell>
          <table:table-cell office:value-type="float" office:value="3079.947" calcext:value-type="float">
            <text:p>3079.947</text:p>
          </table:table-cell>
        </table:table-row>
        <table:table-row table:style-name="ro2">
          <table:table-cell office:value-type="float" office:value="12.312" calcext:value-type="float">
            <text:p>12.312</text:p>
          </table:table-cell>
          <table:table-cell office:value-type="float" office:value="3083.5469" calcext:value-type="float">
            <text:p>3083.5469</text:p>
          </table:table-cell>
        </table:table-row>
        <table:table-row table:style-name="ro2">
          <table:table-cell office:value-type="float" office:value="12.336" calcext:value-type="float">
            <text:p>12.336</text:p>
          </table:table-cell>
          <table:table-cell office:value-type="float" office:value="3087.1467" calcext:value-type="float">
            <text:p>3087.1467</text:p>
          </table:table-cell>
        </table:table-row>
        <table:table-row table:style-name="ro2">
          <table:table-cell office:value-type="float" office:value="12.36" calcext:value-type="float">
            <text:p>12.36</text:p>
          </table:table-cell>
          <table:table-cell office:value-type="float" office:value="3090.7466" calcext:value-type="float">
            <text:p>3090.7466</text:p>
          </table:table-cell>
        </table:table-row>
        <table:table-row table:style-name="ro2">
          <table:table-cell office:value-type="float" office:value="12.384" calcext:value-type="float">
            <text:p>12.384</text:p>
          </table:table-cell>
          <table:table-cell office:value-type="float" office:value="3094.3464" calcext:value-type="float">
            <text:p>3094.3464</text:p>
          </table:table-cell>
        </table:table-row>
        <table:table-row table:style-name="ro2">
          <table:table-cell office:value-type="float" office:value="12.408" calcext:value-type="float">
            <text:p>12.408</text:p>
          </table:table-cell>
          <table:table-cell office:value-type="float" office:value="3097.9463" calcext:value-type="float">
            <text:p>3097.9463</text:p>
          </table:table-cell>
        </table:table-row>
        <table:table-row table:style-name="ro2">
          <table:table-cell office:value-type="float" office:value="12.432" calcext:value-type="float">
            <text:p>12.432</text:p>
          </table:table-cell>
          <table:table-cell office:value-type="float" office:value="3101.5461" calcext:value-type="float">
            <text:p>3101.5461</text:p>
          </table:table-cell>
        </table:table-row>
        <table:table-row table:style-name="ro2">
          <table:table-cell office:value-type="float" office:value="12.456" calcext:value-type="float">
            <text:p>12.456</text:p>
          </table:table-cell>
          <table:table-cell office:value-type="float" office:value="3105.146" calcext:value-type="float">
            <text:p>3105.146</text:p>
          </table:table-cell>
        </table:table-row>
        <table:table-row table:style-name="ro2">
          <table:table-cell office:value-type="float" office:value="12.4800005" calcext:value-type="float">
            <text:p>12.4800005</text:p>
          </table:table-cell>
          <table:table-cell office:value-type="float" office:value="3108.7458" calcext:value-type="float">
            <text:p>3108.7458</text:p>
          </table:table-cell>
        </table:table-row>
        <table:table-row table:style-name="ro2">
          <table:table-cell office:value-type="float" office:value="12.504" calcext:value-type="float">
            <text:p>12.504</text:p>
          </table:table-cell>
          <table:table-cell office:value-type="float" office:value="3112.3457" calcext:value-type="float">
            <text:p>3112.3457</text:p>
          </table:table-cell>
        </table:table-row>
        <table:table-row table:style-name="ro2">
          <table:table-cell office:value-type="float" office:value="12.528" calcext:value-type="float">
            <text:p>12.528</text:p>
          </table:table-cell>
          <table:table-cell office:value-type="float" office:value="3115.9456" calcext:value-type="float">
            <text:p>3115.9456</text:p>
          </table:table-cell>
        </table:table-row>
        <table:table-row table:style-name="ro2">
          <table:table-cell office:value-type="float" office:value="12.552" calcext:value-type="float">
            <text:p>12.552</text:p>
          </table:table-cell>
          <table:table-cell office:value-type="float" office:value="3119.5454" calcext:value-type="float">
            <text:p>3119.5454</text:p>
          </table:table-cell>
        </table:table-row>
        <table:table-row table:style-name="ro2">
          <table:table-cell office:value-type="float" office:value="12.576" calcext:value-type="float">
            <text:p>12.576</text:p>
          </table:table-cell>
          <table:table-cell office:value-type="float" office:value="3123.1453" calcext:value-type="float">
            <text:p>3123.1453</text:p>
          </table:table-cell>
        </table:table-row>
        <table:table-row table:style-name="ro2">
          <table:table-cell office:value-type="float" office:value="12.6" calcext:value-type="float">
            <text:p>12.6</text:p>
          </table:table-cell>
          <table:table-cell office:value-type="float" office:value="3126.745" calcext:value-type="float">
            <text:p>3126.745</text:p>
          </table:table-cell>
        </table:table-row>
        <table:table-row table:style-name="ro2">
          <table:table-cell office:value-type="float" office:value="12.624001" calcext:value-type="float">
            <text:p>12.624001</text:p>
          </table:table-cell>
          <table:table-cell office:value-type="float" office:value="3130.345" calcext:value-type="float">
            <text:p>3130.345</text:p>
          </table:table-cell>
        </table:table-row>
        <table:table-row table:style-name="ro2">
          <table:table-cell office:value-type="float" office:value="12.648" calcext:value-type="float">
            <text:p>12.648</text:p>
          </table:table-cell>
          <table:table-cell office:value-type="float" office:value="3133.9448" calcext:value-type="float">
            <text:p>3133.9448</text:p>
          </table:table-cell>
        </table:table-row>
        <table:table-row table:style-name="ro2">
          <table:table-cell office:value-type="float" office:value="12.672" calcext:value-type="float">
            <text:p>12.672</text:p>
          </table:table-cell>
          <table:table-cell office:value-type="float" office:value="3137.5447" calcext:value-type="float">
            <text:p>3137.5447</text:p>
          </table:table-cell>
        </table:table-row>
        <table:table-row table:style-name="ro2">
          <table:table-cell office:value-type="float" office:value="12.696" calcext:value-type="float">
            <text:p>12.696</text:p>
          </table:table-cell>
          <table:table-cell office:value-type="float" office:value="3141.1445" calcext:value-type="float">
            <text:p>3141.1445</text:p>
          </table:table-cell>
        </table:table-row>
        <table:table-row table:style-name="ro2">
          <table:table-cell office:value-type="float" office:value="12.72" calcext:value-type="float">
            <text:p>12.72</text:p>
          </table:table-cell>
          <table:table-cell office:value-type="float" office:value="3144.7444" calcext:value-type="float">
            <text:p>3144.7444</text:p>
          </table:table-cell>
        </table:table-row>
        <table:table-row table:style-name="ro2">
          <table:table-cell office:value-type="float" office:value="12.744" calcext:value-type="float">
            <text:p>12.744</text:p>
          </table:table-cell>
          <table:table-cell office:value-type="float" office:value="3147.6243" calcext:value-type="float">
            <text:p>3147.6243</text:p>
          </table:table-cell>
        </table:table-row>
        <table:table-row table:style-name="ro2">
          <table:table-cell office:value-type="float" office:value="12.768" calcext:value-type="float">
            <text:p>12.768</text:p>
          </table:table-cell>
          <table:table-cell office:value-type="float" office:value="3150.5042" calcext:value-type="float">
            <text:p>3150.5042</text:p>
          </table:table-cell>
        </table:table-row>
        <table:table-row table:style-name="ro2">
          <table:table-cell office:value-type="float" office:value="12.792" calcext:value-type="float">
            <text:p>12.792</text:p>
          </table:table-cell>
          <table:table-cell office:value-type="float" office:value="3153.384" calcext:value-type="float">
            <text:p>3153.384</text:p>
          </table:table-cell>
        </table:table-row>
        <table:table-row table:style-name="ro2">
          <table:table-cell office:value-type="float" office:value="12.816" calcext:value-type="float">
            <text:p>12.816</text:p>
          </table:table-cell>
          <table:table-cell office:value-type="float" office:value="3156.264" calcext:value-type="float">
            <text:p>3156.264</text:p>
          </table:table-cell>
        </table:table-row>
        <table:table-row table:style-name="ro2">
          <table:table-cell office:value-type="float" office:value="12.84" calcext:value-type="float">
            <text:p>12.84</text:p>
          </table:table-cell>
          <table:table-cell office:value-type="float" office:value="3159.1438" calcext:value-type="float">
            <text:p>3159.1438</text:p>
          </table:table-cell>
        </table:table-row>
        <table:table-row table:style-name="ro2">
          <table:table-cell office:value-type="float" office:value="12.864" calcext:value-type="float">
            <text:p>12.864</text:p>
          </table:table-cell>
          <table:table-cell office:value-type="float" office:value="3162.0237" calcext:value-type="float">
            <text:p>3162.0237</text:p>
          </table:table-cell>
        </table:table-row>
        <table:table-row table:style-name="ro2">
          <table:table-cell office:value-type="float" office:value="12.8880005" calcext:value-type="float">
            <text:p>12.8880005</text:p>
          </table:table-cell>
          <table:table-cell office:value-type="float" office:value="3164.9036" calcext:value-type="float">
            <text:p>3164.9036</text:p>
          </table:table-cell>
        </table:table-row>
        <table:table-row table:style-name="ro2">
          <table:table-cell office:value-type="float" office:value="12.912" calcext:value-type="float">
            <text:p>12.912</text:p>
          </table:table-cell>
          <table:table-cell office:value-type="float" office:value="3167.7834" calcext:value-type="float">
            <text:p>3167.7834</text:p>
          </table:table-cell>
        </table:table-row>
        <table:table-row table:style-name="ro2">
          <table:table-cell office:value-type="float" office:value="12.936" calcext:value-type="float">
            <text:p>12.936</text:p>
          </table:table-cell>
          <table:table-cell office:value-type="float" office:value="3170.6633" calcext:value-type="float">
            <text:p>3170.6633</text:p>
          </table:table-cell>
        </table:table-row>
        <table:table-row table:style-name="ro2">
          <table:table-cell office:value-type="float" office:value="12.96" calcext:value-type="float">
            <text:p>12.96</text:p>
          </table:table-cell>
          <table:table-cell office:value-type="float" office:value="3173.5432" calcext:value-type="float">
            <text:p>3173.5432</text:p>
          </table:table-cell>
        </table:table-row>
        <table:table-row table:style-name="ro2">
          <table:table-cell office:value-type="float" office:value="12.984" calcext:value-type="float">
            <text:p>12.984</text:p>
          </table:table-cell>
          <table:table-cell office:value-type="float" office:value="3176.423" calcext:value-type="float">
            <text:p>3176.423</text:p>
          </table:table-cell>
        </table:table-row>
        <table:table-row table:style-name="ro2">
          <table:table-cell office:value-type="float" office:value="13.008" calcext:value-type="float">
            <text:p>13.008</text:p>
          </table:table-cell>
          <table:table-cell office:value-type="float" office:value="3179.303" calcext:value-type="float">
            <text:p>3179.303</text:p>
          </table:table-cell>
        </table:table-row>
        <table:table-row table:style-name="ro2">
          <table:table-cell office:value-type="float" office:value="13.032001" calcext:value-type="float">
            <text:p>13.032001</text:p>
          </table:table-cell>
          <table:table-cell office:value-type="float" office:value="3182.1829" calcext:value-type="float">
            <text:p>3182.1829</text:p>
          </table:table-cell>
        </table:table-row>
        <table:table-row table:style-name="ro2">
          <table:table-cell office:value-type="float" office:value="13.056" calcext:value-type="float">
            <text:p>13.056</text:p>
          </table:table-cell>
          <table:table-cell office:value-type="float" office:value="3185.0627" calcext:value-type="float">
            <text:p>3185.0627</text:p>
          </table:table-cell>
        </table:table-row>
        <table:table-row table:style-name="ro2">
          <table:table-cell office:value-type="float" office:value="13.08" calcext:value-type="float">
            <text:p>13.08</text:p>
          </table:table-cell>
          <table:table-cell office:value-type="float" office:value="3187.9426" calcext:value-type="float">
            <text:p>3187.9426</text:p>
          </table:table-cell>
        </table:table-row>
        <table:table-row table:style-name="ro2">
          <table:table-cell office:value-type="float" office:value="13.104" calcext:value-type="float">
            <text:p>13.104</text:p>
          </table:table-cell>
          <table:table-cell office:value-type="float" office:value="3190.8225" calcext:value-type="float">
            <text:p>3190.8225</text:p>
          </table:table-cell>
        </table:table-row>
        <table:table-row table:style-name="ro2">
          <table:table-cell office:value-type="float" office:value="13.128" calcext:value-type="float">
            <text:p>13.128</text:p>
          </table:table-cell>
          <table:table-cell office:value-type="float" office:value="3192.9824" calcext:value-type="float">
            <text:p>3192.9824</text:p>
          </table:table-cell>
        </table:table-row>
        <table:table-row table:style-name="ro2">
          <table:table-cell office:value-type="float" office:value="13.152" calcext:value-type="float">
            <text:p>13.152</text:p>
          </table:table-cell>
          <table:table-cell office:value-type="float" office:value="3195.1423" calcext:value-type="float">
            <text:p>3195.1423</text:p>
          </table:table-cell>
        </table:table-row>
        <table:table-row table:style-name="ro2">
          <table:table-cell office:value-type="float" office:value="13.176" calcext:value-type="float">
            <text:p>13.176</text:p>
          </table:table-cell>
          <table:table-cell office:value-type="float" office:value="3197.3022" calcext:value-type="float">
            <text:p>3197.3022</text:p>
          </table:table-cell>
        </table:table-row>
        <table:table-row table:style-name="ro2">
          <table:table-cell office:value-type="float" office:value="13.2" calcext:value-type="float">
            <text:p>13.2</text:p>
          </table:table-cell>
          <table:table-cell office:value-type="float" office:value="3199.4622" calcext:value-type="float">
            <text:p>3199.4622</text:p>
          </table:table-cell>
        </table:table-row>
        <table:table-row table:style-name="ro2">
          <table:table-cell office:value-type="float" office:value="13.224" calcext:value-type="float">
            <text:p>13.224</text:p>
          </table:table-cell>
          <table:table-cell office:value-type="float" office:value="3201.622" calcext:value-type="float">
            <text:p>3201.622</text:p>
          </table:table-cell>
        </table:table-row>
        <table:table-row table:style-name="ro2">
          <table:table-cell office:value-type="float" office:value="13.248" calcext:value-type="float">
            <text:p>13.248</text:p>
          </table:table-cell>
          <table:table-cell office:value-type="float" office:value="3204.502" calcext:value-type="float">
            <text:p>3204.502</text:p>
          </table:table-cell>
        </table:table-row>
        <table:table-row table:style-name="ro2">
          <table:table-cell office:value-type="float" office:value="13.272" calcext:value-type="float">
            <text:p>13.272</text:p>
          </table:table-cell>
          <table:table-cell office:value-type="float" office:value="3207.3818" calcext:value-type="float">
            <text:p>3207.3818</text:p>
          </table:table-cell>
        </table:table-row>
        <table:table-row table:style-name="ro2">
          <table:table-cell office:value-type="float" office:value="13.2960005" calcext:value-type="float">
            <text:p>13.2960005</text:p>
          </table:table-cell>
          <table:table-cell office:value-type="float" office:value="3210.2617" calcext:value-type="float">
            <text:p>3210.2617</text:p>
          </table:table-cell>
        </table:table-row>
        <table:table-row table:style-name="ro2">
          <table:table-cell office:value-type="float" office:value="13.32" calcext:value-type="float">
            <text:p>13.32</text:p>
          </table:table-cell>
          <table:table-cell office:value-type="float" office:value="3213.1416" calcext:value-type="float">
            <text:p>3213.1416</text:p>
          </table:table-cell>
        </table:table-row>
        <table:table-row table:style-name="ro2">
          <table:table-cell office:value-type="float" office:value="13.344" calcext:value-type="float">
            <text:p>13.344</text:p>
          </table:table-cell>
          <table:table-cell office:value-type="float" office:value="3216.0215" calcext:value-type="float">
            <text:p>3216.0215</text:p>
          </table:table-cell>
        </table:table-row>
        <table:table-row table:style-name="ro2">
          <table:table-cell office:value-type="float" office:value="13.368" calcext:value-type="float">
            <text:p>13.368</text:p>
          </table:table-cell>
          <table:table-cell office:value-type="float" office:value="3218.9014" calcext:value-type="float">
            <text:p>3218.9014</text:p>
          </table:table-cell>
        </table:table-row>
        <table:table-row table:style-name="ro2">
          <table:table-cell office:value-type="float" office:value="13.392" calcext:value-type="float">
            <text:p>13.392</text:p>
          </table:table-cell>
          <table:table-cell office:value-type="float" office:value="3221.7813" calcext:value-type="float">
            <text:p>3221.7813</text:p>
          </table:table-cell>
        </table:table-row>
        <table:table-row table:style-name="ro2">
          <table:table-cell office:value-type="float" office:value="13.416" calcext:value-type="float">
            <text:p>13.416</text:p>
          </table:table-cell>
          <table:table-cell office:value-type="float" office:value="3224.6611" calcext:value-type="float">
            <text:p>3224.6611</text:p>
          </table:table-cell>
        </table:table-row>
        <table:table-row table:style-name="ro2">
          <table:table-cell office:value-type="float" office:value="13.440001" calcext:value-type="float">
            <text:p>13.440001</text:p>
          </table:table-cell>
          <table:table-cell office:value-type="float" office:value="3228.261" calcext:value-type="float">
            <text:p>3228.261</text:p>
          </table:table-cell>
        </table:table-row>
        <table:table-row table:style-name="ro2">
          <table:table-cell office:value-type="float" office:value="13.464" calcext:value-type="float">
            <text:p>13.464</text:p>
          </table:table-cell>
          <table:table-cell office:value-type="float" office:value="3231.1409" calcext:value-type="float">
            <text:p>3231.1409</text:p>
          </table:table-cell>
        </table:table-row>
        <table:table-row table:style-name="ro2">
          <table:table-cell office:value-type="float" office:value="13.488" calcext:value-type="float">
            <text:p>13.488</text:p>
          </table:table-cell>
          <table:table-cell office:value-type="float" office:value="3234.0208" calcext:value-type="float">
            <text:p>3234.0208</text:p>
          </table:table-cell>
        </table:table-row>
        <table:table-row table:style-name="ro2">
          <table:table-cell office:value-type="float" office:value="13.512" calcext:value-type="float">
            <text:p>13.512</text:p>
          </table:table-cell>
          <table:table-cell office:value-type="float" office:value="3236.9006" calcext:value-type="float">
            <text:p>3236.9006</text:p>
          </table:table-cell>
        </table:table-row>
        <table:table-row table:style-name="ro2">
          <table:table-cell office:value-type="float" office:value="13.536" calcext:value-type="float">
            <text:p>13.536</text:p>
          </table:table-cell>
          <table:table-cell office:value-type="float" office:value="3239.0605" calcext:value-type="float">
            <text:p>3239.0605</text:p>
          </table:table-cell>
        </table:table-row>
        <table:table-row table:style-name="ro2">
          <table:table-cell office:value-type="float" office:value="13.56" calcext:value-type="float">
            <text:p>13.56</text:p>
          </table:table-cell>
          <table:table-cell office:value-type="float" office:value="3241.2205" calcext:value-type="float">
            <text:p>3241.2205</text:p>
          </table:table-cell>
        </table:table-row>
        <table:table-row table:style-name="ro2">
          <table:table-cell office:value-type="float" office:value="13.584001" calcext:value-type="float">
            <text:p>13.584001</text:p>
          </table:table-cell>
          <table:table-cell office:value-type="float" office:value="3243.3804" calcext:value-type="float">
            <text:p>3243.3804</text:p>
          </table:table-cell>
        </table:table-row>
        <table:table-row table:style-name="ro2">
          <table:table-cell office:value-type="float" office:value="13.608" calcext:value-type="float">
            <text:p>13.608</text:p>
          </table:table-cell>
          <table:table-cell office:value-type="float" office:value="3245.5403" calcext:value-type="float">
            <text:p>3245.5403</text:p>
          </table:table-cell>
        </table:table-row>
        <table:table-row table:style-name="ro2">
          <table:table-cell office:value-type="float" office:value="13.632" calcext:value-type="float">
            <text:p>13.632</text:p>
          </table:table-cell>
          <table:table-cell office:value-type="float" office:value="3247.7002" calcext:value-type="float">
            <text:p>3247.7002</text:p>
          </table:table-cell>
        </table:table-row>
        <table:table-row table:style-name="ro2">
          <table:table-cell office:value-type="float" office:value="13.656" calcext:value-type="float">
            <text:p>13.656</text:p>
          </table:table-cell>
          <table:table-cell office:value-type="float" office:value="3250.58" calcext:value-type="float">
            <text:p>3250.58</text:p>
          </table:table-cell>
        </table:table-row>
        <table:table-row table:style-name="ro2">
          <table:table-cell office:value-type="float" office:value="13.68" calcext:value-type="float">
            <text:p>13.68</text:p>
          </table:table-cell>
          <table:table-cell office:value-type="float" office:value="3253.46" calcext:value-type="float">
            <text:p>3253.46</text:p>
          </table:table-cell>
        </table:table-row>
        <table:table-row table:style-name="ro2">
          <table:table-cell office:value-type="float" office:value="13.704" calcext:value-type="float">
            <text:p>13.704</text:p>
          </table:table-cell>
          <table:table-cell office:value-type="float" office:value="3256.3398" calcext:value-type="float">
            <text:p>3256.3398</text:p>
          </table:table-cell>
        </table:table-row>
        <table:table-row table:style-name="ro2">
          <table:table-cell office:value-type="float" office:value="13.728" calcext:value-type="float">
            <text:p>13.728</text:p>
          </table:table-cell>
          <table:table-cell office:value-type="float" office:value="3259.2197" calcext:value-type="float">
            <text:p>3259.2197</text:p>
          </table:table-cell>
        </table:table-row>
        <table:table-row table:style-name="ro2">
          <table:table-cell office:value-type="float" office:value="13.752" calcext:value-type="float">
            <text:p>13.752</text:p>
          </table:table-cell>
          <table:table-cell office:value-type="float" office:value="3262.0996" calcext:value-type="float">
            <text:p>3262.0996</text:p>
          </table:table-cell>
        </table:table-row>
        <table:table-row table:style-name="ro2">
          <table:table-cell office:value-type="float" office:value="13.776" calcext:value-type="float">
            <text:p>13.776</text:p>
          </table:table-cell>
          <table:table-cell office:value-type="float" office:value="3264.9795" calcext:value-type="float">
            <text:p>3264.9795</text:p>
          </table:table-cell>
        </table:table-row>
        <table:table-row table:style-name="ro2">
          <table:table-cell office:value-type="float" office:value="13.8" calcext:value-type="float">
            <text:p>13.8</text:p>
          </table:table-cell>
          <table:table-cell office:value-type="float" office:value="3267.8594" calcext:value-type="float">
            <text:p>3267.8594</text:p>
          </table:table-cell>
        </table:table-row>
        <table:table-row table:style-name="ro2">
          <table:table-cell office:value-type="float" office:value="13.824" calcext:value-type="float">
            <text:p>13.824</text:p>
          </table:table-cell>
          <table:table-cell office:value-type="float" office:value="3270.7393" calcext:value-type="float">
            <text:p>3270.7393</text:p>
          </table:table-cell>
        </table:table-row>
        <table:table-row table:style-name="ro2">
          <table:table-cell office:value-type="float" office:value="13.848001" calcext:value-type="float">
            <text:p>13.848001</text:p>
          </table:table-cell>
          <table:table-cell office:value-type="float" office:value="3273.6191" calcext:value-type="float">
            <text:p>3273.6191</text:p>
          </table:table-cell>
        </table:table-row>
        <table:table-row table:style-name="ro2">
          <table:table-cell office:value-type="float" office:value="13.872" calcext:value-type="float">
            <text:p>13.872</text:p>
          </table:table-cell>
          <table:table-cell office:value-type="float" office:value="3276.499" calcext:value-type="float">
            <text:p>3276.499</text:p>
          </table:table-cell>
        </table:table-row>
        <table:table-row table:style-name="ro2">
          <table:table-cell office:value-type="float" office:value="13.896" calcext:value-type="float">
            <text:p>13.896</text:p>
          </table:table-cell>
          <table:table-cell office:value-type="float" office:value="3279.379" calcext:value-type="float">
            <text:p>3279.379</text:p>
          </table:table-cell>
        </table:table-row>
        <table:table-row table:style-name="ro2">
          <table:table-cell office:value-type="float" office:value="13.92" calcext:value-type="float">
            <text:p>13.92</text:p>
          </table:table-cell>
          <table:table-cell office:value-type="float" office:value="3282.2588" calcext:value-type="float">
            <text:p>3282.2588</text:p>
          </table:table-cell>
        </table:table-row>
        <table:table-row table:style-name="ro2">
          <table:table-cell office:value-type="float" office:value="13.944" calcext:value-type="float">
            <text:p>13.944</text:p>
          </table:table-cell>
          <table:table-cell office:value-type="float" office:value="3285.1387" calcext:value-type="float">
            <text:p>3285.1387</text:p>
          </table:table-cell>
        </table:table-row>
        <table:table-row table:style-name="ro2">
          <table:table-cell office:value-type="float" office:value="13.968" calcext:value-type="float">
            <text:p>13.968</text:p>
          </table:table-cell>
          <table:table-cell office:value-type="float" office:value="3288.0186" calcext:value-type="float">
            <text:p>3288.0186</text:p>
          </table:table-cell>
        </table:table-row>
        <table:table-row table:style-name="ro2">
          <table:table-cell office:value-type="float" office:value="13.992001" calcext:value-type="float">
            <text:p>13.992001</text:p>
          </table:table-cell>
          <table:table-cell office:value-type="float" office:value="3290.8984" calcext:value-type="float">
            <text:p>3290.8984</text:p>
          </table:table-cell>
        </table:table-row>
        <table:table-row table:style-name="ro2">
          <table:table-cell office:value-type="float" office:value="14.016" calcext:value-type="float">
            <text:p>14.016</text:p>
          </table:table-cell>
          <table:table-cell office:value-type="float" office:value="3293.7783" calcext:value-type="float">
            <text:p>3293.7783</text:p>
          </table:table-cell>
        </table:table-row>
        <table:table-row table:style-name="ro2">
          <table:table-cell office:value-type="float" office:value="14.04" calcext:value-type="float">
            <text:p>14.04</text:p>
          </table:table-cell>
          <table:table-cell office:value-type="float" office:value="3295.9382" calcext:value-type="float">
            <text:p>3295.9382</text:p>
          </table:table-cell>
        </table:table-row>
        <table:table-row table:style-name="ro2">
          <table:table-cell office:value-type="float" office:value="14.064" calcext:value-type="float">
            <text:p>14.064</text:p>
          </table:table-cell>
          <table:table-cell office:value-type="float" office:value="3298.0981" calcext:value-type="float">
            <text:p>3298.0981</text:p>
          </table:table-cell>
        </table:table-row>
        <table:table-row table:style-name="ro2">
          <table:table-cell office:value-type="float" office:value="14.088" calcext:value-type="float">
            <text:p>14.088</text:p>
          </table:table-cell>
          <table:table-cell office:value-type="float" office:value="3300.978" calcext:value-type="float">
            <text:p>3300.978</text:p>
          </table:table-cell>
        </table:table-row>
        <table:table-row table:style-name="ro2">
          <table:table-cell office:value-type="float" office:value="14.112" calcext:value-type="float">
            <text:p>14.112</text:p>
          </table:table-cell>
          <table:table-cell office:value-type="float" office:value="3303.858" calcext:value-type="float">
            <text:p>3303.858</text:p>
          </table:table-cell>
        </table:table-row>
        <table:table-row table:style-name="ro2">
          <table:table-cell office:value-type="float" office:value="14.136" calcext:value-type="float">
            <text:p>14.136</text:p>
          </table:table-cell>
          <table:table-cell office:value-type="float" office:value="3306.7378" calcext:value-type="float">
            <text:p>3306.7378</text:p>
          </table:table-cell>
        </table:table-row>
        <table:table-row table:style-name="ro2">
          <table:table-cell office:value-type="float" office:value="14.16" calcext:value-type="float">
            <text:p>14.16</text:p>
          </table:table-cell>
          <table:table-cell office:value-type="float" office:value="3309.6177" calcext:value-type="float">
            <text:p>3309.6177</text:p>
          </table:table-cell>
        </table:table-row>
        <table:table-row table:style-name="ro2">
          <table:table-cell office:value-type="float" office:value="14.184" calcext:value-type="float">
            <text:p>14.184</text:p>
          </table:table-cell>
          <table:table-cell office:value-type="float" office:value="3312.4976" calcext:value-type="float">
            <text:p>3312.4976</text:p>
          </table:table-cell>
        </table:table-row>
        <table:table-row table:style-name="ro2">
          <table:table-cell office:value-type="float" office:value="14.208" calcext:value-type="float">
            <text:p>14.208</text:p>
          </table:table-cell>
          <table:table-cell office:value-type="float" office:value="3315.3774" calcext:value-type="float">
            <text:p>3315.3774</text:p>
          </table:table-cell>
        </table:table-row>
        <table:table-row table:style-name="ro2">
          <table:table-cell office:value-type="float" office:value="14.232" calcext:value-type="float">
            <text:p>14.232</text:p>
          </table:table-cell>
          <table:table-cell office:value-type="float" office:value="3318.2573" calcext:value-type="float">
            <text:p>3318.2573</text:p>
          </table:table-cell>
        </table:table-row>
        <table:table-row table:style-name="ro2">
          <table:table-cell office:value-type="float" office:value="14.2560005" calcext:value-type="float">
            <text:p>14.2560005</text:p>
          </table:table-cell>
          <table:table-cell office:value-type="float" office:value="3321.1372" calcext:value-type="float">
            <text:p>3321.1372</text:p>
          </table:table-cell>
        </table:table-row>
        <table:table-row table:style-name="ro2">
          <table:table-cell office:value-type="float" office:value="14.28" calcext:value-type="float">
            <text:p>14.28</text:p>
          </table:table-cell>
          <table:table-cell office:value-type="float" office:value="3324.017" calcext:value-type="float">
            <text:p>3324.017</text:p>
          </table:table-cell>
        </table:table-row>
        <table:table-row table:style-name="ro2">
          <table:table-cell office:value-type="float" office:value="14.304" calcext:value-type="float">
            <text:p>14.304</text:p>
          </table:table-cell>
          <table:table-cell office:value-type="float" office:value="3326.897" calcext:value-type="float">
            <text:p>3326.897</text:p>
          </table:table-cell>
        </table:table-row>
        <table:table-row table:style-name="ro2">
          <table:table-cell office:value-type="float" office:value="14.328" calcext:value-type="float">
            <text:p>14.328</text:p>
          </table:table-cell>
          <table:table-cell office:value-type="float" office:value="3329.7769" calcext:value-type="float">
            <text:p>3329.7769</text:p>
          </table:table-cell>
        </table:table-row>
        <table:table-row table:style-name="ro2">
          <table:table-cell office:value-type="float" office:value="14.352" calcext:value-type="float">
            <text:p>14.352</text:p>
          </table:table-cell>
          <table:table-cell office:value-type="float" office:value="3332.6567" calcext:value-type="float">
            <text:p>3332.6567</text:p>
          </table:table-cell>
        </table:table-row>
        <table:table-row table:style-name="ro2">
          <table:table-cell office:value-type="float" office:value="14.376" calcext:value-type="float">
            <text:p>14.376</text:p>
          </table:table-cell>
          <table:table-cell office:value-type="float" office:value="3335.5366" calcext:value-type="float">
            <text:p>3335.5366</text:p>
          </table:table-cell>
        </table:table-row>
        <table:table-row table:style-name="ro2">
          <table:table-cell office:value-type="float" office:value="14.400001" calcext:value-type="float">
            <text:p>14.400001</text:p>
          </table:table-cell>
          <table:table-cell office:value-type="float" office:value="3338.4165" calcext:value-type="float">
            <text:p>3338.4165</text:p>
          </table:table-cell>
        </table:table-row>
        <table:table-row table:style-name="ro2">
          <table:table-cell office:value-type="float" office:value="14.424" calcext:value-type="float">
            <text:p>14.424</text:p>
          </table:table-cell>
          <table:table-cell office:value-type="float" office:value="3341.2964" calcext:value-type="float">
            <text:p>3341.2964</text:p>
          </table:table-cell>
        </table:table-row>
        <table:table-row table:style-name="ro2">
          <table:table-cell office:value-type="float" office:value="14.448" calcext:value-type="float">
            <text:p>14.448</text:p>
          </table:table-cell>
          <table:table-cell office:value-type="float" office:value="3344.1763" calcext:value-type="float">
            <text:p>3344.1763</text:p>
          </table:table-cell>
        </table:table-row>
        <table:table-row table:style-name="ro2">
          <table:table-cell office:value-type="float" office:value="14.472" calcext:value-type="float">
            <text:p>14.472</text:p>
          </table:table-cell>
          <table:table-cell office:value-type="float" office:value="3347.0562" calcext:value-type="float">
            <text:p>3347.0562</text:p>
          </table:table-cell>
        </table:table-row>
        <table:table-row table:style-name="ro2">
          <table:table-cell office:value-type="float" office:value="14.496" calcext:value-type="float">
            <text:p>14.496</text:p>
          </table:table-cell>
          <table:table-cell office:value-type="float" office:value="3349.936" calcext:value-type="float">
            <text:p>3349.936</text:p>
          </table:table-cell>
        </table:table-row>
        <table:table-row table:style-name="ro2">
          <table:table-cell office:value-type="float" office:value="14.52" calcext:value-type="float">
            <text:p>14.52</text:p>
          </table:table-cell>
          <table:table-cell office:value-type="float" office:value="3352.816" calcext:value-type="float">
            <text:p>3352.816</text:p>
          </table:table-cell>
        </table:table-row>
        <table:table-row table:style-name="ro2">
          <table:table-cell office:value-type="float" office:value="14.544" calcext:value-type="float">
            <text:p>14.544</text:p>
          </table:table-cell>
          <table:table-cell office:value-type="float" office:value="3355.6958" calcext:value-type="float">
            <text:p>3355.6958</text:p>
          </table:table-cell>
        </table:table-row>
        <table:table-row table:style-name="ro2">
          <table:table-cell office:value-type="float" office:value="14.568" calcext:value-type="float">
            <text:p>14.568</text:p>
          </table:table-cell>
          <table:table-cell office:value-type="float" office:value="3358.5757" calcext:value-type="float">
            <text:p>3358.5757</text:p>
          </table:table-cell>
        </table:table-row>
        <table:table-row table:style-name="ro2">
          <table:table-cell office:value-type="float" office:value="14.592" calcext:value-type="float">
            <text:p>14.592</text:p>
          </table:table-cell>
          <table:table-cell office:value-type="float" office:value="3362.1755" calcext:value-type="float">
            <text:p>3362.1755</text:p>
          </table:table-cell>
        </table:table-row>
        <table:table-row table:style-name="ro2">
          <table:table-cell office:value-type="float" office:value="14.616" calcext:value-type="float">
            <text:p>14.616</text:p>
          </table:table-cell>
          <table:table-cell office:value-type="float" office:value="3365.7754" calcext:value-type="float">
            <text:p>3365.7754</text:p>
          </table:table-cell>
        </table:table-row>
        <table:table-row table:style-name="ro2">
          <table:table-cell office:value-type="float" office:value="14.64" calcext:value-type="float">
            <text:p>14.64</text:p>
          </table:table-cell>
          <table:table-cell office:value-type="float" office:value="3369.3752" calcext:value-type="float">
            <text:p>3369.3752</text:p>
          </table:table-cell>
        </table:table-row>
        <table:table-row table:style-name="ro2">
          <table:table-cell office:value-type="float" office:value="14.6640005" calcext:value-type="float">
            <text:p>14.6640005</text:p>
          </table:table-cell>
          <table:table-cell office:value-type="float" office:value="3372.975" calcext:value-type="float">
            <text:p>3372.975</text:p>
          </table:table-cell>
        </table:table-row>
        <table:table-row table:style-name="ro2">
          <table:table-cell office:value-type="float" office:value="14.688" calcext:value-type="float">
            <text:p>14.688</text:p>
          </table:table-cell>
          <table:table-cell office:value-type="float" office:value="3376.575" calcext:value-type="float">
            <text:p>3376.575</text:p>
          </table:table-cell>
        </table:table-row>
        <table:table-row table:style-name="ro2">
          <table:table-cell office:value-type="float" office:value="14.712" calcext:value-type="float">
            <text:p>14.712</text:p>
          </table:table-cell>
          <table:table-cell office:value-type="float" office:value="3380.1748" calcext:value-type="float">
            <text:p>3380.1748</text:p>
          </table:table-cell>
        </table:table-row>
        <table:table-row table:style-name="ro2">
          <table:table-cell office:value-type="float" office:value="14.736" calcext:value-type="float">
            <text:p>14.736</text:p>
          </table:table-cell>
          <table:table-cell office:value-type="float" office:value="3383.7747" calcext:value-type="float">
            <text:p>3383.7747</text:p>
          </table:table-cell>
        </table:table-row>
        <table:table-row table:style-name="ro2">
          <table:table-cell office:value-type="float" office:value="14.76" calcext:value-type="float">
            <text:p>14.76</text:p>
          </table:table-cell>
          <table:table-cell office:value-type="float" office:value="3387.3745" calcext:value-type="float">
            <text:p>3387.3745</text:p>
          </table:table-cell>
        </table:table-row>
        <table:table-row table:style-name="ro2">
          <table:table-cell office:value-type="float" office:value="14.784" calcext:value-type="float">
            <text:p>14.784</text:p>
          </table:table-cell>
          <table:table-cell office:value-type="float" office:value="3390.9744" calcext:value-type="float">
            <text:p>3390.9744</text:p>
          </table:table-cell>
        </table:table-row>
        <table:table-row table:style-name="ro2">
          <table:table-cell office:value-type="float" office:value="14.808001" calcext:value-type="float">
            <text:p>14.808001</text:p>
          </table:table-cell>
          <table:table-cell office:value-type="float" office:value="3393.8542" calcext:value-type="float">
            <text:p>3393.8542</text:p>
          </table:table-cell>
        </table:table-row>
        <table:table-row table:style-name="ro2">
          <table:table-cell office:value-type="float" office:value="14.832" calcext:value-type="float">
            <text:p>14.832</text:p>
          </table:table-cell>
          <table:table-cell office:value-type="float" office:value="3396.7341" calcext:value-type="float">
            <text:p>3396.7341</text:p>
          </table:table-cell>
        </table:table-row>
        <table:table-row table:style-name="ro2">
          <table:table-cell office:value-type="float" office:value="14.856" calcext:value-type="float">
            <text:p>14.856</text:p>
          </table:table-cell>
          <table:table-cell office:value-type="float" office:value="3399.614" calcext:value-type="float">
            <text:p>3399.614</text:p>
          </table:table-cell>
        </table:table-row>
        <table:table-row table:style-name="ro2">
          <table:table-cell office:value-type="float" office:value="14.88" calcext:value-type="float">
            <text:p>14.88</text:p>
          </table:table-cell>
          <table:table-cell office:value-type="float" office:value="3402.494" calcext:value-type="float">
            <text:p>3402.494</text:p>
          </table:table-cell>
        </table:table-row>
        <table:table-row table:style-name="ro2">
          <table:table-cell office:value-type="float" office:value="14.904" calcext:value-type="float">
            <text:p>14.904</text:p>
          </table:table-cell>
          <table:table-cell office:value-type="float" office:value="3405.3738" calcext:value-type="float">
            <text:p>3405.3738</text:p>
          </table:table-cell>
        </table:table-row>
        <table:table-row table:style-name="ro2">
          <table:table-cell office:value-type="float" office:value="14.928" calcext:value-type="float">
            <text:p>14.928</text:p>
          </table:table-cell>
          <table:table-cell office:value-type="float" office:value="3408.2537" calcext:value-type="float">
            <text:p>3408.2537</text:p>
          </table:table-cell>
        </table:table-row>
        <table:table-row table:style-name="ro2">
          <table:table-cell office:value-type="float" office:value="14.952" calcext:value-type="float">
            <text:p>14.952</text:p>
          </table:table-cell>
          <table:table-cell office:value-type="float" office:value="3411.1335" calcext:value-type="float">
            <text:p>3411.1335</text:p>
          </table:table-cell>
        </table:table-row>
        <table:table-row table:style-name="ro2">
          <table:table-cell office:value-type="float" office:value="14.976" calcext:value-type="float">
            <text:p>14.976</text:p>
          </table:table-cell>
          <table:table-cell office:value-type="float" office:value="3414.0134" calcext:value-type="float">
            <text:p>3414.0134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416.8933" calcext:value-type="float">
            <text:p>3416.8933</text:p>
          </table:table-cell>
        </table:table-row>
        <table:table-row table:style-name="ro2">
          <table:table-cell office:value-type="float" office:value="15.024" calcext:value-type="float">
            <text:p>15.024</text:p>
          </table:table-cell>
          <table:table-cell office:value-type="float" office:value="3419.7732" calcext:value-type="float">
            <text:p>3419.7732</text:p>
          </table:table-cell>
        </table:table-row>
        <table:table-row table:style-name="ro2">
          <table:table-cell office:value-type="float" office:value="15.048" calcext:value-type="float">
            <text:p>15.048</text:p>
          </table:table-cell>
          <table:table-cell office:value-type="float" office:value="3422.653" calcext:value-type="float">
            <text:p>3422.653</text:p>
          </table:table-cell>
        </table:table-row>
        <table:table-row table:style-name="ro2">
          <table:table-cell office:value-type="float" office:value="15.0720005" calcext:value-type="float">
            <text:p>15.0720005</text:p>
          </table:table-cell>
          <table:table-cell office:value-type="float" office:value="3424.813" calcext:value-type="float">
            <text:p>3424.813</text:p>
          </table:table-cell>
        </table:table-row>
        <table:table-row table:style-name="ro2">
          <table:table-cell office:value-type="float" office:value="15.096" calcext:value-type="float">
            <text:p>15.096</text:p>
          </table:table-cell>
          <table:table-cell office:value-type="float" office:value="3426.973" calcext:value-type="float">
            <text:p>3426.973</text:p>
          </table:table-cell>
        </table:table-row>
        <table:table-row table:style-name="ro2">
          <table:table-cell office:value-type="float" office:value="15.12" calcext:value-type="float">
            <text:p>15.12</text:p>
          </table:table-cell>
          <table:table-cell office:value-type="float" office:value="3429.1328" calcext:value-type="float">
            <text:p>3429.1328</text:p>
          </table:table-cell>
        </table:table-row>
        <table:table-row table:style-name="ro2">
          <table:table-cell office:value-type="float" office:value="15.144" calcext:value-type="float">
            <text:p>15.144</text:p>
          </table:table-cell>
          <table:table-cell office:value-type="float" office:value="3431.2927" calcext:value-type="float">
            <text:p>3431.2927</text:p>
          </table:table-cell>
        </table:table-row>
        <table:table-row table:style-name="ro2">
          <table:table-cell office:value-type="float" office:value="15.168" calcext:value-type="float">
            <text:p>15.168</text:p>
          </table:table-cell>
          <table:table-cell office:value-type="float" office:value="3433.4526" calcext:value-type="float">
            <text:p>3433.4526</text:p>
          </table:table-cell>
        </table:table-row>
        <table:table-row table:style-name="ro2">
          <table:table-cell office:value-type="float" office:value="15.192" calcext:value-type="float">
            <text:p>15.192</text:p>
          </table:table-cell>
          <table:table-cell office:value-type="float" office:value="3435.6125" calcext:value-type="float">
            <text:p>3435.6125</text:p>
          </table:table-cell>
        </table:table-row>
        <table:table-row table:style-name="ro2">
          <table:table-cell office:value-type="float" office:value="15.216001" calcext:value-type="float">
            <text:p>15.216001</text:p>
          </table:table-cell>
          <table:table-cell office:value-type="float" office:value="3438.4924" calcext:value-type="float">
            <text:p>3438.4924</text:p>
          </table:table-cell>
        </table:table-row>
        <table:table-row table:style-name="ro2">
          <table:table-cell office:value-type="float" office:value="15.24" calcext:value-type="float">
            <text:p>15.24</text:p>
          </table:table-cell>
          <table:table-cell office:value-type="float" office:value="3441.3723" calcext:value-type="float">
            <text:p>3441.3723</text:p>
          </table:table-cell>
        </table:table-row>
        <table:table-row table:style-name="ro2">
          <table:table-cell office:value-type="float" office:value="15.264" calcext:value-type="float">
            <text:p>15.264</text:p>
          </table:table-cell>
          <table:table-cell office:value-type="float" office:value="3443.5322" calcext:value-type="float">
            <text:p>3443.5322</text:p>
          </table:table-cell>
        </table:table-row>
        <table:table-row table:style-name="ro2">
          <table:table-cell office:value-type="float" office:value="15.288" calcext:value-type="float">
            <text:p>15.288</text:p>
          </table:table-cell>
          <table:table-cell office:value-type="float" office:value="3445.6921" calcext:value-type="float">
            <text:p>3445.6921</text:p>
          </table:table-cell>
        </table:table-row>
        <table:table-row table:style-name="ro2">
          <table:table-cell office:value-type="float" office:value="15.312" calcext:value-type="float">
            <text:p>15.312</text:p>
          </table:table-cell>
          <table:table-cell office:value-type="float" office:value="3447.852" calcext:value-type="float">
            <text:p>3447.852</text:p>
          </table:table-cell>
        </table:table-row>
        <table:table-row table:style-name="ro2">
          <table:table-cell office:value-type="float" office:value="15.336" calcext:value-type="float">
            <text:p>15.336</text:p>
          </table:table-cell>
          <table:table-cell office:value-type="float" office:value="3450.012" calcext:value-type="float">
            <text:p>3450.012</text:p>
          </table:table-cell>
        </table:table-row>
        <table:table-row table:style-name="ro2">
          <table:table-cell office:value-type="float" office:value="15.360001" calcext:value-type="float">
            <text:p>15.360001</text:p>
          </table:table-cell>
          <table:table-cell office:value-type="float" office:value="3452.8918" calcext:value-type="float">
            <text:p>3452.8918</text:p>
          </table:table-cell>
        </table:table-row>
        <table:table-row table:style-name="ro2">
          <table:table-cell office:value-type="float" office:value="15.384" calcext:value-type="float">
            <text:p>15.384</text:p>
          </table:table-cell>
          <table:table-cell office:value-type="float" office:value="3455.7717" calcext:value-type="float">
            <text:p>3455.7717</text:p>
          </table:table-cell>
        </table:table-row>
        <table:table-row table:style-name="ro2">
          <table:table-cell office:value-type="float" office:value="15.408" calcext:value-type="float">
            <text:p>15.408</text:p>
          </table:table-cell>
          <table:table-cell office:value-type="float" office:value="3458.6516" calcext:value-type="float">
            <text:p>3458.6516</text:p>
          </table:table-cell>
        </table:table-row>
        <table:table-row table:style-name="ro2">
          <table:table-cell office:value-type="float" office:value="15.432" calcext:value-type="float">
            <text:p>15.432</text:p>
          </table:table-cell>
          <table:table-cell office:value-type="float" office:value="3461.5315" calcext:value-type="float">
            <text:p>3461.5315</text:p>
          </table:table-cell>
        </table:table-row>
        <table:table-row table:style-name="ro2">
          <table:table-cell office:value-type="float" office:value="15.456" calcext:value-type="float">
            <text:p>15.456</text:p>
          </table:table-cell>
          <table:table-cell office:value-type="float" office:value="3464.4114" calcext:value-type="float">
            <text:p>3464.4114</text:p>
          </table:table-cell>
        </table:table-row>
        <table:table-row table:style-name="ro2">
          <table:table-cell office:value-type="float" office:value="15.4800005" calcext:value-type="float">
            <text:p>15.4800005</text:p>
          </table:table-cell>
          <table:table-cell office:value-type="float" office:value="3467.2913" calcext:value-type="float">
            <text:p>3467.2913</text:p>
          </table:table-cell>
        </table:table-row>
        <table:table-row table:style-name="ro2">
          <table:table-cell office:value-type="float" office:value="15.504" calcext:value-type="float">
            <text:p>15.504</text:p>
          </table:table-cell>
          <table:table-cell office:value-type="float" office:value="3470.1711" calcext:value-type="float">
            <text:p>3470.1711</text:p>
          </table:table-cell>
        </table:table-row>
        <table:table-row table:style-name="ro2">
          <table:table-cell office:value-type="float" office:value="15.528" calcext:value-type="float">
            <text:p>15.528</text:p>
          </table:table-cell>
          <table:table-cell office:value-type="float" office:value="3473.051" calcext:value-type="float">
            <text:p>3473.051</text:p>
          </table:table-cell>
        </table:table-row>
        <table:table-row table:style-name="ro2">
          <table:table-cell office:value-type="float" office:value="15.552" calcext:value-type="float">
            <text:p>15.552</text:p>
          </table:table-cell>
          <table:table-cell office:value-type="float" office:value="3475.931" calcext:value-type="float">
            <text:p>3475.931</text:p>
          </table:table-cell>
        </table:table-row>
        <table:table-row table:style-name="ro2">
          <table:table-cell office:value-type="float" office:value="15.576" calcext:value-type="float">
            <text:p>15.576</text:p>
          </table:table-cell>
          <table:table-cell office:value-type="float" office:value="3478.8108" calcext:value-type="float">
            <text:p>3478.8108</text:p>
          </table:table-cell>
        </table:table-row>
        <table:table-row table:style-name="ro2">
          <table:table-cell office:value-type="float" office:value="15.6" calcext:value-type="float">
            <text:p>15.6</text:p>
          </table:table-cell>
          <table:table-cell office:value-type="float" office:value="3480.9707" calcext:value-type="float">
            <text:p>3480.9707</text:p>
          </table:table-cell>
        </table:table-row>
        <table:table-row table:style-name="ro2">
          <table:table-cell office:value-type="float" office:value="15.624001" calcext:value-type="float">
            <text:p>15.624001</text:p>
          </table:table-cell>
          <table:table-cell office:value-type="float" office:value="3483.1306" calcext:value-type="float">
            <text:p>3483.1306</text:p>
          </table:table-cell>
        </table:table-row>
        <table:table-row table:style-name="ro2">
          <table:table-cell office:value-type="float" office:value="15.648" calcext:value-type="float">
            <text:p>15.648</text:p>
          </table:table-cell>
          <table:table-cell office:value-type="float" office:value="3485.2905" calcext:value-type="float">
            <text:p>3485.2905</text:p>
          </table:table-cell>
        </table:table-row>
        <table:table-row table:style-name="ro2">
          <table:table-cell office:value-type="float" office:value="15.672" calcext:value-type="float">
            <text:p>15.672</text:p>
          </table:table-cell>
          <table:table-cell office:value-type="float" office:value="3487.4504" calcext:value-type="float">
            <text:p>3487.4504</text:p>
          </table:table-cell>
        </table:table-row>
        <table:table-row table:style-name="ro2">
          <table:table-cell office:value-type="float" office:value="15.696" calcext:value-type="float">
            <text:p>15.696</text:p>
          </table:table-cell>
          <table:table-cell office:value-type="float" office:value="3489.6104" calcext:value-type="float">
            <text:p>3489.6104</text:p>
          </table:table-cell>
        </table:table-row>
        <table:table-row table:style-name="ro2">
          <table:table-cell office:value-type="float" office:value="15.72" calcext:value-type="float">
            <text:p>15.72</text:p>
          </table:table-cell>
          <table:table-cell office:value-type="float" office:value="3492.4902" calcext:value-type="float">
            <text:p>3492.4902</text:p>
          </table:table-cell>
        </table:table-row>
        <table:table-row table:style-name="ro2">
          <table:table-cell office:value-type="float" office:value="15.744" calcext:value-type="float">
            <text:p>15.744</text:p>
          </table:table-cell>
          <table:table-cell office:value-type="float" office:value="3495.37" calcext:value-type="float">
            <text:p>3495.37</text:p>
          </table:table-cell>
        </table:table-row>
        <table:table-row table:style-name="ro2">
          <table:table-cell office:value-type="float" office:value="15.768001" calcext:value-type="float">
            <text:p>15.768001</text:p>
          </table:table-cell>
          <table:table-cell office:value-type="float" office:value="3498.25" calcext:value-type="float">
            <text:p>3498.25</text:p>
          </table:table-cell>
        </table:table-row>
        <table:table-row table:style-name="ro2">
          <table:table-cell office:value-type="float" office:value="15.792" calcext:value-type="float">
            <text:p>15.792</text:p>
          </table:table-cell>
          <table:table-cell office:value-type="float" office:value="3501.13" calcext:value-type="float">
            <text:p>3501.13</text:p>
          </table:table-cell>
        </table:table-row>
        <table:table-row table:style-name="ro2">
          <table:table-cell office:value-type="float" office:value="15.816" calcext:value-type="float">
            <text:p>15.816</text:p>
          </table:table-cell>
          <table:table-cell office:value-type="float" office:value="3504.0098" calcext:value-type="float">
            <text:p>3504.0098</text:p>
          </table:table-cell>
        </table:table-row>
        <table:table-row table:style-name="ro2">
          <table:table-cell office:value-type="float" office:value="15.84" calcext:value-type="float">
            <text:p>15.84</text:p>
          </table:table-cell>
          <table:table-cell office:value-type="float" office:value="3506.8896" calcext:value-type="float">
            <text:p>3506.8896</text:p>
          </table:table-cell>
        </table:table-row>
        <table:table-row table:style-name="ro2">
          <table:table-cell office:value-type="float" office:value="15.864" calcext:value-type="float">
            <text:p>15.864</text:p>
          </table:table-cell>
          <table:table-cell office:value-type="float" office:value="3509.7695" calcext:value-type="float">
            <text:p>3509.7695</text:p>
          </table:table-cell>
        </table:table-row>
        <table:table-row table:style-name="ro2">
          <table:table-cell office:value-type="float" office:value="15.8880005" calcext:value-type="float">
            <text:p>15.8880005</text:p>
          </table:table-cell>
          <table:table-cell office:value-type="float" office:value="3512.6494" calcext:value-type="float">
            <text:p>3512.6494</text:p>
          </table:table-cell>
        </table:table-row>
        <table:table-row table:style-name="ro2">
          <table:table-cell office:value-type="float" office:value="15.912" calcext:value-type="float">
            <text:p>15.912</text:p>
          </table:table-cell>
          <table:table-cell office:value-type="float" office:value="3515.5293" calcext:value-type="float">
            <text:p>3515.5293</text:p>
          </table:table-cell>
        </table:table-row>
        <table:table-row table:style-name="ro2">
          <table:table-cell office:value-type="float" office:value="15.936" calcext:value-type="float">
            <text:p>15.936</text:p>
          </table:table-cell>
          <table:table-cell office:value-type="float" office:value="3518.4092" calcext:value-type="float">
            <text:p>3518.4092</text:p>
          </table:table-cell>
        </table:table-row>
        <table:table-row table:style-name="ro2">
          <table:table-cell office:value-type="float" office:value="15.96" calcext:value-type="float">
            <text:p>15.96</text:p>
          </table:table-cell>
          <table:table-cell office:value-type="float" office:value="3521.289" calcext:value-type="float">
            <text:p>3521.289</text:p>
          </table:table-cell>
        </table:table-row>
        <table:table-row table:style-name="ro2">
          <table:table-cell office:value-type="float" office:value="15.984" calcext:value-type="float">
            <text:p>15.984</text:p>
          </table:table-cell>
          <table:table-cell office:value-type="float" office:value="3524.169" calcext:value-type="float">
            <text:p>3524.169</text:p>
          </table:table-cell>
        </table:table-row>
        <table:table-row table:style-name="ro2">
          <table:table-cell office:value-type="float" office:value="16.008" calcext:value-type="float">
            <text:p>16.008</text:p>
          </table:table-cell>
          <table:table-cell office:value-type="float" office:value="3527.0488" calcext:value-type="float">
            <text:p>3527.0488</text:p>
          </table:table-cell>
        </table:table-row>
        <table:table-row table:style-name="ro2">
          <table:table-cell office:value-type="float" office:value="16.032" calcext:value-type="float">
            <text:p>16.032</text:p>
          </table:table-cell>
          <table:table-cell office:value-type="float" office:value="3529.9287" calcext:value-type="float">
            <text:p>3529.9287</text:p>
          </table:table-cell>
        </table:table-row>
        <table:table-row table:style-name="ro2">
          <table:table-cell office:value-type="float" office:value="16.056" calcext:value-type="float">
            <text:p>16.056</text:p>
          </table:table-cell>
          <table:table-cell office:value-type="float" office:value="3532.8086" calcext:value-type="float">
            <text:p>3532.8086</text:p>
          </table:table-cell>
        </table:table-row>
        <table:table-row table:style-name="ro2">
          <table:table-cell office:value-type="float" office:value="16.08" calcext:value-type="float">
            <text:p>16.08</text:p>
          </table:table-cell>
          <table:table-cell office:value-type="float" office:value="3535.6885" calcext:value-type="float">
            <text:p>3535.6885</text:p>
          </table:table-cell>
        </table:table-row>
        <table:table-row table:style-name="ro2">
          <table:table-cell office:value-type="float" office:value="16.104" calcext:value-type="float">
            <text:p>16.104</text:p>
          </table:table-cell>
          <table:table-cell office:value-type="float" office:value="3538.5684" calcext:value-type="float">
            <text:p>3538.5684</text:p>
          </table:table-cell>
        </table:table-row>
        <table:table-row table:style-name="ro2">
          <table:table-cell office:value-type="float" office:value="16.128" calcext:value-type="float">
            <text:p>16.128</text:p>
          </table:table-cell>
          <table:table-cell office:value-type="float" office:value="3541.4482" calcext:value-type="float">
            <text:p>3541.4482</text:p>
          </table:table-cell>
        </table:table-row>
        <table:table-row table:style-name="ro2">
          <table:table-cell office:value-type="float" office:value="16.152" calcext:value-type="float">
            <text:p>16.152</text:p>
          </table:table-cell>
          <table:table-cell office:value-type="float" office:value="3544.3281" calcext:value-type="float">
            <text:p>3544.3281</text:p>
          </table:table-cell>
        </table:table-row>
        <table:table-row table:style-name="ro2">
          <table:table-cell office:value-type="float" office:value="16.176" calcext:value-type="float">
            <text:p>16.176</text:p>
          </table:table-cell>
          <table:table-cell office:value-type="float" office:value="3547.208" calcext:value-type="float">
            <text:p>3547.208</text:p>
          </table:table-cell>
        </table:table-row>
        <table:table-row table:style-name="ro2">
          <table:table-cell office:value-type="float" office:value="16.2" calcext:value-type="float">
            <text:p>16.2</text:p>
          </table:table-cell>
          <table:table-cell office:value-type="float" office:value="3550.088" calcext:value-type="float">
            <text:p>3550.088</text:p>
          </table:table-cell>
        </table:table-row>
        <table:table-row table:style-name="ro2">
          <table:table-cell office:value-type="float" office:value="16.224" calcext:value-type="float">
            <text:p>16.224</text:p>
          </table:table-cell>
          <table:table-cell office:value-type="float" office:value="3552.9678" calcext:value-type="float">
            <text:p>3552.9678</text:p>
          </table:table-cell>
        </table:table-row>
        <table:table-row table:style-name="ro2">
          <table:table-cell office:value-type="float" office:value="16.248" calcext:value-type="float">
            <text:p>16.248</text:p>
          </table:table-cell>
          <table:table-cell office:value-type="float" office:value="3555.8477" calcext:value-type="float">
            <text:p>3555.8477</text:p>
          </table:table-cell>
        </table:table-row>
        <table:table-row table:style-name="ro2">
          <table:table-cell office:value-type="float" office:value="16.272" calcext:value-type="float">
            <text:p>16.272</text:p>
          </table:table-cell>
          <table:table-cell office:value-type="float" office:value="3558.7275" calcext:value-type="float">
            <text:p>3558.7275</text:p>
          </table:table-cell>
        </table:table-row>
        <table:table-row table:style-name="ro2">
          <table:table-cell office:value-type="float" office:value="16.296" calcext:value-type="float">
            <text:p>16.296</text:p>
          </table:table-cell>
          <table:table-cell office:value-type="float" office:value="3561.6074" calcext:value-type="float">
            <text:p>3561.6074</text:p>
          </table:table-cell>
        </table:table-row>
        <table:table-row table:style-name="ro2">
          <table:table-cell office:value-type="float" office:value="16.32" calcext:value-type="float">
            <text:p>16.32</text:p>
          </table:table-cell>
          <table:table-cell office:value-type="float" office:value="3564.4873" calcext:value-type="float">
            <text:p>3564.4873</text:p>
          </table:table-cell>
        </table:table-row>
        <table:table-row table:style-name="ro2">
          <table:table-cell office:value-type="float" office:value="16.344" calcext:value-type="float">
            <text:p>16.344</text:p>
          </table:table-cell>
          <table:table-cell office:value-type="float" office:value="3567.3672" calcext:value-type="float">
            <text:p>3567.3672</text:p>
          </table:table-cell>
        </table:table-row>
        <table:table-row table:style-name="ro2">
          <table:table-cell office:value-type="float" office:value="16.368" calcext:value-type="float">
            <text:p>16.368</text:p>
          </table:table-cell>
          <table:table-cell office:value-type="float" office:value="3570.247" calcext:value-type="float">
            <text:p>3570.247</text:p>
          </table:table-cell>
        </table:table-row>
        <table:table-row table:style-name="ro2">
          <table:table-cell office:value-type="float" office:value="16.392" calcext:value-type="float">
            <text:p>16.392</text:p>
          </table:table-cell>
          <table:table-cell office:value-type="float" office:value="3573.127" calcext:value-type="float">
            <text:p>3573.127</text:p>
          </table:table-cell>
        </table:table-row>
        <table:table-row table:style-name="ro2">
          <table:table-cell office:value-type="float" office:value="16.416" calcext:value-type="float">
            <text:p>16.416</text:p>
          </table:table-cell>
          <table:table-cell office:value-type="float" office:value="3576.0068" calcext:value-type="float">
            <text:p>3576.0068</text:p>
          </table:table-cell>
        </table:table-row>
        <table:table-row table:style-name="ro2">
          <table:table-cell office:value-type="float" office:value="16.44" calcext:value-type="float">
            <text:p>16.44</text:p>
          </table:table-cell>
          <table:table-cell office:value-type="float" office:value="3578.8867" calcext:value-type="float">
            <text:p>3578.8867</text:p>
          </table:table-cell>
        </table:table-row>
        <table:table-row table:style-name="ro2">
          <table:table-cell office:value-type="float" office:value="16.464" calcext:value-type="float">
            <text:p>16.464</text:p>
          </table:table-cell>
          <table:table-cell office:value-type="float" office:value="3581.7666" calcext:value-type="float">
            <text:p>3581.7666</text:p>
          </table:table-cell>
        </table:table-row>
        <table:table-row table:style-name="ro2">
          <table:table-cell office:value-type="float" office:value="16.488" calcext:value-type="float">
            <text:p>16.488</text:p>
          </table:table-cell>
          <table:table-cell office:value-type="float" office:value="3584.6465" calcext:value-type="float">
            <text:p>3584.6465</text:p>
          </table:table-cell>
        </table:table-row>
        <table:table-row table:style-name="ro2">
          <table:table-cell office:value-type="float" office:value="16.512001" calcext:value-type="float">
            <text:p>16.512001</text:p>
          </table:table-cell>
          <table:table-cell office:value-type="float" office:value="3587.5264" calcext:value-type="float">
            <text:p>3587.5264</text:p>
          </table:table-cell>
        </table:table-row>
        <table:table-row table:style-name="ro2">
          <table:table-cell office:value-type="float" office:value="16.536" calcext:value-type="float">
            <text:p>16.536</text:p>
          </table:table-cell>
          <table:table-cell office:value-type="float" office:value="3590.4063" calcext:value-type="float">
            <text:p>3590.4063</text:p>
          </table:table-cell>
        </table:table-row>
        <table:table-row table:style-name="ro2">
          <table:table-cell office:value-type="float" office:value="16.56" calcext:value-type="float">
            <text:p>16.56</text:p>
          </table:table-cell>
          <table:table-cell office:value-type="float" office:value="3593.2861" calcext:value-type="float">
            <text:p>3593.2861</text:p>
          </table:table-cell>
        </table:table-row>
        <table:table-row table:style-name="ro2">
          <table:table-cell office:value-type="float" office:value="16.584" calcext:value-type="float">
            <text:p>16.584</text:p>
          </table:table-cell>
          <table:table-cell office:value-type="float" office:value="3596.166" calcext:value-type="float">
            <text:p>3596.166</text:p>
          </table:table-cell>
        </table:table-row>
        <table:table-row table:style-name="ro2">
          <table:table-cell office:value-type="float" office:value="16.608" calcext:value-type="float">
            <text:p>16.608</text:p>
          </table:table-cell>
          <table:table-cell office:value-type="float" office:value="3599.046" calcext:value-type="float">
            <text:p>3599.046</text:p>
          </table:table-cell>
        </table:table-row>
        <table:table-row table:style-name="ro2">
          <table:table-cell office:value-type="float" office:value="16.632" calcext:value-type="float">
            <text:p>16.632</text:p>
          </table:table-cell>
          <table:table-cell office:value-type="float" office:value="3601.9258" calcext:value-type="float">
            <text:p>3601.9258</text:p>
          </table:table-cell>
        </table:table-row>
        <table:table-row table:style-name="ro2">
          <table:table-cell office:value-type="float" office:value="16.656" calcext:value-type="float">
            <text:p>16.656</text:p>
          </table:table-cell>
          <table:table-cell office:value-type="float" office:value="3604.0857" calcext:value-type="float">
            <text:p>3604.0857</text:p>
          </table:table-cell>
        </table:table-row>
        <table:table-row table:style-name="ro2">
          <table:table-cell office:value-type="float" office:value="16.68" calcext:value-type="float">
            <text:p>16.68</text:p>
          </table:table-cell>
          <table:table-cell office:value-type="float" office:value="3606.2456" calcext:value-type="float">
            <text:p>3606.2456</text:p>
          </table:table-cell>
        </table:table-row>
        <table:table-row table:style-name="ro2">
          <table:table-cell office:value-type="float" office:value="16.704" calcext:value-type="float">
            <text:p>16.704</text:p>
          </table:table-cell>
          <table:table-cell office:value-type="float" office:value="3608.4055" calcext:value-type="float">
            <text:p>3608.4055</text:p>
          </table:table-cell>
        </table:table-row>
        <table:table-row table:style-name="ro2">
          <table:table-cell office:value-type="float" office:value="16.728" calcext:value-type="float">
            <text:p>16.728</text:p>
          </table:table-cell>
          <table:table-cell office:value-type="float" office:value="3610.5654" calcext:value-type="float">
            <text:p>3610.5654</text:p>
          </table:table-cell>
        </table:table-row>
        <table:table-row table:style-name="ro2">
          <table:table-cell office:value-type="float" office:value="16.752" calcext:value-type="float">
            <text:p>16.752</text:p>
          </table:table-cell>
          <table:table-cell office:value-type="float" office:value="3612.7253" calcext:value-type="float">
            <text:p>3612.7253</text:p>
          </table:table-cell>
        </table:table-row>
        <table:table-row table:style-name="ro2">
          <table:table-cell office:value-type="float" office:value="16.776001" calcext:value-type="float">
            <text:p>16.776001</text:p>
          </table:table-cell>
          <table:table-cell office:value-type="float" office:value="3614.8853" calcext:value-type="float">
            <text:p>3614.8853</text:p>
          </table:table-cell>
        </table:table-row>
        <table:table-row table:style-name="ro2">
          <table:table-cell office:value-type="float" office:value="16.8" calcext:value-type="float">
            <text:p>16.8</text:p>
          </table:table-cell>
          <table:table-cell office:value-type="float" office:value="3617.0452" calcext:value-type="float">
            <text:p>3617.0452</text:p>
          </table:table-cell>
        </table:table-row>
        <table:table-row table:style-name="ro2">
          <table:table-cell office:value-type="float" office:value="16.824" calcext:value-type="float">
            <text:p>16.824</text:p>
          </table:table-cell>
          <table:table-cell office:value-type="float" office:value="3619.205" calcext:value-type="float">
            <text:p>3619.205</text:p>
          </table:table-cell>
        </table:table-row>
        <table:table-row table:style-name="ro2">
          <table:table-cell office:value-type="float" office:value="16.848" calcext:value-type="float">
            <text:p>16.848</text:p>
          </table:table-cell>
          <table:table-cell office:value-type="float" office:value="3622.085" calcext:value-type="float">
            <text:p>3622.085</text:p>
          </table:table-cell>
        </table:table-row>
        <table:table-row table:style-name="ro2">
          <table:table-cell office:value-type="float" office:value="16.872" calcext:value-type="float">
            <text:p>16.872</text:p>
          </table:table-cell>
          <table:table-cell office:value-type="float" office:value="3624.9648" calcext:value-type="float">
            <text:p>3624.9648</text:p>
          </table:table-cell>
        </table:table-row>
        <table:table-row table:style-name="ro2">
          <table:table-cell office:value-type="float" office:value="16.896" calcext:value-type="float">
            <text:p>16.896</text:p>
          </table:table-cell>
          <table:table-cell office:value-type="float" office:value="3627.8447" calcext:value-type="float">
            <text:p>3627.8447</text:p>
          </table:table-cell>
        </table:table-row>
        <table:table-row table:style-name="ro2">
          <table:table-cell office:value-type="float" office:value="16.92" calcext:value-type="float">
            <text:p>16.92</text:p>
          </table:table-cell>
          <table:table-cell office:value-type="float" office:value="3630.7246" calcext:value-type="float">
            <text:p>3630.7246</text:p>
          </table:table-cell>
        </table:table-row>
        <table:table-row table:style-name="ro2">
          <table:table-cell office:value-type="float" office:value="16.944" calcext:value-type="float">
            <text:p>16.944</text:p>
          </table:table-cell>
          <table:table-cell office:value-type="float" office:value="3633.6045" calcext:value-type="float">
            <text:p>3633.6045</text:p>
          </table:table-cell>
        </table:table-row>
        <table:table-row table:style-name="ro2">
          <table:table-cell office:value-type="float" office:value="16.968" calcext:value-type="float">
            <text:p>16.968</text:p>
          </table:table-cell>
          <table:table-cell office:value-type="float" office:value="3636.4844" calcext:value-type="float">
            <text:p>3636.4844</text:p>
          </table:table-cell>
        </table:table-row>
        <table:table-row table:style-name="ro2">
          <table:table-cell office:value-type="float" office:value="16.992" calcext:value-type="float">
            <text:p>16.992</text:p>
          </table:table-cell>
          <table:table-cell office:value-type="float" office:value="3640.0842" calcext:value-type="float">
            <text:p>3640.0842</text:p>
          </table:table-cell>
        </table:table-row>
        <table:table-row table:style-name="ro2">
          <table:table-cell office:value-type="float" office:value="17.016" calcext:value-type="float">
            <text:p>17.016</text:p>
          </table:table-cell>
          <table:table-cell office:value-type="float" office:value="3644.404" calcext:value-type="float">
            <text:p>3644.404</text:p>
          </table:table-cell>
        </table:table-row>
        <table:table-row table:style-name="ro2">
          <table:table-cell office:value-type="float" office:value="17.04" calcext:value-type="float">
            <text:p>17.04</text:p>
          </table:table-cell>
          <table:table-cell office:value-type="float" office:value="3648.7239" calcext:value-type="float">
            <text:p>3648.7239</text:p>
          </table:table-cell>
        </table:table-row>
        <table:table-row table:style-name="ro2">
          <table:table-cell office:value-type="float" office:value="17.064001" calcext:value-type="float">
            <text:p>17.064001</text:p>
          </table:table-cell>
          <table:table-cell office:value-type="float" office:value="3653.0437" calcext:value-type="float">
            <text:p>3653.0437</text:p>
          </table:table-cell>
        </table:table-row>
        <table:table-row table:style-name="ro2">
          <table:table-cell office:value-type="float" office:value="17.088" calcext:value-type="float">
            <text:p>17.088</text:p>
          </table:table-cell>
          <table:table-cell office:value-type="float" office:value="3657.3635" calcext:value-type="float">
            <text:p>3657.3635</text:p>
          </table:table-cell>
        </table:table-row>
        <table:table-row table:style-name="ro2">
          <table:table-cell office:value-type="float" office:value="17.112" calcext:value-type="float">
            <text:p>17.112</text:p>
          </table:table-cell>
          <table:table-cell office:value-type="float" office:value="3661.6833" calcext:value-type="float">
            <text:p>3661.6833</text:p>
          </table:table-cell>
        </table:table-row>
        <table:table-row table:style-name="ro2">
          <table:table-cell office:value-type="float" office:value="17.136" calcext:value-type="float">
            <text:p>17.136</text:p>
          </table:table-cell>
          <table:table-cell office:value-type="float" office:value="3666.0032" calcext:value-type="float">
            <text:p>3666.0032</text:p>
          </table:table-cell>
        </table:table-row>
        <table:table-row table:style-name="ro2">
          <table:table-cell office:value-type="float" office:value="17.16" calcext:value-type="float">
            <text:p>17.16</text:p>
          </table:table-cell>
          <table:table-cell office:value-type="float" office:value="3670.323" calcext:value-type="float">
            <text:p>3670.323</text:p>
          </table:table-cell>
        </table:table-row>
        <table:table-row table:style-name="ro2">
          <table:table-cell office:value-type="float" office:value="17.184" calcext:value-type="float">
            <text:p>17.184</text:p>
          </table:table-cell>
          <table:table-cell office:value-type="float" office:value="3674.6428" calcext:value-type="float">
            <text:p>3674.6428</text:p>
          </table:table-cell>
        </table:table-row>
        <table:table-row table:style-name="ro2">
          <table:table-cell office:value-type="float" office:value="17.208" calcext:value-type="float">
            <text:p>17.208</text:p>
          </table:table-cell>
          <table:table-cell office:value-type="float" office:value="3678.9626" calcext:value-type="float">
            <text:p>3678.9626</text:p>
          </table:table-cell>
        </table:table-row>
        <table:table-row table:style-name="ro2">
          <table:table-cell office:value-type="float" office:value="17.232" calcext:value-type="float">
            <text:p>17.232</text:p>
          </table:table-cell>
          <table:table-cell office:value-type="float" office:value="3683.2825" calcext:value-type="float">
            <text:p>3683.2825</text:p>
          </table:table-cell>
        </table:table-row>
        <table:table-row table:style-name="ro2">
          <table:table-cell office:value-type="float" office:value="17.256" calcext:value-type="float">
            <text:p>17.256</text:p>
          </table:table-cell>
          <table:table-cell office:value-type="float" office:value="3687.6023" calcext:value-type="float">
            <text:p>3687.6023</text:p>
          </table:table-cell>
        </table:table-row>
        <table:table-row table:style-name="ro2">
          <table:table-cell office:value-type="float" office:value="17.28" calcext:value-type="float">
            <text:p>17.28</text:p>
          </table:table-cell>
          <table:table-cell office:value-type="float" office:value="3691.922" calcext:value-type="float">
            <text:p>3691.922</text:p>
          </table:table-cell>
        </table:table-row>
        <table:table-row table:style-name="ro2">
          <table:table-cell office:value-type="float" office:value="17.304" calcext:value-type="float">
            <text:p>17.304</text:p>
          </table:table-cell>
          <table:table-cell office:value-type="float" office:value="3696.242" calcext:value-type="float">
            <text:p>3696.242</text:p>
          </table:table-cell>
        </table:table-row>
        <table:table-row table:style-name="ro2">
          <table:table-cell office:value-type="float" office:value="17.328001" calcext:value-type="float">
            <text:p>17.328001</text:p>
          </table:table-cell>
          <table:table-cell office:value-type="float" office:value="3700.5618" calcext:value-type="float">
            <text:p>3700.5618</text:p>
          </table:table-cell>
        </table:table-row>
        <table:table-row table:style-name="ro2">
          <table:table-cell office:value-type="float" office:value="17.352" calcext:value-type="float">
            <text:p>17.352</text:p>
          </table:table-cell>
          <table:table-cell office:value-type="float" office:value="3704.8816" calcext:value-type="float">
            <text:p>3704.8816</text:p>
          </table:table-cell>
        </table:table-row>
        <table:table-row table:style-name="ro2">
          <table:table-cell office:value-type="float" office:value="17.376" calcext:value-type="float">
            <text:p>17.376</text:p>
          </table:table-cell>
          <table:table-cell office:value-type="float" office:value="3709.2014" calcext:value-type="float">
            <text:p>3709.2014</text:p>
          </table:table-cell>
        </table:table-row>
        <table:table-row table:style-name="ro2">
          <table:table-cell office:value-type="float" office:value="17.4" calcext:value-type="float">
            <text:p>17.4</text:p>
          </table:table-cell>
          <table:table-cell office:value-type="float" office:value="3713.5212" calcext:value-type="float">
            <text:p>3713.5212</text:p>
          </table:table-cell>
        </table:table-row>
        <table:table-row table:style-name="ro2">
          <table:table-cell office:value-type="float" office:value="17.424" calcext:value-type="float">
            <text:p>17.424</text:p>
          </table:table-cell>
          <table:table-cell office:value-type="float" office:value="3717.841" calcext:value-type="float">
            <text:p>3717.841</text:p>
          </table:table-cell>
        </table:table-row>
        <table:table-row table:style-name="ro2">
          <table:table-cell office:value-type="float" office:value="17.448" calcext:value-type="float">
            <text:p>17.448</text:p>
          </table:table-cell>
          <table:table-cell office:value-type="float" office:value="3722.161" calcext:value-type="float">
            <text:p>3722.161</text:p>
          </table:table-cell>
        </table:table-row>
        <table:table-row table:style-name="ro2">
          <table:table-cell office:value-type="float" office:value="17.472" calcext:value-type="float">
            <text:p>17.472</text:p>
          </table:table-cell>
          <table:table-cell office:value-type="float" office:value="3726.4807" calcext:value-type="float">
            <text:p>3726.4807</text:p>
          </table:table-cell>
        </table:table-row>
        <table:table-row table:style-name="ro2">
          <table:table-cell office:value-type="float" office:value="17.496" calcext:value-type="float">
            <text:p>17.496</text:p>
          </table:table-cell>
          <table:table-cell office:value-type="float" office:value="3730.8005" calcext:value-type="float">
            <text:p>3730.8005</text:p>
          </table:table-cell>
        </table:table-row>
        <table:table-row table:style-name="ro2">
          <table:table-cell office:value-type="float" office:value="17.52" calcext:value-type="float">
            <text:p>17.52</text:p>
          </table:table-cell>
          <table:table-cell office:value-type="float" office:value="3735.1204" calcext:value-type="float">
            <text:p>3735.1204</text:p>
          </table:table-cell>
        </table:table-row>
        <table:table-row table:style-name="ro2">
          <table:table-cell office:value-type="float" office:value="17.544" calcext:value-type="float">
            <text:p>17.544</text:p>
          </table:table-cell>
          <table:table-cell office:value-type="float" office:value="3739.4402" calcext:value-type="float">
            <text:p>3739.4402</text:p>
          </table:table-cell>
        </table:table-row>
        <table:table-row table:style-name="ro2">
          <table:table-cell office:value-type="float" office:value="17.568" calcext:value-type="float">
            <text:p>17.568</text:p>
          </table:table-cell>
          <table:table-cell office:value-type="float" office:value="3743.76" calcext:value-type="float">
            <text:p>3743.76</text:p>
          </table:table-cell>
        </table:table-row>
        <table:table-row table:style-name="ro2">
          <table:table-cell office:value-type="float" office:value="17.592001" calcext:value-type="float">
            <text:p>17.592001</text:p>
          </table:table-cell>
          <table:table-cell office:value-type="float" office:value="3748.0798" calcext:value-type="float">
            <text:p>3748.0798</text:p>
          </table:table-cell>
        </table:table-row>
        <table:table-row table:style-name="ro2">
          <table:table-cell office:value-type="float" office:value="17.616" calcext:value-type="float">
            <text:p>17.616</text:p>
          </table:table-cell>
          <table:table-cell office:value-type="float" office:value="3752.3997" calcext:value-type="float">
            <text:p>3752.3997</text:p>
          </table:table-cell>
        </table:table-row>
        <table:table-row table:style-name="ro2">
          <table:table-cell office:value-type="float" office:value="17.64" calcext:value-type="float">
            <text:p>17.64</text:p>
          </table:table-cell>
          <table:table-cell office:value-type="float" office:value="3756.7195" calcext:value-type="float">
            <text:p>3756.7195</text:p>
          </table:table-cell>
        </table:table-row>
        <table:table-row table:style-name="ro2">
          <table:table-cell office:value-type="float" office:value="17.664" calcext:value-type="float">
            <text:p>17.664</text:p>
          </table:table-cell>
          <table:table-cell office:value-type="float" office:value="3761.0393" calcext:value-type="float">
            <text:p>3761.0393</text:p>
          </table:table-cell>
        </table:table-row>
        <table:table-row table:style-name="ro2">
          <table:table-cell office:value-type="float" office:value="17.688" calcext:value-type="float">
            <text:p>17.688</text:p>
          </table:table-cell>
          <table:table-cell office:value-type="float" office:value="3765.3591" calcext:value-type="float">
            <text:p>3765.3591</text:p>
          </table:table-cell>
        </table:table-row>
        <table:table-row table:style-name="ro2">
          <table:table-cell office:value-type="float" office:value="17.712" calcext:value-type="float">
            <text:p>17.712</text:p>
          </table:table-cell>
          <table:table-cell office:value-type="float" office:value="3769.679" calcext:value-type="float">
            <text:p>3769.679</text:p>
          </table:table-cell>
        </table:table-row>
        <table:table-row table:style-name="ro2">
          <table:table-cell office:value-type="float" office:value="17.736" calcext:value-type="float">
            <text:p>17.736</text:p>
          </table:table-cell>
          <table:table-cell office:value-type="float" office:value="3773.9988" calcext:value-type="float">
            <text:p>3773.9988</text:p>
          </table:table-cell>
        </table:table-row>
        <table:table-row table:style-name="ro2">
          <table:table-cell office:value-type="float" office:value="17.76" calcext:value-type="float">
            <text:p>17.76</text:p>
          </table:table-cell>
          <table:table-cell office:value-type="float" office:value="3778.3186" calcext:value-type="float">
            <text:p>3778.3186</text:p>
          </table:table-cell>
        </table:table-row>
        <table:table-row table:style-name="ro2">
          <table:table-cell office:value-type="float" office:value="17.784" calcext:value-type="float">
            <text:p>17.784</text:p>
          </table:table-cell>
          <table:table-cell office:value-type="float" office:value="3782.6384" calcext:value-type="float">
            <text:p>3782.6384</text:p>
          </table:table-cell>
        </table:table-row>
        <table:table-row table:style-name="ro2">
          <table:table-cell office:value-type="float" office:value="17.808" calcext:value-type="float">
            <text:p>17.808</text:p>
          </table:table-cell>
          <table:table-cell office:value-type="float" office:value="3786.9583" calcext:value-type="float">
            <text:p>3786.9583</text:p>
          </table:table-cell>
        </table:table-row>
        <table:table-row table:style-name="ro2">
          <table:table-cell office:value-type="float" office:value="17.832" calcext:value-type="float">
            <text:p>17.832</text:p>
          </table:table-cell>
          <table:table-cell office:value-type="float" office:value="3791.278" calcext:value-type="float">
            <text:p>3791.278</text:p>
          </table:table-cell>
        </table:table-row>
        <table:table-row table:style-name="ro2">
          <table:table-cell office:value-type="float" office:value="17.856" calcext:value-type="float">
            <text:p>17.856</text:p>
          </table:table-cell>
          <table:table-cell office:value-type="float" office:value="3795.598" calcext:value-type="float">
            <text:p>3795.598</text:p>
          </table:table-cell>
        </table:table-row>
        <table:table-row table:style-name="ro2">
          <table:table-cell office:value-type="float" office:value="17.880001" calcext:value-type="float">
            <text:p>17.880001</text:p>
          </table:table-cell>
          <table:table-cell office:value-type="float" office:value="3799.9177" calcext:value-type="float">
            <text:p>3799.9177</text:p>
          </table:table-cell>
        </table:table-row>
        <table:table-row table:style-name="ro2">
          <table:table-cell office:value-type="float" office:value="17.904" calcext:value-type="float">
            <text:p>17.904</text:p>
          </table:table-cell>
          <table:table-cell office:value-type="float" office:value="3804.2375" calcext:value-type="float">
            <text:p>3804.2375</text:p>
          </table:table-cell>
        </table:table-row>
        <table:table-row table:style-name="ro2">
          <table:table-cell office:value-type="float" office:value="17.928" calcext:value-type="float">
            <text:p>17.928</text:p>
          </table:table-cell>
          <table:table-cell office:value-type="float" office:value="3807.8374" calcext:value-type="float">
            <text:p>3807.8374</text:p>
          </table:table-cell>
        </table:table-row>
        <table:table-row table:style-name="ro2">
          <table:table-cell office:value-type="float" office:value="17.952" calcext:value-type="float">
            <text:p>17.952</text:p>
          </table:table-cell>
          <table:table-cell office:value-type="float" office:value="3810.7173" calcext:value-type="float">
            <text:p>3810.7173</text:p>
          </table:table-cell>
        </table:table-row>
        <table:table-row table:style-name="ro2">
          <table:table-cell office:value-type="float" office:value="17.976" calcext:value-type="float">
            <text:p>17.976</text:p>
          </table:table-cell>
          <table:table-cell office:value-type="float" office:value="3813.5972" calcext:value-type="float">
            <text:p>3813.5972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817.197" calcext:value-type="float">
            <text:p>3817.197</text:p>
          </table:table-cell>
        </table:table-row>
        <table:table-row table:style-name="ro2">
          <table:table-cell office:value-type="float" office:value="18.024" calcext:value-type="float">
            <text:p>18.024</text:p>
          </table:table-cell>
          <table:table-cell office:value-type="float" office:value="3820.7969" calcext:value-type="float">
            <text:p>3820.7969</text:p>
          </table:table-cell>
        </table:table-row>
        <table:table-row table:style-name="ro2">
          <table:table-cell office:value-type="float" office:value="18.048" calcext:value-type="float">
            <text:p>18.048</text:p>
          </table:table-cell>
          <table:table-cell office:value-type="float" office:value="3824.3967" calcext:value-type="float">
            <text:p>3824.3967</text:p>
          </table:table-cell>
        </table:table-row>
        <table:table-row table:style-name="ro2">
          <table:table-cell office:value-type="float" office:value="18.072" calcext:value-type="float">
            <text:p>18.072</text:p>
          </table:table-cell>
          <table:table-cell office:value-type="float" office:value="3827.9966" calcext:value-type="float">
            <text:p>3827.9966</text:p>
          </table:table-cell>
        </table:table-row>
        <table:table-row table:style-name="ro2">
          <table:table-cell office:value-type="float" office:value="18.096" calcext:value-type="float">
            <text:p>18.096</text:p>
          </table:table-cell>
          <table:table-cell office:value-type="float" office:value="3832.3164" calcext:value-type="float">
            <text:p>3832.3164</text:p>
          </table:table-cell>
        </table:table-row>
        <table:table-row table:style-name="ro2">
          <table:table-cell office:value-type="float" office:value="18.12" calcext:value-type="float">
            <text:p>18.12</text:p>
          </table:table-cell>
          <table:table-cell office:value-type="float" office:value="3836.6362" calcext:value-type="float">
            <text:p>3836.6362</text:p>
          </table:table-cell>
        </table:table-row>
        <table:table-row table:style-name="ro2">
          <table:table-cell office:value-type="float" office:value="18.144001" calcext:value-type="float">
            <text:p>18.144001</text:p>
          </table:table-cell>
          <table:table-cell office:value-type="float" office:value="3840.956" calcext:value-type="float">
            <text:p>3840.956</text:p>
          </table:table-cell>
        </table:table-row>
        <table:table-row table:style-name="ro2">
          <table:table-cell office:value-type="float" office:value="18.168" calcext:value-type="float">
            <text:p>18.168</text:p>
          </table:table-cell>
          <table:table-cell office:value-type="float" office:value="3845.276" calcext:value-type="float">
            <text:p>3845.276</text:p>
          </table:table-cell>
        </table:table-row>
        <table:table-row table:style-name="ro2">
          <table:table-cell office:value-type="float" office:value="18.192" calcext:value-type="float">
            <text:p>18.192</text:p>
          </table:table-cell>
          <table:table-cell office:value-type="float" office:value="3849.5957" calcext:value-type="float">
            <text:p>3849.5957</text:p>
          </table:table-cell>
        </table:table-row>
        <table:table-row table:style-name="ro2">
          <table:table-cell office:value-type="float" office:value="18.216" calcext:value-type="float">
            <text:p>18.216</text:p>
          </table:table-cell>
          <table:table-cell office:value-type="float" office:value="3853.9155" calcext:value-type="float">
            <text:p>3853.9155</text:p>
          </table:table-cell>
        </table:table-row>
        <table:table-row table:style-name="ro2">
          <table:table-cell office:value-type="float" office:value="18.24" calcext:value-type="float">
            <text:p>18.24</text:p>
          </table:table-cell>
          <table:table-cell office:value-type="float" office:value="3858.2354" calcext:value-type="float">
            <text:p>3858.2354</text:p>
          </table:table-cell>
        </table:table-row>
        <table:table-row table:style-name="ro2">
          <table:table-cell office:value-type="float" office:value="18.264" calcext:value-type="float">
            <text:p>18.264</text:p>
          </table:table-cell>
          <table:table-cell office:value-type="float" office:value="3862.5552" calcext:value-type="float">
            <text:p>3862.5552</text:p>
          </table:table-cell>
        </table:table-row>
        <table:table-row table:style-name="ro2">
          <table:table-cell office:value-type="float" office:value="18.288" calcext:value-type="float">
            <text:p>18.288</text:p>
          </table:table-cell>
          <table:table-cell office:value-type="float" office:value="3866.875" calcext:value-type="float">
            <text:p>3866.875</text:p>
          </table:table-cell>
        </table:table-row>
        <table:table-row table:style-name="ro2">
          <table:table-cell office:value-type="float" office:value="18.312" calcext:value-type="float">
            <text:p>18.312</text:p>
          </table:table-cell>
          <table:table-cell office:value-type="float" office:value="3871.1948" calcext:value-type="float">
            <text:p>3871.1948</text:p>
          </table:table-cell>
        </table:table-row>
        <table:table-row table:style-name="ro2">
          <table:table-cell office:value-type="float" office:value="18.336" calcext:value-type="float">
            <text:p>18.336</text:p>
          </table:table-cell>
          <table:table-cell office:value-type="float" office:value="3876.2346" calcext:value-type="float">
            <text:p>3876.2346</text:p>
          </table:table-cell>
        </table:table-row>
        <table:table-row table:style-name="ro2">
          <table:table-cell office:value-type="float" office:value="18.36" calcext:value-type="float">
            <text:p>18.36</text:p>
          </table:table-cell>
          <table:table-cell office:value-type="float" office:value="3881.2744" calcext:value-type="float">
            <text:p>3881.2744</text:p>
          </table:table-cell>
        </table:table-row>
        <table:table-row table:style-name="ro2">
          <table:table-cell office:value-type="float" office:value="18.384" calcext:value-type="float">
            <text:p>18.384</text:p>
          </table:table-cell>
          <table:table-cell office:value-type="float" office:value="3886.3142" calcext:value-type="float">
            <text:p>3886.3142</text:p>
          </table:table-cell>
        </table:table-row>
        <table:table-row table:style-name="ro2">
          <table:table-cell office:value-type="float" office:value="18.408" calcext:value-type="float">
            <text:p>18.408</text:p>
          </table:table-cell>
          <table:table-cell office:value-type="float" office:value="3890.634" calcext:value-type="float">
            <text:p>3890.634</text:p>
          </table:table-cell>
        </table:table-row>
        <table:table-row table:style-name="ro2">
          <table:table-cell office:value-type="float" office:value="18.432" calcext:value-type="float">
            <text:p>18.432</text:p>
          </table:table-cell>
          <table:table-cell office:value-type="float" office:value="3894.9539" calcext:value-type="float">
            <text:p>3894.9539</text:p>
          </table:table-cell>
        </table:table-row>
        <table:table-row table:style-name="ro2">
          <table:table-cell office:value-type="float" office:value="18.456" calcext:value-type="float">
            <text:p>18.456</text:p>
          </table:table-cell>
          <table:table-cell office:value-type="float" office:value="3899.2737" calcext:value-type="float">
            <text:p>3899.2737</text:p>
          </table:table-cell>
        </table:table-row>
        <table:table-row table:style-name="ro2">
          <table:table-cell office:value-type="float" office:value="18.48" calcext:value-type="float">
            <text:p>18.48</text:p>
          </table:table-cell>
          <table:table-cell office:value-type="float" office:value="3903.5935" calcext:value-type="float">
            <text:p>3903.5935</text:p>
          </table:table-cell>
        </table:table-row>
        <table:table-row table:style-name="ro2">
          <table:table-cell office:value-type="float" office:value="18.504" calcext:value-type="float">
            <text:p>18.504</text:p>
          </table:table-cell>
          <table:table-cell office:value-type="float" office:value="3907.9133" calcext:value-type="float">
            <text:p>3907.9133</text:p>
          </table:table-cell>
        </table:table-row>
        <table:table-row table:style-name="ro2">
          <table:table-cell office:value-type="float" office:value="18.528" calcext:value-type="float">
            <text:p>18.528</text:p>
          </table:table-cell>
          <table:table-cell office:value-type="float" office:value="3912.2332" calcext:value-type="float">
            <text:p>3912.2332</text:p>
          </table:table-cell>
        </table:table-row>
        <table:table-row table:style-name="ro2">
          <table:table-cell office:value-type="float" office:value="18.552" calcext:value-type="float">
            <text:p>18.552</text:p>
          </table:table-cell>
          <table:table-cell office:value-type="float" office:value="3917.273" calcext:value-type="float">
            <text:p>3917.273</text:p>
          </table:table-cell>
        </table:table-row>
        <table:table-row table:style-name="ro2">
          <table:table-cell office:value-type="float" office:value="18.576" calcext:value-type="float">
            <text:p>18.576</text:p>
          </table:table-cell>
          <table:table-cell office:value-type="float" office:value="3922.3127" calcext:value-type="float">
            <text:p>3922.3127</text:p>
          </table:table-cell>
        </table:table-row>
        <table:table-row table:style-name="ro2">
          <table:table-cell office:value-type="float" office:value="18.6" calcext:value-type="float">
            <text:p>18.6</text:p>
          </table:table-cell>
          <table:table-cell office:value-type="float" office:value="3927.3525" calcext:value-type="float">
            <text:p>3927.3525</text:p>
          </table:table-cell>
        </table:table-row>
        <table:table-row table:style-name="ro2">
          <table:table-cell office:value-type="float" office:value="18.624" calcext:value-type="float">
            <text:p>18.624</text:p>
          </table:table-cell>
          <table:table-cell office:value-type="float" office:value="3932.3923" calcext:value-type="float">
            <text:p>3932.3923</text:p>
          </table:table-cell>
        </table:table-row>
        <table:table-row table:style-name="ro2">
          <table:table-cell office:value-type="float" office:value="18.648" calcext:value-type="float">
            <text:p>18.648</text:p>
          </table:table-cell>
          <table:table-cell office:value-type="float" office:value="3937.4321" calcext:value-type="float">
            <text:p>3937.4321</text:p>
          </table:table-cell>
        </table:table-row>
        <table:table-row table:style-name="ro2">
          <table:table-cell office:value-type="float" office:value="18.672" calcext:value-type="float">
            <text:p>18.672</text:p>
          </table:table-cell>
          <table:table-cell office:value-type="float" office:value="3942.472" calcext:value-type="float">
            <text:p>3942.472</text:p>
          </table:table-cell>
        </table:table-row>
        <table:table-row table:style-name="ro2">
          <table:table-cell office:value-type="float" office:value="18.696001" calcext:value-type="float">
            <text:p>18.696001</text:p>
          </table:table-cell>
          <table:table-cell office:value-type="float" office:value="3947.5117" calcext:value-type="float">
            <text:p>3947.5117</text:p>
          </table:table-cell>
        </table:table-row>
        <table:table-row table:style-name="ro2">
          <table:table-cell office:value-type="float" office:value="18.72" calcext:value-type="float">
            <text:p>18.72</text:p>
          </table:table-cell>
          <table:table-cell office:value-type="float" office:value="3952.5515" calcext:value-type="float">
            <text:p>3952.5515</text:p>
          </table:table-cell>
        </table:table-row>
        <table:table-row table:style-name="ro2">
          <table:table-cell office:value-type="float" office:value="18.744" calcext:value-type="float">
            <text:p>18.744</text:p>
          </table:table-cell>
          <table:table-cell office:value-type="float" office:value="3957.5913" calcext:value-type="float">
            <text:p>3957.5913</text:p>
          </table:table-cell>
        </table:table-row>
        <table:table-row table:style-name="ro2">
          <table:table-cell office:value-type="float" office:value="18.768" calcext:value-type="float">
            <text:p>18.768</text:p>
          </table:table-cell>
          <table:table-cell office:value-type="float" office:value="3962.631" calcext:value-type="float">
            <text:p>3962.631</text:p>
          </table:table-cell>
        </table:table-row>
        <table:table-row table:style-name="ro2">
          <table:table-cell office:value-type="float" office:value="18.792" calcext:value-type="float">
            <text:p>18.792</text:p>
          </table:table-cell>
          <table:table-cell office:value-type="float" office:value="3967.671" calcext:value-type="float">
            <text:p>3967.671</text:p>
          </table:table-cell>
        </table:table-row>
        <table:table-row table:style-name="ro2">
          <table:table-cell office:value-type="float" office:value="18.816" calcext:value-type="float">
            <text:p>18.816</text:p>
          </table:table-cell>
          <table:table-cell office:value-type="float" office:value="3972.7107" calcext:value-type="float">
            <text:p>3972.7107</text:p>
          </table:table-cell>
        </table:table-row>
        <table:table-row table:style-name="ro2">
          <table:table-cell office:value-type="float" office:value="18.84" calcext:value-type="float">
            <text:p>18.84</text:p>
          </table:table-cell>
          <table:table-cell office:value-type="float" office:value="3977.7505" calcext:value-type="float">
            <text:p>3977.7505</text:p>
          </table:table-cell>
        </table:table-row>
        <table:table-row table:style-name="ro2">
          <table:table-cell office:value-type="float" office:value="18.864" calcext:value-type="float">
            <text:p>18.864</text:p>
          </table:table-cell>
          <table:table-cell office:value-type="float" office:value="3982.7903" calcext:value-type="float">
            <text:p>3982.7903</text:p>
          </table:table-cell>
        </table:table-row>
        <table:table-row table:style-name="ro2">
          <table:table-cell office:value-type="float" office:value="18.888" calcext:value-type="float">
            <text:p>18.888</text:p>
          </table:table-cell>
          <table:table-cell office:value-type="float" office:value="3987.83" calcext:value-type="float">
            <text:p>3987.83</text:p>
          </table:table-cell>
        </table:table-row>
        <table:table-row table:style-name="ro2">
          <table:table-cell office:value-type="float" office:value="18.912" calcext:value-type="float">
            <text:p>18.912</text:p>
          </table:table-cell>
          <table:table-cell office:value-type="float" office:value="3992.8699" calcext:value-type="float">
            <text:p>3992.8699</text:p>
          </table:table-cell>
        </table:table-row>
        <table:table-row table:style-name="ro2">
          <table:table-cell office:value-type="float" office:value="18.936" calcext:value-type="float">
            <text:p>18.936</text:p>
          </table:table-cell>
          <table:table-cell office:value-type="float" office:value="3997.9097" calcext:value-type="float">
            <text:p>3997.9097</text:p>
          </table:table-cell>
        </table:table-row>
        <table:table-row table:style-name="ro2">
          <table:table-cell office:value-type="float" office:value="18.960001" calcext:value-type="float">
            <text:p>18.960001</text:p>
          </table:table-cell>
          <table:table-cell office:value-type="float" office:value="4002.9495" calcext:value-type="float">
            <text:p>4002.9495</text:p>
          </table:table-cell>
        </table:table-row>
        <table:table-row table:style-name="ro2">
          <table:table-cell office:value-type="float" office:value="18.984" calcext:value-type="float">
            <text:p>18.984</text:p>
          </table:table-cell>
          <table:table-cell office:value-type="float" office:value="4007.9893" calcext:value-type="float">
            <text:p>4007.9893</text:p>
          </table:table-cell>
        </table:table-row>
        <table:table-row table:style-name="ro2">
          <table:table-cell office:value-type="float" office:value="19.008" calcext:value-type="float">
            <text:p>19.008</text:p>
          </table:table-cell>
          <table:table-cell office:value-type="float" office:value="4013.029" calcext:value-type="float">
            <text:p>4013.029</text:p>
          </table:table-cell>
        </table:table-row>
        <table:table-row table:style-name="ro2">
          <table:table-cell office:value-type="float" office:value="19.032" calcext:value-type="float">
            <text:p>19.032</text:p>
          </table:table-cell>
          <table:table-cell office:value-type="float" office:value="4017.3489" calcext:value-type="float">
            <text:p>4017.3489</text:p>
          </table:table-cell>
        </table:table-row>
        <table:table-row table:style-name="ro2">
          <table:table-cell office:value-type="float" office:value="19.056" calcext:value-type="float">
            <text:p>19.056</text:p>
          </table:table-cell>
          <table:table-cell office:value-type="float" office:value="4021.6687" calcext:value-type="float">
            <text:p>4021.6687</text:p>
          </table:table-cell>
        </table:table-row>
        <table:table-row table:style-name="ro2">
          <table:table-cell office:value-type="float" office:value="19.08" calcext:value-type="float">
            <text:p>19.08</text:p>
          </table:table-cell>
          <table:table-cell office:value-type="float" office:value="4025.9885" calcext:value-type="float">
            <text:p>4025.9885</text:p>
          </table:table-cell>
        </table:table-row>
        <table:table-row table:style-name="ro2">
          <table:table-cell office:value-type="float" office:value="19.104" calcext:value-type="float">
            <text:p>19.104</text:p>
          </table:table-cell>
          <table:table-cell office:value-type="float" office:value="4030.3083" calcext:value-type="float">
            <text:p>4030.3083</text:p>
          </table:table-cell>
        </table:table-row>
        <table:table-row table:style-name="ro2">
          <table:table-cell office:value-type="float" office:value="19.128" calcext:value-type="float">
            <text:p>19.128</text:p>
          </table:table-cell>
          <table:table-cell office:value-type="float" office:value="4034.6282" calcext:value-type="float">
            <text:p>4034.6282</text:p>
          </table:table-cell>
        </table:table-row>
        <table:table-row table:style-name="ro2">
          <table:table-cell office:value-type="float" office:value="19.152" calcext:value-type="float">
            <text:p>19.152</text:p>
          </table:table-cell>
          <table:table-cell office:value-type="float" office:value="4038.948" calcext:value-type="float">
            <text:p>4038.948</text:p>
          </table:table-cell>
        </table:table-row>
        <table:table-row table:style-name="ro2">
          <table:table-cell office:value-type="float" office:value="19.176" calcext:value-type="float">
            <text:p>19.176</text:p>
          </table:table-cell>
          <table:table-cell office:value-type="float" office:value="4043.2678" calcext:value-type="float">
            <text:p>4043.2678</text:p>
          </table:table-cell>
        </table:table-row>
        <table:table-row table:style-name="ro2">
          <table:table-cell office:value-type="float" office:value="19.2" calcext:value-type="float">
            <text:p>19.2</text:p>
          </table:table-cell>
          <table:table-cell office:value-type="float" office:value="4047.5876" calcext:value-type="float">
            <text:p>4047.5876</text:p>
          </table:table-cell>
        </table:table-row>
        <table:table-row table:style-name="ro2">
          <table:table-cell office:value-type="float" office:value="19.224" calcext:value-type="float">
            <text:p>19.224</text:p>
          </table:table-cell>
          <table:table-cell office:value-type="float" office:value="4051.9075" calcext:value-type="float">
            <text:p>4051.9075</text:p>
          </table:table-cell>
        </table:table-row>
        <table:table-row table:style-name="ro2">
          <table:table-cell office:value-type="float" office:value="19.248001" calcext:value-type="float">
            <text:p>19.248001</text:p>
          </table:table-cell>
          <table:table-cell office:value-type="float" office:value="4056.2273" calcext:value-type="float">
            <text:p>4056.2273</text:p>
          </table:table-cell>
        </table:table-row>
        <table:table-row table:style-name="ro2">
          <table:table-cell office:value-type="float" office:value="19.272" calcext:value-type="float">
            <text:p>19.272</text:p>
          </table:table-cell>
          <table:table-cell office:value-type="float" office:value="4059.8271" calcext:value-type="float">
            <text:p>4059.8271</text:p>
          </table:table-cell>
        </table:table-row>
        <table:table-row table:style-name="ro2">
          <table:table-cell office:value-type="float" office:value="19.296" calcext:value-type="float">
            <text:p>19.296</text:p>
          </table:table-cell>
          <table:table-cell office:value-type="float" office:value="4062.707" calcext:value-type="float">
            <text:p>4062.707</text:p>
          </table:table-cell>
        </table:table-row>
        <table:table-row table:style-name="ro2">
          <table:table-cell office:value-type="float" office:value="19.32" calcext:value-type="float">
            <text:p>19.32</text:p>
          </table:table-cell>
          <table:table-cell office:value-type="float" office:value="4065.587" calcext:value-type="float">
            <text:p>4065.587</text:p>
          </table:table-cell>
        </table:table-row>
        <table:table-row table:style-name="ro2">
          <table:table-cell office:value-type="float" office:value="19.344" calcext:value-type="float">
            <text:p>19.344</text:p>
          </table:table-cell>
          <table:table-cell office:value-type="float" office:value="4068.4668" calcext:value-type="float">
            <text:p>4068.4668</text:p>
          </table:table-cell>
        </table:table-row>
        <table:table-row table:style-name="ro2">
          <table:table-cell office:value-type="float" office:value="19.368" calcext:value-type="float">
            <text:p>19.368</text:p>
          </table:table-cell>
          <table:table-cell office:value-type="float" office:value="4071.3467" calcext:value-type="float">
            <text:p>4071.3467</text:p>
          </table:table-cell>
        </table:table-row>
        <table:table-row table:style-name="ro2">
          <table:table-cell office:value-type="float" office:value="19.392" calcext:value-type="float">
            <text:p>19.392</text:p>
          </table:table-cell>
          <table:table-cell office:value-type="float" office:value="4074.2266" calcext:value-type="float">
            <text:p>4074.2266</text:p>
          </table:table-cell>
        </table:table-row>
        <table:table-row table:style-name="ro2">
          <table:table-cell office:value-type="float" office:value="19.416" calcext:value-type="float">
            <text:p>19.416</text:p>
          </table:table-cell>
          <table:table-cell office:value-type="float" office:value="4077.1064" calcext:value-type="float">
            <text:p>4077.1064</text:p>
          </table:table-cell>
        </table:table-row>
        <table:table-row table:style-name="ro2">
          <table:table-cell office:value-type="float" office:value="19.44" calcext:value-type="float">
            <text:p>19.44</text:p>
          </table:table-cell>
          <table:table-cell office:value-type="float" office:value="4079.9863" calcext:value-type="float">
            <text:p>4079.9863</text:p>
          </table:table-cell>
        </table:table-row>
        <table:table-row table:style-name="ro2">
          <table:table-cell office:value-type="float" office:value="19.464" calcext:value-type="float">
            <text:p>19.464</text:p>
          </table:table-cell>
          <table:table-cell office:value-type="float" office:value="4082.8662" calcext:value-type="float">
            <text:p>4082.8662</text:p>
          </table:table-cell>
        </table:table-row>
        <table:table-row table:style-name="ro2">
          <table:table-cell office:value-type="float" office:value="19.488" calcext:value-type="float">
            <text:p>19.488</text:p>
          </table:table-cell>
          <table:table-cell office:value-type="float" office:value="4085.746" calcext:value-type="float">
            <text:p>4085.746</text:p>
          </table:table-cell>
        </table:table-row>
        <table:table-row table:style-name="ro2">
          <table:table-cell office:value-type="float" office:value="19.512001" calcext:value-type="float">
            <text:p>19.512001</text:p>
          </table:table-cell>
          <table:table-cell office:value-type="float" office:value="4088.626" calcext:value-type="float">
            <text:p>4088.626</text:p>
          </table:table-cell>
        </table:table-row>
        <table:table-row table:style-name="ro2">
          <table:table-cell office:value-type="float" office:value="19.536" calcext:value-type="float">
            <text:p>19.536</text:p>
          </table:table-cell>
          <table:table-cell office:value-type="float" office:value="4090.786" calcext:value-type="float">
            <text:p>4090.786</text:p>
          </table:table-cell>
        </table:table-row>
        <table:table-row table:style-name="ro2">
          <table:table-cell office:value-type="float" office:value="19.56" calcext:value-type="float">
            <text:p>19.56</text:p>
          </table:table-cell>
          <table:table-cell office:value-type="float" office:value="4092.9458" calcext:value-type="float">
            <text:p>4092.9458</text:p>
          </table:table-cell>
        </table:table-row>
        <table:table-row table:style-name="ro2">
          <table:table-cell office:value-type="float" office:value="19.584" calcext:value-type="float">
            <text:p>19.584</text:p>
          </table:table-cell>
          <table:table-cell office:value-type="float" office:value="4095.1057" calcext:value-type="float">
            <text:p>4095.1057</text:p>
          </table:table-cell>
        </table:table-row>
        <table:table-row table:style-name="ro2">
          <table:table-cell office:value-type="float" office:value="19.608" calcext:value-type="float">
            <text:p>19.608</text:p>
          </table:table-cell>
          <table:table-cell office:value-type="float" office:value="4097.266" calcext:value-type="float">
            <text:p>4097.266</text:p>
          </table:table-cell>
        </table:table-row>
        <table:table-row table:style-name="ro2">
          <table:table-cell office:value-type="float" office:value="19.632" calcext:value-type="float">
            <text:p>19.632</text:p>
          </table:table-cell>
          <table:table-cell office:value-type="float" office:value="4099.427" calcext:value-type="float">
            <text:p>4099.427</text:p>
          </table:table-cell>
        </table:table-row>
        <table:table-row table:style-name="ro2">
          <table:table-cell office:value-type="float" office:value="19.656" calcext:value-type="float">
            <text:p>19.656</text:p>
          </table:table-cell>
          <table:table-cell office:value-type="float" office:value="4101.5874" calcext:value-type="float">
            <text:p>4101.5874</text:p>
          </table:table-cell>
        </table:table-row>
        <table:table-row table:style-name="ro2">
          <table:table-cell office:value-type="float" office:value="19.68" calcext:value-type="float">
            <text:p>19.68</text:p>
          </table:table-cell>
          <table:table-cell office:value-type="float" office:value="4103.748" calcext:value-type="float">
            <text:p>4103.748</text:p>
          </table:table-cell>
        </table:table-row>
        <table:table-row table:style-name="ro2">
          <table:table-cell office:value-type="float" office:value="19.704" calcext:value-type="float">
            <text:p>19.704</text:p>
          </table:table-cell>
          <table:table-cell office:value-type="float" office:value="4105.9087" calcext:value-type="float">
            <text:p>4105.9087</text:p>
          </table:table-cell>
        </table:table-row>
        <table:table-row table:style-name="ro2">
          <table:table-cell office:value-type="float" office:value="19.728" calcext:value-type="float">
            <text:p>19.728</text:p>
          </table:table-cell>
          <table:table-cell office:value-type="float" office:value="4108.7896" calcext:value-type="float">
            <text:p>4108.7896</text:p>
          </table:table-cell>
        </table:table-row>
        <table:table-row table:style-name="ro2">
          <table:table-cell office:value-type="float" office:value="19.752" calcext:value-type="float">
            <text:p>19.752</text:p>
          </table:table-cell>
          <table:table-cell office:value-type="float" office:value="4112.3906" calcext:value-type="float">
            <text:p>4112.3906</text:p>
          </table:table-cell>
        </table:table-row>
        <table:table-row table:style-name="ro2">
          <table:table-cell office:value-type="float" office:value="19.776001" calcext:value-type="float">
            <text:p>19.776001</text:p>
          </table:table-cell>
          <table:table-cell office:value-type="float" office:value="4115.9917" calcext:value-type="float">
            <text:p>4115.9917</text:p>
          </table:table-cell>
        </table:table-row>
        <table:table-row table:style-name="ro2">
          <table:table-cell office:value-type="float" office:value="19.8" calcext:value-type="float">
            <text:p>19.8</text:p>
          </table:table-cell>
          <table:table-cell office:value-type="float" office:value="4119.593" calcext:value-type="float">
            <text:p>4119.593</text:p>
          </table:table-cell>
        </table:table-row>
        <table:table-row table:style-name="ro2">
          <table:table-cell office:value-type="float" office:value="19.824" calcext:value-type="float">
            <text:p>19.824</text:p>
          </table:table-cell>
          <table:table-cell office:value-type="float" office:value="4123.194" calcext:value-type="float">
            <text:p>4123.194</text:p>
          </table:table-cell>
        </table:table-row>
        <table:table-row table:style-name="ro2">
          <table:table-cell office:value-type="float" office:value="19.848" calcext:value-type="float">
            <text:p>19.848</text:p>
          </table:table-cell>
          <table:table-cell office:value-type="float" office:value="4126.795" calcext:value-type="float">
            <text:p>4126.795</text:p>
          </table:table-cell>
        </table:table-row>
        <table:table-row table:style-name="ro2">
          <table:table-cell office:value-type="float" office:value="19.872" calcext:value-type="float">
            <text:p>19.872</text:p>
          </table:table-cell>
          <table:table-cell office:value-type="float" office:value="4130.396" calcext:value-type="float">
            <text:p>4130.396</text:p>
          </table:table-cell>
        </table:table-row>
        <table:table-row table:style-name="ro2">
          <table:table-cell office:value-type="float" office:value="19.896" calcext:value-type="float">
            <text:p>19.896</text:p>
          </table:table-cell>
          <table:table-cell office:value-type="float" office:value="4133.997" calcext:value-type="float">
            <text:p>4133.997</text:p>
          </table:table-cell>
        </table:table-row>
        <table:table-row table:style-name="ro2">
          <table:table-cell office:value-type="float" office:value="19.92" calcext:value-type="float">
            <text:p>19.92</text:p>
          </table:table-cell>
          <table:table-cell office:value-type="float" office:value="4137.598" calcext:value-type="float">
            <text:p>4137.598</text:p>
          </table:table-cell>
        </table:table-row>
        <table:table-row table:style-name="ro2">
          <table:table-cell office:value-type="float" office:value="19.944" calcext:value-type="float">
            <text:p>19.944</text:p>
          </table:table-cell>
          <table:table-cell office:value-type="float" office:value="4141.199" calcext:value-type="float">
            <text:p>4141.199</text:p>
          </table:table-cell>
        </table:table-row>
        <table:table-row table:style-name="ro2">
          <table:table-cell office:value-type="float" office:value="19.968" calcext:value-type="float">
            <text:p>19.968</text:p>
          </table:table-cell>
          <table:table-cell office:value-type="float" office:value="4144.8003" calcext:value-type="float">
            <text:p>4144.8003</text:p>
          </table:table-cell>
        </table:table-row>
        <table:table-row table:style-name="ro2">
          <table:table-cell office:value-type="float" office:value="19.992" calcext:value-type="float">
            <text:p>19.992</text:p>
          </table:table-cell>
          <table:table-cell office:value-type="float" office:value="4148.4014" calcext:value-type="float">
            <text:p>4148.4014</text:p>
          </table:table-cell>
        </table:table-row>
        <table:table-row table:style-name="ro2">
          <table:table-cell office:value-type="float" office:value="20.016" calcext:value-type="float">
            <text:p>20.016</text:p>
          </table:table-cell>
          <table:table-cell office:value-type="float" office:value="4152.0024" calcext:value-type="float">
            <text:p>4152.0024</text:p>
          </table:table-cell>
        </table:table-row>
        <table:table-row table:style-name="ro2">
          <table:table-cell office:value-type="float" office:value="20.04" calcext:value-type="float">
            <text:p>20.04</text:p>
          </table:table-cell>
          <table:table-cell office:value-type="float" office:value="4155.6035" calcext:value-type="float">
            <text:p>4155.6035</text:p>
          </table:table-cell>
        </table:table-row>
        <table:table-row table:style-name="ro2">
          <table:table-cell office:value-type="float" office:value="20.064001" calcext:value-type="float">
            <text:p>20.064001</text:p>
          </table:table-cell>
          <table:table-cell office:value-type="float" office:value="4159.2046" calcext:value-type="float">
            <text:p>4159.2046</text:p>
          </table:table-cell>
        </table:table-row>
        <table:table-row table:style-name="ro2">
          <table:table-cell office:value-type="float" office:value="20.088" calcext:value-type="float">
            <text:p>20.088</text:p>
          </table:table-cell>
          <table:table-cell office:value-type="float" office:value="4162.0854" calcext:value-type="float">
            <text:p>4162.0854</text:p>
          </table:table-cell>
        </table:table-row>
        <table:table-row table:style-name="ro2">
          <table:table-cell office:value-type="float" office:value="20.112" calcext:value-type="float">
            <text:p>20.112</text:p>
          </table:table-cell>
          <table:table-cell office:value-type="float" office:value="4164.9663" calcext:value-type="float">
            <text:p>4164.9663</text:p>
          </table:table-cell>
        </table:table-row>
        <table:table-row table:style-name="ro2">
          <table:table-cell office:value-type="float" office:value="20.136" calcext:value-type="float">
            <text:p>20.136</text:p>
          </table:table-cell>
          <table:table-cell office:value-type="float" office:value="4167.847" calcext:value-type="float">
            <text:p>4167.847</text:p>
          </table:table-cell>
        </table:table-row>
        <table:table-row table:style-name="ro2">
          <table:table-cell office:value-type="float" office:value="20.16" calcext:value-type="float">
            <text:p>20.16</text:p>
          </table:table-cell>
          <table:table-cell office:value-type="float" office:value="4170.728" calcext:value-type="float">
            <text:p>4170.728</text:p>
          </table:table-cell>
        </table:table-row>
        <table:table-row table:style-name="ro2">
          <table:table-cell office:value-type="float" office:value="20.184" calcext:value-type="float">
            <text:p>20.184</text:p>
          </table:table-cell>
          <table:table-cell office:value-type="float" office:value="4173.609" calcext:value-type="float">
            <text:p>4173.609</text:p>
          </table:table-cell>
        </table:table-row>
        <table:table-row table:style-name="ro2">
          <table:table-cell office:value-type="float" office:value="20.208" calcext:value-type="float">
            <text:p>20.208</text:p>
          </table:table-cell>
          <table:table-cell office:value-type="float" office:value="4175.7695" calcext:value-type="float">
            <text:p>4175.7695</text:p>
          </table:table-cell>
        </table:table-row>
        <table:table-row table:style-name="ro2">
          <table:table-cell office:value-type="float" office:value="20.232" calcext:value-type="float">
            <text:p>20.232</text:p>
          </table:table-cell>
          <table:table-cell office:value-type="float" office:value="4177.93" calcext:value-type="float">
            <text:p>4177.93</text:p>
          </table:table-cell>
        </table:table-row>
        <table:table-row table:style-name="ro2">
          <table:table-cell office:value-type="float" office:value="20.256" calcext:value-type="float">
            <text:p>20.256</text:p>
          </table:table-cell>
          <table:table-cell office:value-type="float" office:value="4180.811" calcext:value-type="float">
            <text:p>4180.811</text:p>
          </table:table-cell>
        </table:table-row>
        <table:table-row table:style-name="ro2">
          <table:table-cell office:value-type="float" office:value="20.28" calcext:value-type="float">
            <text:p>20.28</text:p>
          </table:table-cell>
          <table:table-cell office:value-type="float" office:value="4183.692" calcext:value-type="float">
            <text:p>4183.692</text:p>
          </table:table-cell>
        </table:table-row>
        <table:table-row table:style-name="ro2">
          <table:table-cell office:value-type="float" office:value="20.304" calcext:value-type="float">
            <text:p>20.304</text:p>
          </table:table-cell>
          <table:table-cell office:value-type="float" office:value="4186.5728" calcext:value-type="float">
            <text:p>4186.5728</text:p>
          </table:table-cell>
        </table:table-row>
        <table:table-row table:style-name="ro2">
          <table:table-cell office:value-type="float" office:value="20.328001" calcext:value-type="float">
            <text:p>20.328001</text:p>
          </table:table-cell>
          <table:table-cell office:value-type="float" office:value="4189.4536" calcext:value-type="float">
            <text:p>4189.4536</text:p>
          </table:table-cell>
        </table:table-row>
        <table:table-row table:style-name="ro2">
          <table:table-cell office:value-type="float" office:value="20.352" calcext:value-type="float">
            <text:p>20.352</text:p>
          </table:table-cell>
          <table:table-cell office:value-type="float" office:value="4192.3345" calcext:value-type="float">
            <text:p>4192.3345</text:p>
          </table:table-cell>
        </table:table-row>
        <table:table-row table:style-name="ro2">
          <table:table-cell office:value-type="float" office:value="20.376" calcext:value-type="float">
            <text:p>20.376</text:p>
          </table:table-cell>
          <table:table-cell office:value-type="float" office:value="4195.2153" calcext:value-type="float">
            <text:p>4195.2153</text:p>
          </table:table-cell>
        </table:table-row>
        <table:table-row table:style-name="ro2">
          <table:table-cell office:value-type="float" office:value="20.4" calcext:value-type="float">
            <text:p>20.4</text:p>
          </table:table-cell>
          <table:table-cell office:value-type="float" office:value="4198.096" calcext:value-type="float">
            <text:p>4198.096</text:p>
          </table:table-cell>
        </table:table-row>
        <table:table-row table:style-name="ro2">
          <table:table-cell office:value-type="float" office:value="20.424" calcext:value-type="float">
            <text:p>20.424</text:p>
          </table:table-cell>
          <table:table-cell office:value-type="float" office:value="4200.977" calcext:value-type="float">
            <text:p>4200.977</text:p>
          </table:table-cell>
        </table:table-row>
        <table:table-row table:style-name="ro2">
          <table:table-cell office:value-type="float" office:value="20.448" calcext:value-type="float">
            <text:p>20.448</text:p>
          </table:table-cell>
          <table:table-cell office:value-type="float" office:value="4203.1377" calcext:value-type="float">
            <text:p>4203.1377</text:p>
          </table:table-cell>
        </table:table-row>
        <table:table-row table:style-name="ro2">
          <table:table-cell office:value-type="float" office:value="20.472" calcext:value-type="float">
            <text:p>20.472</text:p>
          </table:table-cell>
          <table:table-cell office:value-type="float" office:value="4205.2983" calcext:value-type="float">
            <text:p>4205.2983</text:p>
          </table:table-cell>
        </table:table-row>
        <table:table-row table:style-name="ro2">
          <table:table-cell office:value-type="float" office:value="20.496" calcext:value-type="float">
            <text:p>20.496</text:p>
          </table:table-cell>
          <table:table-cell office:value-type="float" office:value="4207.459" calcext:value-type="float">
            <text:p>4207.459</text:p>
          </table:table-cell>
        </table:table-row>
        <table:table-row table:style-name="ro2">
          <table:table-cell office:value-type="float" office:value="20.52" calcext:value-type="float">
            <text:p>20.52</text:p>
          </table:table-cell>
          <table:table-cell office:value-type="float" office:value="4209.6196" calcext:value-type="float">
            <text:p>4209.6196</text:p>
          </table:table-cell>
        </table:table-row>
        <table:table-row table:style-name="ro2">
          <table:table-cell office:value-type="float" office:value="20.544" calcext:value-type="float">
            <text:p>20.544</text:p>
          </table:table-cell>
          <table:table-cell office:value-type="float" office:value="4211.7803" calcext:value-type="float">
            <text:p>4211.7803</text:p>
          </table:table-cell>
        </table:table-row>
        <table:table-row table:style-name="ro2">
          <table:table-cell office:value-type="float" office:value="20.568" calcext:value-type="float">
            <text:p>20.568</text:p>
          </table:table-cell>
          <table:table-cell office:value-type="float" office:value="4213.941" calcext:value-type="float">
            <text:p>4213.941</text:p>
          </table:table-cell>
        </table:table-row>
        <table:table-row table:style-name="ro2">
          <table:table-cell office:value-type="float" office:value="20.592001" calcext:value-type="float">
            <text:p>20.592001</text:p>
          </table:table-cell>
          <table:table-cell office:value-type="float" office:value="4216.1016" calcext:value-type="float">
            <text:p>4216.1016</text:p>
          </table:table-cell>
        </table:table-row>
        <table:table-row table:style-name="ro2">
          <table:table-cell office:value-type="float" office:value="20.616001" calcext:value-type="float">
            <text:p>20.616001</text:p>
          </table:table-cell>
          <table:table-cell office:value-type="float" office:value="4218.262" calcext:value-type="float">
            <text:p>4218.262</text:p>
          </table:table-cell>
        </table:table-row>
        <table:table-row table:style-name="ro2">
          <table:table-cell office:value-type="float" office:value="20.64" calcext:value-type="float">
            <text:p>20.64</text:p>
          </table:table-cell>
          <table:table-cell office:value-type="float" office:value="4220.423" calcext:value-type="float">
            <text:p>4220.423</text:p>
          </table:table-cell>
        </table:table-row>
        <table:table-row table:style-name="ro2">
          <table:table-cell office:value-type="float" office:value="20.664" calcext:value-type="float">
            <text:p>20.664</text:p>
          </table:table-cell>
          <table:table-cell office:value-type="float" office:value="4222.5835" calcext:value-type="float">
            <text:p>4222.5835</text:p>
          </table:table-cell>
        </table:table-row>
        <table:table-row table:style-name="ro2">
          <table:table-cell office:value-type="float" office:value="20.688" calcext:value-type="float">
            <text:p>20.688</text:p>
          </table:table-cell>
          <table:table-cell office:value-type="float" office:value="4224.744" calcext:value-type="float">
            <text:p>4224.744</text:p>
          </table:table-cell>
        </table:table-row>
        <table:table-row table:style-name="ro2">
          <table:table-cell office:value-type="float" office:value="20.712" calcext:value-type="float">
            <text:p>20.712</text:p>
          </table:table-cell>
          <table:table-cell office:value-type="float" office:value="4226.905" calcext:value-type="float">
            <text:p>4226.905</text:p>
          </table:table-cell>
        </table:table-row>
        <table:table-row table:style-name="ro2">
          <table:table-cell office:value-type="float" office:value="20.736" calcext:value-type="float">
            <text:p>20.736</text:p>
          </table:table-cell>
          <table:table-cell office:value-type="float" office:value="4229.0654" calcext:value-type="float">
            <text:p>4229.0654</text:p>
          </table:table-cell>
        </table:table-row>
        <table:table-row table:style-name="ro2">
          <table:table-cell office:value-type="float" office:value="20.76" calcext:value-type="float">
            <text:p>20.76</text:p>
          </table:table-cell>
          <table:table-cell office:value-type="float" office:value="4231.226" calcext:value-type="float">
            <text:p>4231.226</text:p>
          </table:table-cell>
        </table:table-row>
        <table:table-row table:style-name="ro2">
          <table:table-cell office:value-type="float" office:value="20.784" calcext:value-type="float">
            <text:p>20.784</text:p>
          </table:table-cell>
          <table:table-cell office:value-type="float" office:value="4233.3867" calcext:value-type="float">
            <text:p>4233.3867</text:p>
          </table:table-cell>
        </table:table-row>
        <table:table-row table:style-name="ro2">
          <table:table-cell office:value-type="float" office:value="20.808" calcext:value-type="float">
            <text:p>20.808</text:p>
          </table:table-cell>
          <table:table-cell office:value-type="float" office:value="4236.2676" calcext:value-type="float">
            <text:p>4236.2676</text:p>
          </table:table-cell>
        </table:table-row>
        <table:table-row table:style-name="ro2">
          <table:table-cell office:value-type="float" office:value="20.832" calcext:value-type="float">
            <text:p>20.832</text:p>
          </table:table-cell>
          <table:table-cell office:value-type="float" office:value="4239.1484" calcext:value-type="float">
            <text:p>4239.1484</text:p>
          </table:table-cell>
        </table:table-row>
        <table:table-row table:style-name="ro2">
          <table:table-cell office:value-type="float" office:value="20.856" calcext:value-type="float">
            <text:p>20.856</text:p>
          </table:table-cell>
          <table:table-cell office:value-type="float" office:value="4242.0293" calcext:value-type="float">
            <text:p>4242.0293</text:p>
          </table:table-cell>
        </table:table-row>
        <table:table-row table:style-name="ro2">
          <table:table-cell office:value-type="float" office:value="20.880001" calcext:value-type="float">
            <text:p>20.880001</text:p>
          </table:table-cell>
          <table:table-cell office:value-type="float" office:value="4244.91" calcext:value-type="float">
            <text:p>4244.91</text:p>
          </table:table-cell>
        </table:table-row>
        <table:table-row table:style-name="ro2">
          <table:table-cell office:value-type="float" office:value="20.904" calcext:value-type="float">
            <text:p>20.904</text:p>
          </table:table-cell>
          <table:table-cell office:value-type="float" office:value="4247.791" calcext:value-type="float">
            <text:p>4247.791</text:p>
          </table:table-cell>
        </table:table-row>
        <table:table-row table:style-name="ro2">
          <table:table-cell office:value-type="float" office:value="20.928" calcext:value-type="float">
            <text:p>20.928</text:p>
          </table:table-cell>
          <table:table-cell office:value-type="float" office:value="4250.672" calcext:value-type="float">
            <text:p>4250.672</text:p>
          </table:table-cell>
        </table:table-row>
        <table:table-row table:style-name="ro2">
          <table:table-cell office:value-type="float" office:value="20.952" calcext:value-type="float">
            <text:p>20.952</text:p>
          </table:table-cell>
          <table:table-cell office:value-type="float" office:value="4252.8325" calcext:value-type="float">
            <text:p>4252.8325</text:p>
          </table:table-cell>
        </table:table-row>
        <table:table-row table:style-name="ro2">
          <table:table-cell office:value-type="float" office:value="20.976" calcext:value-type="float">
            <text:p>20.976</text:p>
          </table:table-cell>
          <table:table-cell office:value-type="float" office:value="4254.993" calcext:value-type="float">
            <text:p>4254.993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4256.4336" calcext:value-type="float">
            <text:p>4256.4336</text:p>
          </table:table-cell>
        </table:table-row>
        <table:table-row table:style-name="ro2">
          <table:table-cell office:value-type="float" office:value="21.024" calcext:value-type="float">
            <text:p>21.024</text:p>
          </table:table-cell>
          <table:table-cell office:value-type="float" office:value="4257.874" calcext:value-type="float">
            <text:p>4257.874</text:p>
          </table:table-cell>
        </table:table-row>
        <table:table-row table:style-name="ro2">
          <table:table-cell office:value-type="float" office:value="21.048" calcext:value-type="float">
            <text:p>21.048</text:p>
          </table:table-cell>
          <table:table-cell office:value-type="float" office:value="4259.3145" calcext:value-type="float">
            <text:p>4259.3145</text:p>
          </table:table-cell>
        </table:table-row>
        <table:table-row table:style-name="ro2">
          <table:table-cell office:value-type="float" office:value="21.072" calcext:value-type="float">
            <text:p>21.072</text:p>
          </table:table-cell>
          <table:table-cell office:value-type="float" office:value="4260.755" calcext:value-type="float">
            <text:p>4260.755</text:p>
          </table:table-cell>
        </table:table-row>
        <table:table-row table:style-name="ro2">
          <table:table-cell office:value-type="float" office:value="21.096" calcext:value-type="float">
            <text:p>21.096</text:p>
          </table:table-cell>
          <table:table-cell office:value-type="float" office:value="4262.1953" calcext:value-type="float">
            <text:p>4262.1953</text:p>
          </table:table-cell>
        </table:table-row>
        <table:table-row table:style-name="ro2">
          <table:table-cell office:value-type="float" office:value="21.12" calcext:value-type="float">
            <text:p>21.12</text:p>
          </table:table-cell>
          <table:table-cell office:value-type="float" office:value="4263.6357" calcext:value-type="float">
            <text:p>4263.6357</text:p>
          </table:table-cell>
        </table:table-row>
        <table:table-row table:style-name="ro2">
          <table:table-cell office:value-type="float" office:value="21.144001" calcext:value-type="float">
            <text:p>21.144001</text:p>
          </table:table-cell>
          <table:table-cell office:value-type="float" office:value="4265.7964" calcext:value-type="float">
            <text:p>4265.7964</text:p>
          </table:table-cell>
        </table:table-row>
        <table:table-row table:style-name="ro2">
          <table:table-cell office:value-type="float" office:value="21.168" calcext:value-type="float">
            <text:p>21.168</text:p>
          </table:table-cell>
          <table:table-cell office:value-type="float" office:value="4267.957" calcext:value-type="float">
            <text:p>4267.957</text:p>
          </table:table-cell>
        </table:table-row>
        <table:table-row table:style-name="ro2">
          <table:table-cell office:value-type="float" office:value="21.192" calcext:value-type="float">
            <text:p>21.192</text:p>
          </table:table-cell>
          <table:table-cell office:value-type="float" office:value="4270.1177" calcext:value-type="float">
            <text:p>4270.1177</text:p>
          </table:table-cell>
        </table:table-row>
        <table:table-row table:style-name="ro2">
          <table:table-cell office:value-type="float" office:value="21.216" calcext:value-type="float">
            <text:p>21.216</text:p>
          </table:table-cell>
          <table:table-cell office:value-type="float" office:value="4272.2783" calcext:value-type="float">
            <text:p>4272.2783</text:p>
          </table:table-cell>
        </table:table-row>
        <table:table-row table:style-name="ro2">
          <table:table-cell office:value-type="float" office:value="21.24" calcext:value-type="float">
            <text:p>21.24</text:p>
          </table:table-cell>
          <table:table-cell office:value-type="float" office:value="4274.439" calcext:value-type="float">
            <text:p>4274.439</text:p>
          </table:table-cell>
        </table:table-row>
        <table:table-row table:style-name="ro2">
          <table:table-cell office:value-type="float" office:value="21.264" calcext:value-type="float">
            <text:p>21.264</text:p>
          </table:table-cell>
          <table:table-cell office:value-type="float" office:value="4277.32" calcext:value-type="float">
            <text:p>4277.32</text:p>
          </table:table-cell>
        </table:table-row>
        <table:table-row table:style-name="ro2">
          <table:table-cell office:value-type="float" office:value="21.288" calcext:value-type="float">
            <text:p>21.288</text:p>
          </table:table-cell>
          <table:table-cell office:value-type="float" office:value="4280.2007" calcext:value-type="float">
            <text:p>4280.2007</text:p>
          </table:table-cell>
        </table:table-row>
        <table:table-row table:style-name="ro2">
          <table:table-cell office:value-type="float" office:value="21.312" calcext:value-type="float">
            <text:p>21.312</text:p>
          </table:table-cell>
          <table:table-cell office:value-type="float" office:value="4283.0815" calcext:value-type="float">
            <text:p>4283.0815</text:p>
          </table:table-cell>
        </table:table-row>
        <table:table-row table:style-name="ro2">
          <table:table-cell office:value-type="float" office:value="21.336" calcext:value-type="float">
            <text:p>21.336</text:p>
          </table:table-cell>
          <table:table-cell office:value-type="float" office:value="4285.9624" calcext:value-type="float">
            <text:p>4285.9624</text:p>
          </table:table-cell>
        </table:table-row>
        <table:table-row table:style-name="ro2">
          <table:table-cell office:value-type="float" office:value="21.36" calcext:value-type="float">
            <text:p>21.36</text:p>
          </table:table-cell>
          <table:table-cell office:value-type="float" office:value="4288.8433" calcext:value-type="float">
            <text:p>4288.8433</text:p>
          </table:table-cell>
        </table:table-row>
        <table:table-row table:style-name="ro2">
          <table:table-cell office:value-type="float" office:value="21.384" calcext:value-type="float">
            <text:p>21.384</text:p>
          </table:table-cell>
          <table:table-cell office:value-type="float" office:value="4291.724" calcext:value-type="float">
            <text:p>4291.724</text:p>
          </table:table-cell>
        </table:table-row>
        <table:table-row table:style-name="ro2">
          <table:table-cell office:value-type="float" office:value="21.408" calcext:value-type="float">
            <text:p>21.408</text:p>
          </table:table-cell>
          <table:table-cell office:value-type="float" office:value="4293.885" calcext:value-type="float">
            <text:p>4293.885</text:p>
          </table:table-cell>
        </table:table-row>
        <table:table-row table:style-name="ro2">
          <table:table-cell office:value-type="float" office:value="21.432001" calcext:value-type="float">
            <text:p>21.432001</text:p>
          </table:table-cell>
          <table:table-cell office:value-type="float" office:value="4296.0454" calcext:value-type="float">
            <text:p>4296.0454</text:p>
          </table:table-cell>
        </table:table-row>
        <table:table-row table:style-name="ro2">
          <table:table-cell office:value-type="float" office:value="21.456" calcext:value-type="float">
            <text:p>21.456</text:p>
          </table:table-cell>
          <table:table-cell office:value-type="float" office:value="4298.206" calcext:value-type="float">
            <text:p>4298.206</text:p>
          </table:table-cell>
        </table:table-row>
        <table:table-row table:style-name="ro2">
          <table:table-cell office:value-type="float" office:value="21.48" calcext:value-type="float">
            <text:p>21.48</text:p>
          </table:table-cell>
          <table:table-cell office:value-type="float" office:value="4300.3667" calcext:value-type="float">
            <text:p>4300.3667</text:p>
          </table:table-cell>
        </table:table-row>
        <table:table-row table:style-name="ro2">
          <table:table-cell office:value-type="float" office:value="21.504" calcext:value-type="float">
            <text:p>21.504</text:p>
          </table:table-cell>
          <table:table-cell office:value-type="float" office:value="4302.5273" calcext:value-type="float">
            <text:p>4302.5273</text:p>
          </table:table-cell>
        </table:table-row>
        <table:table-row table:style-name="ro2">
          <table:table-cell office:value-type="float" office:value="21.528" calcext:value-type="float">
            <text:p>21.528</text:p>
          </table:table-cell>
          <table:table-cell office:value-type="float" office:value="4304.688" calcext:value-type="float">
            <text:p>4304.688</text:p>
          </table:table-cell>
        </table:table-row>
        <table:table-row table:style-name="ro2">
          <table:table-cell office:value-type="float" office:value="21.552" calcext:value-type="float">
            <text:p>21.552</text:p>
          </table:table-cell>
          <table:table-cell office:value-type="float" office:value="4306.8486" calcext:value-type="float">
            <text:p>4306.8486</text:p>
          </table:table-cell>
        </table:table-row>
        <table:table-row table:style-name="ro2">
          <table:table-cell office:value-type="float" office:value="21.576" calcext:value-type="float">
            <text:p>21.576</text:p>
          </table:table-cell>
          <table:table-cell office:value-type="float" office:value="4309.0093" calcext:value-type="float">
            <text:p>4309.0093</text:p>
          </table:table-cell>
        </table:table-row>
        <table:table-row table:style-name="ro2">
          <table:table-cell office:value-type="float" office:value="21.6" calcext:value-type="float">
            <text:p>21.6</text:p>
          </table:table-cell>
          <table:table-cell office:value-type="float" office:value="4311.17" calcext:value-type="float">
            <text:p>4311.17</text:p>
          </table:table-cell>
        </table:table-row>
        <table:table-row table:style-name="ro2">
          <table:table-cell office:value-type="float" office:value="21.624" calcext:value-type="float">
            <text:p>21.624</text:p>
          </table:table-cell>
          <table:table-cell office:value-type="float" office:value="4313.3306" calcext:value-type="float">
            <text:p>4313.3306</text:p>
          </table:table-cell>
        </table:table-row>
        <table:table-row table:style-name="ro2">
          <table:table-cell office:value-type="float" office:value="21.648" calcext:value-type="float">
            <text:p>21.648</text:p>
          </table:table-cell>
          <table:table-cell office:value-type="float" office:value="4314.771" calcext:value-type="float">
            <text:p>4314.771</text:p>
          </table:table-cell>
        </table:table-row>
        <table:table-row table:style-name="ro2">
          <table:table-cell office:value-type="float" office:value="21.672" calcext:value-type="float">
            <text:p>21.672</text:p>
          </table:table-cell>
          <table:table-cell office:value-type="float" office:value="4316.2114" calcext:value-type="float">
            <text:p>4316.2114</text:p>
          </table:table-cell>
        </table:table-row>
        <table:table-row table:style-name="ro2">
          <table:table-cell office:value-type="float" office:value="21.696001" calcext:value-type="float">
            <text:p>21.696001</text:p>
          </table:table-cell>
          <table:table-cell office:value-type="float" office:value="4317.652" calcext:value-type="float">
            <text:p>4317.652</text:p>
          </table:table-cell>
        </table:table-row>
        <table:table-row table:style-name="ro2">
          <table:table-cell office:value-type="float" office:value="21.72" calcext:value-type="float">
            <text:p>21.72</text:p>
          </table:table-cell>
          <table:table-cell office:value-type="float" office:value="4319.0923" calcext:value-type="float">
            <text:p>4319.0923</text:p>
          </table:table-cell>
        </table:table-row>
        <table:table-row table:style-name="ro2">
          <table:table-cell office:value-type="float" office:value="21.744" calcext:value-type="float">
            <text:p>21.744</text:p>
          </table:table-cell>
          <table:table-cell office:value-type="float" office:value="4320.5327" calcext:value-type="float">
            <text:p>4320.5327</text:p>
          </table:table-cell>
        </table:table-row>
        <table:table-row table:style-name="ro2">
          <table:table-cell office:value-type="float" office:value="21.768" calcext:value-type="float">
            <text:p>21.768</text:p>
          </table:table-cell>
          <table:table-cell office:value-type="float" office:value="4321.973" calcext:value-type="float">
            <text:p>4321.973</text:p>
          </table:table-cell>
        </table:table-row>
        <table:table-row table:style-name="ro2">
          <table:table-cell office:value-type="float" office:value="21.792" calcext:value-type="float">
            <text:p>21.792</text:p>
          </table:table-cell>
          <table:table-cell office:value-type="float" office:value="4322.6934" calcext:value-type="float">
            <text:p>4322.6934</text:p>
          </table:table-cell>
        </table:table-row>
        <table:table-row table:style-name="ro2">
          <table:table-cell office:value-type="float" office:value="21.816" calcext:value-type="float">
            <text:p>21.816</text:p>
          </table:table-cell>
          <table:table-cell office:value-type="float" office:value="4323.4136" calcext:value-type="float">
            <text:p>4323.4136</text:p>
          </table:table-cell>
        </table:table-row>
        <table:table-row table:style-name="ro2">
          <table:table-cell office:value-type="float" office:value="21.84" calcext:value-type="float">
            <text:p>21.84</text:p>
          </table:table-cell>
          <table:table-cell office:value-type="float" office:value="4324.134" calcext:value-type="float">
            <text:p>4324.134</text:p>
          </table:table-cell>
        </table:table-row>
        <table:table-row table:style-name="ro2">
          <table:table-cell office:value-type="float" office:value="21.864" calcext:value-type="float">
            <text:p>21.864</text:p>
          </table:table-cell>
          <table:table-cell office:value-type="float" office:value="4324.854" calcext:value-type="float">
            <text:p>4324.854</text:p>
          </table:table-cell>
        </table:table-row>
        <table:table-row table:style-name="ro2">
          <table:table-cell office:value-type="float" office:value="21.888" calcext:value-type="float">
            <text:p>21.888</text:p>
          </table:table-cell>
          <table:table-cell office:value-type="float" office:value="4325.574" calcext:value-type="float">
            <text:p>4325.574</text:p>
          </table:table-cell>
        </table:table-row>
        <table:table-row table:style-name="ro2">
          <table:table-cell office:value-type="float" office:value="21.912" calcext:value-type="float">
            <text:p>21.912</text:p>
          </table:table-cell>
          <table:table-cell office:value-type="float" office:value="4326.2944" calcext:value-type="float">
            <text:p>4326.2944</text:p>
          </table:table-cell>
        </table:table-row>
        <table:table-row table:style-name="ro2">
          <table:table-cell office:value-type="float" office:value="21.936" calcext:value-type="float">
            <text:p>21.936</text:p>
          </table:table-cell>
          <table:table-cell office:value-type="float" office:value="4327.0146" calcext:value-type="float">
            <text:p>4327.0146</text:p>
          </table:table-cell>
        </table:table-row>
        <table:table-row table:style-name="ro2">
          <table:table-cell office:value-type="float" office:value="21.960001" calcext:value-type="float">
            <text:p>21.960001</text:p>
          </table:table-cell>
          <table:table-cell office:value-type="float" office:value="4327.735" calcext:value-type="float">
            <text:p>4327.735</text:p>
          </table:table-cell>
        </table:table-row>
        <table:table-row table:style-name="ro2">
          <table:table-cell office:value-type="float" office:value="21.984" calcext:value-type="float">
            <text:p>21.984</text:p>
          </table:table-cell>
          <table:table-cell office:value-type="float" office:value="4328.455" calcext:value-type="float">
            <text:p>4328.455</text:p>
          </table:table-cell>
        </table:table-row>
        <table:table-row table:style-name="ro2">
          <table:table-cell office:value-type="float" office:value="22.008" calcext:value-type="float">
            <text:p>22.008</text:p>
          </table:table-cell>
          <table:table-cell office:value-type="float" office:value="4329.1753" calcext:value-type="float">
            <text:p>4329.1753</text:p>
          </table:table-cell>
        </table:table-row>
        <table:table-row table:style-name="ro2">
          <table:table-cell office:value-type="float" office:value="22.032" calcext:value-type="float">
            <text:p>22.032</text:p>
          </table:table-cell>
          <table:table-cell office:value-type="float" office:value="4329.8955" calcext:value-type="float">
            <text:p>4329.8955</text:p>
          </table:table-cell>
        </table:table-row>
        <table:table-row table:style-name="ro2">
          <table:table-cell office:value-type="float" office:value="22.056" calcext:value-type="float">
            <text:p>22.056</text:p>
          </table:table-cell>
          <table:table-cell office:value-type="float" office:value="4330.6157" calcext:value-type="float">
            <text:p>4330.6157</text:p>
          </table:table-cell>
        </table:table-row>
        <table:table-row table:style-name="ro2">
          <table:table-cell office:value-type="float" office:value="22.08" calcext:value-type="float">
            <text:p>22.08</text:p>
          </table:table-cell>
          <table:table-cell office:value-type="float" office:value="4331.336" calcext:value-type="float">
            <text:p>4331.336</text:p>
          </table:table-cell>
        </table:table-row>
        <table:table-row table:style-name="ro2">
          <table:table-cell office:value-type="float" office:value="22.104" calcext:value-type="float">
            <text:p>22.104</text:p>
          </table:table-cell>
          <table:table-cell office:value-type="float" office:value="4332.056" calcext:value-type="float">
            <text:p>4332.056</text:p>
          </table:table-cell>
        </table:table-row>
        <table:table-row table:style-name="ro2">
          <table:table-cell office:value-type="float" office:value="22.128" calcext:value-type="float">
            <text:p>22.128</text:p>
          </table:table-cell>
          <table:table-cell office:value-type="float" office:value="4333.4966" calcext:value-type="float">
            <text:p>4333.4966</text:p>
          </table:table-cell>
        </table:table-row>
        <table:table-row table:style-name="ro2">
          <table:table-cell office:value-type="float" office:value="22.152" calcext:value-type="float">
            <text:p>22.152</text:p>
          </table:table-cell>
          <table:table-cell office:value-type="float" office:value="4334.937" calcext:value-type="float">
            <text:p>4334.937</text:p>
          </table:table-cell>
        </table:table-row>
        <table:table-row table:style-name="ro2">
          <table:table-cell office:value-type="float" office:value="22.176" calcext:value-type="float">
            <text:p>22.176</text:p>
          </table:table-cell>
          <table:table-cell office:value-type="float" office:value="4336.3774" calcext:value-type="float">
            <text:p>4336.3774</text:p>
          </table:table-cell>
        </table:table-row>
        <table:table-row table:style-name="ro2">
          <table:table-cell office:value-type="float" office:value="22.2" calcext:value-type="float">
            <text:p>22.2</text:p>
          </table:table-cell>
          <table:table-cell office:value-type="float" office:value="4337.818" calcext:value-type="float">
            <text:p>4337.818</text:p>
          </table:table-cell>
        </table:table-row>
        <table:table-row table:style-name="ro2">
          <table:table-cell office:value-type="float" office:value="22.224" calcext:value-type="float">
            <text:p>22.224</text:p>
          </table:table-cell>
          <table:table-cell office:value-type="float" office:value="4339.2583" calcext:value-type="float">
            <text:p>4339.2583</text:p>
          </table:table-cell>
        </table:table-row>
        <table:table-row table:style-name="ro2">
          <table:table-cell office:value-type="float" office:value="22.248001" calcext:value-type="float">
            <text:p>22.248001</text:p>
          </table:table-cell>
          <table:table-cell office:value-type="float" office:value="4340.6987" calcext:value-type="float">
            <text:p>4340.6987</text:p>
          </table:table-cell>
        </table:table-row>
        <table:table-row table:style-name="ro2">
          <table:table-cell office:value-type="float" office:value="22.272" calcext:value-type="float">
            <text:p>22.272</text:p>
          </table:table-cell>
          <table:table-cell office:value-type="float" office:value="4342.139" calcext:value-type="float">
            <text:p>4342.139</text:p>
          </table:table-cell>
        </table:table-row>
        <table:table-row table:style-name="ro2">
          <table:table-cell office:value-type="float" office:value="22.296" calcext:value-type="float">
            <text:p>22.296</text:p>
          </table:table-cell>
          <table:table-cell office:value-type="float" office:value="4343.5796" calcext:value-type="float">
            <text:p>4343.5796</text:p>
          </table:table-cell>
        </table:table-row>
        <table:table-row table:style-name="ro2">
          <table:table-cell office:value-type="float" office:value="22.32" calcext:value-type="float">
            <text:p>22.32</text:p>
          </table:table-cell>
          <table:table-cell office:value-type="float" office:value="4345.02" calcext:value-type="float">
            <text:p>4345.02</text:p>
          </table:table-cell>
        </table:table-row>
        <table:table-row table:style-name="ro2">
          <table:table-cell office:value-type="float" office:value="22.344" calcext:value-type="float">
            <text:p>22.344</text:p>
          </table:table-cell>
          <table:table-cell office:value-type="float" office:value="4345.74" calcext:value-type="float">
            <text:p>4345.74</text:p>
          </table:table-cell>
        </table:table-row>
        <table:table-row table:style-name="ro2">
          <table:table-cell office:value-type="float" office:value="22.368" calcext:value-type="float">
            <text:p>22.368</text:p>
          </table:table-cell>
          <table:table-cell office:value-type="float" office:value="4346.4604" calcext:value-type="float">
            <text:p>4346.4604</text:p>
          </table:table-cell>
        </table:table-row>
        <table:table-row table:style-name="ro2">
          <table:table-cell office:value-type="float" office:value="22.392" calcext:value-type="float">
            <text:p>22.392</text:p>
          </table:table-cell>
          <table:table-cell office:value-type="float" office:value="4347.1807" calcext:value-type="float">
            <text:p>4347.1807</text:p>
          </table:table-cell>
        </table:table-row>
        <table:table-row table:style-name="ro2">
          <table:table-cell office:value-type="float" office:value="22.416" calcext:value-type="float">
            <text:p>22.416</text:p>
          </table:table-cell>
          <table:table-cell office:value-type="float" office:value="4347.901" calcext:value-type="float">
            <text:p>4347.901</text:p>
          </table:table-cell>
        </table:table-row>
        <table:table-row table:style-name="ro2">
          <table:table-cell office:value-type="float" office:value="22.44" calcext:value-type="float">
            <text:p>22.44</text:p>
          </table:table-cell>
          <table:table-cell office:value-type="float" office:value="4348.621" calcext:value-type="float">
            <text:p>4348.621</text:p>
          </table:table-cell>
        </table:table-row>
        <table:table-row table:style-name="ro2">
          <table:table-cell office:value-type="float" office:value="22.464" calcext:value-type="float">
            <text:p>22.464</text:p>
          </table:table-cell>
          <table:table-cell office:value-type="float" office:value="4349.3413" calcext:value-type="float">
            <text:p>4349.3413</text:p>
          </table:table-cell>
        </table:table-row>
        <table:table-row table:style-name="ro2">
          <table:table-cell office:value-type="float" office:value="22.488" calcext:value-type="float">
            <text:p>22.488</text:p>
          </table:table-cell>
          <table:table-cell office:value-type="float" office:value="4350.0615" calcext:value-type="float">
            <text:p>4350.0615</text:p>
          </table:table-cell>
        </table:table-row>
        <table:table-row table:style-name="ro2">
          <table:table-cell office:value-type="float" office:value="22.512001" calcext:value-type="float">
            <text:p>22.512001</text:p>
          </table:table-cell>
          <table:table-cell office:value-type="float" office:value="4350.7817" calcext:value-type="float">
            <text:p>4350.7817</text:p>
          </table:table-cell>
        </table:table-row>
        <table:table-row table:style-name="ro2">
          <table:table-cell office:value-type="float" office:value="22.536" calcext:value-type="float">
            <text:p>22.536</text:p>
          </table:table-cell>
          <table:table-cell office:value-type="float" office:value="4351.502" calcext:value-type="float">
            <text:p>4351.502</text:p>
          </table:table-cell>
        </table:table-row>
        <table:table-row table:style-name="ro2">
          <table:table-cell office:value-type="float" office:value="22.56" calcext:value-type="float">
            <text:p>22.56</text:p>
          </table:table-cell>
          <table:table-cell office:value-type="float" office:value="4352.222" calcext:value-type="float">
            <text:p>4352.222</text:p>
          </table:table-cell>
        </table:table-row>
        <table:table-row table:style-name="ro2">
          <table:table-cell office:value-type="float" office:value="22.584" calcext:value-type="float">
            <text:p>22.584</text:p>
          </table:table-cell>
          <table:table-cell office:value-type="float" office:value="4352.9424" calcext:value-type="float">
            <text:p>4352.9424</text:p>
          </table:table-cell>
        </table:table-row>
        <table:table-row table:style-name="ro2">
          <table:table-cell office:value-type="float" office:value="22.608" calcext:value-type="float">
            <text:p>22.608</text:p>
          </table:table-cell>
          <table:table-cell office:value-type="float" office:value="4353.6626" calcext:value-type="float">
            <text:p>4353.6626</text:p>
          </table:table-cell>
        </table:table-row>
        <table:table-row table:style-name="ro2">
          <table:table-cell office:value-type="float" office:value="22.632" calcext:value-type="float">
            <text:p>22.632</text:p>
          </table:table-cell>
          <table:table-cell office:value-type="float" office:value="4354.383" calcext:value-type="float">
            <text:p>4354.383</text:p>
          </table:table-cell>
        </table:table-row>
        <table:table-row table:style-name="ro2">
          <table:table-cell office:value-type="float" office:value="22.656" calcext:value-type="float">
            <text:p>22.656</text:p>
          </table:table-cell>
          <table:table-cell office:value-type="float" office:value="4355.103" calcext:value-type="float">
            <text:p>4355.103</text:p>
          </table:table-cell>
        </table:table-row>
        <table:table-row table:style-name="ro2">
          <table:table-cell office:value-type="float" office:value="22.68" calcext:value-type="float">
            <text:p>22.68</text:p>
          </table:table-cell>
          <table:table-cell office:value-type="float" office:value="4355.823" calcext:value-type="float">
            <text:p>4355.823</text:p>
          </table:table-cell>
        </table:table-row>
        <table:table-row table:style-name="ro2">
          <table:table-cell office:value-type="float" office:value="22.704" calcext:value-type="float">
            <text:p>22.704</text:p>
          </table:table-cell>
          <table:table-cell office:value-type="float" office:value="4356.5435" calcext:value-type="float">
            <text:p>4356.5435</text:p>
          </table:table-cell>
        </table:table-row>
        <table:table-row table:style-name="ro2">
          <table:table-cell office:value-type="float" office:value="22.728" calcext:value-type="float">
            <text:p>22.728</text:p>
          </table:table-cell>
          <table:table-cell office:value-type="float" office:value="4357.2637" calcext:value-type="float">
            <text:p>4357.2637</text:p>
          </table:table-cell>
        </table:table-row>
        <table:table-row table:style-name="ro2">
          <table:table-cell office:value-type="float" office:value="22.752" calcext:value-type="float">
            <text:p>22.752</text:p>
          </table:table-cell>
          <table:table-cell office:value-type="float" office:value="4357.984" calcext:value-type="float">
            <text:p>4357.984</text:p>
          </table:table-cell>
        </table:table-row>
        <table:table-row table:style-name="ro2">
          <table:table-cell office:value-type="float" office:value="22.776001" calcext:value-type="float">
            <text:p>22.776001</text:p>
          </table:table-cell>
          <table:table-cell office:value-type="float" office:value="4357.984" calcext:value-type="float">
            <text:p>4357.984</text:p>
          </table:table-cell>
        </table:table-row>
        <table:table-row table:style-name="ro2">
          <table:table-cell office:value-type="float" office:value="22.800001" calcext:value-type="float">
            <text:p>22.800001</text:p>
          </table:table-cell>
          <table:table-cell office:value-type="float" office:value="4357.984" calcext:value-type="float">
            <text:p>4357.984</text:p>
          </table:table-cell>
        </table:table-row>
        <table:table-row table:style-name="ro2">
          <table:table-cell office:value-type="float" office:value="22.824" calcext:value-type="float">
            <text:p>22.824</text:p>
          </table:table-cell>
          <table:table-cell office:value-type="float" office:value="4357.984" calcext:value-type="float">
            <text:p>4357.984</text:p>
          </table:table-cell>
        </table:table-row>
        <table:table-row table:style-name="ro2">
          <table:table-cell office:value-type="float" office:value="22.848" calcext:value-type="float">
            <text:p>22.848</text:p>
          </table:table-cell>
          <table:table-cell office:value-type="float" office:value="4357.984" calcext:value-type="float">
            <text:p>4357.984</text:p>
          </table:table-cell>
        </table:table-row>
        <table:table-row table:style-name="ro2">
          <table:table-cell office:value-type="float" office:value="22.872" calcext:value-type="float">
            <text:p>22.872</text:p>
          </table:table-cell>
          <table:table-cell office:value-type="float" office:value="4357.984" calcext:value-type="float">
            <text:p>4357.984</text:p>
          </table:table-cell>
        </table:table-row>
        <table:table-row table:style-name="ro2">
          <table:table-cell office:value-type="float" office:value="22.896" calcext:value-type="float">
            <text:p>22.896</text:p>
          </table:table-cell>
          <table:table-cell office:value-type="float" office:value="4357.984" calcext:value-type="float">
            <text:p>4357.984</text:p>
          </table:table-cell>
        </table:table-row>
        <table:table-row table:style-name="ro2">
          <table:table-cell office:value-type="float" office:value="22.92" calcext:value-type="float">
            <text:p>22.92</text:p>
          </table:table-cell>
          <table:table-cell office:value-type="float" office:value="4357.984" calcext:value-type="float">
            <text:p>4357.984</text:p>
          </table:table-cell>
        </table:table-row>
        <table:table-row table:style-name="ro2">
          <table:table-cell office:value-type="float" office:value="22.944" calcext:value-type="float">
            <text:p>22.944</text:p>
          </table:table-cell>
          <table:table-cell office:value-type="float" office:value="4357.984" calcext:value-type="float">
            <text:p>4357.984</text:p>
          </table:table-cell>
        </table:table-row>
        <table:table-row table:style-name="ro2">
          <table:table-cell office:value-type="float" office:value="22.968" calcext:value-type="float">
            <text:p>22.968</text:p>
          </table:table-cell>
          <table:table-cell office:value-type="float" office:value="4357.984" calcext:value-type="float">
            <text:p>4357.984</text:p>
          </table:table-cell>
        </table:table-row>
        <table:table-row table:style-name="ro2">
          <table:table-cell office:value-type="float" office:value="22.992" calcext:value-type="float">
            <text:p>22.992</text:p>
          </table:table-cell>
          <table:table-cell office:value-type="float" office:value="4357.984" calcext:value-type="float">
            <text:p>4357.984</text:p>
          </table:table-cell>
        </table:table-row>
        <table:table-row table:style-name="ro2">
          <table:table-cell office:value-type="float" office:value="23.016" calcext:value-type="float">
            <text:p>23.016</text:p>
          </table:table-cell>
          <table:table-cell office:value-type="float" office:value="4357.984" calcext:value-type="float">
            <text:p>4357.984</text:p>
          </table:table-cell>
        </table:table-row>
        <table:table-row table:style-name="ro2">
          <table:table-cell office:value-type="float" office:value="23.04" calcext:value-type="float">
            <text:p>23.04</text:p>
          </table:table-cell>
          <table:table-cell office:value-type="float" office:value="4357.984" calcext:value-type="float">
            <text:p>4357.984</text:p>
          </table:table-cell>
        </table:table-row>
        <table:table-row table:style-name="ro2">
          <table:table-cell office:value-type="float" office:value="23.064001" calcext:value-type="float">
            <text:p>23.064001</text:p>
          </table:table-cell>
          <table:table-cell office:value-type="float" office:value="4357.984" calcext:value-type="float">
            <text:p>4357.984</text:p>
          </table:table-cell>
        </table:table-row>
        <table:table-row table:style-name="ro2">
          <table:table-cell office:value-type="float" office:value="23.088" calcext:value-type="float">
            <text:p>23.088</text:p>
          </table:table-cell>
          <table:table-cell office:value-type="float" office:value="4357.984" calcext:value-type="float">
            <text:p>4357.984</text:p>
          </table:table-cell>
        </table:table-row>
        <table:table-row table:style-name="ro2">
          <table:table-cell office:value-type="float" office:value="23.112" calcext:value-type="float">
            <text:p>23.112</text:p>
          </table:table-cell>
          <table:table-cell office:value-type="float" office:value="4357.984" calcext:value-type="float">
            <text:p>4357.984</text:p>
          </table:table-cell>
        </table:table-row>
        <table:table-row table:style-name="ro2">
          <table:table-cell office:value-type="float" office:value="23.136" calcext:value-type="float">
            <text:p>23.136</text:p>
          </table:table-cell>
          <table:table-cell office:value-type="float" office:value="4357.984" calcext:value-type="float">
            <text:p>4357.984</text:p>
          </table:table-cell>
        </table:table-row>
        <table:table-row table:style-name="ro2">
          <table:table-cell office:value-type="float" office:value="23.16" calcext:value-type="float">
            <text:p>23.16</text:p>
          </table:table-cell>
          <table:table-cell office:value-type="float" office:value="4357.984" calcext:value-type="float">
            <text:p>4357.984</text:p>
          </table:table-cell>
        </table:table-row>
        <table:table-row table:style-name="ro2">
          <table:table-cell office:value-type="float" office:value="23.184" calcext:value-type="float">
            <text:p>23.184</text:p>
          </table:table-cell>
          <table:table-cell office:value-type="float" office:value="4357.984" calcext:value-type="float">
            <text:p>4357.984</text:p>
          </table:table-cell>
        </table:table-row>
        <table:table-row table:style-name="ro2">
          <table:table-cell office:value-type="float" office:value="23.208" calcext:value-type="float">
            <text:p>23.208</text:p>
          </table:table-cell>
          <table:table-cell office:value-type="float" office:value="4357.984" calcext:value-type="float">
            <text:p>4357.984</text:p>
          </table:table-cell>
        </table:table-row>
        <table:table-row table:style-name="ro2">
          <table:table-cell office:value-type="float" office:value="23.232" calcext:value-type="float">
            <text:p>23.232</text:p>
          </table:table-cell>
          <table:table-cell office:value-type="float" office:value="4357.984" calcext:value-type="float">
            <text:p>4357.984</text:p>
          </table:table-cell>
        </table:table-row>
        <table:table-row table:style-name="ro2">
          <table:table-cell office:value-type="float" office:value="23.256" calcext:value-type="float">
            <text:p>23.256</text:p>
          </table:table-cell>
          <table:table-cell office:value-type="float" office:value="4357.984" calcext:value-type="float">
            <text:p>4357.984</text:p>
          </table:table-cell>
        </table:table-row>
        <table:table-row table:style-name="ro2">
          <table:table-cell office:value-type="float" office:value="23.28" calcext:value-type="float">
            <text:p>23.28</text:p>
          </table:table-cell>
          <table:table-cell office:value-type="float" office:value="4357.984" calcext:value-type="float">
            <text:p>4357.984</text:p>
          </table:table-cell>
        </table:table-row>
        <table:table-row table:style-name="ro2">
          <table:table-cell office:value-type="float" office:value="23.304" calcext:value-type="float">
            <text:p>23.304</text:p>
          </table:table-cell>
          <table:table-cell office:value-type="float" office:value="4357.984" calcext:value-type="float">
            <text:p>4357.984</text:p>
          </table:table-cell>
        </table:table-row>
        <table:table-row table:style-name="ro2">
          <table:table-cell office:value-type="float" office:value="23.328001" calcext:value-type="float">
            <text:p>23.328001</text:p>
          </table:table-cell>
          <table:table-cell office:value-type="float" office:value="4357.984" calcext:value-type="float">
            <text:p>4357.984</text:p>
          </table:table-cell>
        </table:table-row>
        <table:table-row table:style-name="ro2">
          <table:table-cell office:value-type="float" office:value="23.352" calcext:value-type="float">
            <text:p>23.352</text:p>
          </table:table-cell>
          <table:table-cell office:value-type="float" office:value="4357.984" calcext:value-type="float">
            <text:p>4357.984</text:p>
          </table:table-cell>
        </table:table-row>
        <table:table-row table:style-name="ro2">
          <table:table-cell office:value-type="float" office:value="23.376" calcext:value-type="float">
            <text:p>23.376</text:p>
          </table:table-cell>
          <table:table-cell office:value-type="float" office:value="4357.984" calcext:value-type="float">
            <text:p>4357.984</text:p>
          </table:table-cell>
        </table:table-row>
        <table:table-row table:style-name="ro2">
          <table:table-cell office:value-type="float" office:value="23.4" calcext:value-type="float">
            <text:p>23.4</text:p>
          </table:table-cell>
          <table:table-cell office:value-type="float" office:value="4357.984" calcext:value-type="float">
            <text:p>4357.984</text:p>
          </table:table-cell>
        </table:table-row>
        <table:table-row table:style-name="ro2">
          <table:table-cell office:value-type="float" office:value="23.424" calcext:value-type="float">
            <text:p>23.424</text:p>
          </table:table-cell>
          <table:table-cell office:value-type="float" office:value="4357.984" calcext:value-type="float">
            <text:p>4357.984</text:p>
          </table:table-cell>
        </table:table-row>
        <table:table-row table:style-name="ro2">
          <table:table-cell office:value-type="float" office:value="23.448" calcext:value-type="float">
            <text:p>23.448</text:p>
          </table:table-cell>
          <table:table-cell office:value-type="float" office:value="4357.984" calcext:value-type="float">
            <text:p>4357.984</text:p>
          </table:table-cell>
        </table:table-row>
        <table:table-row table:style-name="ro2">
          <table:table-cell office:value-type="float" office:value="23.472" calcext:value-type="float">
            <text:p>23.472</text:p>
          </table:table-cell>
          <table:table-cell office:value-type="float" office:value="4357.984" calcext:value-type="float">
            <text:p>4357.984</text:p>
          </table:table-cell>
        </table:table-row>
        <table:table-row table:style-name="ro2">
          <table:table-cell office:value-type="float" office:value="23.496" calcext:value-type="float">
            <text:p>23.496</text:p>
          </table:table-cell>
          <table:table-cell office:value-type="float" office:value="4357.984" calcext:value-type="float">
            <text:p>4357.984</text:p>
          </table:table-cell>
        </table:table-row>
        <table:table-row table:style-name="ro2">
          <table:table-cell office:value-type="float" office:value="23.52" calcext:value-type="float">
            <text:p>23.52</text:p>
          </table:table-cell>
          <table:table-cell office:value-type="float" office:value="4357.984" calcext:value-type="float">
            <text:p>4357.984</text:p>
          </table:table-cell>
        </table:table-row>
        <table:table-row table:style-name="ro2">
          <table:table-cell office:value-type="float" office:value="23.544" calcext:value-type="float">
            <text:p>23.544</text:p>
          </table:table-cell>
          <table:table-cell office:value-type="float" office:value="4357.984" calcext:value-type="float">
            <text:p>4357.984</text:p>
          </table:table-cell>
        </table:table-row>
        <table:table-row table:style-name="ro2">
          <table:table-cell office:value-type="float" office:value="23.568" calcext:value-type="float">
            <text:p>23.568</text:p>
          </table:table-cell>
          <table:table-cell office:value-type="float" office:value="4357.984" calcext:value-type="float">
            <text:p>4357.984</text:p>
          </table:table-cell>
        </table:table-row>
        <table:table-row table:style-name="ro2">
          <table:table-cell office:value-type="float" office:value="23.592001" calcext:value-type="float">
            <text:p>23.592001</text:p>
          </table:table-cell>
          <table:table-cell office:value-type="float" office:value="4357.984" calcext:value-type="float">
            <text:p>4357.984</text:p>
          </table:table-cell>
        </table:table-row>
        <table:table-row table:style-name="ro2">
          <table:table-cell office:value-type="float" office:value="23.616001" calcext:value-type="float">
            <text:p>23.616001</text:p>
          </table:table-cell>
          <table:table-cell office:value-type="float" office:value="4357.984" calcext:value-type="float">
            <text:p>4357.984</text:p>
          </table:table-cell>
        </table:table-row>
        <table:table-row table:style-name="ro2">
          <table:table-cell office:value-type="float" office:value="23.64" calcext:value-type="float">
            <text:p>23.64</text:p>
          </table:table-cell>
          <table:table-cell office:value-type="float" office:value="4357.984" calcext:value-type="float">
            <text:p>4357.984</text:p>
          </table:table-cell>
        </table:table-row>
        <table:table-row table:style-name="ro2">
          <table:table-cell office:value-type="float" office:value="23.664" calcext:value-type="float">
            <text:p>23.664</text:p>
          </table:table-cell>
          <table:table-cell office:value-type="float" office:value="4357.984" calcext:value-type="float">
            <text:p>4357.984</text:p>
          </table:table-cell>
        </table:table-row>
        <table:table-row table:style-name="ro2">
          <table:table-cell office:value-type="float" office:value="23.688" calcext:value-type="float">
            <text:p>23.688</text:p>
          </table:table-cell>
          <table:table-cell office:value-type="float" office:value="4357.984" calcext:value-type="float">
            <text:p>4357.984</text:p>
          </table:table-cell>
        </table:table-row>
        <table:table-row table:style-name="ro2">
          <table:table-cell office:value-type="float" office:value="23.712" calcext:value-type="float">
            <text:p>23.712</text:p>
          </table:table-cell>
          <table:table-cell office:value-type="float" office:value="4357.984" calcext:value-type="float">
            <text:p>4357.984</text:p>
          </table:table-cell>
        </table:table-row>
        <table:table-row table:style-name="ro2">
          <table:table-cell office:value-type="float" office:value="23.736" calcext:value-type="float">
            <text:p>23.736</text:p>
          </table:table-cell>
          <table:table-cell office:value-type="float" office:value="4357.984" calcext:value-type="float">
            <text:p>4357.984</text:p>
          </table:table-cell>
        </table:table-row>
        <table:table-row table:style-name="ro2">
          <table:table-cell office:value-type="float" office:value="23.76" calcext:value-type="float">
            <text:p>23.76</text:p>
          </table:table-cell>
          <table:table-cell office:value-type="float" office:value="4357.984" calcext:value-type="float">
            <text:p>4357.984</text:p>
          </table:table-cell>
        </table:table-row>
        <table:table-row table:style-name="ro2">
          <table:table-cell office:value-type="float" office:value="23.784" calcext:value-type="float">
            <text:p>23.784</text:p>
          </table:table-cell>
          <table:table-cell office:value-type="float" office:value="4357.984" calcext:value-type="float">
            <text:p>4357.984</text:p>
          </table:table-cell>
        </table:table-row>
        <table:table-row table:style-name="ro2">
          <table:table-cell office:value-type="float" office:value="23.808" calcext:value-type="float">
            <text:p>23.808</text:p>
          </table:table-cell>
          <table:table-cell office:value-type="float" office:value="4357.984" calcext:value-type="float">
            <text:p>4357.984</text:p>
          </table:table-cell>
        </table:table-row>
        <table:table-row table:style-name="ro2">
          <table:table-cell office:value-type="float" office:value="23.832" calcext:value-type="float">
            <text:p>23.832</text:p>
          </table:table-cell>
          <table:table-cell office:value-type="float" office:value="4357.984" calcext:value-type="float">
            <text:p>4357.984</text:p>
          </table:table-cell>
        </table:table-row>
        <table:table-row table:style-name="ro2">
          <table:table-cell office:value-type="float" office:value="23.856" calcext:value-type="float">
            <text:p>23.856</text:p>
          </table:table-cell>
          <table:table-cell office:value-type="float" office:value="4357.984" calcext:value-type="float">
            <text:p>4357.984</text:p>
          </table:table-cell>
        </table:table-row>
        <table:table-row table:style-name="ro2">
          <table:table-cell office:value-type="float" office:value="23.880001" calcext:value-type="float">
            <text:p>23.880001</text:p>
          </table:table-cell>
          <table:table-cell office:value-type="float" office:value="4357.984" calcext:value-type="float">
            <text:p>4357.984</text:p>
          </table:table-cell>
        </table:table-row>
        <table:table-row table:style-name="ro2">
          <table:table-cell office:value-type="float" office:value="23.904" calcext:value-type="float">
            <text:p>23.904</text:p>
          </table:table-cell>
          <table:table-cell office:value-type="float" office:value="4357.984" calcext:value-type="float">
            <text:p>4357.984</text:p>
          </table:table-cell>
        </table:table-row>
        <table:table-row table:style-name="ro2">
          <table:table-cell office:value-type="float" office:value="23.928" calcext:value-type="float">
            <text:p>23.928</text:p>
          </table:table-cell>
          <table:table-cell office:value-type="float" office:value="4357.984" calcext:value-type="float">
            <text:p>4357.984</text:p>
          </table:table-cell>
        </table:table-row>
        <table:table-row table:style-name="ro2">
          <table:table-cell office:value-type="float" office:value="23.952" calcext:value-type="float">
            <text:p>23.952</text:p>
          </table:table-cell>
          <table:table-cell office:value-type="float" office:value="4357.984" calcext:value-type="float">
            <text:p>4357.984</text:p>
          </table:table-cell>
        </table:table-row>
        <table:table-row table:style-name="ro2">
          <table:table-cell office:value-type="float" office:value="23.976" calcext:value-type="float">
            <text:p>23.976</text:p>
          </table:table-cell>
          <table:table-cell office:value-type="float" office:value="4357.984" calcext:value-type="float">
            <text:p>4357.984</text:p>
          </table:table-cell>
        </table:table-row>
      </table:table>
      <table:table table:name="sa-quick-acc-energy-usage" table:style-name="ta1"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time</text:p>
          </table:table-cell>
          <table:table-cell office:value-type="string" calcext:value-type="string">
            <text:p>power</text:p>
          </table:table-cell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034004004004004" calcext:value-type="float">
            <text:p>0.0340040040040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058008008008008" calcext:value-type="float">
            <text:p>0.0580080080080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082012012012012" calcext:value-type="float">
            <text:p>0.0820120120120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106016016016016" calcext:value-type="float">
            <text:p>0.1060160160160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13002002002002" calcext:value-type="float">
            <text:p>0.1300200200200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154024024024024" calcext:value-type="float">
            <text:p>0.1540240240240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178028028028028" calcext:value-type="float">
            <text:p>0.1780280280280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202032032032032" calcext:value-type="float">
            <text:p>0.2020320320320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226036036036036" calcext:value-type="float">
            <text:p>0.2260360360360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25004004004004" calcext:value-type="float">
            <text:p>0.250040040040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274044044044044" calcext:value-type="float">
            <text:p>0.2740440440440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298048048048048" calcext:value-type="float">
            <text:p>0.2980480480480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322052052052052" calcext:value-type="float">
            <text:p>0.3220520520520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346056056056056" calcext:value-type="float">
            <text:p>0.3460560560560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37006006006006" calcext:value-type="float">
            <text:p>0.3700600600600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394064064064064" calcext:value-type="float">
            <text:p>0.3940640640640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418068068068068" calcext:value-type="float">
            <text:p>0.4180680680680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442072072072072" calcext:value-type="float">
            <text:p>0.4420720720720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466076076076076" calcext:value-type="float">
            <text:p>0.4660760760760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49008008008008" calcext:value-type="float">
            <text:p>0.490080080080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514084084084084" calcext:value-type="float">
            <text:p>0.5140840840840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538088088088088" calcext:value-type="float">
            <text:p>0.5380880880880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562092092092092" calcext:value-type="float">
            <text:p>0.5620920920920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586096096096096" calcext:value-type="float">
            <text:p>0.5860960960960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6101001001001" calcext:value-type="float">
            <text:p>0.6101001001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634104104104104" calcext:value-type="float">
            <text:p>0.6341041041041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658108108108108" calcext:value-type="float">
            <text:p>0.6581081081081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682112112112112" calcext:value-type="float">
            <text:p>0.6821121121121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706116116116116" calcext:value-type="float">
            <text:p>0.7061161161161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73012012012012" calcext:value-type="float">
            <text:p>0.730120120120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754124124124124" calcext:value-type="float">
            <text:p>0.7541241241241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778128128128128" calcext:value-type="float">
            <text:p>0.7781281281281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802132132132132" calcext:value-type="float">
            <text:p>0.8021321321321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826136136136136" calcext:value-type="float">
            <text:p>0.8261361361361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85014014014014" calcext:value-type="float">
            <text:p>0.8501401401401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874144144144144" calcext:value-type="float">
            <text:p>0.8741441441441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898148148148148" calcext:value-type="float">
            <text:p>0.8981481481481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922152152152152" calcext:value-type="float">
            <text:p>0.9221521521521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946156156156156" calcext:value-type="float">
            <text:p>0.9461561561561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97016016016016" calcext:value-type="float">
            <text:p>0.970160160160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994164164164164" calcext:value-type="float">
            <text:p>0.9941641641641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01816816816817" calcext:value-type="float">
            <text:p>1.0181681681681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04217217217217" calcext:value-type="float">
            <text:p>1.0421721721721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06617617617618" calcext:value-type="float">
            <text:p>1.0661761761761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09018018018018" calcext:value-type="float">
            <text:p>1.0901801801801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11418418418418" calcext:value-type="float">
            <text:p>1.1141841841841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13818818818819" calcext:value-type="float">
            <text:p>1.1381881881881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16219219219219" calcext:value-type="float">
            <text:p>1.1621921921921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1861961961962" calcext:value-type="float">
            <text:p>1.186196196196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2102002002002" calcext:value-type="float">
            <text:p>1.210200200200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2342042042042" calcext:value-type="float">
            <text:p>1.234204204204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25820820820821" calcext:value-type="float">
            <text:p>1.2582082082082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28221221221221" calcext:value-type="float">
            <text:p>1.2822122122122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30621621621622" calcext:value-type="float">
            <text:p>1.3062162162162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33022022022022" calcext:value-type="float">
            <text:p>1.3302202202202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35422422422422" calcext:value-type="float">
            <text:p>1.3542242242242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37822822822823" calcext:value-type="float">
            <text:p>1.3782282282282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40223223223223" calcext:value-type="float">
            <text:p>1.4022322322322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42623623623624" calcext:value-type="float">
            <text:p>1.426236236236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45024024024024" calcext:value-type="float">
            <text:p>1.450240240240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47424424424424" calcext:value-type="float">
            <text:p>1.474244244244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49824824824825" calcext:value-type="float">
            <text:p>1.498248248248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52225225225225" calcext:value-type="float">
            <text:p>1.522252252252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54625625625626" calcext:value-type="float">
            <text:p>1.5462562562562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57026026026026" calcext:value-type="float">
            <text:p>1.5702602602602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59426426426426" calcext:value-type="float">
            <text:p>1.5942642642642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61826826826827" calcext:value-type="float">
            <text:p>1.6182682682682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64227227227227" calcext:value-type="float">
            <text:p>1.6422722722722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66627627627628" calcext:value-type="float">
            <text:p>1.666276276276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69028028028028" calcext:value-type="float">
            <text:p>1.690280280280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71428428428428" calcext:value-type="float">
            <text:p>1.714284284284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73828828828829" calcext:value-type="float">
            <text:p>1.738288288288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76229229229229" calcext:value-type="float">
            <text:p>1.762292292292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7862962962963" calcext:value-type="float">
            <text:p>1.786296296296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8103003003003" calcext:value-type="float">
            <text:p>1.810300300300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8343043043043" calcext:value-type="float">
            <text:p>1.834304304304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85830830830831" calcext:value-type="float">
            <text:p>1.8583083083083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88231231231231" calcext:value-type="float">
            <text:p>1.8823123123123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90631631631632" calcext:value-type="float">
            <text:p>1.906316316316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93032032032032" calcext:value-type="float">
            <text:p>1.930320320320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95432432432432" calcext:value-type="float">
            <text:p>1.954324324324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97832832832833" calcext:value-type="float">
            <text:p>1.9783283283283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00233233233233" calcext:value-type="float">
            <text:p>2.0023323323323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02633633633634" calcext:value-type="float">
            <text:p>2.0263363363363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05034034034034" calcext:value-type="float">
            <text:p>2.0503403403403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07434434434434" calcext:value-type="float">
            <text:p>2.0743443443443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09834834834835" calcext:value-type="float">
            <text:p>2.0983483483483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12235235235235" calcext:value-type="float">
            <text:p>2.1223523523523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14635635635636" calcext:value-type="float">
            <text:p>2.146356356356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17036036036036" calcext:value-type="float">
            <text:p>2.170360360360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19436436436436" calcext:value-type="float">
            <text:p>2.194364364364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21836836836837" calcext:value-type="float">
            <text:p>2.2183683683683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24237237237237" calcext:value-type="float">
            <text:p>2.2423723723723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26637637637638" calcext:value-type="float">
            <text:p>2.2663763763763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29038038038038" calcext:value-type="float">
            <text:p>2.2903803803803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31438438438438" calcext:value-type="float">
            <text:p>2.3143843843843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33838838838839" calcext:value-type="float">
            <text:p>2.3383883883883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36239239239239" calcext:value-type="float">
            <text:p>2.3623923923923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3863963963964" calcext:value-type="float">
            <text:p>2.38639639639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4104004004004" calcext:value-type="float">
            <text:p>2.41040040040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4344044044044" calcext:value-type="float">
            <text:p>2.43440440440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45840840840841" calcext:value-type="float">
            <text:p>2.4584084084084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48241241241241" calcext:value-type="float">
            <text:p>2.4824124124124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50641641641642" calcext:value-type="float">
            <text:p>2.5064164164164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53042042042042" calcext:value-type="float">
            <text:p>2.5304204204204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55442442442442" calcext:value-type="float">
            <text:p>2.5544244244244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57842842842843" calcext:value-type="float">
            <text:p>2.5784284284284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60243243243243" calcext:value-type="float">
            <text:p>2.6024324324324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62643643643644" calcext:value-type="float">
            <text:p>2.626436436436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65044044044044" calcext:value-type="float">
            <text:p>2.650440440440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67444444444444" calcext:value-type="float">
            <text:p>2.674444444444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69844844844845" calcext:value-type="float">
            <text:p>2.6984484484484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72245245245245" calcext:value-type="float">
            <text:p>2.7224524524524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74645645645646" calcext:value-type="float">
            <text:p>2.7464564564564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77046046046046" calcext:value-type="float">
            <text:p>2.7704604604604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79446446446446" calcext:value-type="float">
            <text:p>2.7944644644644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81846846846847" calcext:value-type="float">
            <text:p>2.8184684684684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84247247247247" calcext:value-type="float">
            <text:p>2.8424724724724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86647647647648" calcext:value-type="float">
            <text:p>2.866476476476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89048048048048" calcext:value-type="float">
            <text:p>2.890480480480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91448448448448" calcext:value-type="float">
            <text:p>2.914484484484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93848848848849" calcext:value-type="float">
            <text:p>2.9384884884884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96249249249249" calcext:value-type="float">
            <text:p>2.9624924924924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9864964964965" calcext:value-type="float">
            <text:p>2.986496496496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0105005005005" calcext:value-type="float">
            <text:p>3.010500500500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0345045045045" calcext:value-type="float">
            <text:p>3.034504504504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05850850850851" calcext:value-type="float">
            <text:p>3.0585085085085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08251251251251" calcext:value-type="float">
            <text:p>3.0825125125125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10651651651652" calcext:value-type="float">
            <text:p>3.106516516516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13052052052052" calcext:value-type="float">
            <text:p>3.130520520520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15452452452452" calcext:value-type="float">
            <text:p>3.154524524524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17852852852853" calcext:value-type="float">
            <text:p>3.1785285285285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20253253253253" calcext:value-type="float">
            <text:p>3.2025325325325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22653653653654" calcext:value-type="float">
            <text:p>3.2265365365365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25054054054054" calcext:value-type="float">
            <text:p>3.2505405405405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27454454454454" calcext:value-type="float">
            <text:p>3.2745445445445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29854854854855" calcext:value-type="float">
            <text:p>3.2985485485485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32255255255255" calcext:value-type="float">
            <text:p>3.3225525525525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34655655655656" calcext:value-type="float">
            <text:p>3.346556556556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37056056056056" calcext:value-type="float">
            <text:p>3.370560560560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39456456456456" calcext:value-type="float">
            <text:p>3.394564564564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41856856856857" calcext:value-type="float">
            <text:p>3.4185685685685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44257257257257" calcext:value-type="float">
            <text:p>3.4425725725725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46657657657658" calcext:value-type="float">
            <text:p>3.4665765765765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49058058058058" calcext:value-type="float">
            <text:p>3.4905805805805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51458458458458" calcext:value-type="float">
            <text:p>3.5145845845845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53858858858859" calcext:value-type="float">
            <text:p>3.5385885885885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56259259259259" calcext:value-type="float">
            <text:p>3.5625925925925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5865965965966" calcext:value-type="float">
            <text:p>3.586596596596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6106006006006" calcext:value-type="float">
            <text:p>3.610600600600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6346046046046" calcext:value-type="float">
            <text:p>3.634604604604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65860860860861" calcext:value-type="float">
            <text:p>3.6586086086086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68261261261261" calcext:value-type="float">
            <text:p>3.6826126126126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70661661661662" calcext:value-type="float">
            <text:p>3.7066166166166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73062062062062" calcext:value-type="float">
            <text:p>3.7306206206206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75462462462462" calcext:value-type="float">
            <text:p>3.7546246246246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77862862862863" calcext:value-type="float">
            <text:p>3.7786286286286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80263263263263" calcext:value-type="float">
            <text:p>3.8026326326326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82663663663664" calcext:value-type="float">
            <text:p>3.826636636636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85064064064064" calcext:value-type="float">
            <text:p>3.850640640640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87464464464464" calcext:value-type="float">
            <text:p>3.874644644644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89864864864865" calcext:value-type="float">
            <text:p>3.8986486486486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92265265265265" calcext:value-type="float">
            <text:p>3.9226526526526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94665665665666" calcext:value-type="float">
            <text:p>3.9466566566566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97066066066066" calcext:value-type="float">
            <text:p>3.9706606606606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99466466466466" calcext:value-type="float">
            <text:p>3.9946646646646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01866866866867" calcext:value-type="float">
            <text:p>4.0186686686686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04267267267267" calcext:value-type="float">
            <text:p>4.0426726726726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06667667667668" calcext:value-type="float">
            <text:p>4.066676676676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09068068068068" calcext:value-type="float">
            <text:p>4.090680680680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11468468468468" calcext:value-type="float">
            <text:p>4.114684684684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13868868868869" calcext:value-type="float">
            <text:p>4.1386886886886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16269269269269" calcext:value-type="float">
            <text:p>4.1626926926926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1866966966967" calcext:value-type="float">
            <text:p>4.186696696696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2107007007007" calcext:value-type="float">
            <text:p>4.210700700700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2347047047047" calcext:value-type="float">
            <text:p>4.234704704704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25870870870871" calcext:value-type="float">
            <text:p>4.2587087087087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28271271271271" calcext:value-type="float">
            <text:p>4.2827127127127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30671671671672" calcext:value-type="float">
            <text:p>4.306716716716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33072072072072" calcext:value-type="float">
            <text:p>4.330720720720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35472472472472" calcext:value-type="float">
            <text:p>4.354724724724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37872872872873" calcext:value-type="float">
            <text:p>4.3787287287287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40273273273273" calcext:value-type="float">
            <text:p>4.4027327327327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42673673673674" calcext:value-type="float">
            <text:p>4.4267367367367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45074074074074" calcext:value-type="float">
            <text:p>4.4507407407407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47474474474474" calcext:value-type="float">
            <text:p>4.4747447447447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49874874874875" calcext:value-type="float">
            <text:p>4.4987487487487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52275275275275" calcext:value-type="float">
            <text:p>4.5227527527527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54675675675676" calcext:value-type="float">
            <text:p>4.546756756756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57076076076076" calcext:value-type="float">
            <text:p>4.570760760760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59476476476476" calcext:value-type="float">
            <text:p>4.594764764764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61876876876877" calcext:value-type="float">
            <text:p>4.6187687687687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64277277277277" calcext:value-type="float">
            <text:p>4.6427727727727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66677677677678" calcext:value-type="float">
            <text:p>4.6667767767767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69078078078078" calcext:value-type="float">
            <text:p>4.6907807807807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71478478478478" calcext:value-type="float">
            <text:p>4.7147847847847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73878878878879" calcext:value-type="float">
            <text:p>4.7387887887887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76279279279279" calcext:value-type="float">
            <text:p>4.7627927927927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7867967967968" calcext:value-type="float">
            <text:p>4.78679679679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8108008008008" calcext:value-type="float">
            <text:p>4.81080080080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8348048048048" calcext:value-type="float">
            <text:p>4.83480480480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85880880880881" calcext:value-type="float">
            <text:p>4.8588088088088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88281281281281" calcext:value-type="float">
            <text:p>4.8828128128128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90681681681682" calcext:value-type="float">
            <text:p>4.9068168168168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93082082082082" calcext:value-type="float">
            <text:p>4.9308208208208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95482482482482" calcext:value-type="float">
            <text:p>4.9548248248248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97882882882883" calcext:value-type="float">
            <text:p>4.9788288288288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00283283283283" calcext:value-type="float">
            <text:p>5.00283283283283</text:p>
          </table:table-cell>
          <table:table-cell office:value-type="float" office:value="21.84" calcext:value-type="float">
            <text:p>21.84</text:p>
          </table:table-cell>
        </table:table-row>
        <table:table-row table:style-name="ro2">
          <table:table-cell office:value-type="float" office:value="5.02683683683684" calcext:value-type="float">
            <text:p>5.02683683683684</text:p>
          </table:table-cell>
          <table:table-cell office:value-type="float" office:value="43.68" calcext:value-type="float">
            <text:p>43.68</text:p>
          </table:table-cell>
        </table:table-row>
        <table:table-row table:style-name="ro2">
          <table:table-cell office:value-type="float" office:value="5.05084084084084" calcext:value-type="float">
            <text:p>5.05084084084084</text:p>
          </table:table-cell>
          <table:table-cell office:value-type="float" office:value="65.52" calcext:value-type="float">
            <text:p>65.52</text:p>
          </table:table-cell>
        </table:table-row>
        <table:table-row table:style-name="ro2">
          <table:table-cell office:value-type="float" office:value="5.07484484484484" calcext:value-type="float">
            <text:p>5.07484484484484</text:p>
          </table:table-cell>
          <table:table-cell office:value-type="float" office:value="87.36" calcext:value-type="float">
            <text:p>87.36</text:p>
          </table:table-cell>
        </table:table-row>
        <table:table-row table:style-name="ro2">
          <table:table-cell office:value-type="float" office:value="5.09884884884885" calcext:value-type="float">
            <text:p>5.09884884884885</text:p>
          </table:table-cell>
          <table:table-cell office:value-type="float" office:value="109.2" calcext:value-type="float">
            <text:p>109.2</text:p>
          </table:table-cell>
        </table:table-row>
        <table:table-row table:style-name="ro2">
          <table:table-cell office:value-type="float" office:value="5.12285285285285" calcext:value-type="float">
            <text:p>5.12285285285285</text:p>
          </table:table-cell>
          <table:table-cell office:value-type="float" office:value="131.04" calcext:value-type="float">
            <text:p>131.04</text:p>
          </table:table-cell>
        </table:table-row>
        <table:table-row table:style-name="ro2">
          <table:table-cell office:value-type="float" office:value="5.14685685685686" calcext:value-type="float">
            <text:p>5.14685685685686</text:p>
          </table:table-cell>
          <table:table-cell office:value-type="float" office:value="152.88" calcext:value-type="float">
            <text:p>152.88</text:p>
          </table:table-cell>
        </table:table-row>
        <table:table-row table:style-name="ro2">
          <table:table-cell office:value-type="float" office:value="5.17086086086086" calcext:value-type="float">
            <text:p>5.17086086086086</text:p>
          </table:table-cell>
          <table:table-cell office:value-type="float" office:value="174.72" calcext:value-type="float">
            <text:p>174.72</text:p>
          </table:table-cell>
        </table:table-row>
        <table:table-row table:style-name="ro2">
          <table:table-cell office:value-type="float" office:value="5.19486486486486" calcext:value-type="float">
            <text:p>5.19486486486486</text:p>
          </table:table-cell>
          <table:table-cell office:value-type="float" office:value="196.56" calcext:value-type="float">
            <text:p>196.56</text:p>
          </table:table-cell>
        </table:table-row>
        <table:table-row table:style-name="ro2">
          <table:table-cell office:value-type="float" office:value="5.21886886886887" calcext:value-type="float">
            <text:p>5.21886886886887</text:p>
          </table:table-cell>
          <table:table-cell office:value-type="float" office:value="218.4" calcext:value-type="float">
            <text:p>218.4</text:p>
          </table:table-cell>
        </table:table-row>
        <table:table-row table:style-name="ro2">
          <table:table-cell office:value-type="float" office:value="5.24287287287287" calcext:value-type="float">
            <text:p>5.24287287287287</text:p>
          </table:table-cell>
          <table:table-cell office:value-type="float" office:value="240.24" calcext:value-type="float">
            <text:p>240.24</text:p>
          </table:table-cell>
        </table:table-row>
        <table:table-row table:style-name="ro2">
          <table:table-cell office:value-type="float" office:value="5.26687687687688" calcext:value-type="float">
            <text:p>5.26687687687688</text:p>
          </table:table-cell>
          <table:table-cell office:value-type="float" office:value="262.08" calcext:value-type="float">
            <text:p>262.08</text:p>
          </table:table-cell>
        </table:table-row>
        <table:table-row table:style-name="ro2">
          <table:table-cell office:value-type="float" office:value="5.29088088088088" calcext:value-type="float">
            <text:p>5.29088088088088</text:p>
          </table:table-cell>
          <table:table-cell office:value-type="float" office:value="283.92" calcext:value-type="float">
            <text:p>283.92</text:p>
          </table:table-cell>
        </table:table-row>
        <table:table-row table:style-name="ro2">
          <table:table-cell office:value-type="float" office:value="5.31488488488488" calcext:value-type="float">
            <text:p>5.31488488488488</text:p>
          </table:table-cell>
          <table:table-cell office:value-type="float" office:value="305.76" calcext:value-type="float">
            <text:p>305.76</text:p>
          </table:table-cell>
        </table:table-row>
        <table:table-row table:style-name="ro2">
          <table:table-cell office:value-type="float" office:value="5.33888888888889" calcext:value-type="float">
            <text:p>5.33888888888889</text:p>
          </table:table-cell>
          <table:table-cell office:value-type="float" office:value="349.44" calcext:value-type="float">
            <text:p>349.44</text:p>
          </table:table-cell>
        </table:table-row>
        <table:table-row table:style-name="ro2">
          <table:table-cell office:value-type="float" office:value="5.36289289289289" calcext:value-type="float">
            <text:p>5.36289289289289</text:p>
          </table:table-cell>
          <table:table-cell office:value-type="float" office:value="393.12" calcext:value-type="float">
            <text:p>393.12</text:p>
          </table:table-cell>
        </table:table-row>
        <table:table-row table:style-name="ro2">
          <table:table-cell office:value-type="float" office:value="5.3868968968969" calcext:value-type="float">
            <text:p>5.3868968968969</text:p>
          </table:table-cell>
          <table:table-cell office:value-type="float" office:value="436.8" calcext:value-type="float">
            <text:p>436.8</text:p>
          </table:table-cell>
        </table:table-row>
        <table:table-row table:style-name="ro2">
          <table:table-cell office:value-type="float" office:value="5.4109009009009" calcext:value-type="float">
            <text:p>5.4109009009009</text:p>
          </table:table-cell>
          <table:table-cell office:value-type="float" office:value="480.48" calcext:value-type="float">
            <text:p>480.48</text:p>
          </table:table-cell>
        </table:table-row>
        <table:table-row table:style-name="ro2">
          <table:table-cell office:value-type="float" office:value="5.4349049049049" calcext:value-type="float">
            <text:p>5.4349049049049</text:p>
          </table:table-cell>
          <table:table-cell office:value-type="float" office:value="524.16" calcext:value-type="float">
            <text:p>524.16</text:p>
          </table:table-cell>
        </table:table-row>
        <table:table-row table:style-name="ro2">
          <table:table-cell office:value-type="float" office:value="5.45890890890891" calcext:value-type="float">
            <text:p>5.45890890890891</text:p>
          </table:table-cell>
          <table:table-cell office:value-type="float" office:value="567.84" calcext:value-type="float">
            <text:p>567.84</text:p>
          </table:table-cell>
        </table:table-row>
        <table:table-row table:style-name="ro2">
          <table:table-cell office:value-type="float" office:value="5.48291291291291" calcext:value-type="float">
            <text:p>5.48291291291291</text:p>
          </table:table-cell>
          <table:table-cell office:value-type="float" office:value="611.52" calcext:value-type="float">
            <text:p>611.52</text:p>
          </table:table-cell>
        </table:table-row>
        <table:table-row table:style-name="ro2">
          <table:table-cell office:value-type="float" office:value="5.50691691691692" calcext:value-type="float">
            <text:p>5.50691691691692</text:p>
          </table:table-cell>
          <table:table-cell office:value-type="float" office:value="655.2" calcext:value-type="float">
            <text:p>655.2</text:p>
          </table:table-cell>
        </table:table-row>
        <table:table-row table:style-name="ro2">
          <table:table-cell office:value-type="float" office:value="5.53092092092092" calcext:value-type="float">
            <text:p>5.53092092092092</text:p>
          </table:table-cell>
          <table:table-cell office:value-type="float" office:value="677.04" calcext:value-type="float">
            <text:p>677.04</text:p>
          </table:table-cell>
        </table:table-row>
        <table:table-row table:style-name="ro2">
          <table:table-cell office:value-type="float" office:value="5.55492492492492" calcext:value-type="float">
            <text:p>5.55492492492492</text:p>
          </table:table-cell>
          <table:table-cell office:value-type="float" office:value="698.88" calcext:value-type="float">
            <text:p>698.88</text:p>
          </table:table-cell>
        </table:table-row>
        <table:table-row table:style-name="ro2">
          <table:table-cell office:value-type="float" office:value="5.57892892892893" calcext:value-type="float">
            <text:p>5.57892892892893</text:p>
          </table:table-cell>
          <table:table-cell office:value-type="float" office:value="742.56" calcext:value-type="float">
            <text:p>742.56</text:p>
          </table:table-cell>
        </table:table-row>
        <table:table-row table:style-name="ro2">
          <table:table-cell office:value-type="float" office:value="5.60293293293293" calcext:value-type="float">
            <text:p>5.60293293293293</text:p>
          </table:table-cell>
          <table:table-cell office:value-type="float" office:value="786.24" calcext:value-type="float">
            <text:p>786.24</text:p>
          </table:table-cell>
        </table:table-row>
        <table:table-row table:style-name="ro2">
          <table:table-cell office:value-type="float" office:value="5.62693693693694" calcext:value-type="float">
            <text:p>5.62693693693694</text:p>
          </table:table-cell>
          <table:table-cell office:value-type="float" office:value="829.92" calcext:value-type="float">
            <text:p>829.92</text:p>
          </table:table-cell>
        </table:table-row>
        <table:table-row table:style-name="ro2">
          <table:table-cell office:value-type="float" office:value="5.65094094094094" calcext:value-type="float">
            <text:p>5.65094094094094</text:p>
          </table:table-cell>
          <table:table-cell office:value-type="float" office:value="873.6" calcext:value-type="float">
            <text:p>873.6</text:p>
          </table:table-cell>
        </table:table-row>
        <table:table-row table:style-name="ro2">
          <table:table-cell office:value-type="float" office:value="5.67494494494494" calcext:value-type="float">
            <text:p>5.67494494494494</text:p>
          </table:table-cell>
          <table:table-cell office:value-type="float" office:value="917.28" calcext:value-type="float">
            <text:p>917.28</text:p>
          </table:table-cell>
        </table:table-row>
        <table:table-row table:style-name="ro2">
          <table:table-cell office:value-type="float" office:value="5.69894894894895" calcext:value-type="float">
            <text:p>5.69894894894895</text:p>
          </table:table-cell>
          <table:table-cell office:value-type="float" office:value="960.96" calcext:value-type="float">
            <text:p>960.96</text:p>
          </table:table-cell>
        </table:table-row>
        <table:table-row table:style-name="ro2">
          <table:table-cell office:value-type="float" office:value="5.72295295295295" calcext:value-type="float">
            <text:p>5.72295295295295</text:p>
          </table:table-cell>
          <table:table-cell office:value-type="float" office:value="1004.64" calcext:value-type="float">
            <text:p>1004.64</text:p>
          </table:table-cell>
        </table:table-row>
        <table:table-row table:style-name="ro2">
          <table:table-cell office:value-type="float" office:value="5.74695695695696" calcext:value-type="float">
            <text:p>5.74695695695696</text:p>
          </table:table-cell>
          <table:table-cell office:value-type="float" office:value="1048.32" calcext:value-type="float">
            <text:p>1048.32</text:p>
          </table:table-cell>
        </table:table-row>
        <table:table-row table:style-name="ro2">
          <table:table-cell office:value-type="float" office:value="5.77096096096096" calcext:value-type="float">
            <text:p>5.77096096096096</text:p>
          </table:table-cell>
          <table:table-cell office:value-type="float" office:value="1092" calcext:value-type="float">
            <text:p>1092</text:p>
          </table:table-cell>
        </table:table-row>
        <table:table-row table:style-name="ro2">
          <table:table-cell office:value-type="float" office:value="5.79496496496496" calcext:value-type="float">
            <text:p>5.79496496496496</text:p>
          </table:table-cell>
          <table:table-cell office:value-type="float" office:value="1135.68" calcext:value-type="float">
            <text:p>1135.68</text:p>
          </table:table-cell>
        </table:table-row>
        <table:table-row table:style-name="ro2">
          <table:table-cell office:value-type="float" office:value="5.81896896896897" calcext:value-type="float">
            <text:p>5.81896896896897</text:p>
          </table:table-cell>
          <table:table-cell office:value-type="float" office:value="1180.08" calcext:value-type="float">
            <text:p>1180.08</text:p>
          </table:table-cell>
        </table:table-row>
        <table:table-row table:style-name="ro2">
          <table:table-cell office:value-type="float" office:value="5.84297297297297" calcext:value-type="float">
            <text:p>5.84297297297297</text:p>
          </table:table-cell>
          <table:table-cell office:value-type="float" office:value="1224.48" calcext:value-type="float">
            <text:p>1224.48</text:p>
          </table:table-cell>
        </table:table-row>
        <table:table-row table:style-name="ro2">
          <table:table-cell office:value-type="float" office:value="5.86697697697698" calcext:value-type="float">
            <text:p>5.86697697697698</text:p>
          </table:table-cell>
          <table:table-cell office:value-type="float" office:value="1268.88" calcext:value-type="float">
            <text:p>1268.88</text:p>
          </table:table-cell>
        </table:table-row>
        <table:table-row table:style-name="ro2">
          <table:table-cell office:value-type="float" office:value="5.89098098098098" calcext:value-type="float">
            <text:p>5.89098098098098</text:p>
          </table:table-cell>
          <table:table-cell office:value-type="float" office:value="1313.28" calcext:value-type="float">
            <text:p>1313.28</text:p>
          </table:table-cell>
        </table:table-row>
        <table:table-row table:style-name="ro2">
          <table:table-cell office:value-type="float" office:value="5.91498498498498" calcext:value-type="float">
            <text:p>5.91498498498498</text:p>
          </table:table-cell>
          <table:table-cell office:value-type="float" office:value="1357.68" calcext:value-type="float">
            <text:p>1357.68</text:p>
          </table:table-cell>
        </table:table-row>
        <table:table-row table:style-name="ro2">
          <table:table-cell office:value-type="float" office:value="5.93898898898899" calcext:value-type="float">
            <text:p>5.93898898898899</text:p>
          </table:table-cell>
          <table:table-cell office:value-type="float" office:value="1402.08" calcext:value-type="float">
            <text:p>1402.08</text:p>
          </table:table-cell>
        </table:table-row>
        <table:table-row table:style-name="ro2">
          <table:table-cell office:value-type="float" office:value="5.96299299299299" calcext:value-type="float">
            <text:p>5.96299299299299</text:p>
          </table:table-cell>
          <table:table-cell office:value-type="float" office:value="1446.48" calcext:value-type="float">
            <text:p>1446.48</text:p>
          </table:table-cell>
        </table:table-row>
        <table:table-row table:style-name="ro2">
          <table:table-cell office:value-type="float" office:value="5.986996996997" calcext:value-type="float">
            <text:p>5.986996996997</text:p>
          </table:table-cell>
          <table:table-cell office:value-type="float" office:value="1490.88" calcext:value-type="float">
            <text:p>1490.88</text:p>
          </table:table-cell>
        </table:table-row>
        <table:table-row table:style-name="ro2">
          <table:table-cell office:value-type="float" office:value="6.011001001001" calcext:value-type="float">
            <text:p>6.011001001001</text:p>
          </table:table-cell>
          <table:table-cell office:value-type="float" office:value="1535.28" calcext:value-type="float">
            <text:p>1535.28</text:p>
          </table:table-cell>
        </table:table-row>
        <table:table-row table:style-name="ro2">
          <table:table-cell office:value-type="float" office:value="6.035005005005" calcext:value-type="float">
            <text:p>6.035005005005</text:p>
          </table:table-cell>
          <table:table-cell office:value-type="float" office:value="1579.68" calcext:value-type="float">
            <text:p>1579.68</text:p>
          </table:table-cell>
        </table:table-row>
        <table:table-row table:style-name="ro2">
          <table:table-cell office:value-type="float" office:value="6.05900900900901" calcext:value-type="float">
            <text:p>6.05900900900901</text:p>
          </table:table-cell>
          <table:table-cell office:value-type="float" office:value="1624.08" calcext:value-type="float">
            <text:p>1624.08</text:p>
          </table:table-cell>
        </table:table-row>
        <table:table-row table:style-name="ro2">
          <table:table-cell office:value-type="float" office:value="6.08301301301301" calcext:value-type="float">
            <text:p>6.08301301301301</text:p>
          </table:table-cell>
          <table:table-cell office:value-type="float" office:value="1668.48" calcext:value-type="float">
            <text:p>1668.48</text:p>
          </table:table-cell>
        </table:table-row>
        <table:table-row table:style-name="ro2">
          <table:table-cell office:value-type="float" office:value="6.10701701701702" calcext:value-type="float">
            <text:p>6.10701701701702</text:p>
          </table:table-cell>
          <table:table-cell office:value-type="float" office:value="1712.88" calcext:value-type="float">
            <text:p>1712.88</text:p>
          </table:table-cell>
        </table:table-row>
        <table:table-row table:style-name="ro2">
          <table:table-cell office:value-type="float" office:value="6.13102102102102" calcext:value-type="float">
            <text:p>6.13102102102102</text:p>
          </table:table-cell>
          <table:table-cell office:value-type="float" office:value="1757.28" calcext:value-type="float">
            <text:p>1757.28</text:p>
          </table:table-cell>
        </table:table-row>
        <table:table-row table:style-name="ro2">
          <table:table-cell office:value-type="float" office:value="6.15502502502502" calcext:value-type="float">
            <text:p>6.15502502502502</text:p>
          </table:table-cell>
          <table:table-cell office:value-type="float" office:value="1801.68" calcext:value-type="float">
            <text:p>1801.68</text:p>
          </table:table-cell>
        </table:table-row>
        <table:table-row table:style-name="ro2">
          <table:table-cell office:value-type="float" office:value="6.17902902902903" calcext:value-type="float">
            <text:p>6.17902902902903</text:p>
          </table:table-cell>
          <table:table-cell office:value-type="float" office:value="1846.08" calcext:value-type="float">
            <text:p>1846.08</text:p>
          </table:table-cell>
        </table:table-row>
        <table:table-row table:style-name="ro2">
          <table:table-cell office:value-type="float" office:value="6.20303303303303" calcext:value-type="float">
            <text:p>6.20303303303303</text:p>
          </table:table-cell>
          <table:table-cell office:value-type="float" office:value="1890.48" calcext:value-type="float">
            <text:p>1890.48</text:p>
          </table:table-cell>
        </table:table-row>
        <table:table-row table:style-name="ro2">
          <table:table-cell office:value-type="float" office:value="6.22703703703704" calcext:value-type="float">
            <text:p>6.22703703703704</text:p>
          </table:table-cell>
          <table:table-cell office:value-type="float" office:value="1934.88" calcext:value-type="float">
            <text:p>1934.88</text:p>
          </table:table-cell>
        </table:table-row>
        <table:table-row table:style-name="ro2">
          <table:table-cell office:value-type="float" office:value="6.25104104104104" calcext:value-type="float">
            <text:p>6.25104104104104</text:p>
          </table:table-cell>
          <table:table-cell office:value-type="float" office:value="1979.28" calcext:value-type="float">
            <text:p>1979.28</text:p>
          </table:table-cell>
        </table:table-row>
        <table:table-row table:style-name="ro2">
          <table:table-cell office:value-type="float" office:value="6.27504504504504" calcext:value-type="float">
            <text:p>6.27504504504504</text:p>
          </table:table-cell>
          <table:table-cell office:value-type="float" office:value="2023.68" calcext:value-type="float">
            <text:p>2023.68</text:p>
          </table:table-cell>
        </table:table-row>
        <table:table-row table:style-name="ro2">
          <table:table-cell office:value-type="float" office:value="6.29904904904905" calcext:value-type="float">
            <text:p>6.29904904904905</text:p>
          </table:table-cell>
          <table:table-cell office:value-type="float" office:value="2068.08" calcext:value-type="float">
            <text:p>2068.08</text:p>
          </table:table-cell>
        </table:table-row>
        <table:table-row table:style-name="ro2">
          <table:table-cell office:value-type="float" office:value="6.32305305305305" calcext:value-type="float">
            <text:p>6.32305305305305</text:p>
          </table:table-cell>
          <table:table-cell office:value-type="float" office:value="2112.48" calcext:value-type="float">
            <text:p>2112.48</text:p>
          </table:table-cell>
        </table:table-row>
        <table:table-row table:style-name="ro2">
          <table:table-cell office:value-type="float" office:value="6.34705705705706" calcext:value-type="float">
            <text:p>6.34705705705706</text:p>
          </table:table-cell>
          <table:table-cell office:value-type="float" office:value="2156.88" calcext:value-type="float">
            <text:p>2156.88</text:p>
          </table:table-cell>
        </table:table-row>
        <table:table-row table:style-name="ro2">
          <table:table-cell office:value-type="float" office:value="6.37106106106106" calcext:value-type="float">
            <text:p>6.37106106106106</text:p>
          </table:table-cell>
          <table:table-cell office:value-type="float" office:value="2201.28" calcext:value-type="float">
            <text:p>2201.28</text:p>
          </table:table-cell>
        </table:table-row>
        <table:table-row table:style-name="ro2">
          <table:table-cell office:value-type="float" office:value="6.39506506506506" calcext:value-type="float">
            <text:p>6.39506506506506</text:p>
          </table:table-cell>
          <table:table-cell office:value-type="float" office:value="2245.68" calcext:value-type="float">
            <text:p>2245.68</text:p>
          </table:table-cell>
        </table:table-row>
        <table:table-row table:style-name="ro2">
          <table:table-cell office:value-type="float" office:value="6.41906906906907" calcext:value-type="float">
            <text:p>6.41906906906907</text:p>
          </table:table-cell>
          <table:table-cell office:value-type="float" office:value="2290.08" calcext:value-type="float">
            <text:p>2290.08</text:p>
          </table:table-cell>
        </table:table-row>
        <table:table-row table:style-name="ro2">
          <table:table-cell office:value-type="float" office:value="6.44307307307307" calcext:value-type="float">
            <text:p>6.44307307307307</text:p>
          </table:table-cell>
          <table:table-cell office:value-type="float" office:value="2334.48" calcext:value-type="float">
            <text:p>2334.48</text:p>
          </table:table-cell>
        </table:table-row>
        <table:table-row table:style-name="ro2">
          <table:table-cell office:value-type="float" office:value="6.46707707707708" calcext:value-type="float">
            <text:p>6.46707707707708</text:p>
          </table:table-cell>
          <table:table-cell office:value-type="float" office:value="2378.88" calcext:value-type="float">
            <text:p>2378.88</text:p>
          </table:table-cell>
        </table:table-row>
        <table:table-row table:style-name="ro2">
          <table:table-cell office:value-type="float" office:value="6.49108108108108" calcext:value-type="float">
            <text:p>6.49108108108108</text:p>
          </table:table-cell>
          <table:table-cell office:value-type="float" office:value="2423.28" calcext:value-type="float">
            <text:p>2423.28</text:p>
          </table:table-cell>
        </table:table-row>
        <table:table-row table:style-name="ro2">
          <table:table-cell office:value-type="float" office:value="6.51508508508508" calcext:value-type="float">
            <text:p>6.51508508508508</text:p>
          </table:table-cell>
          <table:table-cell office:value-type="float" office:value="2467.68" calcext:value-type="float">
            <text:p>2467.68</text:p>
          </table:table-cell>
        </table:table-row>
        <table:table-row table:style-name="ro2">
          <table:table-cell office:value-type="float" office:value="6.53908908908909" calcext:value-type="float">
            <text:p>6.53908908908909</text:p>
          </table:table-cell>
          <table:table-cell office:value-type="float" office:value="2512.08" calcext:value-type="float">
            <text:p>2512.08</text:p>
          </table:table-cell>
        </table:table-row>
        <table:table-row table:style-name="ro2">
          <table:table-cell office:value-type="float" office:value="6.56309309309309" calcext:value-type="float">
            <text:p>6.56309309309309</text:p>
          </table:table-cell>
          <table:table-cell office:value-type="float" office:value="2556.48" calcext:value-type="float">
            <text:p>2556.48</text:p>
          </table:table-cell>
        </table:table-row>
        <table:table-row table:style-name="ro2">
          <table:table-cell office:value-type="float" office:value="6.5870970970971" calcext:value-type="float">
            <text:p>6.5870970970971</text:p>
          </table:table-cell>
          <table:table-cell office:value-type="float" office:value="2600.88" calcext:value-type="float">
            <text:p>2600.88</text:p>
          </table:table-cell>
        </table:table-row>
        <table:table-row table:style-name="ro2">
          <table:table-cell office:value-type="float" office:value="6.6111011011011" calcext:value-type="float">
            <text:p>6.6111011011011</text:p>
          </table:table-cell>
          <table:table-cell office:value-type="float" office:value="2645.28" calcext:value-type="float">
            <text:p>2645.28</text:p>
          </table:table-cell>
        </table:table-row>
        <table:table-row table:style-name="ro2">
          <table:table-cell office:value-type="float" office:value="6.6351051051051" calcext:value-type="float">
            <text:p>6.6351051051051</text:p>
          </table:table-cell>
          <table:table-cell office:value-type="float" office:value="2689.68" calcext:value-type="float">
            <text:p>2689.68</text:p>
          </table:table-cell>
        </table:table-row>
        <table:table-row table:style-name="ro2">
          <table:table-cell office:value-type="float" office:value="6.65910910910911" calcext:value-type="float">
            <text:p>6.65910910910911</text:p>
          </table:table-cell>
          <table:table-cell office:value-type="float" office:value="2734.08" calcext:value-type="float">
            <text:p>2734.08</text:p>
          </table:table-cell>
        </table:table-row>
        <table:table-row table:style-name="ro2">
          <table:table-cell office:value-type="float" office:value="6.68311311311311" calcext:value-type="float">
            <text:p>6.68311311311311</text:p>
          </table:table-cell>
          <table:table-cell office:value-type="float" office:value="2778.48" calcext:value-type="float">
            <text:p>2778.48</text:p>
          </table:table-cell>
        </table:table-row>
        <table:table-row table:style-name="ro2">
          <table:table-cell office:value-type="float" office:value="6.70711711711712" calcext:value-type="float">
            <text:p>6.70711711711712</text:p>
          </table:table-cell>
          <table:table-cell office:value-type="float" office:value="2822.88" calcext:value-type="float">
            <text:p>2822.88</text:p>
          </table:table-cell>
        </table:table-row>
        <table:table-row table:style-name="ro2">
          <table:table-cell office:value-type="float" office:value="6.73112112112112" calcext:value-type="float">
            <text:p>6.73112112112112</text:p>
          </table:table-cell>
          <table:table-cell office:value-type="float" office:value="2867.28" calcext:value-type="float">
            <text:p>2867.28</text:p>
          </table:table-cell>
        </table:table-row>
        <table:table-row table:style-name="ro2">
          <table:table-cell office:value-type="float" office:value="6.75512512512512" calcext:value-type="float">
            <text:p>6.75512512512512</text:p>
          </table:table-cell>
          <table:table-cell office:value-type="float" office:value="2911.68" calcext:value-type="float">
            <text:p>2911.68</text:p>
          </table:table-cell>
        </table:table-row>
        <table:table-row table:style-name="ro2">
          <table:table-cell office:value-type="float" office:value="6.77912912912913" calcext:value-type="float">
            <text:p>6.77912912912913</text:p>
          </table:table-cell>
          <table:table-cell office:value-type="float" office:value="2956.08" calcext:value-type="float">
            <text:p>2956.08</text:p>
          </table:table-cell>
        </table:table-row>
        <table:table-row table:style-name="ro2">
          <table:table-cell office:value-type="float" office:value="6.80313313313313" calcext:value-type="float">
            <text:p>6.80313313313313</text:p>
          </table:table-cell>
          <table:table-cell office:value-type="float" office:value="3000.48" calcext:value-type="float">
            <text:p>3000.48</text:p>
          </table:table-cell>
        </table:table-row>
        <table:table-row table:style-name="ro2">
          <table:table-cell office:value-type="float" office:value="6.82713713713714" calcext:value-type="float">
            <text:p>6.82713713713714</text:p>
          </table:table-cell>
          <table:table-cell office:value-type="float" office:value="3045.6" calcext:value-type="float">
            <text:p>3045.6</text:p>
          </table:table-cell>
        </table:table-row>
        <table:table-row table:style-name="ro2">
          <table:table-cell office:value-type="float" office:value="6.85114114114114" calcext:value-type="float">
            <text:p>6.85114114114114</text:p>
          </table:table-cell>
          <table:table-cell office:value-type="float" office:value="3090.72" calcext:value-type="float">
            <text:p>3090.72</text:p>
          </table:table-cell>
        </table:table-row>
        <table:table-row table:style-name="ro2">
          <table:table-cell office:value-type="float" office:value="6.87514514514514" calcext:value-type="float">
            <text:p>6.87514514514514</text:p>
          </table:table-cell>
          <table:table-cell office:value-type="float" office:value="3135.84" calcext:value-type="float">
            <text:p>3135.84</text:p>
          </table:table-cell>
        </table:table-row>
        <table:table-row table:style-name="ro2">
          <table:table-cell office:value-type="float" office:value="6.89914914914915" calcext:value-type="float">
            <text:p>6.89914914914915</text:p>
          </table:table-cell>
          <table:table-cell office:value-type="float" office:value="3180.96" calcext:value-type="float">
            <text:p>3180.96</text:p>
          </table:table-cell>
        </table:table-row>
        <table:table-row table:style-name="ro2">
          <table:table-cell office:value-type="float" office:value="6.92315315315315" calcext:value-type="float">
            <text:p>6.92315315315315</text:p>
          </table:table-cell>
          <table:table-cell office:value-type="float" office:value="3226.08" calcext:value-type="float">
            <text:p>3226.08</text:p>
          </table:table-cell>
        </table:table-row>
        <table:table-row table:style-name="ro2">
          <table:table-cell office:value-type="float" office:value="6.94715715715716" calcext:value-type="float">
            <text:p>6.94715715715716</text:p>
          </table:table-cell>
          <table:table-cell office:value-type="float" office:value="3271.2" calcext:value-type="float">
            <text:p>3271.2</text:p>
          </table:table-cell>
        </table:table-row>
        <table:table-row table:style-name="ro2">
          <table:table-cell office:value-type="float" office:value="6.97116116116116" calcext:value-type="float">
            <text:p>6.97116116116116</text:p>
          </table:table-cell>
          <table:table-cell office:value-type="float" office:value="3316.32" calcext:value-type="float">
            <text:p>3316.32</text:p>
          </table:table-cell>
        </table:table-row>
        <table:table-row table:style-name="ro2">
          <table:table-cell office:value-type="float" office:value="6.99516516516516" calcext:value-type="float">
            <text:p>6.99516516516516</text:p>
          </table:table-cell>
          <table:table-cell office:value-type="float" office:value="3361.44" calcext:value-type="float">
            <text:p>3361.44</text:p>
          </table:table-cell>
        </table:table-row>
        <table:table-row table:style-name="ro2">
          <table:table-cell office:value-type="float" office:value="7.01916916916917" calcext:value-type="float">
            <text:p>7.01916916916917</text:p>
          </table:table-cell>
          <table:table-cell office:value-type="float" office:value="3406.56" calcext:value-type="float">
            <text:p>3406.56</text:p>
          </table:table-cell>
        </table:table-row>
        <table:table-row table:style-name="ro2">
          <table:table-cell office:value-type="float" office:value="7.04317317317317" calcext:value-type="float">
            <text:p>7.04317317317317</text:p>
          </table:table-cell>
          <table:table-cell office:value-type="float" office:value="3451.68" calcext:value-type="float">
            <text:p>3451.68</text:p>
          </table:table-cell>
        </table:table-row>
        <table:table-row table:style-name="ro2">
          <table:table-cell office:value-type="float" office:value="7.06717717717718" calcext:value-type="float">
            <text:p>7.06717717717718</text:p>
          </table:table-cell>
          <table:table-cell office:value-type="float" office:value="3496.8" calcext:value-type="float">
            <text:p>3496.8</text:p>
          </table:table-cell>
        </table:table-row>
        <table:table-row table:style-name="ro2">
          <table:table-cell office:value-type="float" office:value="7.09118118118118" calcext:value-type="float">
            <text:p>7.09118118118118</text:p>
          </table:table-cell>
          <table:table-cell office:value-type="float" office:value="3541.92" calcext:value-type="float">
            <text:p>3541.92</text:p>
          </table:table-cell>
        </table:table-row>
        <table:table-row table:style-name="ro2">
          <table:table-cell office:value-type="float" office:value="7.11518518518518" calcext:value-type="float">
            <text:p>7.11518518518518</text:p>
          </table:table-cell>
          <table:table-cell office:value-type="float" office:value="3587.04" calcext:value-type="float">
            <text:p>3587.04</text:p>
          </table:table-cell>
        </table:table-row>
        <table:table-row table:style-name="ro2">
          <table:table-cell office:value-type="float" office:value="7.13918918918919" calcext:value-type="float">
            <text:p>7.13918918918919</text:p>
          </table:table-cell>
          <table:table-cell office:value-type="float" office:value="3632.16" calcext:value-type="float">
            <text:p>3632.16</text:p>
          </table:table-cell>
        </table:table-row>
        <table:table-row table:style-name="ro2">
          <table:table-cell office:value-type="float" office:value="7.16319319319319" calcext:value-type="float">
            <text:p>7.16319319319319</text:p>
          </table:table-cell>
          <table:table-cell office:value-type="float" office:value="3677.28" calcext:value-type="float">
            <text:p>3677.28</text:p>
          </table:table-cell>
        </table:table-row>
        <table:table-row table:style-name="ro2">
          <table:table-cell office:value-type="float" office:value="7.1871971971972" calcext:value-type="float">
            <text:p>7.1871971971972</text:p>
          </table:table-cell>
          <table:table-cell office:value-type="float" office:value="3722.4" calcext:value-type="float">
            <text:p>3722.4</text:p>
          </table:table-cell>
        </table:table-row>
        <table:table-row table:style-name="ro2">
          <table:table-cell office:value-type="float" office:value="7.2112012012012" calcext:value-type="float">
            <text:p>7.2112012012012</text:p>
          </table:table-cell>
          <table:table-cell office:value-type="float" office:value="3767.52" calcext:value-type="float">
            <text:p>3767.52</text:p>
          </table:table-cell>
        </table:table-row>
        <table:table-row table:style-name="ro2">
          <table:table-cell office:value-type="float" office:value="7.2352052052052" calcext:value-type="float">
            <text:p>7.2352052052052</text:p>
          </table:table-cell>
          <table:table-cell office:value-type="float" office:value="3812.64" calcext:value-type="float">
            <text:p>3812.64</text:p>
          </table:table-cell>
        </table:table-row>
        <table:table-row table:style-name="ro2">
          <table:table-cell office:value-type="float" office:value="7.25920920920921" calcext:value-type="float">
            <text:p>7.25920920920921</text:p>
          </table:table-cell>
          <table:table-cell office:value-type="float" office:value="3857.76" calcext:value-type="float">
            <text:p>3857.76</text:p>
          </table:table-cell>
        </table:table-row>
        <table:table-row table:style-name="ro2">
          <table:table-cell office:value-type="float" office:value="7.28321321321321" calcext:value-type="float">
            <text:p>7.28321321321321</text:p>
          </table:table-cell>
          <table:table-cell office:value-type="float" office:value="3902.88" calcext:value-type="float">
            <text:p>3902.88</text:p>
          </table:table-cell>
        </table:table-row>
        <table:table-row table:style-name="ro2">
          <table:table-cell office:value-type="float" office:value="7.30721721721722" calcext:value-type="float">
            <text:p>7.30721721721722</text:p>
          </table:table-cell>
          <table:table-cell office:value-type="float" office:value="3948" calcext:value-type="float">
            <text:p>3948</text:p>
          </table:table-cell>
        </table:table-row>
        <table:table-row table:style-name="ro2">
          <table:table-cell office:value-type="float" office:value="7.33122122122122" calcext:value-type="float">
            <text:p>7.33122122122122</text:p>
          </table:table-cell>
          <table:table-cell office:value-type="float" office:value="3993.12" calcext:value-type="float">
            <text:p>3993.12</text:p>
          </table:table-cell>
        </table:table-row>
        <table:table-row table:style-name="ro2">
          <table:table-cell office:value-type="float" office:value="7.35522522522522" calcext:value-type="float">
            <text:p>7.35522522522522</text:p>
          </table:table-cell>
          <table:table-cell office:value-type="float" office:value="4038.24" calcext:value-type="float">
            <text:p>4038.24</text:p>
          </table:table-cell>
        </table:table-row>
        <table:table-row table:style-name="ro2">
          <table:table-cell office:value-type="float" office:value="7.37922922922923" calcext:value-type="float">
            <text:p>7.37922922922923</text:p>
          </table:table-cell>
          <table:table-cell office:value-type="float" office:value="4083.36" calcext:value-type="float">
            <text:p>4083.36</text:p>
          </table:table-cell>
        </table:table-row>
        <table:table-row table:style-name="ro2">
          <table:table-cell office:value-type="float" office:value="7.40323323323323" calcext:value-type="float">
            <text:p>7.40323323323323</text:p>
          </table:table-cell>
          <table:table-cell office:value-type="float" office:value="4128.48" calcext:value-type="float">
            <text:p>4128.48</text:p>
          </table:table-cell>
        </table:table-row>
        <table:table-row table:style-name="ro2">
          <table:table-cell office:value-type="float" office:value="7.42723723723724" calcext:value-type="float">
            <text:p>7.42723723723724</text:p>
          </table:table-cell>
          <table:table-cell office:value-type="float" office:value="4173.6" calcext:value-type="float">
            <text:p>4173.6</text:p>
          </table:table-cell>
        </table:table-row>
        <table:table-row table:style-name="ro2">
          <table:table-cell office:value-type="float" office:value="7.45124124124124" calcext:value-type="float">
            <text:p>7.45124124124124</text:p>
          </table:table-cell>
          <table:table-cell office:value-type="float" office:value="4196.88" calcext:value-type="float">
            <text:p>4196.88</text:p>
          </table:table-cell>
        </table:table-row>
        <table:table-row table:style-name="ro2">
          <table:table-cell office:value-type="float" office:value="7.47524524524524" calcext:value-type="float">
            <text:p>7.47524524524524</text:p>
          </table:table-cell>
          <table:table-cell office:value-type="float" office:value="4220.16" calcext:value-type="float">
            <text:p>4220.16</text:p>
          </table:table-cell>
        </table:table-row>
        <table:table-row table:style-name="ro2">
          <table:table-cell office:value-type="float" office:value="7.49924924924925" calcext:value-type="float">
            <text:p>7.49924924924925</text:p>
          </table:table-cell>
          <table:table-cell office:value-type="float" office:value="4243.44" calcext:value-type="float">
            <text:p>4243.44</text:p>
          </table:table-cell>
        </table:table-row>
        <table:table-row table:style-name="ro2">
          <table:table-cell office:value-type="float" office:value="7.52325325325325" calcext:value-type="float">
            <text:p>7.52325325325325</text:p>
          </table:table-cell>
          <table:table-cell office:value-type="float" office:value="4266.72" calcext:value-type="float">
            <text:p>4266.72</text:p>
          </table:table-cell>
        </table:table-row>
        <table:table-row table:style-name="ro2">
          <table:table-cell office:value-type="float" office:value="7.54725725725726" calcext:value-type="float">
            <text:p>7.54725725725726</text:p>
          </table:table-cell>
          <table:table-cell office:value-type="float" office:value="4290" calcext:value-type="float">
            <text:p>4290</text:p>
          </table:table-cell>
        </table:table-row>
        <table:table-row table:style-name="ro2">
          <table:table-cell office:value-type="float" office:value="7.57126126126126" calcext:value-type="float">
            <text:p>7.57126126126126</text:p>
          </table:table-cell>
          <table:table-cell office:value-type="float" office:value="4335.12" calcext:value-type="float">
            <text:p>4335.12</text:p>
          </table:table-cell>
        </table:table-row>
        <table:table-row table:style-name="ro2">
          <table:table-cell office:value-type="float" office:value="7.59526526526526" calcext:value-type="float">
            <text:p>7.59526526526526</text:p>
          </table:table-cell>
          <table:table-cell office:value-type="float" office:value="4380.24" calcext:value-type="float">
            <text:p>4380.24</text:p>
          </table:table-cell>
        </table:table-row>
        <table:table-row table:style-name="ro2">
          <table:table-cell office:value-type="float" office:value="7.61926926926927" calcext:value-type="float">
            <text:p>7.61926926926927</text:p>
          </table:table-cell>
          <table:table-cell office:value-type="float" office:value="4425.36" calcext:value-type="float">
            <text:p>4425.36</text:p>
          </table:table-cell>
        </table:table-row>
        <table:table-row table:style-name="ro2">
          <table:table-cell office:value-type="float" office:value="7.64327327327327" calcext:value-type="float">
            <text:p>7.64327327327327</text:p>
          </table:table-cell>
          <table:table-cell office:value-type="float" office:value="4470.48" calcext:value-type="float">
            <text:p>4470.48</text:p>
          </table:table-cell>
        </table:table-row>
        <table:table-row table:style-name="ro2">
          <table:table-cell office:value-type="float" office:value="7.66727727727728" calcext:value-type="float">
            <text:p>7.66727727727728</text:p>
          </table:table-cell>
          <table:table-cell office:value-type="float" office:value="4515.60000000001" calcext:value-type="float">
            <text:p>4515.60000000001</text:p>
          </table:table-cell>
        </table:table-row>
        <table:table-row table:style-name="ro2">
          <table:table-cell office:value-type="float" office:value="7.69128128128128" calcext:value-type="float">
            <text:p>7.69128128128128</text:p>
          </table:table-cell>
          <table:table-cell office:value-type="float" office:value="4560.72000000001" calcext:value-type="float">
            <text:p>4560.72000000001</text:p>
          </table:table-cell>
        </table:table-row>
        <table:table-row table:style-name="ro2">
          <table:table-cell office:value-type="float" office:value="7.71528528528528" calcext:value-type="float">
            <text:p>7.71528528528528</text:p>
          </table:table-cell>
          <table:table-cell office:value-type="float" office:value="4605.84000000001" calcext:value-type="float">
            <text:p>4605.84000000001</text:p>
          </table:table-cell>
        </table:table-row>
        <table:table-row table:style-name="ro2">
          <table:table-cell office:value-type="float" office:value="7.73928928928929" calcext:value-type="float">
            <text:p>7.73928928928929</text:p>
          </table:table-cell>
          <table:table-cell office:value-type="float" office:value="4650.96000000001" calcext:value-type="float">
            <text:p>4650.96000000001</text:p>
          </table:table-cell>
        </table:table-row>
        <table:table-row table:style-name="ro2">
          <table:table-cell office:value-type="float" office:value="7.76329329329329" calcext:value-type="float">
            <text:p>7.76329329329329</text:p>
          </table:table-cell>
          <table:table-cell office:value-type="float" office:value="4696.08000000001" calcext:value-type="float">
            <text:p>4696.08000000001</text:p>
          </table:table-cell>
        </table:table-row>
        <table:table-row table:style-name="ro2">
          <table:table-cell office:value-type="float" office:value="7.7872972972973" calcext:value-type="float">
            <text:p>7.7872972972973</text:p>
          </table:table-cell>
          <table:table-cell office:value-type="float" office:value="4719.36000000001" calcext:value-type="float">
            <text:p>4719.36000000001</text:p>
          </table:table-cell>
        </table:table-row>
        <table:table-row table:style-name="ro2">
          <table:table-cell office:value-type="float" office:value="7.8113013013013" calcext:value-type="float">
            <text:p>7.8113013013013</text:p>
          </table:table-cell>
          <table:table-cell office:value-type="float" office:value="4742.64000000001" calcext:value-type="float">
            <text:p>4742.64000000001</text:p>
          </table:table-cell>
        </table:table-row>
        <table:table-row table:style-name="ro2">
          <table:table-cell office:value-type="float" office:value="7.8353053053053" calcext:value-type="float">
            <text:p>7.8353053053053</text:p>
          </table:table-cell>
          <table:table-cell office:value-type="float" office:value="4765.92000000001" calcext:value-type="float">
            <text:p>4765.92000000001</text:p>
          </table:table-cell>
        </table:table-row>
        <table:table-row table:style-name="ro2">
          <table:table-cell office:value-type="float" office:value="7.85930930930931" calcext:value-type="float">
            <text:p>7.85930930930931</text:p>
          </table:table-cell>
          <table:table-cell office:value-type="float" office:value="4789.20000000001" calcext:value-type="float">
            <text:p>4789.20000000001</text:p>
          </table:table-cell>
        </table:table-row>
        <table:table-row table:style-name="ro2">
          <table:table-cell office:value-type="float" office:value="7.88331331331331" calcext:value-type="float">
            <text:p>7.88331331331331</text:p>
          </table:table-cell>
          <table:table-cell office:value-type="float" office:value="4812.48000000001" calcext:value-type="float">
            <text:p>4812.48000000001</text:p>
          </table:table-cell>
        </table:table-row>
        <table:table-row table:style-name="ro2">
          <table:table-cell office:value-type="float" office:value="7.90731731731732" calcext:value-type="float">
            <text:p>7.90731731731732</text:p>
          </table:table-cell>
          <table:table-cell office:value-type="float" office:value="4835.76000000001" calcext:value-type="float">
            <text:p>4835.76000000001</text:p>
          </table:table-cell>
        </table:table-row>
        <table:table-row table:style-name="ro2">
          <table:table-cell office:value-type="float" office:value="7.93132132132132" calcext:value-type="float">
            <text:p>7.93132132132132</text:p>
          </table:table-cell>
          <table:table-cell office:value-type="float" office:value="4858.32000000001" calcext:value-type="float">
            <text:p>4858.32000000001</text:p>
          </table:table-cell>
        </table:table-row>
        <table:table-row table:style-name="ro2">
          <table:table-cell office:value-type="float" office:value="7.95532532532532" calcext:value-type="float">
            <text:p>7.95532532532532</text:p>
          </table:table-cell>
          <table:table-cell office:value-type="float" office:value="4880.88000000001" calcext:value-type="float">
            <text:p>4880.88000000001</text:p>
          </table:table-cell>
        </table:table-row>
        <table:table-row table:style-name="ro2">
          <table:table-cell office:value-type="float" office:value="7.97932932932933" calcext:value-type="float">
            <text:p>7.97932932932933</text:p>
          </table:table-cell>
          <table:table-cell office:value-type="float" office:value="4903.44000000001" calcext:value-type="float">
            <text:p>4903.44000000001</text:p>
          </table:table-cell>
        </table:table-row>
        <table:table-row table:style-name="ro2">
          <table:table-cell office:value-type="float" office:value="8.00333333333333" calcext:value-type="float">
            <text:p>8.00333333333333</text:p>
          </table:table-cell>
          <table:table-cell office:value-type="float" office:value="4926.00000000001" calcext:value-type="float">
            <text:p>4926.00000000001</text:p>
          </table:table-cell>
        </table:table-row>
        <table:table-row table:style-name="ro2">
          <table:table-cell office:value-type="float" office:value="8.02733733733734" calcext:value-type="float">
            <text:p>8.02733733733734</text:p>
          </table:table-cell>
          <table:table-cell office:value-type="float" office:value="4948.56000000001" calcext:value-type="float">
            <text:p>4948.56000000001</text:p>
          </table:table-cell>
        </table:table-row>
        <table:table-row table:style-name="ro2">
          <table:table-cell office:value-type="float" office:value="8.05134134134134" calcext:value-type="float">
            <text:p>8.05134134134134</text:p>
          </table:table-cell>
          <table:table-cell office:value-type="float" office:value="4971.12000000001" calcext:value-type="float">
            <text:p>4971.12000000001</text:p>
          </table:table-cell>
        </table:table-row>
        <table:table-row table:style-name="ro2">
          <table:table-cell office:value-type="float" office:value="8.07534534534534" calcext:value-type="float">
            <text:p>8.07534534534534</text:p>
          </table:table-cell>
          <table:table-cell office:value-type="float" office:value="4993.68000000002" calcext:value-type="float">
            <text:p>4993.68000000002</text:p>
          </table:table-cell>
        </table:table-row>
        <table:table-row table:style-name="ro2">
          <table:table-cell office:value-type="float" office:value="8.09934934934935" calcext:value-type="float">
            <text:p>8.09934934934935</text:p>
          </table:table-cell>
          <table:table-cell office:value-type="float" office:value="5016.24000000002" calcext:value-type="float">
            <text:p>5016.24000000002</text:p>
          </table:table-cell>
        </table:table-row>
        <table:table-row table:style-name="ro2">
          <table:table-cell office:value-type="float" office:value="8.12335335335335" calcext:value-type="float">
            <text:p>8.12335335335335</text:p>
          </table:table-cell>
          <table:table-cell office:value-type="float" office:value="5038.80000000002" calcext:value-type="float">
            <text:p>5038.80000000002</text:p>
          </table:table-cell>
        </table:table-row>
        <table:table-row table:style-name="ro2">
          <table:table-cell office:value-type="float" office:value="8.14735735735736" calcext:value-type="float">
            <text:p>8.14735735735736</text:p>
          </table:table-cell>
          <table:table-cell office:value-type="float" office:value="5061.36000000002" calcext:value-type="float">
            <text:p>5061.36000000002</text:p>
          </table:table-cell>
        </table:table-row>
        <table:table-row table:style-name="ro2">
          <table:table-cell office:value-type="float" office:value="8.17136136136136" calcext:value-type="float">
            <text:p>8.17136136136136</text:p>
          </table:table-cell>
          <table:table-cell office:value-type="float" office:value="5083.92000000002" calcext:value-type="float">
            <text:p>5083.92000000002</text:p>
          </table:table-cell>
        </table:table-row>
        <table:table-row table:style-name="ro2">
          <table:table-cell office:value-type="float" office:value="8.19536536536536" calcext:value-type="float">
            <text:p>8.19536536536536</text:p>
          </table:table-cell>
          <table:table-cell office:value-type="float" office:value="5106.48000000002" calcext:value-type="float">
            <text:p>5106.48000000002</text:p>
          </table:table-cell>
        </table:table-row>
        <table:table-row table:style-name="ro2">
          <table:table-cell office:value-type="float" office:value="8.21936936936937" calcext:value-type="float">
            <text:p>8.21936936936937</text:p>
          </table:table-cell>
          <table:table-cell office:value-type="float" office:value="5129.04000000002" calcext:value-type="float">
            <text:p>5129.04000000002</text:p>
          </table:table-cell>
        </table:table-row>
        <table:table-row table:style-name="ro2">
          <table:table-cell office:value-type="float" office:value="8.24337337337337" calcext:value-type="float">
            <text:p>8.24337337337337</text:p>
          </table:table-cell>
          <table:table-cell office:value-type="float" office:value="5151.60000000002" calcext:value-type="float">
            <text:p>5151.60000000002</text:p>
          </table:table-cell>
        </table:table-row>
        <table:table-row table:style-name="ro2">
          <table:table-cell office:value-type="float" office:value="8.26737737737738" calcext:value-type="float">
            <text:p>8.26737737737738</text:p>
          </table:table-cell>
          <table:table-cell office:value-type="float" office:value="5174.16000000002" calcext:value-type="float">
            <text:p>5174.16000000002</text:p>
          </table:table-cell>
        </table:table-row>
        <table:table-row table:style-name="ro2">
          <table:table-cell office:value-type="float" office:value="8.29138138138138" calcext:value-type="float">
            <text:p>8.29138138138138</text:p>
          </table:table-cell>
          <table:table-cell office:value-type="float" office:value="5196.72000000002" calcext:value-type="float">
            <text:p>5196.72000000002</text:p>
          </table:table-cell>
        </table:table-row>
        <table:table-row table:style-name="ro2">
          <table:table-cell office:value-type="float" office:value="8.31538538538539" calcext:value-type="float">
            <text:p>8.31538538538539</text:p>
          </table:table-cell>
          <table:table-cell office:value-type="float" office:value="5219.28000000002" calcext:value-type="float">
            <text:p>5219.28000000002</text:p>
          </table:table-cell>
        </table:table-row>
        <table:table-row table:style-name="ro2">
          <table:table-cell office:value-type="float" office:value="8.33938938938939" calcext:value-type="float">
            <text:p>8.33938938938939</text:p>
          </table:table-cell>
          <table:table-cell office:value-type="float" office:value="5241.84000000002" calcext:value-type="float">
            <text:p>5241.84000000002</text:p>
          </table:table-cell>
        </table:table-row>
        <table:table-row table:style-name="ro2">
          <table:table-cell office:value-type="float" office:value="8.36339339339339" calcext:value-type="float">
            <text:p>8.36339339339339</text:p>
          </table:table-cell>
          <table:table-cell office:value-type="float" office:value="5264.40000000002" calcext:value-type="float">
            <text:p>5264.40000000002</text:p>
          </table:table-cell>
        </table:table-row>
        <table:table-row table:style-name="ro2">
          <table:table-cell office:value-type="float" office:value="8.3873973973974" calcext:value-type="float">
            <text:p>8.3873973973974</text:p>
          </table:table-cell>
          <table:table-cell office:value-type="float" office:value="5286.96000000002" calcext:value-type="float">
            <text:p>5286.96000000002</text:p>
          </table:table-cell>
        </table:table-row>
        <table:table-row table:style-name="ro2">
          <table:table-cell office:value-type="float" office:value="8.4114014014014" calcext:value-type="float">
            <text:p>8.4114014014014</text:p>
          </table:table-cell>
          <table:table-cell office:value-type="float" office:value="5309.52000000002" calcext:value-type="float">
            <text:p>5309.52000000002</text:p>
          </table:table-cell>
        </table:table-row>
        <table:table-row table:style-name="ro2">
          <table:table-cell office:value-type="float" office:value="8.43540540540541" calcext:value-type="float">
            <text:p>8.43540540540541</text:p>
          </table:table-cell>
          <table:table-cell office:value-type="float" office:value="5332.08000000002" calcext:value-type="float">
            <text:p>5332.08000000002</text:p>
          </table:table-cell>
        </table:table-row>
        <table:table-row table:style-name="ro2">
          <table:table-cell office:value-type="float" office:value="8.45940940940941" calcext:value-type="float">
            <text:p>8.45940940940941</text:p>
          </table:table-cell>
          <table:table-cell office:value-type="float" office:value="5354.64000000002" calcext:value-type="float">
            <text:p>5354.64000000002</text:p>
          </table:table-cell>
        </table:table-row>
        <table:table-row table:style-name="ro2">
          <table:table-cell office:value-type="float" office:value="8.48341341341341" calcext:value-type="float">
            <text:p>8.48341341341341</text:p>
          </table:table-cell>
          <table:table-cell office:value-type="float" office:value="5377.20000000002" calcext:value-type="float">
            <text:p>5377.20000000002</text:p>
          </table:table-cell>
        </table:table-row>
        <table:table-row table:style-name="ro2">
          <table:table-cell office:value-type="float" office:value="8.50741741741742" calcext:value-type="float">
            <text:p>8.50741741741742</text:p>
          </table:table-cell>
          <table:table-cell office:value-type="float" office:value="5399.76000000002" calcext:value-type="float">
            <text:p>5399.76000000002</text:p>
          </table:table-cell>
        </table:table-row>
        <table:table-row table:style-name="ro2">
          <table:table-cell office:value-type="float" office:value="8.53142142142142" calcext:value-type="float">
            <text:p>8.53142142142142</text:p>
          </table:table-cell>
          <table:table-cell office:value-type="float" office:value="5422.32000000002" calcext:value-type="float">
            <text:p>5422.32000000002</text:p>
          </table:table-cell>
        </table:table-row>
        <table:table-row table:style-name="ro2">
          <table:table-cell office:value-type="float" office:value="8.55542542542542" calcext:value-type="float">
            <text:p>8.55542542542542</text:p>
          </table:table-cell>
          <table:table-cell office:value-type="float" office:value="5444.88000000002" calcext:value-type="float">
            <text:p>5444.88000000002</text:p>
          </table:table-cell>
        </table:table-row>
        <table:table-row table:style-name="ro2">
          <table:table-cell office:value-type="float" office:value="8.57942942942943" calcext:value-type="float">
            <text:p>8.57942942942943</text:p>
          </table:table-cell>
          <table:table-cell office:value-type="float" office:value="5468.16000000002" calcext:value-type="float">
            <text:p>5468.16000000002</text:p>
          </table:table-cell>
        </table:table-row>
        <table:table-row table:style-name="ro2">
          <table:table-cell office:value-type="float" office:value="8.60343343343343" calcext:value-type="float">
            <text:p>8.60343343343343</text:p>
          </table:table-cell>
          <table:table-cell office:value-type="float" office:value="5491.44000000002" calcext:value-type="float">
            <text:p>5491.44000000002</text:p>
          </table:table-cell>
        </table:table-row>
        <table:table-row table:style-name="ro2">
          <table:table-cell office:value-type="float" office:value="8.62743743743744" calcext:value-type="float">
            <text:p>8.62743743743744</text:p>
          </table:table-cell>
          <table:table-cell office:value-type="float" office:value="5514.72000000003" calcext:value-type="float">
            <text:p>5514.72000000003</text:p>
          </table:table-cell>
        </table:table-row>
        <table:table-row table:style-name="ro2">
          <table:table-cell office:value-type="float" office:value="8.65144144144144" calcext:value-type="float">
            <text:p>8.65144144144144</text:p>
          </table:table-cell>
          <table:table-cell office:value-type="float" office:value="5538.00000000003" calcext:value-type="float">
            <text:p>5538.00000000003</text:p>
          </table:table-cell>
        </table:table-row>
        <table:table-row table:style-name="ro2">
          <table:table-cell office:value-type="float" office:value="8.67544544544544" calcext:value-type="float">
            <text:p>8.67544544544544</text:p>
          </table:table-cell>
          <table:table-cell office:value-type="float" office:value="5561.28000000003" calcext:value-type="float">
            <text:p>5561.28000000003</text:p>
          </table:table-cell>
        </table:table-row>
        <table:table-row table:style-name="ro2">
          <table:table-cell office:value-type="float" office:value="8.69944944944945" calcext:value-type="float">
            <text:p>8.69944944944945</text:p>
          </table:table-cell>
          <table:table-cell office:value-type="float" office:value="5584.56000000003" calcext:value-type="float">
            <text:p>5584.56000000003</text:p>
          </table:table-cell>
        </table:table-row>
        <table:table-row table:style-name="ro2">
          <table:table-cell office:value-type="float" office:value="8.72345345345345" calcext:value-type="float">
            <text:p>8.72345345345345</text:p>
          </table:table-cell>
          <table:table-cell office:value-type="float" office:value="5607.84000000003" calcext:value-type="float">
            <text:p>5607.84000000003</text:p>
          </table:table-cell>
        </table:table-row>
        <table:table-row table:style-name="ro2">
          <table:table-cell office:value-type="float" office:value="8.74745745745746" calcext:value-type="float">
            <text:p>8.74745745745746</text:p>
          </table:table-cell>
          <table:table-cell office:value-type="float" office:value="5631.12000000003" calcext:value-type="float">
            <text:p>5631.12000000003</text:p>
          </table:table-cell>
        </table:table-row>
        <table:table-row table:style-name="ro2">
          <table:table-cell office:value-type="float" office:value="8.77146146146146" calcext:value-type="float">
            <text:p>8.77146146146146</text:p>
          </table:table-cell>
          <table:table-cell office:value-type="float" office:value="5654.40000000003" calcext:value-type="float">
            <text:p>5654.40000000003</text:p>
          </table:table-cell>
        </table:table-row>
        <table:table-row table:style-name="ro2">
          <table:table-cell office:value-type="float" office:value="8.79546546546546" calcext:value-type="float">
            <text:p>8.79546546546546</text:p>
          </table:table-cell>
          <table:table-cell office:value-type="float" office:value="5677.68000000003" calcext:value-type="float">
            <text:p>5677.68000000003</text:p>
          </table:table-cell>
        </table:table-row>
        <table:table-row table:style-name="ro2">
          <table:table-cell office:value-type="float" office:value="8.81946946946947" calcext:value-type="float">
            <text:p>8.81946946946947</text:p>
          </table:table-cell>
          <table:table-cell office:value-type="float" office:value="5700.96000000003" calcext:value-type="float">
            <text:p>5700.96000000003</text:p>
          </table:table-cell>
        </table:table-row>
        <table:table-row table:style-name="ro2">
          <table:table-cell office:value-type="float" office:value="8.84347347347347" calcext:value-type="float">
            <text:p>8.84347347347347</text:p>
          </table:table-cell>
          <table:table-cell office:value-type="float" office:value="5724.24000000003" calcext:value-type="float">
            <text:p>5724.24000000003</text:p>
          </table:table-cell>
        </table:table-row>
        <table:table-row table:style-name="ro2">
          <table:table-cell office:value-type="float" office:value="8.86747747747748" calcext:value-type="float">
            <text:p>8.86747747747748</text:p>
          </table:table-cell>
          <table:table-cell office:value-type="float" office:value="5747.52000000003" calcext:value-type="float">
            <text:p>5747.52000000003</text:p>
          </table:table-cell>
        </table:table-row>
        <table:table-row table:style-name="ro2">
          <table:table-cell office:value-type="float" office:value="8.89148148148148" calcext:value-type="float">
            <text:p>8.89148148148148</text:p>
          </table:table-cell>
          <table:table-cell office:value-type="float" office:value="5770.80000000003" calcext:value-type="float">
            <text:p>5770.80000000003</text:p>
          </table:table-cell>
        </table:table-row>
        <table:table-row table:style-name="ro2">
          <table:table-cell office:value-type="float" office:value="8.91548548548548" calcext:value-type="float">
            <text:p>8.91548548548548</text:p>
          </table:table-cell>
          <table:table-cell office:value-type="float" office:value="5794.08000000003" calcext:value-type="float">
            <text:p>5794.08000000003</text:p>
          </table:table-cell>
        </table:table-row>
        <table:table-row table:style-name="ro2">
          <table:table-cell office:value-type="float" office:value="8.93948948948949" calcext:value-type="float">
            <text:p>8.93948948948949</text:p>
          </table:table-cell>
          <table:table-cell office:value-type="float" office:value="5817.36000000003" calcext:value-type="float">
            <text:p>5817.36000000003</text:p>
          </table:table-cell>
        </table:table-row>
        <table:table-row table:style-name="ro2">
          <table:table-cell office:value-type="float" office:value="8.96349349349349" calcext:value-type="float">
            <text:p>8.96349349349349</text:p>
          </table:table-cell>
          <table:table-cell office:value-type="float" office:value="5840.64000000003" calcext:value-type="float">
            <text:p>5840.64000000003</text:p>
          </table:table-cell>
        </table:table-row>
        <table:table-row table:style-name="ro2">
          <table:table-cell office:value-type="float" office:value="8.9874974974975" calcext:value-type="float">
            <text:p>8.9874974974975</text:p>
          </table:table-cell>
          <table:table-cell office:value-type="float" office:value="5863.92000000004" calcext:value-type="float">
            <text:p>5863.92000000004</text:p>
          </table:table-cell>
        </table:table-row>
        <table:table-row table:style-name="ro2">
          <table:table-cell office:value-type="float" office:value="9.0115015015015" calcext:value-type="float">
            <text:p>9.0115015015015</text:p>
          </table:table-cell>
          <table:table-cell office:value-type="float" office:value="5887.20000000004" calcext:value-type="float">
            <text:p>5887.20000000004</text:p>
          </table:table-cell>
        </table:table-row>
        <table:table-row table:style-name="ro2">
          <table:table-cell office:value-type="float" office:value="9.03550550550551" calcext:value-type="float">
            <text:p>9.03550550550551</text:p>
          </table:table-cell>
          <table:table-cell office:value-type="float" office:value="5910.48000000004" calcext:value-type="float">
            <text:p>5910.48000000004</text:p>
          </table:table-cell>
        </table:table-row>
        <table:table-row table:style-name="ro2">
          <table:table-cell office:value-type="float" office:value="9.05950950950951" calcext:value-type="float">
            <text:p>9.05950950950951</text:p>
          </table:table-cell>
          <table:table-cell office:value-type="float" office:value="5933.76000000004" calcext:value-type="float">
            <text:p>5933.76000000004</text:p>
          </table:table-cell>
        </table:table-row>
        <table:table-row table:style-name="ro2">
          <table:table-cell office:value-type="float" office:value="9.08351351351351" calcext:value-type="float">
            <text:p>9.08351351351351</text:p>
          </table:table-cell>
          <table:table-cell office:value-type="float" office:value="5957.04000000004" calcext:value-type="float">
            <text:p>5957.04000000004</text:p>
          </table:table-cell>
        </table:table-row>
        <table:table-row table:style-name="ro2">
          <table:table-cell office:value-type="float" office:value="9.10751751751752" calcext:value-type="float">
            <text:p>9.10751751751752</text:p>
          </table:table-cell>
          <table:table-cell office:value-type="float" office:value="5980.32000000004" calcext:value-type="float">
            <text:p>5980.32000000004</text:p>
          </table:table-cell>
        </table:table-row>
        <table:table-row table:style-name="ro2">
          <table:table-cell office:value-type="float" office:value="9.13152152152152" calcext:value-type="float">
            <text:p>9.13152152152152</text:p>
          </table:table-cell>
          <table:table-cell office:value-type="float" office:value="6003.60000000004" calcext:value-type="float">
            <text:p>6003.60000000004</text:p>
          </table:table-cell>
        </table:table-row>
        <table:table-row table:style-name="ro2">
          <table:table-cell office:value-type="float" office:value="9.15552552552552" calcext:value-type="float">
            <text:p>9.15552552552552</text:p>
          </table:table-cell>
          <table:table-cell office:value-type="float" office:value="6026.88000000004" calcext:value-type="float">
            <text:p>6026.88000000004</text:p>
          </table:table-cell>
        </table:table-row>
        <table:table-row table:style-name="ro2">
          <table:table-cell office:value-type="float" office:value="9.17952952952953" calcext:value-type="float">
            <text:p>9.17952952952953</text:p>
          </table:table-cell>
          <table:table-cell office:value-type="float" office:value="6050.16000000004" calcext:value-type="float">
            <text:p>6050.16000000004</text:p>
          </table:table-cell>
        </table:table-row>
        <table:table-row table:style-name="ro2">
          <table:table-cell office:value-type="float" office:value="9.20353353353353" calcext:value-type="float">
            <text:p>9.20353353353353</text:p>
          </table:table-cell>
          <table:table-cell office:value-type="float" office:value="6073.44000000004" calcext:value-type="float">
            <text:p>6073.44000000004</text:p>
          </table:table-cell>
        </table:table-row>
        <table:table-row table:style-name="ro2">
          <table:table-cell office:value-type="float" office:value="9.22753753753754" calcext:value-type="float">
            <text:p>9.22753753753754</text:p>
          </table:table-cell>
          <table:table-cell office:value-type="float" office:value="6096.72000000004" calcext:value-type="float">
            <text:p>6096.72000000004</text:p>
          </table:table-cell>
        </table:table-row>
        <table:table-row table:style-name="ro2">
          <table:table-cell office:value-type="float" office:value="9.25154154154154" calcext:value-type="float">
            <text:p>9.25154154154154</text:p>
          </table:table-cell>
          <table:table-cell office:value-type="float" office:value="6120.00000000004" calcext:value-type="float">
            <text:p>6120.00000000004</text:p>
          </table:table-cell>
        </table:table-row>
        <table:table-row table:style-name="ro2">
          <table:table-cell office:value-type="float" office:value="9.27554554554554" calcext:value-type="float">
            <text:p>9.27554554554554</text:p>
          </table:table-cell>
          <table:table-cell office:value-type="float" office:value="6143.28000000004" calcext:value-type="float">
            <text:p>6143.28000000004</text:p>
          </table:table-cell>
        </table:table-row>
        <table:table-row table:style-name="ro2">
          <table:table-cell office:value-type="float" office:value="9.29954954954955" calcext:value-type="float">
            <text:p>9.29954954954955</text:p>
          </table:table-cell>
          <table:table-cell office:value-type="float" office:value="6166.56000000004" calcext:value-type="float">
            <text:p>6166.56000000004</text:p>
          </table:table-cell>
        </table:table-row>
        <table:table-row table:style-name="ro2">
          <table:table-cell office:value-type="float" office:value="9.32355355355355" calcext:value-type="float">
            <text:p>9.32355355355355</text:p>
          </table:table-cell>
          <table:table-cell office:value-type="float" office:value="6189.84000000004" calcext:value-type="float">
            <text:p>6189.84000000004</text:p>
          </table:table-cell>
        </table:table-row>
        <table:table-row table:style-name="ro2">
          <table:table-cell office:value-type="float" office:value="9.34755755755756" calcext:value-type="float">
            <text:p>9.34755755755756</text:p>
          </table:table-cell>
          <table:table-cell office:value-type="float" office:value="6213.12000000004" calcext:value-type="float">
            <text:p>6213.12000000004</text:p>
          </table:table-cell>
        </table:table-row>
        <table:table-row table:style-name="ro2">
          <table:table-cell office:value-type="float" office:value="9.37156156156156" calcext:value-type="float">
            <text:p>9.37156156156156</text:p>
          </table:table-cell>
          <table:table-cell office:value-type="float" office:value="6236.40000000005" calcext:value-type="float">
            <text:p>6236.40000000005</text:p>
          </table:table-cell>
        </table:table-row>
        <table:table-row table:style-name="ro2">
          <table:table-cell office:value-type="float" office:value="9.39556556556556" calcext:value-type="float">
            <text:p>9.39556556556556</text:p>
          </table:table-cell>
          <table:table-cell office:value-type="float" office:value="6259.68000000005" calcext:value-type="float">
            <text:p>6259.68000000005</text:p>
          </table:table-cell>
        </table:table-row>
        <table:table-row table:style-name="ro2">
          <table:table-cell office:value-type="float" office:value="9.41956956956957" calcext:value-type="float">
            <text:p>9.41956956956957</text:p>
          </table:table-cell>
          <table:table-cell office:value-type="float" office:value="6282.96000000005" calcext:value-type="float">
            <text:p>6282.96000000005</text:p>
          </table:table-cell>
        </table:table-row>
        <table:table-row table:style-name="ro2">
          <table:table-cell office:value-type="float" office:value="9.44357357357357" calcext:value-type="float">
            <text:p>9.44357357357357</text:p>
          </table:table-cell>
          <table:table-cell office:value-type="float" office:value="6306.24000000005" calcext:value-type="float">
            <text:p>6306.24000000005</text:p>
          </table:table-cell>
        </table:table-row>
        <table:table-row table:style-name="ro2">
          <table:table-cell office:value-type="float" office:value="9.46757757757758" calcext:value-type="float">
            <text:p>9.46757757757758</text:p>
          </table:table-cell>
          <table:table-cell office:value-type="float" office:value="6329.52000000005" calcext:value-type="float">
            <text:p>6329.52000000005</text:p>
          </table:table-cell>
        </table:table-row>
        <table:table-row table:style-name="ro2">
          <table:table-cell office:value-type="float" office:value="9.49158158158158" calcext:value-type="float">
            <text:p>9.49158158158158</text:p>
          </table:table-cell>
          <table:table-cell office:value-type="float" office:value="6352.80000000005" calcext:value-type="float">
            <text:p>6352.80000000005</text:p>
          </table:table-cell>
        </table:table-row>
        <table:table-row table:style-name="ro2">
          <table:table-cell office:value-type="float" office:value="9.51558558558558" calcext:value-type="float">
            <text:p>9.51558558558558</text:p>
          </table:table-cell>
          <table:table-cell office:value-type="float" office:value="6354.24000000005" calcext:value-type="float">
            <text:p>6354.24000000005</text:p>
          </table:table-cell>
        </table:table-row>
        <table:table-row table:style-name="ro2">
          <table:table-cell office:value-type="float" office:value="9.53958958958959" calcext:value-type="float">
            <text:p>9.53958958958959</text:p>
          </table:table-cell>
          <table:table-cell office:value-type="float" office:value="6355.68000000005" calcext:value-type="float">
            <text:p>6355.68000000005</text:p>
          </table:table-cell>
        </table:table-row>
        <table:table-row table:style-name="ro2">
          <table:table-cell office:value-type="float" office:value="9.56359359359359" calcext:value-type="float">
            <text:p>9.56359359359359</text:p>
          </table:table-cell>
          <table:table-cell office:value-type="float" office:value="6357.12000000005" calcext:value-type="float">
            <text:p>6357.12000000005</text:p>
          </table:table-cell>
        </table:table-row>
        <table:table-row table:style-name="ro2">
          <table:table-cell office:value-type="float" office:value="9.5875975975976" calcext:value-type="float">
            <text:p>9.5875975975976</text:p>
          </table:table-cell>
          <table:table-cell office:value-type="float" office:value="6358.56000000005" calcext:value-type="float">
            <text:p>6358.56000000005</text:p>
          </table:table-cell>
        </table:table-row>
        <table:table-row table:style-name="ro2">
          <table:table-cell office:value-type="float" office:value="9.6116016016016" calcext:value-type="float">
            <text:p>9.6116016016016</text:p>
          </table:table-cell>
          <table:table-cell office:value-type="float" office:value="6360.00000000005" calcext:value-type="float">
            <text:p>6360.00000000005</text:p>
          </table:table-cell>
        </table:table-row>
        <table:table-row table:style-name="ro2">
          <table:table-cell office:value-type="float" office:value="9.63560560560561" calcext:value-type="float">
            <text:p>9.63560560560561</text:p>
          </table:table-cell>
          <table:table-cell office:value-type="float" office:value="6361.44000000005" calcext:value-type="float">
            <text:p>6361.44000000005</text:p>
          </table:table-cell>
        </table:table-row>
        <table:table-row table:style-name="ro2">
          <table:table-cell office:value-type="float" office:value="9.65960960960961" calcext:value-type="float">
            <text:p>9.65960960960961</text:p>
          </table:table-cell>
          <table:table-cell office:value-type="float" office:value="6362.88000000005" calcext:value-type="float">
            <text:p>6362.88000000005</text:p>
          </table:table-cell>
        </table:table-row>
        <table:table-row table:style-name="ro2">
          <table:table-cell office:value-type="float" office:value="9.68361361361361" calcext:value-type="float">
            <text:p>9.68361361361361</text:p>
          </table:table-cell>
          <table:table-cell office:value-type="float" office:value="6364.32000000005" calcext:value-type="float">
            <text:p>6364.32000000005</text:p>
          </table:table-cell>
        </table:table-row>
        <table:table-row table:style-name="ro2">
          <table:table-cell office:value-type="float" office:value="9.70761761761762" calcext:value-type="float">
            <text:p>9.70761761761762</text:p>
          </table:table-cell>
          <table:table-cell office:value-type="float" office:value="6365.76000000005" calcext:value-type="float">
            <text:p>6365.76000000005</text:p>
          </table:table-cell>
        </table:table-row>
        <table:table-row table:style-name="ro2">
          <table:table-cell office:value-type="float" office:value="9.73162162162162" calcext:value-type="float">
            <text:p>9.73162162162162</text:p>
          </table:table-cell>
          <table:table-cell office:value-type="float" office:value="6367.92000000005" calcext:value-type="float">
            <text:p>6367.92000000005</text:p>
          </table:table-cell>
        </table:table-row>
        <table:table-row table:style-name="ro2">
          <table:table-cell office:value-type="float" office:value="9.75562562562562" calcext:value-type="float">
            <text:p>9.75562562562562</text:p>
          </table:table-cell>
          <table:table-cell office:value-type="float" office:value="6370.08000000005" calcext:value-type="float">
            <text:p>6370.08000000005</text:p>
          </table:table-cell>
        </table:table-row>
        <table:table-row table:style-name="ro2">
          <table:table-cell office:value-type="float" office:value="9.77962962962963" calcext:value-type="float">
            <text:p>9.77962962962963</text:p>
          </table:table-cell>
          <table:table-cell office:value-type="float" office:value="6372.24000000006" calcext:value-type="float">
            <text:p>6372.24000000006</text:p>
          </table:table-cell>
        </table:table-row>
        <table:table-row table:style-name="ro2">
          <table:table-cell office:value-type="float" office:value="9.80363363363363" calcext:value-type="float">
            <text:p>9.80363363363363</text:p>
          </table:table-cell>
          <table:table-cell office:value-type="float" office:value="6374.40000000006" calcext:value-type="float">
            <text:p>6374.40000000006</text:p>
          </table:table-cell>
        </table:table-row>
        <table:table-row table:style-name="ro2">
          <table:table-cell office:value-type="float" office:value="9.82763763763764" calcext:value-type="float">
            <text:p>9.82763763763764</text:p>
          </table:table-cell>
          <table:table-cell office:value-type="float" office:value="6376.56000000006" calcext:value-type="float">
            <text:p>6376.56000000006</text:p>
          </table:table-cell>
        </table:table-row>
        <table:table-row table:style-name="ro2">
          <table:table-cell office:value-type="float" office:value="9.85164164164164" calcext:value-type="float">
            <text:p>9.85164164164164</text:p>
          </table:table-cell>
          <table:table-cell office:value-type="float" office:value="6378.72000000006" calcext:value-type="float">
            <text:p>6378.72000000006</text:p>
          </table:table-cell>
        </table:table-row>
        <table:table-row table:style-name="ro2">
          <table:table-cell office:value-type="float" office:value="9.87564564564564" calcext:value-type="float">
            <text:p>9.87564564564564</text:p>
          </table:table-cell>
          <table:table-cell office:value-type="float" office:value="6380.88000000006" calcext:value-type="float">
            <text:p>6380.88000000006</text:p>
          </table:table-cell>
        </table:table-row>
        <table:table-row table:style-name="ro2">
          <table:table-cell office:value-type="float" office:value="9.89964964964965" calcext:value-type="float">
            <text:p>9.89964964964965</text:p>
          </table:table-cell>
          <table:table-cell office:value-type="float" office:value="6383.04000000006" calcext:value-type="float">
            <text:p>6383.04000000006</text:p>
          </table:table-cell>
        </table:table-row>
        <table:table-row table:style-name="ro2">
          <table:table-cell office:value-type="float" office:value="9.92365365365365" calcext:value-type="float">
            <text:p>9.92365365365365</text:p>
          </table:table-cell>
          <table:table-cell office:value-type="float" office:value="6385.20000000006" calcext:value-type="float">
            <text:p>6385.20000000006</text:p>
          </table:table-cell>
        </table:table-row>
        <table:table-row table:style-name="ro2">
          <table:table-cell office:value-type="float" office:value="9.94765765765766" calcext:value-type="float">
            <text:p>9.94765765765766</text:p>
          </table:table-cell>
          <table:table-cell office:value-type="float" office:value="6387.36000000006" calcext:value-type="float">
            <text:p>6387.36000000006</text:p>
          </table:table-cell>
        </table:table-row>
        <table:table-row table:style-name="ro2">
          <table:table-cell office:value-type="float" office:value="9.97166166166166" calcext:value-type="float">
            <text:p>9.97166166166166</text:p>
          </table:table-cell>
          <table:table-cell office:value-type="float" office:value="6389.52000000006" calcext:value-type="float">
            <text:p>6389.52000000006</text:p>
          </table:table-cell>
        </table:table-row>
        <table:table-row table:style-name="ro2">
          <table:table-cell office:value-type="float" office:value="9.99566566566566" calcext:value-type="float">
            <text:p>9.99566566566566</text:p>
          </table:table-cell>
          <table:table-cell office:value-type="float" office:value="6391.68000000006" calcext:value-type="float">
            <text:p>6391.68000000006</text:p>
          </table:table-cell>
        </table:table-row>
        <table:table-row table:style-name="ro2">
          <table:table-cell office:value-type="float" office:value="10.0196696696697" calcext:value-type="float">
            <text:p>10.0196696696697</text:p>
          </table:table-cell>
          <table:table-cell office:value-type="float" office:value="6393.84000000006" calcext:value-type="float">
            <text:p>6393.84000000006</text:p>
          </table:table-cell>
        </table:table-row>
        <table:table-row table:style-name="ro2">
          <table:table-cell office:value-type="float" office:value="10.0436736736737" calcext:value-type="float">
            <text:p>10.0436736736737</text:p>
          </table:table-cell>
          <table:table-cell office:value-type="float" office:value="6396.72000000006" calcext:value-type="float">
            <text:p>6396.72000000006</text:p>
          </table:table-cell>
        </table:table-row>
        <table:table-row table:style-name="ro2">
          <table:table-cell office:value-type="float" office:value="10.0676776776777" calcext:value-type="float">
            <text:p>10.0676776776777</text:p>
          </table:table-cell>
          <table:table-cell office:value-type="float" office:value="6399.60000000007" calcext:value-type="float">
            <text:p>6399.60000000007</text:p>
          </table:table-cell>
        </table:table-row>
        <table:table-row table:style-name="ro2">
          <table:table-cell office:value-type="float" office:value="10.0916816816817" calcext:value-type="float">
            <text:p>10.0916816816817</text:p>
          </table:table-cell>
          <table:table-cell office:value-type="float" office:value="6402.48000000007" calcext:value-type="float">
            <text:p>6402.48000000007</text:p>
          </table:table-cell>
        </table:table-row>
        <table:table-row table:style-name="ro2">
          <table:table-cell office:value-type="float" office:value="10.1156856856857" calcext:value-type="float">
            <text:p>10.1156856856857</text:p>
          </table:table-cell>
          <table:table-cell office:value-type="float" office:value="6405.36000000007" calcext:value-type="float">
            <text:p>6405.36000000007</text:p>
          </table:table-cell>
        </table:table-row>
        <table:table-row table:style-name="ro2">
          <table:table-cell office:value-type="float" office:value="10.1396896896897" calcext:value-type="float">
            <text:p>10.1396896896897</text:p>
          </table:table-cell>
          <table:table-cell office:value-type="float" office:value="6408.24000000007" calcext:value-type="float">
            <text:p>6408.24000000007</text:p>
          </table:table-cell>
        </table:table-row>
        <table:table-row table:style-name="ro2">
          <table:table-cell office:value-type="float" office:value="10.1636936936937" calcext:value-type="float">
            <text:p>10.1636936936937</text:p>
          </table:table-cell>
          <table:table-cell office:value-type="float" office:value="6411.12000000007" calcext:value-type="float">
            <text:p>6411.12000000007</text:p>
          </table:table-cell>
        </table:table-row>
        <table:table-row table:style-name="ro2">
          <table:table-cell office:value-type="float" office:value="10.1876976976977" calcext:value-type="float">
            <text:p>10.1876976976977</text:p>
          </table:table-cell>
          <table:table-cell office:value-type="float" office:value="6414.00000000007" calcext:value-type="float">
            <text:p>6414.00000000007</text:p>
          </table:table-cell>
        </table:table-row>
        <table:table-row table:style-name="ro2">
          <table:table-cell office:value-type="float" office:value="10.2117017017017" calcext:value-type="float">
            <text:p>10.2117017017017</text:p>
          </table:table-cell>
          <table:table-cell office:value-type="float" office:value="6416.88000000007" calcext:value-type="float">
            <text:p>6416.88000000007</text:p>
          </table:table-cell>
        </table:table-row>
        <table:table-row table:style-name="ro2">
          <table:table-cell office:value-type="float" office:value="10.2357057057057" calcext:value-type="float">
            <text:p>10.2357057057057</text:p>
          </table:table-cell>
          <table:table-cell office:value-type="float" office:value="6419.76000000007" calcext:value-type="float">
            <text:p>6419.76000000007</text:p>
          </table:table-cell>
        </table:table-row>
        <table:table-row table:style-name="ro2">
          <table:table-cell office:value-type="float" office:value="10.2597097097097" calcext:value-type="float">
            <text:p>10.2597097097097</text:p>
          </table:table-cell>
          <table:table-cell office:value-type="float" office:value="6422.64000000007" calcext:value-type="float">
            <text:p>6422.64000000007</text:p>
          </table:table-cell>
        </table:table-row>
        <table:table-row table:style-name="ro2">
          <table:table-cell office:value-type="float" office:value="10.2837137137137" calcext:value-type="float">
            <text:p>10.2837137137137</text:p>
          </table:table-cell>
          <table:table-cell office:value-type="float" office:value="6425.52000000007" calcext:value-type="float">
            <text:p>6425.52000000007</text:p>
          </table:table-cell>
        </table:table-row>
        <table:table-row table:style-name="ro2">
          <table:table-cell office:value-type="float" office:value="10.3077177177177" calcext:value-type="float">
            <text:p>10.3077177177177</text:p>
          </table:table-cell>
          <table:table-cell office:value-type="float" office:value="6428.40000000008" calcext:value-type="float">
            <text:p>6428.40000000008</text:p>
          </table:table-cell>
        </table:table-row>
        <table:table-row table:style-name="ro2">
          <table:table-cell office:value-type="float" office:value="10.3317217217217" calcext:value-type="float">
            <text:p>10.3317217217217</text:p>
          </table:table-cell>
          <table:table-cell office:value-type="float" office:value="6431.28000000008" calcext:value-type="float">
            <text:p>6431.28000000008</text:p>
          </table:table-cell>
        </table:table-row>
        <table:table-row table:style-name="ro2">
          <table:table-cell office:value-type="float" office:value="10.3557257257257" calcext:value-type="float">
            <text:p>10.3557257257257</text:p>
          </table:table-cell>
          <table:table-cell office:value-type="float" office:value="6434.16000000008" calcext:value-type="float">
            <text:p>6434.16000000008</text:p>
          </table:table-cell>
        </table:table-row>
        <table:table-row table:style-name="ro2">
          <table:table-cell office:value-type="float" office:value="10.3797297297297" calcext:value-type="float">
            <text:p>10.3797297297297</text:p>
          </table:table-cell>
          <table:table-cell office:value-type="float" office:value="6437.04000000008" calcext:value-type="float">
            <text:p>6437.04000000008</text:p>
          </table:table-cell>
        </table:table-row>
        <table:table-row table:style-name="ro2">
          <table:table-cell office:value-type="float" office:value="10.4037337337337" calcext:value-type="float">
            <text:p>10.4037337337337</text:p>
          </table:table-cell>
          <table:table-cell office:value-type="float" office:value="6439.92000000008" calcext:value-type="float">
            <text:p>6439.92000000008</text:p>
          </table:table-cell>
        </table:table-row>
        <table:table-row table:style-name="ro2">
          <table:table-cell office:value-type="float" office:value="10.4277377377377" calcext:value-type="float">
            <text:p>10.4277377377377</text:p>
          </table:table-cell>
          <table:table-cell office:value-type="float" office:value="6442.80000000008" calcext:value-type="float">
            <text:p>6442.80000000008</text:p>
          </table:table-cell>
        </table:table-row>
        <table:table-row table:style-name="ro2">
          <table:table-cell office:value-type="float" office:value="10.4517417417417" calcext:value-type="float">
            <text:p>10.4517417417417</text:p>
          </table:table-cell>
          <table:table-cell office:value-type="float" office:value="6445.68000000008" calcext:value-type="float">
            <text:p>6445.68000000008</text:p>
          </table:table-cell>
        </table:table-row>
        <table:table-row table:style-name="ro2">
          <table:table-cell office:value-type="float" office:value="10.4757457457457" calcext:value-type="float">
            <text:p>10.4757457457457</text:p>
          </table:table-cell>
          <table:table-cell office:value-type="float" office:value="6448.56000000008" calcext:value-type="float">
            <text:p>6448.56000000008</text:p>
          </table:table-cell>
        </table:table-row>
        <table:table-row table:style-name="ro2">
          <table:table-cell office:value-type="float" office:value="10.4997497497497" calcext:value-type="float">
            <text:p>10.4997497497497</text:p>
          </table:table-cell>
          <table:table-cell office:value-type="float" office:value="6451.44000000008" calcext:value-type="float">
            <text:p>6451.44000000008</text:p>
          </table:table-cell>
        </table:table-row>
        <table:table-row table:style-name="ro2">
          <table:table-cell office:value-type="float" office:value="10.5237537537538" calcext:value-type="float">
            <text:p>10.5237537537538</text:p>
          </table:table-cell>
          <table:table-cell office:value-type="float" office:value="6454.32000000008" calcext:value-type="float">
            <text:p>6454.32000000008</text:p>
          </table:table-cell>
        </table:table-row>
        <table:table-row table:style-name="ro2">
          <table:table-cell office:value-type="float" office:value="10.5477577577578" calcext:value-type="float">
            <text:p>10.5477577577578</text:p>
          </table:table-cell>
          <table:table-cell office:value-type="float" office:value="6457.20000000009" calcext:value-type="float">
            <text:p>6457.20000000009</text:p>
          </table:table-cell>
        </table:table-row>
        <table:table-row table:style-name="ro2">
          <table:table-cell office:value-type="float" office:value="10.5717617617618" calcext:value-type="float">
            <text:p>10.5717617617618</text:p>
          </table:table-cell>
          <table:table-cell office:value-type="float" office:value="6460.08000000009" calcext:value-type="float">
            <text:p>6460.08000000009</text:p>
          </table:table-cell>
        </table:table-row>
        <table:table-row table:style-name="ro2">
          <table:table-cell office:value-type="float" office:value="10.5957657657658" calcext:value-type="float">
            <text:p>10.5957657657658</text:p>
          </table:table-cell>
          <table:table-cell office:value-type="float" office:value="6462.96000000009" calcext:value-type="float">
            <text:p>6462.96000000009</text:p>
          </table:table-cell>
        </table:table-row>
        <table:table-row table:style-name="ro2">
          <table:table-cell office:value-type="float" office:value="10.6197697697698" calcext:value-type="float">
            <text:p>10.6197697697698</text:p>
          </table:table-cell>
          <table:table-cell office:value-type="float" office:value="6465.84000000009" calcext:value-type="float">
            <text:p>6465.84000000009</text:p>
          </table:table-cell>
        </table:table-row>
        <table:table-row table:style-name="ro2">
          <table:table-cell office:value-type="float" office:value="10.6437737737738" calcext:value-type="float">
            <text:p>10.6437737737738</text:p>
          </table:table-cell>
          <table:table-cell office:value-type="float" office:value="6468.72000000009" calcext:value-type="float">
            <text:p>6468.72000000009</text:p>
          </table:table-cell>
        </table:table-row>
        <table:table-row table:style-name="ro2">
          <table:table-cell office:value-type="float" office:value="10.6677777777778" calcext:value-type="float">
            <text:p>10.6677777777778</text:p>
          </table:table-cell>
          <table:table-cell office:value-type="float" office:value="6471.60000000009" calcext:value-type="float">
            <text:p>6471.60000000009</text:p>
          </table:table-cell>
        </table:table-row>
        <table:table-row table:style-name="ro2">
          <table:table-cell office:value-type="float" office:value="10.6917817817818" calcext:value-type="float">
            <text:p>10.6917817817818</text:p>
          </table:table-cell>
          <table:table-cell office:value-type="float" office:value="6474.48000000009" calcext:value-type="float">
            <text:p>6474.48000000009</text:p>
          </table:table-cell>
        </table:table-row>
        <table:table-row table:style-name="ro2">
          <table:table-cell office:value-type="float" office:value="10.7157857857858" calcext:value-type="float">
            <text:p>10.7157857857858</text:p>
          </table:table-cell>
          <table:table-cell office:value-type="float" office:value="6477.36000000009" calcext:value-type="float">
            <text:p>6477.36000000009</text:p>
          </table:table-cell>
        </table:table-row>
        <table:table-row table:style-name="ro2">
          <table:table-cell office:value-type="float" office:value="10.7397897897898" calcext:value-type="float">
            <text:p>10.7397897897898</text:p>
          </table:table-cell>
          <table:table-cell office:value-type="float" office:value="6480.24000000009" calcext:value-type="float">
            <text:p>6480.24000000009</text:p>
          </table:table-cell>
        </table:table-row>
        <table:table-row table:style-name="ro2">
          <table:table-cell office:value-type="float" office:value="10.7637937937938" calcext:value-type="float">
            <text:p>10.7637937937938</text:p>
          </table:table-cell>
          <table:table-cell office:value-type="float" office:value="6482.40000000009" calcext:value-type="float">
            <text:p>6482.40000000009</text:p>
          </table:table-cell>
        </table:table-row>
        <table:table-row table:style-name="ro2">
          <table:table-cell office:value-type="float" office:value="10.7877977977978" calcext:value-type="float">
            <text:p>10.7877977977978</text:p>
          </table:table-cell>
          <table:table-cell office:value-type="float" office:value="6484.5600000001" calcext:value-type="float">
            <text:p>6484.5600000001</text:p>
          </table:table-cell>
        </table:table-row>
        <table:table-row table:style-name="ro2">
          <table:table-cell office:value-type="float" office:value="10.8118018018018" calcext:value-type="float">
            <text:p>10.8118018018018</text:p>
          </table:table-cell>
          <table:table-cell office:value-type="float" office:value="6486.7200000001" calcext:value-type="float">
            <text:p>6486.7200000001</text:p>
          </table:table-cell>
        </table:table-row>
        <table:table-row table:style-name="ro2">
          <table:table-cell office:value-type="float" office:value="10.8358058058058" calcext:value-type="float">
            <text:p>10.8358058058058</text:p>
          </table:table-cell>
          <table:table-cell office:value-type="float" office:value="6488.8800000001" calcext:value-type="float">
            <text:p>6488.8800000001</text:p>
          </table:table-cell>
        </table:table-row>
        <table:table-row table:style-name="ro2">
          <table:table-cell office:value-type="float" office:value="10.8598098098098" calcext:value-type="float">
            <text:p>10.8598098098098</text:p>
          </table:table-cell>
          <table:table-cell office:value-type="float" office:value="6491.0400000001" calcext:value-type="float">
            <text:p>6491.0400000001</text:p>
          </table:table-cell>
        </table:table-row>
        <table:table-row table:style-name="ro2">
          <table:table-cell office:value-type="float" office:value="10.8838138138138" calcext:value-type="float">
            <text:p>10.8838138138138</text:p>
          </table:table-cell>
          <table:table-cell office:value-type="float" office:value="6493.2000000001" calcext:value-type="float">
            <text:p>6493.2000000001</text:p>
          </table:table-cell>
        </table:table-row>
        <table:table-row table:style-name="ro2">
          <table:table-cell office:value-type="float" office:value="10.9078178178178" calcext:value-type="float">
            <text:p>10.9078178178178</text:p>
          </table:table-cell>
          <table:table-cell office:value-type="float" office:value="6495.3600000001" calcext:value-type="float">
            <text:p>6495.3600000001</text:p>
          </table:table-cell>
        </table:table-row>
        <table:table-row table:style-name="ro2">
          <table:table-cell office:value-type="float" office:value="10.9318218218218" calcext:value-type="float">
            <text:p>10.9318218218218</text:p>
          </table:table-cell>
          <table:table-cell office:value-type="float" office:value="6497.5200000001" calcext:value-type="float">
            <text:p>6497.5200000001</text:p>
          </table:table-cell>
        </table:table-row>
        <table:table-row table:style-name="ro2">
          <table:table-cell office:value-type="float" office:value="10.9558258258258" calcext:value-type="float">
            <text:p>10.9558258258258</text:p>
          </table:table-cell>
          <table:table-cell office:value-type="float" office:value="6499.6800000001" calcext:value-type="float">
            <text:p>6499.6800000001</text:p>
          </table:table-cell>
        </table:table-row>
        <table:table-row table:style-name="ro2">
          <table:table-cell office:value-type="float" office:value="10.9798298298298" calcext:value-type="float">
            <text:p>10.9798298298298</text:p>
          </table:table-cell>
          <table:table-cell office:value-type="float" office:value="6501.8400000001" calcext:value-type="float">
            <text:p>6501.8400000001</text:p>
          </table:table-cell>
        </table:table-row>
        <table:table-row table:style-name="ro2">
          <table:table-cell office:value-type="float" office:value="11.0038338338338" calcext:value-type="float">
            <text:p>11.0038338338338</text:p>
          </table:table-cell>
          <table:table-cell office:value-type="float" office:value="6504.0000000001" calcext:value-type="float">
            <text:p>6504.0000000001</text:p>
          </table:table-cell>
        </table:table-row>
        <table:table-row table:style-name="ro2">
          <table:table-cell office:value-type="float" office:value="11.0278378378378" calcext:value-type="float">
            <text:p>11.0278378378378</text:p>
          </table:table-cell>
          <table:table-cell office:value-type="float" office:value="6506.8800000001" calcext:value-type="float">
            <text:p>6506.8800000001</text:p>
          </table:table-cell>
        </table:table-row>
        <table:table-row table:style-name="ro2">
          <table:table-cell office:value-type="float" office:value="11.0518418418418" calcext:value-type="float">
            <text:p>11.0518418418418</text:p>
          </table:table-cell>
          <table:table-cell office:value-type="float" office:value="6509.7600000001" calcext:value-type="float">
            <text:p>6509.7600000001</text:p>
          </table:table-cell>
        </table:table-row>
        <table:table-row table:style-name="ro2">
          <table:table-cell office:value-type="float" office:value="11.0758458458458" calcext:value-type="float">
            <text:p>11.0758458458458</text:p>
          </table:table-cell>
          <table:table-cell office:value-type="float" office:value="6512.64000000011" calcext:value-type="float">
            <text:p>6512.64000000011</text:p>
          </table:table-cell>
        </table:table-row>
        <table:table-row table:style-name="ro2">
          <table:table-cell office:value-type="float" office:value="11.0998498498498" calcext:value-type="float">
            <text:p>11.0998498498498</text:p>
          </table:table-cell>
          <table:table-cell office:value-type="float" office:value="6515.52000000011" calcext:value-type="float">
            <text:p>6515.52000000011</text:p>
          </table:table-cell>
        </table:table-row>
        <table:table-row table:style-name="ro2">
          <table:table-cell office:value-type="float" office:value="11.1238538538539" calcext:value-type="float">
            <text:p>11.1238538538539</text:p>
          </table:table-cell>
          <table:table-cell office:value-type="float" office:value="6518.40000000011" calcext:value-type="float">
            <text:p>6518.40000000011</text:p>
          </table:table-cell>
        </table:table-row>
        <table:table-row table:style-name="ro2">
          <table:table-cell office:value-type="float" office:value="11.1478578578579" calcext:value-type="float">
            <text:p>11.1478578578579</text:p>
          </table:table-cell>
          <table:table-cell office:value-type="float" office:value="6521.28000000011" calcext:value-type="float">
            <text:p>6521.28000000011</text:p>
          </table:table-cell>
        </table:table-row>
        <table:table-row table:style-name="ro2">
          <table:table-cell office:value-type="float" office:value="11.1718618618619" calcext:value-type="float">
            <text:p>11.1718618618619</text:p>
          </table:table-cell>
          <table:table-cell office:value-type="float" office:value="6524.16000000011" calcext:value-type="float">
            <text:p>6524.16000000011</text:p>
          </table:table-cell>
        </table:table-row>
        <table:table-row table:style-name="ro2">
          <table:table-cell office:value-type="float" office:value="11.1958658658659" calcext:value-type="float">
            <text:p>11.1958658658659</text:p>
          </table:table-cell>
          <table:table-cell office:value-type="float" office:value="6527.04000000011" calcext:value-type="float">
            <text:p>6527.04000000011</text:p>
          </table:table-cell>
        </table:table-row>
        <table:table-row table:style-name="ro2">
          <table:table-cell office:value-type="float" office:value="11.2198698698699" calcext:value-type="float">
            <text:p>11.2198698698699</text:p>
          </table:table-cell>
          <table:table-cell office:value-type="float" office:value="6529.92000000011" calcext:value-type="float">
            <text:p>6529.92000000011</text:p>
          </table:table-cell>
        </table:table-row>
        <table:table-row table:style-name="ro2">
          <table:table-cell office:value-type="float" office:value="11.2438738738739" calcext:value-type="float">
            <text:p>11.2438738738739</text:p>
          </table:table-cell>
          <table:table-cell office:value-type="float" office:value="6532.80000000011" calcext:value-type="float">
            <text:p>6532.80000000011</text:p>
          </table:table-cell>
        </table:table-row>
        <table:table-row table:style-name="ro2">
          <table:table-cell office:value-type="float" office:value="11.2678778778779" calcext:value-type="float">
            <text:p>11.2678778778779</text:p>
          </table:table-cell>
          <table:table-cell office:value-type="float" office:value="6535.68000000011" calcext:value-type="float">
            <text:p>6535.68000000011</text:p>
          </table:table-cell>
        </table:table-row>
        <table:table-row table:style-name="ro2">
          <table:table-cell office:value-type="float" office:value="11.2918818818819" calcext:value-type="float">
            <text:p>11.2918818818819</text:p>
          </table:table-cell>
          <table:table-cell office:value-type="float" office:value="6538.56000000011" calcext:value-type="float">
            <text:p>6538.56000000011</text:p>
          </table:table-cell>
        </table:table-row>
        <table:table-row table:style-name="ro2">
          <table:table-cell office:value-type="float" office:value="11.3158858858859" calcext:value-type="float">
            <text:p>11.3158858858859</text:p>
          </table:table-cell>
          <table:table-cell office:value-type="float" office:value="6541.44000000012" calcext:value-type="float">
            <text:p>6541.44000000012</text:p>
          </table:table-cell>
        </table:table-row>
        <table:table-row table:style-name="ro2">
          <table:table-cell office:value-type="float" office:value="11.3398898898899" calcext:value-type="float">
            <text:p>11.3398898898899</text:p>
          </table:table-cell>
          <table:table-cell office:value-type="float" office:value="6544.32000000012" calcext:value-type="float">
            <text:p>6544.32000000012</text:p>
          </table:table-cell>
        </table:table-row>
        <table:table-row table:style-name="ro2">
          <table:table-cell office:value-type="float" office:value="11.3638938938939" calcext:value-type="float">
            <text:p>11.3638938938939</text:p>
          </table:table-cell>
          <table:table-cell office:value-type="float" office:value="6547.20000000012" calcext:value-type="float">
            <text:p>6547.20000000012</text:p>
          </table:table-cell>
        </table:table-row>
        <table:table-row table:style-name="ro2">
          <table:table-cell office:value-type="float" office:value="11.3878978978979" calcext:value-type="float">
            <text:p>11.3878978978979</text:p>
          </table:table-cell>
          <table:table-cell office:value-type="float" office:value="6550.08000000012" calcext:value-type="float">
            <text:p>6550.08000000012</text:p>
          </table:table-cell>
        </table:table-row>
        <table:table-row table:style-name="ro2">
          <table:table-cell office:value-type="float" office:value="11.4119019019019" calcext:value-type="float">
            <text:p>11.4119019019019</text:p>
          </table:table-cell>
          <table:table-cell office:value-type="float" office:value="6552.96000000012" calcext:value-type="float">
            <text:p>6552.96000000012</text:p>
          </table:table-cell>
        </table:table-row>
        <table:table-row table:style-name="ro2">
          <table:table-cell office:value-type="float" office:value="11.4359059059059" calcext:value-type="float">
            <text:p>11.4359059059059</text:p>
          </table:table-cell>
          <table:table-cell office:value-type="float" office:value="6555.84000000012" calcext:value-type="float">
            <text:p>6555.84000000012</text:p>
          </table:table-cell>
        </table:table-row>
        <table:table-row table:style-name="ro2">
          <table:table-cell office:value-type="float" office:value="11.4599099099099" calcext:value-type="float">
            <text:p>11.4599099099099</text:p>
          </table:table-cell>
          <table:table-cell office:value-type="float" office:value="6558.72000000012" calcext:value-type="float">
            <text:p>6558.72000000012</text:p>
          </table:table-cell>
        </table:table-row>
        <table:table-row table:style-name="ro2">
          <table:table-cell office:value-type="float" office:value="11.4839139139139" calcext:value-type="float">
            <text:p>11.4839139139139</text:p>
          </table:table-cell>
          <table:table-cell office:value-type="float" office:value="6561.60000000012" calcext:value-type="float">
            <text:p>6561.60000000012</text:p>
          </table:table-cell>
        </table:table-row>
        <table:table-row table:style-name="ro2">
          <table:table-cell office:value-type="float" office:value="11.5079179179179" calcext:value-type="float">
            <text:p>11.5079179179179</text:p>
          </table:table-cell>
          <table:table-cell office:value-type="float" office:value="6564.48000000012" calcext:value-type="float">
            <text:p>6564.48000000012</text:p>
          </table:table-cell>
        </table:table-row>
        <table:table-row table:style-name="ro2">
          <table:table-cell office:value-type="float" office:value="11.5319219219219" calcext:value-type="float">
            <text:p>11.5319219219219</text:p>
          </table:table-cell>
          <table:table-cell office:value-type="float" office:value="6567.36000000012" calcext:value-type="float">
            <text:p>6567.36000000012</text:p>
          </table:table-cell>
        </table:table-row>
        <table:table-row table:style-name="ro2">
          <table:table-cell office:value-type="float" office:value="11.5559259259259" calcext:value-type="float">
            <text:p>11.5559259259259</text:p>
          </table:table-cell>
          <table:table-cell office:value-type="float" office:value="6570.24000000013" calcext:value-type="float">
            <text:p>6570.24000000013</text:p>
          </table:table-cell>
        </table:table-row>
        <table:table-row table:style-name="ro2">
          <table:table-cell office:value-type="float" office:value="11.5799299299299" calcext:value-type="float">
            <text:p>11.5799299299299</text:p>
          </table:table-cell>
          <table:table-cell office:value-type="float" office:value="6573.12000000013" calcext:value-type="float">
            <text:p>6573.12000000013</text:p>
          </table:table-cell>
        </table:table-row>
        <table:table-row table:style-name="ro2">
          <table:table-cell office:value-type="float" office:value="11.6039339339339" calcext:value-type="float">
            <text:p>11.6039339339339</text:p>
          </table:table-cell>
          <table:table-cell office:value-type="float" office:value="6576.00000000013" calcext:value-type="float">
            <text:p>6576.00000000013</text:p>
          </table:table-cell>
        </table:table-row>
        <table:table-row table:style-name="ro2">
          <table:table-cell office:value-type="float" office:value="11.6279379379379" calcext:value-type="float">
            <text:p>11.6279379379379</text:p>
          </table:table-cell>
          <table:table-cell office:value-type="float" office:value="6578.88000000013" calcext:value-type="float">
            <text:p>6578.88000000013</text:p>
          </table:table-cell>
        </table:table-row>
        <table:table-row table:style-name="ro2">
          <table:table-cell office:value-type="float" office:value="11.6519419419419" calcext:value-type="float">
            <text:p>11.6519419419419</text:p>
          </table:table-cell>
          <table:table-cell office:value-type="float" office:value="6581.76000000013" calcext:value-type="float">
            <text:p>6581.76000000013</text:p>
          </table:table-cell>
        </table:table-row>
        <table:table-row table:style-name="ro2">
          <table:table-cell office:value-type="float" office:value="11.6759459459459" calcext:value-type="float">
            <text:p>11.6759459459459</text:p>
          </table:table-cell>
          <table:table-cell office:value-type="float" office:value="6584.64000000013" calcext:value-type="float">
            <text:p>6584.64000000013</text:p>
          </table:table-cell>
        </table:table-row>
        <table:table-row table:style-name="ro2">
          <table:table-cell office:value-type="float" office:value="11.6999499499499" calcext:value-type="float">
            <text:p>11.6999499499499</text:p>
          </table:table-cell>
          <table:table-cell office:value-type="float" office:value="6587.52000000013" calcext:value-type="float">
            <text:p>6587.52000000013</text:p>
          </table:table-cell>
        </table:table-row>
        <table:table-row table:style-name="ro2">
          <table:table-cell office:value-type="float" office:value="11.723953953954" calcext:value-type="float">
            <text:p>11.723953953954</text:p>
          </table:table-cell>
          <table:table-cell office:value-type="float" office:value="6590.40000000013" calcext:value-type="float">
            <text:p>6590.40000000013</text:p>
          </table:table-cell>
        </table:table-row>
        <table:table-row table:style-name="ro2">
          <table:table-cell office:value-type="float" office:value="11.747957957958" calcext:value-type="float">
            <text:p>11.747957957958</text:p>
          </table:table-cell>
          <table:table-cell office:value-type="float" office:value="6593.28000000013" calcext:value-type="float">
            <text:p>6593.28000000013</text:p>
          </table:table-cell>
        </table:table-row>
        <table:table-row table:style-name="ro2">
          <table:table-cell office:value-type="float" office:value="11.771961961962" calcext:value-type="float">
            <text:p>11.771961961962</text:p>
          </table:table-cell>
          <table:table-cell office:value-type="float" office:value="6596.16000000013" calcext:value-type="float">
            <text:p>6596.16000000013</text:p>
          </table:table-cell>
        </table:table-row>
        <table:table-row table:style-name="ro2">
          <table:table-cell office:value-type="float" office:value="11.795965965966" calcext:value-type="float">
            <text:p>11.795965965966</text:p>
          </table:table-cell>
          <table:table-cell office:value-type="float" office:value="6599.04000000014" calcext:value-type="float">
            <text:p>6599.04000000014</text:p>
          </table:table-cell>
        </table:table-row>
        <table:table-row table:style-name="ro2">
          <table:table-cell office:value-type="float" office:value="11.81996996997" calcext:value-type="float">
            <text:p>11.81996996997</text:p>
          </table:table-cell>
          <table:table-cell office:value-type="float" office:value="6601.92000000014" calcext:value-type="float">
            <text:p>6601.92000000014</text:p>
          </table:table-cell>
        </table:table-row>
        <table:table-row table:style-name="ro2">
          <table:table-cell office:value-type="float" office:value="11.843973973974" calcext:value-type="float">
            <text:p>11.843973973974</text:p>
          </table:table-cell>
          <table:table-cell office:value-type="float" office:value="6604.80000000014" calcext:value-type="float">
            <text:p>6604.80000000014</text:p>
          </table:table-cell>
        </table:table-row>
        <table:table-row table:style-name="ro2">
          <table:table-cell office:value-type="float" office:value="11.867977977978" calcext:value-type="float">
            <text:p>11.867977977978</text:p>
          </table:table-cell>
          <table:table-cell office:value-type="float" office:value="6607.68000000014" calcext:value-type="float">
            <text:p>6607.68000000014</text:p>
          </table:table-cell>
        </table:table-row>
        <table:table-row table:style-name="ro2">
          <table:table-cell office:value-type="float" office:value="11.891981981982" calcext:value-type="float">
            <text:p>11.891981981982</text:p>
          </table:table-cell>
          <table:table-cell office:value-type="float" office:value="6610.56000000014" calcext:value-type="float">
            <text:p>6610.56000000014</text:p>
          </table:table-cell>
        </table:table-row>
        <table:table-row table:style-name="ro2">
          <table:table-cell office:value-type="float" office:value="11.915985985986" calcext:value-type="float">
            <text:p>11.915985985986</text:p>
          </table:table-cell>
          <table:table-cell office:value-type="float" office:value="6613.44000000014" calcext:value-type="float">
            <text:p>6613.44000000014</text:p>
          </table:table-cell>
        </table:table-row>
        <table:table-row table:style-name="ro2">
          <table:table-cell office:value-type="float" office:value="11.93998998999" calcext:value-type="float">
            <text:p>11.93998998999</text:p>
          </table:table-cell>
          <table:table-cell office:value-type="float" office:value="6616.32000000014" calcext:value-type="float">
            <text:p>6616.32000000014</text:p>
          </table:table-cell>
        </table:table-row>
        <table:table-row table:style-name="ro2">
          <table:table-cell office:value-type="float" office:value="11.963993993994" calcext:value-type="float">
            <text:p>11.963993993994</text:p>
          </table:table-cell>
          <table:table-cell office:value-type="float" office:value="6619.20000000014" calcext:value-type="float">
            <text:p>6619.20000000014</text:p>
          </table:table-cell>
        </table:table-row>
        <table:table-row table:style-name="ro2">
          <table:table-cell office:value-type="float" office:value="11.987997997998" calcext:value-type="float">
            <text:p>11.987997997998</text:p>
          </table:table-cell>
          <table:table-cell office:value-type="float" office:value="6622.08000000014" calcext:value-type="float">
            <text:p>6622.08000000014</text:p>
          </table:table-cell>
        </table:table-row>
        <table:table-row table:style-name="ro2">
          <table:table-cell office:value-type="float" office:value="12.012002002002" calcext:value-type="float">
            <text:p>12.012002002002</text:p>
          </table:table-cell>
          <table:table-cell office:value-type="float" office:value="6624.96000000015" calcext:value-type="float">
            <text:p>6624.96000000015</text:p>
          </table:table-cell>
        </table:table-row>
        <table:table-row table:style-name="ro2">
          <table:table-cell office:value-type="float" office:value="12.036006006006" calcext:value-type="float">
            <text:p>12.036006006006</text:p>
          </table:table-cell>
          <table:table-cell office:value-type="float" office:value="6627.84000000015" calcext:value-type="float">
            <text:p>6627.84000000015</text:p>
          </table:table-cell>
        </table:table-row>
        <table:table-row table:style-name="ro2">
          <table:table-cell office:value-type="float" office:value="12.06001001001" calcext:value-type="float">
            <text:p>12.06001001001</text:p>
          </table:table-cell>
          <table:table-cell office:value-type="float" office:value="6630.72000000015" calcext:value-type="float">
            <text:p>6630.72000000015</text:p>
          </table:table-cell>
        </table:table-row>
        <table:table-row table:style-name="ro2">
          <table:table-cell office:value-type="float" office:value="12.084014014014" calcext:value-type="float">
            <text:p>12.084014014014</text:p>
          </table:table-cell>
          <table:table-cell office:value-type="float" office:value="6633.60000000015" calcext:value-type="float">
            <text:p>6633.60000000015</text:p>
          </table:table-cell>
        </table:table-row>
        <table:table-row table:style-name="ro2">
          <table:table-cell office:value-type="float" office:value="12.108018018018" calcext:value-type="float">
            <text:p>12.108018018018</text:p>
          </table:table-cell>
          <table:table-cell office:value-type="float" office:value="6636.48000000015" calcext:value-type="float">
            <text:p>6636.48000000015</text:p>
          </table:table-cell>
        </table:table-row>
        <table:table-row table:style-name="ro2">
          <table:table-cell office:value-type="float" office:value="12.132022022022" calcext:value-type="float">
            <text:p>12.132022022022</text:p>
          </table:table-cell>
          <table:table-cell office:value-type="float" office:value="6639.36000000015" calcext:value-type="float">
            <text:p>6639.36000000015</text:p>
          </table:table-cell>
        </table:table-row>
        <table:table-row table:style-name="ro2">
          <table:table-cell office:value-type="float" office:value="12.156026026026" calcext:value-type="float">
            <text:p>12.156026026026</text:p>
          </table:table-cell>
          <table:table-cell office:value-type="float" office:value="6642.24000000015" calcext:value-type="float">
            <text:p>6642.24000000015</text:p>
          </table:table-cell>
        </table:table-row>
        <table:table-row table:style-name="ro2">
          <table:table-cell office:value-type="float" office:value="12.18003003003" calcext:value-type="float">
            <text:p>12.18003003003</text:p>
          </table:table-cell>
          <table:table-cell office:value-type="float" office:value="6645.12000000015" calcext:value-type="float">
            <text:p>6645.12000000015</text:p>
          </table:table-cell>
        </table:table-row>
        <table:table-row table:style-name="ro2">
          <table:table-cell office:value-type="float" office:value="12.204034034034" calcext:value-type="float">
            <text:p>12.204034034034</text:p>
          </table:table-cell>
          <table:table-cell office:value-type="float" office:value="6648.00000000015" calcext:value-type="float">
            <text:p>6648.00000000015</text:p>
          </table:table-cell>
        </table:table-row>
        <table:table-row table:style-name="ro2">
          <table:table-cell office:value-type="float" office:value="12.228038038038" calcext:value-type="float">
            <text:p>12.228038038038</text:p>
          </table:table-cell>
          <table:table-cell office:value-type="float" office:value="6650.88000000015" calcext:value-type="float">
            <text:p>6650.88000000015</text:p>
          </table:table-cell>
        </table:table-row>
        <table:table-row table:style-name="ro2">
          <table:table-cell office:value-type="float" office:value="12.252042042042" calcext:value-type="float">
            <text:p>12.252042042042</text:p>
          </table:table-cell>
          <table:table-cell office:value-type="float" office:value="6653.76000000016" calcext:value-type="float">
            <text:p>6653.76000000016</text:p>
          </table:table-cell>
        </table:table-row>
        <table:table-row table:style-name="ro2">
          <table:table-cell office:value-type="float" office:value="12.276046046046" calcext:value-type="float">
            <text:p>12.276046046046</text:p>
          </table:table-cell>
          <table:table-cell office:value-type="float" office:value="6656.64000000016" calcext:value-type="float">
            <text:p>6656.64000000016</text:p>
          </table:table-cell>
        </table:table-row>
        <table:table-row table:style-name="ro2">
          <table:table-cell office:value-type="float" office:value="12.30005005005" calcext:value-type="float">
            <text:p>12.30005005005</text:p>
          </table:table-cell>
          <table:table-cell office:value-type="float" office:value="6659.52000000016" calcext:value-type="float">
            <text:p>6659.52000000016</text:p>
          </table:table-cell>
        </table:table-row>
        <table:table-row table:style-name="ro2">
          <table:table-cell office:value-type="float" office:value="12.3240540540541" calcext:value-type="float">
            <text:p>12.3240540540541</text:p>
          </table:table-cell>
          <table:table-cell office:value-type="float" office:value="6662.40000000016" calcext:value-type="float">
            <text:p>6662.40000000016</text:p>
          </table:table-cell>
        </table:table-row>
        <table:table-row table:style-name="ro2">
          <table:table-cell office:value-type="float" office:value="12.3480580580581" calcext:value-type="float">
            <text:p>12.3480580580581</text:p>
          </table:table-cell>
          <table:table-cell office:value-type="float" office:value="6665.28000000016" calcext:value-type="float">
            <text:p>6665.28000000016</text:p>
          </table:table-cell>
        </table:table-row>
        <table:table-row table:style-name="ro2">
          <table:table-cell office:value-type="float" office:value="12.3720620620621" calcext:value-type="float">
            <text:p>12.3720620620621</text:p>
          </table:table-cell>
          <table:table-cell office:value-type="float" office:value="6668.16000000016" calcext:value-type="float">
            <text:p>6668.16000000016</text:p>
          </table:table-cell>
        </table:table-row>
        <table:table-row table:style-name="ro2">
          <table:table-cell office:value-type="float" office:value="12.3960660660661" calcext:value-type="float">
            <text:p>12.3960660660661</text:p>
          </table:table-cell>
          <table:table-cell office:value-type="float" office:value="6671.04000000016" calcext:value-type="float">
            <text:p>6671.04000000016</text:p>
          </table:table-cell>
        </table:table-row>
        <table:table-row table:style-name="ro2">
          <table:table-cell office:value-type="float" office:value="12.4200700700701" calcext:value-type="float">
            <text:p>12.4200700700701</text:p>
          </table:table-cell>
          <table:table-cell office:value-type="float" office:value="6673.92000000016" calcext:value-type="float">
            <text:p>6673.92000000016</text:p>
          </table:table-cell>
        </table:table-row>
        <table:table-row table:style-name="ro2">
          <table:table-cell office:value-type="float" office:value="12.4440740740741" calcext:value-type="float">
            <text:p>12.4440740740741</text:p>
          </table:table-cell>
          <table:table-cell office:value-type="float" office:value="6676.80000000016" calcext:value-type="float">
            <text:p>6676.80000000016</text:p>
          </table:table-cell>
        </table:table-row>
        <table:table-row table:style-name="ro2">
          <table:table-cell office:value-type="float" office:value="12.4680780780781" calcext:value-type="float">
            <text:p>12.4680780780781</text:p>
          </table:table-cell>
          <table:table-cell office:value-type="float" office:value="6679.68000000016" calcext:value-type="float">
            <text:p>6679.68000000016</text:p>
          </table:table-cell>
        </table:table-row>
        <table:table-row table:style-name="ro2">
          <table:table-cell office:value-type="float" office:value="12.4920820820821" calcext:value-type="float">
            <text:p>12.4920820820821</text:p>
          </table:table-cell>
          <table:table-cell office:value-type="float" office:value="6682.56000000017" calcext:value-type="float">
            <text:p>6682.56000000017</text:p>
          </table:table-cell>
        </table:table-row>
        <table:table-row table:style-name="ro2">
          <table:table-cell office:value-type="float" office:value="12.5160860860861" calcext:value-type="float">
            <text:p>12.5160860860861</text:p>
          </table:table-cell>
          <table:table-cell office:value-type="float" office:value="6685.44000000017" calcext:value-type="float">
            <text:p>6685.44000000017</text:p>
          </table:table-cell>
        </table:table-row>
        <table:table-row table:style-name="ro2">
          <table:table-cell office:value-type="float" office:value="12.5400900900901" calcext:value-type="float">
            <text:p>12.5400900900901</text:p>
          </table:table-cell>
          <table:table-cell office:value-type="float" office:value="6688.32000000017" calcext:value-type="float">
            <text:p>6688.32000000017</text:p>
          </table:table-cell>
        </table:table-row>
        <table:table-row table:style-name="ro2">
          <table:table-cell office:value-type="float" office:value="12.5640940940941" calcext:value-type="float">
            <text:p>12.5640940940941</text:p>
          </table:table-cell>
          <table:table-cell office:value-type="float" office:value="6691.20000000017" calcext:value-type="float">
            <text:p>6691.20000000017</text:p>
          </table:table-cell>
        </table:table-row>
        <table:table-row table:style-name="ro2">
          <table:table-cell office:value-type="float" office:value="12.5880980980981" calcext:value-type="float">
            <text:p>12.5880980980981</text:p>
          </table:table-cell>
          <table:table-cell office:value-type="float" office:value="6694.08000000017" calcext:value-type="float">
            <text:p>6694.08000000017</text:p>
          </table:table-cell>
        </table:table-row>
        <table:table-row table:style-name="ro2">
          <table:table-cell office:value-type="float" office:value="12.6121021021021" calcext:value-type="float">
            <text:p>12.6121021021021</text:p>
          </table:table-cell>
          <table:table-cell office:value-type="float" office:value="6696.96000000017" calcext:value-type="float">
            <text:p>6696.96000000017</text:p>
          </table:table-cell>
        </table:table-row>
        <table:table-row table:style-name="ro2">
          <table:table-cell office:value-type="float" office:value="12.6361061061061" calcext:value-type="float">
            <text:p>12.6361061061061</text:p>
          </table:table-cell>
          <table:table-cell office:value-type="float" office:value="6699.84000000017" calcext:value-type="float">
            <text:p>6699.84000000017</text:p>
          </table:table-cell>
        </table:table-row>
        <table:table-row table:style-name="ro2">
          <table:table-cell office:value-type="float" office:value="12.6601101101101" calcext:value-type="float">
            <text:p>12.6601101101101</text:p>
          </table:table-cell>
          <table:table-cell office:value-type="float" office:value="6702.72000000017" calcext:value-type="float">
            <text:p>6702.72000000017</text:p>
          </table:table-cell>
        </table:table-row>
        <table:table-row table:style-name="ro2">
          <table:table-cell office:value-type="float" office:value="12.6841141141141" calcext:value-type="float">
            <text:p>12.6841141141141</text:p>
          </table:table-cell>
          <table:table-cell office:value-type="float" office:value="6705.60000000017" calcext:value-type="float">
            <text:p>6705.60000000017</text:p>
          </table:table-cell>
        </table:table-row>
        <table:table-row table:style-name="ro2">
          <table:table-cell office:value-type="float" office:value="12.7081181181181" calcext:value-type="float">
            <text:p>12.7081181181181</text:p>
          </table:table-cell>
          <table:table-cell office:value-type="float" office:value="6708.48000000017" calcext:value-type="float">
            <text:p>6708.48000000017</text:p>
          </table:table-cell>
        </table:table-row>
        <table:table-row table:style-name="ro2">
          <table:table-cell office:value-type="float" office:value="12.7321221221221" calcext:value-type="float">
            <text:p>12.7321221221221</text:p>
          </table:table-cell>
          <table:table-cell office:value-type="float" office:value="6711.36000000018" calcext:value-type="float">
            <text:p>6711.36000000018</text:p>
          </table:table-cell>
        </table:table-row>
        <table:table-row table:style-name="ro2">
          <table:table-cell office:value-type="float" office:value="12.7561261261261" calcext:value-type="float">
            <text:p>12.7561261261261</text:p>
          </table:table-cell>
          <table:table-cell office:value-type="float" office:value="6714.24000000018" calcext:value-type="float">
            <text:p>6714.24000000018</text:p>
          </table:table-cell>
        </table:table-row>
        <table:table-row table:style-name="ro2">
          <table:table-cell office:value-type="float" office:value="12.7801301301301" calcext:value-type="float">
            <text:p>12.7801301301301</text:p>
          </table:table-cell>
          <table:table-cell office:value-type="float" office:value="6717.12000000018" calcext:value-type="float">
            <text:p>6717.12000000018</text:p>
          </table:table-cell>
        </table:table-row>
        <table:table-row table:style-name="ro2">
          <table:table-cell office:value-type="float" office:value="12.8041341341341" calcext:value-type="float">
            <text:p>12.8041341341341</text:p>
          </table:table-cell>
          <table:table-cell office:value-type="float" office:value="6720.00000000018" calcext:value-type="float">
            <text:p>6720.00000000018</text:p>
          </table:table-cell>
        </table:table-row>
        <table:table-row table:style-name="ro2">
          <table:table-cell office:value-type="float" office:value="12.8281381381381" calcext:value-type="float">
            <text:p>12.8281381381381</text:p>
          </table:table-cell>
          <table:table-cell office:value-type="float" office:value="6722.88000000018" calcext:value-type="float">
            <text:p>6722.88000000018</text:p>
          </table:table-cell>
        </table:table-row>
        <table:table-row table:style-name="ro2">
          <table:table-cell office:value-type="float" office:value="12.8521421421421" calcext:value-type="float">
            <text:p>12.8521421421421</text:p>
          </table:table-cell>
          <table:table-cell office:value-type="float" office:value="6725.76000000018" calcext:value-type="float">
            <text:p>6725.76000000018</text:p>
          </table:table-cell>
        </table:table-row>
        <table:table-row table:style-name="ro2">
          <table:table-cell office:value-type="float" office:value="12.8761461461461" calcext:value-type="float">
            <text:p>12.8761461461461</text:p>
          </table:table-cell>
          <table:table-cell office:value-type="float" office:value="6728.64000000018" calcext:value-type="float">
            <text:p>6728.64000000018</text:p>
          </table:table-cell>
        </table:table-row>
        <table:table-row table:style-name="ro2">
          <table:table-cell office:value-type="float" office:value="12.9001501501501" calcext:value-type="float">
            <text:p>12.9001501501501</text:p>
          </table:table-cell>
          <table:table-cell office:value-type="float" office:value="6731.52000000018" calcext:value-type="float">
            <text:p>6731.52000000018</text:p>
          </table:table-cell>
        </table:table-row>
        <table:table-row table:style-name="ro2">
          <table:table-cell office:value-type="float" office:value="12.9241541541542" calcext:value-type="float">
            <text:p>12.9241541541542</text:p>
          </table:table-cell>
          <table:table-cell office:value-type="float" office:value="6734.40000000018" calcext:value-type="float">
            <text:p>6734.40000000018</text:p>
          </table:table-cell>
        </table:table-row>
        <table:table-row table:style-name="ro2">
          <table:table-cell office:value-type="float" office:value="12.9481581581582" calcext:value-type="float">
            <text:p>12.9481581581582</text:p>
          </table:table-cell>
          <table:table-cell office:value-type="float" office:value="6737.28000000018" calcext:value-type="float">
            <text:p>6737.28000000018</text:p>
          </table:table-cell>
        </table:table-row>
        <table:table-row table:style-name="ro2">
          <table:table-cell office:value-type="float" office:value="12.9721621621622" calcext:value-type="float">
            <text:p>12.9721621621622</text:p>
          </table:table-cell>
          <table:table-cell office:value-type="float" office:value="6740.16000000019" calcext:value-type="float">
            <text:p>6740.16000000019</text:p>
          </table:table-cell>
        </table:table-row>
        <table:table-row table:style-name="ro2">
          <table:table-cell office:value-type="float" office:value="12.9961661661662" calcext:value-type="float">
            <text:p>12.9961661661662</text:p>
          </table:table-cell>
          <table:table-cell office:value-type="float" office:value="6743.04000000019" calcext:value-type="float">
            <text:p>6743.04000000019</text:p>
          </table:table-cell>
        </table:table-row>
        <table:table-row table:style-name="ro2">
          <table:table-cell office:value-type="float" office:value="13.0201701701702" calcext:value-type="float">
            <text:p>13.0201701701702</text:p>
          </table:table-cell>
          <table:table-cell office:value-type="float" office:value="6745.92000000019" calcext:value-type="float">
            <text:p>6745.92000000019</text:p>
          </table:table-cell>
        </table:table-row>
        <table:table-row table:style-name="ro2">
          <table:table-cell office:value-type="float" office:value="13.0441741741742" calcext:value-type="float">
            <text:p>13.0441741741742</text:p>
          </table:table-cell>
          <table:table-cell office:value-type="float" office:value="6748.80000000019" calcext:value-type="float">
            <text:p>6748.80000000019</text:p>
          </table:table-cell>
        </table:table-row>
        <table:table-row table:style-name="ro2">
          <table:table-cell office:value-type="float" office:value="13.0681781781782" calcext:value-type="float">
            <text:p>13.0681781781782</text:p>
          </table:table-cell>
          <table:table-cell office:value-type="float" office:value="6751.68000000019" calcext:value-type="float">
            <text:p>6751.68000000019</text:p>
          </table:table-cell>
        </table:table-row>
        <table:table-row table:style-name="ro2">
          <table:table-cell office:value-type="float" office:value="13.0921821821822" calcext:value-type="float">
            <text:p>13.0921821821822</text:p>
          </table:table-cell>
          <table:table-cell office:value-type="float" office:value="6754.56000000019" calcext:value-type="float">
            <text:p>6754.56000000019</text:p>
          </table:table-cell>
        </table:table-row>
        <table:table-row table:style-name="ro2">
          <table:table-cell office:value-type="float" office:value="13.1161861861862" calcext:value-type="float">
            <text:p>13.1161861861862</text:p>
          </table:table-cell>
          <table:table-cell office:value-type="float" office:value="6757.44000000019" calcext:value-type="float">
            <text:p>6757.44000000019</text:p>
          </table:table-cell>
        </table:table-row>
        <table:table-row table:style-name="ro2">
          <table:table-cell office:value-type="float" office:value="13.1401901901902" calcext:value-type="float">
            <text:p>13.1401901901902</text:p>
          </table:table-cell>
          <table:table-cell office:value-type="float" office:value="6760.32000000019" calcext:value-type="float">
            <text:p>6760.32000000019</text:p>
          </table:table-cell>
        </table:table-row>
        <table:table-row table:style-name="ro2">
          <table:table-cell office:value-type="float" office:value="13.1641941941942" calcext:value-type="float">
            <text:p>13.1641941941942</text:p>
          </table:table-cell>
          <table:table-cell office:value-type="float" office:value="6763.20000000019" calcext:value-type="float">
            <text:p>6763.20000000019</text:p>
          </table:table-cell>
        </table:table-row>
        <table:table-row table:style-name="ro2">
          <table:table-cell office:value-type="float" office:value="13.1881981981982" calcext:value-type="float">
            <text:p>13.1881981981982</text:p>
          </table:table-cell>
          <table:table-cell office:value-type="float" office:value="6766.0800000002" calcext:value-type="float">
            <text:p>6766.0800000002</text:p>
          </table:table-cell>
        </table:table-row>
        <table:table-row table:style-name="ro2">
          <table:table-cell office:value-type="float" office:value="13.2122022022022" calcext:value-type="float">
            <text:p>13.2122022022022</text:p>
          </table:table-cell>
          <table:table-cell office:value-type="float" office:value="6768.9600000002" calcext:value-type="float">
            <text:p>6768.9600000002</text:p>
          </table:table-cell>
        </table:table-row>
        <table:table-row table:style-name="ro2">
          <table:table-cell office:value-type="float" office:value="13.2362062062062" calcext:value-type="float">
            <text:p>13.2362062062062</text:p>
          </table:table-cell>
          <table:table-cell office:value-type="float" office:value="6771.8400000002" calcext:value-type="float">
            <text:p>6771.8400000002</text:p>
          </table:table-cell>
        </table:table-row>
        <table:table-row table:style-name="ro2">
          <table:table-cell office:value-type="float" office:value="13.2602102102102" calcext:value-type="float">
            <text:p>13.2602102102102</text:p>
          </table:table-cell>
          <table:table-cell office:value-type="float" office:value="6774.7200000002" calcext:value-type="float">
            <text:p>6774.7200000002</text:p>
          </table:table-cell>
        </table:table-row>
        <table:table-row table:style-name="ro2">
          <table:table-cell office:value-type="float" office:value="13.2842142142142" calcext:value-type="float">
            <text:p>13.2842142142142</text:p>
          </table:table-cell>
          <table:table-cell office:value-type="float" office:value="6777.6000000002" calcext:value-type="float">
            <text:p>6777.6000000002</text:p>
          </table:table-cell>
        </table:table-row>
        <table:table-row table:style-name="ro2">
          <table:table-cell office:value-type="float" office:value="13.3082182182182" calcext:value-type="float">
            <text:p>13.3082182182182</text:p>
          </table:table-cell>
          <table:table-cell office:value-type="float" office:value="6780.4800000002" calcext:value-type="float">
            <text:p>6780.4800000002</text:p>
          </table:table-cell>
        </table:table-row>
        <table:table-row table:style-name="ro2">
          <table:table-cell office:value-type="float" office:value="13.3322222222222" calcext:value-type="float">
            <text:p>13.3322222222222</text:p>
          </table:table-cell>
          <table:table-cell office:value-type="float" office:value="6783.3600000002" calcext:value-type="float">
            <text:p>6783.3600000002</text:p>
          </table:table-cell>
        </table:table-row>
        <table:table-row table:style-name="ro2">
          <table:table-cell office:value-type="float" office:value="13.3562262262262" calcext:value-type="float">
            <text:p>13.3562262262262</text:p>
          </table:table-cell>
          <table:table-cell office:value-type="float" office:value="6786.2400000002" calcext:value-type="float">
            <text:p>6786.2400000002</text:p>
          </table:table-cell>
        </table:table-row>
        <table:table-row table:style-name="ro2">
          <table:table-cell office:value-type="float" office:value="13.3802302302302" calcext:value-type="float">
            <text:p>13.3802302302302</text:p>
          </table:table-cell>
          <table:table-cell office:value-type="float" office:value="6789.1200000002" calcext:value-type="float">
            <text:p>6789.1200000002</text:p>
          </table:table-cell>
        </table:table-row>
        <table:table-row table:style-name="ro2">
          <table:table-cell office:value-type="float" office:value="13.4042342342342" calcext:value-type="float">
            <text:p>13.4042342342342</text:p>
          </table:table-cell>
          <table:table-cell office:value-type="float" office:value="6792.0000000002" calcext:value-type="float">
            <text:p>6792.0000000002</text:p>
          </table:table-cell>
        </table:table-row>
        <table:table-row table:style-name="ro2">
          <table:table-cell office:value-type="float" office:value="13.4282382382382" calcext:value-type="float">
            <text:p>13.4282382382382</text:p>
          </table:table-cell>
          <table:table-cell office:value-type="float" office:value="6794.88000000021" calcext:value-type="float">
            <text:p>6794.88000000021</text:p>
          </table:table-cell>
        </table:table-row>
        <table:table-row table:style-name="ro2">
          <table:table-cell office:value-type="float" office:value="13.4522422422422" calcext:value-type="float">
            <text:p>13.4522422422422</text:p>
          </table:table-cell>
          <table:table-cell office:value-type="float" office:value="6797.76000000021" calcext:value-type="float">
            <text:p>6797.76000000021</text:p>
          </table:table-cell>
        </table:table-row>
        <table:table-row table:style-name="ro2">
          <table:table-cell office:value-type="float" office:value="13.4762462462462" calcext:value-type="float">
            <text:p>13.4762462462462</text:p>
          </table:table-cell>
          <table:table-cell office:value-type="float" office:value="6800.64000000021" calcext:value-type="float">
            <text:p>6800.64000000021</text:p>
          </table:table-cell>
        </table:table-row>
        <table:table-row table:style-name="ro2">
          <table:table-cell office:value-type="float" office:value="13.5002502502502" calcext:value-type="float">
            <text:p>13.5002502502502</text:p>
          </table:table-cell>
          <table:table-cell office:value-type="float" office:value="6803.52000000021" calcext:value-type="float">
            <text:p>6803.52000000021</text:p>
          </table:table-cell>
        </table:table-row>
        <table:table-row table:style-name="ro2">
          <table:table-cell office:value-type="float" office:value="13.5242542542543" calcext:value-type="float">
            <text:p>13.5242542542543</text:p>
          </table:table-cell>
          <table:table-cell office:value-type="float" office:value="6805.68000000021" calcext:value-type="float">
            <text:p>6805.68000000021</text:p>
          </table:table-cell>
        </table:table-row>
        <table:table-row table:style-name="ro2">
          <table:table-cell office:value-type="float" office:value="13.5482582582583" calcext:value-type="float">
            <text:p>13.5482582582583</text:p>
          </table:table-cell>
          <table:table-cell office:value-type="float" office:value="6807.84000000021" calcext:value-type="float">
            <text:p>6807.84000000021</text:p>
          </table:table-cell>
        </table:table-row>
        <table:table-row table:style-name="ro2">
          <table:table-cell office:value-type="float" office:value="13.5722622622623" calcext:value-type="float">
            <text:p>13.5722622622623</text:p>
          </table:table-cell>
          <table:table-cell office:value-type="float" office:value="6810.00000000021" calcext:value-type="float">
            <text:p>6810.00000000021</text:p>
          </table:table-cell>
        </table:table-row>
        <table:table-row table:style-name="ro2">
          <table:table-cell office:value-type="float" office:value="13.5962662662663" calcext:value-type="float">
            <text:p>13.5962662662663</text:p>
          </table:table-cell>
          <table:table-cell office:value-type="float" office:value="6812.16000000021" calcext:value-type="float">
            <text:p>6812.16000000021</text:p>
          </table:table-cell>
        </table:table-row>
        <table:table-row table:style-name="ro2">
          <table:table-cell office:value-type="float" office:value="13.6202702702703" calcext:value-type="float">
            <text:p>13.6202702702703</text:p>
          </table:table-cell>
          <table:table-cell office:value-type="float" office:value="6814.32000000021" calcext:value-type="float">
            <text:p>6814.32000000021</text:p>
          </table:table-cell>
        </table:table-row>
        <table:table-row table:style-name="ro2">
          <table:table-cell office:value-type="float" office:value="13.6442742742743" calcext:value-type="float">
            <text:p>13.6442742742743</text:p>
          </table:table-cell>
          <table:table-cell office:value-type="float" office:value="6816.48000000021" calcext:value-type="float">
            <text:p>6816.48000000021</text:p>
          </table:table-cell>
        </table:table-row>
        <table:table-row table:style-name="ro2">
          <table:table-cell office:value-type="float" office:value="13.6682782782783" calcext:value-type="float">
            <text:p>13.6682782782783</text:p>
          </table:table-cell>
          <table:table-cell office:value-type="float" office:value="6818.64000000021" calcext:value-type="float">
            <text:p>6818.64000000021</text:p>
          </table:table-cell>
        </table:table-row>
        <table:table-row table:style-name="ro2">
          <table:table-cell office:value-type="float" office:value="13.6922822822823" calcext:value-type="float">
            <text:p>13.6922822822823</text:p>
          </table:table-cell>
          <table:table-cell office:value-type="float" office:value="6820.80000000021" calcext:value-type="float">
            <text:p>6820.80000000021</text:p>
          </table:table-cell>
        </table:table-row>
        <table:table-row table:style-name="ro2">
          <table:table-cell office:value-type="float" office:value="13.7162862862863" calcext:value-type="float">
            <text:p>13.7162862862863</text:p>
          </table:table-cell>
          <table:table-cell office:value-type="float" office:value="6822.96000000022" calcext:value-type="float">
            <text:p>6822.96000000022</text:p>
          </table:table-cell>
        </table:table-row>
        <table:table-row table:style-name="ro2">
          <table:table-cell office:value-type="float" office:value="13.7402902902903" calcext:value-type="float">
            <text:p>13.7402902902903</text:p>
          </table:table-cell>
          <table:table-cell office:value-type="float" office:value="6825.12000000022" calcext:value-type="float">
            <text:p>6825.12000000022</text:p>
          </table:table-cell>
        </table:table-row>
        <table:table-row table:style-name="ro2">
          <table:table-cell office:value-type="float" office:value="13.7642942942943" calcext:value-type="float">
            <text:p>13.7642942942943</text:p>
          </table:table-cell>
          <table:table-cell office:value-type="float" office:value="6827.28000000022" calcext:value-type="float">
            <text:p>6827.28000000022</text:p>
          </table:table-cell>
        </table:table-row>
        <table:table-row table:style-name="ro2">
          <table:table-cell office:value-type="float" office:value="13.7882982982983" calcext:value-type="float">
            <text:p>13.7882982982983</text:p>
          </table:table-cell>
          <table:table-cell office:value-type="float" office:value="6829.44000000022" calcext:value-type="float">
            <text:p>6829.44000000022</text:p>
          </table:table-cell>
        </table:table-row>
        <table:table-row table:style-name="ro2">
          <table:table-cell office:value-type="float" office:value="13.8123023023023" calcext:value-type="float">
            <text:p>13.8123023023023</text:p>
          </table:table-cell>
          <table:table-cell office:value-type="float" office:value="6831.60000000022" calcext:value-type="float">
            <text:p>6831.60000000022</text:p>
          </table:table-cell>
        </table:table-row>
        <table:table-row table:style-name="ro2">
          <table:table-cell office:value-type="float" office:value="13.8363063063063" calcext:value-type="float">
            <text:p>13.8363063063063</text:p>
          </table:table-cell>
          <table:table-cell office:value-type="float" office:value="6833.76000000022" calcext:value-type="float">
            <text:p>6833.76000000022</text:p>
          </table:table-cell>
        </table:table-row>
        <table:table-row table:style-name="ro2">
          <table:table-cell office:value-type="float" office:value="13.8603103103103" calcext:value-type="float">
            <text:p>13.8603103103103</text:p>
          </table:table-cell>
          <table:table-cell office:value-type="float" office:value="6835.92000000022" calcext:value-type="float">
            <text:p>6835.92000000022</text:p>
          </table:table-cell>
        </table:table-row>
        <table:table-row table:style-name="ro2">
          <table:table-cell office:value-type="float" office:value="13.8843143143143" calcext:value-type="float">
            <text:p>13.8843143143143</text:p>
          </table:table-cell>
          <table:table-cell office:value-type="float" office:value="6838.08000000022" calcext:value-type="float">
            <text:p>6838.08000000022</text:p>
          </table:table-cell>
        </table:table-row>
        <table:table-row table:style-name="ro2">
          <table:table-cell office:value-type="float" office:value="13.9083183183183" calcext:value-type="float">
            <text:p>13.9083183183183</text:p>
          </table:table-cell>
          <table:table-cell office:value-type="float" office:value="6840.24000000022" calcext:value-type="float">
            <text:p>6840.24000000022</text:p>
          </table:table-cell>
        </table:table-row>
        <table:table-row table:style-name="ro2">
          <table:table-cell office:value-type="float" office:value="13.9323223223223" calcext:value-type="float">
            <text:p>13.9323223223223</text:p>
          </table:table-cell>
          <table:table-cell office:value-type="float" office:value="6842.40000000022" calcext:value-type="float">
            <text:p>6842.40000000022</text:p>
          </table:table-cell>
        </table:table-row>
        <table:table-row table:style-name="ro2">
          <table:table-cell office:value-type="float" office:value="13.9563263263263" calcext:value-type="float">
            <text:p>13.9563263263263</text:p>
          </table:table-cell>
          <table:table-cell office:value-type="float" office:value="6844.56000000022" calcext:value-type="float">
            <text:p>6844.56000000022</text:p>
          </table:table-cell>
        </table:table-row>
        <table:table-row table:style-name="ro2">
          <table:table-cell office:value-type="float" office:value="13.9803303303303" calcext:value-type="float">
            <text:p>13.9803303303303</text:p>
          </table:table-cell>
          <table:table-cell office:value-type="float" office:value="6846.72000000022" calcext:value-type="float">
            <text:p>6846.72000000022</text:p>
          </table:table-cell>
        </table:table-row>
        <table:table-row table:style-name="ro2">
          <table:table-cell office:value-type="float" office:value="14.0043343343343" calcext:value-type="float">
            <text:p>14.0043343343343</text:p>
          </table:table-cell>
          <table:table-cell office:value-type="float" office:value="6848.88000000022" calcext:value-type="float">
            <text:p>6848.88000000022</text:p>
          </table:table-cell>
        </table:table-row>
        <table:table-row table:style-name="ro2">
          <table:table-cell office:value-type="float" office:value="14.0283383383383" calcext:value-type="float">
            <text:p>14.0283383383383</text:p>
          </table:table-cell>
          <table:table-cell office:value-type="float" office:value="6851.04000000023" calcext:value-type="float">
            <text:p>6851.04000000023</text:p>
          </table:table-cell>
        </table:table-row>
        <table:table-row table:style-name="ro2">
          <table:table-cell office:value-type="float" office:value="14.0523423423423" calcext:value-type="float">
            <text:p>14.0523423423423</text:p>
          </table:table-cell>
          <table:table-cell office:value-type="float" office:value="6853.20000000023" calcext:value-type="float">
            <text:p>6853.20000000023</text:p>
          </table:table-cell>
        </table:table-row>
        <table:table-row table:style-name="ro2">
          <table:table-cell office:value-type="float" office:value="14.0763463463463" calcext:value-type="float">
            <text:p>14.0763463463463</text:p>
          </table:table-cell>
          <table:table-cell office:value-type="float" office:value="6855.36000000023" calcext:value-type="float">
            <text:p>6855.36000000023</text:p>
          </table:table-cell>
        </table:table-row>
        <table:table-row table:style-name="ro2">
          <table:table-cell office:value-type="float" office:value="14.1003503503503" calcext:value-type="float">
            <text:p>14.1003503503503</text:p>
          </table:table-cell>
          <table:table-cell office:value-type="float" office:value="6857.52000000023" calcext:value-type="float">
            <text:p>6857.52000000023</text:p>
          </table:table-cell>
        </table:table-row>
        <table:table-row table:style-name="ro2">
          <table:table-cell office:value-type="float" office:value="14.1243543543544" calcext:value-type="float">
            <text:p>14.1243543543544</text:p>
          </table:table-cell>
          <table:table-cell office:value-type="float" office:value="6859.68000000023" calcext:value-type="float">
            <text:p>6859.68000000023</text:p>
          </table:table-cell>
        </table:table-row>
        <table:table-row table:style-name="ro2">
          <table:table-cell office:value-type="float" office:value="14.1483583583584" calcext:value-type="float">
            <text:p>14.1483583583584</text:p>
          </table:table-cell>
          <table:table-cell office:value-type="float" office:value="6861.84000000023" calcext:value-type="float">
            <text:p>6861.84000000023</text:p>
          </table:table-cell>
        </table:table-row>
        <table:table-row table:style-name="ro2">
          <table:table-cell office:value-type="float" office:value="14.1723623623624" calcext:value-type="float">
            <text:p>14.1723623623624</text:p>
          </table:table-cell>
          <table:table-cell office:value-type="float" office:value="6864.00000000023" calcext:value-type="float">
            <text:p>6864.00000000023</text:p>
          </table:table-cell>
        </table:table-row>
        <table:table-row table:style-name="ro2">
          <table:table-cell office:value-type="float" office:value="14.1963663663664" calcext:value-type="float">
            <text:p>14.1963663663664</text:p>
          </table:table-cell>
          <table:table-cell office:value-type="float" office:value="6866.16000000023" calcext:value-type="float">
            <text:p>6866.16000000023</text:p>
          </table:table-cell>
        </table:table-row>
        <table:table-row table:style-name="ro2">
          <table:table-cell office:value-type="float" office:value="14.2203703703704" calcext:value-type="float">
            <text:p>14.2203703703704</text:p>
          </table:table-cell>
          <table:table-cell office:value-type="float" office:value="6868.32000000023" calcext:value-type="float">
            <text:p>6868.32000000023</text:p>
          </table:table-cell>
        </table:table-row>
        <table:table-row table:style-name="ro2">
          <table:table-cell office:value-type="float" office:value="14.2443743743744" calcext:value-type="float">
            <text:p>14.2443743743744</text:p>
          </table:table-cell>
          <table:table-cell office:value-type="float" office:value="6870.48000000023" calcext:value-type="float">
            <text:p>6870.48000000023</text:p>
          </table:table-cell>
        </table:table-row>
        <table:table-row table:style-name="ro2">
          <table:table-cell office:value-type="float" office:value="14.2683783783784" calcext:value-type="float">
            <text:p>14.2683783783784</text:p>
          </table:table-cell>
          <table:table-cell office:value-type="float" office:value="6872.64000000023" calcext:value-type="float">
            <text:p>6872.64000000023</text:p>
          </table:table-cell>
        </table:table-row>
        <table:table-row table:style-name="ro2">
          <table:table-cell office:value-type="float" office:value="14.2923823823824" calcext:value-type="float">
            <text:p>14.2923823823824</text:p>
          </table:table-cell>
          <table:table-cell office:value-type="float" office:value="6874.80000000023" calcext:value-type="float">
            <text:p>6874.80000000023</text:p>
          </table:table-cell>
        </table:table-row>
        <table:table-row table:style-name="ro2">
          <table:table-cell office:value-type="float" office:value="14.3163863863864" calcext:value-type="float">
            <text:p>14.3163863863864</text:p>
          </table:table-cell>
          <table:table-cell office:value-type="float" office:value="6876.96000000023" calcext:value-type="float">
            <text:p>6876.96000000023</text:p>
          </table:table-cell>
        </table:table-row>
        <table:table-row table:style-name="ro2">
          <table:table-cell office:value-type="float" office:value="14.3403903903904" calcext:value-type="float">
            <text:p>14.3403903903904</text:p>
          </table:table-cell>
          <table:table-cell office:value-type="float" office:value="6879.12000000023" calcext:value-type="float">
            <text:p>6879.12000000023</text:p>
          </table:table-cell>
        </table:table-row>
        <table:table-row table:style-name="ro2">
          <table:table-cell office:value-type="float" office:value="14.3643943943944" calcext:value-type="float">
            <text:p>14.3643943943944</text:p>
          </table:table-cell>
          <table:table-cell office:value-type="float" office:value="6881.28000000024" calcext:value-type="float">
            <text:p>6881.28000000024</text:p>
          </table:table-cell>
        </table:table-row>
        <table:table-row table:style-name="ro2">
          <table:table-cell office:value-type="float" office:value="14.3883983983984" calcext:value-type="float">
            <text:p>14.3883983983984</text:p>
          </table:table-cell>
          <table:table-cell office:value-type="float" office:value="6883.44000000024" calcext:value-type="float">
            <text:p>6883.44000000024</text:p>
          </table:table-cell>
        </table:table-row>
        <table:table-row table:style-name="ro2">
          <table:table-cell office:value-type="float" office:value="14.4124024024024" calcext:value-type="float">
            <text:p>14.4124024024024</text:p>
          </table:table-cell>
          <table:table-cell office:value-type="float" office:value="6885.60000000024" calcext:value-type="float">
            <text:p>6885.60000000024</text:p>
          </table:table-cell>
        </table:table-row>
        <table:table-row table:style-name="ro2">
          <table:table-cell office:value-type="float" office:value="14.4364064064064" calcext:value-type="float">
            <text:p>14.4364064064064</text:p>
          </table:table-cell>
          <table:table-cell office:value-type="float" office:value="6887.76000000024" calcext:value-type="float">
            <text:p>6887.76000000024</text:p>
          </table:table-cell>
        </table:table-row>
        <table:table-row table:style-name="ro2">
          <table:table-cell office:value-type="float" office:value="14.4604104104104" calcext:value-type="float">
            <text:p>14.4604104104104</text:p>
          </table:table-cell>
          <table:table-cell office:value-type="float" office:value="6889.92000000024" calcext:value-type="float">
            <text:p>6889.92000000024</text:p>
          </table:table-cell>
        </table:table-row>
        <table:table-row table:style-name="ro2">
          <table:table-cell office:value-type="float" office:value="14.4844144144144" calcext:value-type="float">
            <text:p>14.4844144144144</text:p>
          </table:table-cell>
          <table:table-cell office:value-type="float" office:value="6892.08000000024" calcext:value-type="float">
            <text:p>6892.08000000024</text:p>
          </table:table-cell>
        </table:table-row>
        <table:table-row table:style-name="ro2">
          <table:table-cell office:value-type="float" office:value="14.5084184184184" calcext:value-type="float">
            <text:p>14.5084184184184</text:p>
          </table:table-cell>
          <table:table-cell office:value-type="float" office:value="6894.24000000024" calcext:value-type="float">
            <text:p>6894.24000000024</text:p>
          </table:table-cell>
        </table:table-row>
        <table:table-row table:style-name="ro2">
          <table:table-cell office:value-type="float" office:value="14.5324224224224" calcext:value-type="float">
            <text:p>14.5324224224224</text:p>
          </table:table-cell>
          <table:table-cell office:value-type="float" office:value="6896.40000000024" calcext:value-type="float">
            <text:p>6896.40000000024</text:p>
          </table:table-cell>
        </table:table-row>
        <table:table-row table:style-name="ro2">
          <table:table-cell office:value-type="float" office:value="14.5564264264264" calcext:value-type="float">
            <text:p>14.5564264264264</text:p>
          </table:table-cell>
          <table:table-cell office:value-type="float" office:value="6898.56000000024" calcext:value-type="float">
            <text:p>6898.56000000024</text:p>
          </table:table-cell>
        </table:table-row>
        <table:table-row table:style-name="ro2">
          <table:table-cell office:value-type="float" office:value="14.5804304304304" calcext:value-type="float">
            <text:p>14.5804304304304</text:p>
          </table:table-cell>
          <table:table-cell office:value-type="float" office:value="6900.72000000024" calcext:value-type="float">
            <text:p>6900.72000000024</text:p>
          </table:table-cell>
        </table:table-row>
        <table:table-row table:style-name="ro2">
          <table:table-cell office:value-type="float" office:value="14.6044344344344" calcext:value-type="float">
            <text:p>14.6044344344344</text:p>
          </table:table-cell>
          <table:table-cell office:value-type="float" office:value="6902.88000000024" calcext:value-type="float">
            <text:p>6902.88000000024</text:p>
          </table:table-cell>
        </table:table-row>
        <table:table-row table:style-name="ro2">
          <table:table-cell office:value-type="float" office:value="14.6284384384384" calcext:value-type="float">
            <text:p>14.6284384384384</text:p>
          </table:table-cell>
          <table:table-cell office:value-type="float" office:value="6905.04000000024" calcext:value-type="float">
            <text:p>6905.04000000024</text:p>
          </table:table-cell>
        </table:table-row>
        <table:table-row table:style-name="ro2">
          <table:table-cell office:value-type="float" office:value="14.6524424424424" calcext:value-type="float">
            <text:p>14.6524424424424</text:p>
          </table:table-cell>
          <table:table-cell office:value-type="float" office:value="6907.20000000024" calcext:value-type="float">
            <text:p>6907.20000000024</text:p>
          </table:table-cell>
        </table:table-row>
        <table:table-row table:style-name="ro2">
          <table:table-cell office:value-type="float" office:value="14.6764464464464" calcext:value-type="float">
            <text:p>14.6764464464464</text:p>
          </table:table-cell>
          <table:table-cell office:value-type="float" office:value="6909.36000000025" calcext:value-type="float">
            <text:p>6909.36000000025</text:p>
          </table:table-cell>
        </table:table-row>
        <table:table-row table:style-name="ro2">
          <table:table-cell office:value-type="float" office:value="14.7004504504504" calcext:value-type="float">
            <text:p>14.7004504504504</text:p>
          </table:table-cell>
          <table:table-cell office:value-type="float" office:value="6911.52000000025" calcext:value-type="float">
            <text:p>6911.52000000025</text:p>
          </table:table-cell>
        </table:table-row>
        <table:table-row table:style-name="ro2">
          <table:table-cell office:value-type="float" office:value="14.7244544544545" calcext:value-type="float">
            <text:p>14.7244544544545</text:p>
          </table:table-cell>
          <table:table-cell office:value-type="float" office:value="6913.68000000025" calcext:value-type="float">
            <text:p>6913.68000000025</text:p>
          </table:table-cell>
        </table:table-row>
        <table:table-row table:style-name="ro2">
          <table:table-cell office:value-type="float" office:value="14.7484584584585" calcext:value-type="float">
            <text:p>14.7484584584585</text:p>
          </table:table-cell>
          <table:table-cell office:value-type="float" office:value="6915.84000000025" calcext:value-type="float">
            <text:p>6915.84000000025</text:p>
          </table:table-cell>
        </table:table-row>
        <table:table-row table:style-name="ro2">
          <table:table-cell office:value-type="float" office:value="14.7724624624625" calcext:value-type="float">
            <text:p>14.7724624624625</text:p>
          </table:table-cell>
          <table:table-cell office:value-type="float" office:value="6918.00000000025" calcext:value-type="float">
            <text:p>6918.00000000025</text:p>
          </table:table-cell>
        </table:table-row>
        <table:table-row table:style-name="ro2">
          <table:table-cell office:value-type="float" office:value="14.7964664664665" calcext:value-type="float">
            <text:p>14.7964664664665</text:p>
          </table:table-cell>
          <table:table-cell office:value-type="float" office:value="6920.16000000025" calcext:value-type="float">
            <text:p>6920.16000000025</text:p>
          </table:table-cell>
        </table:table-row>
        <table:table-row table:style-name="ro2">
          <table:table-cell office:value-type="float" office:value="14.8204704704705" calcext:value-type="float">
            <text:p>14.8204704704705</text:p>
          </table:table-cell>
          <table:table-cell office:value-type="float" office:value="6922.32000000025" calcext:value-type="float">
            <text:p>6922.32000000025</text:p>
          </table:table-cell>
        </table:table-row>
        <table:table-row table:style-name="ro2">
          <table:table-cell office:value-type="float" office:value="14.8444744744745" calcext:value-type="float">
            <text:p>14.8444744744745</text:p>
          </table:table-cell>
          <table:table-cell office:value-type="float" office:value="6924.48000000025" calcext:value-type="float">
            <text:p>6924.48000000025</text:p>
          </table:table-cell>
        </table:table-row>
        <table:table-row table:style-name="ro2">
          <table:table-cell office:value-type="float" office:value="14.8684784784785" calcext:value-type="float">
            <text:p>14.8684784784785</text:p>
          </table:table-cell>
          <table:table-cell office:value-type="float" office:value="6926.64000000025" calcext:value-type="float">
            <text:p>6926.64000000025</text:p>
          </table:table-cell>
        </table:table-row>
        <table:table-row table:style-name="ro2">
          <table:table-cell office:value-type="float" office:value="14.8924824824825" calcext:value-type="float">
            <text:p>14.8924824824825</text:p>
          </table:table-cell>
          <table:table-cell office:value-type="float" office:value="6928.80000000025" calcext:value-type="float">
            <text:p>6928.80000000025</text:p>
          </table:table-cell>
        </table:table-row>
        <table:table-row table:style-name="ro2">
          <table:table-cell office:value-type="float" office:value="14.9164864864865" calcext:value-type="float">
            <text:p>14.9164864864865</text:p>
          </table:table-cell>
          <table:table-cell office:value-type="float" office:value="6930.96000000025" calcext:value-type="float">
            <text:p>6930.96000000025</text:p>
          </table:table-cell>
        </table:table-row>
        <table:table-row table:style-name="ro2">
          <table:table-cell office:value-type="float" office:value="14.9404904904905" calcext:value-type="float">
            <text:p>14.9404904904905</text:p>
          </table:table-cell>
          <table:table-cell office:value-type="float" office:value="6933.12000000025" calcext:value-type="float">
            <text:p>6933.12000000025</text:p>
          </table:table-cell>
        </table:table-row>
        <table:table-row table:style-name="ro2">
          <table:table-cell office:value-type="float" office:value="14.9644944944945" calcext:value-type="float">
            <text:p>14.9644944944945</text:p>
          </table:table-cell>
          <table:table-cell office:value-type="float" office:value="6935.28000000025" calcext:value-type="float">
            <text:p>6935.28000000025</text:p>
          </table:table-cell>
        </table:table-row>
        <table:table-row table:style-name="ro2">
          <table:table-cell office:value-type="float" office:value="14.9884984984985" calcext:value-type="float">
            <text:p>14.9884984984985</text:p>
          </table:table-cell>
          <table:table-cell office:value-type="float" office:value="6937.44000000026" calcext:value-type="float">
            <text:p>6937.44000000026</text:p>
          </table:table-cell>
        </table:table-row>
        <table:table-row table:style-name="ro2">
          <table:table-cell office:value-type="float" office:value="15.0125025025025" calcext:value-type="float">
            <text:p>15.0125025025025</text:p>
          </table:table-cell>
          <table:table-cell office:value-type="float" office:value="6939.60000000026" calcext:value-type="float">
            <text:p>6939.60000000026</text:p>
          </table:table-cell>
        </table:table-row>
        <table:table-row table:style-name="ro2">
          <table:table-cell office:value-type="float" office:value="15.0365065065065" calcext:value-type="float">
            <text:p>15.0365065065065</text:p>
          </table:table-cell>
          <table:table-cell office:value-type="float" office:value="6941.76000000026" calcext:value-type="float">
            <text:p>6941.76000000026</text:p>
          </table:table-cell>
        </table:table-row>
        <table:table-row table:style-name="ro2">
          <table:table-cell office:value-type="float" office:value="15.0605105105105" calcext:value-type="float">
            <text:p>15.0605105105105</text:p>
          </table:table-cell>
          <table:table-cell office:value-type="float" office:value="6943.92000000026" calcext:value-type="float">
            <text:p>6943.92000000026</text:p>
          </table:table-cell>
        </table:table-row>
        <table:table-row table:style-name="ro2">
          <table:table-cell office:value-type="float" office:value="15.0845145145145" calcext:value-type="float">
            <text:p>15.0845145145145</text:p>
          </table:table-cell>
          <table:table-cell office:value-type="float" office:value="6946.08000000026" calcext:value-type="float">
            <text:p>6946.08000000026</text:p>
          </table:table-cell>
        </table:table-row>
        <table:table-row table:style-name="ro2">
          <table:table-cell office:value-type="float" office:value="15.1085185185185" calcext:value-type="float">
            <text:p>15.1085185185185</text:p>
          </table:table-cell>
          <table:table-cell office:value-type="float" office:value="6948.24000000026" calcext:value-type="float">
            <text:p>6948.24000000026</text:p>
          </table:table-cell>
        </table:table-row>
        <table:table-row table:style-name="ro2">
          <table:table-cell office:value-type="float" office:value="15.1325225225225" calcext:value-type="float">
            <text:p>15.1325225225225</text:p>
          </table:table-cell>
          <table:table-cell office:value-type="float" office:value="6950.40000000026" calcext:value-type="float">
            <text:p>6950.40000000026</text:p>
          </table:table-cell>
        </table:table-row>
        <table:table-row table:style-name="ro2">
          <table:table-cell office:value-type="float" office:value="15.1565265265265" calcext:value-type="float">
            <text:p>15.1565265265265</text:p>
          </table:table-cell>
          <table:table-cell office:value-type="float" office:value="6952.56000000026" calcext:value-type="float">
            <text:p>6952.56000000026</text:p>
          </table:table-cell>
        </table:table-row>
        <table:table-row table:style-name="ro2">
          <table:table-cell office:value-type="float" office:value="15.1805305305305" calcext:value-type="float">
            <text:p>15.1805305305305</text:p>
          </table:table-cell>
          <table:table-cell office:value-type="float" office:value="6954.72000000026" calcext:value-type="float">
            <text:p>6954.72000000026</text:p>
          </table:table-cell>
        </table:table-row>
        <table:table-row table:style-name="ro2">
          <table:table-cell office:value-type="float" office:value="15.2045345345345" calcext:value-type="float">
            <text:p>15.2045345345345</text:p>
          </table:table-cell>
          <table:table-cell office:value-type="float" office:value="6956.88000000026" calcext:value-type="float">
            <text:p>6956.88000000026</text:p>
          </table:table-cell>
        </table:table-row>
        <table:table-row table:style-name="ro2">
          <table:table-cell office:value-type="float" office:value="15.2285385385385" calcext:value-type="float">
            <text:p>15.2285385385385</text:p>
          </table:table-cell>
          <table:table-cell office:value-type="float" office:value="6959.04000000026" calcext:value-type="float">
            <text:p>6959.04000000026</text:p>
          </table:table-cell>
        </table:table-row>
        <table:table-row table:style-name="ro2">
          <table:table-cell office:value-type="float" office:value="15.2525425425425" calcext:value-type="float">
            <text:p>15.2525425425425</text:p>
          </table:table-cell>
          <table:table-cell office:value-type="float" office:value="6961.20000000026" calcext:value-type="float">
            <text:p>6961.20000000026</text:p>
          </table:table-cell>
        </table:table-row>
        <table:table-row table:style-name="ro2">
          <table:table-cell office:value-type="float" office:value="15.2765465465465" calcext:value-type="float">
            <text:p>15.2765465465465</text:p>
          </table:table-cell>
          <table:table-cell office:value-type="float" office:value="6963.36000000026" calcext:value-type="float">
            <text:p>6963.36000000026</text:p>
          </table:table-cell>
        </table:table-row>
        <table:table-row table:style-name="ro2">
          <table:table-cell office:value-type="float" office:value="15.3005505505505" calcext:value-type="float">
            <text:p>15.3005505505505</text:p>
          </table:table-cell>
          <table:table-cell office:value-type="float" office:value="6965.52000000027" calcext:value-type="float">
            <text:p>6965.52000000027</text:p>
          </table:table-cell>
        </table:table-row>
        <table:table-row table:style-name="ro2">
          <table:table-cell office:value-type="float" office:value="15.3245545545546" calcext:value-type="float">
            <text:p>15.3245545545546</text:p>
          </table:table-cell>
          <table:table-cell office:value-type="float" office:value="6967.68000000027" calcext:value-type="float">
            <text:p>6967.68000000027</text:p>
          </table:table-cell>
        </table:table-row>
        <table:table-row table:style-name="ro2">
          <table:table-cell office:value-type="float" office:value="15.3485585585586" calcext:value-type="float">
            <text:p>15.3485585585586</text:p>
          </table:table-cell>
          <table:table-cell office:value-type="float" office:value="6969.84000000027" calcext:value-type="float">
            <text:p>6969.84000000027</text:p>
          </table:table-cell>
        </table:table-row>
        <table:table-row table:style-name="ro2">
          <table:table-cell office:value-type="float" office:value="15.3725625625626" calcext:value-type="float">
            <text:p>15.3725625625626</text:p>
          </table:table-cell>
          <table:table-cell office:value-type="float" office:value="6972.00000000027" calcext:value-type="float">
            <text:p>6972.00000000027</text:p>
          </table:table-cell>
        </table:table-row>
        <table:table-row table:style-name="ro2">
          <table:table-cell office:value-type="float" office:value="15.3965665665666" calcext:value-type="float">
            <text:p>15.3965665665666</text:p>
          </table:table-cell>
          <table:table-cell office:value-type="float" office:value="6974.16000000027" calcext:value-type="float">
            <text:p>6974.16000000027</text:p>
          </table:table-cell>
        </table:table-row>
        <table:table-row table:style-name="ro2">
          <table:table-cell office:value-type="float" office:value="15.4205705705706" calcext:value-type="float">
            <text:p>15.4205705705706</text:p>
          </table:table-cell>
          <table:table-cell office:value-type="float" office:value="6976.32000000027" calcext:value-type="float">
            <text:p>6976.32000000027</text:p>
          </table:table-cell>
        </table:table-row>
        <table:table-row table:style-name="ro2">
          <table:table-cell office:value-type="float" office:value="15.4445745745746" calcext:value-type="float">
            <text:p>15.4445745745746</text:p>
          </table:table-cell>
          <table:table-cell office:value-type="float" office:value="6978.48000000027" calcext:value-type="float">
            <text:p>6978.48000000027</text:p>
          </table:table-cell>
        </table:table-row>
        <table:table-row table:style-name="ro2">
          <table:table-cell office:value-type="float" office:value="15.4685785785786" calcext:value-type="float">
            <text:p>15.4685785785786</text:p>
          </table:table-cell>
          <table:table-cell office:value-type="float" office:value="6980.64000000027" calcext:value-type="float">
            <text:p>6980.64000000027</text:p>
          </table:table-cell>
        </table:table-row>
        <table:table-row table:style-name="ro2">
          <table:table-cell office:value-type="float" office:value="15.4925825825826" calcext:value-type="float">
            <text:p>15.4925825825826</text:p>
          </table:table-cell>
          <table:table-cell office:value-type="float" office:value="7004.64000000027" calcext:value-type="float">
            <text:p>7004.64000000027</text:p>
          </table:table-cell>
        </table:table-row>
        <table:table-row table:style-name="ro2">
          <table:table-cell office:value-type="float" office:value="15.5165865865866" calcext:value-type="float">
            <text:p>15.5165865865866</text:p>
          </table:table-cell>
          <table:table-cell office:value-type="float" office:value="7028.64000000027" calcext:value-type="float">
            <text:p>7028.64000000027</text:p>
          </table:table-cell>
        </table:table-row>
        <table:table-row table:style-name="ro2">
          <table:table-cell office:value-type="float" office:value="15.5405905905906" calcext:value-type="float">
            <text:p>15.5405905905906</text:p>
          </table:table-cell>
          <table:table-cell office:value-type="float" office:value="7052.64000000027" calcext:value-type="float">
            <text:p>7052.64000000027</text:p>
          </table:table-cell>
        </table:table-row>
        <table:table-row table:style-name="ro2">
          <table:table-cell office:value-type="float" office:value="15.5645945945946" calcext:value-type="float">
            <text:p>15.5645945945946</text:p>
          </table:table-cell>
          <table:table-cell office:value-type="float" office:value="7076.64000000027" calcext:value-type="float">
            <text:p>7076.64000000027</text:p>
          </table:table-cell>
        </table:table-row>
        <table:table-row table:style-name="ro2">
          <table:table-cell office:value-type="float" office:value="15.5885985985986" calcext:value-type="float">
            <text:p>15.5885985985986</text:p>
          </table:table-cell>
          <table:table-cell office:value-type="float" office:value="7100.64000000028" calcext:value-type="float">
            <text:p>7100.64000000028</text:p>
          </table:table-cell>
        </table:table-row>
        <table:table-row table:style-name="ro2">
          <table:table-cell office:value-type="float" office:value="15.6126026026026" calcext:value-type="float">
            <text:p>15.6126026026026</text:p>
          </table:table-cell>
          <table:table-cell office:value-type="float" office:value="7124.64000000028" calcext:value-type="float">
            <text:p>7124.64000000028</text:p>
          </table:table-cell>
        </table:table-row>
        <table:table-row table:style-name="ro2">
          <table:table-cell office:value-type="float" office:value="15.6366066066066" calcext:value-type="float">
            <text:p>15.6366066066066</text:p>
          </table:table-cell>
          <table:table-cell office:value-type="float" office:value="7148.64000000028" calcext:value-type="float">
            <text:p>7148.64000000028</text:p>
          </table:table-cell>
        </table:table-row>
        <table:table-row table:style-name="ro2">
          <table:table-cell office:value-type="float" office:value="15.6606106106106" calcext:value-type="float">
            <text:p>15.6606106106106</text:p>
          </table:table-cell>
          <table:table-cell office:value-type="float" office:value="7172.64000000028" calcext:value-type="float">
            <text:p>7172.64000000028</text:p>
          </table:table-cell>
        </table:table-row>
        <table:table-row table:style-name="ro2">
          <table:table-cell office:value-type="float" office:value="15.6846146146146" calcext:value-type="float">
            <text:p>15.6846146146146</text:p>
          </table:table-cell>
          <table:table-cell office:value-type="float" office:value="7196.64000000028" calcext:value-type="float">
            <text:p>7196.64000000028</text:p>
          </table:table-cell>
        </table:table-row>
        <table:table-row table:style-name="ro2">
          <table:table-cell office:value-type="float" office:value="15.7086186186186" calcext:value-type="float">
            <text:p>15.7086186186186</text:p>
          </table:table-cell>
          <table:table-cell office:value-type="float" office:value="7198.80000000028" calcext:value-type="float">
            <text:p>7198.80000000028</text:p>
          </table:table-cell>
        </table:table-row>
        <table:table-row table:style-name="ro2">
          <table:table-cell office:value-type="float" office:value="15.7326226226226" calcext:value-type="float">
            <text:p>15.7326226226226</text:p>
          </table:table-cell>
          <table:table-cell office:value-type="float" office:value="7200.96000000028" calcext:value-type="float">
            <text:p>7200.96000000028</text:p>
          </table:table-cell>
        </table:table-row>
        <table:table-row table:style-name="ro2">
          <table:table-cell office:value-type="float" office:value="15.7566266266266" calcext:value-type="float">
            <text:p>15.7566266266266</text:p>
          </table:table-cell>
          <table:table-cell office:value-type="float" office:value="7203.12000000028" calcext:value-type="float">
            <text:p>7203.12000000028</text:p>
          </table:table-cell>
        </table:table-row>
        <table:table-row table:style-name="ro2">
          <table:table-cell office:value-type="float" office:value="15.7806306306306" calcext:value-type="float">
            <text:p>15.7806306306306</text:p>
          </table:table-cell>
          <table:table-cell office:value-type="float" office:value="7205.28000000028" calcext:value-type="float">
            <text:p>7205.28000000028</text:p>
          </table:table-cell>
        </table:table-row>
        <table:table-row table:style-name="ro2">
          <table:table-cell office:value-type="float" office:value="15.8046346346346" calcext:value-type="float">
            <text:p>15.8046346346346</text:p>
          </table:table-cell>
          <table:table-cell office:value-type="float" office:value="7207.44000000028" calcext:value-type="float">
            <text:p>7207.44000000028</text:p>
          </table:table-cell>
        </table:table-row>
        <table:table-row table:style-name="ro2">
          <table:table-cell office:value-type="float" office:value="15.8286386386386" calcext:value-type="float">
            <text:p>15.8286386386386</text:p>
          </table:table-cell>
          <table:table-cell office:value-type="float" office:value="7231.44000000028" calcext:value-type="float">
            <text:p>7231.44000000028</text:p>
          </table:table-cell>
        </table:table-row>
        <table:table-row table:style-name="ro2">
          <table:table-cell office:value-type="float" office:value="15.8526426426426" calcext:value-type="float">
            <text:p>15.8526426426426</text:p>
          </table:table-cell>
          <table:table-cell office:value-type="float" office:value="7255.44000000028" calcext:value-type="float">
            <text:p>7255.44000000028</text:p>
          </table:table-cell>
        </table:table-row>
        <table:table-row table:style-name="ro2">
          <table:table-cell office:value-type="float" office:value="15.8766466466466" calcext:value-type="float">
            <text:p>15.8766466466466</text:p>
          </table:table-cell>
          <table:table-cell office:value-type="float" office:value="7279.44000000029" calcext:value-type="float">
            <text:p>7279.44000000029</text:p>
          </table:table-cell>
        </table:table-row>
        <table:table-row table:style-name="ro2">
          <table:table-cell office:value-type="float" office:value="15.9006506506506" calcext:value-type="float">
            <text:p>15.9006506506506</text:p>
          </table:table-cell>
          <table:table-cell office:value-type="float" office:value="7303.44000000029" calcext:value-type="float">
            <text:p>7303.44000000029</text:p>
          </table:table-cell>
        </table:table-row>
        <table:table-row table:style-name="ro2">
          <table:table-cell office:value-type="float" office:value="15.9246546546547" calcext:value-type="float">
            <text:p>15.9246546546547</text:p>
          </table:table-cell>
          <table:table-cell office:value-type="float" office:value="7327.44000000029" calcext:value-type="float">
            <text:p>7327.44000000029</text:p>
          </table:table-cell>
        </table:table-row>
        <table:table-row table:style-name="ro2">
          <table:table-cell office:value-type="float" office:value="15.9486586586587" calcext:value-type="float">
            <text:p>15.9486586586587</text:p>
          </table:table-cell>
          <table:table-cell office:value-type="float" office:value="7351.44000000029" calcext:value-type="float">
            <text:p>7351.44000000029</text:p>
          </table:table-cell>
        </table:table-row>
        <table:table-row table:style-name="ro2">
          <table:table-cell office:value-type="float" office:value="15.9726626626627" calcext:value-type="float">
            <text:p>15.9726626626627</text:p>
          </table:table-cell>
          <table:table-cell office:value-type="float" office:value="7375.44000000029" calcext:value-type="float">
            <text:p>7375.44000000029</text:p>
          </table:table-cell>
        </table:table-row>
        <table:table-row table:style-name="ro2">
          <table:table-cell office:value-type="float" office:value="15.9966666666667" calcext:value-type="float">
            <text:p>15.9966666666667</text:p>
          </table:table-cell>
          <table:table-cell office:value-type="float" office:value="7399.44000000029" calcext:value-type="float">
            <text:p>7399.44000000029</text:p>
          </table:table-cell>
        </table:table-row>
        <table:table-row table:style-name="ro2">
          <table:table-cell office:value-type="float" office:value="16.0206706706707" calcext:value-type="float">
            <text:p>16.0206706706707</text:p>
          </table:table-cell>
          <table:table-cell office:value-type="float" office:value="7423.44000000029" calcext:value-type="float">
            <text:p>7423.44000000029</text:p>
          </table:table-cell>
        </table:table-row>
        <table:table-row table:style-name="ro2">
          <table:table-cell office:value-type="float" office:value="16.0446746746747" calcext:value-type="float">
            <text:p>16.0446746746747</text:p>
          </table:table-cell>
          <table:table-cell office:value-type="float" office:value="7425.60000000029" calcext:value-type="float">
            <text:p>7425.60000000029</text:p>
          </table:table-cell>
        </table:table-row>
        <table:table-row table:style-name="ro2">
          <table:table-cell office:value-type="float" office:value="16.0686786786787" calcext:value-type="float">
            <text:p>16.0686786786787</text:p>
          </table:table-cell>
          <table:table-cell office:value-type="float" office:value="7427.76000000029" calcext:value-type="float">
            <text:p>7427.76000000029</text:p>
          </table:table-cell>
        </table:table-row>
        <table:table-row table:style-name="ro2">
          <table:table-cell office:value-type="float" office:value="16.0926826826827" calcext:value-type="float">
            <text:p>16.0926826826827</text:p>
          </table:table-cell>
          <table:table-cell office:value-type="float" office:value="7429.92000000029" calcext:value-type="float">
            <text:p>7429.92000000029</text:p>
          </table:table-cell>
        </table:table-row>
        <table:table-row table:style-name="ro2">
          <table:table-cell office:value-type="float" office:value="16.1166866866867" calcext:value-type="float">
            <text:p>16.1166866866867</text:p>
          </table:table-cell>
          <table:table-cell office:value-type="float" office:value="7432.08000000029" calcext:value-type="float">
            <text:p>7432.08000000029</text:p>
          </table:table-cell>
        </table:table-row>
        <table:table-row table:style-name="ro2">
          <table:table-cell office:value-type="float" office:value="16.1406906906907" calcext:value-type="float">
            <text:p>16.1406906906907</text:p>
          </table:table-cell>
          <table:table-cell office:value-type="float" office:value="7434.24000000029" calcext:value-type="float">
            <text:p>7434.24000000029</text:p>
          </table:table-cell>
        </table:table-row>
        <table:table-row table:style-name="ro2">
          <table:table-cell office:value-type="float" office:value="16.1646946946947" calcext:value-type="float">
            <text:p>16.1646946946947</text:p>
          </table:table-cell>
          <table:table-cell office:value-type="float" office:value="7458.2400000003" calcext:value-type="float">
            <text:p>7458.2400000003</text:p>
          </table:table-cell>
        </table:table-row>
        <table:table-row table:style-name="ro2">
          <table:table-cell office:value-type="float" office:value="16.1886986986987" calcext:value-type="float">
            <text:p>16.1886986986987</text:p>
          </table:table-cell>
          <table:table-cell office:value-type="float" office:value="7482.2400000003" calcext:value-type="float">
            <text:p>7482.2400000003</text:p>
          </table:table-cell>
        </table:table-row>
        <table:table-row table:style-name="ro2">
          <table:table-cell office:value-type="float" office:value="16.2127027027027" calcext:value-type="float">
            <text:p>16.2127027027027</text:p>
          </table:table-cell>
          <table:table-cell office:value-type="float" office:value="7506.2400000003" calcext:value-type="float">
            <text:p>7506.2400000003</text:p>
          </table:table-cell>
        </table:table-row>
        <table:table-row table:style-name="ro2">
          <table:table-cell office:value-type="float" office:value="16.2367067067067" calcext:value-type="float">
            <text:p>16.2367067067067</text:p>
          </table:table-cell>
          <table:table-cell office:value-type="float" office:value="7530.2400000003" calcext:value-type="float">
            <text:p>7530.2400000003</text:p>
          </table:table-cell>
        </table:table-row>
        <table:table-row table:style-name="ro2">
          <table:table-cell office:value-type="float" office:value="16.2607107107107" calcext:value-type="float">
            <text:p>16.2607107107107</text:p>
          </table:table-cell>
          <table:table-cell office:value-type="float" office:value="7554.2400000003" calcext:value-type="float">
            <text:p>7554.2400000003</text:p>
          </table:table-cell>
        </table:table-row>
        <table:table-row table:style-name="ro2">
          <table:table-cell office:value-type="float" office:value="16.2847147147147" calcext:value-type="float">
            <text:p>16.2847147147147</text:p>
          </table:table-cell>
          <table:table-cell office:value-type="float" office:value="7578.2400000003" calcext:value-type="float">
            <text:p>7578.2400000003</text:p>
          </table:table-cell>
        </table:table-row>
        <table:table-row table:style-name="ro2">
          <table:table-cell office:value-type="float" office:value="16.3087187187187" calcext:value-type="float">
            <text:p>16.3087187187187</text:p>
          </table:table-cell>
          <table:table-cell office:value-type="float" office:value="7602.2400000003" calcext:value-type="float">
            <text:p>7602.2400000003</text:p>
          </table:table-cell>
        </table:table-row>
        <table:table-row table:style-name="ro2">
          <table:table-cell office:value-type="float" office:value="16.3327227227227" calcext:value-type="float">
            <text:p>16.3327227227227</text:p>
          </table:table-cell>
          <table:table-cell office:value-type="float" office:value="7626.2400000003" calcext:value-type="float">
            <text:p>7626.2400000003</text:p>
          </table:table-cell>
        </table:table-row>
        <table:table-row table:style-name="ro2">
          <table:table-cell office:value-type="float" office:value="16.3567267267267" calcext:value-type="float">
            <text:p>16.3567267267267</text:p>
          </table:table-cell>
          <table:table-cell office:value-type="float" office:value="7628.4000000003" calcext:value-type="float">
            <text:p>7628.4000000003</text:p>
          </table:table-cell>
        </table:table-row>
        <table:table-row table:style-name="ro2">
          <table:table-cell office:value-type="float" office:value="16.3807307307307" calcext:value-type="float">
            <text:p>16.3807307307307</text:p>
          </table:table-cell>
          <table:table-cell office:value-type="float" office:value="7630.5600000003" calcext:value-type="float">
            <text:p>7630.5600000003</text:p>
          </table:table-cell>
        </table:table-row>
        <table:table-row table:style-name="ro2">
          <table:table-cell office:value-type="float" office:value="16.4047347347347" calcext:value-type="float">
            <text:p>16.4047347347347</text:p>
          </table:table-cell>
          <table:table-cell office:value-type="float" office:value="7632.7200000003" calcext:value-type="float">
            <text:p>7632.7200000003</text:p>
          </table:table-cell>
        </table:table-row>
        <table:table-row table:style-name="ro2">
          <table:table-cell office:value-type="float" office:value="16.4287387387387" calcext:value-type="float">
            <text:p>16.4287387387387</text:p>
          </table:table-cell>
          <table:table-cell office:value-type="float" office:value="7634.88000000031" calcext:value-type="float">
            <text:p>7634.88000000031</text:p>
          </table:table-cell>
        </table:table-row>
        <table:table-row table:style-name="ro2">
          <table:table-cell office:value-type="float" office:value="16.4527427427427" calcext:value-type="float">
            <text:p>16.4527427427427</text:p>
          </table:table-cell>
          <table:table-cell office:value-type="float" office:value="7637.04000000031" calcext:value-type="float">
            <text:p>7637.04000000031</text:p>
          </table:table-cell>
        </table:table-row>
        <table:table-row table:style-name="ro2">
          <table:table-cell office:value-type="float" office:value="16.4767467467467" calcext:value-type="float">
            <text:p>16.4767467467467</text:p>
          </table:table-cell>
          <table:table-cell office:value-type="float" office:value="7639.20000000031" calcext:value-type="float">
            <text:p>7639.20000000031</text:p>
          </table:table-cell>
        </table:table-row>
        <table:table-row table:style-name="ro2">
          <table:table-cell office:value-type="float" office:value="16.5007507507508" calcext:value-type="float">
            <text:p>16.5007507507508</text:p>
          </table:table-cell>
          <table:table-cell office:value-type="float" office:value="7663.20000000031" calcext:value-type="float">
            <text:p>7663.20000000031</text:p>
          </table:table-cell>
        </table:table-row>
        <table:table-row table:style-name="ro2">
          <table:table-cell office:value-type="float" office:value="16.5247547547548" calcext:value-type="float">
            <text:p>16.5247547547548</text:p>
          </table:table-cell>
          <table:table-cell office:value-type="float" office:value="7687.20000000031" calcext:value-type="float">
            <text:p>7687.20000000031</text:p>
          </table:table-cell>
        </table:table-row>
        <table:table-row table:style-name="ro2">
          <table:table-cell office:value-type="float" office:value="16.5487587587588" calcext:value-type="float">
            <text:p>16.5487587587588</text:p>
          </table:table-cell>
          <table:table-cell office:value-type="float" office:value="7711.20000000031" calcext:value-type="float">
            <text:p>7711.20000000031</text:p>
          </table:table-cell>
        </table:table-row>
        <table:table-row table:style-name="ro2">
          <table:table-cell office:value-type="float" office:value="16.5727627627628" calcext:value-type="float">
            <text:p>16.5727627627628</text:p>
          </table:table-cell>
          <table:table-cell office:value-type="float" office:value="7735.20000000031" calcext:value-type="float">
            <text:p>7735.20000000031</text:p>
          </table:table-cell>
        </table:table-row>
        <table:table-row table:style-name="ro2">
          <table:table-cell office:value-type="float" office:value="16.5967667667668" calcext:value-type="float">
            <text:p>16.5967667667668</text:p>
          </table:table-cell>
          <table:table-cell office:value-type="float" office:value="7759.20000000031" calcext:value-type="float">
            <text:p>7759.20000000031</text:p>
          </table:table-cell>
        </table:table-row>
        <table:table-row table:style-name="ro2">
          <table:table-cell office:value-type="float" office:value="16.6207707707708" calcext:value-type="float">
            <text:p>16.6207707707708</text:p>
          </table:table-cell>
          <table:table-cell office:value-type="float" office:value="7783.20000000031" calcext:value-type="float">
            <text:p>7783.20000000031</text:p>
          </table:table-cell>
        </table:table-row>
        <table:table-row table:style-name="ro2">
          <table:table-cell office:value-type="float" office:value="16.6447747747748" calcext:value-type="float">
            <text:p>16.6447747747748</text:p>
          </table:table-cell>
          <table:table-cell office:value-type="float" office:value="7807.20000000031" calcext:value-type="float">
            <text:p>7807.20000000031</text:p>
          </table:table-cell>
        </table:table-row>
        <table:table-row table:style-name="ro2">
          <table:table-cell office:value-type="float" office:value="16.6687787787788" calcext:value-type="float">
            <text:p>16.6687787787788</text:p>
          </table:table-cell>
          <table:table-cell office:value-type="float" office:value="7831.20000000031" calcext:value-type="float">
            <text:p>7831.20000000031</text:p>
          </table:table-cell>
        </table:table-row>
        <table:table-row table:style-name="ro2">
          <table:table-cell office:value-type="float" office:value="16.6927827827828" calcext:value-type="float">
            <text:p>16.6927827827828</text:p>
          </table:table-cell>
          <table:table-cell office:value-type="float" office:value="7833.36000000031" calcext:value-type="float">
            <text:p>7833.36000000031</text:p>
          </table:table-cell>
        </table:table-row>
        <table:table-row table:style-name="ro2">
          <table:table-cell office:value-type="float" office:value="16.7167867867868" calcext:value-type="float">
            <text:p>16.7167867867868</text:p>
          </table:table-cell>
          <table:table-cell office:value-type="float" office:value="7835.52000000032" calcext:value-type="float">
            <text:p>7835.52000000032</text:p>
          </table:table-cell>
        </table:table-row>
        <table:table-row table:style-name="ro2">
          <table:table-cell office:value-type="float" office:value="16.7407907907908" calcext:value-type="float">
            <text:p>16.7407907907908</text:p>
          </table:table-cell>
          <table:table-cell office:value-type="float" office:value="7837.68000000032" calcext:value-type="float">
            <text:p>7837.68000000032</text:p>
          </table:table-cell>
        </table:table-row>
        <table:table-row table:style-name="ro2">
          <table:table-cell office:value-type="float" office:value="16.7647947947948" calcext:value-type="float">
            <text:p>16.7647947947948</text:p>
          </table:table-cell>
          <table:table-cell office:value-type="float" office:value="7839.84000000032" calcext:value-type="float">
            <text:p>7839.84000000032</text:p>
          </table:table-cell>
        </table:table-row>
        <table:table-row table:style-name="ro2">
          <table:table-cell office:value-type="float" office:value="16.7887987987988" calcext:value-type="float">
            <text:p>16.7887987987988</text:p>
          </table:table-cell>
          <table:table-cell office:value-type="float" office:value="7842.00000000032" calcext:value-type="float">
            <text:p>7842.00000000032</text:p>
          </table:table-cell>
        </table:table-row>
        <table:table-row table:style-name="ro2">
          <table:table-cell office:value-type="float" office:value="16.8128028028028" calcext:value-type="float">
            <text:p>16.8128028028028</text:p>
          </table:table-cell>
          <table:table-cell office:value-type="float" office:value="7844.16000000032" calcext:value-type="float">
            <text:p>7844.16000000032</text:p>
          </table:table-cell>
        </table:table-row>
        <table:table-row table:style-name="ro2">
          <table:table-cell office:value-type="float" office:value="16.8368068068068" calcext:value-type="float">
            <text:p>16.8368068068068</text:p>
          </table:table-cell>
          <table:table-cell office:value-type="float" office:value="7846.32000000032" calcext:value-type="float">
            <text:p>7846.32000000032</text:p>
          </table:table-cell>
        </table:table-row>
        <table:table-row table:style-name="ro2">
          <table:table-cell office:value-type="float" office:value="16.8608108108108" calcext:value-type="float">
            <text:p>16.8608108108108</text:p>
          </table:table-cell>
          <table:table-cell office:value-type="float" office:value="7848.48000000032" calcext:value-type="float">
            <text:p>7848.48000000032</text:p>
          </table:table-cell>
        </table:table-row>
        <table:table-row table:style-name="ro2">
          <table:table-cell office:value-type="float" office:value="16.8848148148148" calcext:value-type="float">
            <text:p>16.8848148148148</text:p>
          </table:table-cell>
          <table:table-cell office:value-type="float" office:value="7850.64000000032" calcext:value-type="float">
            <text:p>7850.64000000032</text:p>
          </table:table-cell>
        </table:table-row>
        <table:table-row table:style-name="ro2">
          <table:table-cell office:value-type="float" office:value="16.9088188188188" calcext:value-type="float">
            <text:p>16.9088188188188</text:p>
          </table:table-cell>
          <table:table-cell office:value-type="float" office:value="7852.80000000032" calcext:value-type="float">
            <text:p>7852.80000000032</text:p>
          </table:table-cell>
        </table:table-row>
        <table:table-row table:style-name="ro2">
          <table:table-cell office:value-type="float" office:value="16.9328228228228" calcext:value-type="float">
            <text:p>16.9328228228228</text:p>
          </table:table-cell>
          <table:table-cell office:value-type="float" office:value="7854.96000000032" calcext:value-type="float">
            <text:p>7854.96000000032</text:p>
          </table:table-cell>
        </table:table-row>
        <table:table-row table:style-name="ro2">
          <table:table-cell office:value-type="float" office:value="16.9568268268268" calcext:value-type="float">
            <text:p>16.9568268268268</text:p>
          </table:table-cell>
          <table:table-cell office:value-type="float" office:value="7857.12000000032" calcext:value-type="float">
            <text:p>7857.12000000032</text:p>
          </table:table-cell>
        </table:table-row>
        <table:table-row table:style-name="ro2">
          <table:table-cell office:value-type="float" office:value="16.9808308308308" calcext:value-type="float">
            <text:p>16.9808308308308</text:p>
          </table:table-cell>
          <table:table-cell office:value-type="float" office:value="7859.28000000032" calcext:value-type="float">
            <text:p>7859.28000000032</text:p>
          </table:table-cell>
        </table:table-row>
        <table:table-row table:style-name="ro2">
          <table:table-cell office:value-type="float" office:value="17.0048348348348" calcext:value-type="float">
            <text:p>17.0048348348348</text:p>
          </table:table-cell>
          <table:table-cell office:value-type="float" office:value="7861.44000000032" calcext:value-type="float">
            <text:p>7861.44000000032</text:p>
          </table:table-cell>
        </table:table-row>
        <table:table-row table:style-name="ro2">
          <table:table-cell office:value-type="float" office:value="17.0288388388388" calcext:value-type="float">
            <text:p>17.0288388388388</text:p>
          </table:table-cell>
          <table:table-cell office:value-type="float" office:value="7863.60000000033" calcext:value-type="float">
            <text:p>7863.60000000033</text:p>
          </table:table-cell>
        </table:table-row>
        <table:table-row table:style-name="ro2">
          <table:table-cell office:value-type="float" office:value="17.0528428428428" calcext:value-type="float">
            <text:p>17.0528428428428</text:p>
          </table:table-cell>
          <table:table-cell office:value-type="float" office:value="7865.76000000033" calcext:value-type="float">
            <text:p>7865.76000000033</text:p>
          </table:table-cell>
        </table:table-row>
        <table:table-row table:style-name="ro2">
          <table:table-cell office:value-type="float" office:value="17.0768468468468" calcext:value-type="float">
            <text:p>17.0768468468468</text:p>
          </table:table-cell>
          <table:table-cell office:value-type="float" office:value="7867.92000000033" calcext:value-type="float">
            <text:p>7867.92000000033</text:p>
          </table:table-cell>
        </table:table-row>
        <table:table-row table:style-name="ro2">
          <table:table-cell office:value-type="float" office:value="17.1008508508509" calcext:value-type="float">
            <text:p>17.1008508508509</text:p>
          </table:table-cell>
          <table:table-cell office:value-type="float" office:value="7870.08000000033" calcext:value-type="float">
            <text:p>7870.08000000033</text:p>
          </table:table-cell>
        </table:table-row>
        <table:table-row table:style-name="ro2">
          <table:table-cell office:value-type="float" office:value="17.1248548548549" calcext:value-type="float">
            <text:p>17.1248548548549</text:p>
          </table:table-cell>
          <table:table-cell office:value-type="float" office:value="7872.24000000033" calcext:value-type="float">
            <text:p>7872.24000000033</text:p>
          </table:table-cell>
        </table:table-row>
        <table:table-row table:style-name="ro2">
          <table:table-cell office:value-type="float" office:value="17.1488588588589" calcext:value-type="float">
            <text:p>17.1488588588589</text:p>
          </table:table-cell>
          <table:table-cell office:value-type="float" office:value="7874.40000000033" calcext:value-type="float">
            <text:p>7874.40000000033</text:p>
          </table:table-cell>
        </table:table-row>
        <table:table-row table:style-name="ro2">
          <table:table-cell office:value-type="float" office:value="17.1728628628629" calcext:value-type="float">
            <text:p>17.1728628628629</text:p>
          </table:table-cell>
          <table:table-cell office:value-type="float" office:value="7876.56000000033" calcext:value-type="float">
            <text:p>7876.56000000033</text:p>
          </table:table-cell>
        </table:table-row>
        <table:table-row table:style-name="ro2">
          <table:table-cell office:value-type="float" office:value="17.1968668668669" calcext:value-type="float">
            <text:p>17.1968668668669</text:p>
          </table:table-cell>
          <table:table-cell office:value-type="float" office:value="7878.72000000033" calcext:value-type="float">
            <text:p>7878.72000000033</text:p>
          </table:table-cell>
        </table:table-row>
        <table:table-row table:style-name="ro2">
          <table:table-cell office:value-type="float" office:value="17.2208708708709" calcext:value-type="float">
            <text:p>17.2208708708709</text:p>
          </table:table-cell>
          <table:table-cell office:value-type="float" office:value="7880.88000000033" calcext:value-type="float">
            <text:p>7880.88000000033</text:p>
          </table:table-cell>
        </table:table-row>
        <table:table-row table:style-name="ro2">
          <table:table-cell office:value-type="float" office:value="17.2448748748749" calcext:value-type="float">
            <text:p>17.2448748748749</text:p>
          </table:table-cell>
          <table:table-cell office:value-type="float" office:value="7883.04000000033" calcext:value-type="float">
            <text:p>7883.04000000033</text:p>
          </table:table-cell>
        </table:table-row>
        <table:table-row table:style-name="ro2">
          <table:table-cell office:value-type="float" office:value="17.2688788788789" calcext:value-type="float">
            <text:p>17.2688788788789</text:p>
          </table:table-cell>
          <table:table-cell office:value-type="float" office:value="7885.20000000033" calcext:value-type="float">
            <text:p>7885.20000000033</text:p>
          </table:table-cell>
        </table:table-row>
        <table:table-row table:style-name="ro2">
          <table:table-cell office:value-type="float" office:value="17.2928828828829" calcext:value-type="float">
            <text:p>17.2928828828829</text:p>
          </table:table-cell>
          <table:table-cell office:value-type="float" office:value="7887.36000000033" calcext:value-type="float">
            <text:p>7887.36000000033</text:p>
          </table:table-cell>
        </table:table-row>
        <table:table-row table:style-name="ro2">
          <table:table-cell office:value-type="float" office:value="17.3168868868869" calcext:value-type="float">
            <text:p>17.3168868868869</text:p>
          </table:table-cell>
          <table:table-cell office:value-type="float" office:value="7911.36000000033" calcext:value-type="float">
            <text:p>7911.36000000033</text:p>
          </table:table-cell>
        </table:table-row>
        <table:table-row table:style-name="ro2">
          <table:table-cell office:value-type="float" office:value="17.3408908908909" calcext:value-type="float">
            <text:p>17.3408908908909</text:p>
          </table:table-cell>
          <table:table-cell office:value-type="float" office:value="7935.36000000034" calcext:value-type="float">
            <text:p>7935.36000000034</text:p>
          </table:table-cell>
        </table:table-row>
        <table:table-row table:style-name="ro2">
          <table:table-cell office:value-type="float" office:value="17.3648948948949" calcext:value-type="float">
            <text:p>17.3648948948949</text:p>
          </table:table-cell>
          <table:table-cell office:value-type="float" office:value="7959.36000000034" calcext:value-type="float">
            <text:p>7959.36000000034</text:p>
          </table:table-cell>
        </table:table-row>
        <table:table-row table:style-name="ro2">
          <table:table-cell office:value-type="float" office:value="17.3888988988989" calcext:value-type="float">
            <text:p>17.3888988988989</text:p>
          </table:table-cell>
          <table:table-cell office:value-type="float" office:value="7983.36000000034" calcext:value-type="float">
            <text:p>7983.36000000034</text:p>
          </table:table-cell>
        </table:table-row>
        <table:table-row table:style-name="ro2">
          <table:table-cell office:value-type="float" office:value="17.4129029029029" calcext:value-type="float">
            <text:p>17.4129029029029</text:p>
          </table:table-cell>
          <table:table-cell office:value-type="float" office:value="8007.36000000034" calcext:value-type="float">
            <text:p>8007.36000000034</text:p>
          </table:table-cell>
        </table:table-row>
        <table:table-row table:style-name="ro2">
          <table:table-cell office:value-type="float" office:value="17.4369069069069" calcext:value-type="float">
            <text:p>17.4369069069069</text:p>
          </table:table-cell>
          <table:table-cell office:value-type="float" office:value="8031.36000000034" calcext:value-type="float">
            <text:p>8031.36000000034</text:p>
          </table:table-cell>
        </table:table-row>
        <table:table-row table:style-name="ro2">
          <table:table-cell office:value-type="float" office:value="17.4609109109109" calcext:value-type="float">
            <text:p>17.4609109109109</text:p>
          </table:table-cell>
          <table:table-cell office:value-type="float" office:value="8055.36000000034" calcext:value-type="float">
            <text:p>8055.36000000034</text:p>
          </table:table-cell>
        </table:table-row>
        <table:table-row table:style-name="ro2">
          <table:table-cell office:value-type="float" office:value="17.4849149149149" calcext:value-type="float">
            <text:p>17.4849149149149</text:p>
          </table:table-cell>
          <table:table-cell office:value-type="float" office:value="8079.36000000034" calcext:value-type="float">
            <text:p>8079.36000000034</text:p>
          </table:table-cell>
        </table:table-row>
        <table:table-row table:style-name="ro2">
          <table:table-cell office:value-type="float" office:value="17.5089189189189" calcext:value-type="float">
            <text:p>17.5089189189189</text:p>
          </table:table-cell>
          <table:table-cell office:value-type="float" office:value="8103.36000000034" calcext:value-type="float">
            <text:p>8103.36000000034</text:p>
          </table:table-cell>
        </table:table-row>
        <table:table-row table:style-name="ro2">
          <table:table-cell office:value-type="float" office:value="17.5329229229229" calcext:value-type="float">
            <text:p>17.5329229229229</text:p>
          </table:table-cell>
          <table:table-cell office:value-type="float" office:value="8127.36000000034" calcext:value-type="float">
            <text:p>8127.36000000034</text:p>
          </table:table-cell>
        </table:table-row>
        <table:table-row table:style-name="ro2">
          <table:table-cell office:value-type="float" office:value="17.5569269269269" calcext:value-type="float">
            <text:p>17.5569269269269</text:p>
          </table:table-cell>
          <table:table-cell office:value-type="float" office:value="8151.36000000034" calcext:value-type="float">
            <text:p>8151.36000000034</text:p>
          </table:table-cell>
        </table:table-row>
        <table:table-row table:style-name="ro2">
          <table:table-cell office:value-type="float" office:value="17.5809309309309" calcext:value-type="float">
            <text:p>17.5809309309309</text:p>
          </table:table-cell>
          <table:table-cell office:value-type="float" office:value="8175.36000000034" calcext:value-type="float">
            <text:p>8175.36000000034</text:p>
          </table:table-cell>
        </table:table-row>
        <table:table-row table:style-name="ro2">
          <table:table-cell office:value-type="float" office:value="17.6049349349349" calcext:value-type="float">
            <text:p>17.6049349349349</text:p>
          </table:table-cell>
          <table:table-cell office:value-type="float" office:value="8199.36000000034" calcext:value-type="float">
            <text:p>8199.36000000034</text:p>
          </table:table-cell>
        </table:table-row>
        <table:table-row table:style-name="ro2">
          <table:table-cell office:value-type="float" office:value="17.6289389389389" calcext:value-type="float">
            <text:p>17.6289389389389</text:p>
          </table:table-cell>
          <table:table-cell office:value-type="float" office:value="8201.52000000034" calcext:value-type="float">
            <text:p>8201.52000000034</text:p>
          </table:table-cell>
        </table:table-row>
        <table:table-row table:style-name="ro2">
          <table:table-cell office:value-type="float" office:value="17.6529429429429" calcext:value-type="float">
            <text:p>17.6529429429429</text:p>
          </table:table-cell>
          <table:table-cell office:value-type="float" office:value="8225.52000000034" calcext:value-type="float">
            <text:p>8225.52000000034</text:p>
          </table:table-cell>
        </table:table-row>
        <table:table-row table:style-name="ro2">
          <table:table-cell office:value-type="float" office:value="17.6769469469469" calcext:value-type="float">
            <text:p>17.6769469469469</text:p>
          </table:table-cell>
          <table:table-cell office:value-type="float" office:value="8249.52000000034" calcext:value-type="float">
            <text:p>8249.52000000034</text:p>
          </table:table-cell>
        </table:table-row>
        <table:table-row table:style-name="ro2">
          <table:table-cell office:value-type="float" office:value="17.700950950951" calcext:value-type="float">
            <text:p>17.700950950951</text:p>
          </table:table-cell>
          <table:table-cell office:value-type="float" office:value="8273.52000000034" calcext:value-type="float">
            <text:p>8273.52000000034</text:p>
          </table:table-cell>
        </table:table-row>
        <table:table-row table:style-name="ro2">
          <table:table-cell office:value-type="float" office:value="17.724954954955" calcext:value-type="float">
            <text:p>17.724954954955</text:p>
          </table:table-cell>
          <table:table-cell office:value-type="float" office:value="8297.52000000034" calcext:value-type="float">
            <text:p>8297.52000000034</text:p>
          </table:table-cell>
        </table:table-row>
        <table:table-row table:style-name="ro2">
          <table:table-cell office:value-type="float" office:value="17.748958958959" calcext:value-type="float">
            <text:p>17.748958958959</text:p>
          </table:table-cell>
          <table:table-cell office:value-type="float" office:value="8321.52000000033" calcext:value-type="float">
            <text:p>8321.52000000033</text:p>
          </table:table-cell>
        </table:table-row>
        <table:table-row table:style-name="ro2">
          <table:table-cell office:value-type="float" office:value="17.772962962963" calcext:value-type="float">
            <text:p>17.772962962963</text:p>
          </table:table-cell>
          <table:table-cell office:value-type="float" office:value="8345.52000000033" calcext:value-type="float">
            <text:p>8345.52000000033</text:p>
          </table:table-cell>
        </table:table-row>
        <table:table-row table:style-name="ro2">
          <table:table-cell office:value-type="float" office:value="17.796966966967" calcext:value-type="float">
            <text:p>17.796966966967</text:p>
          </table:table-cell>
          <table:table-cell office:value-type="float" office:value="8369.52000000033" calcext:value-type="float">
            <text:p>8369.52000000033</text:p>
          </table:table-cell>
        </table:table-row>
        <table:table-row table:style-name="ro2">
          <table:table-cell office:value-type="float" office:value="17.820970970971" calcext:value-type="float">
            <text:p>17.820970970971</text:p>
          </table:table-cell>
          <table:table-cell office:value-type="float" office:value="8393.52000000033" calcext:value-type="float">
            <text:p>8393.52000000033</text:p>
          </table:table-cell>
        </table:table-row>
        <table:table-row table:style-name="ro2">
          <table:table-cell office:value-type="float" office:value="17.844974974975" calcext:value-type="float">
            <text:p>17.844974974975</text:p>
          </table:table-cell>
          <table:table-cell office:value-type="float" office:value="8417.52000000033" calcext:value-type="float">
            <text:p>8417.52000000033</text:p>
          </table:table-cell>
        </table:table-row>
        <table:table-row table:style-name="ro2">
          <table:table-cell office:value-type="float" office:value="17.868978978979" calcext:value-type="float">
            <text:p>17.868978978979</text:p>
          </table:table-cell>
          <table:table-cell office:value-type="float" office:value="8441.52000000032" calcext:value-type="float">
            <text:p>8441.52000000032</text:p>
          </table:table-cell>
        </table:table-row>
        <table:table-row table:style-name="ro2">
          <table:table-cell office:value-type="float" office:value="17.892982982983" calcext:value-type="float">
            <text:p>17.892982982983</text:p>
          </table:table-cell>
          <table:table-cell office:value-type="float" office:value="8465.52000000032" calcext:value-type="float">
            <text:p>8465.52000000032</text:p>
          </table:table-cell>
        </table:table-row>
        <table:table-row table:style-name="ro2">
          <table:table-cell office:value-type="float" office:value="17.916986986987" calcext:value-type="float">
            <text:p>17.916986986987</text:p>
          </table:table-cell>
          <table:table-cell office:value-type="float" office:value="8489.52000000032" calcext:value-type="float">
            <text:p>8489.52000000032</text:p>
          </table:table-cell>
        </table:table-row>
        <table:table-row table:style-name="ro2">
          <table:table-cell office:value-type="float" office:value="17.940990990991" calcext:value-type="float">
            <text:p>17.940990990991</text:p>
          </table:table-cell>
          <table:table-cell office:value-type="float" office:value="8491.68000000032" calcext:value-type="float">
            <text:p>8491.68000000032</text:p>
          </table:table-cell>
        </table:table-row>
        <table:table-row table:style-name="ro2">
          <table:table-cell office:value-type="float" office:value="17.964994994995" calcext:value-type="float">
            <text:p>17.964994994995</text:p>
          </table:table-cell>
          <table:table-cell office:value-type="float" office:value="8493.84000000032" calcext:value-type="float">
            <text:p>8493.84000000032</text:p>
          </table:table-cell>
        </table:table-row>
        <table:table-row table:style-name="ro2">
          <table:table-cell office:value-type="float" office:value="17.988998998999" calcext:value-type="float">
            <text:p>17.988998998999</text:p>
          </table:table-cell>
          <table:table-cell office:value-type="float" office:value="8517.84000000032" calcext:value-type="float">
            <text:p>8517.84000000032</text:p>
          </table:table-cell>
        </table:table-row>
        <table:table-row table:style-name="ro2">
          <table:table-cell office:value-type="float" office:value="18.013003003003" calcext:value-type="float">
            <text:p>18.013003003003</text:p>
          </table:table-cell>
          <table:table-cell office:value-type="float" office:value="8541.84000000031" calcext:value-type="float">
            <text:p>8541.84000000031</text:p>
          </table:table-cell>
        </table:table-row>
        <table:table-row table:style-name="ro2">
          <table:table-cell office:value-type="float" office:value="18.037007007007" calcext:value-type="float">
            <text:p>18.037007007007</text:p>
          </table:table-cell>
          <table:table-cell office:value-type="float" office:value="8565.84000000031" calcext:value-type="float">
            <text:p>8565.84000000031</text:p>
          </table:table-cell>
        </table:table-row>
        <table:table-row table:style-name="ro2">
          <table:table-cell office:value-type="float" office:value="18.061011011011" calcext:value-type="float">
            <text:p>18.061011011011</text:p>
          </table:table-cell>
          <table:table-cell office:value-type="float" office:value="8589.84000000031" calcext:value-type="float">
            <text:p>8589.84000000031</text:p>
          </table:table-cell>
        </table:table-row>
        <table:table-row table:style-name="ro2">
          <table:table-cell office:value-type="float" office:value="18.085015015015" calcext:value-type="float">
            <text:p>18.085015015015</text:p>
          </table:table-cell>
          <table:table-cell office:value-type="float" office:value="8613.84000000031" calcext:value-type="float">
            <text:p>8613.84000000031</text:p>
          </table:table-cell>
        </table:table-row>
        <table:table-row table:style-name="ro2">
          <table:table-cell office:value-type="float" office:value="18.109019019019" calcext:value-type="float">
            <text:p>18.109019019019</text:p>
          </table:table-cell>
          <table:table-cell office:value-type="float" office:value="8637.84000000031" calcext:value-type="float">
            <text:p>8637.84000000031</text:p>
          </table:table-cell>
        </table:table-row>
        <table:table-row table:style-name="ro2">
          <table:table-cell office:value-type="float" office:value="18.133023023023" calcext:value-type="float">
            <text:p>18.133023023023</text:p>
          </table:table-cell>
          <table:table-cell office:value-type="float" office:value="8661.8400000003" calcext:value-type="float">
            <text:p>8661.8400000003</text:p>
          </table:table-cell>
        </table:table-row>
        <table:table-row table:style-name="ro2">
          <table:table-cell office:value-type="float" office:value="18.157027027027" calcext:value-type="float">
            <text:p>18.157027027027</text:p>
          </table:table-cell>
          <table:table-cell office:value-type="float" office:value="8685.8400000003" calcext:value-type="float">
            <text:p>8685.8400000003</text:p>
          </table:table-cell>
        </table:table-row>
        <table:table-row table:style-name="ro2">
          <table:table-cell office:value-type="float" office:value="18.181031031031" calcext:value-type="float">
            <text:p>18.181031031031</text:p>
          </table:table-cell>
          <table:table-cell office:value-type="float" office:value="8709.8400000003" calcext:value-type="float">
            <text:p>8709.8400000003</text:p>
          </table:table-cell>
        </table:table-row>
        <table:table-row table:style-name="ro2">
          <table:table-cell office:value-type="float" office:value="18.205035035035" calcext:value-type="float">
            <text:p>18.205035035035</text:p>
          </table:table-cell>
          <table:table-cell office:value-type="float" office:value="8733.8400000003" calcext:value-type="float">
            <text:p>8733.8400000003</text:p>
          </table:table-cell>
        </table:table-row>
        <table:table-row table:style-name="ro2">
          <table:table-cell office:value-type="float" office:value="18.229039039039" calcext:value-type="float">
            <text:p>18.229039039039</text:p>
          </table:table-cell>
          <table:table-cell office:value-type="float" office:value="8757.8400000003" calcext:value-type="float">
            <text:p>8757.8400000003</text:p>
          </table:table-cell>
        </table:table-row>
        <table:table-row table:style-name="ro2">
          <table:table-cell office:value-type="float" office:value="18.253043043043" calcext:value-type="float">
            <text:p>18.253043043043</text:p>
          </table:table-cell>
          <table:table-cell office:value-type="float" office:value="8781.8400000003" calcext:value-type="float">
            <text:p>8781.8400000003</text:p>
          </table:table-cell>
        </table:table-row>
        <table:table-row table:style-name="ro2">
          <table:table-cell office:value-type="float" office:value="18.277047047047" calcext:value-type="float">
            <text:p>18.277047047047</text:p>
          </table:table-cell>
          <table:table-cell office:value-type="float" office:value="8784.00000000029" calcext:value-type="float">
            <text:p>8784.00000000029</text:p>
          </table:table-cell>
        </table:table-row>
        <table:table-row table:style-name="ro2">
          <table:table-cell office:value-type="float" office:value="18.3010510510511" calcext:value-type="float">
            <text:p>18.3010510510511</text:p>
          </table:table-cell>
          <table:table-cell office:value-type="float" office:value="8808.00000000029" calcext:value-type="float">
            <text:p>8808.00000000029</text:p>
          </table:table-cell>
        </table:table-row>
        <table:table-row table:style-name="ro2">
          <table:table-cell office:value-type="float" office:value="18.3250550550551" calcext:value-type="float">
            <text:p>18.3250550550551</text:p>
          </table:table-cell>
          <table:table-cell office:value-type="float" office:value="8832.00000000029" calcext:value-type="float">
            <text:p>8832.00000000029</text:p>
          </table:table-cell>
        </table:table-row>
        <table:table-row table:style-name="ro2">
          <table:table-cell office:value-type="float" office:value="18.3490590590591" calcext:value-type="float">
            <text:p>18.3490590590591</text:p>
          </table:table-cell>
          <table:table-cell office:value-type="float" office:value="8856.00000000029" calcext:value-type="float">
            <text:p>8856.00000000029</text:p>
          </table:table-cell>
        </table:table-row>
        <table:table-row table:style-name="ro2">
          <table:table-cell office:value-type="float" office:value="18.3730630630631" calcext:value-type="float">
            <text:p>18.3730630630631</text:p>
          </table:table-cell>
          <table:table-cell office:value-type="float" office:value="8880.00000000029" calcext:value-type="float">
            <text:p>8880.00000000029</text:p>
          </table:table-cell>
        </table:table-row>
        <table:table-row table:style-name="ro2">
          <table:table-cell office:value-type="float" office:value="18.3970670670671" calcext:value-type="float">
            <text:p>18.3970670670671</text:p>
          </table:table-cell>
          <table:table-cell office:value-type="float" office:value="8904.00000000028" calcext:value-type="float">
            <text:p>8904.00000000028</text:p>
          </table:table-cell>
        </table:table-row>
        <table:table-row table:style-name="ro2">
          <table:table-cell office:value-type="float" office:value="18.4210710710711" calcext:value-type="float">
            <text:p>18.4210710710711</text:p>
          </table:table-cell>
          <table:table-cell office:value-type="float" office:value="8928.00000000028" calcext:value-type="float">
            <text:p>8928.00000000028</text:p>
          </table:table-cell>
        </table:table-row>
        <table:table-row table:style-name="ro2">
          <table:table-cell office:value-type="float" office:value="18.4450750750751" calcext:value-type="float">
            <text:p>18.4450750750751</text:p>
          </table:table-cell>
          <table:table-cell office:value-type="float" office:value="8952.00000000028" calcext:value-type="float">
            <text:p>8952.00000000028</text:p>
          </table:table-cell>
        </table:table-row>
        <table:table-row table:style-name="ro2">
          <table:table-cell office:value-type="float" office:value="18.4690790790791" calcext:value-type="float">
            <text:p>18.4690790790791</text:p>
          </table:table-cell>
          <table:table-cell office:value-type="float" office:value="8976.00000000028" calcext:value-type="float">
            <text:p>8976.00000000028</text:p>
          </table:table-cell>
        </table:table-row>
        <table:table-row table:style-name="ro2">
          <table:table-cell office:value-type="float" office:value="18.4930830830831" calcext:value-type="float">
            <text:p>18.4930830830831</text:p>
          </table:table-cell>
          <table:table-cell office:value-type="float" office:value="9000.00000000028" calcext:value-type="float">
            <text:p>9000.00000000028</text:p>
          </table:table-cell>
        </table:table-row>
        <table:table-row table:style-name="ro2">
          <table:table-cell office:value-type="float" office:value="18.5170870870871" calcext:value-type="float">
            <text:p>18.5170870870871</text:p>
          </table:table-cell>
          <table:table-cell office:value-type="float" office:value="9024.00000000028" calcext:value-type="float">
            <text:p>9024.00000000028</text:p>
          </table:table-cell>
        </table:table-row>
        <table:table-row table:style-name="ro2">
          <table:table-cell office:value-type="float" office:value="18.5410910910911" calcext:value-type="float">
            <text:p>18.5410910910911</text:p>
          </table:table-cell>
          <table:table-cell office:value-type="float" office:value="9048.00000000027" calcext:value-type="float">
            <text:p>9048.00000000027</text:p>
          </table:table-cell>
        </table:table-row>
        <table:table-row table:style-name="ro2">
          <table:table-cell office:value-type="float" office:value="18.5650950950951" calcext:value-type="float">
            <text:p>18.5650950950951</text:p>
          </table:table-cell>
          <table:table-cell office:value-type="float" office:value="9072.72000000027" calcext:value-type="float">
            <text:p>9072.72000000027</text:p>
          </table:table-cell>
        </table:table-row>
        <table:table-row table:style-name="ro2">
          <table:table-cell office:value-type="float" office:value="18.5890990990991" calcext:value-type="float">
            <text:p>18.5890990990991</text:p>
          </table:table-cell>
          <table:table-cell office:value-type="float" office:value="9097.44000000027" calcext:value-type="float">
            <text:p>9097.44000000027</text:p>
          </table:table-cell>
        </table:table-row>
        <table:table-row table:style-name="ro2">
          <table:table-cell office:value-type="float" office:value="18.6131031031031" calcext:value-type="float">
            <text:p>18.6131031031031</text:p>
          </table:table-cell>
          <table:table-cell office:value-type="float" office:value="9122.16000000027" calcext:value-type="float">
            <text:p>9122.16000000027</text:p>
          </table:table-cell>
        </table:table-row>
        <table:table-row table:style-name="ro2">
          <table:table-cell office:value-type="float" office:value="18.6371071071071" calcext:value-type="float">
            <text:p>18.6371071071071</text:p>
          </table:table-cell>
          <table:table-cell office:value-type="float" office:value="9125.04000000026" calcext:value-type="float">
            <text:p>9125.04000000026</text:p>
          </table:table-cell>
        </table:table-row>
        <table:table-row table:style-name="ro2">
          <table:table-cell office:value-type="float" office:value="18.6611111111111" calcext:value-type="float">
            <text:p>18.6611111111111</text:p>
          </table:table-cell>
          <table:table-cell office:value-type="float" office:value="9127.92000000026" calcext:value-type="float">
            <text:p>9127.92000000026</text:p>
          </table:table-cell>
        </table:table-row>
        <table:table-row table:style-name="ro2">
          <table:table-cell office:value-type="float" office:value="18.6851151151151" calcext:value-type="float">
            <text:p>18.6851151151151</text:p>
          </table:table-cell>
          <table:table-cell office:value-type="float" office:value="9130.80000000026" calcext:value-type="float">
            <text:p>9130.80000000026</text:p>
          </table:table-cell>
        </table:table-row>
        <table:table-row table:style-name="ro2">
          <table:table-cell office:value-type="float" office:value="18.7091191191191" calcext:value-type="float">
            <text:p>18.7091191191191</text:p>
          </table:table-cell>
          <table:table-cell office:value-type="float" office:value="9133.68000000026" calcext:value-type="float">
            <text:p>9133.68000000026</text:p>
          </table:table-cell>
        </table:table-row>
        <table:table-row table:style-name="ro2">
          <table:table-cell office:value-type="float" office:value="18.7331231231231" calcext:value-type="float">
            <text:p>18.7331231231231</text:p>
          </table:table-cell>
          <table:table-cell office:value-type="float" office:value="9136.56000000025" calcext:value-type="float">
            <text:p>9136.56000000025</text:p>
          </table:table-cell>
        </table:table-row>
        <table:table-row table:style-name="ro2">
          <table:table-cell office:value-type="float" office:value="18.7571271271271" calcext:value-type="float">
            <text:p>18.7571271271271</text:p>
          </table:table-cell>
          <table:table-cell office:value-type="float" office:value="9139.44000000025" calcext:value-type="float">
            <text:p>9139.44000000025</text:p>
          </table:table-cell>
        </table:table-row>
        <table:table-row table:style-name="ro2">
          <table:table-cell office:value-type="float" office:value="18.7811311311311" calcext:value-type="float">
            <text:p>18.7811311311311</text:p>
          </table:table-cell>
          <table:table-cell office:value-type="float" office:value="9142.32000000025" calcext:value-type="float">
            <text:p>9142.32000000025</text:p>
          </table:table-cell>
        </table:table-row>
        <table:table-row table:style-name="ro2">
          <table:table-cell office:value-type="float" office:value="18.8051351351351" calcext:value-type="float">
            <text:p>18.8051351351351</text:p>
          </table:table-cell>
          <table:table-cell office:value-type="float" office:value="9145.20000000024" calcext:value-type="float">
            <text:p>9145.20000000024</text:p>
          </table:table-cell>
        </table:table-row>
        <table:table-row table:style-name="ro2">
          <table:table-cell office:value-type="float" office:value="18.8291391391391" calcext:value-type="float">
            <text:p>18.8291391391391</text:p>
          </table:table-cell>
          <table:table-cell office:value-type="float" office:value="9148.08000000024" calcext:value-type="float">
            <text:p>9148.08000000024</text:p>
          </table:table-cell>
        </table:table-row>
        <table:table-row table:style-name="ro2">
          <table:table-cell office:value-type="float" office:value="18.8531431431431" calcext:value-type="float">
            <text:p>18.8531431431431</text:p>
          </table:table-cell>
          <table:table-cell office:value-type="float" office:value="9150.96000000024" calcext:value-type="float">
            <text:p>9150.96000000024</text:p>
          </table:table-cell>
        </table:table-row>
        <table:table-row table:style-name="ro2">
          <table:table-cell office:value-type="float" office:value="18.8771471471471" calcext:value-type="float">
            <text:p>18.8771471471471</text:p>
          </table:table-cell>
          <table:table-cell office:value-type="float" office:value="9153.84000000024" calcext:value-type="float">
            <text:p>9153.84000000024</text:p>
          </table:table-cell>
        </table:table-row>
        <table:table-row table:style-name="ro2">
          <table:table-cell office:value-type="float" office:value="18.9011511511512" calcext:value-type="float">
            <text:p>18.9011511511512</text:p>
          </table:table-cell>
          <table:table-cell office:value-type="float" office:value="9156.72000000023" calcext:value-type="float">
            <text:p>9156.72000000023</text:p>
          </table:table-cell>
        </table:table-row>
        <table:table-row table:style-name="ro2">
          <table:table-cell office:value-type="float" office:value="18.9251551551552" calcext:value-type="float">
            <text:p>18.9251551551552</text:p>
          </table:table-cell>
          <table:table-cell office:value-type="float" office:value="9159.60000000023" calcext:value-type="float">
            <text:p>9159.60000000023</text:p>
          </table:table-cell>
        </table:table-row>
        <table:table-row table:style-name="ro2">
          <table:table-cell office:value-type="float" office:value="18.9491591591592" calcext:value-type="float">
            <text:p>18.9491591591592</text:p>
          </table:table-cell>
          <table:table-cell office:value-type="float" office:value="9162.48000000023" calcext:value-type="float">
            <text:p>9162.48000000023</text:p>
          </table:table-cell>
        </table:table-row>
        <table:table-row table:style-name="ro2">
          <table:table-cell office:value-type="float" office:value="18.9731631631632" calcext:value-type="float">
            <text:p>18.9731631631632</text:p>
          </table:table-cell>
          <table:table-cell office:value-type="float" office:value="9165.36000000023" calcext:value-type="float">
            <text:p>9165.36000000023</text:p>
          </table:table-cell>
        </table:table-row>
        <table:table-row table:style-name="ro2">
          <table:table-cell office:value-type="float" office:value="18.9971671671672" calcext:value-type="float">
            <text:p>18.9971671671672</text:p>
          </table:table-cell>
          <table:table-cell office:value-type="float" office:value="9168.24000000022" calcext:value-type="float">
            <text:p>9168.24000000022</text:p>
          </table:table-cell>
        </table:table-row>
        <table:table-row table:style-name="ro2">
          <table:table-cell office:value-type="float" office:value="19.0211711711712" calcext:value-type="float">
            <text:p>19.0211711711712</text:p>
          </table:table-cell>
          <table:table-cell office:value-type="float" office:value="9170.40000000022" calcext:value-type="float">
            <text:p>9170.40000000022</text:p>
          </table:table-cell>
        </table:table-row>
        <table:table-row table:style-name="ro2">
          <table:table-cell office:value-type="float" office:value="19.0451751751752" calcext:value-type="float">
            <text:p>19.0451751751752</text:p>
          </table:table-cell>
          <table:table-cell office:value-type="float" office:value="9172.56000000022" calcext:value-type="float">
            <text:p>9172.56000000022</text:p>
          </table:table-cell>
        </table:table-row>
        <table:table-row table:style-name="ro2">
          <table:table-cell office:value-type="float" office:value="19.0691791791792" calcext:value-type="float">
            <text:p>19.0691791791792</text:p>
          </table:table-cell>
          <table:table-cell office:value-type="float" office:value="9175.44000000022" calcext:value-type="float">
            <text:p>9175.44000000022</text:p>
          </table:table-cell>
        </table:table-row>
        <table:table-row table:style-name="ro2">
          <table:table-cell office:value-type="float" office:value="19.0931831831832" calcext:value-type="float">
            <text:p>19.0931831831832</text:p>
          </table:table-cell>
          <table:table-cell office:value-type="float" office:value="9178.32000000021" calcext:value-type="float">
            <text:p>9178.32000000021</text:p>
          </table:table-cell>
        </table:table-row>
        <table:table-row table:style-name="ro2">
          <table:table-cell office:value-type="float" office:value="19.1171871871872" calcext:value-type="float">
            <text:p>19.1171871871872</text:p>
          </table:table-cell>
          <table:table-cell office:value-type="float" office:value="9181.20000000021" calcext:value-type="float">
            <text:p>9181.20000000021</text:p>
          </table:table-cell>
        </table:table-row>
        <table:table-row table:style-name="ro2">
          <table:table-cell office:value-type="float" office:value="19.1411911911912" calcext:value-type="float">
            <text:p>19.1411911911912</text:p>
          </table:table-cell>
          <table:table-cell office:value-type="float" office:value="9184.08000000021" calcext:value-type="float">
            <text:p>9184.08000000021</text:p>
          </table:table-cell>
        </table:table-row>
        <table:table-row table:style-name="ro2">
          <table:table-cell office:value-type="float" office:value="19.1651951951952" calcext:value-type="float">
            <text:p>19.1651951951952</text:p>
          </table:table-cell>
          <table:table-cell office:value-type="float" office:value="9186.96000000021" calcext:value-type="float">
            <text:p>9186.96000000021</text:p>
          </table:table-cell>
        </table:table-row>
        <table:table-row table:style-name="ro2">
          <table:table-cell office:value-type="float" office:value="19.1891991991992" calcext:value-type="float">
            <text:p>19.1891991991992</text:p>
          </table:table-cell>
          <table:table-cell office:value-type="float" office:value="9189.8400000002" calcext:value-type="float">
            <text:p>9189.8400000002</text:p>
          </table:table-cell>
        </table:table-row>
        <table:table-row table:style-name="ro2">
          <table:table-cell office:value-type="float" office:value="19.2132032032032" calcext:value-type="float">
            <text:p>19.2132032032032</text:p>
          </table:table-cell>
          <table:table-cell office:value-type="float" office:value="9192.7200000002" calcext:value-type="float">
            <text:p>9192.7200000002</text:p>
          </table:table-cell>
        </table:table-row>
        <table:table-row table:style-name="ro2">
          <table:table-cell office:value-type="float" office:value="19.2372072072072" calcext:value-type="float">
            <text:p>19.2372072072072</text:p>
          </table:table-cell>
          <table:table-cell office:value-type="float" office:value="9195.6000000002" calcext:value-type="float">
            <text:p>9195.6000000002</text:p>
          </table:table-cell>
        </table:table-row>
        <table:table-row table:style-name="ro2">
          <table:table-cell office:value-type="float" office:value="19.2612112112112" calcext:value-type="float">
            <text:p>19.2612112112112</text:p>
          </table:table-cell>
          <table:table-cell office:value-type="float" office:value="9198.4800000002" calcext:value-type="float">
            <text:p>9198.4800000002</text:p>
          </table:table-cell>
        </table:table-row>
        <table:table-row table:style-name="ro2">
          <table:table-cell office:value-type="float" office:value="19.2852152152152" calcext:value-type="float">
            <text:p>19.2852152152152</text:p>
          </table:table-cell>
          <table:table-cell office:value-type="float" office:value="9201.36000000019" calcext:value-type="float">
            <text:p>9201.36000000019</text:p>
          </table:table-cell>
        </table:table-row>
        <table:table-row table:style-name="ro2">
          <table:table-cell office:value-type="float" office:value="19.3092192192192" calcext:value-type="float">
            <text:p>19.3092192192192</text:p>
          </table:table-cell>
          <table:table-cell office:value-type="float" office:value="9204.24000000019" calcext:value-type="float">
            <text:p>9204.24000000019</text:p>
          </table:table-cell>
        </table:table-row>
        <table:table-row table:style-name="ro2">
          <table:table-cell office:value-type="float" office:value="19.3332232232232" calcext:value-type="float">
            <text:p>19.3332232232232</text:p>
          </table:table-cell>
          <table:table-cell office:value-type="float" office:value="9207.12000000019" calcext:value-type="float">
            <text:p>9207.12000000019</text:p>
          </table:table-cell>
        </table:table-row>
        <table:table-row table:style-name="ro2">
          <table:table-cell office:value-type="float" office:value="19.3572272272272" calcext:value-type="float">
            <text:p>19.3572272272272</text:p>
          </table:table-cell>
          <table:table-cell office:value-type="float" office:value="9210.00000000019" calcext:value-type="float">
            <text:p>9210.00000000019</text:p>
          </table:table-cell>
        </table:table-row>
        <table:table-row table:style-name="ro2">
          <table:table-cell office:value-type="float" office:value="19.3812312312312" calcext:value-type="float">
            <text:p>19.3812312312312</text:p>
          </table:table-cell>
          <table:table-cell office:value-type="float" office:value="9212.88000000018" calcext:value-type="float">
            <text:p>9212.88000000018</text:p>
          </table:table-cell>
        </table:table-row>
        <table:table-row table:style-name="ro2">
          <table:table-cell office:value-type="float" office:value="19.4052352352352" calcext:value-type="float">
            <text:p>19.4052352352352</text:p>
          </table:table-cell>
          <table:table-cell office:value-type="float" office:value="9215.76000000018" calcext:value-type="float">
            <text:p>9215.76000000018</text:p>
          </table:table-cell>
        </table:table-row>
        <table:table-row table:style-name="ro2">
          <table:table-cell office:value-type="float" office:value="19.4292392392392" calcext:value-type="float">
            <text:p>19.4292392392392</text:p>
          </table:table-cell>
          <table:table-cell office:value-type="float" office:value="9218.64000000018" calcext:value-type="float">
            <text:p>9218.64000000018</text:p>
          </table:table-cell>
        </table:table-row>
        <table:table-row table:style-name="ro2">
          <table:table-cell office:value-type="float" office:value="19.4532432432432" calcext:value-type="float">
            <text:p>19.4532432432432</text:p>
          </table:table-cell>
          <table:table-cell office:value-type="float" office:value="9222.24000000017" calcext:value-type="float">
            <text:p>9222.24000000017</text:p>
          </table:table-cell>
        </table:table-row>
        <table:table-row table:style-name="ro2">
          <table:table-cell office:value-type="float" office:value="19.4772472472472" calcext:value-type="float">
            <text:p>19.4772472472472</text:p>
          </table:table-cell>
          <table:table-cell office:value-type="float" office:value="9225.84000000017" calcext:value-type="float">
            <text:p>9225.84000000017</text:p>
          </table:table-cell>
        </table:table-row>
        <table:table-row table:style-name="ro2">
          <table:table-cell office:value-type="float" office:value="19.5012512512513" calcext:value-type="float">
            <text:p>19.5012512512513</text:p>
          </table:table-cell>
          <table:table-cell office:value-type="float" office:value="9229.44000000017" calcext:value-type="float">
            <text:p>9229.44000000017</text:p>
          </table:table-cell>
        </table:table-row>
        <table:table-row table:style-name="ro2">
          <table:table-cell office:value-type="float" office:value="19.5252552552553" calcext:value-type="float">
            <text:p>19.5252552552553</text:p>
          </table:table-cell>
          <table:table-cell office:value-type="float" office:value="9233.04000000017" calcext:value-type="float">
            <text:p>9233.04000000017</text:p>
          </table:table-cell>
        </table:table-row>
        <table:table-row table:style-name="ro2">
          <table:table-cell office:value-type="float" office:value="19.5492592592593" calcext:value-type="float">
            <text:p>19.5492592592593</text:p>
          </table:table-cell>
          <table:table-cell office:value-type="float" office:value="9236.64000000016" calcext:value-type="float">
            <text:p>9236.64000000016</text:p>
          </table:table-cell>
        </table:table-row>
        <table:table-row table:style-name="ro2">
          <table:table-cell office:value-type="float" office:value="19.5732632632633" calcext:value-type="float">
            <text:p>19.5732632632633</text:p>
          </table:table-cell>
          <table:table-cell office:value-type="float" office:value="9240.24000000016" calcext:value-type="float">
            <text:p>9240.24000000016</text:p>
          </table:table-cell>
        </table:table-row>
        <table:table-row table:style-name="ro2">
          <table:table-cell office:value-type="float" office:value="19.5972672672673" calcext:value-type="float">
            <text:p>19.5972672672673</text:p>
          </table:table-cell>
          <table:table-cell office:value-type="float" office:value="9243.84000000016" calcext:value-type="float">
            <text:p>9243.84000000016</text:p>
          </table:table-cell>
        </table:table-row>
        <table:table-row table:style-name="ro2">
          <table:table-cell office:value-type="float" office:value="19.6212712712713" calcext:value-type="float">
            <text:p>19.6212712712713</text:p>
          </table:table-cell>
          <table:table-cell office:value-type="float" office:value="9247.44000000015" calcext:value-type="float">
            <text:p>9247.44000000015</text:p>
          </table:table-cell>
        </table:table-row>
        <table:table-row table:style-name="ro2">
          <table:table-cell office:value-type="float" office:value="19.6452752752753" calcext:value-type="float">
            <text:p>19.6452752752753</text:p>
          </table:table-cell>
          <table:table-cell office:value-type="float" office:value="9250.32000000015" calcext:value-type="float">
            <text:p>9250.32000000015</text:p>
          </table:table-cell>
        </table:table-row>
        <table:table-row table:style-name="ro2">
          <table:table-cell office:value-type="float" office:value="19.6692792792793" calcext:value-type="float">
            <text:p>19.6692792792793</text:p>
          </table:table-cell>
          <table:table-cell office:value-type="float" office:value="9253.20000000015" calcext:value-type="float">
            <text:p>9253.20000000015</text:p>
          </table:table-cell>
        </table:table-row>
        <table:table-row table:style-name="ro2">
          <table:table-cell office:value-type="float" office:value="19.6932832832833" calcext:value-type="float">
            <text:p>19.6932832832833</text:p>
          </table:table-cell>
          <table:table-cell office:value-type="float" office:value="9256.08000000014" calcext:value-type="float">
            <text:p>9256.08000000014</text:p>
          </table:table-cell>
        </table:table-row>
        <table:table-row table:style-name="ro2">
          <table:table-cell office:value-type="float" office:value="19.7172872872873" calcext:value-type="float">
            <text:p>19.7172872872873</text:p>
          </table:table-cell>
          <table:table-cell office:value-type="float" office:value="9258.96000000014" calcext:value-type="float">
            <text:p>9258.96000000014</text:p>
          </table:table-cell>
        </table:table-row>
        <table:table-row table:style-name="ro2">
          <table:table-cell office:value-type="float" office:value="19.7412912912913" calcext:value-type="float">
            <text:p>19.7412912912913</text:p>
          </table:table-cell>
          <table:table-cell office:value-type="float" office:value="9261.84000000014" calcext:value-type="float">
            <text:p>9261.84000000014</text:p>
          </table:table-cell>
        </table:table-row>
        <table:table-row table:style-name="ro2">
          <table:table-cell office:value-type="float" office:value="19.7652952952953" calcext:value-type="float">
            <text:p>19.7652952952953</text:p>
          </table:table-cell>
          <table:table-cell office:value-type="float" office:value="9265.44000000014" calcext:value-type="float">
            <text:p>9265.44000000014</text:p>
          </table:table-cell>
        </table:table-row>
        <table:table-row table:style-name="ro2">
          <table:table-cell office:value-type="float" office:value="19.7892992992993" calcext:value-type="float">
            <text:p>19.7892992992993</text:p>
          </table:table-cell>
          <table:table-cell office:value-type="float" office:value="9269.76000000013" calcext:value-type="float">
            <text:p>9269.76000000013</text:p>
          </table:table-cell>
        </table:table-row>
        <table:table-row table:style-name="ro2">
          <table:table-cell office:value-type="float" office:value="19.8133033033033" calcext:value-type="float">
            <text:p>19.8133033033033</text:p>
          </table:table-cell>
          <table:table-cell office:value-type="float" office:value="9274.08000000013" calcext:value-type="float">
            <text:p>9274.08000000013</text:p>
          </table:table-cell>
        </table:table-row>
        <table:table-row table:style-name="ro2">
          <table:table-cell office:value-type="float" office:value="19.8373073073073" calcext:value-type="float">
            <text:p>19.8373073073073</text:p>
          </table:table-cell>
          <table:table-cell office:value-type="float" office:value="9278.40000000012" calcext:value-type="float">
            <text:p>9278.40000000012</text:p>
          </table:table-cell>
        </table:table-row>
        <table:table-row table:style-name="ro2">
          <table:table-cell office:value-type="float" office:value="19.8613113113113" calcext:value-type="float">
            <text:p>19.8613113113113</text:p>
          </table:table-cell>
          <table:table-cell office:value-type="float" office:value="9282.72000000012" calcext:value-type="float">
            <text:p>9282.72000000012</text:p>
          </table:table-cell>
        </table:table-row>
        <table:table-row table:style-name="ro2">
          <table:table-cell office:value-type="float" office:value="19.8853153153153" calcext:value-type="float">
            <text:p>19.8853153153153</text:p>
          </table:table-cell>
          <table:table-cell office:value-type="float" office:value="9287.04000000012" calcext:value-type="float">
            <text:p>9287.04000000012</text:p>
          </table:table-cell>
        </table:table-row>
        <table:table-row table:style-name="ro2">
          <table:table-cell office:value-type="float" office:value="19.9093193193193" calcext:value-type="float">
            <text:p>19.9093193193193</text:p>
          </table:table-cell>
          <table:table-cell office:value-type="float" office:value="9291.36000000011" calcext:value-type="float">
            <text:p>9291.36000000011</text:p>
          </table:table-cell>
        </table:table-row>
        <table:table-row table:style-name="ro2">
          <table:table-cell office:value-type="float" office:value="19.9333233233233" calcext:value-type="float">
            <text:p>19.9333233233233</text:p>
          </table:table-cell>
          <table:table-cell office:value-type="float" office:value="9295.68000000011" calcext:value-type="float">
            <text:p>9295.68000000011</text:p>
          </table:table-cell>
        </table:table-row>
        <table:table-row table:style-name="ro2">
          <table:table-cell office:value-type="float" office:value="19.9573273273273" calcext:value-type="float">
            <text:p>19.9573273273273</text:p>
          </table:table-cell>
          <table:table-cell office:value-type="float" office:value="9300.0000000001" calcext:value-type="float">
            <text:p>9300.0000000001</text:p>
          </table:table-cell>
        </table:table-row>
        <table:table-row table:style-name="ro2">
          <table:table-cell office:value-type="float" office:value="19.9813313313313" calcext:value-type="float">
            <text:p>19.9813313313313</text:p>
          </table:table-cell>
          <table:table-cell office:value-type="float" office:value="9304.3200000001" calcext:value-type="float">
            <text:p>9304.3200000001</text:p>
          </table:table-cell>
        </table:table-row>
        <table:table-row table:style-name="ro2">
          <table:table-cell office:value-type="float" office:value="20.0053353353353" calcext:value-type="float">
            <text:p>20.0053353353353</text:p>
          </table:table-cell>
          <table:table-cell office:value-type="float" office:value="9308.6400000001" calcext:value-type="float">
            <text:p>9308.6400000001</text:p>
          </table:table-cell>
        </table:table-row>
        <table:table-row table:style-name="ro2">
          <table:table-cell office:value-type="float" office:value="20.0293393393393" calcext:value-type="float">
            <text:p>20.0293393393393</text:p>
          </table:table-cell>
          <table:table-cell office:value-type="float" office:value="9312.96000000009" calcext:value-type="float">
            <text:p>9312.96000000009</text:p>
          </table:table-cell>
        </table:table-row>
        <table:table-row table:style-name="ro2">
          <table:table-cell office:value-type="float" office:value="20.0533433433433" calcext:value-type="float">
            <text:p>20.0533433433433</text:p>
          </table:table-cell>
          <table:table-cell office:value-type="float" office:value="9317.28000000009" calcext:value-type="float">
            <text:p>9317.28000000009</text:p>
          </table:table-cell>
        </table:table-row>
        <table:table-row table:style-name="ro2">
          <table:table-cell office:value-type="float" office:value="20.0773473473473" calcext:value-type="float">
            <text:p>20.0773473473473</text:p>
          </table:table-cell>
          <table:table-cell office:value-type="float" office:value="9321.60000000008" calcext:value-type="float">
            <text:p>9321.60000000008</text:p>
          </table:table-cell>
        </table:table-row>
        <table:table-row table:style-name="ro2">
          <table:table-cell office:value-type="float" office:value="20.1013513513514" calcext:value-type="float">
            <text:p>20.1013513513514</text:p>
          </table:table-cell>
          <table:table-cell office:value-type="float" office:value="9325.92000000008" calcext:value-type="float">
            <text:p>9325.92000000008</text:p>
          </table:table-cell>
        </table:table-row>
        <table:table-row table:style-name="ro2">
          <table:table-cell office:value-type="float" office:value="20.1253553553554" calcext:value-type="float">
            <text:p>20.1253553553554</text:p>
          </table:table-cell>
          <table:table-cell office:value-type="float" office:value="9330.24000000008" calcext:value-type="float">
            <text:p>9330.24000000008</text:p>
          </table:table-cell>
        </table:table-row>
        <table:table-row table:style-name="ro2">
          <table:table-cell office:value-type="float" office:value="20.1493593593594" calcext:value-type="float">
            <text:p>20.1493593593594</text:p>
          </table:table-cell>
          <table:table-cell office:value-type="float" office:value="9334.56000000007" calcext:value-type="float">
            <text:p>9334.56000000007</text:p>
          </table:table-cell>
        </table:table-row>
        <table:table-row table:style-name="ro2">
          <table:table-cell office:value-type="float" office:value="20.1733633633634" calcext:value-type="float">
            <text:p>20.1733633633634</text:p>
          </table:table-cell>
          <table:table-cell office:value-type="float" office:value="9338.88000000007" calcext:value-type="float">
            <text:p>9338.88000000007</text:p>
          </table:table-cell>
        </table:table-row>
        <table:table-row table:style-name="ro2">
          <table:table-cell office:value-type="float" office:value="20.1973673673674" calcext:value-type="float">
            <text:p>20.1973673673674</text:p>
          </table:table-cell>
          <table:table-cell office:value-type="float" office:value="9343.20000000006" calcext:value-type="float">
            <text:p>9343.20000000006</text:p>
          </table:table-cell>
        </table:table-row>
        <table:table-row table:style-name="ro2">
          <table:table-cell office:value-type="float" office:value="20.2213713713714" calcext:value-type="float">
            <text:p>20.2213713713714</text:p>
          </table:table-cell>
          <table:table-cell office:value-type="float" office:value="9347.52000000006" calcext:value-type="float">
            <text:p>9347.52000000006</text:p>
          </table:table-cell>
        </table:table-row>
        <table:table-row table:style-name="ro2">
          <table:table-cell office:value-type="float" office:value="20.2453753753754" calcext:value-type="float">
            <text:p>20.2453753753754</text:p>
          </table:table-cell>
          <table:table-cell office:value-type="float" office:value="9351.84000000006" calcext:value-type="float">
            <text:p>9351.84000000006</text:p>
          </table:table-cell>
        </table:table-row>
        <table:table-row table:style-name="ro2">
          <table:table-cell office:value-type="float" office:value="20.2693793793794" calcext:value-type="float">
            <text:p>20.2693793793794</text:p>
          </table:table-cell>
          <table:table-cell office:value-type="float" office:value="9356.16000000005" calcext:value-type="float">
            <text:p>9356.16000000005</text:p>
          </table:table-cell>
        </table:table-row>
        <table:table-row table:style-name="ro2">
          <table:table-cell office:value-type="float" office:value="20.2933833833834" calcext:value-type="float">
            <text:p>20.2933833833834</text:p>
          </table:table-cell>
          <table:table-cell office:value-type="float" office:value="9360.48000000005" calcext:value-type="float">
            <text:p>9360.48000000005</text:p>
          </table:table-cell>
        </table:table-row>
        <table:table-row table:style-name="ro2">
          <table:table-cell office:value-type="float" office:value="20.3173873873874" calcext:value-type="float">
            <text:p>20.3173873873874</text:p>
          </table:table-cell>
          <table:table-cell office:value-type="float" office:value="9364.80000000005" calcext:value-type="float">
            <text:p>9364.80000000005</text:p>
          </table:table-cell>
        </table:table-row>
        <table:table-row table:style-name="ro2">
          <table:table-cell office:value-type="float" office:value="20.3413913913914" calcext:value-type="float">
            <text:p>20.3413913913914</text:p>
          </table:table-cell>
          <table:table-cell office:value-type="float" office:value="9369.12000000004" calcext:value-type="float">
            <text:p>9369.12000000004</text:p>
          </table:table-cell>
        </table:table-row>
        <table:table-row table:style-name="ro2">
          <table:table-cell office:value-type="float" office:value="20.3653953953954" calcext:value-type="float">
            <text:p>20.3653953953954</text:p>
          </table:table-cell>
          <table:table-cell office:value-type="float" office:value="9373.44000000004" calcext:value-type="float">
            <text:p>9373.44000000004</text:p>
          </table:table-cell>
        </table:table-row>
        <table:table-row table:style-name="ro2">
          <table:table-cell office:value-type="float" office:value="20.3893993993994" calcext:value-type="float">
            <text:p>20.3893993993994</text:p>
          </table:table-cell>
          <table:table-cell office:value-type="float" office:value="9377.76000000003" calcext:value-type="float">
            <text:p>9377.76000000003</text:p>
          </table:table-cell>
        </table:table-row>
        <table:table-row table:style-name="ro2">
          <table:table-cell office:value-type="float" office:value="20.4134034034034" calcext:value-type="float">
            <text:p>20.4134034034034</text:p>
          </table:table-cell>
          <table:table-cell office:value-type="float" office:value="9382.08000000003" calcext:value-type="float">
            <text:p>9382.08000000003</text:p>
          </table:table-cell>
        </table:table-row>
        <table:table-row table:style-name="ro2">
          <table:table-cell office:value-type="float" office:value="20.4374074074074" calcext:value-type="float">
            <text:p>20.4374074074074</text:p>
          </table:table-cell>
          <table:table-cell office:value-type="float" office:value="9386.40000000003" calcext:value-type="float">
            <text:p>9386.40000000003</text:p>
          </table:table-cell>
        </table:table-row>
        <table:table-row table:style-name="ro2">
          <table:table-cell office:value-type="float" office:value="20.4614114114114" calcext:value-type="float">
            <text:p>20.4614114114114</text:p>
          </table:table-cell>
          <table:table-cell office:value-type="float" office:value="9390.72000000002" calcext:value-type="float">
            <text:p>9390.72000000002</text:p>
          </table:table-cell>
        </table:table-row>
        <table:table-row table:style-name="ro2">
          <table:table-cell office:value-type="float" office:value="20.4854154154154" calcext:value-type="float">
            <text:p>20.4854154154154</text:p>
          </table:table-cell>
          <table:table-cell office:value-type="float" office:value="9394.32000000002" calcext:value-type="float">
            <text:p>9394.32000000002</text:p>
          </table:table-cell>
        </table:table-row>
        <table:table-row table:style-name="ro2">
          <table:table-cell office:value-type="float" office:value="20.5094194194194" calcext:value-type="float">
            <text:p>20.5094194194194</text:p>
          </table:table-cell>
          <table:table-cell office:value-type="float" office:value="9397.92000000002" calcext:value-type="float">
            <text:p>9397.92000000002</text:p>
          </table:table-cell>
        </table:table-row>
        <table:table-row table:style-name="ro2">
          <table:table-cell office:value-type="float" office:value="20.5334234234234" calcext:value-type="float">
            <text:p>20.5334234234234</text:p>
          </table:table-cell>
          <table:table-cell office:value-type="float" office:value="9401.52000000001" calcext:value-type="float">
            <text:p>9401.52000000001</text:p>
          </table:table-cell>
        </table:table-row>
        <table:table-row table:style-name="ro2">
          <table:table-cell office:value-type="float" office:value="20.5574274274274" calcext:value-type="float">
            <text:p>20.5574274274274</text:p>
          </table:table-cell>
          <table:table-cell office:value-type="float" office:value="9405.12000000001" calcext:value-type="float">
            <text:p>9405.12000000001</text:p>
          </table:table-cell>
        </table:table-row>
        <table:table-row table:style-name="ro2">
          <table:table-cell office:value-type="float" office:value="20.5814314314314" calcext:value-type="float">
            <text:p>20.5814314314314</text:p>
          </table:table-cell>
          <table:table-cell office:value-type="float" office:value="9408.72000000001" calcext:value-type="float">
            <text:p>9408.72000000001</text:p>
          </table:table-cell>
        </table:table-row>
        <table:table-row table:style-name="ro2">
          <table:table-cell office:value-type="float" office:value="20.6054354354354" calcext:value-type="float">
            <text:p>20.6054354354354</text:p>
          </table:table-cell>
          <table:table-cell office:value-type="float" office:value="9412.32" calcext:value-type="float">
            <text:p>9412.32</text:p>
          </table:table-cell>
        </table:table-row>
        <table:table-row table:style-name="ro2">
          <table:table-cell office:value-type="float" office:value="20.6294394394394" calcext:value-type="float">
            <text:p>20.6294394394394</text:p>
          </table:table-cell>
          <table:table-cell office:value-type="float" office:value="9415.92" calcext:value-type="float">
            <text:p>9415.92</text:p>
          </table:table-cell>
        </table:table-row>
        <table:table-row table:style-name="ro2">
          <table:table-cell office:value-type="float" office:value="20.6534434434434" calcext:value-type="float">
            <text:p>20.6534434434434</text:p>
          </table:table-cell>
          <table:table-cell office:value-type="float" office:value="9419.52" calcext:value-type="float">
            <text:p>9419.52</text:p>
          </table:table-cell>
        </table:table-row>
        <table:table-row table:style-name="ro2">
          <table:table-cell office:value-type="float" office:value="20.6774474474474" calcext:value-type="float">
            <text:p>20.6774474474474</text:p>
          </table:table-cell>
          <table:table-cell office:value-type="float" office:value="9423.11999999999" calcext:value-type="float">
            <text:p>9423.11999999999</text:p>
          </table:table-cell>
        </table:table-row>
        <table:table-row table:style-name="ro2">
          <table:table-cell office:value-type="float" office:value="20.7014514514515" calcext:value-type="float">
            <text:p>20.7014514514515</text:p>
          </table:table-cell>
          <table:table-cell office:value-type="float" office:value="9426.71999999999" calcext:value-type="float">
            <text:p>9426.71999999999</text:p>
          </table:table-cell>
        </table:table-row>
        <table:table-row table:style-name="ro2">
          <table:table-cell office:value-type="float" office:value="20.7254554554555" calcext:value-type="float">
            <text:p>20.7254554554555</text:p>
          </table:table-cell>
          <table:table-cell office:value-type="float" office:value="9430.31999999999" calcext:value-type="float">
            <text:p>9430.31999999999</text:p>
          </table:table-cell>
        </table:table-row>
        <table:table-row table:style-name="ro2">
          <table:table-cell office:value-type="float" office:value="20.7494594594595" calcext:value-type="float">
            <text:p>20.7494594594595</text:p>
          </table:table-cell>
          <table:table-cell office:value-type="float" office:value="9433.91999999998" calcext:value-type="float">
            <text:p>9433.91999999998</text:p>
          </table:table-cell>
        </table:table-row>
        <table:table-row table:style-name="ro2">
          <table:table-cell office:value-type="float" office:value="20.7734634634635" calcext:value-type="float">
            <text:p>20.7734634634635</text:p>
          </table:table-cell>
          <table:table-cell office:value-type="float" office:value="9437.51999999998" calcext:value-type="float">
            <text:p>9437.51999999998</text:p>
          </table:table-cell>
        </table:table-row>
        <table:table-row table:style-name="ro2">
          <table:table-cell office:value-type="float" office:value="20.7974674674675" calcext:value-type="float">
            <text:p>20.7974674674675</text:p>
          </table:table-cell>
          <table:table-cell office:value-type="float" office:value="9441.11999999998" calcext:value-type="float">
            <text:p>9441.11999999998</text:p>
          </table:table-cell>
        </table:table-row>
        <table:table-row table:style-name="ro2">
          <table:table-cell office:value-type="float" office:value="20.8214714714715" calcext:value-type="float">
            <text:p>20.8214714714715</text:p>
          </table:table-cell>
          <table:table-cell office:value-type="float" office:value="9444.71999999997" calcext:value-type="float">
            <text:p>9444.71999999997</text:p>
          </table:table-cell>
        </table:table-row>
        <table:table-row table:style-name="ro2">
          <table:table-cell office:value-type="float" office:value="20.8454754754755" calcext:value-type="float">
            <text:p>20.8454754754755</text:p>
          </table:table-cell>
          <table:table-cell office:value-type="float" office:value="9448.31999999997" calcext:value-type="float">
            <text:p>9448.31999999997</text:p>
          </table:table-cell>
        </table:table-row>
        <table:table-row table:style-name="ro2">
          <table:table-cell office:value-type="float" office:value="20.8694794794795" calcext:value-type="float">
            <text:p>20.8694794794795</text:p>
          </table:table-cell>
          <table:table-cell office:value-type="float" office:value="9451.91999999997" calcext:value-type="float">
            <text:p>9451.91999999997</text:p>
          </table:table-cell>
        </table:table-row>
        <table:table-row table:style-name="ro2">
          <table:table-cell office:value-type="float" office:value="20.8934834834835" calcext:value-type="float">
            <text:p>20.8934834834835</text:p>
          </table:table-cell>
          <table:table-cell office:value-type="float" office:value="9455.51999999996" calcext:value-type="float">
            <text:p>9455.51999999996</text:p>
          </table:table-cell>
        </table:table-row>
        <table:table-row table:style-name="ro2">
          <table:table-cell office:value-type="float" office:value="20.9174874874875" calcext:value-type="float">
            <text:p>20.9174874874875</text:p>
          </table:table-cell>
          <table:table-cell office:value-type="float" office:value="9459.11999999996" calcext:value-type="float">
            <text:p>9459.11999999996</text:p>
          </table:table-cell>
        </table:table-row>
        <table:table-row table:style-name="ro2">
          <table:table-cell office:value-type="float" office:value="20.9414914914915" calcext:value-type="float">
            <text:p>20.9414914914915</text:p>
          </table:table-cell>
          <table:table-cell office:value-type="float" office:value="9462.71999999996" calcext:value-type="float">
            <text:p>9462.71999999996</text:p>
          </table:table-cell>
        </table:table-row>
        <table:table-row table:style-name="ro2">
          <table:table-cell office:value-type="float" office:value="20.9654954954955" calcext:value-type="float">
            <text:p>20.9654954954955</text:p>
          </table:table-cell>
          <table:table-cell office:value-type="float" office:value="9466.31999999995" calcext:value-type="float">
            <text:p>9466.31999999995</text:p>
          </table:table-cell>
        </table:table-row>
        <table:table-row table:style-name="ro2">
          <table:table-cell office:value-type="float" office:value="20.9894994994995" calcext:value-type="float">
            <text:p>20.9894994994995</text:p>
          </table:table-cell>
          <table:table-cell office:value-type="float" office:value="9469.91999999995" calcext:value-type="float">
            <text:p>9469.91999999995</text:p>
          </table:table-cell>
        </table:table-row>
        <table:table-row table:style-name="ro2">
          <table:table-cell office:value-type="float" office:value="21.0135035035035" calcext:value-type="float">
            <text:p>21.0135035035035</text:p>
          </table:table-cell>
          <table:table-cell office:value-type="float" office:value="9473.51999999995" calcext:value-type="float">
            <text:p>9473.51999999995</text:p>
          </table:table-cell>
        </table:table-row>
        <table:table-row table:style-name="ro2">
          <table:table-cell office:value-type="float" office:value="21.0375075075075" calcext:value-type="float">
            <text:p>21.0375075075075</text:p>
          </table:table-cell>
          <table:table-cell office:value-type="float" office:value="9477.11999999994" calcext:value-type="float">
            <text:p>9477.11999999994</text:p>
          </table:table-cell>
        </table:table-row>
        <table:table-row table:style-name="ro2">
          <table:table-cell office:value-type="float" office:value="21.0615115115115" calcext:value-type="float">
            <text:p>21.0615115115115</text:p>
          </table:table-cell>
          <table:table-cell office:value-type="float" office:value="9481.43999999994" calcext:value-type="float">
            <text:p>9481.43999999994</text:p>
          </table:table-cell>
        </table:table-row>
        <table:table-row table:style-name="ro2">
          <table:table-cell office:value-type="float" office:value="21.0855155155155" calcext:value-type="float">
            <text:p>21.0855155155155</text:p>
          </table:table-cell>
          <table:table-cell office:value-type="float" office:value="9486.47999999993" calcext:value-type="float">
            <text:p>9486.47999999993</text:p>
          </table:table-cell>
        </table:table-row>
        <table:table-row table:style-name="ro2">
          <table:table-cell office:value-type="float" office:value="21.1095195195195" calcext:value-type="float">
            <text:p>21.1095195195195</text:p>
          </table:table-cell>
          <table:table-cell office:value-type="float" office:value="9491.51999999993" calcext:value-type="float">
            <text:p>9491.51999999993</text:p>
          </table:table-cell>
        </table:table-row>
        <table:table-row table:style-name="ro2">
          <table:table-cell office:value-type="float" office:value="21.1335235235235" calcext:value-type="float">
            <text:p>21.1335235235235</text:p>
          </table:table-cell>
          <table:table-cell office:value-type="float" office:value="9496.55999999993" calcext:value-type="float">
            <text:p>9496.55999999993</text:p>
          </table:table-cell>
        </table:table-row>
        <table:table-row table:style-name="ro2">
          <table:table-cell office:value-type="float" office:value="21.1575275275275" calcext:value-type="float">
            <text:p>21.1575275275275</text:p>
          </table:table-cell>
          <table:table-cell office:value-type="float" office:value="9501.59999999992" calcext:value-type="float">
            <text:p>9501.59999999992</text:p>
          </table:table-cell>
        </table:table-row>
        <table:table-row table:style-name="ro2">
          <table:table-cell office:value-type="float" office:value="21.1815315315315" calcext:value-type="float">
            <text:p>21.1815315315315</text:p>
          </table:table-cell>
          <table:table-cell office:value-type="float" office:value="9506.63999999992" calcext:value-type="float">
            <text:p>9506.63999999992</text:p>
          </table:table-cell>
        </table:table-row>
        <table:table-row table:style-name="ro2">
          <table:table-cell office:value-type="float" office:value="21.2055355355355" calcext:value-type="float">
            <text:p>21.2055355355355</text:p>
          </table:table-cell>
          <table:table-cell office:value-type="float" office:value="9511.67999999991" calcext:value-type="float">
            <text:p>9511.67999999991</text:p>
          </table:table-cell>
        </table:table-row>
        <table:table-row table:style-name="ro2">
          <table:table-cell office:value-type="float" office:value="21.2295395395395" calcext:value-type="float">
            <text:p>21.2295395395395</text:p>
          </table:table-cell>
          <table:table-cell office:value-type="float" office:value="9516.71999999991" calcext:value-type="float">
            <text:p>9516.71999999991</text:p>
          </table:table-cell>
        </table:table-row>
        <table:table-row table:style-name="ro2">
          <table:table-cell office:value-type="float" office:value="21.2535435435435" calcext:value-type="float">
            <text:p>21.2535435435435</text:p>
          </table:table-cell>
          <table:table-cell office:value-type="float" office:value="9521.7599999999" calcext:value-type="float">
            <text:p>9521.7599999999</text:p>
          </table:table-cell>
        </table:table-row>
        <table:table-row table:style-name="ro2">
          <table:table-cell office:value-type="float" office:value="21.2775475475475" calcext:value-type="float">
            <text:p>21.2775475475475</text:p>
          </table:table-cell>
          <table:table-cell office:value-type="float" office:value="9526.7999999999" calcext:value-type="float">
            <text:p>9526.7999999999</text:p>
          </table:table-cell>
        </table:table-row>
        <table:table-row table:style-name="ro2">
          <table:table-cell office:value-type="float" office:value="21.3015515515516" calcext:value-type="float">
            <text:p>21.3015515515516</text:p>
          </table:table-cell>
          <table:table-cell office:value-type="float" office:value="9531.83999999989" calcext:value-type="float">
            <text:p>9531.83999999989</text:p>
          </table:table-cell>
        </table:table-row>
        <table:table-row table:style-name="ro2">
          <table:table-cell office:value-type="float" office:value="21.3255555555556" calcext:value-type="float">
            <text:p>21.3255555555556</text:p>
          </table:table-cell>
          <table:table-cell office:value-type="float" office:value="9536.87999999989" calcext:value-type="float">
            <text:p>9536.87999999989</text:p>
          </table:table-cell>
        </table:table-row>
        <table:table-row table:style-name="ro2">
          <table:table-cell office:value-type="float" office:value="21.3495595595596" calcext:value-type="float">
            <text:p>21.3495595595596</text:p>
          </table:table-cell>
          <table:table-cell office:value-type="float" office:value="9541.91999999988" calcext:value-type="float">
            <text:p>9541.91999999988</text:p>
          </table:table-cell>
        </table:table-row>
        <table:table-row table:style-name="ro2">
          <table:table-cell office:value-type="float" office:value="21.3735635635636" calcext:value-type="float">
            <text:p>21.3735635635636</text:p>
          </table:table-cell>
          <table:table-cell office:value-type="float" office:value="9546.95999999988" calcext:value-type="float">
            <text:p>9546.95999999988</text:p>
          </table:table-cell>
        </table:table-row>
        <table:table-row table:style-name="ro2">
          <table:table-cell office:value-type="float" office:value="21.3975675675676" calcext:value-type="float">
            <text:p>21.3975675675676</text:p>
          </table:table-cell>
          <table:table-cell office:value-type="float" office:value="9552.71999999987" calcext:value-type="float">
            <text:p>9552.71999999987</text:p>
          </table:table-cell>
        </table:table-row>
        <table:table-row table:style-name="ro2">
          <table:table-cell office:value-type="float" office:value="21.4215715715716" calcext:value-type="float">
            <text:p>21.4215715715716</text:p>
          </table:table-cell>
          <table:table-cell office:value-type="float" office:value="9558.47999999987" calcext:value-type="float">
            <text:p>9558.47999999987</text:p>
          </table:table-cell>
        </table:table-row>
        <table:table-row table:style-name="ro2">
          <table:table-cell office:value-type="float" office:value="21.4455755755756" calcext:value-type="float">
            <text:p>21.4455755755756</text:p>
          </table:table-cell>
          <table:table-cell office:value-type="float" office:value="9564.23999999986" calcext:value-type="float">
            <text:p>9564.23999999986</text:p>
          </table:table-cell>
        </table:table-row>
        <table:table-row table:style-name="ro2">
          <table:table-cell office:value-type="float" office:value="21.4695795795796" calcext:value-type="float">
            <text:p>21.4695795795796</text:p>
          </table:table-cell>
          <table:table-cell office:value-type="float" office:value="9569.99999999986" calcext:value-type="float">
            <text:p>9569.99999999986</text:p>
          </table:table-cell>
        </table:table-row>
        <table:table-row table:style-name="ro2">
          <table:table-cell office:value-type="float" office:value="21.4935835835836" calcext:value-type="float">
            <text:p>21.4935835835836</text:p>
          </table:table-cell>
          <table:table-cell office:value-type="float" office:value="9575.75999999985" calcext:value-type="float">
            <text:p>9575.75999999985</text:p>
          </table:table-cell>
        </table:table-row>
        <table:table-row table:style-name="ro2">
          <table:table-cell office:value-type="float" office:value="21.5175875875876" calcext:value-type="float">
            <text:p>21.5175875875876</text:p>
          </table:table-cell>
          <table:table-cell office:value-type="float" office:value="9581.51999999985" calcext:value-type="float">
            <text:p>9581.51999999985</text:p>
          </table:table-cell>
        </table:table-row>
        <table:table-row table:style-name="ro2">
          <table:table-cell office:value-type="float" office:value="21.5415915915916" calcext:value-type="float">
            <text:p>21.5415915915916</text:p>
          </table:table-cell>
          <table:table-cell office:value-type="float" office:value="9587.27999999984" calcext:value-type="float">
            <text:p>9587.27999999984</text:p>
          </table:table-cell>
        </table:table-row>
        <table:table-row table:style-name="ro2">
          <table:table-cell office:value-type="float" office:value="21.5655955955956" calcext:value-type="float">
            <text:p>21.5655955955956</text:p>
          </table:table-cell>
          <table:table-cell office:value-type="float" office:value="9593.03999999984" calcext:value-type="float">
            <text:p>9593.03999999984</text:p>
          </table:table-cell>
        </table:table-row>
        <table:table-row table:style-name="ro2">
          <table:table-cell office:value-type="float" office:value="21.5895995995996" calcext:value-type="float">
            <text:p>21.5895995995996</text:p>
          </table:table-cell>
          <table:table-cell office:value-type="float" office:value="9598.79999999983" calcext:value-type="float">
            <text:p>9598.79999999983</text:p>
          </table:table-cell>
        </table:table-row>
        <table:table-row table:style-name="ro2">
          <table:table-cell office:value-type="float" office:value="21.6136036036036" calcext:value-type="float">
            <text:p>21.6136036036036</text:p>
          </table:table-cell>
          <table:table-cell office:value-type="float" office:value="9604.55999999983" calcext:value-type="float">
            <text:p>9604.55999999983</text:p>
          </table:table-cell>
        </table:table-row>
        <table:table-row table:style-name="ro2">
          <table:table-cell office:value-type="float" office:value="21.6376076076076" calcext:value-type="float">
            <text:p>21.6376076076076</text:p>
          </table:table-cell>
          <table:table-cell office:value-type="float" office:value="9610.31999999982" calcext:value-type="float">
            <text:p>9610.31999999982</text:p>
          </table:table-cell>
        </table:table-row>
        <table:table-row table:style-name="ro2">
          <table:table-cell office:value-type="float" office:value="21.6616116116116" calcext:value-type="float">
            <text:p>21.6616116116116</text:p>
          </table:table-cell>
          <table:table-cell office:value-type="float" office:value="9616.07999999982" calcext:value-type="float">
            <text:p>9616.07999999982</text:p>
          </table:table-cell>
        </table:table-row>
        <table:table-row table:style-name="ro2">
          <table:table-cell office:value-type="float" office:value="21.6856156156156" calcext:value-type="float">
            <text:p>21.6856156156156</text:p>
          </table:table-cell>
          <table:table-cell office:value-type="float" office:value="9621.83999999981" calcext:value-type="float">
            <text:p>9621.83999999981</text:p>
          </table:table-cell>
        </table:table-row>
        <table:table-row table:style-name="ro2">
          <table:table-cell office:value-type="float" office:value="21.7096196196196" calcext:value-type="float">
            <text:p>21.7096196196196</text:p>
          </table:table-cell>
          <table:table-cell office:value-type="float" office:value="9628.31999999981" calcext:value-type="float">
            <text:p>9628.31999999981</text:p>
          </table:table-cell>
        </table:table-row>
        <table:table-row table:style-name="ro2">
          <table:table-cell office:value-type="float" office:value="21.7336236236236" calcext:value-type="float">
            <text:p>21.7336236236236</text:p>
          </table:table-cell>
          <table:table-cell office:value-type="float" office:value="9634.7999999998" calcext:value-type="float">
            <text:p>9634.7999999998</text:p>
          </table:table-cell>
        </table:table-row>
        <table:table-row table:style-name="ro2">
          <table:table-cell office:value-type="float" office:value="21.7576276276276" calcext:value-type="float">
            <text:p>21.7576276276276</text:p>
          </table:table-cell>
          <table:table-cell office:value-type="float" office:value="9641.27999999979" calcext:value-type="float">
            <text:p>9641.27999999979</text:p>
          </table:table-cell>
        </table:table-row>
        <table:table-row table:style-name="ro2">
          <table:table-cell office:value-type="float" office:value="21.7816316316316" calcext:value-type="float">
            <text:p>21.7816316316316</text:p>
          </table:table-cell>
          <table:table-cell office:value-type="float" office:value="9648.47999999979" calcext:value-type="float">
            <text:p>9648.47999999979</text:p>
          </table:table-cell>
        </table:table-row>
        <table:table-row table:style-name="ro2">
          <table:table-cell office:value-type="float" office:value="21.8056356356356" calcext:value-type="float">
            <text:p>21.8056356356356</text:p>
          </table:table-cell>
          <table:table-cell office:value-type="float" office:value="9656.39999999978" calcext:value-type="float">
            <text:p>9656.39999999978</text:p>
          </table:table-cell>
        </table:table-row>
        <table:table-row table:style-name="ro2">
          <table:table-cell office:value-type="float" office:value="21.8296396396396" calcext:value-type="float">
            <text:p>21.8296396396396</text:p>
          </table:table-cell>
          <table:table-cell office:value-type="float" office:value="9664.31999999977" calcext:value-type="float">
            <text:p>9664.31999999977</text:p>
          </table:table-cell>
        </table:table-row>
        <table:table-row table:style-name="ro2">
          <table:table-cell office:value-type="float" office:value="21.8536436436436" calcext:value-type="float">
            <text:p>21.8536436436436</text:p>
          </table:table-cell>
          <table:table-cell office:value-type="float" office:value="9672.23999999977" calcext:value-type="float">
            <text:p>9672.23999999977</text:p>
          </table:table-cell>
        </table:table-row>
        <table:table-row table:style-name="ro2">
          <table:table-cell office:value-type="float" office:value="21.8776476476476" calcext:value-type="float">
            <text:p>21.8776476476476</text:p>
          </table:table-cell>
          <table:table-cell office:value-type="float" office:value="9680.15999999976" calcext:value-type="float">
            <text:p>9680.15999999976</text:p>
          </table:table-cell>
        </table:table-row>
        <table:table-row table:style-name="ro2">
          <table:table-cell office:value-type="float" office:value="21.9016516516517" calcext:value-type="float">
            <text:p>21.9016516516517</text:p>
          </table:table-cell>
          <table:table-cell office:value-type="float" office:value="9688.07999999975" calcext:value-type="float">
            <text:p>9688.07999999975</text:p>
          </table:table-cell>
        </table:table-row>
        <table:table-row table:style-name="ro2">
          <table:table-cell office:value-type="float" office:value="21.9256556556557" calcext:value-type="float">
            <text:p>21.9256556556557</text:p>
          </table:table-cell>
          <table:table-cell office:value-type="float" office:value="9695.99999999974" calcext:value-type="float">
            <text:p>9695.99999999974</text:p>
          </table:table-cell>
        </table:table-row>
        <table:table-row table:style-name="ro2">
          <table:table-cell office:value-type="float" office:value="21.9496596596597" calcext:value-type="float">
            <text:p>21.9496596596597</text:p>
          </table:table-cell>
          <table:table-cell office:value-type="float" office:value="9703.91999999974" calcext:value-type="float">
            <text:p>9703.91999999974</text:p>
          </table:table-cell>
        </table:table-row>
        <table:table-row table:style-name="ro2">
          <table:table-cell office:value-type="float" office:value="21.9736636636637" calcext:value-type="float">
            <text:p>21.9736636636637</text:p>
          </table:table-cell>
          <table:table-cell office:value-type="float" office:value="9711.83999999973" calcext:value-type="float">
            <text:p>9711.83999999973</text:p>
          </table:table-cell>
        </table:table-row>
        <table:table-row table:style-name="ro2">
          <table:table-cell office:value-type="float" office:value="21.9976676676677" calcext:value-type="float">
            <text:p>21.9976676676677</text:p>
          </table:table-cell>
          <table:table-cell office:value-type="float" office:value="9719.03999999972" calcext:value-type="float">
            <text:p>9719.03999999972</text:p>
          </table:table-cell>
        </table:table-row>
        <table:table-row table:style-name="ro2">
          <table:table-cell office:value-type="float" office:value="22.0216716716717" calcext:value-type="float">
            <text:p>22.0216716716717</text:p>
          </table:table-cell>
          <table:table-cell office:value-type="float" office:value="9726.23999999972" calcext:value-type="float">
            <text:p>9726.23999999972</text:p>
          </table:table-cell>
        </table:table-row>
        <table:table-row table:style-name="ro2">
          <table:table-cell office:value-type="float" office:value="22.0456756756757" calcext:value-type="float">
            <text:p>22.0456756756757</text:p>
          </table:table-cell>
          <table:table-cell office:value-type="float" office:value="9733.43999999971" calcext:value-type="float">
            <text:p>9733.43999999971</text:p>
          </table:table-cell>
        </table:table-row>
        <table:table-row table:style-name="ro2">
          <table:table-cell office:value-type="float" office:value="22.0696796796797" calcext:value-type="float">
            <text:p>22.0696796796797</text:p>
          </table:table-cell>
          <table:table-cell office:value-type="float" office:value="9740.6399999997" calcext:value-type="float">
            <text:p>9740.6399999997</text:p>
          </table:table-cell>
        </table:table-row>
        <table:table-row table:style-name="ro2">
          <table:table-cell office:value-type="float" office:value="22.0936836836837" calcext:value-type="float">
            <text:p>22.0936836836837</text:p>
          </table:table-cell>
          <table:table-cell office:value-type="float" office:value="9747.8399999997" calcext:value-type="float">
            <text:p>9747.8399999997</text:p>
          </table:table-cell>
        </table:table-row>
        <table:table-row table:style-name="ro2">
          <table:table-cell office:value-type="float" office:value="22.1176876876877" calcext:value-type="float">
            <text:p>22.1176876876877</text:p>
          </table:table-cell>
          <table:table-cell office:value-type="float" office:value="9755.03999999969" calcext:value-type="float">
            <text:p>9755.03999999969</text:p>
          </table:table-cell>
        </table:table-row>
        <table:table-row table:style-name="ro2">
          <table:table-cell office:value-type="float" office:value="22.1416916916917" calcext:value-type="float">
            <text:p>22.1416916916917</text:p>
          </table:table-cell>
          <table:table-cell office:value-type="float" office:value="9784.07999999968" calcext:value-type="float">
            <text:p>9784.07999999968</text:p>
          </table:table-cell>
        </table:table-row>
        <table:table-row table:style-name="ro2">
          <table:table-cell office:value-type="float" office:value="22.1656956956957" calcext:value-type="float">
            <text:p>22.1656956956957</text:p>
          </table:table-cell>
          <table:table-cell office:value-type="float" office:value="9813.11999999968" calcext:value-type="float">
            <text:p>9813.11999999968</text:p>
          </table:table-cell>
        </table:table-row>
        <table:table-row table:style-name="ro2">
          <table:table-cell office:value-type="float" office:value="22.1896996996997" calcext:value-type="float">
            <text:p>22.1896996996997</text:p>
          </table:table-cell>
          <table:table-cell office:value-type="float" office:value="9842.15999999967" calcext:value-type="float">
            <text:p>9842.15999999967</text:p>
          </table:table-cell>
        </table:table-row>
        <table:table-row table:style-name="ro2">
          <table:table-cell office:value-type="float" office:value="22.2137037037037" calcext:value-type="float">
            <text:p>22.2137037037037</text:p>
          </table:table-cell>
          <table:table-cell office:value-type="float" office:value="9871.19999999966" calcext:value-type="float">
            <text:p>9871.19999999966</text:p>
          </table:table-cell>
        </table:table-row>
        <table:table-row table:style-name="ro2">
          <table:table-cell office:value-type="float" office:value="22.2377077077077" calcext:value-type="float">
            <text:p>22.2377077077077</text:p>
          </table:table-cell>
          <table:table-cell office:value-type="float" office:value="9900.23999999966" calcext:value-type="float">
            <text:p>9900.23999999966</text:p>
          </table:table-cell>
        </table:table-row>
        <table:table-row table:style-name="ro2">
          <table:table-cell office:value-type="float" office:value="22.2617117117117" calcext:value-type="float">
            <text:p>22.2617117117117</text:p>
          </table:table-cell>
          <table:table-cell office:value-type="float" office:value="9907.43999999965" calcext:value-type="float">
            <text:p>9907.43999999965</text:p>
          </table:table-cell>
        </table:table-row>
        <table:table-row table:style-name="ro2">
          <table:table-cell office:value-type="float" office:value="22.2857157157157" calcext:value-type="float">
            <text:p>22.2857157157157</text:p>
          </table:table-cell>
          <table:table-cell office:value-type="float" office:value="9914.63999999965" calcext:value-type="float">
            <text:p>9914.63999999965</text:p>
          </table:table-cell>
        </table:table-row>
        <table:table-row table:style-name="ro2">
          <table:table-cell office:value-type="float" office:value="22.3097197197197" calcext:value-type="float">
            <text:p>22.3097197197197</text:p>
          </table:table-cell>
          <table:table-cell office:value-type="float" office:value="9921.83999999964" calcext:value-type="float">
            <text:p>9921.83999999964</text:p>
          </table:table-cell>
        </table:table-row>
        <table:table-row table:style-name="ro2">
          <table:table-cell office:value-type="float" office:value="22.3337237237237" calcext:value-type="float">
            <text:p>22.3337237237237</text:p>
          </table:table-cell>
          <table:table-cell office:value-type="float" office:value="9928.31999999963" calcext:value-type="float">
            <text:p>9928.31999999963</text:p>
          </table:table-cell>
        </table:table-row>
        <table:table-row table:style-name="ro2">
          <table:table-cell office:value-type="float" office:value="22.3577277277277" calcext:value-type="float">
            <text:p>22.3577277277277</text:p>
          </table:table-cell>
          <table:table-cell office:value-type="float" office:value="9934.79999999963" calcext:value-type="float">
            <text:p>9934.79999999963</text:p>
          </table:table-cell>
        </table:table-row>
        <table:table-row table:style-name="ro2">
          <table:table-cell office:value-type="float" office:value="22.3817317317317" calcext:value-type="float">
            <text:p>22.3817317317317</text:p>
          </table:table-cell>
          <table:table-cell office:value-type="float" office:value="9941.27999999962" calcext:value-type="float">
            <text:p>9941.27999999962</text:p>
          </table:table-cell>
        </table:table-row>
        <table:table-row table:style-name="ro2">
          <table:table-cell office:value-type="float" office:value="22.4057357357357" calcext:value-type="float">
            <text:p>22.4057357357357</text:p>
          </table:table-cell>
          <table:table-cell office:value-type="float" office:value="9947.75999999962" calcext:value-type="float">
            <text:p>9947.75999999962</text:p>
          </table:table-cell>
        </table:table-row>
        <table:table-row table:style-name="ro2">
          <table:table-cell office:value-type="float" office:value="22.4297397397397" calcext:value-type="float">
            <text:p>22.4297397397397</text:p>
          </table:table-cell>
          <table:table-cell office:value-type="float" office:value="9954.23999999961" calcext:value-type="float">
            <text:p>9954.23999999961</text:p>
          </table:table-cell>
        </table:table-row>
        <table:table-row table:style-name="ro2">
          <table:table-cell office:value-type="float" office:value="22.4537437437437" calcext:value-type="float">
            <text:p>22.4537437437437</text:p>
          </table:table-cell>
          <table:table-cell office:value-type="float" office:value="9960.7199999996" calcext:value-type="float">
            <text:p>9960.7199999996</text:p>
          </table:table-cell>
        </table:table-row>
        <table:table-row table:style-name="ro2">
          <table:table-cell office:value-type="float" office:value="22.4777477477477" calcext:value-type="float">
            <text:p>22.4777477477477</text:p>
          </table:table-cell>
          <table:table-cell office:value-type="float" office:value="9989.0399999996" calcext:value-type="float">
            <text:p>9989.0399999996</text:p>
          </table:table-cell>
        </table:table-row>
        <table:table-row table:style-name="ro2">
          <table:table-cell office:value-type="float" office:value="22.5017517517518" calcext:value-type="float">
            <text:p>22.5017517517518</text:p>
          </table:table-cell>
          <table:table-cell office:value-type="float" office:value="10017.3599999996" calcext:value-type="float">
            <text:p>10017.3599999996</text:p>
          </table:table-cell>
        </table:table-row>
        <table:table-row table:style-name="ro2">
          <table:table-cell office:value-type="float" office:value="22.5257557557558" calcext:value-type="float">
            <text:p>22.5257557557558</text:p>
          </table:table-cell>
          <table:table-cell office:value-type="float" office:value="10045.6799999996" calcext:value-type="float">
            <text:p>10045.6799999996</text:p>
          </table:table-cell>
        </table:table-row>
        <table:table-row table:style-name="ro2">
          <table:table-cell office:value-type="float" office:value="22.5497597597598" calcext:value-type="float">
            <text:p>22.5497597597598</text:p>
          </table:table-cell>
          <table:table-cell office:value-type="float" office:value="10073.9999999996" calcext:value-type="float">
            <text:p>10073.9999999996</text:p>
          </table:table-cell>
        </table:table-row>
        <table:table-row table:style-name="ro2">
          <table:table-cell office:value-type="float" office:value="22.5737637637638" calcext:value-type="float">
            <text:p>22.5737637637638</text:p>
          </table:table-cell>
          <table:table-cell office:value-type="float" office:value="10102.3199999996" calcext:value-type="float">
            <text:p>10102.3199999996</text:p>
          </table:table-cell>
        </table:table-row>
        <table:table-row table:style-name="ro2">
          <table:table-cell office:value-type="float" office:value="22.5977677677678" calcext:value-type="float">
            <text:p>22.5977677677678</text:p>
          </table:table-cell>
          <table:table-cell office:value-type="float" office:value="10108.7999999996" calcext:value-type="float">
            <text:p>10108.7999999996</text:p>
          </table:table-cell>
        </table:table-row>
        <table:table-row table:style-name="ro2">
          <table:table-cell office:value-type="float" office:value="22.6217717717718" calcext:value-type="float">
            <text:p>22.6217717717718</text:p>
          </table:table-cell>
          <table:table-cell office:value-type="float" office:value="10115.2799999996" calcext:value-type="float">
            <text:p>10115.2799999996</text:p>
          </table:table-cell>
        </table:table-row>
        <table:table-row table:style-name="ro2">
          <table:table-cell office:value-type="float" office:value="22.6457757757758" calcext:value-type="float">
            <text:p>22.6457757757758</text:p>
          </table:table-cell>
          <table:table-cell office:value-type="float" office:value="10121.7599999996" calcext:value-type="float">
            <text:p>10121.7599999996</text:p>
          </table:table-cell>
        </table:table-row>
        <table:table-row table:style-name="ro2">
          <table:table-cell office:value-type="float" office:value="22.6697797797798" calcext:value-type="float">
            <text:p>22.6697797797798</text:p>
          </table:table-cell>
          <table:table-cell office:value-type="float" office:value="10128.2399999996" calcext:value-type="float">
            <text:p>10128.2399999996</text:p>
          </table:table-cell>
        </table:table-row>
        <table:table-row table:style-name="ro2">
          <table:table-cell office:value-type="float" office:value="22.6937837837838" calcext:value-type="float">
            <text:p>22.6937837837838</text:p>
          </table:table-cell>
          <table:table-cell office:value-type="float" office:value="10135.4399999995" calcext:value-type="float">
            <text:p>10135.4399999995</text:p>
          </table:table-cell>
        </table:table-row>
        <table:table-row table:style-name="ro2">
          <table:table-cell office:value-type="float" office:value="22.7177877877878" calcext:value-type="float">
            <text:p>22.7177877877878</text:p>
          </table:table-cell>
          <table:table-cell office:value-type="float" office:value="10142.6399999995" calcext:value-type="float">
            <text:p>10142.6399999995</text:p>
          </table:table-cell>
        </table:table-row>
        <table:table-row table:style-name="ro2">
          <table:table-cell office:value-type="float" office:value="22.7417917917918" calcext:value-type="float">
            <text:p>22.7417917917918</text:p>
          </table:table-cell>
          <table:table-cell office:value-type="float" office:value="10149.8399999995" calcext:value-type="float">
            <text:p>10149.8399999995</text:p>
          </table:table-cell>
        </table:table-row>
        <table:table-row table:style-name="ro2">
          <table:table-cell office:value-type="float" office:value="22.7657957957958" calcext:value-type="float">
            <text:p>22.7657957957958</text:p>
          </table:table-cell>
          <table:table-cell office:value-type="float" office:value="10157.0399999995" calcext:value-type="float">
            <text:p>10157.0399999995</text:p>
          </table:table-cell>
        </table:table-row>
        <table:table-row table:style-name="ro2">
          <table:table-cell office:value-type="float" office:value="22.7897997997998" calcext:value-type="float">
            <text:p>22.7897997997998</text:p>
          </table:table-cell>
          <table:table-cell office:value-type="float" office:value="10164.2399999995" calcext:value-type="float">
            <text:p>10164.2399999995</text:p>
          </table:table-cell>
        </table:table-row>
        <table:table-row table:style-name="ro2">
          <table:table-cell office:value-type="float" office:value="22.8138038038038" calcext:value-type="float">
            <text:p>22.8138038038038</text:p>
          </table:table-cell>
          <table:table-cell office:value-type="float" office:value="10172.1599999995" calcext:value-type="float">
            <text:p>10172.1599999995</text:p>
          </table:table-cell>
        </table:table-row>
        <table:table-row table:style-name="ro2">
          <table:table-cell office:value-type="float" office:value="22.8378078078078" calcext:value-type="float">
            <text:p>22.8378078078078</text:p>
          </table:table-cell>
          <table:table-cell office:value-type="float" office:value="10180.0799999995" calcext:value-type="float">
            <text:p>10180.0799999995</text:p>
          </table:table-cell>
        </table:table-row>
        <table:table-row table:style-name="ro2">
          <table:table-cell office:value-type="float" office:value="22.8618118118118" calcext:value-type="float">
            <text:p>22.8618118118118</text:p>
          </table:table-cell>
          <table:table-cell office:value-type="float" office:value="10187.9999999995" calcext:value-type="float">
            <text:p>10187.9999999995</text:p>
          </table:table-cell>
        </table:table-row>
        <table:table-row table:style-name="ro2">
          <table:table-cell office:value-type="float" office:value="22.8858158158158" calcext:value-type="float">
            <text:p>22.8858158158158</text:p>
          </table:table-cell>
          <table:table-cell office:value-type="float" office:value="10195.9199999995" calcext:value-type="float">
            <text:p>10195.9199999995</text:p>
          </table:table-cell>
        </table:table-row>
        <table:table-row table:style-name="ro2">
          <table:table-cell office:value-type="float" office:value="22.9098198198198" calcext:value-type="float">
            <text:p>22.9098198198198</text:p>
          </table:table-cell>
          <table:table-cell office:value-type="float" office:value="10203.8399999995" calcext:value-type="float">
            <text:p>10203.8399999995</text:p>
          </table:table-cell>
        </table:table-row>
        <table:table-row table:style-name="ro2">
          <table:table-cell office:value-type="float" office:value="22.9338238238238" calcext:value-type="float">
            <text:p>22.9338238238238</text:p>
          </table:table-cell>
          <table:table-cell office:value-type="float" office:value="10211.7599999995" calcext:value-type="float">
            <text:p>10211.7599999995</text:p>
          </table:table-cell>
        </table:table-row>
        <table:table-row table:style-name="ro2">
          <table:table-cell office:value-type="float" office:value="22.9578278278278" calcext:value-type="float">
            <text:p>22.9578278278278</text:p>
          </table:table-cell>
          <table:table-cell office:value-type="float" office:value="10219.6799999995" calcext:value-type="float">
            <text:p>10219.6799999995</text:p>
          </table:table-cell>
        </table:table-row>
        <table:table-row table:style-name="ro2">
          <table:table-cell office:value-type="float" office:value="22.9818318318318" calcext:value-type="float">
            <text:p>22.9818318318318</text:p>
          </table:table-cell>
          <table:table-cell office:value-type="float" office:value="10227.5999999995" calcext:value-type="float">
            <text:p>10227.5999999995</text:p>
          </table:table-cell>
        </table:table-row>
        <table:table-row table:style-name="ro2">
          <table:table-cell office:value-type="float" office:value="23.0058358358358" calcext:value-type="float">
            <text:p>23.0058358358358</text:p>
          </table:table-cell>
          <table:table-cell office:value-type="float" office:value="10227.5999999995" calcext:value-type="float">
            <text:p>10227.5999999995</text:p>
          </table:table-cell>
        </table:table-row>
        <table:table-row table:style-name="ro2">
          <table:table-cell office:value-type="float" office:value="23.0298398398398" calcext:value-type="float">
            <text:p>23.0298398398398</text:p>
          </table:table-cell>
          <table:table-cell office:value-type="float" office:value="10227.5999999995" calcext:value-type="float">
            <text:p>10227.5999999995</text:p>
          </table:table-cell>
        </table:table-row>
        <table:table-row table:style-name="ro2">
          <table:table-cell office:value-type="float" office:value="23.0538438438438" calcext:value-type="float">
            <text:p>23.0538438438438</text:p>
          </table:table-cell>
          <table:table-cell office:value-type="float" office:value="10227.5999999995" calcext:value-type="float">
            <text:p>10227.5999999995</text:p>
          </table:table-cell>
        </table:table-row>
        <table:table-row table:style-name="ro2">
          <table:table-cell office:value-type="float" office:value="23.0778478478478" calcext:value-type="float">
            <text:p>23.0778478478478</text:p>
          </table:table-cell>
          <table:table-cell office:value-type="float" office:value="10227.5999999995" calcext:value-type="float">
            <text:p>10227.5999999995</text:p>
          </table:table-cell>
        </table:table-row>
        <table:table-row table:style-name="ro2">
          <table:table-cell office:value-type="float" office:value="23.1018518518519" calcext:value-type="float">
            <text:p>23.1018518518519</text:p>
          </table:table-cell>
          <table:table-cell office:value-type="float" office:value="10227.5999999995" calcext:value-type="float">
            <text:p>10227.5999999995</text:p>
          </table:table-cell>
        </table:table-row>
        <table:table-row table:style-name="ro2">
          <table:table-cell office:value-type="float" office:value="23.1258558558559" calcext:value-type="float">
            <text:p>23.1258558558559</text:p>
          </table:table-cell>
          <table:table-cell office:value-type="float" office:value="10227.5999999995" calcext:value-type="float">
            <text:p>10227.5999999995</text:p>
          </table:table-cell>
        </table:table-row>
        <table:table-row table:style-name="ro2">
          <table:table-cell office:value-type="float" office:value="23.1498598598599" calcext:value-type="float">
            <text:p>23.1498598598599</text:p>
          </table:table-cell>
          <table:table-cell office:value-type="float" office:value="10227.5999999995" calcext:value-type="float">
            <text:p>10227.5999999995</text:p>
          </table:table-cell>
        </table:table-row>
        <table:table-row table:style-name="ro2">
          <table:table-cell office:value-type="float" office:value="23.1738638638639" calcext:value-type="float">
            <text:p>23.1738638638639</text:p>
          </table:table-cell>
          <table:table-cell office:value-type="float" office:value="10227.5999999995" calcext:value-type="float">
            <text:p>10227.5999999995</text:p>
          </table:table-cell>
        </table:table-row>
        <table:table-row table:style-name="ro2">
          <table:table-cell office:value-type="float" office:value="23.1978678678679" calcext:value-type="float">
            <text:p>23.1978678678679</text:p>
          </table:table-cell>
          <table:table-cell office:value-type="float" office:value="10227.5999999995" calcext:value-type="float">
            <text:p>10227.5999999995</text:p>
          </table:table-cell>
        </table:table-row>
        <table:table-row table:style-name="ro2">
          <table:table-cell office:value-type="float" office:value="23.2218718718719" calcext:value-type="float">
            <text:p>23.2218718718719</text:p>
          </table:table-cell>
          <table:table-cell office:value-type="float" office:value="10227.5999999995" calcext:value-type="float">
            <text:p>10227.5999999995</text:p>
          </table:table-cell>
        </table:table-row>
        <table:table-row table:style-name="ro2">
          <table:table-cell office:value-type="float" office:value="23.2458758758759" calcext:value-type="float">
            <text:p>23.2458758758759</text:p>
          </table:table-cell>
          <table:table-cell office:value-type="float" office:value="10227.5999999995" calcext:value-type="float">
            <text:p>10227.5999999995</text:p>
          </table:table-cell>
        </table:table-row>
        <table:table-row table:style-name="ro2">
          <table:table-cell office:value-type="float" office:value="23.2698798798799" calcext:value-type="float">
            <text:p>23.2698798798799</text:p>
          </table:table-cell>
          <table:table-cell office:value-type="float" office:value="10227.5999999995" calcext:value-type="float">
            <text:p>10227.5999999995</text:p>
          </table:table-cell>
        </table:table-row>
        <table:table-row table:style-name="ro2">
          <table:table-cell office:value-type="float" office:value="23.2938838838839" calcext:value-type="float">
            <text:p>23.2938838838839</text:p>
          </table:table-cell>
          <table:table-cell office:value-type="float" office:value="10227.5999999995" calcext:value-type="float">
            <text:p>10227.5999999995</text:p>
          </table:table-cell>
        </table:table-row>
        <table:table-row table:style-name="ro2">
          <table:table-cell office:value-type="float" office:value="23.3178878878879" calcext:value-type="float">
            <text:p>23.3178878878879</text:p>
          </table:table-cell>
          <table:table-cell office:value-type="float" office:value="10227.5999999995" calcext:value-type="float">
            <text:p>10227.5999999995</text:p>
          </table:table-cell>
        </table:table-row>
        <table:table-row table:style-name="ro2">
          <table:table-cell office:value-type="float" office:value="23.3418918918919" calcext:value-type="float">
            <text:p>23.3418918918919</text:p>
          </table:table-cell>
          <table:table-cell office:value-type="float" office:value="10227.5999999995" calcext:value-type="float">
            <text:p>10227.5999999995</text:p>
          </table:table-cell>
        </table:table-row>
        <table:table-row table:style-name="ro2">
          <table:table-cell office:value-type="float" office:value="23.3658958958959" calcext:value-type="float">
            <text:p>23.3658958958959</text:p>
          </table:table-cell>
          <table:table-cell office:value-type="float" office:value="10227.5999999995" calcext:value-type="float">
            <text:p>10227.5999999995</text:p>
          </table:table-cell>
        </table:table-row>
        <table:table-row table:style-name="ro2">
          <table:table-cell office:value-type="float" office:value="23.3898998998999" calcext:value-type="float">
            <text:p>23.3898998998999</text:p>
          </table:table-cell>
          <table:table-cell office:value-type="float" office:value="10227.5999999995" calcext:value-type="float">
            <text:p>10227.5999999995</text:p>
          </table:table-cell>
        </table:table-row>
        <table:table-row table:style-name="ro2">
          <table:table-cell office:value-type="float" office:value="23.4139039039039" calcext:value-type="float">
            <text:p>23.4139039039039</text:p>
          </table:table-cell>
          <table:table-cell office:value-type="float" office:value="10227.5999999995" calcext:value-type="float">
            <text:p>10227.5999999995</text:p>
          </table:table-cell>
        </table:table-row>
        <table:table-row table:style-name="ro2">
          <table:table-cell office:value-type="float" office:value="23.4379079079079" calcext:value-type="float">
            <text:p>23.4379079079079</text:p>
          </table:table-cell>
          <table:table-cell office:value-type="float" office:value="10227.5999999995" calcext:value-type="float">
            <text:p>10227.5999999995</text:p>
          </table:table-cell>
        </table:table-row>
        <table:table-row table:style-name="ro2">
          <table:table-cell office:value-type="float" office:value="23.4619119119119" calcext:value-type="float">
            <text:p>23.4619119119119</text:p>
          </table:table-cell>
          <table:table-cell office:value-type="float" office:value="10227.5999999995" calcext:value-type="float">
            <text:p>10227.5999999995</text:p>
          </table:table-cell>
        </table:table-row>
        <table:table-row table:style-name="ro2">
          <table:table-cell office:value-type="float" office:value="23.4859159159159" calcext:value-type="float">
            <text:p>23.4859159159159</text:p>
          </table:table-cell>
          <table:table-cell office:value-type="float" office:value="10227.5999999995" calcext:value-type="float">
            <text:p>10227.5999999995</text:p>
          </table:table-cell>
        </table:table-row>
        <table:table-row table:style-name="ro2">
          <table:table-cell office:value-type="float" office:value="23.5099199199199" calcext:value-type="float">
            <text:p>23.5099199199199</text:p>
          </table:table-cell>
          <table:table-cell office:value-type="float" office:value="10227.5999999995" calcext:value-type="float">
            <text:p>10227.5999999995</text:p>
          </table:table-cell>
        </table:table-row>
        <table:table-row table:style-name="ro2">
          <table:table-cell office:value-type="float" office:value="23.5339239239239" calcext:value-type="float">
            <text:p>23.5339239239239</text:p>
          </table:table-cell>
          <table:table-cell office:value-type="float" office:value="10227.5999999995" calcext:value-type="float">
            <text:p>10227.5999999995</text:p>
          </table:table-cell>
        </table:table-row>
        <table:table-row table:style-name="ro2">
          <table:table-cell office:value-type="float" office:value="23.5579279279279" calcext:value-type="float">
            <text:p>23.5579279279279</text:p>
          </table:table-cell>
          <table:table-cell office:value-type="float" office:value="10227.5999999995" calcext:value-type="float">
            <text:p>10227.5999999995</text:p>
          </table:table-cell>
        </table:table-row>
        <table:table-row table:style-name="ro2">
          <table:table-cell office:value-type="float" office:value="23.5819319319319" calcext:value-type="float">
            <text:p>23.5819319319319</text:p>
          </table:table-cell>
          <table:table-cell office:value-type="float" office:value="10227.5999999995" calcext:value-type="float">
            <text:p>10227.5999999995</text:p>
          </table:table-cell>
        </table:table-row>
        <table:table-row table:style-name="ro2">
          <table:table-cell office:value-type="float" office:value="23.6059359359359" calcext:value-type="float">
            <text:p>23.6059359359359</text:p>
          </table:table-cell>
          <table:table-cell office:value-type="float" office:value="10227.5999999995" calcext:value-type="float">
            <text:p>10227.5999999995</text:p>
          </table:table-cell>
        </table:table-row>
        <table:table-row table:style-name="ro2">
          <table:table-cell office:value-type="float" office:value="23.6299399399399" calcext:value-type="float">
            <text:p>23.6299399399399</text:p>
          </table:table-cell>
          <table:table-cell office:value-type="float" office:value="10227.5999999995" calcext:value-type="float">
            <text:p>10227.5999999995</text:p>
          </table:table-cell>
        </table:table-row>
        <table:table-row table:style-name="ro2">
          <table:table-cell office:value-type="float" office:value="23.6539439439439" calcext:value-type="float">
            <text:p>23.6539439439439</text:p>
          </table:table-cell>
          <table:table-cell office:value-type="float" office:value="10227.5999999995" calcext:value-type="float">
            <text:p>10227.5999999995</text:p>
          </table:table-cell>
        </table:table-row>
        <table:table-row table:style-name="ro2">
          <table:table-cell office:value-type="float" office:value="23.6779479479479" calcext:value-type="float">
            <text:p>23.6779479479479</text:p>
          </table:table-cell>
          <table:table-cell office:value-type="float" office:value="10227.5999999995" calcext:value-type="float">
            <text:p>10227.5999999995</text:p>
          </table:table-cell>
        </table:table-row>
        <table:table-row table:style-name="ro2">
          <table:table-cell office:value-type="float" office:value="23.701951951952" calcext:value-type="float">
            <text:p>23.701951951952</text:p>
          </table:table-cell>
          <table:table-cell office:value-type="float" office:value="10227.5999999995" calcext:value-type="float">
            <text:p>10227.5999999995</text:p>
          </table:table-cell>
        </table:table-row>
        <table:table-row table:style-name="ro2">
          <table:table-cell office:value-type="float" office:value="23.725955955956" calcext:value-type="float">
            <text:p>23.725955955956</text:p>
          </table:table-cell>
          <table:table-cell office:value-type="float" office:value="10227.5999999995" calcext:value-type="float">
            <text:p>10227.5999999995</text:p>
          </table:table-cell>
        </table:table-row>
        <table:table-row table:style-name="ro2">
          <table:table-cell office:value-type="float" office:value="23.74995995996" calcext:value-type="float">
            <text:p>23.74995995996</text:p>
          </table:table-cell>
          <table:table-cell office:value-type="float" office:value="10227.5999999995" calcext:value-type="float">
            <text:p>10227.5999999995</text:p>
          </table:table-cell>
        </table:table-row>
        <table:table-row table:style-name="ro2">
          <table:table-cell office:value-type="float" office:value="23.773963963964" calcext:value-type="float">
            <text:p>23.773963963964</text:p>
          </table:table-cell>
          <table:table-cell office:value-type="float" office:value="10227.5999999995" calcext:value-type="float">
            <text:p>10227.5999999995</text:p>
          </table:table-cell>
        </table:table-row>
        <table:table-row table:style-name="ro2">
          <table:table-cell office:value-type="float" office:value="23.797967967968" calcext:value-type="float">
            <text:p>23.797967967968</text:p>
          </table:table-cell>
          <table:table-cell office:value-type="float" office:value="10227.5999999995" calcext:value-type="float">
            <text:p>10227.5999999995</text:p>
          </table:table-cell>
        </table:table-row>
        <table:table-row table:style-name="ro2">
          <table:table-cell office:value-type="float" office:value="23.821971971972" calcext:value-type="float">
            <text:p>23.821971971972</text:p>
          </table:table-cell>
          <table:table-cell office:value-type="float" office:value="10227.5999999995" calcext:value-type="float">
            <text:p>10227.5999999995</text:p>
          </table:table-cell>
        </table:table-row>
        <table:table-row table:style-name="ro2">
          <table:table-cell office:value-type="float" office:value="23.845975975976" calcext:value-type="float">
            <text:p>23.845975975976</text:p>
          </table:table-cell>
          <table:table-cell office:value-type="float" office:value="10227.5999999995" calcext:value-type="float">
            <text:p>10227.5999999995</text:p>
          </table:table-cell>
        </table:table-row>
        <table:table-row table:style-name="ro2">
          <table:table-cell office:value-type="float" office:value="23.86997997998" calcext:value-type="float">
            <text:p>23.86997997998</text:p>
          </table:table-cell>
          <table:table-cell office:value-type="float" office:value="10227.5999999995" calcext:value-type="float">
            <text:p>10227.5999999995</text:p>
          </table:table-cell>
        </table:table-row>
        <table:table-row table:style-name="ro2">
          <table:table-cell office:value-type="float" office:value="23.893983983984" calcext:value-type="float">
            <text:p>23.893983983984</text:p>
          </table:table-cell>
          <table:table-cell office:value-type="float" office:value="10227.5999999995" calcext:value-type="float">
            <text:p>10227.5999999995</text:p>
          </table:table-cell>
        </table:table-row>
        <table:table-row table:style-name="ro2">
          <table:table-cell office:value-type="float" office:value="23.917987987988" calcext:value-type="float">
            <text:p>23.917987987988</text:p>
          </table:table-cell>
          <table:table-cell office:value-type="float" office:value="10227.5999999995" calcext:value-type="float">
            <text:p>10227.5999999995</text:p>
          </table:table-cell>
        </table:table-row>
        <table:table-row table:style-name="ro2">
          <table:table-cell office:value-type="float" office:value="23.941991991992" calcext:value-type="float">
            <text:p>23.941991991992</text:p>
          </table:table-cell>
          <table:table-cell office:value-type="float" office:value="10227.5999999995" calcext:value-type="float">
            <text:p>10227.5999999995</text:p>
          </table:table-cell>
        </table:table-row>
        <table:table-row table:style-name="ro2">
          <table:table-cell office:value-type="float" office:value="23.965995995996" calcext:value-type="float">
            <text:p>23.965995995996</text:p>
          </table:table-cell>
          <table:table-cell office:value-type="float" office:value="10227.5999999995" calcext:value-type="float">
            <text:p>10227.5999999995</text:p>
          </table:table-cell>
        </table:table-row>
        <table:table-row table:style-name="ro2">
          <table:table-cell office:value-type="float" office:value="23.99" calcext:value-type="float">
            <text:p>23.99</text:p>
          </table:table-cell>
          <table:table-cell office:value-type="float" office:value="10227.5999999995" calcext:value-type="float">
            <text:p>10227.59999999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3">00/00/0000</text:date>, <text:time style:data-style-name="N2" text:time-value="19:37:35.7781434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  <dc:date>2024-05-13T19:38:33.626290927</dc:date>
    <meta:editing-cycles>18</meta:editing-cycles>
    <meta:editing-duration>PT53M33S</meta:editing-duration>
    <meta:document-statistic meta:table-count="5" meta:cell-count="8019" meta:object-count="0"/>
  </office:meta>
</office:document-meta>
</file>